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59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7.55mm"/>
    </style:style>
    <style:style style:name="co5" style:family="table-column">
      <style:table-column-properties fo:break-before="auto" style:column-width="48.61mm"/>
    </style:style>
    <style:style style:name="co10" style:family="table-column">
      <style:table-column-properties fo:break-before="auto" style:column-width="61.37mm"/>
    </style:style>
    <style:style style:name="co11" style:family="table-column">
      <style:table-column-properties fo:break-before="auto" style:column-width="27.38mm"/>
    </style:style>
    <style:style style:name="co12" style:family="table-column">
      <style:table-column-properties fo:break-before="auto" style:column-width="37.06mm"/>
    </style:style>
    <style:style style:name="co13" style:family="table-column">
      <style:table-column-properties fo:break-before="auto" style:column-width="26.19mm"/>
    </style:style>
    <style:style style:name="co14" style:family="table-column">
      <style:table-column-properties fo:break-before="auto" style:column-width="52.63mm"/>
    </style:style>
    <style:style style:name="co15" style:family="table-column">
      <style:table-column-properties fo:break-before="auto" style:column-width="53.34mm"/>
    </style:style>
    <style:style style:name="co16" style:family="table-column">
      <style:table-column-properties fo:break-before="auto" style:column-width="25.63mm"/>
    </style:style>
    <style:style style:name="co17" style:family="table-column">
      <style:table-column-properties fo:break-before="auto" style:column-width="53.27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35.4mm"/>
    </style:style>
    <style:style style:name="co38" style:family="table-column">
      <style:table-column-properties fo:break-before="auto" style:column-width="76.48mm"/>
    </style:style>
    <style:style style:name="co39" style:family="table-column">
      <style:table-column-properties fo:break-before="auto" style:column-width="35.17mm"/>
    </style:style>
    <style:style style:name="co40" style:family="table-column">
      <style:table-column-properties fo:break-before="auto" style:column-width="48.86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78.37mm"/>
    </style:style>
    <style:style style:name="co25" style:family="table-column">
      <style:table-column-properties fo:break-before="auto" style:column-width="73.17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27.6mm"/>
    </style:style>
    <style:style style:name="co29" style:family="table-column">
      <style:table-column-properties fo:break-before="auto" style:column-width="22.81mm"/>
    </style:style>
    <style:style style:name="co30" style:family="table-column">
      <style:table-column-properties fo:break-before="auto" style:column-width="25.56mm"/>
    </style:style>
    <style:style style:name="co31" style:family="table-column">
      <style:table-column-properties fo:break-before="auto" style:column-width="38.58mm"/>
    </style:style>
    <style:style style:name="co32" style:family="table-column">
      <style:table-column-properties fo:break-before="auto" style:column-width="37.38mm"/>
    </style:style>
    <style:style style:name="co33" style:family="table-column">
      <style:table-column-properties fo:break-before="auto" style:column-width="31.86mm"/>
    </style:style>
    <style:style style:name="co34" style:family="table-column">
      <style:table-column-properties fo:break-before="auto" style:column-width="34.61mm"/>
    </style:style>
    <style:style style:name="co35" style:family="table-column">
      <style:table-column-properties fo:break-before="auto" style:column-width="21.63mm"/>
    </style:style>
    <style:style style:name="co36" style:family="table-column">
      <style:table-column-properties fo:break-before="auto" style:column-width="25.96mm"/>
    </style:style>
    <style:style style:name="co37" style:family="table-column">
      <style:table-column-properties fo:break-before="auto" style:column-width="56.18mm"/>
    </style:style>
    <style:style style:name="co41" style:family="table-column">
      <style:table-column-properties fo:break-before="auto" style:column-width="27.85mm"/>
    </style:style>
    <style:style style:name="co42" style:family="table-column">
      <style:table-column-properties fo:break-before="auto" style:column-width="31.47mm"/>
    </style:style>
    <style:style style:name="co43" style:family="table-column">
      <style:table-column-properties fo:break-before="auto" style:column-width="62.32mm"/>
    </style:style>
    <style:style style:name="co44" style:family="table-column">
      <style:table-column-properties fo:break-before="auto" style:column-width="43.43mm"/>
    </style:style>
    <style:style style:name="co45" style:family="table-column">
      <style:table-column-properties fo:break-before="auto" style:column-width="63.25mm"/>
    </style:style>
    <style:style style:name="co46" style:family="table-column">
      <style:table-column-properties fo:break-before="auto" style:column-width="21.71mm"/>
    </style:style>
    <style:style style:name="co47" style:family="table-column">
      <style:table-column-properties fo:break-before="auto" style:column-width="48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24mm" fo:break-before="auto" style:use-optimal-row-height="false"/>
    </style:style>
    <style:style style:name="ro7" style:family="table-row">
      <style:table-row-properties style:row-height="6.86mm" fo:break-before="auto" style:use-optimal-row-height="false"/>
    </style:style>
    <style:style style:name="ro8" style:family="table-row">
      <style:table-row-properties style:row-height="6.4mm" fo:break-before="auto" style:use-optimal-row-height="false"/>
    </style:style>
    <style:style style:name="ro9" style:family="table-row">
      <style:table-row-properties style:row-height="7.32mm" fo:break-before="auto" style:use-optimal-row-height="false"/>
    </style:style>
    <style:style style:name="ro10" style:family="table-row">
      <style:table-row-properties style:row-height="8.7mm" fo:break-before="auto" style:use-optimal-row-height="false"/>
    </style:style>
    <style:style style:name="ro11" style:family="table-row">
      <style:table-row-properties style:row-height="13.05mm" fo:break-before="auto" style:use-optimal-row-height="false"/>
    </style:style>
    <style:style style:name="ro12" style:family="table-row">
      <style:table-row-properties style:row-height="9.15mm" fo:break-before="auto" style:use-optimal-row-height="false"/>
    </style:style>
    <style:style style:name="ro13" style:family="table-row">
      <style:table-row-properties style:row-height="4.36mm" fo:break-before="auto" style:use-optimal-row-height="true"/>
    </style:style>
    <style:style style:name="ro14" style:family="table-row">
      <style:table-row-properties style:row-height="4.34mm" fo:break-before="auto" style:use-optimal-row-height="true"/>
    </style:style>
    <style:style style:name="ro25" style:family="table-row">
      <style:table-row-properties style:row-height="12.14mm" fo:break-before="auto" style:use-optimal-row-height="true"/>
    </style:style>
    <style:style style:name="ro18" style:family="table-row">
      <style:table-row-properties style:row-height="8.24mm" fo:break-before="auto" style:use-optimal-row-height="true"/>
    </style:style>
    <style:style style:name="ro26" style:family="table-row">
      <style:table-row-properties style:row-height="15.12mm" fo:break-before="auto" style:use-optimal-row-height="true"/>
    </style:style>
    <style:style style:name="ro27" style:family="table-row">
      <style:table-row-properties style:row-height="8.82mm" fo:break-before="auto" style:use-optimal-row-height="false"/>
    </style:style>
    <style:style style:name="ro28" style:family="table-row">
      <style:table-row-properties style:row-height="4.9mm" fo:break-before="auto" style:use-optimal-row-height="false"/>
    </style:style>
    <style:style style:name="ro21" style:family="table-row">
      <style:table-row-properties style:row-height="2.28mm" fo:break-before="auto" style:use-optimal-row-height="false"/>
    </style:style>
    <style:style style:name="ro22" style:family="table-row">
      <style:table-row-properties style:row-height="9.84mm" fo:break-before="auto" style:use-optimal-row-height="false"/>
    </style:style>
    <style:style style:name="ro23" style:family="table-row">
      <style:table-row-properties style:row-height="4.2mm" fo:break-before="auto" style:use-optimal-row-height="true"/>
    </style:style>
    <style:style style:name="ro24" style:family="table-row">
      <style:table-row-properties style:row-height="16.03mm" fo:break-before="auto" style:use-optimal-row-height="true"/>
    </style:style>
    <style:style style:name="ro29" style:family="table-row">
      <style:table-row-properties style:row-height="5.72mm" fo:break-before="auto" style:use-optimal-row-height="false"/>
    </style:style>
    <style:style style:name="ro30" style:family="table-row">
      <style:table-row-properties style:row-height="5.49mm" fo:break-before="auto" style:use-optimal-row-height="false"/>
    </style:style>
    <style:style style:name="ro31" style:family="table-row">
      <style:table-row-properties style:row-height="8.01mm" fo:break-before="auto" style:use-optimal-row-height="false"/>
    </style:style>
    <style:style style:name="ro32" style:family="table-row">
      <style:table-row-properties style:row-height="8.47mm" fo:break-before="auto" style:use-optimal-row-height="false"/>
    </style:style>
    <style:style style:name="ro33" style:family="table-row">
      <style:table-row-properties style:row-height="10.07mm" fo:break-before="auto" style:use-optimal-row-height="false"/>
    </style:style>
    <style:style style:name="ro34" style:family="table-row">
      <style:table-row-properties style:row-height="6.47mm" fo:break-before="auto" style:use-optimal-row-height="false"/>
    </style:style>
    <style:style style:name="ro35" style:family="table-row">
      <style:table-row-properties style:row-height="12.28mm" fo:break-before="auto" style:use-optimal-row-height="true"/>
    </style:style>
    <style:style style:name="ro36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cccc"/>
    </style:style>
    <style:style style:name="ce3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4"/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54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6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14"/>
    <style:style style:name="ce68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>
      <style:table-cell-properties fo:wrap-option="wrap" style:vertical-align="middle"/>
    </style:style>
    <style:style style:name="ce8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 style:data-style-name="N37">
      <style:table-cell-properties fo:wrap-option="wrap" style:vertical-align="middle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9" style:family="table-cell" style:parent-style-name="Default" style:data-style-name="N114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90" style:family="table-cell" style:parent-style-name="Default" style:data-style-name="N100"/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4.7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3" table:number-columns-repeated="92" table:default-cell-style-name="ce56"/>
        <table:table-column table:style-name="co4" table:default-cell-style-name="Default"/>
        <table:table-column table:style-name="co3" table:number-columns-repeated="92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03-04" calcext:value-type="date">
            <text:p>04/03</text:p>
          </table:table-cell>
          <table:table-cell table:style-name="ce58" office:value-type="date" office:date-value="2018-03-03" calcext:value-type="date">
            <text:p>03/03</text:p>
          </table:table-cell>
          <table:table-cell table:style-name="ce58" office:value-type="date" office:date-value="2018-03-02" calcext:value-type="date">
            <text:p>02/03</text:p>
          </table:table-cell>
          <table:table-cell table:style-name="ce58" office:value-type="date" office:date-value="2018-03-01" calcext:value-type="date">
            <text:p>01/03</text:p>
          </table:table-cell>
          <table:table-cell table:style-name="ce58" office:value-type="date" office:date-value="2018-02-28" calcext:value-type="date">
            <text:p>28/02</text:p>
          </table:table-cell>
          <table:table-cell table:style-name="ce58" office:value-type="date" office:date-value="2018-02-27" calcext:value-type="date">
            <text:p>27/02</text:p>
          </table:table-cell>
          <table:table-cell table:style-name="ce58" office:value-type="date" office:date-value="2018-02-26" calcext:value-type="date">
            <text:p>26/02</text:p>
          </table:table-cell>
          <table:table-cell table:style-name="ce58" office:value-type="date" office:date-value="2018-02-25" calcext:value-type="date">
            <text:p>25/02</text:p>
          </table:table-cell>
          <table:table-cell table:style-name="ce58" office:value-type="date" office:date-value="2018-02-24" calcext:value-type="date">
            <text:p>24/02</text:p>
          </table:table-cell>
          <table:table-cell table:style-name="ce58" office:value-type="date" office:date-value="2018-02-23" calcext:value-type="date">
            <text:p>23/02</text:p>
          </table:table-cell>
          <table:table-cell table:style-name="ce58" office:value-type="date" office:date-value="2018-02-22" calcext:value-type="date">
            <text:p>22/02</text:p>
          </table:table-cell>
          <table:table-cell table:style-name="ce58" office:value-type="date" office:date-value="2018-02-21" calcext:value-type="date">
            <text:p>21/02</text:p>
          </table:table-cell>
          <table:table-cell table:style-name="ce58" office:value-type="date" office:date-value="2018-02-20" calcext:value-type="date">
            <text:p>20/02</text:p>
          </table:table-cell>
          <table:table-cell table:style-name="ce58" office:value-type="date" office:date-value="2018-02-19" calcext:value-type="date">
            <text:p>19/02</text:p>
          </table:table-cell>
          <table:table-cell table:style-name="ce58" office:value-type="date" office:date-value="2018-02-18" calcext:value-type="date">
            <text:p>18/02</text:p>
          </table:table-cell>
          <table:table-cell table:style-name="ce58" office:value-type="date" office:date-value="2018-02-17" calcext:value-type="date">
            <text:p>17/02</text:p>
          </table:table-cell>
          <table:table-cell table:style-name="ce58" office:value-type="date" office:date-value="2018-02-16" calcext:value-type="date">
            <text:p>16/02</text:p>
          </table:table-cell>
          <table:table-cell table:style-name="ce58" office:value-type="date" office:date-value="2018-02-15" calcext:value-type="date">
            <text:p>15/02</text:p>
          </table:table-cell>
          <table:table-cell table:style-name="ce58" office:value-type="date" office:date-value="2018-02-14" calcext:value-type="date">
            <text:p>14/02</text:p>
          </table:table-cell>
          <table:table-cell table:style-name="ce58" office:value-type="date" office:date-value="2018-02-13" calcext:value-type="date">
            <text:p>13/02</text:p>
          </table:table-cell>
          <table:table-cell table:style-name="ce58" office:value-type="date" office:date-value="2018-02-12" calcext:value-type="date">
            <text:p>12/02</text:p>
          </table:table-cell>
          <table:table-cell table:style-name="ce58" office:value-type="date" office:date-value="2018-02-11" calcext:value-type="date">
            <text:p>11/02</text:p>
          </table:table-cell>
          <table:table-cell table:style-name="ce58" office:value-type="date" office:date-value="2018-02-10" calcext:value-type="date">
            <text:p>10/02</text:p>
          </table:table-cell>
          <table:table-cell table:style-name="ce58" office:value-type="date" office:date-value="2018-02-09" calcext:value-type="date">
            <text:p>09/02</text:p>
          </table:table-cell>
          <table:table-cell table:style-name="ce58" office:value-type="date" office:date-value="2018-02-08" calcext:value-type="date">
            <text:p>08/02</text:p>
          </table:table-cell>
          <table:table-cell table:style-name="ce58" office:value-type="date" office:date-value="2018-02-07" calcext:value-type="date">
            <text:p>07/02</text:p>
          </table:table-cell>
          <table:table-cell table:style-name="ce58" office:value-type="date" office:date-value="2018-02-06" calcext:value-type="date">
            <text:p>06/02</text:p>
          </table:table-cell>
          <table:table-cell table:style-name="ce58" office:value-type="date" office:date-value="2018-02-05" calcext:value-type="date">
            <text:p>05/02</text:p>
          </table:table-cell>
          <table:table-cell table:style-name="ce58" office:value-type="date" office:date-value="2018-02-04" calcext:value-type="date">
            <text:p>04/02</text:p>
          </table:table-cell>
          <table:table-cell table:style-name="ce58" office:value-type="date" office:date-value="2018-02-03" calcext:value-type="date">
            <text:p>03/02</text:p>
          </table:table-cell>
          <table:table-cell table:style-name="ce58" office:value-type="date" office:date-value="2018-02-02" calcext:value-type="date">
            <text:p>02/02</text:p>
          </table:table-cell>
          <table:table-cell table:style-name="ce58" office:value-type="date" office:date-value="2018-02-01" calcext:value-type="date">
            <text:p>01/02</text:p>
          </table:table-cell>
          <table:table-cell table:style-name="ce58" office:value-type="date" office:date-value="2018-01-31" calcext:value-type="date">
            <text:p>31/01</text:p>
          </table:table-cell>
          <table:table-cell table:style-name="ce58" office:value-type="date" office:date-value="2018-01-30" calcext:value-type="date">
            <text:p>30/01</text:p>
          </table:table-cell>
          <table:table-cell table:style-name="ce58" office:value-type="date" office:date-value="2018-01-29" calcext:value-type="date">
            <text:p>29/01</text:p>
          </table:table-cell>
          <table:table-cell table:style-name="ce58" office:value-type="date" office:date-value="2018-01-28" calcext:value-type="date">
            <text:p>28/01</text:p>
          </table:table-cell>
          <table:table-cell table:style-name="ce58" office:value-type="date" office:date-value="2018-01-27" calcext:value-type="date">
            <text:p>27/01</text:p>
          </table:table-cell>
          <table:table-cell table:style-name="ce58" office:value-type="date" office:date-value="2018-01-26" calcext:value-type="date">
            <text:p>26/01</text:p>
          </table:table-cell>
          <table:table-cell table:style-name="ce58" office:value-type="date" office:date-value="2018-01-25" calcext:value-type="date">
            <text:p>25/01</text:p>
          </table:table-cell>
          <table:table-cell table:style-name="ce58" office:value-type="date" office:date-value="2018-01-24" calcext:value-type="date">
            <text:p>24/01</text:p>
          </table:table-cell>
          <table:table-cell table:style-name="ce58" office:value-type="date" office:date-value="2018-01-23" calcext:value-type="date">
            <text:p>23/01</text:p>
          </table:table-cell>
          <table:table-cell table:style-name="ce58" office:value-type="date" office:date-value="2018-01-22" calcext:value-type="date">
            <text:p>22/01</text:p>
          </table:table-cell>
          <table:table-cell table:style-name="ce58" office:value-type="date" office:date-value="2018-01-21" calcext:value-type="date">
            <text:p>21/01</text:p>
          </table:table-cell>
          <table:table-cell table:style-name="ce58" office:value-type="date" office:date-value="2018-01-20" calcext:value-type="date">
            <text:p>20/01</text:p>
          </table:table-cell>
          <table:table-cell table:style-name="ce58" office:value-type="date" office:date-value="2018-01-19" calcext:value-type="date">
            <text:p>19/01</text:p>
          </table:table-cell>
          <table:table-cell table:style-name="ce58" office:value-type="date" office:date-value="2018-01-18" calcext:value-type="date">
            <text:p>18/01</text:p>
          </table:table-cell>
          <table:table-cell table:style-name="ce58" office:value-type="date" office:date-value="2018-01-17" calcext:value-type="date">
            <text:p>17/01</text:p>
          </table:table-cell>
          <table:table-cell table:style-name="ce58" office:value-type="date" office:date-value="2018-01-16" calcext:value-type="date">
            <text:p>16/01</text:p>
          </table:table-cell>
          <table:table-cell table:style-name="ce58" office:value-type="date" office:date-value="2018-01-15" calcext:value-type="date">
            <text:p>15/01</text:p>
          </table:table-cell>
          <table:table-cell table:style-name="ce58" office:value-type="date" office:date-value="2018-01-14" calcext:value-type="date">
            <text:p>14/01</text:p>
          </table:table-cell>
          <table:table-cell table:style-name="ce58" office:value-type="date" office:date-value="2018-01-13" calcext:value-type="date">
            <text:p>13/01</text:p>
          </table:table-cell>
          <table:table-cell table:style-name="ce58" office:value-type="date" office:date-value="2018-01-12" calcext:value-type="date">
            <text:p>12/01</text:p>
          </table:table-cell>
          <table:table-cell table:style-name="ce58" office:value-type="date" office:date-value="2018-01-11" calcext:value-type="date">
            <text:p>11/01</text:p>
          </table:table-cell>
          <table:table-cell table:style-name="ce58" office:value-type="date" office:date-value="2018-01-10" calcext:value-type="date">
            <text:p>10/01</text:p>
          </table:table-cell>
          <table:table-cell table:style-name="ce58" office:value-type="date" office:date-value="2018-01-09" calcext:value-type="date">
            <text:p>09/01</text:p>
          </table:table-cell>
          <table:table-cell table:style-name="ce58" office:value-type="date" office:date-value="2018-01-08" calcext:value-type="date">
            <text:p>08/01</text:p>
          </table:table-cell>
          <table:table-cell table:style-name="ce58" office:value-type="date" office:date-value="2018-01-07" calcext:value-type="date">
            <text:p>07/01</text:p>
          </table:table-cell>
          <table:table-cell table:style-name="ce58" office:value-type="date" office:date-value="2018-01-06" calcext:value-type="date">
            <text:p>06/01</text:p>
          </table:table-cell>
          <table:table-cell table:style-name="ce58" office:value-type="date" office:date-value="2018-01-05" calcext:value-type="date">
            <text:p>05/01</text:p>
          </table:table-cell>
          <table:table-cell table:style-name="ce58" office:value-type="date" office:date-value="2018-01-04" calcext:value-type="date">
            <text:p>04/01</text:p>
          </table:table-cell>
          <table:table-cell table:style-name="ce58" office:value-type="date" office:date-value="2018-01-03" calcext:value-type="date">
            <text:p>03/01</text:p>
          </table:table-cell>
          <table:table-cell table:style-name="ce58" office:value-type="date" office:date-value="2018-01-02" calcext:value-type="date">
            <text:p>02/01</text:p>
          </table:table-cell>
          <table:table-cell table:style-name="ce58" office:value-type="date" office:date-value="2018-01-01" calcext:value-type="date">
            <text:p>01/01</text:p>
          </table:table-cell>
          <table:table-cell table:style-name="ce58" office:value-type="date" office:date-value="2017-12-31" calcext:value-type="date">
            <text:p>31/12</text:p>
          </table:table-cell>
          <table:table-cell table:style-name="ce58" office:value-type="date" office:date-value="2017-12-30" calcext:value-type="date">
            <text:p>30/12</text:p>
          </table:table-cell>
          <table:table-cell table:style-name="ce58" office:value-type="date" office:date-value="2017-12-29" calcext:value-type="date">
            <text:p>29/12</text:p>
          </table:table-cell>
          <table:table-cell table:style-name="ce58" office:value-type="date" office:date-value="2017-12-28" calcext:value-type="date">
            <text:p>28/12</text:p>
          </table:table-cell>
          <table:table-cell table:style-name="ce58" office:value-type="date" office:date-value="2017-12-27" calcext:value-type="date">
            <text:p>27/12</text:p>
          </table:table-cell>
          <table:table-cell table:style-name="ce58" office:value-type="date" office:date-value="2017-12-26" calcext:value-type="date">
            <text:p>26/12</text:p>
          </table:table-cell>
          <table:table-cell table:style-name="ce58" office:value-type="date" office:date-value="2017-12-25" calcext:value-type="date">
            <text:p>25/12</text:p>
          </table:table-cell>
          <table:table-cell table:style-name="ce58" office:value-type="date" office:date-value="2017-12-24" calcext:value-type="date">
            <text:p>24/12</text:p>
          </table:table-cell>
          <table:table-cell table:style-name="ce58" office:value-type="date" office:date-value="2017-12-23" calcext:value-type="date">
            <text:p>23/12</text:p>
          </table:table-cell>
          <table:table-cell table:style-name="ce58" office:value-type="date" office:date-value="2017-12-22" calcext:value-type="date">
            <text:p>22/12</text:p>
          </table:table-cell>
          <table:table-cell table:style-name="ce58" office:value-type="date" office:date-value="2017-12-21" calcext:value-type="date">
            <text:p>21/12</text:p>
          </table:table-cell>
          <table:table-cell table:style-name="ce58" office:value-type="date" office:date-value="2017-12-20" calcext:value-type="date">
            <text:p>20/12</text:p>
          </table:table-cell>
          <table:table-cell table:style-name="ce58" office:value-type="date" office:date-value="2017-12-19" calcext:value-type="date">
            <text:p>19/12</text:p>
          </table:table-cell>
          <table:table-cell table:style-name="ce58" office:value-type="date" office:date-value="2017-12-18" calcext:value-type="date">
            <text:p>18/12</text:p>
          </table:table-cell>
          <table:table-cell table:style-name="ce58" office:value-type="date" office:date-value="2017-12-17" calcext:value-type="date">
            <text:p>17/12</text:p>
          </table:table-cell>
          <table:table-cell table:style-name="ce58" office:value-type="date" office:date-value="2017-12-16" calcext:value-type="date">
            <text:p>16/12</text:p>
          </table:table-cell>
          <table:table-cell table:style-name="ce58" office:value-type="date" office:date-value="2017-12-15" calcext:value-type="date">
            <text:p>15/12</text:p>
          </table:table-cell>
          <table:table-cell table:style-name="ce58" office:value-type="date" office:date-value="2017-12-14" calcext:value-type="date">
            <text:p>14/12</text:p>
          </table:table-cell>
          <table:table-cell table:style-name="ce58" office:value-type="date" office:date-value="2017-12-13" calcext:value-type="date">
            <text:p>13/12</text:p>
          </table:table-cell>
          <table:table-cell table:style-name="ce58" office:value-type="date" office:date-value="2017-12-12" calcext:value-type="date">
            <text:p>12/12</text:p>
          </table:table-cell>
          <table:table-cell table:style-name="ce58" office:value-type="date" office:date-value="2017-12-11" calcext:value-type="date">
            <text:p>11/12</text:p>
          </table:table-cell>
          <table:table-cell table:style-name="ce58" office:value-type="date" office:date-value="2017-12-10" calcext:value-type="date">
            <text:p>10/12</text:p>
          </table:table-cell>
          <table:table-cell table:style-name="ce58" office:value-type="date" office:date-value="2017-12-09" calcext:value-type="date">
            <text:p>09/12</text:p>
          </table:table-cell>
          <table:table-cell table:style-name="ce58" office:value-type="date" office:date-value="2017-12-08" calcext:value-type="date">
            <text:p>08/12</text:p>
          </table:table-cell>
          <table:table-cell table:style-name="ce58" office:value-type="date" office:date-value="2017-12-07" calcext:value-type="date">
            <text:p>07/12</text:p>
          </table:table-cell>
          <table:table-cell table:style-name="ce58" office:value-type="date" office:date-value="2017-12-06" calcext:value-type="date">
            <text:p>06/12</text:p>
          </table:table-cell>
          <table:table-cell table:style-name="ce58" office:value-type="date" office:date-value="2017-12-05" calcext:value-type="date">
            <text:p>05/12</text:p>
          </table:table-cell>
          <table:table-cell table:style-name="ce58" office:value-type="date" office:date-value="2017-12-04" calcext:value-type="date">
            <text:p>04/12</text:p>
          </table:table-cell>
          <table:table-cell table:style-name="ce58" office:value-type="date" office:date-value="2017-12-03" calcext:value-type="date">
            <text:p>03/12</text:p>
          </table:table-cell>
          <table:table-cell table:number-columns-repeated="929"/>
        </table:table-row>
        <table:table-row table:style-name="ro1" table:visibility="collapse">
          <table:table-cell table:style-name="ce57"/>
          <table:table-cell table:style-name="ce62" table:number-columns-repeated="94"/>
          <table:table-cell table:number-columns-repeated="929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5" table:formula="of:=SUM([.C6:.AMJ6])" office:value-type="float" office:value="5692.5" calcext:value-type="float">
            <text:p>5692.5</text:p>
          </table:table-cell>
          <table:table-cell table:style-name="ce65"/>
          <table:table-cell table:style-name="ce65" table:formula="of:=SUM([.D7:.D72])" office:value-type="float" office:value="0" calcext:value-type="float">
            <text:p>0.0</text:p>
          </table:table-cell>
          <table:table-cell table:style-name="ce65" table:formula="of:=SUM([.E7:.E72])" office:value-type="float" office:value="0" calcext:value-type="float">
            <text:p>0.0</text:p>
          </table:table-cell>
          <table:table-cell table:style-name="ce65" table:formula="of:=SUM([.F7:.F72])" office:value-type="float" office:value="0" calcext:value-type="float">
            <text:p>0.0</text:p>
          </table:table-cell>
          <table:table-cell table:style-name="ce65" table:formula="of:=SUM([.G7:.G72])" office:value-type="float" office:value="0" calcext:value-type="float">
            <text:p>0.0</text:p>
          </table:table-cell>
          <table:table-cell table:style-name="ce65" table:formula="of:=SUM([.H7:.H72])" office:value-type="float" office:value="0" calcext:value-type="float">
            <text:p>0.0</text:p>
          </table:table-cell>
          <table:table-cell table:style-name="ce65" table:formula="of:=SUM([.I7:.I72])" office:value-type="float" office:value="0" calcext:value-type="float">
            <text:p>0.0</text:p>
          </table:table-cell>
          <table:table-cell table:style-name="ce65" table:formula="of:=SUM([.J7:.J72])" office:value-type="float" office:value="0" calcext:value-type="float">
            <text:p>0.0</text:p>
          </table:table-cell>
          <table:table-cell table:style-name="ce65" table:formula="of:=SUM([.K7:.K72])" office:value-type="float" office:value="0" calcext:value-type="float">
            <text:p>0.0</text:p>
          </table:table-cell>
          <table:table-cell table:style-name="ce65" table:formula="of:=SUM([.L7:.L72])" office:value-type="float" office:value="0" calcext:value-type="float">
            <text:p>0.0</text:p>
          </table:table-cell>
          <table:table-cell table:style-name="ce65" table:formula="of:=SUM([.M7:.M72])" office:value-type="float" office:value="0" calcext:value-type="float">
            <text:p>0.0</text:p>
          </table:table-cell>
          <table:table-cell table:style-name="ce65" table:formula="of:=SUM([.N7:.N72])" office:value-type="float" office:value="0" calcext:value-type="float">
            <text:p>0.0</text:p>
          </table:table-cell>
          <table:table-cell table:style-name="ce65" table:formula="of:=SUM([.O7:.O72])" office:value-type="float" office:value="0" calcext:value-type="float">
            <text:p>0.0</text:p>
          </table:table-cell>
          <table:table-cell table:style-name="ce65" table:formula="of:=SUM([.P7:.P72])" office:value-type="float" office:value="0" calcext:value-type="float">
            <text:p>0.0</text:p>
          </table:table-cell>
          <table:table-cell table:style-name="ce65" table:formula="of:=SUM([.Q7:.Q72])" office:value-type="float" office:value="0" calcext:value-type="float">
            <text:p>0.0</text:p>
          </table:table-cell>
          <table:table-cell table:style-name="ce65" table:formula="of:=SUM([.R7:.R72])" office:value-type="float" office:value="0" calcext:value-type="float">
            <text:p>0.0</text:p>
          </table:table-cell>
          <table:table-cell table:style-name="ce65" table:formula="of:=SUM([.S7:.S72])" office:value-type="float" office:value="0" calcext:value-type="float">
            <text:p>0.0</text:p>
          </table:table-cell>
          <table:table-cell table:style-name="ce65" table:formula="of:=SUM([.T7:.T72])" office:value-type="float" office:value="0" calcext:value-type="float">
            <text:p>0.0</text:p>
          </table:table-cell>
          <table:table-cell table:style-name="ce65" table:formula="of:=SUM([.U7:.U72])" office:value-type="float" office:value="0" calcext:value-type="float">
            <text:p>0.0</text:p>
          </table:table-cell>
          <table:table-cell table:style-name="ce65" table:formula="of:=SUM([.V7:.V72])" office:value-type="float" office:value="0" calcext:value-type="float">
            <text:p>0.0</text:p>
          </table:table-cell>
          <table:table-cell table:style-name="ce65" table:formula="of:=SUM([.W7:.W72])" office:value-type="float" office:value="0" calcext:value-type="float">
            <text:p>0.0</text:p>
          </table:table-cell>
          <table:table-cell table:style-name="ce65" table:formula="of:=SUM([.X7:.X72])" office:value-type="float" office:value="0" calcext:value-type="float">
            <text:p>0.0</text:p>
          </table:table-cell>
          <table:table-cell table:style-name="ce65" table:formula="of:=SUM([.Y7:.Y72])" office:value-type="float" office:value="0" calcext:value-type="float">
            <text:p>0.0</text:p>
          </table:table-cell>
          <table:table-cell table:style-name="ce65" table:formula="of:=SUM([.Z7:.Z72])" office:value-type="float" office:value="0" calcext:value-type="float">
            <text:p>0.0</text:p>
          </table:table-cell>
          <table:table-cell table:style-name="ce65" table:formula="of:=SUM([.AA7:.AA72])" office:value-type="float" office:value="0" calcext:value-type="float">
            <text:p>0.0</text:p>
          </table:table-cell>
          <table:table-cell table:style-name="ce65" table:formula="of:=SUM([.AB7:.AB72])" office:value-type="float" office:value="0" calcext:value-type="float">
            <text:p>0.0</text:p>
          </table:table-cell>
          <table:table-cell table:style-name="ce65" table:formula="of:=SUM([.AC7:.AC72])" office:value-type="float" office:value="0" calcext:value-type="float">
            <text:p>0.0</text:p>
          </table:table-cell>
          <table:table-cell table:style-name="ce65" table:formula="of:=SUM([.AD7:.AD72])" office:value-type="float" office:value="0" calcext:value-type="float">
            <text:p>0.0</text:p>
          </table:table-cell>
          <table:table-cell table:style-name="ce65" table:formula="of:=SUM([.AE7:.AE72])" office:value-type="float" office:value="0" calcext:value-type="float">
            <text:p>0.0</text:p>
          </table:table-cell>
          <table:table-cell table:style-name="ce65" table:formula="of:=SUM([.AF7:.AF72])" office:value-type="float" office:value="0" calcext:value-type="float">
            <text:p>0.0</text:p>
          </table:table-cell>
          <table:table-cell table:style-name="ce65" table:formula="of:=SUM([.AG7:.AG72])" office:value-type="float" office:value="0" calcext:value-type="float">
            <text:p>0.0</text:p>
          </table:table-cell>
          <table:table-cell table:style-name="ce65" table:formula="of:=SUM([.AH7:.AH72])" office:value-type="float" office:value="0" calcext:value-type="float">
            <text:p>0.0</text:p>
          </table:table-cell>
          <table:table-cell table:style-name="ce65" table:formula="of:=SUM([.AI7:.AI72])" office:value-type="float" office:value="0" calcext:value-type="float">
            <text:p>0.0</text:p>
          </table:table-cell>
          <table:table-cell table:style-name="ce65" table:formula="of:=SUM([.AJ7:.AJ72])" office:value-type="float" office:value="0" calcext:value-type="float">
            <text:p>0.0</text:p>
          </table:table-cell>
          <table:table-cell table:style-name="ce65" table:formula="of:=SUM([.AK7:.AK72])" office:value-type="float" office:value="0" calcext:value-type="float">
            <text:p>0.0</text:p>
          </table:table-cell>
          <table:table-cell table:style-name="ce65" table:formula="of:=SUM([.AL7:.AL72])" office:value-type="float" office:value="0" calcext:value-type="float">
            <text:p>0.0</text:p>
          </table:table-cell>
          <table:table-cell table:style-name="ce65" table:formula="of:=SUM([.AM7:.AM72])" office:value-type="float" office:value="0" calcext:value-type="float">
            <text:p>0.0</text:p>
          </table:table-cell>
          <table:table-cell table:style-name="ce65" table:formula="of:=SUM([.AN7:.AN72])" office:value-type="float" office:value="0" calcext:value-type="float">
            <text:p>0.0</text:p>
          </table:table-cell>
          <table:table-cell table:style-name="ce65" table:formula="of:=SUM([.AO7:.AO72])" office:value-type="float" office:value="0" calcext:value-type="float">
            <text:p>0.0</text:p>
          </table:table-cell>
          <table:table-cell table:style-name="ce65" table:formula="of:=SUM([.AP7:.AP72])" office:value-type="float" office:value="0" calcext:value-type="float">
            <text:p>0.0</text:p>
          </table:table-cell>
          <table:table-cell table:style-name="ce65" table:formula="of:=SUM([.AQ7:.AQ72])" office:value-type="float" office:value="0" calcext:value-type="float">
            <text:p>0.0</text:p>
          </table:table-cell>
          <table:table-cell table:style-name="ce65" table:formula="of:=SUM([.AR7:.AR72])" office:value-type="float" office:value="0" calcext:value-type="float">
            <text:p>0.0</text:p>
          </table:table-cell>
          <table:table-cell table:style-name="ce65" table:formula="of:=SUM([.AS7:.AS72])" office:value-type="float" office:value="0" calcext:value-type="float">
            <text:p>0.0</text:p>
          </table:table-cell>
          <table:table-cell table:style-name="ce65" table:formula="of:=SUM([.AT7:.AT72])" office:value-type="float" office:value="0" calcext:value-type="float">
            <text:p>0.0</text:p>
          </table:table-cell>
          <table:table-cell table:style-name="ce65" table:formula="of:=SUM([.AU7:.AU72])" office:value-type="float" office:value="0" calcext:value-type="float">
            <text:p>0.0</text:p>
          </table:table-cell>
          <table:table-cell table:style-name="ce65" table:formula="of:=SUM([.AV7:.AV72])" office:value-type="float" office:value="0" calcext:value-type="float">
            <text:p>0.0</text:p>
          </table:table-cell>
          <table:table-cell table:style-name="ce65" table:formula="of:=SUM([.AW7:.AW72])" office:value-type="float" office:value="0" calcext:value-type="float">
            <text:p>0.0</text:p>
          </table:table-cell>
          <table:table-cell table:style-name="ce65" table:formula="of:=SUM([.AX7:.AX72])" office:value-type="float" office:value="0" calcext:value-type="float">
            <text:p>0.0</text:p>
          </table:table-cell>
          <table:table-cell table:style-name="ce65" table:formula="of:=SUM([.AY7:.AY72])" office:value-type="float" office:value="0" calcext:value-type="float">
            <text:p>0.0</text:p>
          </table:table-cell>
          <table:table-cell table:style-name="ce65" table:formula="of:=SUM([.AZ7:.AZ72])" office:value-type="float" office:value="0" calcext:value-type="float">
            <text:p>0.0</text:p>
          </table:table-cell>
          <table:table-cell table:style-name="ce65" table:formula="of:=SUM([.BA7:.BA72])" office:value-type="float" office:value="0" calcext:value-type="float">
            <text:p>0.0</text:p>
          </table:table-cell>
          <table:table-cell table:style-name="ce65" table:formula="of:=SUM([.BB7:.BB72])" office:value-type="float" office:value="0" calcext:value-type="float">
            <text:p>0.0</text:p>
          </table:table-cell>
          <table:table-cell table:style-name="ce65" table:formula="of:=SUM([.BC7:.BC72])" office:value-type="float" office:value="0" calcext:value-type="float">
            <text:p>0.0</text:p>
          </table:table-cell>
          <table:table-cell table:style-name="ce65" table:formula="of:=SUM([.BD7:.BD72])" office:value-type="float" office:value="0" calcext:value-type="float">
            <text:p>0.0</text:p>
          </table:table-cell>
          <table:table-cell table:style-name="ce65" table:formula="of:=SUM([.BE7:.BE72])" office:value-type="float" office:value="0" calcext:value-type="float">
            <text:p>0.0</text:p>
          </table:table-cell>
          <table:table-cell table:style-name="ce65" table:formula="of:=SUM([.BF7:.BF72])" office:value-type="float" office:value="0" calcext:value-type="float">
            <text:p>0.0</text:p>
          </table:table-cell>
          <table:table-cell table:style-name="ce65" table:formula="of:=SUM([.BG7:.BG72])" office:value-type="float" office:value="0" calcext:value-type="float">
            <text:p>0.0</text:p>
          </table:table-cell>
          <table:table-cell table:style-name="ce65" table:formula="of:=SUM([.BH7:.BH72])" office:value-type="float" office:value="0" calcext:value-type="float">
            <text:p>0.0</text:p>
          </table:table-cell>
          <table:table-cell table:style-name="ce65" table:formula="of:=SUM([.BI7:.BI72])" office:value-type="float" office:value="0" calcext:value-type="float">
            <text:p>0.0</text:p>
          </table:table-cell>
          <table:table-cell table:style-name="ce65" table:formula="of:=SUM([.BJ7:.BJ72])" office:value-type="float" office:value="0" calcext:value-type="float">
            <text:p>0.0</text:p>
          </table:table-cell>
          <table:table-cell table:style-name="ce65" table:formula="of:=SUM([.BK7:.BK72])" office:value-type="float" office:value="0" calcext:value-type="float">
            <text:p>0.0</text:p>
          </table:table-cell>
          <table:table-cell table:style-name="ce65" table:formula="of:=SUM([.BL7:.BL72])" office:value-type="float" office:value="0" calcext:value-type="float">
            <text:p>0.0</text:p>
          </table:table-cell>
          <table:table-cell table:style-name="ce65" table:formula="of:=SUM([.BM7:.BM72])" office:value-type="float" office:value="0" calcext:value-type="float">
            <text:p>0.0</text:p>
          </table:table-cell>
          <table:table-cell table:style-name="ce65" table:formula="of:=SUM([.BN7:.BN72])" office:value-type="float" office:value="0" calcext:value-type="float">
            <text:p>0.0</text:p>
          </table:table-cell>
          <table:table-cell table:style-name="ce65" table:formula="of:=SUM([.BO7:.BO72])" office:value-type="float" office:value="0" calcext:value-type="float">
            <text:p>0.0</text:p>
          </table:table-cell>
          <table:table-cell table:style-name="ce65" table:formula="of:=SUM([.BP7:.BP72])" office:value-type="float" office:value="0" calcext:value-type="float">
            <text:p>0.0</text:p>
          </table:table-cell>
          <table:table-cell table:style-name="ce65" table:formula="of:=SUM([.BQ7:.BQ72])" office:value-type="float" office:value="0" calcext:value-type="float">
            <text:p>0.0</text:p>
          </table:table-cell>
          <table:table-cell table:style-name="ce65" table:formula="of:=SUM([.BR7:.BR72])" office:value-type="float" office:value="0" calcext:value-type="float">
            <text:p>0.0</text:p>
          </table:table-cell>
          <table:table-cell table:style-name="ce65" table:formula="of:=SUM([.BS7:.BS72])" office:value-type="float" office:value="0" calcext:value-type="float">
            <text:p>0.0</text:p>
          </table:table-cell>
          <table:table-cell table:style-name="ce65" table:formula="of:=SUM([.BT7:.BT72])" office:value-type="float" office:value="0" calcext:value-type="float">
            <text:p>0.0</text:p>
          </table:table-cell>
          <table:table-cell table:style-name="ce65" table:formula="of:=SUM([.BU7:.BU72])" office:value-type="float" office:value="0" calcext:value-type="float">
            <text:p>0.0</text:p>
          </table:table-cell>
          <table:table-cell table:style-name="ce65" table:formula="of:=SUM([.BV7:.BV72])" office:value-type="float" office:value="0" calcext:value-type="float">
            <text:p>0.0</text:p>
          </table:table-cell>
          <table:table-cell table:style-name="ce65" table:formula="of:=SUM([.BW7:.BW72])" office:value-type="float" office:value="0" calcext:value-type="float">
            <text:p>0.0</text:p>
          </table:table-cell>
          <table:table-cell table:style-name="ce65" table:formula="of:=SUM([.BX7:.BX72])" office:value-type="float" office:value="0" calcext:value-type="float">
            <text:p>0.0</text:p>
          </table:table-cell>
          <table:table-cell table:style-name="ce65" table:formula="of:=SUM([.BY7:.BY72])" office:value-type="float" office:value="0" calcext:value-type="float">
            <text:p>0.0</text:p>
          </table:table-cell>
          <table:table-cell table:style-name="ce65" table:formula="of:=SUM([.BZ7:.BZ72])" office:value-type="float" office:value="0" calcext:value-type="float">
            <text:p>0.0</text:p>
          </table:table-cell>
          <table:table-cell table:style-name="ce65" table:formula="of:=SUM([.CA7:.CA72])" office:value-type="float" office:value="0" calcext:value-type="float">
            <text:p>0.0</text:p>
          </table:table-cell>
          <table:table-cell table:style-name="ce65" table:formula="of:=SUM([.CB7:.CB72])" office:value-type="float" office:value="0" calcext:value-type="float">
            <text:p>0.0</text:p>
          </table:table-cell>
          <table:table-cell table:style-name="ce65" table:formula="of:=SUM([.CC7:.CC72])" office:value-type="float" office:value="0" calcext:value-type="float">
            <text:p>0.0</text:p>
          </table:table-cell>
          <table:table-cell table:style-name="ce65" table:formula="of:=SUM([.CD7:.CD72])" office:value-type="float" office:value="0" calcext:value-type="float">
            <text:p>0.0</text:p>
          </table:table-cell>
          <table:table-cell table:style-name="ce65" table:formula="of:=SUM([.CE7:.CE72])" office:value-type="float" office:value="0" calcext:value-type="float">
            <text:p>0.0</text:p>
          </table:table-cell>
          <table:table-cell table:style-name="ce65" table:formula="of:=SUM([.CF7:.CF72])" office:value-type="float" office:value="0" calcext:value-type="float">
            <text:p>0.0</text:p>
          </table:table-cell>
          <table:table-cell table:style-name="ce65" table:formula="of:=SUM([.CG7:.CG72])" office:value-type="float" office:value="0" calcext:value-type="float">
            <text:p>0.0</text:p>
          </table:table-cell>
          <table:table-cell table:style-name="ce65" table:formula="of:=SUM([.CH7:.CH72])" office:value-type="float" office:value="0" calcext:value-type="float">
            <text:p>0.0</text:p>
          </table:table-cell>
          <table:table-cell table:style-name="ce65" table:formula="of:=SUM([.CI7:.CI72])" office:value-type="float" office:value="0" calcext:value-type="float">
            <text:p>0.0</text:p>
          </table:table-cell>
          <table:table-cell table:style-name="ce65" table:formula="of:=SUM([.CJ7:.CJ72])" office:value-type="float" office:value="0" calcext:value-type="float">
            <text:p>0.0</text:p>
          </table:table-cell>
          <table:table-cell table:style-name="ce65" table:formula="of:=SUM([.CK7:.CK72])" office:value-type="float" office:value="0" calcext:value-type="float">
            <text:p>0.0</text:p>
          </table:table-cell>
          <table:table-cell table:style-name="ce65" table:formula="of:=SUM([.CL7:.CL72])" office:value-type="float" office:value="0" calcext:value-type="float">
            <text:p>0.0</text:p>
          </table:table-cell>
          <table:table-cell table:style-name="ce65" table:formula="of:=SUM([.CM7:.CM72])" office:value-type="float" office:value="0" calcext:value-type="float">
            <text:p>0.0</text:p>
          </table:table-cell>
          <table:table-cell table:style-name="ce65" table:formula="of:=SUM([.CN7:.CN72])" office:value-type="float" office:value="8" calcext:value-type="float">
            <text:p>8.0</text:p>
          </table:table-cell>
          <table:table-cell table:style-name="ce65" table:formula="of:=SUM([.CO7:.CO72])" office:value-type="float" office:value="9.5" calcext:value-type="float">
            <text:p>9.5</text:p>
          </table:table-cell>
          <table:table-cell table:style-name="ce65" table:formula="of:=SUM([.CP7:.CP72])" office:value-type="float" office:value="7.5" calcext:value-type="float">
            <text:p>7.5</text:p>
          </table:table-cell>
          <table:table-cell table:style-name="ce65" table:formula="of:=SUM([.CQ7:.CQ72])" office:value-type="float" office:value="6" calcext:value-type="float">
            <text:p>6.0</text:p>
          </table:table-cell>
          <table:table-cell table:style-name="ce67" table:formula="of:=['TimeLog201502-201712'.B6]" office:value-type="float" office:value="5661.5" calcext:value-type="float">
            <text:p>5661.5</text:p>
          </table:table-cell>
          <table:table-cell table:number-columns-repeated="928"/>
        </table:table-row>
        <table:table-row table:style-name="ro1" table:visibility="collapse">
          <table:table-cell table:style-name="ce58"/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92"/>
          <table:table-cell table:style-name="ce67" table:formula="of:=['TimeLog201502-201712'.B7]" office:value-type="float" office:value="0" calcext:value-type="float">
            <text:p>0.0</text:p>
          </table:table-cell>
          <table:table-cell table:number-columns-repeated="928"/>
        </table:table-row>
        <table:table-row table:style-name="ro4">
          <table:table-cell table:style-name="ce58" office:value-type="string" calcext:value-type="string">
            <text:p>Reflexivity</text:p>
          </table:table-cell>
          <table:table-cell table:style-name="ce65" table:formula="of:=SUM([.C8:.AMJ8])" office:value-type="float" office:value="3.5" calcext:value-type="float">
            <text:p>3.5</text:p>
          </table:table-cell>
          <table:table-cell table:style-name="ce65" table:number-columns-repeated="93"/>
          <table:table-cell table:style-name="ce67" table:formula="of:=['TimeLog201502-201712'.B8]" office:value-type="float" office:value="3.5" calcext:value-type="float">
            <text:p>3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InnovationDiffusion</text:p>
          </table:table-cell>
          <table:table-cell table:style-name="ce65" table:formula="of:=SUM([.C9:.AMJ9])" office:value-type="float" office:value="0.5" calcext:value-type="float">
            <text:p>0.5</text:p>
          </table:table-cell>
          <table:table-cell table:style-name="ce65" table:number-columns-repeated="93"/>
          <table:table-cell table:style-name="ce67" table:formula="of:=['TimeLog201502-201712'.B9]" office:value-type="float" office:value="0.5" calcext:value-type="float">
            <text:p>0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CaseStudies</text:p>
          </table:table-cell>
          <table:table-cell table:style-name="ce65" table:formula="of:=SUM([.C10:.AMJ10])" office:value-type="float" office:value="5.5" calcext:value-type="float">
            <text:p>5.5</text:p>
          </table:table-cell>
          <table:table-cell table:style-name="ce65" table:number-columns-repeated="93"/>
          <table:table-cell table:style-name="ce67" table:formula="of:=['TimeLog201502-201712'.B10]" office:value-type="float" office:value="5.5" calcext:value-type="float">
            <text:p>5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odelography</text:p>
          </table:table-cell>
          <table:table-cell table:style-name="ce65" table:formula="of:=SUM([.C11:.AMJ11])" office:value-type="float" office:value="20" calcext:value-type="float">
            <text:p>20.0</text:p>
          </table:table-cell>
          <table:table-cell table:style-name="ce65" table:number-columns-repeated="93"/>
          <table:table-cell table:style-name="ce67" table:formula="of:=['TimeLog201502-201712'.B11]" office:value-type="float" office:value="20" calcext:value-type="float">
            <text:p>20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QuantEpistemology</text:p>
          </table:table-cell>
          <table:table-cell table:style-name="ce65" table:formula="of:=SUM([.C12:.AMJ12])" office:value-type="float" office:value="32" calcext:value-type="float">
            <text:p>32.0</text:p>
          </table:table-cell>
          <table:table-cell table:style-name="ce65" table:number-columns-repeated="93"/>
          <table:table-cell table:style-name="ce67" table:formula="of:=['TimeLog201502-201712'.B12]" office:value-type="float" office:value="32" calcext:value-type="float">
            <text:p>32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EcoGeo</text:p>
          </table:table-cell>
          <table:table-cell table:style-name="ce65" table:formula="of:=SUM([.C13:.AMJ13])" office:value-type="float" office:value="9.5" calcext:value-type="float">
            <text:p>9.5</text:p>
          </table:table-cell>
          <table:table-cell table:style-name="ce65" table:number-columns-repeated="93"/>
          <table:table-cell table:style-name="ce67" table:formula="of:=['TimeLog201502-201712'.B13]" office:value-type="float" office:value="9.5" calcext:value-type="float">
            <text:p>9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acroCoEvol</text:p>
          </table:table-cell>
          <table:table-cell table:style-name="ce65" table:formula="of:=SUM([.C14:.AMJ14])" office:value-type="float" office:value="72" calcext:value-type="float">
            <text:p>72.0</text:p>
          </table:table-cell>
          <table:table-cell table:style-name="ce65" table:number-columns-repeated="93"/>
          <table:table-cell table:style-name="ce67" table:formula="of:=['TimeLog201502-201712'.B14]" office:value-type="float" office:value="72" calcext:value-type="float">
            <text:p>72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patioTempCausality</text:p>
          </table:table-cell>
          <table:table-cell table:style-name="ce65" table:formula="of:=SUM([.C15:.AMJ15])" office:value-type="float" office:value="37.5" calcext:value-type="float">
            <text:p>37.5</text:p>
          </table:table-cell>
          <table:table-cell table:style-name="ce65" table:number-columns-repeated="93"/>
          <table:table-cell table:style-name="ce67" table:formula="of:=['TimeLog201502-201712'.B15]" office:value-type="float" office:value="37.5" calcext:value-type="float">
            <text:p>37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Entretiens</text:p>
          </table:table-cell>
          <table:table-cell table:style-name="ce65" table:formula="of:=SUM([.C16:.AMJ16])" office:value-type="float" office:value="13" calcext:value-type="float">
            <text:p>13.0</text:p>
          </table:table-cell>
          <table:table-cell table:style-name="ce65" table:number-columns-repeated="93"/>
          <table:table-cell table:style-name="ce67" table:formula="of:=['TimeLog201502-201712'.B16]" office:value-type="float" office:value="13" calcext:value-type="float">
            <text:p>13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OrgaUMR</text:p>
          </table:table-cell>
          <table:table-cell table:style-name="ce65" table:formula="of:=SUM([.C17:.AMJ17])" office:value-type="float" office:value="17" calcext:value-type="float">
            <text:p>17.0</text:p>
          </table:table-cell>
          <table:table-cell table:style-name="ce65" table:number-columns-repeated="93"/>
          <table:table-cell table:style-name="ce67" table:formula="of:=['TimeLog201502-201712'.B17]" office:value-type="float" office:value="17" calcext:value-type="float">
            <text:p>17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esoCoEvol</text:p>
          </table:table-cell>
          <table:table-cell table:style-name="ce65" table:formula="of:=SUM([.C18:.AMJ18])" office:value-type="float" office:value="60.5" calcext:value-type="float">
            <text:p>60.5</text:p>
          </table:table-cell>
          <table:table-cell table:style-name="ce65" table:number-columns-repeated="93"/>
          <table:table-cell table:style-name="ce67" table:formula="of:=['TimeLog201502-201712'.B18]" office:value-type="float" office:value="60.5" calcext:value-type="float">
            <text:p>60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Fieldwork</text:p>
          </table:table-cell>
          <table:table-cell table:style-name="ce65" table:formula="of:=SUM([.C19:.AMJ19])" office:value-type="float" office:value="27.5" calcext:value-type="float">
            <text:p>27.5</text:p>
          </table:table-cell>
          <table:table-cell table:style-name="ce65" table:number-columns-repeated="93"/>
          <table:table-cell table:style-name="ce67" table:formula="of:=['TimeLog201502-201712'.B19]" office:value-type="float" office:value="27.5" calcext:value-type="float">
            <text:p>27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igrationDynamics</text:p>
          </table:table-cell>
          <table:table-cell table:style-name="ce65" table:formula="of:=SUM([.C20:.AMJ20])" office:value-type="float" office:value="82" calcext:value-type="float">
            <text:p>82.0</text:p>
          </table:table-cell>
          <table:table-cell table:style-name="ce65" table:number-columns-repeated="93"/>
          <table:table-cell table:style-name="ce67" table:formula="of:=['TimeLog201502-201712'.B20]" office:value-type="float" office:value="82" calcext:value-type="float">
            <text:p>82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edium</text:p>
          </table:table-cell>
          <table:table-cell table:style-name="ce65" table:formula="of:=SUM([.C21:.AMJ21])" office:value-type="float" office:value="34.5" calcext:value-type="float">
            <text:p>34.5</text:p>
          </table:table-cell>
          <table:table-cell table:style-name="ce65" table:number-columns-repeated="93"/>
          <table:table-cell table:style-name="ce67" table:formula="of:=['TimeLog201502-201712'.B21]" office:value-type="float" office:value="34.5" calcext:value-type="float">
            <text:p>34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EnergyPrice</text:p>
          </table:table-cell>
          <table:table-cell table:style-name="ce65" table:formula="of:=SUM([.C22:.AMJ22])" office:value-type="float" office:value="72.5" calcext:value-type="float">
            <text:p>72.5</text:p>
          </table:table-cell>
          <table:table-cell table:style-name="ce65" table:number-columns-repeated="93"/>
          <table:table-cell table:style-name="ce67" table:formula="of:=['TimeLog201502-201712'.B22]" office:value-type="float" office:value="72.5" calcext:value-type="float">
            <text:p>72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NetworkMorphogenesis</text:p>
          </table:table-cell>
          <table:table-cell table:style-name="ce65" table:formula="of:=SUM([.C23:.AMJ23])" office:value-type="float" office:value="2" calcext:value-type="float">
            <text:p>2.0</text:p>
          </table:table-cell>
          <table:table-cell table:style-name="ce65" table:number-columns-repeated="93"/>
          <table:table-cell table:style-name="ce67" table:formula="of:=['TimeLog201502-201712'.B23]" office:value-type="float" office:value="2" calcext:value-type="float">
            <text:p>2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Territorialisation</text:p>
          </table:table-cell>
          <table:table-cell table:style-name="ce65" table:formula="of:=SUM([.C24:.AMJ24])" office:value-type="float" office:value="3" calcext:value-type="float">
            <text:p>3.0</text:p>
          </table:table-cell>
          <table:table-cell table:style-name="ce65" table:number-columns-repeated="93"/>
          <table:table-cell table:style-name="ce67" table:formula="of:=['TimeLog201502-201712'.B24]" office:value-type="float" office:value="3" calcext:value-type="float">
            <text:p>3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Reviewing</text:p>
          </table:table-cell>
          <table:table-cell table:style-name="ce65" table:formula="of:=SUM([.C25:.AMJ25])" office:value-type="float" office:value="47" calcext:value-type="float">
            <text:p>47.0</text:p>
          </table:table-cell>
          <table:table-cell table:style-name="ce65" table:number-columns-repeated="93"/>
          <table:table-cell table:style-name="ce67" table:formula="of:=['TimeLog201502-201712'.B25]" office:value-type="float" office:value="47" calcext:value-type="float">
            <text:p>47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LanguageABM</text:p>
          </table:table-cell>
          <table:table-cell table:style-name="ce65" table:formula="of:=SUM([.C26:.AMJ26])" office:value-type="float" office:value="50.5" calcext:value-type="float">
            <text:p>50.5</text:p>
          </table:table-cell>
          <table:table-cell table:style-name="ce65" table:number-columns-repeated="93"/>
          <table:table-cell table:style-name="ce67" table:formula="of:=['TimeLog201502-201712'.B26]" office:value-type="float" office:value="50.5" calcext:value-type="float">
            <text:p>50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CircularEconomy</text:p>
          </table:table-cell>
          <table:table-cell table:style-name="ce65" table:formula="of:=SUM([.C27:.AMJ27])" office:value-type="float" office:value="48.25" calcext:value-type="float">
            <text:p>48.3</text:p>
          </table:table-cell>
          <table:table-cell table:style-name="ce65" table:number-columns-repeated="93"/>
          <table:table-cell table:style-name="ce67" table:formula="of:=['TimeLog201502-201712'.B27]" office:value-type="float" office:value="48.25" calcext:value-type="float">
            <text:p>48.3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orphogenesis</text:p>
          </table:table-cell>
          <table:table-cell table:style-name="ce65" table:formula="of:=SUM([.C28:.AMJ28])" office:value-type="float" office:value="24.25" calcext:value-type="float">
            <text:p>24.3</text:p>
          </table:table-cell>
          <table:table-cell table:style-name="ce65" table:number-columns-repeated="93"/>
          <table:table-cell table:style-name="ce67" table:formula="of:=['TimeLog201502-201712'.B28]" office:value-type="float" office:value="24.25" calcext:value-type="float">
            <text:p>24.3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FilmsMining</text:p>
          </table:table-cell>
          <table:table-cell table:style-name="ce65" table:formula="of:=SUM([.C29:.AMJ29])" office:value-type="float" office:value="17.75" calcext:value-type="float">
            <text:p>17.8</text:p>
          </table:table-cell>
          <table:table-cell table:style-name="ce65" table:number-columns-repeated="93"/>
          <table:table-cell table:style-name="ce67" table:formula="of:=['TimeLog201502-201712'.B29]" office:value-type="float" office:value="17.75" calcext:value-type="float">
            <text:p>17.8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antaFe</text:p>
          </table:table-cell>
          <table:table-cell table:style-name="ce65" table:formula="of:=SUM([.C30:.AMJ30])" office:value-type="float" office:value="98.25" calcext:value-type="float">
            <text:p>98.3</text:p>
          </table:table-cell>
          <table:table-cell table:style-name="ce65" table:number-columns-repeated="93"/>
          <table:table-cell table:style-name="ce67" table:formula="of:=['TimeLog201502-201712'.B30]" office:value-type="float" office:value="98.25" calcext:value-type="float">
            <text:p>98.3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NetworkNecessity</text:p>
          </table:table-cell>
          <table:table-cell table:style-name="ce65" table:formula="of:=SUM([.C31:.AMJ31])" office:value-type="float" office:value="158" calcext:value-type="float">
            <text:p>158.0</text:p>
          </table:table-cell>
          <table:table-cell table:style-name="ce65" table:number-columns-repeated="93"/>
          <table:table-cell table:style-name="ce67" table:formula="of:=['TimeLog201502-201712'.B31]" office:value-type="float" office:value="158" calcext:value-type="float">
            <text:p>158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Chine</text:p>
          </table:table-cell>
          <table:table-cell table:style-name="ce65" table:formula="of:=SUM([.C32:.AMJ32])" office:value-type="float" office:value="240.5" calcext:value-type="float">
            <text:p>240.5</text:p>
          </table:table-cell>
          <table:table-cell table:style-name="ce65" table:number-columns-repeated="93"/>
          <table:table-cell table:style-name="ce67" table:formula="of:=['TimeLog201502-201712'.B32]" office:value-type="float" office:value="240.5" calcext:value-type="float">
            <text:p>240.5</text:p>
          </table:table-cell>
          <table:table-cell table:number-columns-repeated="928"/>
        </table:table-row>
        <table:table-row table:style-name="ro1">
          <table:table-cell table:style-name="ce60" office:value-type="string" calcext:value-type="string">
            <text:p>Memoire</text:p>
          </table:table-cell>
          <table:table-cell table:style-name="ce66" table:formula="of:=SUM([.C33:.AMJ33])" office:value-type="float" office:value="512" calcext:value-type="float">
            <text:p>512.0</text:p>
          </table:table-cell>
          <table:table-cell table:style-name="ce66" table:number-columns-repeated="89"/>
          <table:table-cell table:style-name="ce66" office:value-type="float" office:value="7.5" calcext:value-type="float">
            <text:p>7.5</text:p>
          </table:table-cell>
          <table:table-cell table:style-name="ce66" office:value-type="float" office:value="8" calcext:value-type="float">
            <text:p>8.0</text:p>
          </table:table-cell>
          <table:table-cell table:style-name="ce66" office:value-type="float" office:value="7" calcext:value-type="float">
            <text:p>7.0</text:p>
          </table:table-cell>
          <table:table-cell table:style-name="ce66"/>
          <table:table-cell table:style-name="ce68" table:formula="of:=['TimeLog201502-201712'.B33]" office:value-type="float" office:value="489.5" calcext:value-type="float">
            <text:p>489.5</text:p>
          </table:table-cell>
          <table:table-cell table:style-name="ce68" table:number-columns-repeated="345"/>
          <table:table-cell table:number-columns-repeated="583"/>
        </table:table-row>
        <table:table-row table:style-name="ro1">
          <table:table-cell table:style-name="ce58" office:value-type="string" calcext:value-type="string">
            <text:p>RecurrentNetwork</text:p>
          </table:table-cell>
          <table:table-cell table:style-name="ce65" table:formula="of:=SUM([.C34:.AMJ34])" office:value-type="float" office:value="1.5" calcext:value-type="float">
            <text:p>1.5</text:p>
          </table:table-cell>
          <table:table-cell table:style-name="ce65" table:number-columns-repeated="93"/>
          <table:table-cell table:style-name="ce67" table:formula="of:=['TimeLog201502-201712'.B34]" office:value-type="float" office:value="1.5" calcext:value-type="float">
            <text:p>1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patialStatistics</text:p>
          </table:table-cell>
          <table:table-cell table:style-name="ce65" table:formula="of:=SUM([.C35:.AMJ35])" office:value-type="float" office:value="44" calcext:value-type="float">
            <text:p>44.0</text:p>
          </table:table-cell>
          <table:table-cell table:style-name="ce65" table:number-columns-repeated="93"/>
          <table:table-cell table:style-name="ce67" table:formula="of:=['TimeLog201502-201712'.B35]" office:value-type="float" office:value="44" calcext:value-type="float">
            <text:p>44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BPCaseStudy</text:p>
          </table:table-cell>
          <table:table-cell table:style-name="ce65" table:formula="of:=SUM([.C36:.AMJ36])" office:value-type="float" office:value="12" calcext:value-type="float">
            <text:p>12.0</text:p>
          </table:table-cell>
          <table:table-cell table:style-name="ce65" table:number-columns-repeated="93"/>
          <table:table-cell table:style-name="ce67" table:formula="of:=['TimeLog201502-201712'.B36]" office:value-type="float" office:value="12" calcext:value-type="float">
            <text:p>12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Perspectivism</text:p>
          </table:table-cell>
          <table:table-cell table:style-name="ce65" table:formula="of:=SUM([.C37:.AMJ37])" office:value-type="float" office:value="8.5" calcext:value-type="float">
            <text:p>8.5</text:p>
          </table:table-cell>
          <table:table-cell table:style-name="ce65" table:number-columns-repeated="93"/>
          <table:table-cell table:style-name="ce67" table:formula="of:=['TimeLog201502-201712'.B37]" office:value-type="float" office:value="8.5" calcext:value-type="float">
            <text:p>8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ABMDynSys</text:p>
          </table:table-cell>
          <table:table-cell table:style-name="ce65" table:formula="of:=SUM([.C38:.AMJ38])" office:value-type="float" office:value="2.5" calcext:value-type="float">
            <text:p>2.5</text:p>
          </table:table-cell>
          <table:table-cell table:style-name="ce65" table:number-columns-repeated="93"/>
          <table:table-cell table:style-name="ce67" table:formula="of:=['TimeLog201502-201712'.B38]" office:value-type="float" office:value="2.5" calcext:value-type="float">
            <text:p>2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RealEstate</text:p>
          </table:table-cell>
          <table:table-cell table:style-name="ce65" table:formula="of:=SUM([.C39:.AMJ39])" office:value-type="float" office:value="18" calcext:value-type="float">
            <text:p>18.0</text:p>
          </table:table-cell>
          <table:table-cell table:style-name="ce65" table:number-columns-repeated="93"/>
          <table:table-cell table:style-name="ce67" table:formula="of:=['TimeLog201502-201712'.B39]" office:value-type="float" office:value="18" calcext:value-type="float">
            <text:p>18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Theory</text:p>
          </table:table-cell>
          <table:table-cell table:style-name="ce65" table:formula="of:=SUM([.C40:.AMJ40])" office:value-type="float" office:value="136.5" calcext:value-type="float">
            <text:p>136.5</text:p>
          </table:table-cell>
          <table:table-cell table:style-name="ce65" table:number-columns-repeated="90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 table:formula="of:=['TimeLog201502-201712'.B40]" office:value-type="float" office:value="136" calcext:value-type="float">
            <text:p>136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ExperimentalModeling</text:p>
          </table:table-cell>
          <table:table-cell table:style-name="ce65" table:formula="of:=SUM([.C41:.AMJ41])" office:value-type="float" office:value="12.5" calcext:value-type="float">
            <text:p>12.5</text:p>
          </table:table-cell>
          <table:table-cell table:style-name="ce65" table:number-columns-repeated="93"/>
          <table:table-cell table:style-name="ce67" table:formula="of:=['TimeLog201502-201712'.B41]" office:value-type="float" office:value="12.5" calcext:value-type="float">
            <text:p>12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CorrelatedSyntheticData</text:p>
          </table:table-cell>
          <table:table-cell table:style-name="ce65" table:formula="of:=SUM([.C42:.AMJ42])" office:value-type="float" office:value="128" calcext:value-type="float">
            <text:p>128.0</text:p>
          </table:table-cell>
          <table:table-cell table:style-name="ce65" table:number-columns-repeated="93"/>
          <table:table-cell table:style-name="ce67" table:formula="of:=['TimeLog201502-201712'.B42]" office:value-type="float" office:value="128" calcext:value-type="float">
            <text:p>128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ediationEcotox</text:p>
          </table:table-cell>
          <table:table-cell table:style-name="ce65" table:formula="of:=SUM([.C43:.AMJ43])" office:value-type="float" office:value="59" calcext:value-type="float">
            <text:p>59.0</text:p>
          </table:table-cell>
          <table:table-cell table:style-name="ce65" table:number-columns-repeated="93"/>
          <table:table-cell table:style-name="ce67" table:formula="of:=['TimeLog201502-201712'.B43]" office:value-type="float" office:value="59" calcext:value-type="float">
            <text:p>59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Plan</text:p>
          </table:table-cell>
          <table:table-cell table:style-name="ce65" table:formula="of:=SUM([.C44:.AMJ44])" office:value-type="float" office:value="16" calcext:value-type="float">
            <text:p>16.0</text:p>
          </table:table-cell>
          <table:table-cell table:style-name="ce65" table:number-columns-repeated="93"/>
          <table:table-cell table:style-name="ce67" table:formula="of:=['TimeLog201502-201712'.B44]" office:value-type="float" office:value="16" calcext:value-type="float">
            <text:p>16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DensityGeneration</text:p>
          </table:table-cell>
          <table:table-cell table:style-name="ce65" table:formula="of:=SUM([.C45:.AMJ45])" office:value-type="float" office:value="84.5" calcext:value-type="float">
            <text:p>84.5</text:p>
          </table:table-cell>
          <table:table-cell table:style-name="ce65" table:number-columns-repeated="93"/>
          <table:table-cell table:style-name="ce67" table:formula="of:=['TimeLog201502-201712'.B45]" office:value-type="float" office:value="84.5" calcext:value-type="float">
            <text:p>84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patialInequalities</text:p>
          </table:table-cell>
          <table:table-cell table:style-name="ce65" table:formula="of:=SUM([.C46:.AMJ46])" office:value-type="float" office:value="1" calcext:value-type="float">
            <text:p>1.0</text:p>
          </table:table-cell>
          <table:table-cell table:style-name="ce65" table:number-columns-repeated="93"/>
          <table:table-cell table:style-name="ce67" table:formula="of:=['TimeLog201502-201712'.B46]" office:value-type="float" office:value="1" calcext:value-type="float">
            <text:p>1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PatentsMining</text:p>
          </table:table-cell>
          <table:table-cell table:style-name="ce65" table:formula="of:=SUM([.C47:.AMJ47])" office:value-type="float" office:value="349.5" calcext:value-type="float">
            <text:p>349.5</text:p>
          </table:table-cell>
          <table:table-cell table:style-name="ce65" table:number-columns-repeated="93"/>
          <table:table-cell table:style-name="ce67" table:formula="of:=['TimeLog201502-201712'.B47]" office:value-type="float" office:value="349.5" calcext:value-type="float">
            <text:p>349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etaZipf</text:p>
          </table:table-cell>
          <table:table-cell table:style-name="ce65" table:formula="of:=SUM([.C48:.AMJ48])" office:value-type="float" office:value="16.5" calcext:value-type="float">
            <text:p>16.5</text:p>
          </table:table-cell>
          <table:table-cell table:style-name="ce65" table:number-columns-repeated="93"/>
          <table:table-cell table:style-name="ce67" table:formula="of:=['TimeLog201502-201712'.B48]" office:value-type="float" office:value="16.5" calcext:value-type="float">
            <text:p>16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Monitorat</text:p>
          </table:table-cell>
          <table:table-cell table:style-name="ce65" table:formula="of:=SUM([.C49:.AMJ49])" office:value-type="float" office:value="429" calcext:value-type="float">
            <text:p>429.0</text:p>
          </table:table-cell>
          <table:table-cell table:style-name="ce65" table:number-columns-repeated="93"/>
          <table:table-cell table:style-name="ce67" table:formula="of:=['TimeLog201502-201712'.B49]" office:value-type="float" office:value="429" calcext:value-type="float">
            <text:p>429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CyberGeo</text:p>
          </table:table-cell>
          <table:table-cell table:style-name="ce65" table:formula="of:=SUM([.C50:.AMJ50])" office:value-type="float" office:value="337.5" calcext:value-type="float">
            <text:p>337.5</text:p>
          </table:table-cell>
          <table:table-cell table:style-name="ce65" table:number-columns-repeated="92"/>
          <table:table-cell table:style-name="ce65" office:value-type="float" office:value="5.5" calcext:value-type="float">
            <text:p>5.5</text:p>
          </table:table-cell>
          <table:table-cell table:style-name="ce67" table:formula="of:=['TimeLog201502-201712'.B50]" office:value-type="float" office:value="332" calcext:value-type="float">
            <text:p>332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paceMatters</text:p>
          </table:table-cell>
          <table:table-cell table:style-name="ce65" table:formula="of:=SUM([.C51:.AMJ51])" office:value-type="float" office:value="100.5" calcext:value-type="float">
            <text:p>100.5</text:p>
          </table:table-cell>
          <table:table-cell table:style-name="ce65" table:number-columns-repeated="93"/>
          <table:table-cell table:style-name="ce67" table:formula="of:=['TimeLog201502-201712'.B51]" office:value-type="float" office:value="100.5" calcext:value-type="float">
            <text:p>100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Network-Density Statistics</text:p>
          </table:table-cell>
          <table:table-cell table:style-name="ce65" table:formula="of:=SUM([.C52:.AMJ52])" office:value-type="float" office:value="176.5" calcext:value-type="float">
            <text:p>176.5</text:p>
          </table:table-cell>
          <table:table-cell table:style-name="ce65" table:number-columns-repeated="93"/>
          <table:table-cell table:style-name="ce67" table:formula="of:=['TimeLog201502-201712'.B52]" office:value-type="float" office:value="176.5" calcext:value-type="float">
            <text:p>176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City Bikes (Side Project)</text:p>
          </table:table-cell>
          <table:table-cell table:style-name="ce65" table:formula="of:=SUM([.C53:.AMJ53])" office:value-type="float" office:value="23" calcext:value-type="float">
            <text:p>23.0</text:p>
          </table:table-cell>
          <table:table-cell table:style-name="ce65" table:number-columns-repeated="93"/>
          <table:table-cell table:style-name="ce67" table:formula="of:=['TimeLog201502-201712'.B53]" office:value-type="float" office:value="23" calcext:value-type="float">
            <text:p>23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NetLogo Utils</text:p>
          </table:table-cell>
          <table:table-cell table:style-name="ce65" table:formula="of:=SUM([.C54:.AMJ54])" office:value-type="float" office:value="10" calcext:value-type="float">
            <text:p>10.0</text:p>
          </table:table-cell>
          <table:table-cell table:style-name="ce65" table:number-columns-repeated="93"/>
          <table:table-cell table:style-name="ce67" table:formula="of:=['TimeLog201502-201712'.B54]" office:value-type="float" office:value="10" calcext:value-type="float">
            <text:p>10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Networking</text:p>
          </table:table-cell>
          <table:table-cell table:style-name="ce65" table:formula="of:=SUM([.C55:.AMJ55])" office:value-type="float" office:value="5" calcext:value-type="float">
            <text:p>5.0</text:p>
          </table:table-cell>
          <table:table-cell table:style-name="ce65" table:number-columns-repeated="93"/>
          <table:table-cell table:style-name="ce67" table:formula="of:=['TimeLog201502-201712'.B55]" office:value-type="float" office:value="5" calcext:value-type="float">
            <text:p>5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tochastic Urban Growth</text:p>
          </table:table-cell>
          <table:table-cell table:style-name="ce65" table:formula="of:=SUM([.C56:.AMJ56])" office:value-type="float" office:value="13" calcext:value-type="float">
            <text:p>13.0</text:p>
          </table:table-cell>
          <table:table-cell table:style-name="ce65" table:number-columns-repeated="93"/>
          <table:table-cell table:style-name="ce67" table:formula="of:=['TimeLog201502-201712'.B56]" office:value-type="float" office:value="13" calcext:value-type="float">
            <text:p>13.0</text:p>
          </table:table-cell>
          <table:table-cell table:number-columns-repeated="928"/>
        </table:table-row>
        <table:table-row table:style-name="ro2">
          <table:table-cell table:style-name="ce58" office:value-type="string" calcext:value-type="string">
            <text:p>TransportationEquilibrium (Side Project)</text:p>
          </table:table-cell>
          <table:table-cell table:style-name="ce65" table:formula="of:=SUM([.C57:.AMJ57])" office:value-type="float" office:value="56.5" calcext:value-type="float">
            <text:p>56.5</text:p>
          </table:table-cell>
          <table:table-cell table:style-name="ce65" table:number-columns-repeated="93"/>
          <table:table-cell table:style-name="ce67" table:formula="of:=['TimeLog201502-201712'.B57]" office:value-type="float" office:value="56.5" calcext:value-type="float">
            <text:p>56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Biological NW Generation</text:p>
          </table:table-cell>
          <table:table-cell table:style-name="ce65" table:formula="of:=SUM([.C58:.AMJ58])" office:value-type="float" office:value="5" calcext:value-type="float">
            <text:p>5.0</text:p>
          </table:table-cell>
          <table:table-cell table:style-name="ce65" table:number-columns-repeated="93"/>
          <table:table-cell table:style-name="ce67" table:formula="of:=['TimeLog201502-201712'.B58]" office:value-type="float" office:value="5" calcext:value-type="float">
            <text:p>5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Discrepancy (Side Project)</text:p>
          </table:table-cell>
          <table:table-cell table:style-name="ce65" table:formula="of:=SUM([.C59:.AMJ59])" office:value-type="float" office:value="54" calcext:value-type="float">
            <text:p>54.0</text:p>
          </table:table-cell>
          <table:table-cell table:style-name="ce65" table:number-columns-repeated="93"/>
          <table:table-cell table:style-name="ce67" table:formula="of:=['TimeLog201502-201712'.B59]" office:value-type="float" office:value="54" calcext:value-type="float">
            <text:p>54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Scaling</text:p>
          </table:table-cell>
          <table:table-cell table:style-name="ce65" table:formula="of:=SUM([.C60:.AMJ60])" office:value-type="float" office:value="37" calcext:value-type="float">
            <text:p>37.0</text:p>
          </table:table-cell>
          <table:table-cell table:style-name="ce65" table:number-columns-repeated="93"/>
          <table:table-cell table:style-name="ce67" table:formula="of:=['TimeLog201502-201712'.B60]" office:value-type="float" office:value="37" calcext:value-type="float">
            <text:p>37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Governance</text:p>
          </table:table-cell>
          <table:table-cell table:style-name="ce65" table:formula="of:=SUM([.C61:.AMJ61])" office:value-type="float" office:value="228" calcext:value-type="float">
            <text:p>228.0</text:p>
          </table:table-cell>
          <table:table-cell table:style-name="ce65" table:number-columns-repeated="93"/>
          <table:table-cell table:style-name="ce67" table:formula="of:=['TimeLog201502-201712'.B61]" office:value-type="float" office:value="228" calcext:value-type="float">
            <text:p>228.0</text:p>
          </table:table-cell>
          <table:table-cell table:number-columns-repeated="928"/>
        </table:table-row>
        <table:table-row table:style-name="ro1">
          <table:table-cell table:style-name="ce61" office:value-type="string" calcext:value-type="string">
            <text:p>Synthetic Data Control</text:p>
          </table:table-cell>
          <table:table-cell table:style-name="ce65" table:formula="of:=SUM([.C62:.AMJ62])" office:value-type="float" office:value="99" calcext:value-type="float">
            <text:p>99.0</text:p>
          </table:table-cell>
          <table:table-cell table:style-name="ce67" table:number-columns-repeated="93"/>
          <table:table-cell table:style-name="ce67" table:formula="of:=['TimeLog201502-201712'.B62]" office:value-type="float" office:value="99" calcext:value-type="float">
            <text:p>99.0</text:p>
          </table:table-cell>
          <table:table-cell table:number-columns-repeated="928"/>
        </table:table-row>
        <table:table-row table:style-name="ro1">
          <table:table-cell table:style-name="ce62" office:value-type="string" calcext:value-type="string">
            <text:p>Theoretical Model Coupling</text:p>
          </table:table-cell>
          <table:table-cell table:style-name="ce65" table:formula="of:=SUM([.C63:.AMJ63])" office:value-type="float" office:value="4" calcext:value-type="float">
            <text:p>4.0</text:p>
          </table:table-cell>
          <table:table-cell table:style-name="ce65" table:number-columns-repeated="93"/>
          <table:table-cell table:style-name="ce67" table:formula="of:=['TimeLog201502-201712'.B63]" office:value-type="float" office:value="4" calcext:value-type="float">
            <text:p>4.0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Existing Models Reproduction and Extension</text:p>
          </table:table-cell>
          <table:table-cell table:style-name="ce65" table:formula="of:=SUM([.C64:.AMJ64])" office:value-type="float" office:value="46" calcext:value-type="float">
            <text:p>46.0</text:p>
          </table:table-cell>
          <table:table-cell table:style-name="ce65" table:number-columns-repeated="93"/>
          <table:table-cell table:style-name="ce67" table:formula="of:=['TimeLog201502-201712'.B64]" office:value-type="float" office:value="46" calcext:value-type="float">
            <text:p>46.0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Algorithmic Systematic Review</text:p>
          </table:table-cell>
          <table:table-cell table:style-name="ce65" table:formula="of:=SUM([.C65:.AMJ65])" office:value-type="float" office:value="75.5" calcext:value-type="float">
            <text:p>75.5</text:p>
          </table:table-cell>
          <table:table-cell table:style-name="ce65" table:number-columns-repeated="93"/>
          <table:table-cell table:style-name="ce67" table:formula="of:=['TimeLog201502-201712'.B65]" office:value-type="float" office:value="75.5" calcext:value-type="float">
            <text:p>75.5</text:p>
          </table:table-cell>
          <table:table-cell table:number-columns-repeated="928"/>
        </table:table-row>
        <table:table-row table:style-name="ro1">
          <table:table-cell table:style-name="ce58" office:value-type="string" calcext:value-type="string">
            <text:p>Technical Tools</text:p>
          </table:table-cell>
          <table:table-cell table:style-name="ce65" table:formula="of:=SUM([.C66:.AMJ66])" office:value-type="float" office:value="137" calcext:value-type="float">
            <text:p>137.0</text:p>
          </table:table-cell>
          <table:table-cell table:style-name="ce65" table:number-columns-repeated="93"/>
          <table:table-cell table:style-name="ce67" table:formula="of:=['TimeLog201502-201712'.B66]" office:value-type="float" office:value="137" calcext:value-type="float">
            <text:p>137.0</text:p>
          </table:table-cell>
          <table:table-cell table:number-columns-repeated="928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67:.AMJ67])" office:value-type="float" office:value="413" calcext:value-type="float">
            <text:p>413.0</text:p>
          </table:table-cell>
          <table:table-cell table:style-name="ce66" table:number-columns-repeated="89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8" table:formula="of:=['TimeLog201502-201712'.B67]" office:value-type="float" office:value="411" calcext:value-type="float">
            <text:p>411</text:p>
          </table:table-cell>
          <table:table-cell table:style-name="ce68" table:number-columns-repeated="345"/>
          <table:table-cell table:number-columns-repeated="583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5" table:formula="of:=SUM([.C68:.AMJ68])" office:value-type="float" office:value="548" calcext:value-type="float">
            <text:p>548.0</text:p>
          </table:table-cell>
          <table:table-cell table:style-name="ce65" table:number-columns-repeated="93"/>
          <table:table-cell table:style-name="ce67" table:formula="of:=['TimeLog201502-201712'.B68]" office:value-type="float" office:value="548" calcext:value-type="float">
            <text:p>548.0</text:p>
          </table:table-cell>
          <table:table-cell table:number-columns-repeated="928"/>
        </table:table-row>
        <table:table-row table:style-name="ro1">
          <table:table-cell table:style-name="ce61" office:value-type="string" calcext:value-type="string">
            <text:p>Reading Record</text:p>
          </table:table-cell>
          <table:table-cell table:style-name="ce65" table:formula="of:=SUM([.C69:.AMJ69])" office:value-type="float" office:value="54" calcext:value-type="float">
            <text:p>54.0</text:p>
          </table:table-cell>
          <table:table-cell table:style-name="ce65" table:number-columns-repeated="93"/>
          <table:table-cell table:style-name="ce67" table:formula="of:=['TimeLog201502-201712'.B69]" office:value-type="float" office:value="54" calcext:value-type="float">
            <text:p>54.0</text:p>
          </table:table-cell>
          <table:table-cell table:number-columns-repeated="928"/>
        </table:table-row>
        <table:table-row table:style-name="ro1">
          <table:table-cell table:style-name="ce61" office:value-type="string" calcext:value-type="string">
            <text:p>Reading/Culture</text:p>
          </table:table-cell>
          <table:table-cell table:style-name="ce65" table:formula="of:=SUM([.C70:.AMJ70])" office:value-type="float" office:value="20" calcext:value-type="float">
            <text:p>20.0</text:p>
          </table:table-cell>
          <table:table-cell table:style-name="ce65" table:number-columns-repeated="93"/>
          <table:table-cell table:style-name="ce67" table:formula="of:=['TimeLog201502-201712'.B70]" office:value-type="float" office:value="20" calcext:value-type="float">
            <text:p>20.0</text:p>
          </table:table-cell>
          <table:table-cell table:number-columns-repeated="928"/>
        </table:table-row>
        <table:table-row table:style-name="ro1">
          <table:table-cell table:style-name="ce63" office:value-type="string" calcext:value-type="string">
            <text:p>General Bibliography</text:p>
          </table:table-cell>
          <table:table-cell table:style-name="ce66" table:formula="of:=SUM([.C71:.AMJ71])" office:value-type="float" office:value="238.5" calcext:value-type="float">
            <text:p>238.5</text:p>
          </table:table-cell>
          <table:table-cell table:style-name="ce66" table:number-columns-repeated="92"/>
          <table:table-cell table:style-name="ce66" office:value-type="float" office:value="0.5" calcext:value-type="float">
            <text:p>0.5</text:p>
          </table:table-cell>
          <table:table-cell table:style-name="ce68" table:formula="of:=['TimeLog201502-201712'.B71]" office:value-type="float" office:value="238" calcext:value-type="float">
            <text:p>238</text:p>
          </table:table-cell>
          <table:table-cell table:style-name="ce68" table:number-columns-repeated="345"/>
          <table:table-cell table:number-columns-repeated="583"/>
        </table:table-row>
        <table:table-row table:style-name="ro1">
          <table:table-cell table:style-name="ce64" office:value-type="string" calcext:value-type="string">
            <text:p>CarPooling (side project)</text:p>
          </table:table-cell>
          <table:table-cell table:style-name="ce65" table:formula="of:=SUM([.C72:.AMJ72])" office:value-type="float" office:value="3.5" calcext:value-type="float">
            <text:p>3.5</text:p>
          </table:table-cell>
          <table:table-cell table:style-name="ce65" table:number-columns-repeated="93"/>
          <table:table-cell table:style-name="ce67" table:formula="of:=['TimeLog201502-201712'.B72]" office:value-type="float" office:value="3.5" calcext:value-type="float">
            <text:p>3.5</text:p>
          </table:table-cell>
          <table:table-cell table:number-columns-repeated="92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Log201502-201712" table:style-name="ta1" table:print="false">
        <table:table-column table:style-name="co5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3" table:number-columns-repeated="1021" table:default-cell-style-name="ce56"/>
        <table:table-row table:style-name="ro5" table:number-rows-repeated="3">
          <table:table-cell table:number-columns-repeated="1024"/>
        </table:table-row>
        <table:table-row table:style-name="ro6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7-12-02" calcext:value-type="date">
            <text:p>02/12</text:p>
          </table:table-cell>
          <table:table-cell table:style-name="ce58" office:value-type="date" office:date-value="2017-12-01" calcext:value-type="date">
            <text:p>01/12</text:p>
          </table:table-cell>
          <table:table-cell table:style-name="ce58" office:value-type="date" office:date-value="2017-11-30" calcext:value-type="date">
            <text:p>30/11</text:p>
          </table:table-cell>
          <table:table-cell table:style-name="ce58" office:value-type="date" office:date-value="2017-11-29" calcext:value-type="date">
            <text:p>29/11</text:p>
          </table:table-cell>
          <table:table-cell table:style-name="ce58" office:value-type="date" office:date-value="2017-11-28" calcext:value-type="date">
            <text:p>28/11</text:p>
          </table:table-cell>
          <table:table-cell table:style-name="ce58" office:value-type="date" office:date-value="2017-11-27" calcext:value-type="date">
            <text:p>27/11</text:p>
          </table:table-cell>
          <table:table-cell table:style-name="ce58" office:value-type="date" office:date-value="2017-11-26" calcext:value-type="date">
            <text:p>26/11</text:p>
          </table:table-cell>
          <table:table-cell table:style-name="ce58" office:value-type="date" office:date-value="2017-11-25" calcext:value-type="date">
            <text:p>25/11</text:p>
          </table:table-cell>
          <table:table-cell table:style-name="ce58" office:value-type="date" office:date-value="2017-11-24" calcext:value-type="date">
            <text:p>24/11</text:p>
          </table:table-cell>
          <table:table-cell table:style-name="ce58" office:value-type="date" office:date-value="2017-11-23" calcext:value-type="date">
            <text:p>23/11</text:p>
          </table:table-cell>
          <table:table-cell table:style-name="ce58" office:value-type="date" office:date-value="2017-11-22" calcext:value-type="date">
            <text:p>22/11</text:p>
          </table:table-cell>
          <table:table-cell table:style-name="ce58" office:value-type="date" office:date-value="2017-11-21" calcext:value-type="date">
            <text:p>21/11</text:p>
          </table:table-cell>
          <table:table-cell table:style-name="ce58" office:value-type="date" office:date-value="2017-11-20" calcext:value-type="date">
            <text:p>20/11</text:p>
          </table:table-cell>
          <table:table-cell table:style-name="ce58" office:value-type="date" office:date-value="2017-11-19" calcext:value-type="date">
            <text:p>19/11</text:p>
          </table:table-cell>
          <table:table-cell table:style-name="ce58" office:value-type="date" office:date-value="2017-11-18" calcext:value-type="date">
            <text:p>18/11</text:p>
          </table:table-cell>
          <table:table-cell table:style-name="ce58" office:value-type="date" office:date-value="2017-11-17" calcext:value-type="date">
            <text:p>17/11</text:p>
          </table:table-cell>
          <table:table-cell table:style-name="ce58" office:value-type="date" office:date-value="2017-11-16" calcext:value-type="date">
            <text:p>16/11</text:p>
          </table:table-cell>
          <table:table-cell table:style-name="ce58" office:value-type="date" office:date-value="2017-11-15" calcext:value-type="date">
            <text:p>15/11</text:p>
          </table:table-cell>
          <table:table-cell table:style-name="ce58" office:value-type="date" office:date-value="2017-11-14" calcext:value-type="date">
            <text:p>14/11</text:p>
          </table:table-cell>
          <table:table-cell table:style-name="ce58" office:value-type="date" office:date-value="2017-11-13" calcext:value-type="date">
            <text:p>13/11</text:p>
          </table:table-cell>
          <table:table-cell table:style-name="ce58" office:value-type="date" office:date-value="2017-11-12" calcext:value-type="date">
            <text:p>12/11</text:p>
          </table:table-cell>
          <table:table-cell table:style-name="ce58" office:value-type="date" office:date-value="2017-11-11" calcext:value-type="date">
            <text:p>11/11</text:p>
          </table:table-cell>
          <table:table-cell table:style-name="ce58" office:value-type="date" office:date-value="2017-11-10" calcext:value-type="date">
            <text:p>10/11</text:p>
          </table:table-cell>
          <table:table-cell table:style-name="ce58" office:value-type="date" office:date-value="2017-11-09" calcext:value-type="date">
            <text:p>09/11</text:p>
          </table:table-cell>
          <table:table-cell table:style-name="ce58" office:value-type="date" office:date-value="2017-11-08" calcext:value-type="date">
            <text:p>08/11</text:p>
          </table:table-cell>
          <table:table-cell table:style-name="ce58" office:value-type="date" office:date-value="2017-11-07" calcext:value-type="date">
            <text:p>07/11</text:p>
          </table:table-cell>
          <table:table-cell table:style-name="ce58" office:value-type="date" office:date-value="2017-11-06" calcext:value-type="date">
            <text:p>06/11</text:p>
          </table:table-cell>
          <table:table-cell table:style-name="ce58" office:value-type="date" office:date-value="2017-11-05" calcext:value-type="date">
            <text:p>05/11</text:p>
          </table:table-cell>
          <table:table-cell table:style-name="ce58" office:value-type="date" office:date-value="2017-11-04" calcext:value-type="date">
            <text:p>04/11</text:p>
          </table:table-cell>
          <table:table-cell table:style-name="ce58" office:value-type="date" office:date-value="2017-11-03" calcext:value-type="date">
            <text:p>03/11</text:p>
          </table:table-cell>
          <table:table-cell table:style-name="ce58" office:value-type="date" office:date-value="2017-11-02" calcext:value-type="date">
            <text:p>02/11</text:p>
          </table:table-cell>
          <table:table-cell table:style-name="ce58" office:value-type="date" office:date-value="2017-11-01" calcext:value-type="date">
            <text:p>01/11</text:p>
          </table:table-cell>
          <table:table-cell table:style-name="ce58" office:value-type="date" office:date-value="2017-10-31" calcext:value-type="date">
            <text:p>31/10</text:p>
          </table:table-cell>
          <table:table-cell table:style-name="ce58" office:value-type="date" office:date-value="2017-10-30" calcext:value-type="date">
            <text:p>30/10</text:p>
          </table:table-cell>
          <table:table-cell table:style-name="ce58" office:value-type="date" office:date-value="2017-10-29" calcext:value-type="date">
            <text:p>29/10</text:p>
          </table:table-cell>
          <table:table-cell table:style-name="ce58" office:value-type="date" office:date-value="2017-10-28" calcext:value-type="date">
            <text:p>28/10</text:p>
          </table:table-cell>
          <table:table-cell table:style-name="ce58" office:value-type="date" office:date-value="2017-10-27" calcext:value-type="date">
            <text:p>27/10</text:p>
          </table:table-cell>
          <table:table-cell table:style-name="ce58" office:value-type="date" office:date-value="2017-10-26" calcext:value-type="date">
            <text:p>26/10</text:p>
          </table:table-cell>
          <table:table-cell table:style-name="ce58" office:value-type="date" office:date-value="2017-10-25" calcext:value-type="date">
            <text:p>25/10</text:p>
          </table:table-cell>
          <table:table-cell table:style-name="ce58" office:value-type="date" office:date-value="2017-10-24" calcext:value-type="date">
            <text:p>24/10</text:p>
          </table:table-cell>
          <table:table-cell table:style-name="ce58" office:value-type="date" office:date-value="2017-10-23" calcext:value-type="date">
            <text:p>23/10</text:p>
          </table:table-cell>
          <table:table-cell table:style-name="ce58" office:value-type="date" office:date-value="2017-10-22" calcext:value-type="date">
            <text:p>22/10</text:p>
          </table:table-cell>
          <table:table-cell table:style-name="ce58" office:value-type="date" office:date-value="2017-10-21" calcext:value-type="date">
            <text:p>21/10</text:p>
          </table:table-cell>
          <table:table-cell table:style-name="ce58" office:value-type="date" office:date-value="2017-10-20" calcext:value-type="date">
            <text:p>20/10</text:p>
          </table:table-cell>
          <table:table-cell table:style-name="ce58" office:value-type="date" office:date-value="2017-10-19" calcext:value-type="date">
            <text:p>19/10</text:p>
          </table:table-cell>
          <table:table-cell table:style-name="ce58" office:value-type="date" office:date-value="2017-10-18" calcext:value-type="date">
            <text:p>18/10</text:p>
          </table:table-cell>
          <table:table-cell table:style-name="ce58" office:value-type="date" office:date-value="2017-10-17" calcext:value-type="date">
            <text:p>17/10</text:p>
          </table:table-cell>
          <table:table-cell table:style-name="ce58" office:value-type="date" office:date-value="2017-10-16" calcext:value-type="date">
            <text:p>16/10</text:p>
          </table:table-cell>
          <table:table-cell table:style-name="ce58" office:value-type="date" office:date-value="2017-10-15" calcext:value-type="date">
            <text:p>15/10</text:p>
          </table:table-cell>
          <table:table-cell table:style-name="ce58" office:value-type="date" office:date-value="2017-10-14" calcext:value-type="date">
            <text:p>14/10</text:p>
          </table:table-cell>
          <table:table-cell table:style-name="ce58" office:value-type="date" office:date-value="2017-10-13" calcext:value-type="date">
            <text:p>13/10</text:p>
          </table:table-cell>
          <table:table-cell table:style-name="ce58" office:value-type="date" office:date-value="2017-10-12" calcext:value-type="date">
            <text:p>12/10</text:p>
          </table:table-cell>
          <table:table-cell table:style-name="ce58" office:value-type="date" office:date-value="2017-10-11" calcext:value-type="date">
            <text:p>11/10</text:p>
          </table:table-cell>
          <table:table-cell table:style-name="ce58" office:value-type="date" office:date-value="2017-10-10" calcext:value-type="date">
            <text:p>10/10</text:p>
          </table:table-cell>
          <table:table-cell table:style-name="ce58" office:value-type="date" office:date-value="2017-10-09" calcext:value-type="date">
            <text:p>09/10</text:p>
          </table:table-cell>
          <table:table-cell table:style-name="ce58" office:value-type="date" office:date-value="2017-10-08" calcext:value-type="date">
            <text:p>08/10</text:p>
          </table:table-cell>
          <table:table-cell table:style-name="ce58" office:value-type="date" office:date-value="2017-10-07" calcext:value-type="date">
            <text:p>07/10</text:p>
          </table:table-cell>
          <table:table-cell table:style-name="ce58" office:value-type="date" office:date-value="2017-10-06" calcext:value-type="date">
            <text:p>06/10</text:p>
          </table:table-cell>
          <table:table-cell table:style-name="ce58" office:value-type="date" office:date-value="2017-10-05" calcext:value-type="date">
            <text:p>05/10</text:p>
          </table:table-cell>
          <table:table-cell table:style-name="ce58" office:value-type="date" office:date-value="2017-10-04" calcext:value-type="date">
            <text:p>04/10</text:p>
          </table:table-cell>
          <table:table-cell table:style-name="ce58" office:value-type="date" office:date-value="2017-10-03" calcext:value-type="date">
            <text:p>03/10</text:p>
          </table:table-cell>
          <table:table-cell table:style-name="ce58" office:value-type="date" office:date-value="2017-10-02" calcext:value-type="date">
            <text:p>02/10</text:p>
          </table:table-cell>
          <table:table-cell table:style-name="ce58" office:value-type="date" office:date-value="2017-10-01" calcext:value-type="date">
            <text:p>01/10</text:p>
          </table:table-cell>
          <table:table-cell table:style-name="ce58" office:value-type="date" office:date-value="2017-09-30" calcext:value-type="date">
            <text:p>30/09</text:p>
          </table:table-cell>
          <table:table-cell table:style-name="ce58" office:value-type="date" office:date-value="2017-09-29" calcext:value-type="date">
            <text:p>29/09</text:p>
          </table:table-cell>
          <table:table-cell table:style-name="ce58" office:value-type="date" office:date-value="2017-09-28" calcext:value-type="date">
            <text:p>28/09</text:p>
          </table:table-cell>
          <table:table-cell table:style-name="ce58" office:value-type="date" office:date-value="2017-09-27" calcext:value-type="date">
            <text:p>27/09</text:p>
          </table:table-cell>
          <table:table-cell table:style-name="ce58" office:value-type="date" office:date-value="2017-09-26" calcext:value-type="date">
            <text:p>26/09</text:p>
          </table:table-cell>
          <table:table-cell table:style-name="ce58" office:value-type="date" office:date-value="2017-09-25" calcext:value-type="date">
            <text:p>25/09</text:p>
          </table:table-cell>
          <table:table-cell table:style-name="ce58" office:value-type="date" office:date-value="2017-09-24" calcext:value-type="date">
            <text:p>24/09</text:p>
          </table:table-cell>
          <table:table-cell table:style-name="ce58" office:value-type="date" office:date-value="2017-09-23" calcext:value-type="date">
            <text:p>23/09</text:p>
          </table:table-cell>
          <table:table-cell table:style-name="ce58" office:value-type="date" office:date-value="2017-09-22" calcext:value-type="date">
            <text:p>22/09</text:p>
          </table:table-cell>
          <table:table-cell table:style-name="ce58" office:value-type="date" office:date-value="2017-09-21" calcext:value-type="date">
            <text:p>21/09</text:p>
          </table:table-cell>
          <table:table-cell table:style-name="ce58" office:value-type="date" office:date-value="2017-09-20" calcext:value-type="date">
            <text:p>20/09</text:p>
          </table:table-cell>
          <table:table-cell table:style-name="ce58" office:value-type="date" office:date-value="2017-09-19" calcext:value-type="date">
            <text:p>19/09</text:p>
          </table:table-cell>
          <table:table-cell table:style-name="ce58" office:value-type="date" office:date-value="2017-09-18" calcext:value-type="date">
            <text:p>18/09</text:p>
          </table:table-cell>
          <table:table-cell table:style-name="ce58" office:value-type="date" office:date-value="2017-09-17" calcext:value-type="date">
            <text:p>17/09</text:p>
          </table:table-cell>
          <table:table-cell table:style-name="ce58" office:value-type="date" office:date-value="2017-09-16" calcext:value-type="date">
            <text:p>16/09</text:p>
          </table:table-cell>
          <table:table-cell table:style-name="ce58" office:value-type="date" office:date-value="2017-09-15" calcext:value-type="date">
            <text:p>15/09</text:p>
          </table:table-cell>
          <table:table-cell table:style-name="ce58" office:value-type="date" office:date-value="2017-09-14" calcext:value-type="date">
            <text:p>14/09</text:p>
          </table:table-cell>
          <table:table-cell table:style-name="ce58" office:value-type="date" office:date-value="2017-09-13" calcext:value-type="date">
            <text:p>13/09</text:p>
          </table:table-cell>
          <table:table-cell table:style-name="ce58" office:value-type="date" office:date-value="2017-09-12" calcext:value-type="date">
            <text:p>12/09</text:p>
          </table:table-cell>
          <table:table-cell table:style-name="ce58" office:value-type="date" office:date-value="2017-09-11" calcext:value-type="date">
            <text:p>11/09</text:p>
          </table:table-cell>
          <table:table-cell table:style-name="ce58" office:value-type="date" office:date-value="2017-09-10" calcext:value-type="date">
            <text:p>10/09</text:p>
          </table:table-cell>
          <table:table-cell table:style-name="ce58" office:value-type="date" office:date-value="2017-09-09" calcext:value-type="date">
            <text:p>09/09</text:p>
          </table:table-cell>
          <table:table-cell table:style-name="ce58" office:value-type="date" office:date-value="2017-09-08" calcext:value-type="date">
            <text:p>08/09</text:p>
          </table:table-cell>
          <table:table-cell table:style-name="ce58" office:value-type="date" office:date-value="2017-09-07" calcext:value-type="date">
            <text:p>07/09</text:p>
          </table:table-cell>
          <table:table-cell table:style-name="ce58" office:value-type="date" office:date-value="2017-09-06" calcext:value-type="date">
            <text:p>06/09</text:p>
          </table:table-cell>
          <table:table-cell table:style-name="ce58" office:value-type="date" office:date-value="2017-09-05" calcext:value-type="date">
            <text:p>05/09</text:p>
          </table:table-cell>
          <table:table-cell table:style-name="ce58" office:value-type="date" office:date-value="2017-09-04" calcext:value-type="date">
            <text:p>04/09</text:p>
          </table:table-cell>
          <table:table-cell table:style-name="ce58" office:value-type="date" office:date-value="2017-09-03" calcext:value-type="date">
            <text:p>03/09</text:p>
          </table:table-cell>
          <table:table-cell table:style-name="ce58" office:value-type="date" office:date-value="2017-09-02" calcext:value-type="date">
            <text:p>02/09</text:p>
          </table:table-cell>
          <table:table-cell table:style-name="ce58" office:value-type="date" office:date-value="2017-09-01" calcext:value-type="date">
            <text:p>01/09</text:p>
          </table:table-cell>
          <table:table-cell table:style-name="ce58" office:value-type="date" office:date-value="2017-08-31" calcext:value-type="date">
            <text:p>31/08</text:p>
          </table:table-cell>
          <table:table-cell table:style-name="ce58" office:value-type="date" office:date-value="2017-08-30" calcext:value-type="date">
            <text:p>30/08</text:p>
          </table:table-cell>
          <table:table-cell table:style-name="ce58" office:value-type="date" office:date-value="2017-08-29" calcext:value-type="date">
            <text:p>29/08</text:p>
          </table:table-cell>
          <table:table-cell table:style-name="ce58" office:value-type="date" office:date-value="2017-08-28" calcext:value-type="date">
            <text:p>28/08</text:p>
          </table:table-cell>
          <table:table-cell table:style-name="ce58" office:value-type="date" office:date-value="2017-08-27" calcext:value-type="date">
            <text:p>27/08</text:p>
          </table:table-cell>
          <table:table-cell table:style-name="ce58" office:value-type="date" office:date-value="2017-08-26" calcext:value-type="date">
            <text:p>26/08</text:p>
          </table:table-cell>
          <table:table-cell table:style-name="ce58" office:value-type="date" office:date-value="2017-08-25" calcext:value-type="date">
            <text:p>25/08</text:p>
          </table:table-cell>
          <table:table-cell table:style-name="ce58" office:value-type="date" office:date-value="2017-08-24" calcext:value-type="date">
            <text:p>24/08</text:p>
          </table:table-cell>
          <table:table-cell table:style-name="ce58" office:value-type="date" office:date-value="2017-08-23" calcext:value-type="date">
            <text:p>23/08</text:p>
          </table:table-cell>
          <table:table-cell table:style-name="ce58" office:value-type="date" office:date-value="2017-08-22" calcext:value-type="date">
            <text:p>22/08</text:p>
          </table:table-cell>
          <table:table-cell table:style-name="ce58" office:value-type="date" office:date-value="2017-08-21" calcext:value-type="date">
            <text:p>21/08</text:p>
          </table:table-cell>
          <table:table-cell table:style-name="ce58" office:value-type="date" office:date-value="2017-08-20" calcext:value-type="date">
            <text:p>20/08</text:p>
          </table:table-cell>
          <table:table-cell table:style-name="ce58" office:value-type="date" office:date-value="2017-08-19" calcext:value-type="date">
            <text:p>19/08</text:p>
          </table:table-cell>
          <table:table-cell table:style-name="ce58" office:value-type="date" office:date-value="2017-08-18" calcext:value-type="date">
            <text:p>18/08</text:p>
          </table:table-cell>
          <table:table-cell table:style-name="ce58" office:value-type="date" office:date-value="2017-08-17" calcext:value-type="date">
            <text:p>17/08</text:p>
          </table:table-cell>
          <table:table-cell table:style-name="ce58" office:value-type="date" office:date-value="2017-08-16" calcext:value-type="date">
            <text:p>16/08</text:p>
          </table:table-cell>
          <table:table-cell table:style-name="ce58" office:value-type="date" office:date-value="2017-08-15" calcext:value-type="date">
            <text:p>15/08</text:p>
          </table:table-cell>
          <table:table-cell table:style-name="ce58" office:value-type="date" office:date-value="2017-08-14" calcext:value-type="date">
            <text:p>14/08</text:p>
          </table:table-cell>
          <table:table-cell table:style-name="ce58" office:value-type="date" office:date-value="2017-08-13" calcext:value-type="date">
            <text:p>13/08</text:p>
          </table:table-cell>
          <table:table-cell table:style-name="ce58" office:value-type="date" office:date-value="2017-08-12" calcext:value-type="date">
            <text:p>12/08</text:p>
          </table:table-cell>
          <table:table-cell table:style-name="ce58" office:value-type="date" office:date-value="2017-08-11" calcext:value-type="date">
            <text:p>11/08</text:p>
          </table:table-cell>
          <table:table-cell table:style-name="ce58" office:value-type="date" office:date-value="2017-08-10" calcext:value-type="date">
            <text:p>10/08</text:p>
          </table:table-cell>
          <table:table-cell table:style-name="ce58" office:value-type="date" office:date-value="2017-08-09" calcext:value-type="date">
            <text:p>09/08</text:p>
          </table:table-cell>
          <table:table-cell table:style-name="ce58" office:value-type="date" office:date-value="2017-08-08" calcext:value-type="date">
            <text:p>08/08</text:p>
          </table:table-cell>
          <table:table-cell table:style-name="ce58" office:value-type="date" office:date-value="2017-08-07" calcext:value-type="date">
            <text:p>07/08</text:p>
          </table:table-cell>
          <table:table-cell table:style-name="ce58" office:value-type="date" office:date-value="2017-08-06" calcext:value-type="date">
            <text:p>06/08</text:p>
          </table:table-cell>
          <table:table-cell table:style-name="ce58" office:value-type="date" office:date-value="2017-08-05" calcext:value-type="date">
            <text:p>05/08</text:p>
          </table:table-cell>
          <table:table-cell table:style-name="ce58" office:value-type="date" office:date-value="2017-08-04" calcext:value-type="date">
            <text:p>04/08</text:p>
          </table:table-cell>
          <table:table-cell table:style-name="ce58" office:value-type="date" office:date-value="2017-08-03" calcext:value-type="date">
            <text:p>03/08</text:p>
          </table:table-cell>
          <table:table-cell table:style-name="ce58" office:value-type="date" office:date-value="2017-08-02" calcext:value-type="date">
            <text:p>02/08</text:p>
          </table:table-cell>
          <table:table-cell table:style-name="ce58" office:value-type="date" office:date-value="2017-08-01" calcext:value-type="date">
            <text:p>01/08</text:p>
          </table:table-cell>
          <table:table-cell table:style-name="ce58" office:value-type="date" office:date-value="2017-07-31" calcext:value-type="date">
            <text:p>31/07</text:p>
          </table:table-cell>
          <table:table-cell table:style-name="ce58" office:value-type="date" office:date-value="2017-07-30" calcext:value-type="date">
            <text:p>30/07</text:p>
          </table:table-cell>
          <table:table-cell table:style-name="ce58" office:value-type="date" office:date-value="2017-07-29" calcext:value-type="date">
            <text:p>29/07</text:p>
          </table:table-cell>
          <table:table-cell table:style-name="ce58" office:value-type="date" office:date-value="2017-07-28" calcext:value-type="date">
            <text:p>28/07</text:p>
          </table:table-cell>
          <table:table-cell table:style-name="ce58" office:value-type="date" office:date-value="2017-07-27" calcext:value-type="date">
            <text:p>27/07</text:p>
          </table:table-cell>
          <table:table-cell table:style-name="ce58" office:value-type="date" office:date-value="2017-07-26" calcext:value-type="date">
            <text:p>26/07</text:p>
          </table:table-cell>
          <table:table-cell table:style-name="ce58" office:value-type="date" office:date-value="2017-07-25" calcext:value-type="date">
            <text:p>25/07</text:p>
          </table:table-cell>
          <table:table-cell table:style-name="ce58" office:value-type="date" office:date-value="2017-07-24" calcext:value-type="date">
            <text:p>24/07</text:p>
          </table:table-cell>
          <table:table-cell table:style-name="ce58" office:value-type="date" office:date-value="2017-07-23" calcext:value-type="date">
            <text:p>23/07</text:p>
          </table:table-cell>
          <table:table-cell table:style-name="ce58" office:value-type="date" office:date-value="2017-07-22" calcext:value-type="date">
            <text:p>22/07</text:p>
          </table:table-cell>
          <table:table-cell table:style-name="ce58" office:value-type="date" office:date-value="2017-07-21" calcext:value-type="date">
            <text:p>21/07</text:p>
          </table:table-cell>
          <table:table-cell table:style-name="ce58" office:value-type="date" office:date-value="2017-07-20" calcext:value-type="date">
            <text:p>20/07</text:p>
          </table:table-cell>
          <table:table-cell table:style-name="ce58" office:value-type="date" office:date-value="2017-07-19" calcext:value-type="date">
            <text:p>19/07</text:p>
          </table:table-cell>
          <table:table-cell table:style-name="ce58" office:value-type="date" office:date-value="2017-07-18" calcext:value-type="date">
            <text:p>18/07</text:p>
          </table:table-cell>
          <table:table-cell table:style-name="ce58" office:value-type="date" office:date-value="2017-07-17" calcext:value-type="date">
            <text:p>17/07</text:p>
          </table:table-cell>
          <table:table-cell table:style-name="ce58" office:value-type="date" office:date-value="2017-07-16" calcext:value-type="date">
            <text:p>16/07</text:p>
          </table:table-cell>
          <table:table-cell table:style-name="ce58" office:value-type="date" office:date-value="2017-07-15" calcext:value-type="date">
            <text:p>15/07</text:p>
          </table:table-cell>
          <table:table-cell table:style-name="ce58" office:value-type="date" office:date-value="2017-07-14" calcext:value-type="date">
            <text:p>14/07</text:p>
          </table:table-cell>
          <table:table-cell table:style-name="ce58" office:value-type="date" office:date-value="2017-07-13" calcext:value-type="date">
            <text:p>13/07</text:p>
          </table:table-cell>
          <table:table-cell table:style-name="ce58" office:value-type="date" office:date-value="2017-07-12" calcext:value-type="date">
            <text:p>12/07</text:p>
          </table:table-cell>
          <table:table-cell table:style-name="ce58" office:value-type="date" office:date-value="2017-07-11" calcext:value-type="date">
            <text:p>11/07</text:p>
          </table:table-cell>
          <table:table-cell table:style-name="ce58" office:value-type="date" office:date-value="2017-07-10" calcext:value-type="date">
            <text:p>10/07</text:p>
          </table:table-cell>
          <table:table-cell table:style-name="ce58" office:value-type="date" office:date-value="2017-07-09" calcext:value-type="date">
            <text:p>09/07</text:p>
          </table:table-cell>
          <table:table-cell table:style-name="ce58" office:value-type="date" office:date-value="2017-07-08" calcext:value-type="date">
            <text:p>08/07</text:p>
          </table:table-cell>
          <table:table-cell table:style-name="ce58" office:value-type="date" office:date-value="2017-07-07" calcext:value-type="date">
            <text:p>07/07</text:p>
          </table:table-cell>
          <table:table-cell table:style-name="ce58" office:value-type="date" office:date-value="2017-07-06" calcext:value-type="date">
            <text:p>06/07</text:p>
          </table:table-cell>
          <table:table-cell table:style-name="ce58" office:value-type="date" office:date-value="2017-07-05" calcext:value-type="date">
            <text:p>05/07</text:p>
          </table:table-cell>
          <table:table-cell table:style-name="ce58" office:value-type="date" office:date-value="2017-07-04" calcext:value-type="date">
            <text:p>04/07</text:p>
          </table:table-cell>
          <table:table-cell table:style-name="ce58" office:value-type="date" office:date-value="2017-07-03" calcext:value-type="date">
            <text:p>03/07</text:p>
          </table:table-cell>
          <table:table-cell table:style-name="ce58" office:value-type="date" office:date-value="2017-07-02" calcext:value-type="date">
            <text:p>02/07</text:p>
          </table:table-cell>
          <table:table-cell table:style-name="ce58" office:value-type="date" office:date-value="2017-07-01" calcext:value-type="date">
            <text:p>01/07</text:p>
          </table:table-cell>
          <table:table-cell table:style-name="ce58" office:value-type="date" office:date-value="2017-06-30" calcext:value-type="date">
            <text:p>30/06</text:p>
          </table:table-cell>
          <table:table-cell table:style-name="ce58" office:value-type="date" office:date-value="2017-06-29" calcext:value-type="date">
            <text:p>29/06</text:p>
          </table:table-cell>
          <table:table-cell table:style-name="ce58" office:value-type="date" office:date-value="2017-06-28" calcext:value-type="date">
            <text:p>28/06</text:p>
          </table:table-cell>
          <table:table-cell table:style-name="ce58" office:value-type="date" office:date-value="2017-06-27" calcext:value-type="date">
            <text:p>27/06</text:p>
          </table:table-cell>
          <table:table-cell table:style-name="ce58" office:value-type="date" office:date-value="2017-06-26" calcext:value-type="date">
            <text:p>26/06</text:p>
          </table:table-cell>
          <table:table-cell table:style-name="ce58" office:value-type="date" office:date-value="2017-06-25" calcext:value-type="date">
            <text:p>25/06</text:p>
          </table:table-cell>
          <table:table-cell table:style-name="ce58" office:value-type="date" office:date-value="2017-06-24" calcext:value-type="date">
            <text:p>24/06</text:p>
          </table:table-cell>
          <table:table-cell table:style-name="ce58" office:value-type="date" office:date-value="2017-06-23" calcext:value-type="date">
            <text:p>23/06</text:p>
          </table:table-cell>
          <table:table-cell table:style-name="ce58" office:value-type="date" office:date-value="2017-06-22" calcext:value-type="date">
            <text:p>22/06</text:p>
          </table:table-cell>
          <table:table-cell table:style-name="ce58" office:value-type="date" office:date-value="2017-06-21" calcext:value-type="date">
            <text:p>21/06</text:p>
          </table:table-cell>
          <table:table-cell table:style-name="ce58" office:value-type="date" office:date-value="2017-06-20" calcext:value-type="date">
            <text:p>20/06</text:p>
          </table:table-cell>
          <table:table-cell table:style-name="ce58" office:value-type="date" office:date-value="2017-06-19" calcext:value-type="date">
            <text:p>19/06</text:p>
          </table:table-cell>
          <table:table-cell table:style-name="ce58" office:value-type="date" office:date-value="2017-06-18" calcext:value-type="date">
            <text:p>18/06</text:p>
          </table:table-cell>
          <table:table-cell table:style-name="ce58" office:value-type="date" office:date-value="2017-06-17" calcext:value-type="date">
            <text:p>17/06</text:p>
          </table:table-cell>
          <table:table-cell table:style-name="ce58" office:value-type="date" office:date-value="2017-06-16" calcext:value-type="date">
            <text:p>16/06</text:p>
          </table:table-cell>
          <table:table-cell table:style-name="ce58" office:value-type="date" office:date-value="2017-06-15" calcext:value-type="date">
            <text:p>15/06</text:p>
          </table:table-cell>
          <table:table-cell table:style-name="ce58" office:value-type="date" office:date-value="2017-06-14" calcext:value-type="date">
            <text:p>14/06</text:p>
          </table:table-cell>
          <table:table-cell table:style-name="ce58" office:value-type="date" office:date-value="2017-06-13" calcext:value-type="date">
            <text:p>13/06</text:p>
          </table:table-cell>
          <table:table-cell table:style-name="ce58" office:value-type="date" office:date-value="2017-06-12" calcext:value-type="date">
            <text:p>12/06</text:p>
          </table:table-cell>
          <table:table-cell table:style-name="ce58" office:value-type="date" office:date-value="2017-06-11" calcext:value-type="date">
            <text:p>11/06</text:p>
          </table:table-cell>
          <table:table-cell table:style-name="ce58" office:value-type="date" office:date-value="2017-06-10" calcext:value-type="date">
            <text:p>10/06</text:p>
          </table:table-cell>
          <table:table-cell table:style-name="ce58" office:value-type="date" office:date-value="2017-06-09" calcext:value-type="date">
            <text:p>09/06</text:p>
          </table:table-cell>
          <table:table-cell table:style-name="ce58" office:value-type="date" office:date-value="2017-06-08" calcext:value-type="date">
            <text:p>08/06</text:p>
          </table:table-cell>
          <table:table-cell table:style-name="ce58" office:value-type="date" office:date-value="2017-06-07" calcext:value-type="date">
            <text:p>07/06</text:p>
          </table:table-cell>
          <table:table-cell table:style-name="ce58" office:value-type="date" office:date-value="2017-06-06" calcext:value-type="date">
            <text:p>06/06</text:p>
          </table:table-cell>
          <table:table-cell table:style-name="ce58" office:value-type="date" office:date-value="2017-06-05" calcext:value-type="date">
            <text:p>05/06</text:p>
          </table:table-cell>
          <table:table-cell table:style-name="ce58" office:value-type="date" office:date-value="2017-06-04" calcext:value-type="date">
            <text:p>04/06</text:p>
          </table:table-cell>
          <table:table-cell table:style-name="ce58" office:value-type="date" office:date-value="2017-06-03" calcext:value-type="date">
            <text:p>03/06</text:p>
          </table:table-cell>
          <table:table-cell table:style-name="ce58" office:value-type="date" office:date-value="2017-06-02" calcext:value-type="date">
            <text:p>02/06</text:p>
          </table:table-cell>
          <table:table-cell table:style-name="ce58" office:value-type="date" office:date-value="2017-06-01" calcext:value-type="date">
            <text:p>01/06</text:p>
          </table:table-cell>
          <table:table-cell table:style-name="ce58" office:value-type="date" office:date-value="2017-05-31" calcext:value-type="date">
            <text:p>31/05</text:p>
          </table:table-cell>
          <table:table-cell table:style-name="ce58" office:value-type="date" office:date-value="2017-05-30" calcext:value-type="date">
            <text:p>30/05</text:p>
          </table:table-cell>
          <table:table-cell table:style-name="ce58" office:value-type="date" office:date-value="2017-05-29" calcext:value-type="date">
            <text:p>29/05</text:p>
          </table:table-cell>
          <table:table-cell table:style-name="ce58" office:value-type="date" office:date-value="2017-05-28" calcext:value-type="date">
            <text:p>28/05</text:p>
          </table:table-cell>
          <table:table-cell table:style-name="ce58" office:value-type="date" office:date-value="2017-05-27" calcext:value-type="date">
            <text:p>27/05</text:p>
          </table:table-cell>
          <table:table-cell table:style-name="ce58" office:value-type="date" office:date-value="2017-05-26" calcext:value-type="date">
            <text:p>26/05</text:p>
          </table:table-cell>
          <table:table-cell table:style-name="ce58" office:value-type="date" office:date-value="2017-05-25" calcext:value-type="date">
            <text:p>25/05</text:p>
          </table:table-cell>
          <table:table-cell table:style-name="ce58" office:value-type="date" office:date-value="2017-05-24" calcext:value-type="date">
            <text:p>24/05</text:p>
          </table:table-cell>
          <table:table-cell table:style-name="ce58" office:value-type="date" office:date-value="2017-05-23" calcext:value-type="date">
            <text:p>23/05</text:p>
          </table:table-cell>
          <table:table-cell table:style-name="ce58" office:value-type="date" office:date-value="2017-05-22" calcext:value-type="date">
            <text:p>22/05</text:p>
          </table:table-cell>
          <table:table-cell table:style-name="ce58" office:value-type="date" office:date-value="2017-05-21" calcext:value-type="date">
            <text:p>21/05</text:p>
          </table:table-cell>
          <table:table-cell table:style-name="ce58" office:value-type="date" office:date-value="2017-05-20" calcext:value-type="date">
            <text:p>20/05</text:p>
          </table:table-cell>
          <table:table-cell table:style-name="ce58" office:value-type="date" office:date-value="2017-05-19" calcext:value-type="date">
            <text:p>19/05</text:p>
          </table:table-cell>
          <table:table-cell table:style-name="ce58" office:value-type="date" office:date-value="2017-05-18" calcext:value-type="date">
            <text:p>18/05</text:p>
          </table:table-cell>
          <table:table-cell table:style-name="ce58" office:value-type="date" office:date-value="2017-05-17" calcext:value-type="date">
            <text:p>17/05</text:p>
          </table:table-cell>
          <table:table-cell table:style-name="ce58" office:value-type="date" office:date-value="2017-05-16" calcext:value-type="date">
            <text:p>16/05</text:p>
          </table:table-cell>
          <table:table-cell table:style-name="ce58" office:value-type="date" office:date-value="2017-05-15" calcext:value-type="date">
            <text:p>15/05</text:p>
          </table:table-cell>
          <table:table-cell table:style-name="ce58" office:value-type="date" office:date-value="2017-05-14" calcext:value-type="date">
            <text:p>14/05</text:p>
          </table:table-cell>
          <table:table-cell table:style-name="ce58" office:value-type="date" office:date-value="2017-05-13" calcext:value-type="date">
            <text:p>13/05</text:p>
          </table:table-cell>
          <table:table-cell table:style-name="ce58" office:value-type="date" office:date-value="2017-05-12" calcext:value-type="date">
            <text:p>12/05</text:p>
          </table:table-cell>
          <table:table-cell table:style-name="ce58" office:value-type="date" office:date-value="2017-05-11" calcext:value-type="date">
            <text:p>11/05</text:p>
          </table:table-cell>
          <table:table-cell table:style-name="ce58" office:value-type="date" office:date-value="2017-05-10" calcext:value-type="date">
            <text:p>10/05</text:p>
          </table:table-cell>
          <table:table-cell table:style-name="ce58" office:value-type="date" office:date-value="2017-05-09" calcext:value-type="date">
            <text:p>09/05</text:p>
          </table:table-cell>
          <table:table-cell table:style-name="ce58" office:value-type="date" office:date-value="2017-05-08" calcext:value-type="date">
            <text:p>08/05</text:p>
          </table:table-cell>
          <table:table-cell table:style-name="ce58" office:value-type="date" office:date-value="2017-05-07" calcext:value-type="date">
            <text:p>07/05</text:p>
          </table:table-cell>
          <table:table-cell table:style-name="ce58" office:value-type="date" office:date-value="2017-05-06" calcext:value-type="date">
            <text:p>06/05</text:p>
          </table:table-cell>
          <table:table-cell table:style-name="ce58" office:value-type="date" office:date-value="2017-05-05" calcext:value-type="date">
            <text:p>05/05</text:p>
          </table:table-cell>
          <table:table-cell table:style-name="ce58" office:value-type="date" office:date-value="2017-05-04" calcext:value-type="date">
            <text:p>04/05</text:p>
          </table:table-cell>
          <table:table-cell table:style-name="ce58" office:value-type="date" office:date-value="2017-05-03" calcext:value-type="date">
            <text:p>03/05</text:p>
          </table:table-cell>
          <table:table-cell table:style-name="ce58" office:value-type="date" office:date-value="2017-05-02" calcext:value-type="date">
            <text:p>02/05</text:p>
          </table:table-cell>
          <table:table-cell table:style-name="ce58" office:value-type="date" office:date-value="2017-05-01" calcext:value-type="date">
            <text:p>01/05</text:p>
          </table:table-cell>
          <table:table-cell table:style-name="ce58" office:value-type="date" office:date-value="2017-04-30" calcext:value-type="date">
            <text:p>30/04</text:p>
          </table:table-cell>
          <table:table-cell table:style-name="ce58" office:value-type="date" office:date-value="2017-04-29" calcext:value-type="date">
            <text:p>29/04</text:p>
          </table:table-cell>
          <table:table-cell table:style-name="ce58" office:value-type="date" office:date-value="2017-04-28" calcext:value-type="date">
            <text:p>28/04</text:p>
          </table:table-cell>
          <table:table-cell table:style-name="ce58" office:value-type="date" office:date-value="2017-04-27" calcext:value-type="date">
            <text:p>27/04</text:p>
          </table:table-cell>
          <table:table-cell table:style-name="ce58" office:value-type="date" office:date-value="2017-04-26" calcext:value-type="date">
            <text:p>26/04</text:p>
          </table:table-cell>
          <table:table-cell table:style-name="ce58" office:value-type="date" office:date-value="2017-04-25" calcext:value-type="date">
            <text:p>25/04</text:p>
          </table:table-cell>
          <table:table-cell table:style-name="ce58" office:value-type="date" office:date-value="2017-04-24" calcext:value-type="date">
            <text:p>24/04</text:p>
          </table:table-cell>
          <table:table-cell table:style-name="ce58" office:value-type="date" office:date-value="2017-04-23" calcext:value-type="date">
            <text:p>23/04</text:p>
          </table:table-cell>
          <table:table-cell table:style-name="ce58" office:value-type="date" office:date-value="2017-04-22" calcext:value-type="date">
            <text:p>22/04</text:p>
          </table:table-cell>
          <table:table-cell table:style-name="ce58" office:value-type="date" office:date-value="2017-04-21" calcext:value-type="date">
            <text:p>21/04</text:p>
          </table:table-cell>
          <table:table-cell table:style-name="ce58" office:value-type="date" office:date-value="2017-04-20" calcext:value-type="date">
            <text:p>20/04</text:p>
          </table:table-cell>
          <table:table-cell table:style-name="ce58" office:value-type="date" office:date-value="2017-04-19" calcext:value-type="date">
            <text:p>19/04</text:p>
          </table:table-cell>
          <table:table-cell table:style-name="ce58" office:value-type="date" office:date-value="2017-04-18" calcext:value-type="date">
            <text:p>18/04</text:p>
          </table:table-cell>
          <table:table-cell table:style-name="ce58" office:value-type="date" office:date-value="2017-04-17" calcext:value-type="date">
            <text:p>17/04</text:p>
          </table:table-cell>
          <table:table-cell table:style-name="ce58" office:value-type="date" office:date-value="2017-04-16" calcext:value-type="date">
            <text:p>16/04</text:p>
          </table:table-cell>
          <table:table-cell table:style-name="ce58" office:value-type="date" office:date-value="2017-04-15" calcext:value-type="date">
            <text:p>15/04</text:p>
          </table:table-cell>
          <table:table-cell table:style-name="ce58" office:value-type="date" office:date-value="2017-04-14" calcext:value-type="date">
            <text:p>14/04</text:p>
          </table:table-cell>
          <table:table-cell table:style-name="ce58" office:value-type="date" office:date-value="2017-04-13" calcext:value-type="date">
            <text:p>13/04</text:p>
          </table:table-cell>
          <table:table-cell table:style-name="ce58" office:value-type="date" office:date-value="2017-04-12" calcext:value-type="date">
            <text:p>12/04</text:p>
          </table:table-cell>
          <table:table-cell table:style-name="ce58" office:value-type="date" office:date-value="2017-04-11" calcext:value-type="date">
            <text:p>11/04</text:p>
          </table:table-cell>
          <table:table-cell table:style-name="ce58" office:value-type="date" office:date-value="2017-04-10" calcext:value-type="date">
            <text:p>10/04</text:p>
          </table:table-cell>
          <table:table-cell table:style-name="ce58" office:value-type="date" office:date-value="2017-04-09" calcext:value-type="date">
            <text:p>09/04</text:p>
          </table:table-cell>
          <table:table-cell table:style-name="ce58" office:value-type="date" office:date-value="2017-04-08" calcext:value-type="date">
            <text:p>08/04</text:p>
          </table:table-cell>
          <table:table-cell table:style-name="ce58" office:value-type="date" office:date-value="2017-04-07" calcext:value-type="date">
            <text:p>07/04</text:p>
          </table:table-cell>
          <table:table-cell table:style-name="ce58" office:value-type="date" office:date-value="2017-04-06" calcext:value-type="date">
            <text:p>06/04</text:p>
          </table:table-cell>
          <table:table-cell table:style-name="ce58" office:value-type="date" office:date-value="2017-04-05" calcext:value-type="date">
            <text:p>05/04</text:p>
          </table:table-cell>
          <table:table-cell table:style-name="ce58" office:value-type="date" office:date-value="2017-04-04" calcext:value-type="date">
            <text:p>04/04</text:p>
          </table:table-cell>
          <table:table-cell table:style-name="ce58" office:value-type="date" office:date-value="2017-04-03" calcext:value-type="date">
            <text:p>03/04</text:p>
          </table:table-cell>
          <table:table-cell table:style-name="ce58" office:value-type="date" office:date-value="2017-04-02" calcext:value-type="date">
            <text:p>02/04</text:p>
          </table:table-cell>
          <table:table-cell table:style-name="ce58" office:value-type="date" office:date-value="2017-04-01" calcext:value-type="date">
            <text:p>01/04</text:p>
          </table:table-cell>
          <table:table-cell table:style-name="ce58" office:value-type="date" office:date-value="2017-03-31" calcext:value-type="date">
            <text:p>31/03</text:p>
          </table:table-cell>
          <table:table-cell table:style-name="ce58" office:value-type="date" office:date-value="2017-03-30" calcext:value-type="date">
            <text:p>30/03</text:p>
          </table:table-cell>
          <table:table-cell table:style-name="ce58" office:value-type="date" office:date-value="2017-03-29" calcext:value-type="date">
            <text:p>29/03</text:p>
          </table:table-cell>
          <table:table-cell table:style-name="ce58" office:value-type="date" office:date-value="2017-03-28" calcext:value-type="date">
            <text:p>28/03</text:p>
          </table:table-cell>
          <table:table-cell table:style-name="ce58" office:value-type="date" office:date-value="2017-03-27" calcext:value-type="date">
            <text:p>27/03</text:p>
          </table:table-cell>
          <table:table-cell table:style-name="ce58" office:value-type="date" office:date-value="2017-03-26" calcext:value-type="date">
            <text:p>26/03</text:p>
          </table:table-cell>
          <table:table-cell table:style-name="ce58" office:value-type="date" office:date-value="2017-03-25" calcext:value-type="date">
            <text:p>25/03</text:p>
          </table:table-cell>
          <table:table-cell table:style-name="ce58" office:value-type="date" office:date-value="2017-03-24" calcext:value-type="date">
            <text:p>24/03</text:p>
          </table:table-cell>
          <table:table-cell table:style-name="ce58" office:value-type="date" office:date-value="2017-03-23" calcext:value-type="date">
            <text:p>23/03</text:p>
          </table:table-cell>
          <table:table-cell table:style-name="ce58" office:value-type="date" office:date-value="2017-03-22" calcext:value-type="date">
            <text:p>22/03</text:p>
          </table:table-cell>
          <table:table-cell table:style-name="ce58" office:value-type="date" office:date-value="2017-03-21" calcext:value-type="date">
            <text:p>21/03</text:p>
          </table:table-cell>
          <table:table-cell table:style-name="ce58" office:value-type="date" office:date-value="2017-03-20" calcext:value-type="date">
            <text:p>20/03</text:p>
          </table:table-cell>
          <table:table-cell table:style-name="ce58" office:value-type="date" office:date-value="2017-03-19" calcext:value-type="date">
            <text:p>19/03</text:p>
          </table:table-cell>
          <table:table-cell table:style-name="ce58" office:value-type="date" office:date-value="2017-03-18" calcext:value-type="date">
            <text:p>18/03</text:p>
          </table:table-cell>
          <table:table-cell table:style-name="ce58" office:value-type="date" office:date-value="2017-03-17" calcext:value-type="date">
            <text:p>17/03</text:p>
          </table:table-cell>
          <table:table-cell table:style-name="ce58" office:value-type="date" office:date-value="2017-03-16" calcext:value-type="date">
            <text:p>16/03</text:p>
          </table:table-cell>
          <table:table-cell table:style-name="ce58" office:value-type="date" office:date-value="2017-03-15" calcext:value-type="date">
            <text:p>15/03</text:p>
          </table:table-cell>
          <table:table-cell table:style-name="ce58" office:value-type="date" office:date-value="2017-03-14" calcext:value-type="date">
            <text:p>14/03</text:p>
          </table:table-cell>
          <table:table-cell table:style-name="ce58" office:value-type="date" office:date-value="2017-03-13" calcext:value-type="date">
            <text:p>13/03</text:p>
          </table:table-cell>
          <table:table-cell table:style-name="ce58" office:value-type="date" office:date-value="2017-03-12" calcext:value-type="date">
            <text:p>12/03</text:p>
          </table:table-cell>
          <table:table-cell table:style-name="ce58" office:value-type="date" office:date-value="2017-03-11" calcext:value-type="date">
            <text:p>11/03</text:p>
          </table:table-cell>
          <table:table-cell table:style-name="ce58" office:value-type="date" office:date-value="2017-03-10" calcext:value-type="date">
            <text:p>10/03</text:p>
          </table:table-cell>
          <table:table-cell table:style-name="ce58" office:value-type="date" office:date-value="2017-03-09" calcext:value-type="date">
            <text:p>09/03</text:p>
          </table:table-cell>
          <table:table-cell table:style-name="ce58" office:value-type="date" office:date-value="2017-03-08" calcext:value-type="date">
            <text:p>08/03</text:p>
          </table:table-cell>
          <table:table-cell table:style-name="ce58" office:value-type="date" office:date-value="2017-03-07" calcext:value-type="date">
            <text:p>07/03</text:p>
          </table:table-cell>
          <table:table-cell table:style-name="ce58" office:value-type="date" office:date-value="2017-03-06" calcext:value-type="date">
            <text:p>06/03</text:p>
          </table:table-cell>
          <table:table-cell table:style-name="ce58" office:value-type="date" office:date-value="2017-03-05" calcext:value-type="date">
            <text:p>05/03</text:p>
          </table:table-cell>
          <table:table-cell table:style-name="ce58" office:value-type="date" office:date-value="2017-03-04" calcext:value-type="date">
            <text:p>04/03</text:p>
          </table:table-cell>
          <table:table-cell table:style-name="ce58" office:value-type="date" office:date-value="2017-03-03" calcext:value-type="date">
            <text:p>03/03</text:p>
          </table:table-cell>
          <table:table-cell table:style-name="ce58" office:value-type="date" office:date-value="2017-03-02" calcext:value-type="date">
            <text:p>02/03</text:p>
          </table:table-cell>
          <table:table-cell table:style-name="ce58" office:value-type="date" office:date-value="2017-03-01" calcext:value-type="date">
            <text:p>01/03</text:p>
          </table:table-cell>
          <table:table-cell table:style-name="ce58" office:value-type="date" office:date-value="2017-02-28" calcext:value-type="date">
            <text:p>28/02</text:p>
          </table:table-cell>
          <table:table-cell table:style-name="ce58" office:value-type="date" office:date-value="2017-02-27" calcext:value-type="date">
            <text:p>27/02</text:p>
          </table:table-cell>
          <table:table-cell table:style-name="ce58" office:value-type="date" office:date-value="2017-02-26" calcext:value-type="date">
            <text:p>26/02</text:p>
          </table:table-cell>
          <table:table-cell table:style-name="ce58" office:value-type="date" office:date-value="2017-02-25" calcext:value-type="date">
            <text:p>25/02</text:p>
          </table:table-cell>
          <table:table-cell table:style-name="ce58" office:value-type="date" office:date-value="2017-02-24" calcext:value-type="date">
            <text:p>24/02</text:p>
          </table:table-cell>
          <table:table-cell table:style-name="ce58" office:value-type="date" office:date-value="2017-02-23" calcext:value-type="date">
            <text:p>23/02</text:p>
          </table:table-cell>
          <table:table-cell table:style-name="ce58" office:value-type="date" office:date-value="2017-02-22" calcext:value-type="date">
            <text:p>22/02</text:p>
          </table:table-cell>
          <table:table-cell table:style-name="ce58" office:value-type="date" office:date-value="2017-02-21" calcext:value-type="date">
            <text:p>21/02</text:p>
          </table:table-cell>
          <table:table-cell table:style-name="ce58" office:value-type="date" office:date-value="2017-02-20" calcext:value-type="date">
            <text:p>20/02</text:p>
          </table:table-cell>
          <table:table-cell table:style-name="ce58" office:value-type="date" office:date-value="2017-02-19" calcext:value-type="date">
            <text:p>19/02</text:p>
          </table:table-cell>
          <table:table-cell table:style-name="ce58" office:value-type="date" office:date-value="2017-02-18" calcext:value-type="date">
            <text:p>18/02</text:p>
          </table:table-cell>
          <table:table-cell table:style-name="ce58" office:value-type="date" office:date-value="2017-02-17" calcext:value-type="date">
            <text:p>17/02</text:p>
          </table:table-cell>
          <table:table-cell table:style-name="ce58" office:value-type="date" office:date-value="2017-02-16" calcext:value-type="date">
            <text:p>16/02</text:p>
          </table:table-cell>
          <table:table-cell table:style-name="ce58" office:value-type="date" office:date-value="2017-02-15" calcext:value-type="date">
            <text:p>15/02</text:p>
          </table:table-cell>
          <table:table-cell table:style-name="ce58" office:value-type="date" office:date-value="2017-02-14" calcext:value-type="date">
            <text:p>14/02</text:p>
          </table:table-cell>
          <table:table-cell table:style-name="ce58" office:value-type="date" office:date-value="2017-02-13" calcext:value-type="date">
            <text:p>13/02</text:p>
          </table:table-cell>
          <table:table-cell table:style-name="ce58" office:value-type="date" office:date-value="2017-02-12" calcext:value-type="date">
            <text:p>12/02</text:p>
          </table:table-cell>
          <table:table-cell table:style-name="ce58" office:value-type="date" office:date-value="2017-02-11" calcext:value-type="date">
            <text:p>11/02</text:p>
          </table:table-cell>
          <table:table-cell table:style-name="ce58" office:value-type="date" office:date-value="2017-02-10" calcext:value-type="date">
            <text:p>10/02</text:p>
          </table:table-cell>
          <table:table-cell table:style-name="ce58" office:value-type="date" office:date-value="2017-02-09" calcext:value-type="date">
            <text:p>09/02</text:p>
          </table:table-cell>
          <table:table-cell table:style-name="ce58" office:value-type="date" office:date-value="2017-02-08" calcext:value-type="date">
            <text:p>08/02</text:p>
          </table:table-cell>
          <table:table-cell table:style-name="ce58" office:value-type="date" office:date-value="2017-02-07" calcext:value-type="date">
            <text:p>07/02</text:p>
          </table:table-cell>
          <table:table-cell table:style-name="ce58" office:value-type="date" office:date-value="2017-02-06" calcext:value-type="date">
            <text:p>06/02</text:p>
          </table:table-cell>
          <table:table-cell table:style-name="ce58" office:value-type="date" office:date-value="2017-02-05" calcext:value-type="date">
            <text:p>05/02</text:p>
          </table:table-cell>
          <table:table-cell table:style-name="ce58" office:value-type="date" office:date-value="2017-02-04" calcext:value-type="date">
            <text:p>04/02</text:p>
          </table:table-cell>
          <table:table-cell table:style-name="ce58" office:value-type="date" office:date-value="2017-02-03" calcext:value-type="date">
            <text:p>03/02</text:p>
          </table:table-cell>
          <table:table-cell table:style-name="ce58" office:value-type="date" office:date-value="2017-02-02" calcext:value-type="date">
            <text:p>02/02</text:p>
          </table:table-cell>
          <table:table-cell table:style-name="ce58" office:value-type="date" office:date-value="2017-02-01" calcext:value-type="date">
            <text:p>01/02</text:p>
          </table:table-cell>
          <table:table-cell table:style-name="ce58" office:value-type="date" office:date-value="2017-01-31" calcext:value-type="date">
            <text:p>31/01</text:p>
          </table:table-cell>
          <table:table-cell table:style-name="ce58" office:value-type="date" office:date-value="2017-01-30" calcext:value-type="date">
            <text:p>30/01</text:p>
          </table:table-cell>
          <table:table-cell table:style-name="ce58" office:value-type="date" office:date-value="2017-01-29" calcext:value-type="date">
            <text:p>29/01</text:p>
          </table:table-cell>
          <table:table-cell table:style-name="ce58" office:value-type="date" office:date-value="2017-01-28" calcext:value-type="date">
            <text:p>28/01</text:p>
          </table:table-cell>
          <table:table-cell table:style-name="ce58" office:value-type="date" office:date-value="2017-01-27" calcext:value-type="date">
            <text:p>27/01</text:p>
          </table:table-cell>
          <table:table-cell table:style-name="ce58" office:value-type="date" office:date-value="2017-01-26" calcext:value-type="date">
            <text:p>26/01</text:p>
          </table:table-cell>
          <table:table-cell table:style-name="ce58" office:value-type="date" office:date-value="2017-01-25" calcext:value-type="date">
            <text:p>25/01</text:p>
          </table:table-cell>
          <table:table-cell table:style-name="ce58" office:value-type="date" office:date-value="2017-01-24" calcext:value-type="date">
            <text:p>24/01</text:p>
          </table:table-cell>
          <table:table-cell table:style-name="ce58" office:value-type="date" office:date-value="2017-01-23" calcext:value-type="date">
            <text:p>23/01</text:p>
          </table:table-cell>
          <table:table-cell table:style-name="ce58" office:value-type="date" office:date-value="2017-01-22" calcext:value-type="date">
            <text:p>22/01</text:p>
          </table:table-cell>
          <table:table-cell table:style-name="ce58" office:value-type="date" office:date-value="2017-01-21" calcext:value-type="date">
            <text:p>21/01</text:p>
          </table:table-cell>
          <table:table-cell table:style-name="ce58" office:value-type="date" office:date-value="2017-01-20" calcext:value-type="date">
            <text:p>20/01</text:p>
          </table:table-cell>
          <table:table-cell table:style-name="ce58" office:value-type="date" office:date-value="2017-01-19" calcext:value-type="date">
            <text:p>19/01</text:p>
          </table:table-cell>
          <table:table-cell table:style-name="ce58" office:value-type="date" office:date-value="2017-01-18" calcext:value-type="date">
            <text:p>18/01</text:p>
          </table:table-cell>
          <table:table-cell table:style-name="ce58" office:value-type="date" office:date-value="2017-01-17" calcext:value-type="date">
            <text:p>17/01</text:p>
          </table:table-cell>
          <table:table-cell table:style-name="ce58" office:value-type="date" office:date-value="2017-01-16" calcext:value-type="date">
            <text:p>16/01</text:p>
          </table:table-cell>
          <table:table-cell table:style-name="ce58" office:value-type="date" office:date-value="2017-01-15" calcext:value-type="date">
            <text:p>15/01</text:p>
          </table:table-cell>
          <table:table-cell table:style-name="ce58" office:value-type="date" office:date-value="2017-01-14" calcext:value-type="date">
            <text:p>14/01</text:p>
          </table:table-cell>
          <table:table-cell table:style-name="ce58" office:value-type="date" office:date-value="2017-01-13" calcext:value-type="date">
            <text:p>13/01</text:p>
          </table:table-cell>
          <table:table-cell table:style-name="ce58" office:value-type="date" office:date-value="2017-01-12" calcext:value-type="date">
            <text:p>12/01</text:p>
          </table:table-cell>
          <table:table-cell table:style-name="ce58" office:value-type="date" office:date-value="2017-01-11" calcext:value-type="date">
            <text:p>11/01</text:p>
          </table:table-cell>
          <table:table-cell table:style-name="ce58" office:value-type="date" office:date-value="2017-01-10" calcext:value-type="date">
            <text:p>10/01</text:p>
          </table:table-cell>
          <table:table-cell table:style-name="ce58" office:value-type="date" office:date-value="2017-01-09" calcext:value-type="date">
            <text:p>09/01</text:p>
          </table:table-cell>
          <table:table-cell table:style-name="ce58" office:value-type="date" office:date-value="2017-01-08" calcext:value-type="date">
            <text:p>08/01</text:p>
          </table:table-cell>
          <table:table-cell table:style-name="ce58" office:value-type="date" office:date-value="2017-01-07" calcext:value-type="date">
            <text:p>07/01</text:p>
          </table:table-cell>
          <table:table-cell table:style-name="ce58" office:value-type="date" office:date-value="2017-01-06" calcext:value-type="date">
            <text:p>06/01</text:p>
          </table:table-cell>
          <table:table-cell table:style-name="ce58" office:value-type="date" office:date-value="2017-01-05" calcext:value-type="date">
            <text:p>05/01</text:p>
          </table:table-cell>
          <table:table-cell table:style-name="ce58" office:value-type="date" office:date-value="2017-01-04" calcext:value-type="date">
            <text:p>04/01</text:p>
          </table:table-cell>
          <table:table-cell table:style-name="ce58" office:value-type="date" office:date-value="2017-01-03" calcext:value-type="date">
            <text:p>03/01</text:p>
          </table:table-cell>
          <table:table-cell table:style-name="ce58" office:value-type="date" office:date-value="2017-01-02" calcext:value-type="date">
            <text:p>02/01</text:p>
          </table:table-cell>
          <table:table-cell table:style-name="ce58" office:value-type="date" office:date-value="2017-01-01" calcext:value-type="date">
            <text:p>01/01</text:p>
          </table:table-cell>
          <table:table-cell table:style-name="ce58" office:value-type="date" office:date-value="2016-12-31" calcext:value-type="date">
            <text:p>31/12</text:p>
          </table:table-cell>
          <table:table-cell table:style-name="ce58" office:value-type="date" office:date-value="2016-12-30" calcext:value-type="date">
            <text:p>30/12</text:p>
          </table:table-cell>
          <table:table-cell table:style-name="ce58" office:value-type="date" office:date-value="2016-12-29" calcext:value-type="date">
            <text:p>29/12</text:p>
          </table:table-cell>
          <table:table-cell table:style-name="ce58" office:value-type="date" office:date-value="2016-12-28" calcext:value-type="date">
            <text:p>28/12</text:p>
          </table:table-cell>
          <table:table-cell table:style-name="ce58" office:value-type="date" office:date-value="2016-12-27" calcext:value-type="date">
            <text:p>27/12</text:p>
          </table:table-cell>
          <table:table-cell table:style-name="ce58" office:value-type="date" office:date-value="2016-12-26" calcext:value-type="date">
            <text:p>26/12</text:p>
          </table:table-cell>
          <table:table-cell table:style-name="ce58" office:value-type="date" office:date-value="2016-12-25" calcext:value-type="date">
            <text:p>25/12</text:p>
          </table:table-cell>
          <table:table-cell table:style-name="ce58" office:value-type="date" office:date-value="2016-12-24" calcext:value-type="date">
            <text:p>24/12</text:p>
          </table:table-cell>
          <table:table-cell table:style-name="ce58" office:value-type="date" office:date-value="2016-12-23" calcext:value-type="date">
            <text:p>23/12</text:p>
          </table:table-cell>
          <table:table-cell table:style-name="ce58" office:value-type="date" office:date-value="2016-12-22" calcext:value-type="date">
            <text:p>22/12</text:p>
          </table:table-cell>
          <table:table-cell table:style-name="ce58" office:value-type="date" office:date-value="2016-12-21" calcext:value-type="date">
            <text:p>21/12</text:p>
          </table:table-cell>
          <table:table-cell table:style-name="ce58" office:value-type="date" office:date-value="2016-12-20" calcext:value-type="date">
            <text:p>20/12</text:p>
          </table:table-cell>
          <table:table-cell table:style-name="ce58" office:value-type="date" office:date-value="2016-12-19" calcext:value-type="date">
            <text:p>19/12</text:p>
          </table:table-cell>
          <table:table-cell table:style-name="ce58" office:value-type="date" office:date-value="2016-12-18" calcext:value-type="date">
            <text:p>18/12</text:p>
          </table:table-cell>
          <table:table-cell table:style-name="ce58" office:value-type="date" office:date-value="2016-12-17" calcext:value-type="date">
            <text:p>17/12</text:p>
          </table:table-cell>
          <table:table-cell table:style-name="ce58" office:value-type="date" office:date-value="2016-12-16" calcext:value-type="date">
            <text:p>16/12</text:p>
          </table:table-cell>
          <table:table-cell table:style-name="ce58" office:value-type="date" office:date-value="2016-12-15" calcext:value-type="date">
            <text:p>15/12</text:p>
          </table:table-cell>
          <table:table-cell table:style-name="ce58" office:value-type="date" office:date-value="2016-12-14" calcext:value-type="date">
            <text:p>14/12</text:p>
          </table:table-cell>
          <table:table-cell table:style-name="ce58" office:value-type="date" office:date-value="2016-12-13" calcext:value-type="date">
            <text:p>13/12</text:p>
          </table:table-cell>
          <table:table-cell table:style-name="ce58" office:value-type="date" office:date-value="2016-12-12" calcext:value-type="date">
            <text:p>12/12</text:p>
          </table:table-cell>
          <table:table-cell table:style-name="ce58" office:value-type="date" office:date-value="2016-12-11" calcext:value-type="date">
            <text:p>11/12</text:p>
          </table:table-cell>
          <table:table-cell table:style-name="ce58" office:value-type="date" office:date-value="2016-12-10" calcext:value-type="date">
            <text:p>10/12</text:p>
          </table:table-cell>
          <table:table-cell table:style-name="ce58" office:value-type="date" office:date-value="2016-12-09" calcext:value-type="date">
            <text:p>09/12</text:p>
          </table:table-cell>
          <table:table-cell table:style-name="ce58" office:value-type="date" office:date-value="2016-12-08" calcext:value-type="date">
            <text:p>08/12</text:p>
          </table:table-cell>
          <table:table-cell table:style-name="ce58" office:value-type="date" office:date-value="2016-12-07" calcext:value-type="date">
            <text:p>07/12</text:p>
          </table:table-cell>
          <table:table-cell table:style-name="ce58" office:value-type="date" office:date-value="2016-12-06" calcext:value-type="date">
            <text:p>06/12</text:p>
          </table:table-cell>
          <table:table-cell table:style-name="ce58" office:value-type="date" office:date-value="2016-12-05" calcext:value-type="date">
            <text:p>05/12</text:p>
          </table:table-cell>
          <table:table-cell table:style-name="ce58" office:value-type="date" office:date-value="2016-12-04" calcext:value-type="date">
            <text:p>04/12</text:p>
          </table:table-cell>
          <table:table-cell table:style-name="ce58" office:value-type="date" office:date-value="2016-12-03" calcext:value-type="date">
            <text:p>03/12</text:p>
          </table:table-cell>
          <table:table-cell table:style-name="ce58" office:value-type="date" office:date-value="2016-12-02" calcext:value-type="date">
            <text:p>02/12</text:p>
          </table:table-cell>
          <table:table-cell table:style-name="ce58" office:value-type="date" office:date-value="2016-12-01" calcext:value-type="date">
            <text:p>01/12</text:p>
          </table:table-cell>
          <table:table-cell table:style-name="ce58" office:value-type="date" office:date-value="2016-11-30" calcext:value-type="date">
            <text:p>30/11</text:p>
          </table:table-cell>
          <table:table-cell table:style-name="ce58" office:value-type="date" office:date-value="2016-11-29" calcext:value-type="date">
            <text:p>29/11</text:p>
          </table:table-cell>
          <table:table-cell table:style-name="ce58" office:value-type="date" office:date-value="2016-11-28" calcext:value-type="date">
            <text:p>28/11</text:p>
          </table:table-cell>
          <table:table-cell table:style-name="ce58" office:value-type="date" office:date-value="2016-11-27" calcext:value-type="date">
            <text:p>27/11</text:p>
          </table:table-cell>
          <table:table-cell table:style-name="ce58" office:value-type="date" office:date-value="2016-11-26" calcext:value-type="date">
            <text:p>26/11</text:p>
          </table:table-cell>
          <table:table-cell table:style-name="ce58" office:value-type="date" office:date-value="2016-11-25" calcext:value-type="date">
            <text:p>25/11</text:p>
          </table:table-cell>
          <table:table-cell table:style-name="ce58" office:value-type="date" office:date-value="2016-11-24" calcext:value-type="date">
            <text:p>24/11</text:p>
          </table:table-cell>
          <table:table-cell table:style-name="ce58" office:value-type="date" office:date-value="2016-11-23" calcext:value-type="date">
            <text:p>23/11</text:p>
          </table:table-cell>
          <table:table-cell table:style-name="ce58" office:value-type="date" office:date-value="2016-11-22" calcext:value-type="date">
            <text:p>22/11</text:p>
          </table:table-cell>
          <table:table-cell table:style-name="ce58" office:value-type="date" office:date-value="2016-11-21" calcext:value-type="date">
            <text:p>21/11</text:p>
          </table:table-cell>
          <table:table-cell table:style-name="ce58" office:value-type="date" office:date-value="2016-11-20" calcext:value-type="date">
            <text:p>20/11</text:p>
          </table:table-cell>
          <table:table-cell table:style-name="ce58" office:value-type="date" office:date-value="2016-11-19" calcext:value-type="date">
            <text:p>19/11</text:p>
          </table:table-cell>
          <table:table-cell table:style-name="ce58" office:value-type="date" office:date-value="2016-11-18" calcext:value-type="date">
            <text:p>18/11</text:p>
          </table:table-cell>
          <table:table-cell table:style-name="ce58" office:value-type="date" office:date-value="2016-11-17" calcext:value-type="date">
            <text:p>17/11</text:p>
          </table:table-cell>
          <table:table-cell table:style-name="ce58" office:value-type="date" office:date-value="2016-11-16" calcext:value-type="date">
            <text:p>16/11</text:p>
          </table:table-cell>
          <table:table-cell table:style-name="ce58" office:value-type="date" office:date-value="2016-11-15" calcext:value-type="date">
            <text:p>15/11</text:p>
          </table:table-cell>
          <table:table-cell table:style-name="ce58" office:value-type="date" office:date-value="2016-11-14" calcext:value-type="date">
            <text:p>14/11</text:p>
          </table:table-cell>
          <table:table-cell table:style-name="ce58" office:value-type="date" office:date-value="2016-11-13" calcext:value-type="date">
            <text:p>13/11</text:p>
          </table:table-cell>
          <table:table-cell table:style-name="ce58" office:value-type="date" office:date-value="2016-11-12" calcext:value-type="date">
            <text:p>12/11</text:p>
          </table:table-cell>
          <table:table-cell table:style-name="ce58" office:value-type="date" office:date-value="2016-11-11" calcext:value-type="date">
            <text:p>11/11</text:p>
          </table:table-cell>
          <table:table-cell table:style-name="ce58" office:value-type="date" office:date-value="2016-11-10" calcext:value-type="date">
            <text:p>10/11</text:p>
          </table:table-cell>
          <table:table-cell table:style-name="ce58" office:value-type="date" office:date-value="2016-11-09" calcext:value-type="date">
            <text:p>09/11</text:p>
          </table:table-cell>
          <table:table-cell table:style-name="ce58" office:value-type="date" office:date-value="2016-11-08" calcext:value-type="date">
            <text:p>08/11</text:p>
          </table:table-cell>
          <table:table-cell table:style-name="ce58" office:value-type="date" office:date-value="2016-11-07" calcext:value-type="date">
            <text:p>07/11</text:p>
          </table:table-cell>
          <table:table-cell table:style-name="ce58" office:value-type="date" office:date-value="2016-11-06" calcext:value-type="date">
            <text:p>06/11</text:p>
          </table:table-cell>
          <table:table-cell table:style-name="ce58" office:value-type="date" office:date-value="2016-11-05" calcext:value-type="date">
            <text:p>05/11</text:p>
          </table:table-cell>
          <table:table-cell table:style-name="ce58" office:value-type="date" office:date-value="2016-11-04" calcext:value-type="date">
            <text:p>04/11</text:p>
          </table:table-cell>
          <table:table-cell table:style-name="ce58" office:value-type="date" office:date-value="2016-11-03" calcext:value-type="date">
            <text:p>03/11</text:p>
          </table:table-cell>
          <table:table-cell table:style-name="ce58" office:value-type="date" office:date-value="2016-11-02" calcext:value-type="date">
            <text:p>02/11</text:p>
          </table:table-cell>
          <table:table-cell table:style-name="ce58" office:value-type="date" office:date-value="2016-11-01" calcext:value-type="date">
            <text:p>01/11</text:p>
          </table:table-cell>
          <table:table-cell table:style-name="ce58" office:value-type="date" office:date-value="2016-10-31" calcext:value-type="date">
            <text:p>31/10</text:p>
          </table:table-cell>
          <table:table-cell table:style-name="ce58" office:value-type="date" office:date-value="2016-10-30" calcext:value-type="date">
            <text:p>30/10</text:p>
          </table:table-cell>
          <table:table-cell table:style-name="ce58" office:value-type="date" office:date-value="2016-10-29" calcext:value-type="date">
            <text:p>29/10</text:p>
          </table:table-cell>
          <table:table-cell table:style-name="ce58" office:value-type="date" office:date-value="2016-10-28" calcext:value-type="date">
            <text:p>28/10</text:p>
          </table:table-cell>
          <table:table-cell table:style-name="ce58" office:value-type="date" office:date-value="2016-10-27" calcext:value-type="date">
            <text:p>27/10</text:p>
          </table:table-cell>
          <table:table-cell table:style-name="ce58" office:value-type="date" office:date-value="2016-10-26" calcext:value-type="date">
            <text:p>26/10</text:p>
          </table:table-cell>
          <table:table-cell table:style-name="ce58" office:value-type="date" office:date-value="2016-10-25" calcext:value-type="date">
            <text:p>25/10</text:p>
          </table:table-cell>
          <table:table-cell table:style-name="ce58" office:value-type="date" office:date-value="2016-10-24" calcext:value-type="date">
            <text:p>24/10</text:p>
          </table:table-cell>
          <table:table-cell table:style-name="ce58" office:value-type="date" office:date-value="2016-10-23" calcext:value-type="date">
            <text:p>23/10</text:p>
          </table:table-cell>
          <table:table-cell table:style-name="ce58" office:value-type="date" office:date-value="2016-10-22" calcext:value-type="date">
            <text:p>22/10</text:p>
          </table:table-cell>
          <table:table-cell table:style-name="ce58" office:value-type="date" office:date-value="2016-10-21" calcext:value-type="date">
            <text:p>21/10</text:p>
          </table:table-cell>
          <table:table-cell table:style-name="ce58" office:value-type="date" office:date-value="2016-10-20" calcext:value-type="date">
            <text:p>20/10</text:p>
          </table:table-cell>
          <table:table-cell table:style-name="ce58" office:value-type="date" office:date-value="2016-10-19" calcext:value-type="date">
            <text:p>19/10</text:p>
          </table:table-cell>
          <table:table-cell table:style-name="ce58" office:value-type="date" office:date-value="2016-10-18" calcext:value-type="date">
            <text:p>18/10</text:p>
          </table:table-cell>
          <table:table-cell table:style-name="ce58" office:value-type="date" office:date-value="2016-10-17" calcext:value-type="date">
            <text:p>17/10</text:p>
          </table:table-cell>
          <table:table-cell table:style-name="ce58" office:value-type="date" office:date-value="2016-10-16" calcext:value-type="date">
            <text:p>16/10</text:p>
          </table:table-cell>
          <table:table-cell table:style-name="ce58" office:value-type="date" office:date-value="2016-10-15" calcext:value-type="date">
            <text:p>15/10</text:p>
          </table:table-cell>
          <table:table-cell table:style-name="ce58" office:value-type="date" office:date-value="2016-10-14" calcext:value-type="date">
            <text:p>14/10</text:p>
          </table:table-cell>
          <table:table-cell table:style-name="ce58" office:value-type="date" office:date-value="2016-10-13" calcext:value-type="date">
            <text:p>13/10</text:p>
          </table:table-cell>
          <table:table-cell table:style-name="ce58" office:value-type="date" office:date-value="2016-10-12" calcext:value-type="date">
            <text:p>12/10</text:p>
          </table:table-cell>
          <table:table-cell table:style-name="ce58" office:value-type="date" office:date-value="2016-10-11" calcext:value-type="date">
            <text:p>11/10</text:p>
          </table:table-cell>
          <table:table-cell table:style-name="ce58" office:value-type="date" office:date-value="2016-10-10" calcext:value-type="date">
            <text:p>10/10</text:p>
          </table:table-cell>
          <table:table-cell table:style-name="ce58" office:value-type="date" office:date-value="2016-10-09" calcext:value-type="date">
            <text:p>09/10</text:p>
          </table:table-cell>
          <table:table-cell table:style-name="ce58" office:value-type="date" office:date-value="2016-10-08" calcext:value-type="date">
            <text:p>08/10</text:p>
          </table:table-cell>
          <table:table-cell table:style-name="ce58" office:value-type="date" office:date-value="2016-10-07" calcext:value-type="date">
            <text:p>07/10</text:p>
          </table:table-cell>
          <table:table-cell table:style-name="ce58" office:value-type="date" office:date-value="2016-10-06" calcext:value-type="date">
            <text:p>06/10</text:p>
          </table:table-cell>
          <table:table-cell table:style-name="ce58" office:value-type="date" office:date-value="2016-10-05" calcext:value-type="date">
            <text:p>05/10</text:p>
          </table:table-cell>
          <table:table-cell table:style-name="ce58" office:value-type="date" office:date-value="2016-10-04" calcext:value-type="date">
            <text:p>04/10</text:p>
          </table:table-cell>
          <table:table-cell table:style-name="ce58" office:value-type="date" office:date-value="2016-10-03" calcext:value-type="date">
            <text:p>03/10</text:p>
          </table:table-cell>
          <table:table-cell table:style-name="ce58" office:value-type="date" office:date-value="2016-10-02" calcext:value-type="date">
            <text:p>02/10</text:p>
          </table:table-cell>
          <table:table-cell table:style-name="ce58" office:value-type="date" office:date-value="2016-10-01" calcext:value-type="date">
            <text:p>01/10</text:p>
          </table:table-cell>
          <table:table-cell table:style-name="ce58" office:value-type="date" office:date-value="2016-09-30" calcext:value-type="date">
            <text:p>30/09</text:p>
          </table:table-cell>
          <table:table-cell table:style-name="ce58" office:value-type="date" office:date-value="2016-09-29" calcext:value-type="date">
            <text:p>29/09</text:p>
          </table:table-cell>
          <table:table-cell table:style-name="ce58" office:value-type="date" office:date-value="2016-09-28" calcext:value-type="date">
            <text:p>28/09</text:p>
          </table:table-cell>
          <table:table-cell table:style-name="ce58" office:value-type="date" office:date-value="2016-09-27" calcext:value-type="date">
            <text:p>27/09</text:p>
          </table:table-cell>
          <table:table-cell table:style-name="ce58" office:value-type="date" office:date-value="2016-09-26" calcext:value-type="date">
            <text:p>26/09</text:p>
          </table:table-cell>
          <table:table-cell table:style-name="ce58" office:value-type="date" office:date-value="2016-09-25" calcext:value-type="date">
            <text:p>25/09</text:p>
          </table:table-cell>
          <table:table-cell table:style-name="ce58" office:value-type="date" office:date-value="2016-09-24" calcext:value-type="date">
            <text:p>24/09</text:p>
          </table:table-cell>
          <table:table-cell table:style-name="ce58" office:value-type="date" office:date-value="2016-09-23" calcext:value-type="date">
            <text:p>23/09</text:p>
          </table:table-cell>
          <table:table-cell table:style-name="ce58" office:value-type="date" office:date-value="2016-09-22" calcext:value-type="date">
            <text:p>22/09</text:p>
          </table:table-cell>
          <table:table-cell table:style-name="ce58" office:value-type="date" office:date-value="2016-09-21" calcext:value-type="date">
            <text:p>21/09</text:p>
          </table:table-cell>
          <table:table-cell table:style-name="ce58" office:value-type="date" office:date-value="2016-09-20" calcext:value-type="date">
            <text:p>20/09</text:p>
          </table:table-cell>
          <table:table-cell table:style-name="ce58" office:value-type="date" office:date-value="2016-09-19" calcext:value-type="date">
            <text:p>19/09</text:p>
          </table:table-cell>
          <table:table-cell table:style-name="ce58" office:value-type="date" office:date-value="2016-09-18" calcext:value-type="date">
            <text:p>18/09</text:p>
          </table:table-cell>
          <table:table-cell table:style-name="ce58" office:value-type="date" office:date-value="2016-09-17" calcext:value-type="date">
            <text:p>17/09</text:p>
          </table:table-cell>
          <table:table-cell table:style-name="ce58" office:value-type="date" office:date-value="2016-09-16" calcext:value-type="date">
            <text:p>16/09</text:p>
          </table:table-cell>
          <table:table-cell table:style-name="ce58" office:value-type="date" office:date-value="2016-09-15" calcext:value-type="date">
            <text:p>15/09</text:p>
          </table:table-cell>
          <table:table-cell table:style-name="ce58" office:value-type="date" office:date-value="2016-09-14" calcext:value-type="date">
            <text:p>14/09</text:p>
          </table:table-cell>
          <table:table-cell table:style-name="ce58" office:value-type="date" office:date-value="2016-09-13" calcext:value-type="date">
            <text:p>13/09</text:p>
          </table:table-cell>
          <table:table-cell table:style-name="ce58" office:value-type="date" office:date-value="2016-09-12" calcext:value-type="date">
            <text:p>12/09</text:p>
          </table:table-cell>
          <table:table-cell table:style-name="ce58" office:value-type="date" office:date-value="2016-09-11" calcext:value-type="date">
            <text:p>11/09</text:p>
          </table:table-cell>
          <table:table-cell table:style-name="ce58" office:value-type="date" office:date-value="2016-09-10" calcext:value-type="date">
            <text:p>10/09</text:p>
          </table:table-cell>
          <table:table-cell table:style-name="ce58" office:value-type="date" office:date-value="2016-09-09" calcext:value-type="date">
            <text:p>09/09</text:p>
          </table:table-cell>
          <table:table-cell table:style-name="ce58" office:value-type="date" office:date-value="2016-09-08" calcext:value-type="date">
            <text:p>08/09</text:p>
          </table:table-cell>
          <table:table-cell table:style-name="ce58" office:value-type="date" office:date-value="2016-09-07" calcext:value-type="date">
            <text:p>07/09</text:p>
          </table:table-cell>
          <table:table-cell table:style-name="ce58" office:value-type="date" office:date-value="2016-09-06" calcext:value-type="date">
            <text:p>06/09</text:p>
          </table:table-cell>
          <table:table-cell table:style-name="ce58" office:value-type="date" office:date-value="2016-09-05" calcext:value-type="date">
            <text:p>05/09</text:p>
          </table:table-cell>
          <table:table-cell table:style-name="ce58" office:value-type="date" office:date-value="2016-09-04" calcext:value-type="date">
            <text:p>04/09</text:p>
          </table:table-cell>
          <table:table-cell table:style-name="ce58" office:value-type="date" office:date-value="2016-09-03" calcext:value-type="date">
            <text:p>03/09</text:p>
          </table:table-cell>
          <table:table-cell table:style-name="ce58" office:value-type="date" office:date-value="2016-09-02" calcext:value-type="date">
            <text:p>02/09</text:p>
          </table:table-cell>
          <table:table-cell table:style-name="ce58" office:value-type="date" office:date-value="2016-09-01" calcext:value-type="date">
            <text:p>01/09</text:p>
          </table:table-cell>
          <table:table-cell table:style-name="ce58" office:value-type="date" office:date-value="2016-08-31" calcext:value-type="date">
            <text:p>31/08</text:p>
          </table:table-cell>
          <table:table-cell table:style-name="ce58" office:value-type="date" office:date-value="2016-08-30" calcext:value-type="date">
            <text:p>30/08</text:p>
          </table:table-cell>
          <table:table-cell table:style-name="ce58" office:value-type="date" office:date-value="2016-08-29" calcext:value-type="date">
            <text:p>29/08</text:p>
          </table:table-cell>
          <table:table-cell table:style-name="ce58" office:value-type="date" office:date-value="2016-08-28" calcext:value-type="date">
            <text:p>28/08</text:p>
          </table:table-cell>
          <table:table-cell table:style-name="ce58" office:value-type="date" office:date-value="2016-08-27" calcext:value-type="date">
            <text:p>27/08</text:p>
          </table:table-cell>
          <table:table-cell table:style-name="ce58" office:value-type="date" office:date-value="2016-08-26" calcext:value-type="date">
            <text:p>26/08</text:p>
          </table:table-cell>
          <table:table-cell table:style-name="ce58" office:value-type="date" office:date-value="2016-08-25" calcext:value-type="date">
            <text:p>25/08</text:p>
          </table:table-cell>
          <table:table-cell table:style-name="ce58" office:value-type="date" office:date-value="2016-08-24" calcext:value-type="date">
            <text:p>24/08</text:p>
          </table:table-cell>
          <table:table-cell table:style-name="ce58" office:value-type="date" office:date-value="2016-08-23" calcext:value-type="date">
            <text:p>23/08</text:p>
          </table:table-cell>
          <table:table-cell table:style-name="ce58" office:value-type="date" office:date-value="2016-08-22" calcext:value-type="date">
            <text:p>22/08</text:p>
          </table:table-cell>
          <table:table-cell table:style-name="ce58" office:value-type="date" office:date-value="2016-08-21" calcext:value-type="date">
            <text:p>21/08</text:p>
          </table:table-cell>
          <table:table-cell table:style-name="ce58" office:value-type="date" office:date-value="2016-08-20" calcext:value-type="date">
            <text:p>20/08</text:p>
          </table:table-cell>
          <table:table-cell table:style-name="ce58" office:value-type="date" office:date-value="2016-08-19" calcext:value-type="date">
            <text:p>19/08</text:p>
          </table:table-cell>
          <table:table-cell table:style-name="ce58" office:value-type="date" office:date-value="2016-08-18" calcext:value-type="date">
            <text:p>18/08</text:p>
          </table:table-cell>
          <table:table-cell table:style-name="ce58" office:value-type="date" office:date-value="2016-08-17" calcext:value-type="date">
            <text:p>17/08</text:p>
          </table:table-cell>
          <table:table-cell table:style-name="ce58" office:value-type="date" office:date-value="2016-08-16" calcext:value-type="date">
            <text:p>16/08</text:p>
          </table:table-cell>
          <table:table-cell table:style-name="ce58" office:value-type="date" office:date-value="2016-08-15" calcext:value-type="date">
            <text:p>15/08</text:p>
          </table:table-cell>
          <table:table-cell table:style-name="ce58" office:value-type="date" office:date-value="2016-08-14" calcext:value-type="date">
            <text:p>14/08</text:p>
          </table:table-cell>
          <table:table-cell table:style-name="ce58" office:value-type="date" office:date-value="2016-08-13" calcext:value-type="date">
            <text:p>13/08</text:p>
          </table:table-cell>
          <table:table-cell table:style-name="ce58" office:value-type="date" office:date-value="2016-08-12" calcext:value-type="date">
            <text:p>12/08</text:p>
          </table:table-cell>
          <table:table-cell table:style-name="ce58" office:value-type="date" office:date-value="2016-08-11" calcext:value-type="date">
            <text:p>11/08</text:p>
          </table:table-cell>
          <table:table-cell table:style-name="ce58" office:value-type="date" office:date-value="2016-08-10" calcext:value-type="date">
            <text:p>10/08</text:p>
          </table:table-cell>
          <table:table-cell table:style-name="ce58" office:value-type="date" office:date-value="2016-08-09" calcext:value-type="date">
            <text:p>09/08</text:p>
          </table:table-cell>
          <table:table-cell table:style-name="ce58" office:value-type="date" office:date-value="2016-08-08" calcext:value-type="date">
            <text:p>08/08</text:p>
          </table:table-cell>
          <table:table-cell table:style-name="ce58" office:value-type="date" office:date-value="2016-08-07" calcext:value-type="date">
            <text:p>07/08</text:p>
          </table:table-cell>
          <table:table-cell table:style-name="ce58" office:value-type="date" office:date-value="2016-08-06" calcext:value-type="date">
            <text:p>06/08</text:p>
          </table:table-cell>
          <table:table-cell table:style-name="ce58" office:value-type="date" office:date-value="2016-08-05" calcext:value-type="date">
            <text:p>05/08</text:p>
          </table:table-cell>
          <table:table-cell table:style-name="ce58" office:value-type="date" office:date-value="2016-08-04" calcext:value-type="date">
            <text:p>04/08</text:p>
          </table:table-cell>
          <table:table-cell table:style-name="ce58" office:value-type="date" office:date-value="2016-08-03" calcext:value-type="date">
            <text:p>03/08</text:p>
          </table:table-cell>
          <table:table-cell table:style-name="ce58" office:value-type="date" office:date-value="2016-08-02" calcext:value-type="date">
            <text:p>02/08</text:p>
          </table:table-cell>
          <table:table-cell table:style-name="ce58" office:value-type="date" office:date-value="2016-08-01" calcext:value-type="date">
            <text:p>01/08</text:p>
          </table:table-cell>
          <table:table-cell table:style-name="ce58" office:value-type="date" office:date-value="2016-07-31" calcext:value-type="date">
            <text:p>31/07</text:p>
          </table:table-cell>
          <table:table-cell table:style-name="ce58" office:value-type="date" office:date-value="2016-07-30" calcext:value-type="date">
            <text:p>30/07</text:p>
          </table:table-cell>
          <table:table-cell table:style-name="ce58" office:value-type="date" office:date-value="2016-07-29" calcext:value-type="date">
            <text:p>29/07</text:p>
          </table:table-cell>
          <table:table-cell table:style-name="ce58" office:value-type="date" office:date-value="2016-07-28" calcext:value-type="date">
            <text:p>28/07</text:p>
          </table:table-cell>
          <table:table-cell table:style-name="ce58" office:value-type="date" office:date-value="2016-07-27" calcext:value-type="date">
            <text:p>27/07</text:p>
          </table:table-cell>
          <table:table-cell table:style-name="ce58" office:value-type="date" office:date-value="2016-07-26" calcext:value-type="date">
            <text:p>26/07</text:p>
          </table:table-cell>
          <table:table-cell table:style-name="ce58" office:value-type="date" office:date-value="2016-07-25" calcext:value-type="date">
            <text:p>25/07</text:p>
          </table:table-cell>
          <table:table-cell table:style-name="ce58" office:value-type="date" office:date-value="2016-07-24" calcext:value-type="date">
            <text:p>24/07</text:p>
          </table:table-cell>
          <table:table-cell table:style-name="ce58" office:value-type="date" office:date-value="2016-07-23" calcext:value-type="date">
            <text:p>23/07</text:p>
          </table:table-cell>
          <table:table-cell table:style-name="ce58" office:value-type="date" office:date-value="2016-07-22" calcext:value-type="date">
            <text:p>22/07</text:p>
          </table:table-cell>
          <table:table-cell table:style-name="ce58" office:value-type="date" office:date-value="2016-07-21" calcext:value-type="date">
            <text:p>21/07</text:p>
          </table:table-cell>
          <table:table-cell table:style-name="ce58" office:value-type="date" office:date-value="2016-07-20" calcext:value-type="date">
            <text:p>20/07</text:p>
          </table:table-cell>
          <table:table-cell table:style-name="ce58" office:value-type="date" office:date-value="2016-07-19" calcext:value-type="date">
            <text:p>19/07</text:p>
          </table:table-cell>
          <table:table-cell table:style-name="ce58" office:value-type="date" office:date-value="2016-07-18" calcext:value-type="date">
            <text:p>18/07</text:p>
          </table:table-cell>
          <table:table-cell table:style-name="ce58" office:value-type="date" office:date-value="2016-07-17" calcext:value-type="date">
            <text:p>17/07</text:p>
          </table:table-cell>
          <table:table-cell table:style-name="ce58" office:value-type="date" office:date-value="2016-07-16" calcext:value-type="date">
            <text:p>16/07</text:p>
          </table:table-cell>
          <table:table-cell table:style-name="ce58" office:value-type="date" office:date-value="2016-07-15" calcext:value-type="date">
            <text:p>15/07</text:p>
          </table:table-cell>
          <table:table-cell table:style-name="ce58" office:value-type="date" office:date-value="2016-07-14" calcext:value-type="date">
            <text:p>14/07</text:p>
          </table:table-cell>
          <table:table-cell table:style-name="ce58" office:value-type="date" office:date-value="2016-07-13" calcext:value-type="date">
            <text:p>13/07</text:p>
          </table:table-cell>
          <table:table-cell table:style-name="ce58" office:value-type="date" office:date-value="2016-07-12" calcext:value-type="date">
            <text:p>12/07</text:p>
          </table:table-cell>
          <table:table-cell table:style-name="ce58" office:value-type="date" office:date-value="2016-07-11" calcext:value-type="date">
            <text:p>11/07</text:p>
          </table:table-cell>
          <table:table-cell table:style-name="ce58" office:value-type="date" office:date-value="2016-07-10" calcext:value-type="date">
            <text:p>10/07</text:p>
          </table:table-cell>
          <table:table-cell table:style-name="ce58" office:value-type="date" office:date-value="2016-07-09" calcext:value-type="date">
            <text:p>09/07</text:p>
          </table:table-cell>
          <table:table-cell table:style-name="ce58" office:value-type="date" office:date-value="2016-07-08" calcext:value-type="date">
            <text:p>08/07</text:p>
          </table:table-cell>
          <table:table-cell table:style-name="ce58" office:value-type="date" office:date-value="2016-07-07" calcext:value-type="date">
            <text:p>07/07</text:p>
          </table:table-cell>
          <table:table-cell table:style-name="ce58" office:value-type="date" office:date-value="2016-07-06" calcext:value-type="date">
            <text:p>06/07</text:p>
          </table:table-cell>
          <table:table-cell table:style-name="ce58" office:value-type="date" office:date-value="2016-07-05" calcext:value-type="date">
            <text:p>05/07</text:p>
          </table:table-cell>
          <table:table-cell table:style-name="ce58" office:value-type="date" office:date-value="2016-07-04" calcext:value-type="date">
            <text:p>04/07</text:p>
          </table:table-cell>
          <table:table-cell table:style-name="ce58" office:value-type="date" office:date-value="2016-07-03" calcext:value-type="date">
            <text:p>03/07</text:p>
          </table:table-cell>
          <table:table-cell table:style-name="ce58" office:value-type="date" office:date-value="2016-07-02" calcext:value-type="date">
            <text:p>02/07</text:p>
          </table:table-cell>
          <table:table-cell table:style-name="ce58" office:value-type="date" office:date-value="2016-07-01" calcext:value-type="date">
            <text:p>01/07</text:p>
          </table:table-cell>
          <table:table-cell table:style-name="ce58" office:value-type="date" office:date-value="2016-06-30" calcext:value-type="date">
            <text:p>30/06</text:p>
          </table:table-cell>
          <table:table-cell table:style-name="ce58" office:value-type="date" office:date-value="2016-06-29" calcext:value-type="date">
            <text:p>29/06</text:p>
          </table:table-cell>
          <table:table-cell table:style-name="ce58" office:value-type="date" office:date-value="2016-06-28" calcext:value-type="date">
            <text:p>28/06</text:p>
          </table:table-cell>
          <table:table-cell table:style-name="ce58" office:value-type="date" office:date-value="2016-06-27" calcext:value-type="date">
            <text:p>27/06</text:p>
          </table:table-cell>
          <table:table-cell table:style-name="ce58" office:value-type="date" office:date-value="2016-06-26" calcext:value-type="date">
            <text:p>26/06</text:p>
          </table:table-cell>
          <table:table-cell table:style-name="ce58" office:value-type="date" office:date-value="2016-06-25" calcext:value-type="date">
            <text:p>25/06</text:p>
          </table:table-cell>
          <table:table-cell table:style-name="ce58" office:value-type="date" office:date-value="2016-06-24" calcext:value-type="date">
            <text:p>24/06</text:p>
          </table:table-cell>
          <table:table-cell table:style-name="ce58" office:value-type="date" office:date-value="2016-06-23" calcext:value-type="date">
            <text:p>23/06</text:p>
          </table:table-cell>
          <table:table-cell table:style-name="ce58" office:value-type="date" office:date-value="2016-06-22" calcext:value-type="date">
            <text:p>22/06</text:p>
          </table:table-cell>
          <table:table-cell table:style-name="ce58" office:value-type="date" office:date-value="2016-06-21" calcext:value-type="date">
            <text:p>21/06</text:p>
          </table:table-cell>
          <table:table-cell table:style-name="ce58" office:value-type="date" office:date-value="2016-06-20" calcext:value-type="date">
            <text:p>20/06</text:p>
          </table:table-cell>
          <table:table-cell table:style-name="ce58" office:value-type="date" office:date-value="2016-06-19" calcext:value-type="date">
            <text:p>19/06</text:p>
          </table:table-cell>
          <table:table-cell table:style-name="ce58" office:value-type="date" office:date-value="2016-06-18" calcext:value-type="date">
            <text:p>18/06</text:p>
          </table:table-cell>
          <table:table-cell table:style-name="ce58" office:value-type="date" office:date-value="2016-06-17" calcext:value-type="date">
            <text:p>17/06</text:p>
          </table:table-cell>
          <table:table-cell table:style-name="ce58" office:value-type="date" office:date-value="2016-06-16" calcext:value-type="date">
            <text:p>16/06</text:p>
          </table:table-cell>
          <table:table-cell table:style-name="ce58" office:value-type="date" office:date-value="2016-06-15" calcext:value-type="date">
            <text:p>15/06</text:p>
          </table:table-cell>
          <table:table-cell table:style-name="ce58" office:value-type="date" office:date-value="2016-06-14" calcext:value-type="date">
            <text:p>14/06</text:p>
          </table:table-cell>
          <table:table-cell table:style-name="ce58" office:value-type="date" office:date-value="2016-06-13" calcext:value-type="date">
            <text:p>13/06</text:p>
          </table:table-cell>
          <table:table-cell table:style-name="ce58" office:value-type="date" office:date-value="2016-06-12" calcext:value-type="date">
            <text:p>12/06</text:p>
          </table:table-cell>
          <table:table-cell table:style-name="ce58" office:value-type="date" office:date-value="2016-06-11" calcext:value-type="date">
            <text:p>11/06</text:p>
          </table:table-cell>
          <table:table-cell table:style-name="ce58" office:value-type="date" office:date-value="2016-06-10" calcext:value-type="date">
            <text:p>10/06</text:p>
          </table:table-cell>
          <table:table-cell table:style-name="ce58" office:value-type="date" office:date-value="2016-06-09" calcext:value-type="date">
            <text:p>09/06</text:p>
          </table:table-cell>
          <table:table-cell table:style-name="ce58" office:value-type="date" office:date-value="2016-06-08" calcext:value-type="date">
            <text:p>08/06</text:p>
          </table:table-cell>
          <table:table-cell table:style-name="ce58" office:value-type="date" office:date-value="2016-06-07" calcext:value-type="date">
            <text:p>07/06</text:p>
          </table:table-cell>
          <table:table-cell table:style-name="ce58" office:value-type="date" office:date-value="2016-06-06" calcext:value-type="date">
            <text:p>06/06</text:p>
          </table:table-cell>
          <table:table-cell table:style-name="ce58" office:value-type="date" office:date-value="2016-06-05" calcext:value-type="date">
            <text:p>05/06</text:p>
          </table:table-cell>
          <table:table-cell table:style-name="ce58" office:value-type="date" office:date-value="2016-06-04" calcext:value-type="date">
            <text:p>04/06</text:p>
          </table:table-cell>
          <table:table-cell table:style-name="ce58" office:value-type="date" office:date-value="2016-06-03" calcext:value-type="date">
            <text:p>03/06</text:p>
          </table:table-cell>
          <table:table-cell table:style-name="ce58" office:value-type="date" office:date-value="2016-06-02" calcext:value-type="date">
            <text:p>02/06</text:p>
          </table:table-cell>
          <table:table-cell table:style-name="ce58" office:value-type="date" office:date-value="2016-06-01" calcext:value-type="date">
            <text:p>01/06</text:p>
          </table:table-cell>
          <table:table-cell table:style-name="ce58" office:value-type="date" office:date-value="2016-05-31" calcext:value-type="date">
            <text:p>31/05</text:p>
          </table:table-cell>
          <table:table-cell table:style-name="ce58" office:value-type="date" office:date-value="2016-05-30" calcext:value-type="date">
            <text:p>30/05</text:p>
          </table:table-cell>
          <table:table-cell table:style-name="ce58" office:value-type="date" office:date-value="2016-05-29" calcext:value-type="date">
            <text:p>29/05</text:p>
          </table:table-cell>
          <table:table-cell table:style-name="ce58" office:value-type="date" office:date-value="2016-05-28" calcext:value-type="date">
            <text:p>28/05</text:p>
          </table:table-cell>
          <table:table-cell table:style-name="ce58" office:value-type="date" office:date-value="2016-05-27" calcext:value-type="date">
            <text:p>27/05</text:p>
          </table:table-cell>
          <table:table-cell table:style-name="ce58" office:value-type="date" office:date-value="2016-05-26" calcext:value-type="date">
            <text:p>26/05</text:p>
          </table:table-cell>
          <table:table-cell table:style-name="ce58" office:value-type="date" office:date-value="2016-05-25" calcext:value-type="date">
            <text:p>25/05</text:p>
          </table:table-cell>
          <table:table-cell table:style-name="ce58" office:value-type="date" office:date-value="2016-05-24" calcext:value-type="date">
            <text:p>24/05</text:p>
          </table:table-cell>
          <table:table-cell table:style-name="ce58" office:value-type="date" office:date-value="2016-05-23" calcext:value-type="date">
            <text:p>23/05</text:p>
          </table:table-cell>
          <table:table-cell table:style-name="ce58" office:value-type="date" office:date-value="2016-05-22" calcext:value-type="date">
            <text:p>22/05</text:p>
          </table:table-cell>
          <table:table-cell table:style-name="ce58" office:value-type="date" office:date-value="2016-05-21" calcext:value-type="date">
            <text:p>21/05</text:p>
          </table:table-cell>
          <table:table-cell table:style-name="ce58" office:value-type="date" office:date-value="2016-05-20" calcext:value-type="date">
            <text:p>20/05</text:p>
          </table:table-cell>
          <table:table-cell table:style-name="ce58" office:value-type="date" office:date-value="2016-05-19" calcext:value-type="date">
            <text:p>19/05</text:p>
          </table:table-cell>
          <table:table-cell table:style-name="ce58" office:value-type="date" office:date-value="2016-05-18" calcext:value-type="date">
            <text:p>18/05</text:p>
          </table:table-cell>
          <table:table-cell table:style-name="ce58" office:value-type="date" office:date-value="2016-05-17" calcext:value-type="date">
            <text:p>17/05</text:p>
          </table:table-cell>
          <table:table-cell table:style-name="ce58" office:value-type="date" office:date-value="2016-05-16" calcext:value-type="date">
            <text:p>16/05</text:p>
          </table:table-cell>
          <table:table-cell table:style-name="ce58" office:value-type="date" office:date-value="2016-05-15" calcext:value-type="date">
            <text:p>15/05</text:p>
          </table:table-cell>
          <table:table-cell table:style-name="ce58" office:value-type="date" office:date-value="2016-05-14" calcext:value-type="date">
            <text:p>14/05</text:p>
          </table:table-cell>
          <table:table-cell table:style-name="ce58" office:value-type="date" office:date-value="2016-05-13" calcext:value-type="date">
            <text:p>13/05</text:p>
          </table:table-cell>
          <table:table-cell table:style-name="ce58" office:value-type="date" office:date-value="2016-05-12" calcext:value-type="date">
            <text:p>12/05</text:p>
          </table:table-cell>
          <table:table-cell table:style-name="ce58" office:value-type="date" office:date-value="2016-05-11" calcext:value-type="date">
            <text:p>11/05</text:p>
          </table:table-cell>
          <table:table-cell table:style-name="ce58" office:value-type="date" office:date-value="2016-05-10" calcext:value-type="date">
            <text:p>10/05</text:p>
          </table:table-cell>
          <table:table-cell table:style-name="ce58" office:value-type="date" office:date-value="2016-05-09" calcext:value-type="date">
            <text:p>09/05</text:p>
          </table:table-cell>
          <table:table-cell table:style-name="ce58" office:value-type="date" office:date-value="2016-05-08" calcext:value-type="date">
            <text:p>08/05</text:p>
          </table:table-cell>
          <table:table-cell table:style-name="ce58" office:value-type="date" office:date-value="2016-05-07" calcext:value-type="date">
            <text:p>07/05</text:p>
          </table:table-cell>
          <table:table-cell table:style-name="ce58" office:value-type="date" office:date-value="2016-05-06" calcext:value-type="date">
            <text:p>06/05</text:p>
          </table:table-cell>
          <table:table-cell table:style-name="ce58" office:value-type="date" office:date-value="2016-05-05" calcext:value-type="date">
            <text:p>05/05</text:p>
          </table:table-cell>
          <table:table-cell table:style-name="ce58" office:value-type="date" office:date-value="2016-05-04" calcext:value-type="date">
            <text:p>04/05</text:p>
          </table:table-cell>
          <table:table-cell table:style-name="ce58" office:value-type="date" office:date-value="2016-05-03" calcext:value-type="date">
            <text:p>03/05</text:p>
          </table:table-cell>
          <table:table-cell table:style-name="ce58" office:value-type="date" office:date-value="2016-05-02" calcext:value-type="date">
            <text:p>02/05</text:p>
          </table:table-cell>
          <table:table-cell table:style-name="ce58" office:value-type="date" office:date-value="2016-05-01" calcext:value-type="date">
            <text:p>01/05</text:p>
          </table:table-cell>
          <table:table-cell table:style-name="ce58" office:value-type="date" office:date-value="2016-04-30" calcext:value-type="date">
            <text:p>30/04</text:p>
          </table:table-cell>
          <table:table-cell table:style-name="ce58" office:value-type="date" office:date-value="2016-04-29" calcext:value-type="date">
            <text:p>29/04</text:p>
          </table:table-cell>
          <table:table-cell table:style-name="ce58" office:value-type="date" office:date-value="2016-04-28" calcext:value-type="date">
            <text:p>28/04</text:p>
          </table:table-cell>
          <table:table-cell table:style-name="ce58" office:value-type="date" office:date-value="2016-04-27" calcext:value-type="date">
            <text:p>27/04</text:p>
          </table:table-cell>
          <table:table-cell table:style-name="ce58" office:value-type="date" office:date-value="2016-04-26" calcext:value-type="date">
            <text:p>26/04</text:p>
          </table:table-cell>
          <table:table-cell table:style-name="ce58" office:value-type="date" office:date-value="2016-04-25" calcext:value-type="date">
            <text:p>25/04</text:p>
          </table:table-cell>
          <table:table-cell table:style-name="ce58" office:value-type="date" office:date-value="2016-04-24" calcext:value-type="date">
            <text:p>24/04</text:p>
          </table:table-cell>
          <table:table-cell table:style-name="ce58" office:value-type="date" office:date-value="2016-04-23" calcext:value-type="date">
            <text:p>23/04</text:p>
          </table:table-cell>
          <table:table-cell table:style-name="ce58" office:value-type="date" office:date-value="2016-04-22" calcext:value-type="date">
            <text:p>22/04</text:p>
          </table:table-cell>
          <table:table-cell table:style-name="ce58" office:value-type="date" office:date-value="2016-04-21" calcext:value-type="date">
            <text:p>21/04</text:p>
          </table:table-cell>
          <table:table-cell table:style-name="ce58" office:value-type="date" office:date-value="2016-04-20" calcext:value-type="date">
            <text:p>20/04</text:p>
          </table:table-cell>
          <table:table-cell table:style-name="ce58" office:value-type="date" office:date-value="2016-04-19" calcext:value-type="date">
            <text:p>19/04</text:p>
          </table:table-cell>
          <table:table-cell table:style-name="ce58" office:value-type="date" office:date-value="2016-04-18" calcext:value-type="date">
            <text:p>18/04</text:p>
          </table:table-cell>
          <table:table-cell table:style-name="ce58" office:value-type="date" office:date-value="2016-04-17" calcext:value-type="date">
            <text:p>17/04</text:p>
          </table:table-cell>
          <table:table-cell table:style-name="ce58" office:value-type="date" office:date-value="2016-04-16" calcext:value-type="date">
            <text:p>16/04</text:p>
          </table:table-cell>
          <table:table-cell table:style-name="ce58" office:value-type="date" office:date-value="2016-04-15" calcext:value-type="date">
            <text:p>15/04</text:p>
          </table:table-cell>
          <table:table-cell table:style-name="ce58" office:value-type="date" office:date-value="2016-04-14" calcext:value-type="date">
            <text:p>14/04</text:p>
          </table:table-cell>
          <table:table-cell table:style-name="ce58" office:value-type="date" office:date-value="2016-04-13" calcext:value-type="date">
            <text:p>13/04</text:p>
          </table:table-cell>
          <table:table-cell table:style-name="ce58" office:value-type="date" office:date-value="2016-04-12" calcext:value-type="date">
            <text:p>12/04</text:p>
          </table:table-cell>
          <table:table-cell table:style-name="ce58" office:value-type="date" office:date-value="2016-04-11" calcext:value-type="date">
            <text:p>11/04</text:p>
          </table:table-cell>
          <table:table-cell table:style-name="ce58" office:value-type="date" office:date-value="2016-04-10" calcext:value-type="date">
            <text:p>10/04</text:p>
          </table:table-cell>
          <table:table-cell table:style-name="ce58" office:value-type="date" office:date-value="2016-04-09" calcext:value-type="date">
            <text:p>09/04</text:p>
          </table:table-cell>
          <table:table-cell table:style-name="ce58" office:value-type="date" office:date-value="2016-04-08" calcext:value-type="date">
            <text:p>08/04</text:p>
          </table:table-cell>
          <table:table-cell table:style-name="ce58" office:value-type="date" office:date-value="2016-04-07" calcext:value-type="date">
            <text:p>07/04</text:p>
          </table:table-cell>
          <table:table-cell table:style-name="ce58" office:value-type="date" office:date-value="2016-04-06" calcext:value-type="date">
            <text:p>06/04</text:p>
          </table:table-cell>
          <table:table-cell table:style-name="ce58" office:value-type="date" office:date-value="2016-04-05" calcext:value-type="date">
            <text:p>05/04</text:p>
          </table:table-cell>
          <table:table-cell table:style-name="ce58" office:value-type="date" office:date-value="2016-04-04" calcext:value-type="date">
            <text:p>04/04</text:p>
          </table:table-cell>
          <table:table-cell table:style-name="ce58" office:value-type="date" office:date-value="2016-04-03" calcext:value-type="date">
            <text:p>03/04</text:p>
          </table:table-cell>
          <table:table-cell table:style-name="ce58" office:value-type="date" office:date-value="2016-04-02" calcext:value-type="date">
            <text:p>02/04</text:p>
          </table:table-cell>
          <table:table-cell table:style-name="ce58" office:value-type="date" office:date-value="2016-04-01" calcext:value-type="date">
            <text:p>01/04</text:p>
          </table:table-cell>
          <table:table-cell table:style-name="ce58" office:value-type="date" office:date-value="2016-03-31" calcext:value-type="date">
            <text:p>31/03</text:p>
          </table:table-cell>
          <table:table-cell table:style-name="ce58" office:value-type="date" office:date-value="2016-03-30" calcext:value-type="date">
            <text:p>30/03</text:p>
          </table:table-cell>
          <table:table-cell table:style-name="ce58" office:value-type="date" office:date-value="2016-03-29" calcext:value-type="date">
            <text:p>29/03</text:p>
          </table:table-cell>
          <table:table-cell table:style-name="ce58" office:value-type="date" office:date-value="2016-03-28" calcext:value-type="date">
            <text:p>28/03</text:p>
          </table:table-cell>
          <table:table-cell table:style-name="ce58" office:value-type="date" office:date-value="2016-03-27" calcext:value-type="date">
            <text:p>27/03</text:p>
          </table:table-cell>
          <table:table-cell table:style-name="ce58" office:value-type="date" office:date-value="2016-03-26" calcext:value-type="date">
            <text:p>26/03</text:p>
          </table:table-cell>
          <table:table-cell table:style-name="ce58" office:value-type="date" office:date-value="2016-03-25" calcext:value-type="date">
            <text:p>25/03</text:p>
          </table:table-cell>
          <table:table-cell table:style-name="ce58" office:value-type="date" office:date-value="2016-03-24" calcext:value-type="date">
            <text:p>24/03</text:p>
          </table:table-cell>
          <table:table-cell table:style-name="ce58" office:value-type="date" office:date-value="2016-03-23" calcext:value-type="date">
            <text:p>23/03</text:p>
          </table:table-cell>
          <table:table-cell table:style-name="ce58" office:value-type="date" office:date-value="2016-03-22" calcext:value-type="date">
            <text:p>22/03</text:p>
          </table:table-cell>
          <table:table-cell table:style-name="ce58" office:value-type="date" office:date-value="2016-03-21" calcext:value-type="date">
            <text:p>21/03</text:p>
          </table:table-cell>
          <table:table-cell table:style-name="ce58" office:value-type="date" office:date-value="2016-03-20" calcext:value-type="date">
            <text:p>20/03</text:p>
          </table:table-cell>
          <table:table-cell table:style-name="ce58" office:value-type="date" office:date-value="2016-03-19" calcext:value-type="date">
            <text:p>19/03</text:p>
          </table:table-cell>
          <table:table-cell table:style-name="ce58" office:value-type="date" office:date-value="2016-03-18" calcext:value-type="date">
            <text:p>18/03</text:p>
          </table:table-cell>
          <table:table-cell table:style-name="ce58" office:value-type="date" office:date-value="2016-03-17" calcext:value-type="date">
            <text:p>17/03</text:p>
          </table:table-cell>
          <table:table-cell table:style-name="ce58" office:value-type="date" office:date-value="2016-03-16" calcext:value-type="date">
            <text:p>16/03</text:p>
          </table:table-cell>
          <table:table-cell table:style-name="ce58" office:value-type="date" office:date-value="2016-03-15" calcext:value-type="date">
            <text:p>15/03</text:p>
          </table:table-cell>
          <table:table-cell table:style-name="ce58" office:value-type="date" office:date-value="2016-03-14" calcext:value-type="date">
            <text:p>14/03</text:p>
          </table:table-cell>
          <table:table-cell table:style-name="ce58" office:value-type="date" office:date-value="2016-03-13" calcext:value-type="date">
            <text:p>13/03</text:p>
          </table:table-cell>
          <table:table-cell table:style-name="ce58" office:value-type="date" office:date-value="2016-03-12" calcext:value-type="date">
            <text:p>12/03</text:p>
          </table:table-cell>
          <table:table-cell table:style-name="ce58" office:value-type="date" office:date-value="2016-03-11" calcext:value-type="date">
            <text:p>11/03</text:p>
          </table:table-cell>
          <table:table-cell table:style-name="ce58" office:value-type="date" office:date-value="2016-03-10" calcext:value-type="date">
            <text:p>10/03</text:p>
          </table:table-cell>
          <table:table-cell table:style-name="ce58" office:value-type="date" office:date-value="2016-03-09" calcext:value-type="date">
            <text:p>09/03</text:p>
          </table:table-cell>
          <table:table-cell table:style-name="ce58" office:value-type="date" office:date-value="2016-03-08" calcext:value-type="date">
            <text:p>08/03</text:p>
          </table:table-cell>
          <table:table-cell table:style-name="ce58" office:value-type="date" office:date-value="2016-03-07" calcext:value-type="date">
            <text:p>07/03</text:p>
          </table:table-cell>
          <table:table-cell table:style-name="ce58" office:value-type="date" office:date-value="2016-03-06" calcext:value-type="date">
            <text:p>06/03</text:p>
          </table:table-cell>
          <table:table-cell table:style-name="ce58" office:value-type="date" office:date-value="2016-03-05" calcext:value-type="date">
            <text:p>05/03</text:p>
          </table:table-cell>
          <table:table-cell table:style-name="ce58" office:value-type="date" office:date-value="2016-03-04" calcext:value-type="date">
            <text:p>04/03</text:p>
          </table:table-cell>
          <table:table-cell table:style-name="ce58" office:value-type="date" office:date-value="2016-03-03" calcext:value-type="date">
            <text:p>03/03</text:p>
          </table:table-cell>
          <table:table-cell table:style-name="ce58" office:value-type="date" office:date-value="2016-03-02" calcext:value-type="date">
            <text:p>02/03</text:p>
          </table:table-cell>
          <table:table-cell table:style-name="ce58" office:value-type="date" office:date-value="2016-03-01" calcext:value-type="date">
            <text:p>01/03</text:p>
          </table:table-cell>
          <table:table-cell table:style-name="ce58" office:value-type="date" office:date-value="2016-02-29" calcext:value-type="date">
            <text:p>29/02</text:p>
          </table:table-cell>
          <table:table-cell table:style-name="ce58" office:value-type="date" office:date-value="2016-02-28" calcext:value-type="date">
            <text:p>28/02</text:p>
          </table:table-cell>
          <table:table-cell table:style-name="ce58" office:value-type="date" office:date-value="2016-02-27" calcext:value-type="date">
            <text:p>27/02</text:p>
          </table:table-cell>
          <table:table-cell table:style-name="ce58" office:value-type="date" office:date-value="2016-02-26" calcext:value-type="date">
            <text:p>26/02</text:p>
          </table:table-cell>
          <table:table-cell table:style-name="ce58" office:value-type="date" office:date-value="2016-02-25" calcext:value-type="date">
            <text:p>25/02</text:p>
          </table:table-cell>
          <table:table-cell table:style-name="ce58" office:value-type="date" office:date-value="2016-02-24" calcext:value-type="date">
            <text:p>24/02</text:p>
          </table:table-cell>
          <table:table-cell table:style-name="ce58" office:value-type="date" office:date-value="2016-02-23" calcext:value-type="date">
            <text:p>23/02</text:p>
          </table:table-cell>
          <table:table-cell table:style-name="ce58" office:value-type="date" office:date-value="2016-02-22" calcext:value-type="date">
            <text:p>22/02</text:p>
          </table:table-cell>
          <table:table-cell table:style-name="ce58" office:value-type="date" office:date-value="2016-02-21" calcext:value-type="date">
            <text:p>21/02</text:p>
          </table:table-cell>
          <table:table-cell table:style-name="ce58" office:value-type="date" office:date-value="2016-02-20" calcext:value-type="date">
            <text:p>20/02</text:p>
          </table:table-cell>
          <table:table-cell table:style-name="ce58" office:value-type="date" office:date-value="2016-02-19" calcext:value-type="date">
            <text:p>19/02</text:p>
          </table:table-cell>
          <table:table-cell table:style-name="ce58" office:value-type="date" office:date-value="2016-02-18" calcext:value-type="date">
            <text:p>18/02</text:p>
          </table:table-cell>
          <table:table-cell table:style-name="ce58" office:value-type="date" office:date-value="2016-02-17" calcext:value-type="date">
            <text:p>17/02</text:p>
          </table:table-cell>
          <table:table-cell table:style-name="ce58" office:value-type="date" office:date-value="2016-02-16" calcext:value-type="date">
            <text:p>16/02</text:p>
          </table:table-cell>
          <table:table-cell table:style-name="ce58" office:value-type="date" office:date-value="2016-02-15" calcext:value-type="date">
            <text:p>15/02</text:p>
          </table:table-cell>
          <table:table-cell table:style-name="ce58" office:value-type="date" office:date-value="2016-02-14" calcext:value-type="date">
            <text:p>14/02</text:p>
          </table:table-cell>
          <table:table-cell table:style-name="ce58" office:value-type="date" office:date-value="2016-02-13" calcext:value-type="date">
            <text:p>13/02</text:p>
          </table:table-cell>
          <table:table-cell table:style-name="ce58" office:value-type="date" office:date-value="2016-02-12" calcext:value-type="date">
            <text:p>12/02</text:p>
          </table:table-cell>
          <table:table-cell table:style-name="ce58" office:value-type="date" office:date-value="2016-02-11" calcext:value-type="date">
            <text:p>11/02</text:p>
          </table:table-cell>
          <table:table-cell table:style-name="ce58" office:value-type="date" office:date-value="2016-02-10" calcext:value-type="date">
            <text:p>10/02</text:p>
          </table:table-cell>
          <table:table-cell table:style-name="ce58" office:value-type="date" office:date-value="2016-02-09" calcext:value-type="date">
            <text:p>09/02</text:p>
          </table:table-cell>
          <table:table-cell table:style-name="ce58" office:value-type="date" office:date-value="2016-02-08" calcext:value-type="date">
            <text:p>08/02</text:p>
          </table:table-cell>
          <table:table-cell table:style-name="ce58" office:value-type="date" office:date-value="2016-02-07" calcext:value-type="date">
            <text:p>07/02</text:p>
          </table:table-cell>
          <table:table-cell table:style-name="ce58" office:value-type="date" office:date-value="2016-02-06" calcext:value-type="date">
            <text:p>06/02</text:p>
          </table:table-cell>
          <table:table-cell table:style-name="ce58" office:value-type="date" office:date-value="2016-02-05" calcext:value-type="date">
            <text:p>05/02</text:p>
          </table:table-cell>
          <table:table-cell table:style-name="ce58" office:value-type="date" office:date-value="2016-02-04" calcext:value-type="date">
            <text:p>04/02</text:p>
          </table:table-cell>
          <table:table-cell table:style-name="ce58" office:value-type="date" office:date-value="2016-02-03" calcext:value-type="date">
            <text:p>03/02</text:p>
          </table:table-cell>
          <table:table-cell table:style-name="ce58" office:value-type="date" office:date-value="2016-02-02" calcext:value-type="date">
            <text:p>02/02</text:p>
          </table:table-cell>
          <table:table-cell table:style-name="ce58" office:value-type="date" office:date-value="2016-02-01" calcext:value-type="date">
            <text:p>01/02</text:p>
          </table:table-cell>
          <table:table-cell table:style-name="ce58" office:value-type="date" office:date-value="2016-01-31" calcext:value-type="date">
            <text:p>31/01</text:p>
          </table:table-cell>
          <table:table-cell table:style-name="ce58" office:value-type="date" office:date-value="2016-01-30" calcext:value-type="date">
            <text:p>30/01</text:p>
          </table:table-cell>
          <table:table-cell table:style-name="ce58" office:value-type="date" office:date-value="2016-01-29" calcext:value-type="date">
            <text:p>29/01</text:p>
          </table:table-cell>
          <table:table-cell table:style-name="ce58" office:value-type="date" office:date-value="2016-01-28" calcext:value-type="date">
            <text:p>28/01</text:p>
          </table:table-cell>
          <table:table-cell table:style-name="ce58" office:value-type="date" office:date-value="2016-01-27" calcext:value-type="date">
            <text:p>27/01</text:p>
          </table:table-cell>
          <table:table-cell table:style-name="ce58" office:value-type="date" office:date-value="2016-01-26" calcext:value-type="date">
            <text:p>26/01</text:p>
          </table:table-cell>
          <table:table-cell table:style-name="ce58" office:value-type="date" office:date-value="2016-01-25" calcext:value-type="date">
            <text:p>25/01</text:p>
          </table:table-cell>
          <table:table-cell table:style-name="ce58" office:value-type="date" office:date-value="2016-01-24" calcext:value-type="date">
            <text:p>24/01</text:p>
          </table:table-cell>
          <table:table-cell table:style-name="ce58" office:value-type="date" office:date-value="2016-01-23" calcext:value-type="date">
            <text:p>23/01</text:p>
          </table:table-cell>
          <table:table-cell table:style-name="ce58" office:value-type="date" office:date-value="2016-01-22" calcext:value-type="date">
            <text:p>22/01</text:p>
          </table:table-cell>
          <table:table-cell table:style-name="ce58" office:value-type="date" office:date-value="2016-01-21" calcext:value-type="date">
            <text:p>21/01</text:p>
          </table:table-cell>
          <table:table-cell table:style-name="ce58" office:value-type="date" office:date-value="2016-01-20" calcext:value-type="date">
            <text:p>20/01</text:p>
          </table:table-cell>
          <table:table-cell table:style-name="ce58" office:value-type="date" office:date-value="2016-01-19" calcext:value-type="date">
            <text:p>19/01</text:p>
          </table:table-cell>
          <table:table-cell table:style-name="ce58" office:value-type="date" office:date-value="2016-01-18" calcext:value-type="date">
            <text:p>18/01</text:p>
          </table:table-cell>
          <table:table-cell table:style-name="ce58" office:value-type="date" office:date-value="2016-01-17" calcext:value-type="date">
            <text:p>17/01</text:p>
          </table:table-cell>
          <table:table-cell table:style-name="ce58" office:value-type="date" office:date-value="2016-01-16" calcext:value-type="date">
            <text:p>16/01</text:p>
          </table:table-cell>
          <table:table-cell table:style-name="ce58" office:value-type="date" office:date-value="2016-01-15" calcext:value-type="date">
            <text:p>15/01</text:p>
          </table:table-cell>
          <table:table-cell table:style-name="ce58" office:value-type="date" office:date-value="2016-01-14" calcext:value-type="date">
            <text:p>14/01</text:p>
          </table:table-cell>
          <table:table-cell table:style-name="ce58" office:value-type="date" office:date-value="2016-01-13" calcext:value-type="date">
            <text:p>13/01</text:p>
          </table:table-cell>
          <table:table-cell table:style-name="ce58" office:value-type="date" office:date-value="2016-01-12" calcext:value-type="date">
            <text:p>12/01</text:p>
          </table:table-cell>
          <table:table-cell table:style-name="ce58" office:value-type="date" office:date-value="2016-01-11" calcext:value-type="date">
            <text:p>11/01</text:p>
          </table:table-cell>
          <table:table-cell table:style-name="ce58" office:value-type="date" office:date-value="2016-01-10" calcext:value-type="date">
            <text:p>10/01</text:p>
          </table:table-cell>
          <table:table-cell table:style-name="ce58" office:value-type="date" office:date-value="2016-01-09" calcext:value-type="date">
            <text:p>09/01</text:p>
          </table:table-cell>
          <table:table-cell table:style-name="ce58" office:value-type="date" office:date-value="2016-01-08" calcext:value-type="date">
            <text:p>08/01</text:p>
          </table:table-cell>
          <table:table-cell table:style-name="ce58" office:value-type="date" office:date-value="2016-01-07" calcext:value-type="date">
            <text:p>07/01</text:p>
          </table:table-cell>
          <table:table-cell table:style-name="ce58" office:value-type="date" office:date-value="2016-01-06" calcext:value-type="date">
            <text:p>06/01</text:p>
          </table:table-cell>
          <table:table-cell table:style-name="ce58" office:value-type="date" office:date-value="2016-01-05" calcext:value-type="date">
            <text:p>05/01</text:p>
          </table:table-cell>
          <table:table-cell table:style-name="ce58" office:value-type="date" office:date-value="2016-01-04" calcext:value-type="date">
            <text:p>04/01</text:p>
          </table:table-cell>
          <table:table-cell table:style-name="ce58" office:value-type="date" office:date-value="2016-01-03" calcext:value-type="date">
            <text:p>03/01</text:p>
          </table:table-cell>
          <table:table-cell table:style-name="ce58" office:value-type="date" office:date-value="2016-01-02" calcext:value-type="date">
            <text:p>02/01</text:p>
          </table:table-cell>
          <table:table-cell table:style-name="ce58" office:value-type="date" office:date-value="2016-01-01" calcext:value-type="date">
            <text:p>01/01</text:p>
          </table:table-cell>
          <table:table-cell table:style-name="ce58" office:value-type="date" office:date-value="2015-12-31" calcext:value-type="date">
            <text:p>31/12</text:p>
          </table:table-cell>
          <table:table-cell table:style-name="ce58" office:value-type="date" office:date-value="2015-12-30" calcext:value-type="date">
            <text:p>30/12</text:p>
          </table:table-cell>
          <table:table-cell table:style-name="ce58" office:value-type="date" office:date-value="2015-12-29" calcext:value-type="date">
            <text:p>29/12</text:p>
          </table:table-cell>
          <table:table-cell table:style-name="ce58" office:value-type="date" office:date-value="2015-12-28" calcext:value-type="date">
            <text:p>28/12</text:p>
          </table:table-cell>
          <table:table-cell table:style-name="ce58" office:value-type="date" office:date-value="2015-12-27" calcext:value-type="date">
            <text:p>27/12</text:p>
          </table:table-cell>
          <table:table-cell table:style-name="ce58" office:value-type="date" office:date-value="2015-12-26" calcext:value-type="date">
            <text:p>26/12</text:p>
          </table:table-cell>
          <table:table-cell table:style-name="ce58" office:value-type="date" office:date-value="2015-12-25" calcext:value-type="date">
            <text:p>25/12</text:p>
          </table:table-cell>
          <table:table-cell table:style-name="ce58" office:value-type="date" office:date-value="2015-12-24" calcext:value-type="date">
            <text:p>24/12</text:p>
          </table:table-cell>
          <table:table-cell table:style-name="ce58" office:value-type="date" office:date-value="2015-12-23" calcext:value-type="date">
            <text:p>23/12</text:p>
          </table:table-cell>
          <table:table-cell table:style-name="ce58" office:value-type="date" office:date-value="2015-12-22" calcext:value-type="date">
            <text:p>22/12</text:p>
          </table:table-cell>
          <table:table-cell table:style-name="ce58" office:value-type="date" office:date-value="2015-12-21" calcext:value-type="date">
            <text:p>21/12</text:p>
          </table:table-cell>
          <table:table-cell table:style-name="ce58" office:value-type="date" office:date-value="2015-12-20" calcext:value-type="date">
            <text:p>20/12</text:p>
          </table:table-cell>
          <table:table-cell table:style-name="ce58" office:value-type="date" office:date-value="2015-12-19" calcext:value-type="date">
            <text:p>19/12</text:p>
          </table:table-cell>
          <table:table-cell table:style-name="ce58" office:value-type="date" office:date-value="2015-12-18" calcext:value-type="date">
            <text:p>18/12</text:p>
          </table:table-cell>
          <table:table-cell table:style-name="ce58" office:value-type="date" office:date-value="2015-12-17" calcext:value-type="date">
            <text:p>17/12</text:p>
          </table:table-cell>
          <table:table-cell table:style-name="ce58" office:value-type="date" office:date-value="2015-12-16" calcext:value-type="date">
            <text:p>16/12</text:p>
          </table:table-cell>
          <table:table-cell table:style-name="ce58" office:value-type="date" office:date-value="2015-12-15" calcext:value-type="date">
            <text:p>15/12</text:p>
          </table:table-cell>
          <table:table-cell table:style-name="ce58" office:value-type="date" office:date-value="2015-12-14" calcext:value-type="date">
            <text:p>14/12</text:p>
          </table:table-cell>
          <table:table-cell table:style-name="ce58" office:value-type="date" office:date-value="2015-12-13" calcext:value-type="date">
            <text:p>13/12</text:p>
          </table:table-cell>
          <table:table-cell table:style-name="ce58" office:value-type="date" office:date-value="2015-12-12" calcext:value-type="date">
            <text:p>12/12</text:p>
          </table:table-cell>
          <table:table-cell table:style-name="ce58" office:value-type="date" office:date-value="2015-12-11" calcext:value-type="date">
            <text:p>11/12</text:p>
          </table:table-cell>
          <table:table-cell table:style-name="ce58" office:value-type="date" office:date-value="2015-12-10" calcext:value-type="date">
            <text:p>10/12</text:p>
          </table:table-cell>
          <table:table-cell table:style-name="ce58" office:value-type="date" office:date-value="2015-12-09" calcext:value-type="date">
            <text:p>09/12</text:p>
          </table:table-cell>
          <table:table-cell table:style-name="ce58" office:value-type="date" office:date-value="2015-12-08" calcext:value-type="date">
            <text:p>08/12</text:p>
          </table:table-cell>
          <table:table-cell table:style-name="ce58" office:value-type="date" office:date-value="2015-12-07" calcext:value-type="date">
            <text:p>07/12</text:p>
          </table:table-cell>
          <table:table-cell table:style-name="ce58" office:value-type="date" office:date-value="2015-12-06" calcext:value-type="date">
            <text:p>06/12</text:p>
          </table:table-cell>
          <table:table-cell table:style-name="ce58" office:value-type="date" office:date-value="2015-12-05" calcext:value-type="date">
            <text:p>05/12</text:p>
          </table:table-cell>
          <table:table-cell table:style-name="ce58" office:value-type="date" office:date-value="2015-12-04" calcext:value-type="date">
            <text:p>04/12</text:p>
          </table:table-cell>
          <table:table-cell table:style-name="ce58" office:value-type="date" office:date-value="2015-12-03" calcext:value-type="date">
            <text:p>03/12</text:p>
          </table:table-cell>
          <table:table-cell table:style-name="ce58" office:value-type="date" office:date-value="2015-12-02" calcext:value-type="date">
            <text:p>02/12</text:p>
          </table:table-cell>
          <table:table-cell table:style-name="ce58" office:value-type="date" office:date-value="2015-12-01" calcext:value-type="date">
            <text:p>01/12</text:p>
          </table:table-cell>
          <table:table-cell table:style-name="ce58" office:value-type="date" office:date-value="2015-11-30" calcext:value-type="date">
            <text:p>30/11</text:p>
          </table:table-cell>
          <table:table-cell table:style-name="ce58" office:value-type="date" office:date-value="2015-11-29" calcext:value-type="date">
            <text:p>29/11</text:p>
          </table:table-cell>
          <table:table-cell table:style-name="ce58" office:value-type="date" office:date-value="2015-11-28" calcext:value-type="date">
            <text:p>28/11</text:p>
          </table:table-cell>
          <table:table-cell table:style-name="ce58" office:value-type="date" office:date-value="2015-11-27" calcext:value-type="date">
            <text:p>27/11</text:p>
          </table:table-cell>
          <table:table-cell table:style-name="ce58" office:value-type="date" office:date-value="2015-11-26" calcext:value-type="date">
            <text:p>26/11</text:p>
          </table:table-cell>
          <table:table-cell table:style-name="ce58" office:value-type="date" office:date-value="2015-11-25" calcext:value-type="date">
            <text:p>25/11</text:p>
          </table:table-cell>
          <table:table-cell table:style-name="ce58" office:value-type="date" office:date-value="2015-11-24" calcext:value-type="date">
            <text:p>24/11</text:p>
          </table:table-cell>
          <table:table-cell table:style-name="ce58" office:value-type="date" office:date-value="2015-11-23" calcext:value-type="date">
            <text:p>23/11</text:p>
          </table:table-cell>
          <table:table-cell table:style-name="ce58" office:value-type="date" office:date-value="2015-11-22" calcext:value-type="date">
            <text:p>22/11</text:p>
          </table:table-cell>
          <table:table-cell table:style-name="ce58" office:value-type="date" office:date-value="2015-11-21" calcext:value-type="date">
            <text:p>21/11</text:p>
          </table:table-cell>
          <table:table-cell table:style-name="ce58" office:value-type="date" office:date-value="2015-11-20" calcext:value-type="date">
            <text:p>20/11</text:p>
          </table:table-cell>
          <table:table-cell table:style-name="ce58" office:value-type="date" office:date-value="2015-11-19" calcext:value-type="date">
            <text:p>19/11</text:p>
          </table:table-cell>
          <table:table-cell table:style-name="ce58" office:value-type="date" office:date-value="2015-11-18" calcext:value-type="date">
            <text:p>18/11</text:p>
          </table:table-cell>
          <table:table-cell table:style-name="ce58" office:value-type="date" office:date-value="2015-11-17" calcext:value-type="date">
            <text:p>17/11</text:p>
          </table:table-cell>
          <table:table-cell table:style-name="ce58" office:value-type="date" office:date-value="2015-11-16" calcext:value-type="date">
            <text:p>16/11</text:p>
          </table:table-cell>
          <table:table-cell table:style-name="ce58" office:value-type="date" office:date-value="2015-11-15" calcext:value-type="date">
            <text:p>15/11</text:p>
          </table:table-cell>
          <table:table-cell table:style-name="ce58" office:value-type="date" office:date-value="2015-11-14" calcext:value-type="date">
            <text:p>14/11</text:p>
          </table:table-cell>
          <table:table-cell table:style-name="ce58" office:value-type="date" office:date-value="2015-11-13" calcext:value-type="date">
            <text:p>13/11</text:p>
          </table:table-cell>
          <table:table-cell table:style-name="ce58" office:value-type="date" office:date-value="2015-11-12" calcext:value-type="date">
            <text:p>12/11</text:p>
          </table:table-cell>
          <table:table-cell table:style-name="ce58" office:value-type="date" office:date-value="2015-11-11" calcext:value-type="date">
            <text:p>11/11</text:p>
          </table:table-cell>
          <table:table-cell table:style-name="ce58" office:value-type="date" office:date-value="2015-11-10" calcext:value-type="date">
            <text:p>10/11</text:p>
          </table:table-cell>
          <table:table-cell table:style-name="ce58" office:value-type="date" office:date-value="2015-11-09" calcext:value-type="date">
            <text:p>09/11</text:p>
          </table:table-cell>
          <table:table-cell table:style-name="ce58" office:value-type="date" office:date-value="2015-11-08" calcext:value-type="date">
            <text:p>08/11</text:p>
          </table:table-cell>
          <table:table-cell table:style-name="ce58" office:value-type="date" office:date-value="2015-11-07" calcext:value-type="date">
            <text:p>07/11</text:p>
          </table:table-cell>
          <table:table-cell table:style-name="ce58" office:value-type="date" office:date-value="2015-11-06" calcext:value-type="date">
            <text:p>06/11</text:p>
          </table:table-cell>
          <table:table-cell table:style-name="ce58" office:value-type="date" office:date-value="2015-11-05" calcext:value-type="date">
            <text:p>05/11</text:p>
          </table:table-cell>
          <table:table-cell table:style-name="ce58" office:value-type="date" office:date-value="2015-11-04" calcext:value-type="date">
            <text:p>04/11</text:p>
          </table:table-cell>
          <table:table-cell table:style-name="ce58" office:value-type="date" office:date-value="2015-11-03" calcext:value-type="date">
            <text:p>03/11</text:p>
          </table:table-cell>
          <table:table-cell table:style-name="ce58" office:value-type="date" office:date-value="2015-11-02" calcext:value-type="date">
            <text:p>02/11</text:p>
          </table:table-cell>
          <table:table-cell table:style-name="ce58" office:value-type="date" office:date-value="2015-11-01" calcext:value-type="date">
            <text:p>01/11</text:p>
          </table:table-cell>
          <table:table-cell table:style-name="ce58" office:value-type="date" office:date-value="2015-10-31" calcext:value-type="date">
            <text:p>31/10</text:p>
          </table:table-cell>
          <table:table-cell table:style-name="ce58" office:value-type="date" office:date-value="2015-10-30" calcext:value-type="date">
            <text:p>30/10</text:p>
          </table:table-cell>
          <table:table-cell table:style-name="ce58" office:value-type="date" office:date-value="2015-10-29" calcext:value-type="date">
            <text:p>29/10</text:p>
          </table:table-cell>
          <table:table-cell table:style-name="ce58" office:value-type="date" office:date-value="2015-10-28" calcext:value-type="date">
            <text:p>28/10</text:p>
          </table:table-cell>
          <table:table-cell table:style-name="ce58" office:value-type="date" office:date-value="2015-10-27" calcext:value-type="date">
            <text:p>27/10</text:p>
          </table:table-cell>
          <table:table-cell table:style-name="ce58" office:value-type="date" office:date-value="2015-10-26" calcext:value-type="date">
            <text:p>26/10</text:p>
          </table:table-cell>
          <table:table-cell table:style-name="ce58" office:value-type="date" office:date-value="2015-10-25" calcext:value-type="date">
            <text:p>25/10</text:p>
          </table:table-cell>
          <table:table-cell table:style-name="ce58" office:value-type="date" office:date-value="2015-10-24" calcext:value-type="date">
            <text:p>24/10</text:p>
          </table:table-cell>
          <table:table-cell table:style-name="ce58" office:value-type="date" office:date-value="2015-10-23" calcext:value-type="date">
            <text:p>23/10</text:p>
          </table:table-cell>
          <table:table-cell table:style-name="ce58" office:value-type="date" office:date-value="2015-10-22" calcext:value-type="date">
            <text:p>22/10</text:p>
          </table:table-cell>
          <table:table-cell table:style-name="ce58" office:value-type="date" office:date-value="2015-10-21" calcext:value-type="date">
            <text:p>21/10</text:p>
          </table:table-cell>
          <table:table-cell table:style-name="ce58" office:value-type="date" office:date-value="2015-10-20" calcext:value-type="date">
            <text:p>20/10</text:p>
          </table:table-cell>
          <table:table-cell table:style-name="ce58" office:value-type="date" office:date-value="2015-10-19" calcext:value-type="date">
            <text:p>19/10</text:p>
          </table:table-cell>
          <table:table-cell table:style-name="ce58" office:value-type="date" office:date-value="2015-10-18" calcext:value-type="date">
            <text:p>18/10</text:p>
          </table:table-cell>
          <table:table-cell table:style-name="ce58" office:value-type="date" office:date-value="2015-10-17" calcext:value-type="date">
            <text:p>17/10</text:p>
          </table:table-cell>
          <table:table-cell table:style-name="ce58" office:value-type="date" office:date-value="2015-10-16" calcext:value-type="date">
            <text:p>16/10</text:p>
          </table:table-cell>
          <table:table-cell table:style-name="ce58" office:value-type="date" office:date-value="2015-10-15" calcext:value-type="date">
            <text:p>15/10</text:p>
          </table:table-cell>
          <table:table-cell table:style-name="ce58" office:value-type="date" office:date-value="2015-10-14" calcext:value-type="date">
            <text:p>14/10</text:p>
          </table:table-cell>
          <table:table-cell table:style-name="ce58" office:value-type="date" office:date-value="2015-10-13" calcext:value-type="date">
            <text:p>13/10</text:p>
          </table:table-cell>
          <table:table-cell table:style-name="ce58" office:value-type="date" office:date-value="2015-10-12" calcext:value-type="date">
            <text:p>12/10</text:p>
          </table:table-cell>
          <table:table-cell table:style-name="ce58" office:value-type="date" office:date-value="2015-10-11" calcext:value-type="date">
            <text:p>11/10</text:p>
          </table:table-cell>
          <table:table-cell table:style-name="ce58" office:value-type="date" office:date-value="2015-10-10" calcext:value-type="date">
            <text:p>10/10</text:p>
          </table:table-cell>
          <table:table-cell table:style-name="ce58" office:value-type="date" office:date-value="2015-10-09" calcext:value-type="date">
            <text:p>09/10</text:p>
          </table:table-cell>
          <table:table-cell table:style-name="ce58" office:value-type="date" office:date-value="2015-10-08" calcext:value-type="date">
            <text:p>08/10</text:p>
          </table:table-cell>
          <table:table-cell table:style-name="ce58" office:value-type="date" office:date-value="2015-10-07" calcext:value-type="date">
            <text:p>07/10</text:p>
          </table:table-cell>
          <table:table-cell table:style-name="ce58" office:value-type="date" office:date-value="2015-10-06" calcext:value-type="date">
            <text:p>06/10</text:p>
          </table:table-cell>
          <table:table-cell table:style-name="ce58" office:value-type="date" office:date-value="2015-10-05" calcext:value-type="date">
            <text:p>05/10</text:p>
          </table:table-cell>
          <table:table-cell table:style-name="ce58" office:value-type="date" office:date-value="2015-10-04" calcext:value-type="date">
            <text:p>04/10</text:p>
          </table:table-cell>
          <table:table-cell table:style-name="ce58" office:value-type="date" office:date-value="2015-10-03" calcext:value-type="date">
            <text:p>03/10</text:p>
          </table:table-cell>
          <table:table-cell table:style-name="ce58" office:value-type="date" office:date-value="2015-10-02" calcext:value-type="date">
            <text:p>02/10</text:p>
          </table:table-cell>
          <table:table-cell table:style-name="ce58" office:value-type="date" office:date-value="2015-10-01" calcext:value-type="date">
            <text:p>01/10</text:p>
          </table:table-cell>
          <table:table-cell table:style-name="ce58" office:value-type="date" office:date-value="2015-09-30" calcext:value-type="date">
            <text:p>30/09</text:p>
          </table:table-cell>
          <table:table-cell table:style-name="ce58" office:value-type="date" office:date-value="2015-09-29" calcext:value-type="date">
            <text:p>29/09</text:p>
          </table:table-cell>
          <table:table-cell table:style-name="ce58" office:value-type="date" office:date-value="2015-09-28" calcext:value-type="date">
            <text:p>28/09</text:p>
          </table:table-cell>
          <table:table-cell table:style-name="ce58" office:value-type="date" office:date-value="2015-09-27" calcext:value-type="date">
            <text:p>27/09</text:p>
          </table:table-cell>
          <table:table-cell table:style-name="ce58" office:value-type="date" office:date-value="2015-09-26" calcext:value-type="date">
            <text:p>26/09</text:p>
          </table:table-cell>
          <table:table-cell table:style-name="ce58" office:value-type="date" office:date-value="2015-09-25" calcext:value-type="date">
            <text:p>25/09</text:p>
          </table:table-cell>
          <table:table-cell table:style-name="ce58" office:value-type="date" office:date-value="2015-09-24" calcext:value-type="date">
            <text:p>24/09</text:p>
          </table:table-cell>
          <table:table-cell table:style-name="ce58" office:value-type="date" office:date-value="2015-09-23" calcext:value-type="date">
            <text:p>23/09</text:p>
          </table:table-cell>
          <table:table-cell table:style-name="ce58" office:value-type="date" office:date-value="2015-09-22" calcext:value-type="date">
            <text:p>22/09</text:p>
          </table:table-cell>
          <table:table-cell table:style-name="ce58" office:value-type="date" office:date-value="2015-09-21" calcext:value-type="date">
            <text:p>21/09</text:p>
          </table:table-cell>
          <table:table-cell table:style-name="ce58" office:value-type="date" office:date-value="2015-09-20" calcext:value-type="date">
            <text:p>20/09</text:p>
          </table:table-cell>
          <table:table-cell table:style-name="ce58" office:value-type="date" office:date-value="2015-09-19" calcext:value-type="date">
            <text:p>19/09</text:p>
          </table:table-cell>
          <table:table-cell table:style-name="ce58" office:value-type="date" office:date-value="2015-09-18" calcext:value-type="date">
            <text:p>18/09</text:p>
          </table:table-cell>
          <table:table-cell table:style-name="ce58" office:value-type="date" office:date-value="2015-09-17" calcext:value-type="date">
            <text:p>17/09</text:p>
          </table:table-cell>
          <table:table-cell table:style-name="ce58" office:value-type="date" office:date-value="2015-09-16" calcext:value-type="date">
            <text:p>16/09</text:p>
          </table:table-cell>
          <table:table-cell table:style-name="ce58" office:value-type="date" office:date-value="2015-09-15" calcext:value-type="date">
            <text:p>15/09</text:p>
          </table:table-cell>
          <table:table-cell table:style-name="ce58" office:value-type="date" office:date-value="2015-09-14" calcext:value-type="date">
            <text:p>14/09</text:p>
          </table:table-cell>
          <table:table-cell table:style-name="ce58" office:value-type="date" office:date-value="2015-09-13" calcext:value-type="date">
            <text:p>13/09</text:p>
          </table:table-cell>
          <table:table-cell table:style-name="ce58" office:value-type="date" office:date-value="2015-09-12" calcext:value-type="date">
            <text:p>12/09</text:p>
          </table:table-cell>
          <table:table-cell table:style-name="ce58" office:value-type="date" office:date-value="2015-09-11" calcext:value-type="date">
            <text:p>11/09</text:p>
          </table:table-cell>
          <table:table-cell table:style-name="ce58" office:value-type="date" office:date-value="2015-09-10" calcext:value-type="date">
            <text:p>10/09</text:p>
          </table:table-cell>
          <table:table-cell table:style-name="ce58" office:value-type="date" office:date-value="2015-09-09" calcext:value-type="date">
            <text:p>09/09</text:p>
          </table:table-cell>
          <table:table-cell table:style-name="ce58" office:value-type="date" office:date-value="2015-09-08" calcext:value-type="date">
            <text:p>08/09</text:p>
          </table:table-cell>
          <table:table-cell table:style-name="ce58" office:value-type="date" office:date-value="2015-09-07" calcext:value-type="date">
            <text:p>07/09</text:p>
          </table:table-cell>
          <table:table-cell table:style-name="ce58" office:value-type="date" office:date-value="2015-09-06" calcext:value-type="date">
            <text:p>06/09</text:p>
          </table:table-cell>
          <table:table-cell table:style-name="ce58" office:value-type="date" office:date-value="2015-09-05" calcext:value-type="date">
            <text:p>05/09</text:p>
          </table:table-cell>
          <table:table-cell table:style-name="ce58" office:value-type="date" office:date-value="2015-09-04" calcext:value-type="date">
            <text:p>04/09</text:p>
          </table:table-cell>
          <table:table-cell table:style-name="ce58" office:value-type="date" office:date-value="2015-09-03" calcext:value-type="date">
            <text:p>03/09</text:p>
          </table:table-cell>
          <table:table-cell table:style-name="ce58" office:value-type="date" office:date-value="2015-09-02" calcext:value-type="date">
            <text:p>02/09</text:p>
          </table:table-cell>
          <table:table-cell table:style-name="ce58" office:value-type="date" office:date-value="2015-09-01" calcext:value-type="date">
            <text:p>01/09</text:p>
          </table:table-cell>
          <table:table-cell table:style-name="ce58" office:value-type="date" office:date-value="2015-08-31" calcext:value-type="date">
            <text:p>31/08</text:p>
          </table:table-cell>
          <table:table-cell table:style-name="ce58" office:value-type="date" office:date-value="2015-08-30" calcext:value-type="date">
            <text:p>30/08</text:p>
          </table:table-cell>
          <table:table-cell table:style-name="ce58" office:value-type="date" office:date-value="2015-08-29" calcext:value-type="date">
            <text:p>29/08</text:p>
          </table:table-cell>
          <table:table-cell table:style-name="ce58" office:value-type="date" office:date-value="2015-08-28" calcext:value-type="date">
            <text:p>28/08</text:p>
          </table:table-cell>
          <table:table-cell table:style-name="ce58" office:value-type="date" office:date-value="2015-08-27" calcext:value-type="date">
            <text:p>27/08</text:p>
          </table:table-cell>
          <table:table-cell table:style-name="ce58" office:value-type="date" office:date-value="2015-08-26" calcext:value-type="date">
            <text:p>26/08</text:p>
          </table:table-cell>
          <table:table-cell table:style-name="ce58" office:value-type="date" office:date-value="2015-08-25" calcext:value-type="date">
            <text:p>25/08</text:p>
          </table:table-cell>
          <table:table-cell table:style-name="ce58" office:value-type="date" office:date-value="2015-08-24" calcext:value-type="date">
            <text:p>24/08</text:p>
          </table:table-cell>
          <table:table-cell table:style-name="ce58" office:value-type="date" office:date-value="2015-08-23" calcext:value-type="date">
            <text:p>23/08</text:p>
          </table:table-cell>
          <table:table-cell table:style-name="ce58" office:value-type="date" office:date-value="2015-08-22" calcext:value-type="date">
            <text:p>22/08</text:p>
          </table:table-cell>
          <table:table-cell table:style-name="ce58" office:value-type="date" office:date-value="2015-08-21" calcext:value-type="date">
            <text:p>21/08</text:p>
          </table:table-cell>
          <table:table-cell table:style-name="ce58" office:value-type="date" office:date-value="2015-08-20" calcext:value-type="date">
            <text:p>20/08</text:p>
          </table:table-cell>
          <table:table-cell table:style-name="ce58" office:value-type="date" office:date-value="2015-08-19" calcext:value-type="date">
            <text:p>19/08</text:p>
          </table:table-cell>
          <table:table-cell table:style-name="ce58" office:value-type="date" office:date-value="2015-08-18" calcext:value-type="date">
            <text:p>18/08</text:p>
          </table:table-cell>
          <table:table-cell table:style-name="ce58" office:value-type="date" office:date-value="2015-08-17" calcext:value-type="date">
            <text:p>17/08</text:p>
          </table:table-cell>
          <table:table-cell table:style-name="ce58" office:value-type="date" office:date-value="2015-08-16" calcext:value-type="date">
            <text:p>16/08</text:p>
          </table:table-cell>
          <table:table-cell table:style-name="ce58" office:value-type="date" office:date-value="2015-08-15" calcext:value-type="date">
            <text:p>15/08</text:p>
          </table:table-cell>
          <table:table-cell table:style-name="ce58" office:value-type="date" office:date-value="2015-08-14" calcext:value-type="date">
            <text:p>14/08</text:p>
          </table:table-cell>
          <table:table-cell table:style-name="ce58" office:value-type="date" office:date-value="2015-08-13" calcext:value-type="date">
            <text:p>13/08</text:p>
          </table:table-cell>
          <table:table-cell table:style-name="ce58" office:value-type="date" office:date-value="2015-08-12" calcext:value-type="date">
            <text:p>12/08</text:p>
          </table:table-cell>
          <table:table-cell table:style-name="ce58" office:value-type="date" office:date-value="2015-08-11" calcext:value-type="date">
            <text:p>11/08</text:p>
          </table:table-cell>
          <table:table-cell table:style-name="ce58" office:value-type="date" office:date-value="2015-08-10" calcext:value-type="date">
            <text:p>10/08</text:p>
          </table:table-cell>
          <table:table-cell table:style-name="ce58" office:value-type="date" office:date-value="2015-08-09" calcext:value-type="date">
            <text:p>09/08</text:p>
          </table:table-cell>
          <table:table-cell table:style-name="ce58" office:value-type="date" office:date-value="2015-08-08" calcext:value-type="date">
            <text:p>08/08</text:p>
          </table:table-cell>
          <table:table-cell table:style-name="ce58" office:value-type="date" office:date-value="2015-08-07" calcext:value-type="date">
            <text:p>07/08</text:p>
          </table:table-cell>
          <table:table-cell table:style-name="ce58" office:value-type="date" office:date-value="2015-08-06" calcext:value-type="date">
            <text:p>06/08</text:p>
          </table:table-cell>
          <table:table-cell table:style-name="ce58" office:value-type="date" office:date-value="2015-08-05" calcext:value-type="date">
            <text:p>05/08</text:p>
          </table:table-cell>
          <table:table-cell table:style-name="ce58" office:value-type="date" office:date-value="2015-08-04" calcext:value-type="date">
            <text:p>04/08</text:p>
          </table:table-cell>
          <table:table-cell table:style-name="ce58" office:value-type="date" office:date-value="2015-08-03" calcext:value-type="date">
            <text:p>03/08</text:p>
          </table:table-cell>
          <table:table-cell table:style-name="ce58" office:value-type="date" office:date-value="2015-08-02" calcext:value-type="date">
            <text:p>02/08</text:p>
          </table:table-cell>
          <table:table-cell table:style-name="ce58" office:value-type="date" office:date-value="2015-08-01" calcext:value-type="date">
            <text:p>01/08</text:p>
          </table:table-cell>
          <table:table-cell table:style-name="ce58" office:value-type="date" office:date-value="2015-07-31" calcext:value-type="date">
            <text:p>31/07</text:p>
          </table:table-cell>
          <table:table-cell table:style-name="ce58" office:value-type="date" office:date-value="2015-07-30" calcext:value-type="date">
            <text:p>30/07</text:p>
          </table:table-cell>
          <table:table-cell table:style-name="ce58" office:value-type="date" office:date-value="2015-07-29" calcext:value-type="date">
            <text:p>29/07</text:p>
          </table:table-cell>
          <table:table-cell table:style-name="ce58" office:value-type="date" office:date-value="2015-07-28" calcext:value-type="date">
            <text:p>28/07</text:p>
          </table:table-cell>
          <table:table-cell table:style-name="ce58" office:value-type="date" office:date-value="2015-07-27" calcext:value-type="date">
            <text:p>27/07</text:p>
          </table:table-cell>
          <table:table-cell table:style-name="ce58" office:value-type="date" office:date-value="2015-07-26" calcext:value-type="date">
            <text:p>26/07</text:p>
          </table:table-cell>
          <table:table-cell table:style-name="ce58" office:value-type="date" office:date-value="2015-07-25" calcext:value-type="date">
            <text:p>25/07</text:p>
          </table:table-cell>
          <table:table-cell table:style-name="ce58" office:value-type="date" office:date-value="2015-07-24" calcext:value-type="date">
            <text:p>24/07</text:p>
          </table:table-cell>
          <table:table-cell table:style-name="ce58" office:value-type="date" office:date-value="2015-07-23" calcext:value-type="date">
            <text:p>23/07</text:p>
          </table:table-cell>
          <table:table-cell table:style-name="ce58" office:value-type="date" office:date-value="2015-07-22" calcext:value-type="date">
            <text:p>22/07</text:p>
          </table:table-cell>
          <table:table-cell table:style-name="ce58" office:value-type="date" office:date-value="2015-07-21" calcext:value-type="date">
            <text:p>21/07</text:p>
          </table:table-cell>
          <table:table-cell table:style-name="ce58" office:value-type="date" office:date-value="2015-07-20" calcext:value-type="date">
            <text:p>20/07</text:p>
          </table:table-cell>
          <table:table-cell table:style-name="ce58" office:value-type="date" office:date-value="2015-07-19" calcext:value-type="date">
            <text:p>19/07</text:p>
          </table:table-cell>
          <table:table-cell table:style-name="ce58" office:value-type="date" office:date-value="2015-07-18" calcext:value-type="date">
            <text:p>18/07</text:p>
          </table:table-cell>
          <table:table-cell table:style-name="ce58" office:value-type="date" office:date-value="2015-07-17" calcext:value-type="date">
            <text:p>17/07</text:p>
          </table:table-cell>
          <table:table-cell table:style-name="ce58" office:value-type="date" office:date-value="2015-07-16" calcext:value-type="date">
            <text:p>16/07</text:p>
          </table:table-cell>
          <table:table-cell table:style-name="ce58" office:value-type="date" office:date-value="2015-07-15" calcext:value-type="date">
            <text:p>15/07</text:p>
          </table:table-cell>
          <table:table-cell table:style-name="ce58" office:value-type="date" office:date-value="2015-07-14" calcext:value-type="date">
            <text:p>14/07</text:p>
          </table:table-cell>
          <table:table-cell table:style-name="ce58" office:value-type="date" office:date-value="2015-07-13" calcext:value-type="date">
            <text:p>13/07</text:p>
          </table:table-cell>
          <table:table-cell table:style-name="ce58" office:value-type="date" office:date-value="2015-07-12" calcext:value-type="date">
            <text:p>12/07</text:p>
          </table:table-cell>
          <table:table-cell table:style-name="ce58" office:value-type="date" office:date-value="2015-07-11" calcext:value-type="date">
            <text:p>11/07</text:p>
          </table:table-cell>
          <table:table-cell table:style-name="ce58" office:value-type="date" office:date-value="2015-07-10" calcext:value-type="date">
            <text:p>10/07</text:p>
          </table:table-cell>
          <table:table-cell table:style-name="ce58" office:value-type="date" office:date-value="2015-07-09" calcext:value-type="date">
            <text:p>09/07</text:p>
          </table:table-cell>
          <table:table-cell table:style-name="ce58" office:value-type="date" office:date-value="2015-07-08" calcext:value-type="date">
            <text:p>08/07</text:p>
          </table:table-cell>
          <table:table-cell table:style-name="ce58" office:value-type="date" office:date-value="2015-07-07" calcext:value-type="date">
            <text:p>07/07</text:p>
          </table:table-cell>
          <table:table-cell table:style-name="ce58" office:value-type="date" office:date-value="2015-07-06" calcext:value-type="date">
            <text:p>06/07</text:p>
          </table:table-cell>
          <table:table-cell table:style-name="ce58" office:value-type="date" office:date-value="2015-07-05" calcext:value-type="date">
            <text:p>05/07</text:p>
          </table:table-cell>
          <table:table-cell table:style-name="ce58" office:value-type="date" office:date-value="2015-07-04" calcext:value-type="date">
            <text:p>04/07</text:p>
          </table:table-cell>
          <table:table-cell table:style-name="ce58" office:value-type="date" office:date-value="2015-07-03" calcext:value-type="date">
            <text:p>03/07</text:p>
          </table:table-cell>
          <table:table-cell table:style-name="ce58" office:value-type="date" office:date-value="2015-07-02" calcext:value-type="date">
            <text:p>02/07</text:p>
          </table:table-cell>
          <table:table-cell table:style-name="ce58" office:value-type="date" office:date-value="2015-07-01" calcext:value-type="date">
            <text:p>01/07</text:p>
          </table:table-cell>
          <table:table-cell table:style-name="ce58" office:value-type="date" office:date-value="2015-06-30" calcext:value-type="date">
            <text:p>30/06</text:p>
          </table:table-cell>
          <table:table-cell table:style-name="ce58" office:value-type="date" office:date-value="2015-06-29" calcext:value-type="date">
            <text:p>29/06</text:p>
          </table:table-cell>
          <table:table-cell table:style-name="ce58" office:value-type="date" office:date-value="2015-06-28" calcext:value-type="date">
            <text:p>28/06</text:p>
          </table:table-cell>
          <table:table-cell table:style-name="ce58" office:value-type="date" office:date-value="2015-06-27" calcext:value-type="date">
            <text:p>27/06</text:p>
          </table:table-cell>
          <table:table-cell table:style-name="ce58" office:value-type="date" office:date-value="2015-06-26" calcext:value-type="date">
            <text:p>26/06</text:p>
          </table:table-cell>
          <table:table-cell table:style-name="ce58" office:value-type="date" office:date-value="2015-06-25" calcext:value-type="date">
            <text:p>25/06</text:p>
          </table:table-cell>
          <table:table-cell table:style-name="ce58" office:value-type="date" office:date-value="2015-06-24" calcext:value-type="date">
            <text:p>24/06</text:p>
          </table:table-cell>
          <table:table-cell table:style-name="ce58" office:value-type="date" office:date-value="2015-06-23" calcext:value-type="date">
            <text:p>23/06</text:p>
          </table:table-cell>
          <table:table-cell table:style-name="ce58" office:value-type="date" office:date-value="2015-06-22" calcext:value-type="date">
            <text:p>22/06</text:p>
          </table:table-cell>
          <table:table-cell table:style-name="ce58" office:value-type="date" office:date-value="2015-06-21" calcext:value-type="date">
            <text:p>21/06</text:p>
          </table:table-cell>
          <table:table-cell table:style-name="ce58" office:value-type="date" office:date-value="2015-06-20" calcext:value-type="date">
            <text:p>20/06</text:p>
          </table:table-cell>
          <table:table-cell table:style-name="ce58" office:value-type="date" office:date-value="2015-06-19" calcext:value-type="date">
            <text:p>19/06</text:p>
          </table:table-cell>
          <table:table-cell table:style-name="ce58" office:value-type="date" office:date-value="2015-06-18" calcext:value-type="date">
            <text:p>18/06</text:p>
          </table:table-cell>
          <table:table-cell table:style-name="ce58" office:value-type="date" office:date-value="2015-06-17" calcext:value-type="date">
            <text:p>17/06</text:p>
          </table:table-cell>
          <table:table-cell table:style-name="ce58" office:value-type="date" office:date-value="2015-06-16" calcext:value-type="date">
            <text:p>16/06</text:p>
          </table:table-cell>
          <table:table-cell table:style-name="ce58" office:value-type="date" office:date-value="2015-06-15" calcext:value-type="date">
            <text:p>15/06</text:p>
          </table:table-cell>
          <table:table-cell table:style-name="ce58" office:value-type="date" office:date-value="2015-06-14" calcext:value-type="date">
            <text:p>14/06</text:p>
          </table:table-cell>
          <table:table-cell table:style-name="ce58" office:value-type="date" office:date-value="2015-06-13" calcext:value-type="date">
            <text:p>13/06</text:p>
          </table:table-cell>
          <table:table-cell table:style-name="ce58" office:value-type="date" office:date-value="2015-06-12" calcext:value-type="date">
            <text:p>12/06</text:p>
          </table:table-cell>
          <table:table-cell table:style-name="ce58" office:value-type="date" office:date-value="2015-06-11" calcext:value-type="date">
            <text:p>11/06</text:p>
          </table:table-cell>
          <table:table-cell table:style-name="ce58" office:value-type="date" office:date-value="2015-06-10" calcext:value-type="date">
            <text:p>10/06</text:p>
          </table:table-cell>
          <table:table-cell table:style-name="ce58" office:value-type="date" office:date-value="2015-06-09" calcext:value-type="date">
            <text:p>09/06</text:p>
          </table:table-cell>
          <table:table-cell table:style-name="ce58" office:value-type="date" office:date-value="2015-06-08" calcext:value-type="date">
            <text:p>08/06</text:p>
          </table:table-cell>
          <table:table-cell table:style-name="ce58" office:value-type="date" office:date-value="2015-06-07" calcext:value-type="date">
            <text:p>07/06</text:p>
          </table:table-cell>
          <table:table-cell table:style-name="ce58" office:value-type="date" office:date-value="2015-06-06" calcext:value-type="date">
            <text:p>06/06</text:p>
          </table:table-cell>
          <table:table-cell table:style-name="ce58" office:value-type="date" office:date-value="2015-06-05" calcext:value-type="date">
            <text:p>05/06</text:p>
          </table:table-cell>
          <table:table-cell table:style-name="ce58" office:value-type="date" office:date-value="2015-06-04" calcext:value-type="date">
            <text:p>04/06</text:p>
          </table:table-cell>
          <table:table-cell table:style-name="ce58" office:value-type="date" office:date-value="2015-06-03" calcext:value-type="date">
            <text:p>03/06</text:p>
          </table:table-cell>
          <table:table-cell table:style-name="ce58" office:value-type="date" office:date-value="2015-06-02" calcext:value-type="date">
            <text:p>02/06</text:p>
          </table:table-cell>
          <table:table-cell table:style-name="ce58" office:value-type="date" office:date-value="2015-06-01" calcext:value-type="date">
            <text:p>01/06</text:p>
          </table:table-cell>
          <table:table-cell table:style-name="ce58" office:value-type="date" office:date-value="2015-05-31" calcext:value-type="date">
            <text:p>31/05</text:p>
          </table:table-cell>
          <table:table-cell table:style-name="ce58" office:value-type="date" office:date-value="2015-05-30" calcext:value-type="date">
            <text:p>30/05</text:p>
          </table:table-cell>
          <table:table-cell table:style-name="ce58" office:value-type="date" office:date-value="2015-05-29" calcext:value-type="date">
            <text:p>29/05</text:p>
          </table:table-cell>
          <table:table-cell table:style-name="ce58" office:value-type="date" office:date-value="2015-05-28" calcext:value-type="date">
            <text:p>28/05</text:p>
          </table:table-cell>
          <table:table-cell table:style-name="ce58" office:value-type="date" office:date-value="2015-05-27" calcext:value-type="date">
            <text:p>27/05</text:p>
          </table:table-cell>
          <table:table-cell table:style-name="ce58" office:value-type="date" office:date-value="2015-05-26" calcext:value-type="date">
            <text:p>26/05</text:p>
          </table:table-cell>
          <table:table-cell table:style-name="ce58" office:value-type="date" office:date-value="2015-05-25" calcext:value-type="date">
            <text:p>25/05</text:p>
          </table:table-cell>
          <table:table-cell table:style-name="ce58" office:value-type="date" office:date-value="2015-05-24" calcext:value-type="date">
            <text:p>24/05</text:p>
          </table:table-cell>
          <table:table-cell table:style-name="ce58" office:value-type="date" office:date-value="2015-05-23" calcext:value-type="date">
            <text:p>23/05</text:p>
          </table:table-cell>
          <table:table-cell table:style-name="ce58" office:value-type="date" office:date-value="2015-05-22" calcext:value-type="date">
            <text:p>22/05</text:p>
          </table:table-cell>
          <table:table-cell table:style-name="ce58" office:value-type="date" office:date-value="2015-05-21" calcext:value-type="date">
            <text:p>21/05</text:p>
          </table:table-cell>
          <table:table-cell table:style-name="ce58" office:value-type="date" office:date-value="2015-05-20" calcext:value-type="date">
            <text:p>20/05</text:p>
          </table:table-cell>
          <table:table-cell table:style-name="ce58" office:value-type="date" office:date-value="2015-05-19" calcext:value-type="date">
            <text:p>19/05</text:p>
          </table:table-cell>
          <table:table-cell table:style-name="ce58" office:value-type="date" office:date-value="2015-05-18" calcext:value-type="date">
            <text:p>18/05</text:p>
          </table:table-cell>
          <table:table-cell table:style-name="ce58" office:value-type="date" office:date-value="2015-05-17" calcext:value-type="date">
            <text:p>17/05</text:p>
          </table:table-cell>
          <table:table-cell table:style-name="ce58" office:value-type="date" office:date-value="2015-05-16" calcext:value-type="date">
            <text:p>16/05</text:p>
          </table:table-cell>
          <table:table-cell table:style-name="ce58" office:value-type="date" office:date-value="2015-05-15" calcext:value-type="date">
            <text:p>15/05</text:p>
          </table:table-cell>
          <table:table-cell table:style-name="ce58" office:value-type="date" office:date-value="2015-05-14" calcext:value-type="date">
            <text:p>14/05</text:p>
          </table:table-cell>
          <table:table-cell table:style-name="ce58" office:value-type="date" office:date-value="2015-05-13" calcext:value-type="date">
            <text:p>13/05</text:p>
          </table:table-cell>
          <table:table-cell table:style-name="ce58" office:value-type="date" office:date-value="2015-05-12" calcext:value-type="date">
            <text:p>12/05</text:p>
          </table:table-cell>
          <table:table-cell table:style-name="ce58" office:value-type="date" office:date-value="2015-05-11" calcext:value-type="date">
            <text:p>11/05</text:p>
          </table:table-cell>
          <table:table-cell table:style-name="ce58" office:value-type="date" office:date-value="2015-05-10" calcext:value-type="date">
            <text:p>10/05</text:p>
          </table:table-cell>
          <table:table-cell table:style-name="ce58" office:value-type="date" office:date-value="2015-05-09" calcext:value-type="date">
            <text:p>09/05</text:p>
          </table:table-cell>
          <table:table-cell table:style-name="ce58" office:value-type="date" office:date-value="2015-05-08" calcext:value-type="date">
            <text:p>08/05</text:p>
          </table:table-cell>
          <table:table-cell table:style-name="ce58" office:value-type="date" office:date-value="2015-05-07" calcext:value-type="date">
            <text:p>07/05</text:p>
          </table:table-cell>
          <table:table-cell table:style-name="ce58" office:value-type="date" office:date-value="2015-05-06" calcext:value-type="date">
            <text:p>06/05</text:p>
          </table:table-cell>
          <table:table-cell table:style-name="ce58" office:value-type="date" office:date-value="2015-05-05" calcext:value-type="date">
            <text:p>05/05</text:p>
          </table:table-cell>
          <table:table-cell table:style-name="ce58" office:value-type="date" office:date-value="2015-05-04" calcext:value-type="date">
            <text:p>04/05</text:p>
          </table:table-cell>
          <table:table-cell table:style-name="ce58" office:value-type="date" office:date-value="2015-05-03" calcext:value-type="date">
            <text:p>03/05</text:p>
          </table:table-cell>
          <table:table-cell table:style-name="ce58" office:value-type="date" office:date-value="2015-05-02" calcext:value-type="date">
            <text:p>02/05</text:p>
          </table:table-cell>
          <table:table-cell table:style-name="ce58" office:value-type="date" office:date-value="2015-05-01" calcext:value-type="date">
            <text:p>01/05</text:p>
          </table:table-cell>
          <table:table-cell table:style-name="ce58" office:value-type="date" office:date-value="2015-04-30" calcext:value-type="date">
            <text:p>30/04</text:p>
          </table:table-cell>
          <table:table-cell table:style-name="ce58" office:value-type="date" office:date-value="2015-04-29" calcext:value-type="date">
            <text:p>29/04</text:p>
          </table:table-cell>
          <table:table-cell table:style-name="ce58" office:value-type="date" office:date-value="2015-04-28" calcext:value-type="date">
            <text:p>28/04</text:p>
          </table:table-cell>
          <table:table-cell table:style-name="ce58" office:value-type="date" office:date-value="2015-04-27" calcext:value-type="date">
            <text:p>27/04</text:p>
          </table:table-cell>
          <table:table-cell table:style-name="ce58" office:value-type="date" office:date-value="2015-04-26" calcext:value-type="date">
            <text:p>26/04</text:p>
          </table:table-cell>
          <table:table-cell table:style-name="ce58" office:value-type="date" office:date-value="2015-04-25" calcext:value-type="date">
            <text:p>25/04</text:p>
          </table:table-cell>
          <table:table-cell table:style-name="ce58" office:value-type="date" office:date-value="2015-04-24" calcext:value-type="date">
            <text:p>24/04</text:p>
          </table:table-cell>
          <table:table-cell table:style-name="ce58" office:value-type="date" office:date-value="2015-04-23" calcext:value-type="date">
            <text:p>23/04</text:p>
          </table:table-cell>
          <table:table-cell table:style-name="ce58" office:value-type="date" office:date-value="2015-04-22" calcext:value-type="date">
            <text:p>22/04</text:p>
          </table:table-cell>
          <table:table-cell table:style-name="ce58" office:value-type="date" office:date-value="2015-04-21" calcext:value-type="date">
            <text:p>21/04</text:p>
          </table:table-cell>
          <table:table-cell table:style-name="ce58" office:value-type="date" office:date-value="2015-04-20" calcext:value-type="date">
            <text:p>20/04</text:p>
          </table:table-cell>
          <table:table-cell table:style-name="ce58" office:value-type="date" office:date-value="2015-04-19" calcext:value-type="date">
            <text:p>19/04</text:p>
          </table:table-cell>
          <table:table-cell table:style-name="ce58" office:value-type="date" office:date-value="2015-04-18" calcext:value-type="date">
            <text:p>18/04</text:p>
          </table:table-cell>
          <table:table-cell table:style-name="ce58" office:value-type="date" office:date-value="2015-04-17" calcext:value-type="date">
            <text:p>17/04</text:p>
          </table:table-cell>
          <table:table-cell table:style-name="ce58" office:value-type="date" office:date-value="2015-04-16" calcext:value-type="date">
            <text:p>16/04</text:p>
          </table:table-cell>
          <table:table-cell table:style-name="ce58" office:value-type="date" office:date-value="2015-04-15" calcext:value-type="date">
            <text:p>15/04</text:p>
          </table:table-cell>
          <table:table-cell table:style-name="ce58" office:value-type="date" office:date-value="2015-04-14" calcext:value-type="date">
            <text:p>14/04</text:p>
          </table:table-cell>
          <table:table-cell table:style-name="ce58" office:value-type="date" office:date-value="2015-04-13" calcext:value-type="date">
            <text:p>13/04</text:p>
          </table:table-cell>
          <table:table-cell table:style-name="ce58" office:value-type="date" office:date-value="2015-04-12" calcext:value-type="date">
            <text:p>12/04</text:p>
          </table:table-cell>
          <table:table-cell table:style-name="ce58" office:value-type="date" office:date-value="2015-04-11" calcext:value-type="date">
            <text:p>11/04</text:p>
          </table:table-cell>
          <table:table-cell table:style-name="ce58" office:value-type="date" office:date-value="2015-04-10" calcext:value-type="date">
            <text:p>10/04</text:p>
          </table:table-cell>
          <table:table-cell table:style-name="ce58" office:value-type="date" office:date-value="2015-04-09" calcext:value-type="date">
            <text:p>09/04</text:p>
          </table:table-cell>
          <table:table-cell table:style-name="ce58" office:value-type="date" office:date-value="2015-04-08" calcext:value-type="date">
            <text:p>08/04</text:p>
          </table:table-cell>
          <table:table-cell table:style-name="ce58" office:value-type="date" office:date-value="2015-04-07" calcext:value-type="date">
            <text:p>07/04</text:p>
          </table:table-cell>
          <table:table-cell table:style-name="ce58" office:value-type="date" office:date-value="2015-04-06" calcext:value-type="date">
            <text:p>06/04</text:p>
          </table:table-cell>
          <table:table-cell table:style-name="ce58" office:value-type="date" office:date-value="2015-04-05" calcext:value-type="date">
            <text:p>05/04</text:p>
          </table:table-cell>
          <table:table-cell table:style-name="ce58" office:value-type="date" office:date-value="2015-04-04" calcext:value-type="date">
            <text:p>04/04</text:p>
          </table:table-cell>
          <table:table-cell table:style-name="ce58" office:value-type="date" office:date-value="2015-04-03" calcext:value-type="date">
            <text:p>03/04</text:p>
          </table:table-cell>
          <table:table-cell table:style-name="ce58" office:value-type="date" office:date-value="2015-04-02" calcext:value-type="date">
            <text:p>02/04</text:p>
          </table:table-cell>
          <table:table-cell table:style-name="ce58" office:value-type="date" office:date-value="2015-04-01" calcext:value-type="date">
            <text:p>01/04</text:p>
          </table:table-cell>
          <table:table-cell table:style-name="ce58" office:value-type="date" office:date-value="2015-03-31" calcext:value-type="date">
            <text:p>31/03</text:p>
          </table:table-cell>
          <table:table-cell table:style-name="ce58" office:value-type="date" office:date-value="2015-03-30" calcext:value-type="date">
            <text:p>30/03</text:p>
          </table:table-cell>
          <table:table-cell table:style-name="ce58" office:value-type="date" office:date-value="2015-03-29" calcext:value-type="date">
            <text:p>29/03</text:p>
          </table:table-cell>
          <table:table-cell table:style-name="ce58" office:value-type="date" office:date-value="2015-03-28" calcext:value-type="date">
            <text:p>28/03</text:p>
          </table:table-cell>
          <table:table-cell table:style-name="ce58" office:value-type="date" office:date-value="2015-03-27" calcext:value-type="date">
            <text:p>27/03</text:p>
          </table:table-cell>
          <table:table-cell table:style-name="ce58" office:value-type="date" office:date-value="2015-03-26" calcext:value-type="date">
            <text:p>26/03</text:p>
          </table:table-cell>
          <table:table-cell table:style-name="ce58" office:value-type="date" office:date-value="2015-03-25" calcext:value-type="date">
            <text:p>25/03</text:p>
          </table:table-cell>
          <table:table-cell table:style-name="ce58" office:value-type="date" office:date-value="2015-03-24" calcext:value-type="date">
            <text:p>24/03</text:p>
          </table:table-cell>
          <table:table-cell table:style-name="ce58" office:value-type="date" office:date-value="2015-03-23" calcext:value-type="date">
            <text:p>23/03</text:p>
          </table:table-cell>
          <table:table-cell table:style-name="ce58" office:value-type="date" office:date-value="2015-03-22" calcext:value-type="date">
            <text:p>22/03</text:p>
          </table:table-cell>
          <table:table-cell table:style-name="ce58" office:value-type="date" office:date-value="2015-03-21" calcext:value-type="date">
            <text:p>21/03</text:p>
          </table:table-cell>
          <table:table-cell table:style-name="ce58" office:value-type="date" office:date-value="2015-03-20" calcext:value-type="date">
            <text:p>20/03</text:p>
          </table:table-cell>
          <table:table-cell table:style-name="ce58" office:value-type="date" office:date-value="2015-03-19" calcext:value-type="date">
            <text:p>19/03</text:p>
          </table:table-cell>
          <table:table-cell table:style-name="ce58" office:value-type="date" office:date-value="2015-03-18" calcext:value-type="date">
            <text:p>18/03</text:p>
          </table:table-cell>
          <table:table-cell table:style-name="ce58" office:value-type="date" office:date-value="2015-03-17" calcext:value-type="date">
            <text:p>17/03</text:p>
          </table:table-cell>
          <table:table-cell table:style-name="ce58" office:value-type="date" office:date-value="2015-03-16" calcext:value-type="date">
            <text:p>16/03</text:p>
          </table:table-cell>
          <table:table-cell table:style-name="ce58" office:value-type="date" office:date-value="2015-03-15" calcext:value-type="date">
            <text:p>15/03</text:p>
          </table:table-cell>
          <table:table-cell table:style-name="ce58" office:value-type="date" office:date-value="2015-03-14" calcext:value-type="date">
            <text:p>14/03</text:p>
          </table:table-cell>
          <table:table-cell table:style-name="ce58" office:value-type="date" office:date-value="2015-03-13" calcext:value-type="date">
            <text:p>13/03</text:p>
          </table:table-cell>
          <table:table-cell table:style-name="ce58" office:value-type="date" office:date-value="2015-03-12" calcext:value-type="date">
            <text:p>12/03</text:p>
          </table:table-cell>
          <table:table-cell table:style-name="ce58" office:value-type="date" office:date-value="2015-03-11" calcext:value-type="date">
            <text:p>11/03</text:p>
          </table:table-cell>
          <table:table-cell table:style-name="ce58" office:value-type="date" office:date-value="2015-03-10" calcext:value-type="date">
            <text:p>10/03</text:p>
          </table:table-cell>
          <table:table-cell table:style-name="ce58" office:value-type="date" office:date-value="2015-03-09" calcext:value-type="date">
            <text:p>09/03</text:p>
          </table:table-cell>
          <table:table-cell table:style-name="ce58" office:value-type="date" office:date-value="2015-03-08" calcext:value-type="date">
            <text:p>08/03</text:p>
          </table:table-cell>
          <table:table-cell table:style-name="ce58" office:value-type="date" office:date-value="2015-03-07" calcext:value-type="date">
            <text:p>07/03</text:p>
          </table:table-cell>
          <table:table-cell table:style-name="ce58" office:value-type="date" office:date-value="2015-03-06" calcext:value-type="date">
            <text:p>06/03</text:p>
          </table:table-cell>
          <table:table-cell table:style-name="ce58" office:value-type="date" office:date-value="2015-03-05" calcext:value-type="date">
            <text:p>05/03</text:p>
          </table:table-cell>
          <table:table-cell table:style-name="ce58" office:value-type="date" office:date-value="2015-03-04" calcext:value-type="date">
            <text:p>04/03</text:p>
          </table:table-cell>
          <table:table-cell table:style-name="ce58" office:value-type="date" office:date-value="2015-03-03" calcext:value-type="date">
            <text:p>03/03</text:p>
          </table:table-cell>
          <table:table-cell table:style-name="ce58" office:value-type="date" office:date-value="2015-03-02" calcext:value-type="date">
            <text:p>02/03</text:p>
          </table:table-cell>
          <table:table-cell table:style-name="ce58" office:value-type="date" office:date-value="2015-03-01" calcext:value-type="date">
            <text:p>01/03</text:p>
          </table:table-cell>
          <table:table-cell table:style-name="ce58" office:value-type="date" office:date-value="2015-02-28" calcext:value-type="date">
            <text:p>28/02</text:p>
          </table:table-cell>
          <table:table-cell table:style-name="ce58" office:value-type="date" office:date-value="2015-02-27" calcext:value-type="date">
            <text:p>27/02</text:p>
          </table:table-cell>
          <table:table-cell table:style-name="ce58" office:value-type="date" office:date-value="2015-02-26" calcext:value-type="date">
            <text:p>26/02</text:p>
          </table:table-cell>
          <table:table-cell table:style-name="ce58" office:value-type="date" office:date-value="2015-02-25" calcext:value-type="date">
            <text:p>25/02</text:p>
          </table:table-cell>
          <table:table-cell table:style-name="ce58" office:value-type="date" office:date-value="2015-02-24" calcext:value-type="date">
            <text:p>24/02</text:p>
          </table:table-cell>
          <table:table-cell table:style-name="ce58" office:value-type="date" office:date-value="2015-02-23" calcext:value-type="date">
            <text:p>23/02</text:p>
          </table:table-cell>
          <table:table-cell table:style-name="ce58" office:value-type="date" office:date-value="2015-02-22" calcext:value-type="date">
            <text:p>22/02</text:p>
          </table:table-cell>
          <table:table-cell table:style-name="ce58" office:value-type="date" office:date-value="2015-02-21" calcext:value-type="date">
            <text:p>21/02</text:p>
          </table:table-cell>
          <table:table-cell table:style-name="ce58" office:value-type="date" office:date-value="2015-02-20" calcext:value-type="date">
            <text:p>20/02</text:p>
          </table:table-cell>
          <table:table-cell table:style-name="ce58" office:value-type="date" office:date-value="2015-02-19" calcext:value-type="date">
            <text:p>19/02</text:p>
          </table:table-cell>
          <table:table-cell table:style-name="ce58" office:value-type="date" office:date-value="2015-02-18" calcext:value-type="date">
            <text:p>18/02</text:p>
          </table:table-cell>
          <table:table-cell table:style-name="ce58" office:value-type="date" office:date-value="2015-02-17" calcext:value-type="date">
            <text:p>17/02</text:p>
          </table:table-cell>
          <table:table-cell table:style-name="ce58" office:value-type="date" office:date-value="2015-02-16" calcext:value-type="date">
            <text:p>16/02</text:p>
          </table:table-cell>
        </table:table-row>
        <table:table-row table:style-name="ro6" table:visibility="collapse">
          <table:table-cell table:style-name="ce57"/>
          <table:table-cell table:style-name="ce62" table:number-columns-repeated="1023"/>
        </table:table-row>
        <table:table-row table:style-name="ro7">
          <table:table-cell table:style-name="ce58" office:value-type="string" calcext:value-type="string">
            <text:p>Total</text:p>
          </table:table-cell>
          <table:table-cell table:style-name="ce65" table:formula="of:=SUM([.C6:.AMJ6])" office:value-type="float" office:value="5661.5" calcext:value-type="float">
            <text:p>5661.5</text:p>
          </table:table-cell>
          <table:table-cell table:style-name="ce65"/>
          <table:table-cell table:style-name="ce65" table:formula="of:=SUM([.D7:.D72])" office:value-type="float" office:value="5" calcext:value-type="float">
            <text:p>5.0</text:p>
          </table:table-cell>
          <table:table-cell table:style-name="ce65" table:formula="of:=SUM([.E7:.E72])" office:value-type="float" office:value="7" calcext:value-type="float">
            <text:p>7.0</text:p>
          </table:table-cell>
          <table:table-cell table:style-name="ce65" table:formula="of:=SUM([.F7:.F72])" office:value-type="float" office:value="9.5" calcext:value-type="float">
            <text:p>9.5</text:p>
          </table:table-cell>
          <table:table-cell table:style-name="ce65" table:formula="of:=SUM([.G7:.G72])" office:value-type="float" office:value="7" calcext:value-type="float">
            <text:p>7.0</text:p>
          </table:table-cell>
          <table:table-cell table:style-name="ce65" table:formula="of:=SUM([.H7:.H72])" office:value-type="float" office:value="7" calcext:value-type="float">
            <text:p>7.0</text:p>
          </table:table-cell>
          <table:table-cell table:style-name="ce65" table:formula="of:=SUM([.I7:.I72])" office:value-type="float" office:value="9.5" calcext:value-type="float">
            <text:p>9.5</text:p>
          </table:table-cell>
          <table:table-cell table:style-name="ce65" table:formula="of:=SUM([.J7:.J72])" office:value-type="float" office:value="2.5" calcext:value-type="float">
            <text:p>2.5</text:p>
          </table:table-cell>
          <table:table-cell table:style-name="ce65" table:formula="of:=SUM([.K7:.K72])" office:value-type="float" office:value="4.5" calcext:value-type="float">
            <text:p>4.5</text:p>
          </table:table-cell>
          <table:table-cell table:style-name="ce65" table:formula="of:=SUM([.L7:.L72])" office:value-type="float" office:value="7" calcext:value-type="float">
            <text:p>7.0</text:p>
          </table:table-cell>
          <table:table-cell table:style-name="ce65" table:formula="of:=SUM([.M7:.M72])" office:value-type="float" office:value="8" calcext:value-type="float">
            <text:p>8.0</text:p>
          </table:table-cell>
          <table:table-cell table:style-name="ce65" table:formula="of:=SUM([.N7:.N72])" office:value-type="float" office:value="8" calcext:value-type="float">
            <text:p>8.0</text:p>
          </table:table-cell>
          <table:table-cell table:style-name="ce65" table:formula="of:=SUM([.O7:.O72])" office:value-type="float" office:value="5.5" calcext:value-type="float">
            <text:p>5.5</text:p>
          </table:table-cell>
          <table:table-cell table:style-name="ce65" table:formula="of:=SUM([.P7:.P72])" office:value-type="float" office:value="7" calcext:value-type="float">
            <text:p>7.0</text:p>
          </table:table-cell>
          <table:table-cell table:style-name="ce65" table:formula="of:=SUM([.Q7:.Q72])" office:value-type="float" office:value="5" calcext:value-type="float">
            <text:p>5.0</text:p>
          </table:table-cell>
          <table:table-cell table:style-name="ce65" table:formula="of:=SUM([.R7:.R72])" office:value-type="float" office:value="4" calcext:value-type="float">
            <text:p>4.0</text:p>
          </table:table-cell>
          <table:table-cell table:style-name="ce65" table:formula="of:=SUM([.S7:.S72])" office:value-type="float" office:value="7.5" calcext:value-type="float">
            <text:p>7.5</text:p>
          </table:table-cell>
          <table:table-cell table:style-name="ce65" table:formula="of:=SUM([.T7:.T72])" office:value-type="float" office:value="8.5" calcext:value-type="float">
            <text:p>8.5</text:p>
          </table:table-cell>
          <table:table-cell table:style-name="ce65" table:formula="of:=SUM([.U7:.U72])" office:value-type="float" office:value="9" calcext:value-type="float">
            <text:p>9.0</text:p>
          </table:table-cell>
          <table:table-cell table:style-name="ce65" table:formula="of:=SUM([.V7:.V72])" office:value-type="float" office:value="8" calcext:value-type="float">
            <text:p>8.0</text:p>
          </table:table-cell>
          <table:table-cell table:style-name="ce65" table:formula="of:=SUM([.W7:.W72])" office:value-type="float" office:value="8.5" calcext:value-type="float">
            <text:p>8.5</text:p>
          </table:table-cell>
          <table:table-cell table:style-name="ce65" table:formula="of:=SUM([.X7:.X72])" office:value-type="float" office:value="4" calcext:value-type="float">
            <text:p>4.0</text:p>
          </table:table-cell>
          <table:table-cell table:style-name="ce65" table:formula="of:=SUM([.Y7:.Y72])" office:value-type="float" office:value="6" calcext:value-type="float">
            <text:p>6.0</text:p>
          </table:table-cell>
          <table:table-cell table:style-name="ce65" table:formula="of:=SUM([.Z7:.Z72])" office:value-type="float" office:value="7.5" calcext:value-type="float">
            <text:p>7.5</text:p>
          </table:table-cell>
          <table:table-cell table:style-name="ce65" table:formula="of:=SUM([.AA7:.AA72])" office:value-type="float" office:value="6.5" calcext:value-type="float">
            <text:p>6.5</text:p>
          </table:table-cell>
          <table:table-cell table:style-name="ce65" table:formula="of:=SUM([.AB7:.AB72])" office:value-type="float" office:value="5.5" calcext:value-type="float">
            <text:p>5.5</text:p>
          </table:table-cell>
          <table:table-cell table:style-name="ce65" table:formula="of:=SUM([.AC7:.AC72])" office:value-type="float" office:value="8.5" calcext:value-type="float">
            <text:p>8.5</text:p>
          </table:table-cell>
          <table:table-cell table:style-name="ce65" table:formula="of:=SUM([.AD7:.AD72])" office:value-type="float" office:value="10.5" calcext:value-type="float">
            <text:p>10.5</text:p>
          </table:table-cell>
          <table:table-cell table:style-name="ce65" table:formula="of:=SUM([.AE7:.AE72])" office:value-type="float" office:value="6.5" calcext:value-type="float">
            <text:p>6.5</text:p>
          </table:table-cell>
          <table:table-cell table:style-name="ce65" table:formula="of:=SUM([.AF7:.AF72])" office:value-type="float" office:value="6.5" calcext:value-type="float">
            <text:p>6.5</text:p>
          </table:table-cell>
          <table:table-cell table:style-name="ce65" table:formula="of:=SUM([.AG7:.AG72])" office:value-type="float" office:value="8.5" calcext:value-type="float">
            <text:p>8.5</text:p>
          </table:table-cell>
          <table:table-cell table:style-name="ce65" table:formula="of:=SUM([.AH7:.AH72])" office:value-type="float" office:value="10" calcext:value-type="float">
            <text:p>10.0</text:p>
          </table:table-cell>
          <table:table-cell table:style-name="ce65" table:formula="of:=SUM([.AI7:.AI72])" office:value-type="float" office:value="9.5" calcext:value-type="float">
            <text:p>9.5</text:p>
          </table:table-cell>
          <table:table-cell table:style-name="ce65" table:formula="of:=SUM([.AJ7:.AJ72])" office:value-type="float" office:value="3.5" calcext:value-type="float">
            <text:p>3.5</text:p>
          </table:table-cell>
          <table:table-cell table:style-name="ce65" table:formula="of:=SUM([.AK7:.AK72])" office:value-type="float" office:value="7" calcext:value-type="float">
            <text:p>7.0</text:p>
          </table:table-cell>
          <table:table-cell table:style-name="ce65" table:formula="of:=SUM([.AL7:.AL72])" office:value-type="float" office:value="2.5" calcext:value-type="float">
            <text:p>2.5</text:p>
          </table:table-cell>
          <table:table-cell table:style-name="ce65" table:formula="of:=SUM([.AM7:.AM72])" office:value-type="float" office:value="2" calcext:value-type="float">
            <text:p>2.0</text:p>
          </table:table-cell>
          <table:table-cell table:style-name="ce65" table:formula="of:=SUM([.AN7:.AN72])" office:value-type="float" office:value="8" calcext:value-type="float">
            <text:p>8.0</text:p>
          </table:table-cell>
          <table:table-cell table:style-name="ce65" table:formula="of:=SUM([.AO7:.AO72])" office:value-type="float" office:value="8.5" calcext:value-type="float">
            <text:p>8.5</text:p>
          </table:table-cell>
          <table:table-cell table:style-name="ce65" table:formula="of:=SUM([.AP7:.AP72])" office:value-type="float" office:value="10" calcext:value-type="float">
            <text:p>10.0</text:p>
          </table:table-cell>
          <table:table-cell table:style-name="ce65" table:formula="of:=SUM([.AQ7:.AQ72])" office:value-type="float" office:value="8" calcext:value-type="float">
            <text:p>8.0</text:p>
          </table:table-cell>
          <table:table-cell table:style-name="ce65" table:formula="of:=SUM([.AR7:.AR72])" office:value-type="float" office:value="7.5" calcext:value-type="float">
            <text:p>7.5</text:p>
          </table:table-cell>
          <table:table-cell table:style-name="ce65" table:formula="of:=SUM([.AS7:.AS72])" office:value-type="float" office:value="3" calcext:value-type="float">
            <text:p>3.0</text:p>
          </table:table-cell>
          <table:table-cell table:style-name="ce65" table:formula="of:=SUM([.AT7:.AT72])" office:value-type="float" office:value="3" calcext:value-type="float">
            <text:p>3.0</text:p>
          </table:table-cell>
          <table:table-cell table:style-name="ce65" table:formula="of:=SUM([.AU7:.AU72])" office:value-type="float" office:value="6.5" calcext:value-type="float">
            <text:p>6.5</text:p>
          </table:table-cell>
          <table:table-cell table:style-name="ce65" table:formula="of:=SUM([.AV7:.AV72])" office:value-type="float" office:value="9" calcext:value-type="float">
            <text:p>9.0</text:p>
          </table:table-cell>
          <table:table-cell table:style-name="ce65" table:formula="of:=SUM([.AW7:.AW72])" office:value-type="float" office:value="7" calcext:value-type="float">
            <text:p>7.0</text:p>
          </table:table-cell>
          <table:table-cell table:style-name="ce65" table:formula="of:=SUM([.AX7:.AX72])" office:value-type="float" office:value="8" calcext:value-type="float">
            <text:p>8.0</text:p>
          </table:table-cell>
          <table:table-cell table:style-name="ce65" table:formula="of:=SUM([.AY7:.AY72])" office:value-type="float" office:value="8.5" calcext:value-type="float">
            <text:p>8.5</text:p>
          </table:table-cell>
          <table:table-cell table:style-name="ce65" table:formula="of:=SUM([.AZ7:.AZ72])" office:value-type="float" office:value="1.5" calcext:value-type="float">
            <text:p>1.5</text:p>
          </table:table-cell>
          <table:table-cell table:style-name="ce65" table:formula="of:=SUM([.BA7:.BA72])" office:value-type="float" office:value="3" calcext:value-type="float">
            <text:p>3.0</text:p>
          </table:table-cell>
          <table:table-cell table:style-name="ce65" table:formula="of:=SUM([.BB7:.BB72])" office:value-type="float" office:value="5.5" calcext:value-type="float">
            <text:p>5.5</text:p>
          </table:table-cell>
          <table:table-cell table:style-name="ce65" table:formula="of:=SUM([.BC7:.BC72])" office:value-type="float" office:value="7.5" calcext:value-type="float">
            <text:p>7.5</text:p>
          </table:table-cell>
          <table:table-cell table:style-name="ce65" table:formula="of:=SUM([.BD7:.BD72])" office:value-type="float" office:value="6" calcext:value-type="float">
            <text:p>6.0</text:p>
          </table:table-cell>
          <table:table-cell table:style-name="ce65" table:formula="of:=SUM([.BE7:.BE72])" office:value-type="float" office:value="6" calcext:value-type="float">
            <text:p>6.0</text:p>
          </table:table-cell>
          <table:table-cell table:style-name="ce65" table:formula="of:=SUM([.BF7:.BF72])" office:value-type="float" office:value="7" calcext:value-type="float">
            <text:p>7.0</text:p>
          </table:table-cell>
          <table:table-cell table:style-name="ce65" table:formula="of:=SUM([.BG7:.BG72])" office:value-type="float" office:value="0.5" calcext:value-type="float">
            <text:p>0.5</text:p>
          </table:table-cell>
          <table:table-cell table:style-name="ce65" table:formula="of:=SUM([.BH7:.BH72])" office:value-type="float" office:value="0" calcext:value-type="float">
            <text:p>0.0</text:p>
          </table:table-cell>
          <table:table-cell table:style-name="ce65" table:formula="of:=SUM([.BI7:.BI72])" office:value-type="float" office:value="6" calcext:value-type="float">
            <text:p>6.0</text:p>
          </table:table-cell>
          <table:table-cell table:style-name="ce65" table:formula="of:=SUM([.BJ7:.BJ72])" office:value-type="float" office:value="8.5" calcext:value-type="float">
            <text:p>8.5</text:p>
          </table:table-cell>
          <table:table-cell table:style-name="ce65" table:formula="of:=SUM([.BK7:.BK72])" office:value-type="float" office:value="8" calcext:value-type="float">
            <text:p>8.0</text:p>
          </table:table-cell>
          <table:table-cell table:style-name="ce65" table:formula="of:=SUM([.BL7:.BL72])" office:value-type="float" office:value="7" calcext:value-type="float">
            <text:p>7.0</text:p>
          </table:table-cell>
          <table:table-cell table:style-name="ce65" table:formula="of:=SUM([.BM7:.BM72])" office:value-type="float" office:value="7" calcext:value-type="float">
            <text:p>7.0</text:p>
          </table:table-cell>
          <table:table-cell table:style-name="ce65" table:formula="of:=SUM([.BN7:.BN72])" office:value-type="float" office:value="0" calcext:value-type="float">
            <text:p>0.0</text:p>
          </table:table-cell>
          <table:table-cell table:style-name="ce65" table:formula="of:=SUM([.BO7:.BO72])" office:value-type="float" office:value="0.5" calcext:value-type="float">
            <text:p>0.5</text:p>
          </table:table-cell>
          <table:table-cell table:style-name="ce65" table:formula="of:=SUM([.BP7:.BP72])" office:value-type="float" office:value="7" calcext:value-type="float">
            <text:p>7.0</text:p>
          </table:table-cell>
          <table:table-cell table:style-name="ce65" table:formula="of:=SUM([.BQ7:.BQ72])" office:value-type="float" office:value="7" calcext:value-type="float">
            <text:p>7.0</text:p>
          </table:table-cell>
          <table:table-cell table:style-name="ce65" table:formula="of:=SUM([.BR7:.BR72])" office:value-type="float" office:value="8" calcext:value-type="float">
            <text:p>8.0</text:p>
          </table:table-cell>
          <table:table-cell table:style-name="ce65" table:formula="of:=SUM([.BS7:.BS72])" office:value-type="float" office:value="7" calcext:value-type="float">
            <text:p>7.0</text:p>
          </table:table-cell>
          <table:table-cell table:style-name="ce65" table:formula="of:=SUM([.BT7:.BT72])" office:value-type="float" office:value="1" calcext:value-type="float">
            <text:p>1.0</text:p>
          </table:table-cell>
          <table:table-cell table:style-name="ce65" table:formula="of:=SUM([.BU7:.BU72])" office:value-type="float" office:value="6.5" calcext:value-type="float">
            <text:p>6.5</text:p>
          </table:table-cell>
          <table:table-cell table:style-name="ce65" table:formula="of:=SUM([.BV7:.BV72])" office:value-type="float" office:value="0" calcext:value-type="float">
            <text:p>0.0</text:p>
          </table:table-cell>
          <table:table-cell table:style-name="ce65" table:formula="of:=SUM([.BW7:.BW72])" office:value-type="float" office:value="6.5" calcext:value-type="float">
            <text:p>6.5</text:p>
          </table:table-cell>
          <table:table-cell table:style-name="ce65" table:formula="of:=SUM([.BX7:.BX72])" office:value-type="float" office:value="8.5" calcext:value-type="float">
            <text:p>8.5</text:p>
          </table:table-cell>
          <table:table-cell table:style-name="ce65" table:formula="of:=SUM([.BY7:.BY72])" office:value-type="float" office:value="7" calcext:value-type="float">
            <text:p>7.0</text:p>
          </table:table-cell>
          <table:table-cell table:style-name="ce65" table:formula="of:=SUM([.BZ7:.BZ72])" office:value-type="float" office:value="9" calcext:value-type="float">
            <text:p>9.0</text:p>
          </table:table-cell>
          <table:table-cell table:style-name="ce65" table:formula="of:=SUM([.CA7:.CA72])" office:value-type="float" office:value="8" calcext:value-type="float">
            <text:p>8.0</text:p>
          </table:table-cell>
          <table:table-cell table:style-name="ce65" table:formula="of:=SUM([.CB7:.CB72])" office:value-type="float" office:value="8" calcext:value-type="float">
            <text:p>8.0</text:p>
          </table:table-cell>
          <table:table-cell table:style-name="ce65" table:formula="of:=SUM([.CC7:.CC72])" office:value-type="float" office:value="2.5" calcext:value-type="float">
            <text:p>2.5</text:p>
          </table:table-cell>
          <table:table-cell table:style-name="ce65" table:formula="of:=SUM([.CD7:.CD72])" office:value-type="float" office:value="6" calcext:value-type="float">
            <text:p>6.0</text:p>
          </table:table-cell>
          <table:table-cell table:style-name="ce65" table:formula="of:=SUM([.CE7:.CE72])" office:value-type="float" office:value="7" calcext:value-type="float">
            <text:p>7.0</text:p>
          </table:table-cell>
          <table:table-cell table:style-name="ce65" table:formula="of:=SUM([.CF7:.CF72])" office:value-type="float" office:value="8" calcext:value-type="float">
            <text:p>8.0</text:p>
          </table:table-cell>
          <table:table-cell table:style-name="ce65" table:formula="of:=SUM([.CG7:.CG72])" office:value-type="float" office:value="5.5" calcext:value-type="float">
            <text:p>5.5</text:p>
          </table:table-cell>
          <table:table-cell table:style-name="ce65" table:formula="of:=SUM([.CH7:.CH72])" office:value-type="float" office:value="6" calcext:value-type="float">
            <text:p>6.0</text:p>
          </table:table-cell>
          <table:table-cell table:style-name="ce65" table:formula="of:=SUM([.CI7:.CI72])" office:value-type="float" office:value="2.5" calcext:value-type="float">
            <text:p>2.5</text:p>
          </table:table-cell>
          <table:table-cell table:style-name="ce65" table:formula="of:=SUM([.CJ7:.CJ72])" office:value-type="float" office:value="6.5" calcext:value-type="float">
            <text:p>6.5</text:p>
          </table:table-cell>
          <table:table-cell table:style-name="ce65" table:formula="of:=SUM([.CK7:.CK72])" office:value-type="float" office:value="8" calcext:value-type="float">
            <text:p>8.0</text:p>
          </table:table-cell>
          <table:table-cell table:style-name="ce65" table:formula="of:=SUM([.CL7:.CL72])" office:value-type="float" office:value="4" calcext:value-type="float">
            <text:p>4.0</text:p>
          </table:table-cell>
          <table:table-cell table:style-name="ce65" table:formula="of:=SUM([.CM7:.CM72])" office:value-type="float" office:value="7" calcext:value-type="float">
            <text:p>7.0</text:p>
          </table:table-cell>
          <table:table-cell table:style-name="ce65" table:formula="of:=SUM([.CN7:.CN72])" office:value-type="float" office:value="7" calcext:value-type="float">
            <text:p>7.0</text:p>
          </table:table-cell>
          <table:table-cell table:style-name="ce65" table:formula="of:=SUM([.CO7:.CO72])" office:value-type="float" office:value="8" calcext:value-type="float">
            <text:p>8.0</text:p>
          </table:table-cell>
          <table:table-cell table:style-name="ce65" table:formula="of:=SUM([.CP7:.CP72])" office:value-type="float" office:value="0.5" calcext:value-type="float">
            <text:p>0.5</text:p>
          </table:table-cell>
          <table:table-cell table:style-name="ce65" table:formula="of:=SUM([.CQ7:.CQ72])" office:value-type="float" office:value="0" calcext:value-type="float">
            <text:p>0.0</text:p>
          </table:table-cell>
          <table:table-cell table:style-name="ce65" table:formula="of:=SUM([.CR7:.CR72])" office:value-type="float" office:value="8" calcext:value-type="float">
            <text:p>8.0</text:p>
          </table:table-cell>
          <table:table-cell table:style-name="ce65" table:formula="of:=SUM([.CS7:.CS72])" office:value-type="float" office:value="5" calcext:value-type="float">
            <text:p>5.0</text:p>
          </table:table-cell>
          <table:table-cell table:style-name="ce65" table:formula="of:=SUM([.CT7:.CT72])" office:value-type="float" office:value="4.5" calcext:value-type="float">
            <text:p>4.5</text:p>
          </table:table-cell>
          <table:table-cell table:style-name="ce65" table:formula="of:=SUM([.CU7:.CU72])" office:value-type="float" office:value="1" calcext:value-type="float">
            <text:p>1.0</text:p>
          </table:table-cell>
          <table:table-cell table:style-name="ce65" table:formula="of:=SUM([.CV7:.CV72])" office:value-type="float" office:value="0" calcext:value-type="float">
            <text:p>0.0</text:p>
          </table:table-cell>
          <table:table-cell table:style-name="ce65" table:formula="of:=SUM([.CW7:.CW72])" office:value-type="float" office:value="0" calcext:value-type="float">
            <text:p>0.0</text:p>
          </table:table-cell>
          <table:table-cell table:style-name="ce65" table:formula="of:=SUM([.CX7:.CX72])" office:value-type="float" office:value="0" calcext:value-type="float">
            <text:p>0.0</text:p>
          </table:table-cell>
          <table:table-cell table:style-name="ce65" table:formula="of:=SUM([.CY7:.CY72])" office:value-type="float" office:value="1" calcext:value-type="float">
            <text:p>1.0</text:p>
          </table:table-cell>
          <table:table-cell table:style-name="ce65" table:formula="of:=SUM([.CZ7:.CZ72])" office:value-type="float" office:value="1.5" calcext:value-type="float">
            <text:p>1.5</text:p>
          </table:table-cell>
          <table:table-cell table:style-name="ce65" table:formula="of:=SUM([.DA7:.DA72])" office:value-type="float" office:value="5.5" calcext:value-type="float">
            <text:p>5.5</text:p>
          </table:table-cell>
          <table:table-cell table:style-name="ce65" table:formula="of:=SUM([.DB7:.DB72])" office:value-type="float" office:value="7" calcext:value-type="float">
            <text:p>7.0</text:p>
          </table:table-cell>
          <table:table-cell table:style-name="ce65" table:formula="of:=SUM([.DC7:.DC72])" office:value-type="float" office:value="6" calcext:value-type="float">
            <text:p>6.0</text:p>
          </table:table-cell>
          <table:table-cell table:style-name="ce65" table:formula="of:=SUM([.DD7:.DD72])" office:value-type="float" office:value="4" calcext:value-type="float">
            <text:p>4.0</text:p>
          </table:table-cell>
          <table:table-cell table:style-name="ce65" table:formula="of:=SUM([.DE7:.DE72])" office:value-type="float" office:value="1.5" calcext:value-type="float">
            <text:p>1.5</text:p>
          </table:table-cell>
          <table:table-cell table:style-name="ce65" table:formula="of:=SUM([.DF7:.DF72])" office:value-type="float" office:value="4" calcext:value-type="float">
            <text:p>4.0</text:p>
          </table:table-cell>
          <table:table-cell table:style-name="ce65" table:formula="of:=SUM([.DG7:.DG72])" office:value-type="float" office:value="3.5" calcext:value-type="float">
            <text:p>3.5</text:p>
          </table:table-cell>
          <table:table-cell table:style-name="ce65" table:formula="of:=SUM([.DH7:.DH72])" office:value-type="float" office:value="7" calcext:value-type="float">
            <text:p>7.0</text:p>
          </table:table-cell>
          <table:table-cell table:style-name="ce65" table:formula="of:=SUM([.DI7:.DI72])" office:value-type="float" office:value="8" calcext:value-type="float">
            <text:p>8.0</text:p>
          </table:table-cell>
          <table:table-cell table:style-name="ce65" table:formula="of:=SUM([.DJ7:.DJ72])" office:value-type="float" office:value="7" calcext:value-type="float">
            <text:p>7.0</text:p>
          </table:table-cell>
          <table:table-cell table:style-name="ce65" table:formula="of:=SUM([.DK7:.DK72])" office:value-type="float" office:value="0" calcext:value-type="float">
            <text:p>0.0</text:p>
          </table:table-cell>
          <table:table-cell table:style-name="ce65" table:formula="of:=SUM([.DL7:.DL72])" office:value-type="float" office:value="0" calcext:value-type="float">
            <text:p>0.0</text:p>
          </table:table-cell>
          <table:table-cell table:style-name="ce65" table:formula="of:=SUM([.DM7:.DM72])" office:value-type="float" office:value="7.5" calcext:value-type="float">
            <text:p>7.5</text:p>
          </table:table-cell>
          <table:table-cell table:style-name="ce65" table:formula="of:=SUM([.DN7:.DN72])" office:value-type="float" office:value="8.5" calcext:value-type="float">
            <text:p>8.5</text:p>
          </table:table-cell>
          <table:table-cell table:style-name="ce65" table:formula="of:=SUM([.DO7:.DO72])" office:value-type="float" office:value="7.5" calcext:value-type="float">
            <text:p>7.5</text:p>
          </table:table-cell>
          <table:table-cell table:style-name="ce65" table:formula="of:=SUM([.DP7:.DP72])" office:value-type="float" office:value="9.5" calcext:value-type="float">
            <text:p>9.5</text:p>
          </table:table-cell>
          <table:table-cell table:style-name="ce65" table:formula="of:=SUM([.DQ7:.DQ72])" office:value-type="float" office:value="9.5" calcext:value-type="float">
            <text:p>9.5</text:p>
          </table:table-cell>
          <table:table-cell table:style-name="ce65" table:formula="of:=SUM([.DR7:.DR72])" office:value-type="float" office:value="2" calcext:value-type="float">
            <text:p>2.0</text:p>
          </table:table-cell>
          <table:table-cell table:style-name="ce65" table:formula="of:=SUM([.DS7:.DS72])" office:value-type="float" office:value="0" calcext:value-type="float">
            <text:p>0.0</text:p>
          </table:table-cell>
          <table:table-cell table:style-name="ce65" table:formula="of:=SUM([.DT7:.DT72])" office:value-type="float" office:value="8" calcext:value-type="float">
            <text:p>8.0</text:p>
          </table:table-cell>
          <table:table-cell table:style-name="ce65" table:formula="of:=SUM([.DU7:.DU72])" office:value-type="float" office:value="7.5" calcext:value-type="float">
            <text:p>7.5</text:p>
          </table:table-cell>
          <table:table-cell table:style-name="ce65" table:formula="of:=SUM([.DV7:.DV72])" office:value-type="float" office:value="12" calcext:value-type="float">
            <text:p>12.0</text:p>
          </table:table-cell>
          <table:table-cell table:style-name="ce65" table:formula="of:=SUM([.DW7:.DW72])" office:value-type="float" office:value="7.5" calcext:value-type="float">
            <text:p>7.5</text:p>
          </table:table-cell>
          <table:table-cell table:style-name="ce65" table:formula="of:=SUM([.DX7:.DX72])" office:value-type="float" office:value="6" calcext:value-type="float">
            <text:p>6.0</text:p>
          </table:table-cell>
          <table:table-cell table:style-name="ce65" table:formula="of:=SUM([.DY7:.DY72])" office:value-type="float" office:value="4.5" calcext:value-type="float">
            <text:p>4.5</text:p>
          </table:table-cell>
          <table:table-cell table:style-name="ce65" table:formula="of:=SUM([.DZ7:.DZ72])" office:value-type="float" office:value="9.5" calcext:value-type="float">
            <text:p>9.5</text:p>
          </table:table-cell>
          <table:table-cell table:style-name="ce65" table:formula="of:=SUM([.EA7:.EA72])" office:value-type="float" office:value="11.5" calcext:value-type="float">
            <text:p>11.5</text:p>
          </table:table-cell>
          <table:table-cell table:style-name="ce65" table:formula="of:=SUM([.EB7:.EB72])" office:value-type="float" office:value="13" calcext:value-type="float">
            <text:p>13.0</text:p>
          </table:table-cell>
          <table:table-cell table:style-name="ce65" table:formula="of:=SUM([.EC7:.EC72])" office:value-type="float" office:value="11" calcext:value-type="float">
            <text:p>11.0</text:p>
          </table:table-cell>
          <table:table-cell table:style-name="ce65" table:formula="of:=SUM([.ED7:.ED72])" office:value-type="float" office:value="10" calcext:value-type="float">
            <text:p>10.0</text:p>
          </table:table-cell>
          <table:table-cell table:style-name="ce65" table:formula="of:=SUM([.EE7:.EE72])" office:value-type="float" office:value="12" calcext:value-type="float">
            <text:p>12.0</text:p>
          </table:table-cell>
          <table:table-cell table:style-name="ce65" table:formula="of:=SUM([.EF7:.EF72])" office:value-type="float" office:value="6.5" calcext:value-type="float">
            <text:p>6.5</text:p>
          </table:table-cell>
          <table:table-cell table:style-name="ce65" table:formula="of:=SUM([.EG7:.EG72])" office:value-type="float" office:value="6.5" calcext:value-type="float">
            <text:p>6.5</text:p>
          </table:table-cell>
          <table:table-cell table:style-name="ce65" table:formula="of:=SUM([.EH7:.EH72])" office:value-type="float" office:value="8" calcext:value-type="float">
            <text:p>8.0</text:p>
          </table:table-cell>
          <table:table-cell table:style-name="ce65" table:formula="of:=SUM([.EI7:.EI72])" office:value-type="float" office:value="5.5" calcext:value-type="float">
            <text:p>5.5</text:p>
          </table:table-cell>
          <table:table-cell table:style-name="ce65" table:formula="of:=SUM([.EJ7:.EJ72])" office:value-type="float" office:value="6.5" calcext:value-type="float">
            <text:p>6.5</text:p>
          </table:table-cell>
          <table:table-cell table:style-name="ce65" table:formula="of:=SUM([.EK7:.EK72])" office:value-type="float" office:value="2" calcext:value-type="float">
            <text:p>2.0</text:p>
          </table:table-cell>
          <table:table-cell table:style-name="ce65" table:formula="of:=SUM([.EL7:.EL72])" office:value-type="float" office:value="1.5" calcext:value-type="float">
            <text:p>1.5</text:p>
          </table:table-cell>
          <table:table-cell table:style-name="ce65" table:formula="of:=SUM([.EM7:.EM72])" office:value-type="float" office:value="3" calcext:value-type="float">
            <text:p>3.0</text:p>
          </table:table-cell>
          <table:table-cell table:style-name="ce65" table:formula="of:=SUM([.EN7:.EN72])" office:value-type="float" office:value="0" calcext:value-type="float">
            <text:p>0.0</text:p>
          </table:table-cell>
          <table:table-cell table:style-name="ce65" table:formula="of:=SUM([.EO7:.EO72])" office:value-type="float" office:value="7" calcext:value-type="float">
            <text:p>7.0</text:p>
          </table:table-cell>
          <table:table-cell table:style-name="ce65" table:formula="of:=SUM([.EP7:.EP72])" office:value-type="float" office:value="7" calcext:value-type="float">
            <text:p>7.0</text:p>
          </table:table-cell>
          <table:table-cell table:style-name="ce65" table:formula="of:=SUM([.EQ7:.EQ72])" office:value-type="float" office:value="8" calcext:value-type="float">
            <text:p>8.0</text:p>
          </table:table-cell>
          <table:table-cell table:style-name="ce65" table:formula="of:=SUM([.ER7:.ER72])" office:value-type="float" office:value="7" calcext:value-type="float">
            <text:p>7.0</text:p>
          </table:table-cell>
          <table:table-cell table:style-name="ce65" table:formula="of:=SUM([.ES7:.ES72])" office:value-type="float" office:value="7" calcext:value-type="float">
            <text:p>7.0</text:p>
          </table:table-cell>
          <table:table-cell table:style-name="ce65" table:formula="of:=SUM([.ET7:.ET72])" office:value-type="float" office:value="1.5" calcext:value-type="float">
            <text:p>1.5</text:p>
          </table:table-cell>
          <table:table-cell table:style-name="ce65" table:formula="of:=SUM([.EU7:.EU72])" office:value-type="float" office:value="0" calcext:value-type="float">
            <text:p>0.0</text:p>
          </table:table-cell>
          <table:table-cell table:style-name="ce65" table:formula="of:=SUM([.EV7:.EV72])" office:value-type="float" office:value="7" calcext:value-type="float">
            <text:p>7.0</text:p>
          </table:table-cell>
          <table:table-cell table:style-name="ce65" table:formula="of:=SUM([.EW7:.EW72])" office:value-type="float" office:value="7" calcext:value-type="float">
            <text:p>7.0</text:p>
          </table:table-cell>
          <table:table-cell table:style-name="ce65" table:formula="of:=SUM([.EX7:.EX72])" office:value-type="float" office:value="8.5" calcext:value-type="float">
            <text:p>8.5</text:p>
          </table:table-cell>
          <table:table-cell table:style-name="ce65" table:formula="of:=SUM([.EY7:.EY72])" office:value-type="float" office:value="9" calcext:value-type="float">
            <text:p>9.0</text:p>
          </table:table-cell>
          <table:table-cell table:style-name="ce65" table:formula="of:=SUM([.EZ7:.EZ72])" office:value-type="float" office:value="7" calcext:value-type="float">
            <text:p>7.0</text:p>
          </table:table-cell>
          <table:table-cell table:style-name="ce65" table:formula="of:=SUM([.FA7:.FA72])" office:value-type="float" office:value="1" calcext:value-type="float">
            <text:p>1.0</text:p>
          </table:table-cell>
          <table:table-cell table:style-name="ce65" table:formula="of:=SUM([.FB7:.FB72])" office:value-type="float" office:value="10.5" calcext:value-type="float">
            <text:p>10.5</text:p>
          </table:table-cell>
          <table:table-cell table:style-name="ce65" table:formula="of:=SUM([.FC7:.FC72])" office:value-type="float" office:value="9" calcext:value-type="float">
            <text:p>9.0</text:p>
          </table:table-cell>
          <table:table-cell table:style-name="ce65" table:formula="of:=SUM([.FD7:.FD72])" office:value-type="float" office:value="9" calcext:value-type="float">
            <text:p>9.0</text:p>
          </table:table-cell>
          <table:table-cell table:style-name="ce65" table:formula="of:=SUM([.FE7:.FE72])" office:value-type="float" office:value="7" calcext:value-type="float">
            <text:p>7.0</text:p>
          </table:table-cell>
          <table:table-cell table:style-name="ce65" table:formula="of:=SUM([.FF7:.FF72])" office:value-type="float" office:value="7" calcext:value-type="float">
            <text:p>7.0</text:p>
          </table:table-cell>
          <table:table-cell table:style-name="ce65" table:formula="of:=SUM([.FG7:.FG72])" office:value-type="float" office:value="7.5" calcext:value-type="float">
            <text:p>7.5</text:p>
          </table:table-cell>
          <table:table-cell table:style-name="ce65" table:formula="of:=SUM([.FH7:.FH72])" office:value-type="float" office:value="6" calcext:value-type="float">
            <text:p>6.0</text:p>
          </table:table-cell>
          <table:table-cell table:style-name="ce65" table:formula="of:=SUM([.FI7:.FI72])" office:value-type="float" office:value="4" calcext:value-type="float">
            <text:p>4.0</text:p>
          </table:table-cell>
          <table:table-cell table:style-name="ce65" table:formula="of:=SUM([.FJ7:.FJ72])" office:value-type="float" office:value="1" calcext:value-type="float">
            <text:p>1.0</text:p>
          </table:table-cell>
          <table:table-cell table:style-name="ce65" table:formula="of:=SUM([.FK7:.FK72])" office:value-type="float" office:value="5.5" calcext:value-type="float">
            <text:p>5.5</text:p>
          </table:table-cell>
          <table:table-cell table:style-name="ce65" table:formula="of:=SUM([.FL7:.FL72])" office:value-type="float" office:value="9" calcext:value-type="float">
            <text:p>9.0</text:p>
          </table:table-cell>
          <table:table-cell table:style-name="ce65" table:formula="of:=SUM([.FM7:.FM72])" office:value-type="float" office:value="7" calcext:value-type="float">
            <text:p>7.0</text:p>
          </table:table-cell>
          <table:table-cell table:style-name="ce65" table:formula="of:=SUM([.FN7:.FN72])" office:value-type="float" office:value="8" calcext:value-type="float">
            <text:p>8.0</text:p>
          </table:table-cell>
          <table:table-cell table:style-name="ce65" table:formula="of:=SUM([.FO7:.FO72])" office:value-type="float" office:value="7" calcext:value-type="float">
            <text:p>7.0</text:p>
          </table:table-cell>
          <table:table-cell table:style-name="ce65" table:formula="of:=SUM([.FP7:.FP72])" office:value-type="float" office:value="7.5" calcext:value-type="float">
            <text:p>7.5</text:p>
          </table:table-cell>
          <table:table-cell table:style-name="ce65" table:formula="of:=SUM([.FQ7:.FQ72])" office:value-type="float" office:value="8" calcext:value-type="float">
            <text:p>8.0</text:p>
          </table:table-cell>
          <table:table-cell table:style-name="ce65" table:formula="of:=SUM([.FR7:.FR72])" office:value-type="float" office:value="7.5" calcext:value-type="float">
            <text:p>7.5</text:p>
          </table:table-cell>
          <table:table-cell table:style-name="ce65" table:formula="of:=SUM([.FS7:.FS72])" office:value-type="float" office:value="7" calcext:value-type="float">
            <text:p>7.0</text:p>
          </table:table-cell>
          <table:table-cell table:style-name="ce65" table:formula="of:=SUM([.FT7:.FT72])" office:value-type="float" office:value="7" calcext:value-type="float">
            <text:p>7.0</text:p>
          </table:table-cell>
          <table:table-cell table:style-name="ce65" table:formula="of:=SUM([.FU7:.FU72])" office:value-type="float" office:value="7.5" calcext:value-type="float">
            <text:p>7.5</text:p>
          </table:table-cell>
          <table:table-cell table:style-name="ce65" table:formula="of:=SUM([.FV7:.FV72])" office:value-type="float" office:value="4.5" calcext:value-type="float">
            <text:p>4.5</text:p>
          </table:table-cell>
          <table:table-cell table:style-name="ce65" table:formula="of:=SUM([.FW7:.FW72])" office:value-type="float" office:value="4" calcext:value-type="float">
            <text:p>4.0</text:p>
          </table:table-cell>
          <table:table-cell table:style-name="ce65" table:formula="of:=SUM([.FX7:.FX72])" office:value-type="float" office:value="3" calcext:value-type="float">
            <text:p>3.0</text:p>
          </table:table-cell>
          <table:table-cell table:style-name="ce65" table:formula="of:=SUM([.FY7:.FY72])" office:value-type="float" office:value="1" calcext:value-type="float">
            <text:p>1.0</text:p>
          </table:table-cell>
          <table:table-cell table:style-name="ce65" table:formula="of:=SUM([.FZ7:.FZ72])" office:value-type="float" office:value="7" calcext:value-type="float">
            <text:p>7.0</text:p>
          </table:table-cell>
          <table:table-cell table:style-name="ce65" table:formula="of:=SUM([.GA7:.GA72])" office:value-type="float" office:value="8.5" calcext:value-type="float">
            <text:p>8.5</text:p>
          </table:table-cell>
          <table:table-cell table:style-name="ce65" table:formula="of:=SUM([.GB7:.GB72])" office:value-type="float" office:value="7" calcext:value-type="float">
            <text:p>7.0</text:p>
          </table:table-cell>
          <table:table-cell table:style-name="ce65" table:formula="of:=SUM([.GC7:.GC72])" office:value-type="float" office:value="3.5" calcext:value-type="float">
            <text:p>3.5</text:p>
          </table:table-cell>
          <table:table-cell table:style-name="ce65" table:formula="of:=SUM([.GD7:.GD72])" office:value-type="float" office:value="0.5" calcext:value-type="float">
            <text:p>0.5</text:p>
          </table:table-cell>
          <table:table-cell table:style-name="ce65" table:formula="of:=SUM([.GE7:.GE72])" office:value-type="float" office:value="6" calcext:value-type="float">
            <text:p>6.0</text:p>
          </table:table-cell>
          <table:table-cell table:style-name="ce65" table:formula="of:=SUM([.GF7:.GF72])" office:value-type="float" office:value="8.5" calcext:value-type="float">
            <text:p>8.5</text:p>
          </table:table-cell>
          <table:table-cell table:style-name="ce65" table:formula="of:=SUM([.GG7:.GG72])" office:value-type="float" office:value="7.5" calcext:value-type="float">
            <text:p>7.5</text:p>
          </table:table-cell>
          <table:table-cell table:style-name="ce65" table:formula="of:=SUM([.GH7:.GH72])" office:value-type="float" office:value="9" calcext:value-type="float">
            <text:p>9.0</text:p>
          </table:table-cell>
          <table:table-cell table:style-name="ce65" table:formula="of:=SUM([.GI7:.GI72])" office:value-type="float" office:value="7" calcext:value-type="float">
            <text:p>7.0</text:p>
          </table:table-cell>
          <table:table-cell table:style-name="ce65" table:formula="of:=SUM([.GJ7:.GJ72])" office:value-type="float" office:value="0.5" calcext:value-type="float">
            <text:p>0.5</text:p>
          </table:table-cell>
          <table:table-cell table:style-name="ce65" table:formula="of:=SUM([.GK7:.GK72])" office:value-type="float" office:value="1.5" calcext:value-type="float">
            <text:p>1.5</text:p>
          </table:table-cell>
          <table:table-cell table:style-name="ce65" table:formula="of:=SUM([.GL7:.GL72])" office:value-type="float" office:value="8.5" calcext:value-type="float">
            <text:p>8.5</text:p>
          </table:table-cell>
          <table:table-cell table:style-name="ce65" table:formula="of:=SUM([.GM7:.GM72])" office:value-type="float" office:value="1.5" calcext:value-type="float">
            <text:p>1.5</text:p>
          </table:table-cell>
          <table:table-cell table:style-name="ce65" table:formula="of:=SUM([.GN7:.GN72])" office:value-type="float" office:value="7" calcext:value-type="float">
            <text:p>7.0</text:p>
          </table:table-cell>
          <table:table-cell table:style-name="ce65" table:formula="of:=SUM([.GO7:.GO72])" office:value-type="float" office:value="7" calcext:value-type="float">
            <text:p>7.0</text:p>
          </table:table-cell>
          <table:table-cell table:style-name="ce65" table:formula="of:=SUM([.GP7:.GP72])" office:value-type="float" office:value="10" calcext:value-type="float">
            <text:p>10.0</text:p>
          </table:table-cell>
          <table:table-cell table:style-name="ce65" table:formula="of:=SUM([.GQ7:.GQ72])" office:value-type="float" office:value="1" calcext:value-type="float">
            <text:p>1.0</text:p>
          </table:table-cell>
          <table:table-cell table:style-name="ce65" table:formula="of:=SUM([.GR7:.GR72])" office:value-type="float" office:value="2" calcext:value-type="float">
            <text:p>2.0</text:p>
          </table:table-cell>
          <table:table-cell table:style-name="ce65" table:formula="of:=SUM([.GS7:.GS72])" office:value-type="float" office:value="7.5" calcext:value-type="float">
            <text:p>7.5</text:p>
          </table:table-cell>
          <table:table-cell table:style-name="ce65" table:formula="of:=SUM([.GT7:.GT72])" office:value-type="float" office:value="7" calcext:value-type="float">
            <text:p>7.0</text:p>
          </table:table-cell>
          <table:table-cell table:style-name="ce65" table:formula="of:=SUM([.GU7:.GU72])" office:value-type="float" office:value="10.5" calcext:value-type="float">
            <text:p>10.5</text:p>
          </table:table-cell>
          <table:table-cell table:style-name="ce65" table:formula="of:=SUM([.GV7:.GV72])" office:value-type="float" office:value="9" calcext:value-type="float">
            <text:p>9.0</text:p>
          </table:table-cell>
          <table:table-cell table:style-name="ce65" table:formula="of:=SUM([.GW7:.GW72])" office:value-type="float" office:value="12" calcext:value-type="float">
            <text:p>12.0</text:p>
          </table:table-cell>
          <table:table-cell table:style-name="ce65" table:formula="of:=SUM([.GX7:.GX72])" office:value-type="float" office:value="1" calcext:value-type="float">
            <text:p>1.0</text:p>
          </table:table-cell>
          <table:table-cell table:style-name="ce65" table:formula="of:=SUM([.GY7:.GY72])" office:value-type="float" office:value="1" calcext:value-type="float">
            <text:p>1.0</text:p>
          </table:table-cell>
          <table:table-cell table:style-name="ce65" table:formula="of:=SUM([.GZ7:.GZ72])" office:value-type="float" office:value="8.5" calcext:value-type="float">
            <text:p>8.5</text:p>
          </table:table-cell>
          <table:table-cell table:style-name="ce65" table:formula="of:=SUM([.HA7:.HA72])" office:value-type="float" office:value="7.5" calcext:value-type="float">
            <text:p>7.5</text:p>
          </table:table-cell>
          <table:table-cell table:style-name="ce65" table:formula="of:=SUM([.HB7:.HB72])" office:value-type="float" office:value="9.5" calcext:value-type="float">
            <text:p>9.5</text:p>
          </table:table-cell>
          <table:table-cell table:style-name="ce65" table:formula="of:=SUM([.HC7:.HC72])" office:value-type="float" office:value="8" calcext:value-type="float">
            <text:p>8.0</text:p>
          </table:table-cell>
          <table:table-cell table:style-name="ce65" table:formula="of:=SUM([.HD7:.HD72])" office:value-type="float" office:value="7" calcext:value-type="float">
            <text:p>7.0</text:p>
          </table:table-cell>
          <table:table-cell table:style-name="ce65" table:formula="of:=SUM([.HE7:.HE72])" office:value-type="float" office:value="0.5" calcext:value-type="float">
            <text:p>0.5</text:p>
          </table:table-cell>
          <table:table-cell table:style-name="ce65" table:formula="of:=SUM([.HF7:.HF72])" office:value-type="float" office:value="8.5" calcext:value-type="float">
            <text:p>8.5</text:p>
          </table:table-cell>
          <table:table-cell table:style-name="ce65" table:formula="of:=SUM([.HG7:.HG72])" office:value-type="float" office:value="8.5" calcext:value-type="float">
            <text:p>8.5</text:p>
          </table:table-cell>
          <table:table-cell table:style-name="ce65" table:formula="of:=SUM([.HH7:.HH72])" office:value-type="float" office:value="10" calcext:value-type="float">
            <text:p>10.0</text:p>
          </table:table-cell>
          <table:table-cell table:style-name="ce65" table:formula="of:=SUM([.HI7:.HI72])" office:value-type="float" office:value="7.5" calcext:value-type="float">
            <text:p>7.5</text:p>
          </table:table-cell>
          <table:table-cell table:style-name="ce65" table:formula="of:=SUM([.HJ7:.HJ72])" office:value-type="float" office:value="8.5" calcext:value-type="float">
            <text:p>8.5</text:p>
          </table:table-cell>
          <table:table-cell table:style-name="ce65" table:formula="of:=SUM([.HK7:.HK72])" office:value-type="float" office:value="7" calcext:value-type="float">
            <text:p>7.0</text:p>
          </table:table-cell>
          <table:table-cell table:style-name="ce65" table:formula="of:=SUM([.HL7:.HL72])" office:value-type="float" office:value="0" calcext:value-type="float">
            <text:p>0.0</text:p>
          </table:table-cell>
          <table:table-cell table:style-name="ce65" table:formula="of:=SUM([.HM7:.HM72])" office:value-type="float" office:value="0" calcext:value-type="float">
            <text:p>0.0</text:p>
          </table:table-cell>
          <table:table-cell table:style-name="ce65" table:formula="of:=SUM([.HN7:.HN72])" office:value-type="float" office:value="7" calcext:value-type="float">
            <text:p>7.0</text:p>
          </table:table-cell>
          <table:table-cell table:style-name="ce65" table:formula="of:=SUM([.HO7:.HO72])" office:value-type="float" office:value="9.5" calcext:value-type="float">
            <text:p>9.5</text:p>
          </table:table-cell>
          <table:table-cell table:style-name="ce65" table:formula="of:=SUM([.HP7:.HP72])" office:value-type="float" office:value="8" calcext:value-type="float">
            <text:p>8.0</text:p>
          </table:table-cell>
          <table:table-cell table:style-name="ce65" table:formula="of:=SUM([.HQ7:.HQ72])" office:value-type="float" office:value="9" calcext:value-type="float">
            <text:p>9.0</text:p>
          </table:table-cell>
          <table:table-cell table:style-name="ce65" table:formula="of:=SUM([.HR7:.HR72])" office:value-type="float" office:value="12.5" calcext:value-type="float">
            <text:p>12.5</text:p>
          </table:table-cell>
          <table:table-cell table:style-name="ce65" table:formula="of:=SUM([.HS7:.HS72])" office:value-type="float" office:value="4" calcext:value-type="float">
            <text:p>4.0</text:p>
          </table:table-cell>
          <table:table-cell table:style-name="ce65" table:formula="of:=SUM([.HT7:.HT72])" office:value-type="float" office:value="0" calcext:value-type="float">
            <text:p>0.0</text:p>
          </table:table-cell>
          <table:table-cell table:style-name="ce65" table:formula="of:=SUM([.HU7:.HU72])" office:value-type="float" office:value="10" calcext:value-type="float">
            <text:p>10.0</text:p>
          </table:table-cell>
          <table:table-cell table:style-name="ce65" table:formula="of:=SUM([.HV7:.HV72])" office:value-type="float" office:value="10" calcext:value-type="float">
            <text:p>10.0</text:p>
          </table:table-cell>
          <table:table-cell table:style-name="ce65" table:formula="of:=SUM([.HW7:.HW72])" office:value-type="float" office:value="9" calcext:value-type="float">
            <text:p>9.0</text:p>
          </table:table-cell>
          <table:table-cell table:style-name="ce65" table:formula="of:=SUM([.HX7:.HX72])" office:value-type="float" office:value="7.5" calcext:value-type="float">
            <text:p>7.5</text:p>
          </table:table-cell>
          <table:table-cell table:style-name="ce65" table:formula="of:=SUM([.HY7:.HY72])" office:value-type="float" office:value="7" calcext:value-type="float">
            <text:p>7.0</text:p>
          </table:table-cell>
          <table:table-cell table:style-name="ce65" table:formula="of:=SUM([.HZ7:.HZ72])" office:value-type="float" office:value="3" calcext:value-type="float">
            <text:p>3.0</text:p>
          </table:table-cell>
          <table:table-cell table:style-name="ce65" table:formula="of:=SUM([.IA7:.IA72])" office:value-type="float" office:value="3.5" calcext:value-type="float">
            <text:p>3.5</text:p>
          </table:table-cell>
          <table:table-cell table:style-name="ce65" table:formula="of:=SUM([.IB7:.IB72])" office:value-type="float" office:value="10.5" calcext:value-type="float">
            <text:p>10.5</text:p>
          </table:table-cell>
          <table:table-cell table:style-name="ce65" table:formula="of:=SUM([.IC7:.IC72])" office:value-type="float" office:value="10.5" calcext:value-type="float">
            <text:p>10.5</text:p>
          </table:table-cell>
          <table:table-cell table:style-name="ce65" table:formula="of:=SUM([.ID7:.ID72])" office:value-type="float" office:value="10" calcext:value-type="float">
            <text:p>10.0</text:p>
          </table:table-cell>
          <table:table-cell table:style-name="ce65" table:formula="of:=SUM([.IE7:.IE72])" office:value-type="float" office:value="7.5" calcext:value-type="float">
            <text:p>7.5</text:p>
          </table:table-cell>
          <table:table-cell table:style-name="ce65" table:formula="of:=SUM([.IF7:.IF72])" office:value-type="float" office:value="10" calcext:value-type="float">
            <text:p>10.0</text:p>
          </table:table-cell>
          <table:table-cell table:style-name="ce65" table:formula="of:=SUM([.IG7:.IG72])" office:value-type="float" office:value="1" calcext:value-type="float">
            <text:p>1.0</text:p>
          </table:table-cell>
          <table:table-cell table:style-name="ce65" table:formula="of:=SUM([.IH7:.IH72])" office:value-type="float" office:value="3.5" calcext:value-type="float">
            <text:p>3.5</text:p>
          </table:table-cell>
          <table:table-cell table:style-name="ce65" table:formula="of:=SUM([.II7:.II72])" office:value-type="float" office:value="10.5" calcext:value-type="float">
            <text:p>10.5</text:p>
          </table:table-cell>
          <table:table-cell table:style-name="ce65" table:formula="of:=SUM([.IJ7:.IJ72])" office:value-type="float" office:value="10.5" calcext:value-type="float">
            <text:p>10.5</text:p>
          </table:table-cell>
          <table:table-cell table:style-name="ce65" table:formula="of:=SUM([.IK7:.IK72])" office:value-type="float" office:value="8.5" calcext:value-type="float">
            <text:p>8.5</text:p>
          </table:table-cell>
          <table:table-cell table:style-name="ce65" table:formula="of:=SUM([.IL7:.IL72])" office:value-type="float" office:value="8" calcext:value-type="float">
            <text:p>8.0</text:p>
          </table:table-cell>
          <table:table-cell table:style-name="ce65" table:formula="of:=SUM([.IM7:.IM72])" office:value-type="float" office:value="7.5" calcext:value-type="float">
            <text:p>7.5</text:p>
          </table:table-cell>
          <table:table-cell table:style-name="ce65" table:formula="of:=SUM([.IN7:.IN72])" office:value-type="float" office:value="2.5" calcext:value-type="float">
            <text:p>2.5</text:p>
          </table:table-cell>
          <table:table-cell table:style-name="ce65" table:formula="of:=SUM([.IO7:.IO72])" office:value-type="float" office:value="6.5" calcext:value-type="float">
            <text:p>6.5</text:p>
          </table:table-cell>
          <table:table-cell table:style-name="ce65" table:formula="of:=SUM([.IP7:.IP72])" office:value-type="float" office:value="9" calcext:value-type="float">
            <text:p>9.0</text:p>
          </table:table-cell>
          <table:table-cell table:style-name="ce65" table:formula="of:=SUM([.IQ7:.IQ72])" office:value-type="float" office:value="7" calcext:value-type="float">
            <text:p>7.0</text:p>
          </table:table-cell>
          <table:table-cell table:style-name="ce65" table:formula="of:=SUM([.IR7:.IR72])" office:value-type="float" office:value="9.5" calcext:value-type="float">
            <text:p>9.5</text:p>
          </table:table-cell>
          <table:table-cell table:style-name="ce65" table:formula="of:=SUM([.IS7:.IS72])" office:value-type="float" office:value="8.5" calcext:value-type="float">
            <text:p>8.5</text:p>
          </table:table-cell>
          <table:table-cell table:style-name="ce65" table:formula="of:=SUM([.IT7:.IT72])" office:value-type="float" office:value="9" calcext:value-type="float">
            <text:p>9.0</text:p>
          </table:table-cell>
          <table:table-cell table:style-name="ce65" table:formula="of:=SUM([.IU7:.IU72])" office:value-type="float" office:value="3" calcext:value-type="float">
            <text:p>3.0</text:p>
          </table:table-cell>
          <table:table-cell table:style-name="ce65" table:formula="of:=SUM([.IV7:.IV72])" office:value-type="float" office:value="4" calcext:value-type="float">
            <text:p>4.0</text:p>
          </table:table-cell>
          <table:table-cell table:style-name="ce65" table:formula="of:=SUM([.IW7:.IW72])" office:value-type="float" office:value="9.5" calcext:value-type="float">
            <text:p>9.5</text:p>
          </table:table-cell>
          <table:table-cell table:style-name="ce65" table:formula="of:=SUM([.IX7:.IX72])" office:value-type="float" office:value="9" calcext:value-type="float">
            <text:p>9.0</text:p>
          </table:table-cell>
          <table:table-cell table:style-name="ce65" table:formula="of:=SUM([.IY7:.IY72])" office:value-type="float" office:value="10.5" calcext:value-type="float">
            <text:p>10.5</text:p>
          </table:table-cell>
          <table:table-cell table:style-name="ce65" table:formula="of:=SUM([.IZ7:.IZ72])" office:value-type="float" office:value="9.5" calcext:value-type="float">
            <text:p>9.5</text:p>
          </table:table-cell>
          <table:table-cell table:style-name="ce65" table:formula="of:=SUM([.JA7:.JA72])" office:value-type="float" office:value="9.5" calcext:value-type="float">
            <text:p>9.5</text:p>
          </table:table-cell>
          <table:table-cell table:style-name="ce65" table:formula="of:=SUM([.JB7:.JB72])" office:value-type="float" office:value="1.5" calcext:value-type="float">
            <text:p>1.5</text:p>
          </table:table-cell>
          <table:table-cell table:style-name="ce65" table:formula="of:=SUM([.JC7:.JC72])" office:value-type="float" office:value="0" calcext:value-type="float">
            <text:p>0.0</text:p>
          </table:table-cell>
          <table:table-cell table:style-name="ce65" table:formula="of:=SUM([.JD7:.JD72])" office:value-type="float" office:value="7" calcext:value-type="float">
            <text:p>7.0</text:p>
          </table:table-cell>
          <table:table-cell table:style-name="ce65" table:formula="of:=SUM([.JE7:.JE72])" office:value-type="float" office:value="11" calcext:value-type="float">
            <text:p>11.0</text:p>
          </table:table-cell>
          <table:table-cell table:style-name="ce65" table:formula="of:=SUM([.JF7:.JF72])" office:value-type="float" office:value="9.5" calcext:value-type="float">
            <text:p>9.5</text:p>
          </table:table-cell>
          <table:table-cell table:style-name="ce65" table:formula="of:=SUM([.JG7:.JG72])" office:value-type="float" office:value="9.5" calcext:value-type="float">
            <text:p>9.5</text:p>
          </table:table-cell>
          <table:table-cell table:style-name="ce65" table:formula="of:=SUM([.JH7:.JH72])" office:value-type="float" office:value="10.5" calcext:value-type="float">
            <text:p>10.5</text:p>
          </table:table-cell>
          <table:table-cell table:style-name="ce65" table:formula="of:=SUM([.JI7:.JI72])" office:value-type="float" office:value="3" calcext:value-type="float">
            <text:p>3.0</text:p>
          </table:table-cell>
          <table:table-cell table:style-name="ce65" table:formula="of:=SUM([.JJ7:.JJ72])" office:value-type="float" office:value="1" calcext:value-type="float">
            <text:p>1.0</text:p>
          </table:table-cell>
          <table:table-cell table:style-name="ce65" table:formula="of:=SUM([.JK7:.JK72])" office:value-type="float" office:value="8.5" calcext:value-type="float">
            <text:p>8.5</text:p>
          </table:table-cell>
          <table:table-cell table:style-name="ce65" table:formula="of:=SUM([.JL7:.JL72])" office:value-type="float" office:value="9.5" calcext:value-type="float">
            <text:p>9.5</text:p>
          </table:table-cell>
          <table:table-cell table:style-name="ce65" table:formula="of:=SUM([.JM7:.JM72])" office:value-type="float" office:value="9.5" calcext:value-type="float">
            <text:p>9.5</text:p>
          </table:table-cell>
          <table:table-cell table:style-name="ce65" table:formula="of:=SUM([.JN7:.JN72])" office:value-type="float" office:value="7" calcext:value-type="float">
            <text:p>7.0</text:p>
          </table:table-cell>
          <table:table-cell table:style-name="ce65" table:formula="of:=SUM([.JO7:.JO72])" office:value-type="float" office:value="9.5" calcext:value-type="float">
            <text:p>9.5</text:p>
          </table:table-cell>
          <table:table-cell table:style-name="ce65" table:formula="of:=SUM([.JP7:.JP72])" office:value-type="float" office:value="3.5" calcext:value-type="float">
            <text:p>3.5</text:p>
          </table:table-cell>
          <table:table-cell table:style-name="ce65" table:formula="of:=SUM([.JQ7:.JQ72])" office:value-type="float" office:value="3.5" calcext:value-type="float">
            <text:p>3.5</text:p>
          </table:table-cell>
          <table:table-cell table:style-name="ce65" table:formula="of:=SUM([.JR7:.JR72])" office:value-type="float" office:value="8" calcext:value-type="float">
            <text:p>8.0</text:p>
          </table:table-cell>
          <table:table-cell table:style-name="ce65" table:formula="of:=SUM([.JS7:.JS72])" office:value-type="float" office:value="6" calcext:value-type="float">
            <text:p>6.0</text:p>
          </table:table-cell>
          <table:table-cell table:style-name="ce65" table:formula="of:=SUM([.JT7:.JT72])" office:value-type="float" office:value="7.5" calcext:value-type="float">
            <text:p>7.5</text:p>
          </table:table-cell>
          <table:table-cell table:style-name="ce65" table:formula="of:=SUM([.JU7:.JU72])" office:value-type="float" office:value="7.5" calcext:value-type="float">
            <text:p>7.5</text:p>
          </table:table-cell>
          <table:table-cell table:style-name="ce65" table:formula="of:=SUM([.JV7:.JV72])" office:value-type="float" office:value="9" calcext:value-type="float">
            <text:p>9.0</text:p>
          </table:table-cell>
          <table:table-cell table:style-name="ce65" table:formula="of:=SUM([.JW7:.JW72])" office:value-type="float" office:value="0.5" calcext:value-type="float">
            <text:p>0.5</text:p>
          </table:table-cell>
          <table:table-cell table:style-name="ce65" table:formula="of:=SUM([.JX7:.JX72])" office:value-type="float" office:value="4.5" calcext:value-type="float">
            <text:p>4.5</text:p>
          </table:table-cell>
          <table:table-cell table:style-name="ce65" table:formula="of:=SUM([.JY7:.JY72])" office:value-type="float" office:value="9" calcext:value-type="float">
            <text:p>9.0</text:p>
          </table:table-cell>
          <table:table-cell table:style-name="ce65" table:formula="of:=SUM([.JZ7:.JZ72])" office:value-type="float" office:value="10" calcext:value-type="float">
            <text:p>10.0</text:p>
          </table:table-cell>
          <table:table-cell table:style-name="ce65" table:formula="of:=SUM([.KA7:.KA72])" office:value-type="float" office:value="9.5" calcext:value-type="float">
            <text:p>9.5</text:p>
          </table:table-cell>
          <table:table-cell table:style-name="ce65" table:formula="of:=SUM([.KB7:.KB72])" office:value-type="float" office:value="7" calcext:value-type="float">
            <text:p>7.0</text:p>
          </table:table-cell>
          <table:table-cell table:style-name="ce65" table:formula="of:=SUM([.KC7:.KC72])" office:value-type="float" office:value="8.5" calcext:value-type="float">
            <text:p>8.5</text:p>
          </table:table-cell>
          <table:table-cell table:style-name="ce65" table:formula="of:=SUM([.KD7:.KD72])" office:value-type="float" office:value="1.5" calcext:value-type="float">
            <text:p>1.5</text:p>
          </table:table-cell>
          <table:table-cell table:style-name="ce65" table:formula="of:=SUM([.KE7:.KE72])" office:value-type="float" office:value="2" calcext:value-type="float">
            <text:p>2.0</text:p>
          </table:table-cell>
          <table:table-cell table:style-name="ce65" table:formula="of:=SUM([.KF7:.KF72])" office:value-type="float" office:value="9.5" calcext:value-type="float">
            <text:p>9.5</text:p>
          </table:table-cell>
          <table:table-cell table:style-name="ce65" table:formula="of:=SUM([.KG7:.KG72])" office:value-type="float" office:value="9.5" calcext:value-type="float">
            <text:p>9.5</text:p>
          </table:table-cell>
          <table:table-cell table:style-name="ce65" table:formula="of:=SUM([.KH7:.KH72])" office:value-type="float" office:value="9.5" calcext:value-type="float">
            <text:p>9.5</text:p>
          </table:table-cell>
          <table:table-cell table:style-name="ce65" table:formula="of:=SUM([.KI7:.KI72])" office:value-type="float" office:value="7.5" calcext:value-type="float">
            <text:p>7.5</text:p>
          </table:table-cell>
          <table:table-cell table:style-name="ce65" table:formula="of:=SUM([.KJ7:.KJ72])" office:value-type="float" office:value="7.5" calcext:value-type="float">
            <text:p>7.5</text:p>
          </table:table-cell>
          <table:table-cell table:style-name="ce65" table:formula="of:=SUM([.KK7:.KK72])" office:value-type="float" office:value="1" calcext:value-type="float">
            <text:p>1.0</text:p>
          </table:table-cell>
          <table:table-cell table:style-name="ce65" table:formula="of:=SUM([.KL7:.KL72])" office:value-type="float" office:value="0.5" calcext:value-type="float">
            <text:p>0.5</text:p>
          </table:table-cell>
          <table:table-cell table:style-name="ce65" table:formula="of:=SUM([.KM7:.KM72])" office:value-type="float" office:value="9" calcext:value-type="float">
            <text:p>9.0</text:p>
          </table:table-cell>
          <table:table-cell table:style-name="ce65" table:formula="of:=SUM([.KN7:.KN72])" office:value-type="float" office:value="7.5" calcext:value-type="float">
            <text:p>7.5</text:p>
          </table:table-cell>
          <table:table-cell table:style-name="ce65" table:formula="of:=SUM([.KO7:.KO72])" office:value-type="float" office:value="8.5" calcext:value-type="float">
            <text:p>8.5</text:p>
          </table:table-cell>
          <table:table-cell table:style-name="ce65" table:formula="of:=SUM([.KP7:.KP72])" office:value-type="float" office:value="6.5" calcext:value-type="float">
            <text:p>6.5</text:p>
          </table:table-cell>
          <table:table-cell table:style-name="ce65" table:formula="of:=SUM([.KQ7:.KQ72])" office:value-type="float" office:value="9" calcext:value-type="float">
            <text:p>9.0</text:p>
          </table:table-cell>
          <table:table-cell table:style-name="ce65" table:formula="of:=SUM([.KR7:.KR72])" office:value-type="float" office:value="2" calcext:value-type="float">
            <text:p>2.0</text:p>
          </table:table-cell>
          <table:table-cell table:style-name="ce65" table:formula="of:=SUM([.KS7:.KS72])" office:value-type="float" office:value="0.5" calcext:value-type="float">
            <text:p>0.5</text:p>
          </table:table-cell>
          <table:table-cell table:style-name="ce65" table:formula="of:=SUM([.KT7:.KT72])" office:value-type="float" office:value="9" calcext:value-type="float">
            <text:p>9.0</text:p>
          </table:table-cell>
          <table:table-cell table:style-name="ce65" table:formula="of:=SUM([.KU7:.KU72])" office:value-type="float" office:value="10.5" calcext:value-type="float">
            <text:p>10.5</text:p>
          </table:table-cell>
          <table:table-cell table:style-name="ce65" table:formula="of:=SUM([.KV7:.KV72])" office:value-type="float" office:value="9" calcext:value-type="float">
            <text:p>9.0</text:p>
          </table:table-cell>
          <table:table-cell table:style-name="ce65" table:formula="of:=SUM([.KW7:.KW72])" office:value-type="float" office:value="10" calcext:value-type="float">
            <text:p>10.0</text:p>
          </table:table-cell>
          <table:table-cell table:style-name="ce65" table:formula="of:=SUM([.KX7:.KX72])" office:value-type="float" office:value="9" calcext:value-type="float">
            <text:p>9.0</text:p>
          </table:table-cell>
          <table:table-cell table:style-name="ce65" table:formula="of:=SUM([.KY7:.KY72])" office:value-type="float" office:value="1" calcext:value-type="float">
            <text:p>1.0</text:p>
          </table:table-cell>
          <table:table-cell table:style-name="ce65" table:formula="of:=SUM([.KZ7:.KZ72])" office:value-type="float" office:value="6" calcext:value-type="float">
            <text:p>6.0</text:p>
          </table:table-cell>
          <table:table-cell table:style-name="ce65" table:formula="of:=SUM([.LA7:.LA72])" office:value-type="float" office:value="8.5" calcext:value-type="float">
            <text:p>8.5</text:p>
          </table:table-cell>
          <table:table-cell table:style-name="ce65" table:formula="of:=SUM([.LB7:.LB72])" office:value-type="float" office:value="10" calcext:value-type="float">
            <text:p>10.0</text:p>
          </table:table-cell>
          <table:table-cell table:style-name="ce65" table:formula="of:=SUM([.LC7:.LC72])" office:value-type="float" office:value="10" calcext:value-type="float">
            <text:p>10.0</text:p>
          </table:table-cell>
          <table:table-cell table:style-name="ce65" table:formula="of:=SUM([.LD7:.LD72])" office:value-type="float" office:value="7" calcext:value-type="float">
            <text:p>7.0</text:p>
          </table:table-cell>
          <table:table-cell table:style-name="ce65" table:formula="of:=SUM([.LE7:.LE72])" office:value-type="float" office:value="9" calcext:value-type="float">
            <text:p>9.0</text:p>
          </table:table-cell>
          <table:table-cell table:style-name="ce65" table:formula="of:=SUM([.LF7:.LF72])" office:value-type="float" office:value="1" calcext:value-type="float">
            <text:p>1.0</text:p>
          </table:table-cell>
          <table:table-cell table:style-name="ce65" table:formula="of:=SUM([.LG7:.LG72])" office:value-type="float" office:value="2" calcext:value-type="float">
            <text:p>2.0</text:p>
          </table:table-cell>
          <table:table-cell table:style-name="ce65" table:formula="of:=SUM([.LH7:.LH72])" office:value-type="float" office:value="8" calcext:value-type="float">
            <text:p>8.0</text:p>
          </table:table-cell>
          <table:table-cell table:style-name="ce65" table:formula="of:=SUM([.LI7:.LI72])" office:value-type="float" office:value="7" calcext:value-type="float">
            <text:p>7.0</text:p>
          </table:table-cell>
          <table:table-cell table:style-name="ce65" table:formula="of:=SUM([.LJ7:.LJ72])" office:value-type="float" office:value="7.5" calcext:value-type="float">
            <text:p>7.5</text:p>
          </table:table-cell>
          <table:table-cell table:style-name="ce65" table:formula="of:=SUM([.LK7:.LK72])" office:value-type="float" office:value="7" calcext:value-type="float">
            <text:p>7.0</text:p>
          </table:table-cell>
          <table:table-cell table:style-name="ce65" table:formula="of:=SUM([.LL7:.LL72])" office:value-type="float" office:value="7" calcext:value-type="float">
            <text:p>7.0</text:p>
          </table:table-cell>
          <table:table-cell table:style-name="ce65" table:formula="of:=SUM([.LM7:.LM72])" office:value-type="float" office:value="0.5" calcext:value-type="float">
            <text:p>0.5</text:p>
          </table:table-cell>
          <table:table-cell table:style-name="ce65" table:formula="of:=SUM([.LN7:.LN72])" office:value-type="float" office:value="0" calcext:value-type="float">
            <text:p>0.0</text:p>
          </table:table-cell>
          <table:table-cell table:style-name="ce65" table:formula="of:=SUM([.LO7:.LO72])" office:value-type="float" office:value="8.5" calcext:value-type="float">
            <text:p>8.5</text:p>
          </table:table-cell>
          <table:table-cell table:style-name="ce65" table:formula="of:=SUM([.LP7:.LP72])" office:value-type="float" office:value="7" calcext:value-type="float">
            <text:p>7.0</text:p>
          </table:table-cell>
          <table:table-cell table:style-name="ce65" table:formula="of:=SUM([.LQ7:.LQ72])" office:value-type="float" office:value="6" calcext:value-type="float">
            <text:p>6.0</text:p>
          </table:table-cell>
          <table:table-cell table:style-name="ce65" table:formula="of:=SUM([.LR7:.LR72])" office:value-type="float" office:value="9" calcext:value-type="float">
            <text:p>9.0</text:p>
          </table:table-cell>
          <table:table-cell table:style-name="ce65" table:formula="of:=SUM([.LS7:.LS72])" office:value-type="float" office:value="0" calcext:value-type="float">
            <text:p>0.0</text:p>
          </table:table-cell>
          <table:table-cell table:style-name="ce65" table:formula="of:=SUM([.LT7:.LT72])" office:value-type="float" office:value="0" calcext:value-type="float">
            <text:p>0.0</text:p>
          </table:table-cell>
          <table:table-cell table:style-name="ce65" table:formula="of:=SUM([.LU7:.LU72])" office:value-type="float" office:value="0" calcext:value-type="float">
            <text:p>0.0</text:p>
          </table:table-cell>
          <table:table-cell table:style-name="ce65" table:formula="of:=SUM([.LV7:.LV72])" office:value-type="float" office:value="2.5" calcext:value-type="float">
            <text:p>2.5</text:p>
          </table:table-cell>
          <table:table-cell table:style-name="ce65" table:formula="of:=SUM([.LW7:.LW72])" office:value-type="float" office:value="2.5" calcext:value-type="float">
            <text:p>2.5</text:p>
          </table:table-cell>
          <table:table-cell table:style-name="ce65" table:formula="of:=SUM([.LX7:.LX72])" office:value-type="float" office:value="5" calcext:value-type="float">
            <text:p>5.0</text:p>
          </table:table-cell>
          <table:table-cell table:style-name="ce65" table:formula="of:=SUM([.LY7:.LY72])" office:value-type="float" office:value="5.5" calcext:value-type="float">
            <text:p>5.5</text:p>
          </table:table-cell>
          <table:table-cell table:style-name="ce65" table:formula="of:=SUM([.LZ7:.LZ72])" office:value-type="float" office:value="9.5" calcext:value-type="float">
            <text:p>9.5</text:p>
          </table:table-cell>
          <table:table-cell table:style-name="ce65" table:formula="of:=SUM([.MA7:.MA72])" office:value-type="float" office:value="0" calcext:value-type="float">
            <text:p>0.0</text:p>
          </table:table-cell>
          <table:table-cell table:style-name="ce65" table:formula="of:=SUM([.MB7:.MB72])" office:value-type="float" office:value="0" calcext:value-type="float">
            <text:p>0.0</text:p>
          </table:table-cell>
          <table:table-cell table:style-name="ce65" table:formula="of:=SUM([.MC7:.MC72])" office:value-type="float" office:value="6.5" calcext:value-type="float">
            <text:p>6.5</text:p>
          </table:table-cell>
          <table:table-cell table:style-name="ce65" table:formula="of:=SUM([.MD7:.MD72])" office:value-type="float" office:value="7.5" calcext:value-type="float">
            <text:p>7.5</text:p>
          </table:table-cell>
          <table:table-cell table:style-name="ce65" table:formula="of:=SUM([.ME7:.ME72])" office:value-type="float" office:value="9.5" calcext:value-type="float">
            <text:p>9.5</text:p>
          </table:table-cell>
          <table:table-cell table:style-name="ce65" table:formula="of:=SUM([.MF7:.MF72])" office:value-type="float" office:value="6" calcext:value-type="float">
            <text:p>6.0</text:p>
          </table:table-cell>
          <table:table-cell table:style-name="ce65" table:formula="of:=SUM([.MG7:.MG72])" office:value-type="float" office:value="12.5" calcext:value-type="float">
            <text:p>12.5</text:p>
          </table:table-cell>
          <table:table-cell table:style-name="ce65" table:formula="of:=SUM([.MH7:.MH72])" office:value-type="float" office:value="3.5" calcext:value-type="float">
            <text:p>3.5</text:p>
          </table:table-cell>
          <table:table-cell table:style-name="ce65" table:formula="of:=SUM([.MI7:.MI72])" office:value-type="float" office:value="1" calcext:value-type="float">
            <text:p>1.0</text:p>
          </table:table-cell>
          <table:table-cell table:style-name="ce65" table:formula="of:=SUM([.MJ7:.MJ72])" office:value-type="float" office:value="1" calcext:value-type="float">
            <text:p>1.0</text:p>
          </table:table-cell>
          <table:table-cell table:style-name="ce65" table:formula="of:=SUM([.MK7:.MK72])" office:value-type="float" office:value="7.5" calcext:value-type="float">
            <text:p>7.5</text:p>
          </table:table-cell>
          <table:table-cell table:style-name="ce65" table:formula="of:=SUM([.ML7:.ML72])" office:value-type="float" office:value="9" calcext:value-type="float">
            <text:p>9.0</text:p>
          </table:table-cell>
          <table:table-cell table:style-name="ce65" table:formula="of:=SUM([.MM7:.MM72])" office:value-type="float" office:value="6" calcext:value-type="float">
            <text:p>6.0</text:p>
          </table:table-cell>
          <table:table-cell table:style-name="ce65" table:formula="of:=SUM([.MN7:.MN72])" office:value-type="float" office:value="8.5" calcext:value-type="float">
            <text:p>8.5</text:p>
          </table:table-cell>
          <table:table-cell table:style-name="ce65" table:formula="of:=SUM([.MO7:.MO72])" office:value-type="float" office:value="0.5" calcext:value-type="float">
            <text:p>0.5</text:p>
          </table:table-cell>
          <table:table-cell table:style-name="ce65" table:formula="of:=SUM([.MP7:.MP72])" office:value-type="float" office:value="0" calcext:value-type="float">
            <text:p>0.0</text:p>
          </table:table-cell>
          <table:table-cell table:style-name="ce65" table:formula="of:=SUM([.MQ7:.MQ72])" office:value-type="float" office:value="5.5" calcext:value-type="float">
            <text:p>5.5</text:p>
          </table:table-cell>
          <table:table-cell table:style-name="ce65" table:formula="of:=SUM([.MR7:.MR72])" office:value-type="float" office:value="7" calcext:value-type="float">
            <text:p>7.0</text:p>
          </table:table-cell>
          <table:table-cell table:style-name="ce65" table:formula="of:=SUM([.MS7:.MS72])" office:value-type="float" office:value="10.5" calcext:value-type="float">
            <text:p>10.5</text:p>
          </table:table-cell>
          <table:table-cell table:style-name="ce65" table:formula="of:=SUM([.MT7:.MT72])" office:value-type="float" office:value="8.5" calcext:value-type="float">
            <text:p>8.5</text:p>
          </table:table-cell>
          <table:table-cell table:style-name="ce65" table:formula="of:=SUM([.MU7:.MU72])" office:value-type="float" office:value="7" calcext:value-type="float">
            <text:p>7.0</text:p>
          </table:table-cell>
          <table:table-cell table:style-name="ce65" table:formula="of:=SUM([.MV7:.MV72])" office:value-type="float" office:value="3.5" calcext:value-type="float">
            <text:p>3.5</text:p>
          </table:table-cell>
          <table:table-cell table:style-name="ce65" table:formula="of:=SUM([.MW7:.MW72])" office:value-type="float" office:value="2" calcext:value-type="float">
            <text:p>2.0</text:p>
          </table:table-cell>
          <table:table-cell table:style-name="ce65" table:formula="of:=SUM([.MX7:.MX72])" office:value-type="float" office:value="3" calcext:value-type="float">
            <text:p>3.0</text:p>
          </table:table-cell>
          <table:table-cell table:style-name="ce65" table:formula="of:=SUM([.MY7:.MY72])" office:value-type="float" office:value="7.5" calcext:value-type="float">
            <text:p>7.5</text:p>
          </table:table-cell>
          <table:table-cell table:style-name="ce65" table:formula="of:=SUM([.MZ7:.MZ72])" office:value-type="float" office:value="0" calcext:value-type="float">
            <text:p>0.0</text:p>
          </table:table-cell>
          <table:table-cell table:style-name="ce65" table:formula="of:=SUM([.NA7:.NA72])" office:value-type="float" office:value="2.5" calcext:value-type="float">
            <text:p>2.5</text:p>
          </table:table-cell>
          <table:table-cell table:style-name="ce65" table:formula="of:=SUM([.NB7:.NB72])" office:value-type="float" office:value="6" calcext:value-type="float">
            <text:p>6.0</text:p>
          </table:table-cell>
          <table:table-cell table:style-name="ce65" table:formula="of:=SUM([.NC7:.NC72])" office:value-type="float" office:value="6.5" calcext:value-type="float">
            <text:p>6.5</text:p>
          </table:table-cell>
          <table:table-cell table:style-name="ce65" table:formula="of:=SUM([.ND7:.ND72])" office:value-type="float" office:value="11" calcext:value-type="float">
            <text:p>11.0</text:p>
          </table:table-cell>
          <table:table-cell table:style-name="ce65" table:formula="of:=SUM([.NE7:.NE72])" office:value-type="float" office:value="9" calcext:value-type="float">
            <text:p>9.0</text:p>
          </table:table-cell>
          <table:table-cell table:style-name="ce65" table:formula="of:=SUM([.NF7:.NF72])" office:value-type="float" office:value="9" calcext:value-type="float">
            <text:p>9.0</text:p>
          </table:table-cell>
          <table:table-cell table:style-name="ce65" table:formula="of:=SUM([.NG7:.NG72])" office:value-type="float" office:value="6.5" calcext:value-type="float">
            <text:p>6.5</text:p>
          </table:table-cell>
          <table:table-cell table:style-name="ce65" table:formula="of:=SUM([.NH7:.NH72])" office:value-type="float" office:value="8.5" calcext:value-type="float">
            <text:p>8.5</text:p>
          </table:table-cell>
          <table:table-cell table:style-name="ce65" table:formula="of:=SUM([.NI7:.NI72])" office:value-type="float" office:value="9.5" calcext:value-type="float">
            <text:p>9.5</text:p>
          </table:table-cell>
          <table:table-cell table:style-name="ce65" table:formula="of:=SUM([.NJ7:.NJ72])" office:value-type="float" office:value="5" calcext:value-type="float">
            <text:p>5.0</text:p>
          </table:table-cell>
          <table:table-cell table:style-name="ce65" table:formula="of:=SUM([.NK7:.NK72])" office:value-type="float" office:value="1.5" calcext:value-type="float">
            <text:p>1.5</text:p>
          </table:table-cell>
          <table:table-cell table:style-name="ce65" table:formula="of:=SUM([.NL7:.NL72])" office:value-type="float" office:value="6.5" calcext:value-type="float">
            <text:p>6.5</text:p>
          </table:table-cell>
          <table:table-cell table:style-name="ce65" table:formula="of:=SUM([.NM7:.NM72])" office:value-type="float" office:value="11" calcext:value-type="float">
            <text:p>11.0</text:p>
          </table:table-cell>
          <table:table-cell table:style-name="ce65" table:formula="of:=SUM([.NN7:.NN72])" office:value-type="float" office:value="9.5" calcext:value-type="float">
            <text:p>9.5</text:p>
          </table:table-cell>
          <table:table-cell table:style-name="ce65" table:formula="of:=SUM([.NO7:.NO72])" office:value-type="float" office:value="6" calcext:value-type="float">
            <text:p>6.0</text:p>
          </table:table-cell>
          <table:table-cell table:style-name="ce65" table:formula="of:=SUM([.NP7:.NP72])" office:value-type="float" office:value="8.5" calcext:value-type="float">
            <text:p>8.5</text:p>
          </table:table-cell>
          <table:table-cell table:style-name="ce65" table:formula="of:=SUM([.NQ7:.NQ72])" office:value-type="float" office:value="0" calcext:value-type="float">
            <text:p>0.0</text:p>
          </table:table-cell>
          <table:table-cell table:style-name="ce65" table:formula="of:=SUM([.NR7:.NR72])" office:value-type="float" office:value="0" calcext:value-type="float">
            <text:p>0.0</text:p>
          </table:table-cell>
          <table:table-cell table:style-name="ce65" table:formula="of:=SUM([.NS7:.NS72])" office:value-type="float" office:value="3.5" calcext:value-type="float">
            <text:p>3.5</text:p>
          </table:table-cell>
          <table:table-cell table:style-name="ce65" table:formula="of:=SUM([.NT7:.NT72])" office:value-type="float" office:value="8.5" calcext:value-type="float">
            <text:p>8.5</text:p>
          </table:table-cell>
          <table:table-cell table:style-name="ce65" table:formula="of:=SUM([.NU7:.NU72])" office:value-type="float" office:value="10" calcext:value-type="float">
            <text:p>10.0</text:p>
          </table:table-cell>
          <table:table-cell table:style-name="ce65" table:formula="of:=SUM([.NV7:.NV72])" office:value-type="float" office:value="6.5" calcext:value-type="float">
            <text:p>6.5</text:p>
          </table:table-cell>
          <table:table-cell table:style-name="ce65" table:formula="of:=SUM([.NW7:.NW72])" office:value-type="float" office:value="7" calcext:value-type="float">
            <text:p>7.0</text:p>
          </table:table-cell>
          <table:table-cell table:style-name="ce65" table:formula="of:=SUM([.NX7:.NX72])" office:value-type="float" office:value="2" calcext:value-type="float">
            <text:p>2.0</text:p>
          </table:table-cell>
          <table:table-cell table:style-name="ce65" table:formula="of:=SUM([.NY7:.NY72])" office:value-type="float" office:value="0" calcext:value-type="float">
            <text:p>0.0</text:p>
          </table:table-cell>
          <table:table-cell table:style-name="ce65" table:formula="of:=SUM([.NZ7:.NZ72])" office:value-type="float" office:value="2.5" calcext:value-type="float">
            <text:p>2.5</text:p>
          </table:table-cell>
          <table:table-cell table:style-name="ce65" table:formula="of:=SUM([.OA7:.OA72])" office:value-type="float" office:value="6" calcext:value-type="float">
            <text:p>6.0</text:p>
          </table:table-cell>
          <table:table-cell table:style-name="ce65" table:formula="of:=SUM([.OB7:.OB72])" office:value-type="float" office:value="8" calcext:value-type="float">
            <text:p>8.0</text:p>
          </table:table-cell>
          <table:table-cell table:style-name="ce65" table:formula="of:=SUM([.OC7:.OC72])" office:value-type="float" office:value="9.5" calcext:value-type="float">
            <text:p>9.5</text:p>
          </table:table-cell>
          <table:table-cell table:style-name="ce65" table:formula="of:=SUM([.OD7:.OD72])" office:value-type="float" office:value="10" calcext:value-type="float">
            <text:p>10.0</text:p>
          </table:table-cell>
          <table:table-cell table:style-name="ce65" table:formula="of:=SUM([.OE7:.OE72])" office:value-type="float" office:value="3" calcext:value-type="float">
            <text:p>3.0</text:p>
          </table:table-cell>
          <table:table-cell table:style-name="ce65" table:formula="of:=SUM([.OF7:.OF72])" office:value-type="float" office:value="0" calcext:value-type="float">
            <text:p>0.0</text:p>
          </table:table-cell>
          <table:table-cell table:style-name="ce65" table:formula="of:=SUM([.OG7:.OG72])" office:value-type="float" office:value="1" calcext:value-type="float">
            <text:p>1.0</text:p>
          </table:table-cell>
          <table:table-cell table:style-name="ce65" table:formula="of:=SUM([.OH7:.OH72])" office:value-type="float" office:value="8.5" calcext:value-type="float">
            <text:p>8.5</text:p>
          </table:table-cell>
          <table:table-cell table:style-name="ce65" table:formula="of:=SUM([.OI7:.OI72])" office:value-type="float" office:value="4.5" calcext:value-type="float">
            <text:p>4.5</text:p>
          </table:table-cell>
          <table:table-cell table:style-name="ce65" table:formula="of:=SUM([.OJ7:.OJ72])" office:value-type="float" office:value="9.5" calcext:value-type="float">
            <text:p>9.5</text:p>
          </table:table-cell>
          <table:table-cell table:style-name="ce65" table:formula="of:=SUM([.OK7:.OK72])" office:value-type="float" office:value="5.5" calcext:value-type="float">
            <text:p>5.5</text:p>
          </table:table-cell>
          <table:table-cell table:style-name="ce65" table:formula="of:=SUM([.OL7:.OL72])" office:value-type="float" office:value="0" calcext:value-type="float">
            <text:p>0.0</text:p>
          </table:table-cell>
          <table:table-cell table:style-name="ce65" table:formula="of:=SUM([.OM7:.OM72])" office:value-type="float" office:value="0" calcext:value-type="float">
            <text:p>0.0</text:p>
          </table:table-cell>
          <table:table-cell table:style-name="ce65" table:formula="of:=SUM([.ON7:.ON72])" office:value-type="float" office:value="7" calcext:value-type="float">
            <text:p>7.0</text:p>
          </table:table-cell>
          <table:table-cell table:style-name="ce65" table:formula="of:=SUM([.OO7:.OO72])" office:value-type="float" office:value="10.5" calcext:value-type="float">
            <text:p>10.5</text:p>
          </table:table-cell>
          <table:table-cell table:style-name="ce65" table:formula="of:=SUM([.OP7:.OP72])" office:value-type="float" office:value="5" calcext:value-type="float">
            <text:p>5.0</text:p>
          </table:table-cell>
          <table:table-cell table:style-name="ce65" table:formula="of:=SUM([.OQ7:.OQ72])" office:value-type="float" office:value="11" calcext:value-type="float">
            <text:p>11.0</text:p>
          </table:table-cell>
          <table:table-cell table:style-name="ce65" table:formula="of:=SUM([.OR7:.OR72])" office:value-type="float" office:value="8" calcext:value-type="float">
            <text:p>8.0</text:p>
          </table:table-cell>
          <table:table-cell table:style-name="ce65" table:formula="of:=SUM([.OS7:.OS72])" office:value-type="float" office:value="2" calcext:value-type="float">
            <text:p>2.0</text:p>
          </table:table-cell>
          <table:table-cell table:style-name="ce65" table:formula="of:=SUM([.OT7:.OT72])" office:value-type="float" office:value="5.5" calcext:value-type="float">
            <text:p>5.5</text:p>
          </table:table-cell>
          <table:table-cell table:style-name="ce65" table:formula="of:=SUM([.OU7:.OU72])" office:value-type="float" office:value="0.5" calcext:value-type="float">
            <text:p>0.5</text:p>
          </table:table-cell>
          <table:table-cell table:style-name="ce65" table:formula="of:=SUM([.OV7:.OV72])" office:value-type="float" office:value="4" calcext:value-type="float">
            <text:p>4.0</text:p>
          </table:table-cell>
          <table:table-cell table:style-name="ce65" table:formula="of:=SUM([.OW7:.OW72])" office:value-type="float" office:value="3" calcext:value-type="float">
            <text:p>3.0</text:p>
          </table:table-cell>
          <table:table-cell table:style-name="ce65" table:formula="of:=SUM([.OX7:.OX72])" office:value-type="float" office:value="6" calcext:value-type="float">
            <text:p>6.0</text:p>
          </table:table-cell>
          <table:table-cell table:style-name="ce65" table:formula="of:=SUM([.OY7:.OY72])" office:value-type="float" office:value="6" calcext:value-type="float">
            <text:p>6.0</text:p>
          </table:table-cell>
          <table:table-cell table:style-name="ce65" table:formula="of:=SUM([.OZ7:.OZ72])" office:value-type="float" office:value="4" calcext:value-type="float">
            <text:p>4.0</text:p>
          </table:table-cell>
          <table:table-cell table:style-name="ce65" table:formula="of:=SUM([.PA7:.PA72])" office:value-type="float" office:value="4.5" calcext:value-type="float">
            <text:p>4.5</text:p>
          </table:table-cell>
          <table:table-cell table:style-name="ce65" table:formula="of:=SUM([.PB7:.PB72])" office:value-type="float" office:value="6.5" calcext:value-type="float">
            <text:p>6.5</text:p>
          </table:table-cell>
          <table:table-cell table:style-name="ce65" table:formula="of:=SUM([.PC7:.PC72])" office:value-type="float" office:value="1" calcext:value-type="float">
            <text:p>1.0</text:p>
          </table:table-cell>
          <table:table-cell table:style-name="ce65" table:formula="of:=SUM([.PD7:.PD72])" office:value-type="float" office:value="4" calcext:value-type="float">
            <text:p>4.0</text:p>
          </table:table-cell>
          <table:table-cell table:style-name="ce65" table:formula="of:=SUM([.PE7:.PE72])" office:value-type="float" office:value="2" calcext:value-type="float">
            <text:p>2.0</text:p>
          </table:table-cell>
          <table:table-cell table:style-name="ce65" table:formula="of:=SUM([.PF7:.PF72])" office:value-type="float" office:value="0" calcext:value-type="float">
            <text:p>0.0</text:p>
          </table:table-cell>
          <table:table-cell table:style-name="ce65" table:formula="of:=SUM([.PG7:.PG72])" office:value-type="float" office:value="0" calcext:value-type="float">
            <text:p>0.0</text:p>
          </table:table-cell>
          <table:table-cell table:style-name="ce65" table:formula="of:=SUM([.PH7:.PH72])" office:value-type="float" office:value="0" calcext:value-type="float">
            <text:p>0.0</text:p>
          </table:table-cell>
          <table:table-cell table:style-name="ce65" table:formula="of:=SUM([.PI7:.PI72])" office:value-type="float" office:value="7" calcext:value-type="float">
            <text:p>7.0</text:p>
          </table:table-cell>
          <table:table-cell table:style-name="ce65" table:formula="of:=SUM([.PJ7:.PJ72])" office:value-type="float" office:value="7.5" calcext:value-type="float">
            <text:p>7.5</text:p>
          </table:table-cell>
          <table:table-cell table:style-name="ce65" table:formula="of:=SUM([.PK7:.PK72])" office:value-type="float" office:value="8" calcext:value-type="float">
            <text:p>8.0</text:p>
          </table:table-cell>
          <table:table-cell table:style-name="ce65" table:formula="of:=SUM([.PL7:.PL72])" office:value-type="float" office:value="8" calcext:value-type="float">
            <text:p>8.0</text:p>
          </table:table-cell>
          <table:table-cell table:style-name="ce65" table:formula="of:=SUM([.PM7:.PM72])" office:value-type="float" office:value="10" calcext:value-type="float">
            <text:p>10.0</text:p>
          </table:table-cell>
          <table:table-cell table:style-name="ce65" table:formula="of:=SUM([.PN7:.PN72])" office:value-type="float" office:value="2" calcext:value-type="float">
            <text:p>2.0</text:p>
          </table:table-cell>
          <table:table-cell table:style-name="ce65" table:formula="of:=SUM([.PO7:.PO72])" office:value-type="float" office:value="2" calcext:value-type="float">
            <text:p>2.0</text:p>
          </table:table-cell>
          <table:table-cell table:style-name="ce65" table:formula="of:=SUM([.PP7:.PP72])" office:value-type="float" office:value="9" calcext:value-type="float">
            <text:p>9.0</text:p>
          </table:table-cell>
          <table:table-cell table:style-name="ce65" table:formula="of:=SUM([.PQ7:.PQ72])" office:value-type="float" office:value="10.5" calcext:value-type="float">
            <text:p>10.5</text:p>
          </table:table-cell>
          <table:table-cell table:style-name="ce65" table:formula="of:=SUM([.PR7:.PR72])" office:value-type="float" office:value="9" calcext:value-type="float">
            <text:p>9.0</text:p>
          </table:table-cell>
          <table:table-cell table:style-name="ce65" table:formula="of:=SUM([.PS7:.PS72])" office:value-type="float" office:value="8.5" calcext:value-type="float">
            <text:p>8.5</text:p>
          </table:table-cell>
          <table:table-cell table:style-name="ce65" table:formula="of:=SUM([.PT7:.PT72])" office:value-type="float" office:value="1" calcext:value-type="float">
            <text:p>1.0</text:p>
          </table:table-cell>
          <table:table-cell table:style-name="ce65" table:formula="of:=SUM([.PU7:.PU72])" office:value-type="float" office:value="2" calcext:value-type="float">
            <text:p>2.0</text:p>
          </table:table-cell>
          <table:table-cell table:style-name="ce65" table:formula="of:=SUM([.PV7:.PV72])" office:value-type="float" office:value="1.5" calcext:value-type="float">
            <text:p>1.5</text:p>
          </table:table-cell>
          <table:table-cell table:style-name="ce65" table:formula="of:=SUM([.PW7:.PW72])" office:value-type="float" office:value="1.5" calcext:value-type="float">
            <text:p>1.5</text:p>
          </table:table-cell>
          <table:table-cell table:style-name="ce65" table:formula="of:=SUM([.PX7:.PX72])" office:value-type="float" office:value="8" calcext:value-type="float">
            <text:p>8.0</text:p>
          </table:table-cell>
          <table:table-cell table:style-name="ce65" table:formula="of:=SUM([.PY7:.PY72])" office:value-type="float" office:value="9" calcext:value-type="float">
            <text:p>9.0</text:p>
          </table:table-cell>
          <table:table-cell table:style-name="ce65" table:formula="of:=SUM([.PZ7:.PZ72])" office:value-type="float" office:value="9.5" calcext:value-type="float">
            <text:p>9.5</text:p>
          </table:table-cell>
          <table:table-cell table:style-name="ce65" table:formula="of:=SUM([.QA7:.QA72])" office:value-type="float" office:value="8" calcext:value-type="float">
            <text:p>8.0</text:p>
          </table:table-cell>
          <table:table-cell table:style-name="ce65" table:formula="of:=SUM([.QB7:.QB72])" office:value-type="float" office:value="3" calcext:value-type="float">
            <text:p>3.0</text:p>
          </table:table-cell>
          <table:table-cell table:style-name="ce65" table:formula="of:=SUM([.QC7:.QC72])" office:value-type="float" office:value="2" calcext:value-type="float">
            <text:p>2.0</text:p>
          </table:table-cell>
          <table:table-cell table:style-name="ce65" table:formula="of:=SUM([.QD7:.QD72])" office:value-type="float" office:value="7.5" calcext:value-type="float">
            <text:p>7.5</text:p>
          </table:table-cell>
          <table:table-cell table:style-name="ce65" table:formula="of:=SUM([.QE7:.QE72])" office:value-type="float" office:value="8" calcext:value-type="float">
            <text:p>8.0</text:p>
          </table:table-cell>
          <table:table-cell table:style-name="ce65" table:formula="of:=SUM([.QF7:.QF72])" office:value-type="float" office:value="9" calcext:value-type="float">
            <text:p>9.0</text:p>
          </table:table-cell>
          <table:table-cell table:style-name="ce65" table:formula="of:=SUM([.QG7:.QG72])" office:value-type="float" office:value="9.5" calcext:value-type="float">
            <text:p>9.5</text:p>
          </table:table-cell>
          <table:table-cell table:style-name="ce65" table:formula="of:=SUM([.QH7:.QH72])" office:value-type="float" office:value="9.5" calcext:value-type="float">
            <text:p>9.5</text:p>
          </table:table-cell>
          <table:table-cell table:style-name="ce65" table:formula="of:=SUM([.QI7:.QI72])" office:value-type="float" office:value="2" calcext:value-type="float">
            <text:p>2.0</text:p>
          </table:table-cell>
          <table:table-cell table:style-name="ce65" table:formula="of:=SUM([.QJ7:.QJ72])" office:value-type="float" office:value="3.5" calcext:value-type="float">
            <text:p>3.5</text:p>
          </table:table-cell>
          <table:table-cell table:style-name="ce65" table:formula="of:=SUM([.QK7:.QK72])" office:value-type="float" office:value="10.5" calcext:value-type="float">
            <text:p>10.5</text:p>
          </table:table-cell>
          <table:table-cell table:style-name="ce65" table:formula="of:=SUM([.QL7:.QL72])" office:value-type="float" office:value="4.5" calcext:value-type="float">
            <text:p>4.5</text:p>
          </table:table-cell>
          <table:table-cell table:style-name="ce65" table:formula="of:=SUM([.QM7:.QM72])" office:value-type="float" office:value="5" calcext:value-type="float">
            <text:p>5.0</text:p>
          </table:table-cell>
          <table:table-cell table:style-name="ce65" table:formula="of:=SUM([.QN7:.QN72])" office:value-type="float" office:value="8" calcext:value-type="float">
            <text:p>8.0</text:p>
          </table:table-cell>
          <table:table-cell table:style-name="ce65" table:formula="of:=SUM([.QO7:.QO72])" office:value-type="float" office:value="7.5" calcext:value-type="float">
            <text:p>7.5</text:p>
          </table:table-cell>
          <table:table-cell table:style-name="ce65" table:formula="of:=SUM([.QP7:.QP72])" office:value-type="float" office:value="1.5" calcext:value-type="float">
            <text:p>1.5</text:p>
          </table:table-cell>
          <table:table-cell table:style-name="ce65" table:formula="of:=SUM([.QQ7:.QQ72])" office:value-type="float" office:value="3.5" calcext:value-type="float">
            <text:p>3.5</text:p>
          </table:table-cell>
          <table:table-cell table:style-name="ce65" table:formula="of:=SUM([.QR7:.QR72])" office:value-type="float" office:value="8.5" calcext:value-type="float">
            <text:p>8.5</text:p>
          </table:table-cell>
          <table:table-cell table:style-name="ce65" table:formula="of:=SUM([.QS7:.QS72])" office:value-type="float" office:value="7.5" calcext:value-type="float">
            <text:p>7.5</text:p>
          </table:table-cell>
          <table:table-cell table:style-name="ce65" table:formula="of:=SUM([.QT7:.QT72])" office:value-type="float" office:value="8.5" calcext:value-type="float">
            <text:p>8.5</text:p>
          </table:table-cell>
          <table:table-cell table:style-name="ce65" table:formula="of:=SUM([.QU7:.QU72])" office:value-type="float" office:value="5.5" calcext:value-type="float">
            <text:p>5.5</text:p>
          </table:table-cell>
          <table:table-cell table:style-name="ce65" table:formula="of:=SUM([.QV7:.QV72])" office:value-type="float" office:value="10" calcext:value-type="float">
            <text:p>10.0</text:p>
          </table:table-cell>
          <table:table-cell table:style-name="ce65" table:formula="of:=SUM([.QW7:.QW72])" office:value-type="float" office:value="5.5" calcext:value-type="float">
            <text:p>5.5</text:p>
          </table:table-cell>
          <table:table-cell table:style-name="ce65" table:formula="of:=SUM([.QX7:.QX72])" office:value-type="float" office:value="0" calcext:value-type="float">
            <text:p>0.0</text:p>
          </table:table-cell>
          <table:table-cell table:style-name="ce65" table:formula="of:=SUM([.QY7:.QY72])" office:value-type="float" office:value="4" calcext:value-type="float">
            <text:p>4.0</text:p>
          </table:table-cell>
          <table:table-cell table:style-name="ce65" table:formula="of:=SUM([.QZ7:.QZ72])" office:value-type="float" office:value="8" calcext:value-type="float">
            <text:p>8.0</text:p>
          </table:table-cell>
          <table:table-cell table:style-name="ce65" table:formula="of:=SUM([.RA7:.RA72])" office:value-type="float" office:value="7.5" calcext:value-type="float">
            <text:p>7.5</text:p>
          </table:table-cell>
          <table:table-cell table:style-name="ce65" table:formula="of:=SUM([.RB7:.RB72])" office:value-type="float" office:value="6.5" calcext:value-type="float">
            <text:p>6.5</text:p>
          </table:table-cell>
          <table:table-cell table:style-name="ce65" table:formula="of:=SUM([.RC7:.RC72])" office:value-type="float" office:value="3" calcext:value-type="float">
            <text:p>3.0</text:p>
          </table:table-cell>
          <table:table-cell table:style-name="ce65" table:formula="of:=SUM([.RD7:.RD72])" office:value-type="float" office:value="0" calcext:value-type="float">
            <text:p>0.0</text:p>
          </table:table-cell>
          <table:table-cell table:style-name="ce65" table:formula="of:=SUM([.RE7:.RE72])" office:value-type="float" office:value="0" calcext:value-type="float">
            <text:p>0.0</text:p>
          </table:table-cell>
          <table:table-cell table:style-name="ce65" table:formula="of:=SUM([.RF7:.RF72])" office:value-type="float" office:value="6" calcext:value-type="float">
            <text:p>6.0</text:p>
          </table:table-cell>
          <table:table-cell table:style-name="ce65" table:formula="of:=SUM([.RG7:.RG72])" office:value-type="float" office:value="9" calcext:value-type="float">
            <text:p>9.0</text:p>
          </table:table-cell>
          <table:table-cell table:style-name="ce65" table:formula="of:=SUM([.RH7:.RH72])" office:value-type="float" office:value="8.5" calcext:value-type="float">
            <text:p>8.5</text:p>
          </table:table-cell>
          <table:table-cell table:style-name="ce65" table:formula="of:=SUM([.RI7:.RI72])" office:value-type="float" office:value="2.5" calcext:value-type="float">
            <text:p>2.5</text:p>
          </table:table-cell>
          <table:table-cell table:style-name="ce65" table:formula="of:=SUM([.RJ7:.RJ72])" office:value-type="float" office:value="5" calcext:value-type="float">
            <text:p>5.0</text:p>
          </table:table-cell>
          <table:table-cell table:style-name="ce65" table:formula="of:=SUM([.RK7:.RK72])" office:value-type="float" office:value="1" calcext:value-type="float">
            <text:p>1.0</text:p>
          </table:table-cell>
          <table:table-cell table:style-name="ce65" table:formula="of:=SUM([.RL7:.RL72])" office:value-type="float" office:value="0" calcext:value-type="float">
            <text:p>0.0</text:p>
          </table:table-cell>
          <table:table-cell table:style-name="ce65" table:formula="of:=SUM([.RM7:.RM72])" office:value-type="float" office:value="0" calcext:value-type="float">
            <text:p>0.0</text:p>
          </table:table-cell>
          <table:table-cell table:style-name="ce65" table:formula="of:=SUM([.RN7:.RN72])" office:value-type="float" office:value="2" calcext:value-type="float">
            <text:p>2.0</text:p>
          </table:table-cell>
          <table:table-cell table:style-name="ce65" table:formula="of:=SUM([.RO7:.RO72])" office:value-type="float" office:value="6" calcext:value-type="float">
            <text:p>6.0</text:p>
          </table:table-cell>
          <table:table-cell table:style-name="ce65" table:formula="of:=SUM([.RP7:.RP72])" office:value-type="float" office:value="6.5" calcext:value-type="float">
            <text:p>6.5</text:p>
          </table:table-cell>
          <table:table-cell table:style-name="ce65" table:formula="of:=SUM([.RQ7:.RQ72])" office:value-type="float" office:value="10" calcext:value-type="float">
            <text:p>10.0</text:p>
          </table:table-cell>
          <table:table-cell table:style-name="ce65" table:formula="of:=SUM([.RR7:.RR72])" office:value-type="float" office:value="0" calcext:value-type="float">
            <text:p>0.0</text:p>
          </table:table-cell>
          <table:table-cell table:style-name="ce65" table:formula="of:=SUM([.RS7:.RS72])" office:value-type="float" office:value="0" calcext:value-type="float">
            <text:p>0.0</text:p>
          </table:table-cell>
          <table:table-cell table:style-name="ce65" table:formula="of:=SUM([.RT7:.RT72])" office:value-type="float" office:value="8.5" calcext:value-type="float">
            <text:p>8.5</text:p>
          </table:table-cell>
          <table:table-cell table:style-name="ce65" table:formula="of:=SUM([.RU7:.RU72])" office:value-type="float" office:value="6.5" calcext:value-type="float">
            <text:p>6.5</text:p>
          </table:table-cell>
          <table:table-cell table:style-name="ce65" table:formula="of:=SUM([.RV7:.RV72])" office:value-type="float" office:value="0.5" calcext:value-type="float">
            <text:p>0.5</text:p>
          </table:table-cell>
          <table:table-cell table:style-name="ce65" table:formula="of:=SUM([.RW7:.RW72])" office:value-type="float" office:value="3.5" calcext:value-type="float">
            <text:p>3.5</text:p>
          </table:table-cell>
          <table:table-cell table:style-name="ce65" table:formula="of:=SUM([.RX7:.RX72])" office:value-type="float" office:value="0" calcext:value-type="float">
            <text:p>0.0</text:p>
          </table:table-cell>
          <table:table-cell table:style-name="ce65" table:formula="of:=SUM([.RY7:.RY72])" office:value-type="float" office:value="0" calcext:value-type="float">
            <text:p>0.0</text:p>
          </table:table-cell>
          <table:table-cell table:style-name="ce65" table:formula="of:=SUM([.RZ7:.RZ72])" office:value-type="float" office:value="0" calcext:value-type="float">
            <text:p>0.0</text:p>
          </table:table-cell>
          <table:table-cell table:style-name="ce65" table:formula="of:=SUM([.SA7:.SA72])" office:value-type="float" office:value="0" calcext:value-type="float">
            <text:p>0.0</text:p>
          </table:table-cell>
          <table:table-cell table:style-name="ce65" table:formula="of:=SUM([.SB7:.SB72])" office:value-type="float" office:value="0" calcext:value-type="float">
            <text:p>0.0</text:p>
          </table:table-cell>
          <table:table-cell table:style-name="ce65" table:formula="of:=SUM([.SC7:.SC72])" office:value-type="float" office:value="7" calcext:value-type="float">
            <text:p>7.0</text:p>
          </table:table-cell>
          <table:table-cell table:style-name="ce65" table:formula="of:=SUM([.SD7:.SD72])" office:value-type="float" office:value="8" calcext:value-type="float">
            <text:p>8.0</text:p>
          </table:table-cell>
          <table:table-cell table:style-name="ce65" table:formula="of:=SUM([.SE7:.SE72])" office:value-type="float" office:value="2" calcext:value-type="float">
            <text:p>2.0</text:p>
          </table:table-cell>
          <table:table-cell table:style-name="ce65" table:formula="of:=SUM([.SF7:.SF72])" office:value-type="float" office:value="5.5" calcext:value-type="float">
            <text:p>5.5</text:p>
          </table:table-cell>
          <table:table-cell table:style-name="ce65" table:formula="of:=SUM([.SG7:.SG72])" office:value-type="float" office:value="1.5" calcext:value-type="float">
            <text:p>1.5</text:p>
          </table:table-cell>
          <table:table-cell table:style-name="ce65" table:formula="of:=SUM([.SH7:.SH72])" office:value-type="float" office:value="0" calcext:value-type="float">
            <text:p>0.0</text:p>
          </table:table-cell>
          <table:table-cell table:style-name="ce65" table:formula="of:=SUM([.SI7:.SI72])" office:value-type="float" office:value="0" calcext:value-type="float">
            <text:p>0.0</text:p>
          </table:table-cell>
          <table:table-cell table:style-name="ce65" table:formula="of:=SUM([.SJ7:.SJ72])" office:value-type="float" office:value="0" calcext:value-type="float">
            <text:p>0.0</text:p>
          </table:table-cell>
          <table:table-cell table:style-name="ce65" table:formula="of:=SUM([.SK7:.SK72])" office:value-type="float" office:value="0" calcext:value-type="float">
            <text:p>0.0</text:p>
          </table:table-cell>
          <table:table-cell table:style-name="ce65" table:formula="of:=SUM([.SL7:.SL72])" office:value-type="float" office:value="0" calcext:value-type="float">
            <text:p>0.0</text:p>
          </table:table-cell>
          <table:table-cell table:style-name="ce65" table:formula="of:=SUM([.SM7:.SM72])" office:value-type="float" office:value="0" calcext:value-type="float">
            <text:p>0.0</text:p>
          </table:table-cell>
          <table:table-cell table:style-name="ce65" table:formula="of:=SUM([.SN7:.SN72])" office:value-type="float" office:value="0" calcext:value-type="float">
            <text:p>0.0</text:p>
          </table:table-cell>
          <table:table-cell table:style-name="ce65" table:formula="of:=SUM([.SO7:.SO72])" office:value-type="float" office:value="0" calcext:value-type="float">
            <text:p>0.0</text:p>
          </table:table-cell>
          <table:table-cell table:style-name="ce65" table:formula="of:=SUM([.SP7:.SP72])" office:value-type="float" office:value="0" calcext:value-type="float">
            <text:p>0.0</text:p>
          </table:table-cell>
          <table:table-cell table:style-name="ce65" table:formula="of:=SUM([.SQ7:.SQ72])" office:value-type="float" office:value="0" calcext:value-type="float">
            <text:p>0.0</text:p>
          </table:table-cell>
          <table:table-cell table:style-name="ce65" table:formula="of:=SUM([.SR7:.SR72])" office:value-type="float" office:value="0" calcext:value-type="float">
            <text:p>0.0</text:p>
          </table:table-cell>
          <table:table-cell table:style-name="ce65" table:formula="of:=SUM([.SS7:.SS72])" office:value-type="float" office:value="0" calcext:value-type="float">
            <text:p>0.0</text:p>
          </table:table-cell>
          <table:table-cell table:style-name="ce65" table:formula="of:=SUM([.ST7:.ST72])" office:value-type="float" office:value="0" calcext:value-type="float">
            <text:p>0.0</text:p>
          </table:table-cell>
          <table:table-cell table:style-name="ce65" table:formula="of:=SUM([.SU7:.SU72])" office:value-type="float" office:value="0" calcext:value-type="float">
            <text:p>0.0</text:p>
          </table:table-cell>
          <table:table-cell table:style-name="ce65" table:formula="of:=SUM([.SV7:.SV72])" office:value-type="float" office:value="1.5" calcext:value-type="float">
            <text:p>1.5</text:p>
          </table:table-cell>
          <table:table-cell table:style-name="ce65" table:formula="of:=SUM([.SW7:.SW72])" office:value-type="float" office:value="6.5" calcext:value-type="float">
            <text:p>6.5</text:p>
          </table:table-cell>
          <table:table-cell table:style-name="ce65" table:formula="of:=SUM([.SX7:.SX72])" office:value-type="float" office:value="13.5" calcext:value-type="float">
            <text:p>13.5</text:p>
          </table:table-cell>
          <table:table-cell table:style-name="ce65" table:formula="of:=SUM([.SY7:.SY72])" office:value-type="float" office:value="12.5" calcext:value-type="float">
            <text:p>12.5</text:p>
          </table:table-cell>
          <table:table-cell table:style-name="ce65" table:formula="of:=SUM([.SZ7:.SZ72])" office:value-type="float" office:value="7" calcext:value-type="float">
            <text:p>7.0</text:p>
          </table:table-cell>
          <table:table-cell table:style-name="ce65" table:formula="of:=SUM([.TA7:.TA72])" office:value-type="float" office:value="7" calcext:value-type="float">
            <text:p>7.0</text:p>
          </table:table-cell>
          <table:table-cell table:style-name="ce65" table:formula="of:=SUM([.TB7:.TB72])" office:value-type="float" office:value="0" calcext:value-type="float">
            <text:p>0.0</text:p>
          </table:table-cell>
          <table:table-cell table:style-name="ce65" table:formula="of:=SUM([.TC7:.TC72])" office:value-type="float" office:value="7" calcext:value-type="float">
            <text:p>7.0</text:p>
          </table:table-cell>
          <table:table-cell table:style-name="ce65" table:formula="of:=SUM([.TD7:.TD72])" office:value-type="float" office:value="9" calcext:value-type="float">
            <text:p>9.0</text:p>
          </table:table-cell>
          <table:table-cell table:style-name="ce65" table:formula="of:=SUM([.TE7:.TE72])" office:value-type="float" office:value="10" calcext:value-type="float">
            <text:p>10.0</text:p>
          </table:table-cell>
          <table:table-cell table:style-name="ce65" table:formula="of:=SUM([.TF7:.TF72])" office:value-type="float" office:value="12.5" calcext:value-type="float">
            <text:p>12.5</text:p>
          </table:table-cell>
          <table:table-cell table:style-name="ce65" table:formula="of:=SUM([.TG7:.TG72])" office:value-type="float" office:value="11" calcext:value-type="float">
            <text:p>11.0</text:p>
          </table:table-cell>
          <table:table-cell table:style-name="ce65" table:formula="of:=SUM([.TH7:.TH72])" office:value-type="float" office:value="0.5" calcext:value-type="float">
            <text:p>0.5</text:p>
          </table:table-cell>
          <table:table-cell table:style-name="ce65" table:formula="of:=SUM([.TI7:.TI72])" office:value-type="float" office:value="1" calcext:value-type="float">
            <text:p>1.0</text:p>
          </table:table-cell>
          <table:table-cell table:style-name="ce65" table:formula="of:=SUM([.TJ7:.TJ72])" office:value-type="float" office:value="7" calcext:value-type="float">
            <text:p>7.0</text:p>
          </table:table-cell>
          <table:table-cell table:style-name="ce65" table:formula="of:=SUM([.TK7:.TK72])" office:value-type="float" office:value="8" calcext:value-type="float">
            <text:p>8.0</text:p>
          </table:table-cell>
          <table:table-cell table:style-name="ce65" table:formula="of:=SUM([.TL7:.TL72])" office:value-type="float" office:value="10.5" calcext:value-type="float">
            <text:p>10.5</text:p>
          </table:table-cell>
          <table:table-cell table:style-name="ce65" table:formula="of:=SUM([.TM7:.TM72])" office:value-type="float" office:value="10.5" calcext:value-type="float">
            <text:p>10.5</text:p>
          </table:table-cell>
          <table:table-cell table:style-name="ce65" table:formula="of:=SUM([.TN7:.TN72])" office:value-type="float" office:value="8" calcext:value-type="float">
            <text:p>8.0</text:p>
          </table:table-cell>
          <table:table-cell table:style-name="ce65" table:formula="of:=SUM([.TO7:.TO72])" office:value-type="float" office:value="4" calcext:value-type="float">
            <text:p>4.0</text:p>
          </table:table-cell>
          <table:table-cell table:style-name="ce65" table:formula="of:=SUM([.TP7:.TP72])" office:value-type="float" office:value="0" calcext:value-type="float">
            <text:p>0.0</text:p>
          </table:table-cell>
          <table:table-cell table:style-name="ce65" table:formula="of:=SUM([.TQ7:.TQ72])" office:value-type="float" office:value="7" calcext:value-type="float">
            <text:p>7.0</text:p>
          </table:table-cell>
          <table:table-cell table:style-name="ce65" table:formula="of:=SUM([.TR7:.TR72])" office:value-type="float" office:value="10" calcext:value-type="float">
            <text:p>10.0</text:p>
          </table:table-cell>
          <table:table-cell table:style-name="ce65" table:formula="of:=SUM([.TS7:.TS72])" office:value-type="float" office:value="9" calcext:value-type="float">
            <text:p>9.0</text:p>
          </table:table-cell>
          <table:table-cell table:style-name="ce65" table:formula="of:=SUM([.TT7:.TT72])" office:value-type="float" office:value="8" calcext:value-type="float">
            <text:p>8.0</text:p>
          </table:table-cell>
          <table:table-cell table:style-name="ce65" table:formula="of:=SUM([.TU7:.TU72])" office:value-type="float" office:value="5" calcext:value-type="float">
            <text:p>5.0</text:p>
          </table:table-cell>
          <table:table-cell table:style-name="ce65" table:formula="of:=SUM([.TV7:.TV72])" office:value-type="float" office:value="0" calcext:value-type="float">
            <text:p>0.0</text:p>
          </table:table-cell>
          <table:table-cell table:style-name="ce65" table:formula="of:=SUM([.TW7:.TW72])" office:value-type="float" office:value="1" calcext:value-type="float">
            <text:p>1.0</text:p>
          </table:table-cell>
          <table:table-cell table:style-name="ce65" table:formula="of:=SUM([.TX7:.TX72])" office:value-type="float" office:value="7" calcext:value-type="float">
            <text:p>7.0</text:p>
          </table:table-cell>
          <table:table-cell table:style-name="ce65" table:formula="of:=SUM([.TY7:.TY72])" office:value-type="float" office:value="6.5" calcext:value-type="float">
            <text:p>6.5</text:p>
          </table:table-cell>
          <table:table-cell table:style-name="ce65" table:formula="of:=SUM([.TZ7:.TZ72])" office:value-type="float" office:value="8.5" calcext:value-type="float">
            <text:p>8.5</text:p>
          </table:table-cell>
          <table:table-cell table:style-name="ce65" table:formula="of:=SUM([.UA7:.UA72])" office:value-type="float" office:value="9" calcext:value-type="float">
            <text:p>9.0</text:p>
          </table:table-cell>
          <table:table-cell table:style-name="ce65" table:formula="of:=SUM([.UB7:.UB72])" office:value-type="float" office:value="8.5" calcext:value-type="float">
            <text:p>8.5</text:p>
          </table:table-cell>
          <table:table-cell table:style-name="ce65" table:formula="of:=SUM([.UC7:.UC72])" office:value-type="float" office:value="0" calcext:value-type="float">
            <text:p>0.0</text:p>
          </table:table-cell>
          <table:table-cell table:style-name="ce65" table:formula="of:=SUM([.UD7:.UD72])" office:value-type="float" office:value="0" calcext:value-type="float">
            <text:p>0.0</text:p>
          </table:table-cell>
          <table:table-cell table:style-name="ce65" table:formula="of:=SUM([.UE7:.UE72])" office:value-type="float" office:value="6" calcext:value-type="float">
            <text:p>6.0</text:p>
          </table:table-cell>
          <table:table-cell table:style-name="ce65" table:formula="of:=SUM([.UF7:.UF72])" office:value-type="float" office:value="7.5" calcext:value-type="float">
            <text:p>7.5</text:p>
          </table:table-cell>
          <table:table-cell table:style-name="ce65" table:formula="of:=SUM([.UG7:.UG72])" office:value-type="float" office:value="0" calcext:value-type="float">
            <text:p>0.0</text:p>
          </table:table-cell>
          <table:table-cell table:style-name="ce65" table:formula="of:=SUM([.UH7:.UH72])" office:value-type="float" office:value="6.5" calcext:value-type="float">
            <text:p>6.5</text:p>
          </table:table-cell>
          <table:table-cell table:style-name="ce65" table:formula="of:=SUM([.UI7:.UI72])" office:value-type="float" office:value="9" calcext:value-type="float">
            <text:p>9.0</text:p>
          </table:table-cell>
          <table:table-cell table:style-name="ce65" table:formula="of:=SUM([.UJ7:.UJ72])" office:value-type="float" office:value="2.5" calcext:value-type="float">
            <text:p>2.5</text:p>
          </table:table-cell>
          <table:table-cell table:style-name="ce65" table:formula="of:=SUM([.UK7:.UK72])" office:value-type="float" office:value="4.5" calcext:value-type="float">
            <text:p>4.5</text:p>
          </table:table-cell>
          <table:table-cell table:style-name="ce65" table:formula="of:=SUM([.UL7:.UL72])" office:value-type="float" office:value="6" calcext:value-type="float">
            <text:p>6.0</text:p>
          </table:table-cell>
          <table:table-cell table:style-name="ce65" table:formula="of:=SUM([.UM7:.UM72])" office:value-type="float" office:value="7" calcext:value-type="float">
            <text:p>7.0</text:p>
          </table:table-cell>
          <table:table-cell table:style-name="ce65" table:formula="of:=SUM([.UN7:.UN72])" office:value-type="float" office:value="11" calcext:value-type="float">
            <text:p>11.0</text:p>
          </table:table-cell>
          <table:table-cell table:style-name="ce65" table:formula="of:=SUM([.UO7:.UO72])" office:value-type="float" office:value="13.5" calcext:value-type="float">
            <text:p>13.5</text:p>
          </table:table-cell>
          <table:table-cell table:style-name="ce65" table:formula="of:=SUM([.UP7:.UP72])" office:value-type="float" office:value="10.5" calcext:value-type="float">
            <text:p>10.5</text:p>
          </table:table-cell>
          <table:table-cell table:style-name="ce65" table:formula="of:=SUM([.UQ7:.UQ72])" office:value-type="float" office:value="0" calcext:value-type="float">
            <text:p>0.0</text:p>
          </table:table-cell>
          <table:table-cell table:style-name="ce65" table:formula="of:=SUM([.UR7:.UR72])" office:value-type="float" office:value="1" calcext:value-type="float">
            <text:p>1.0</text:p>
          </table:table-cell>
          <table:table-cell table:style-name="ce65" table:formula="of:=SUM([.US7:.US72])" office:value-type="float" office:value="0" calcext:value-type="float">
            <text:p>0.0</text:p>
          </table:table-cell>
          <table:table-cell table:style-name="ce65" table:formula="of:=SUM([.UT7:.UT72])" office:value-type="float" office:value="9" calcext:value-type="float">
            <text:p>9.0</text:p>
          </table:table-cell>
          <table:table-cell table:style-name="ce65" table:formula="of:=SUM([.UU7:.UU72])" office:value-type="float" office:value="10" calcext:value-type="float">
            <text:p>10.0</text:p>
          </table:table-cell>
          <table:table-cell table:style-name="ce65" table:formula="of:=SUM([.UV7:.UV72])" office:value-type="float" office:value="7.5" calcext:value-type="float">
            <text:p>7.5</text:p>
          </table:table-cell>
          <table:table-cell table:style-name="ce65" table:formula="of:=SUM([.UW7:.UW72])" office:value-type="float" office:value="0" calcext:value-type="float">
            <text:p>0.0</text:p>
          </table:table-cell>
          <table:table-cell table:style-name="ce65" table:formula="of:=SUM([.UX7:.UX72])" office:value-type="float" office:value="0" calcext:value-type="float">
            <text:p>0.0</text:p>
          </table:table-cell>
          <table:table-cell table:style-name="ce65" table:formula="of:=SUM([.UY7:.UY72])" office:value-type="float" office:value="3.5" calcext:value-type="float">
            <text:p>3.5</text:p>
          </table:table-cell>
          <table:table-cell table:style-name="ce65" table:formula="of:=SUM([.UZ7:.UZ72])" office:value-type="float" office:value="8" calcext:value-type="float">
            <text:p>8.0</text:p>
          </table:table-cell>
          <table:table-cell table:style-name="ce65" table:formula="of:=SUM([.VA7:.VA72])" office:value-type="float" office:value="10.5" calcext:value-type="float">
            <text:p>10.5</text:p>
          </table:table-cell>
          <table:table-cell table:style-name="ce65" table:formula="of:=SUM([.VB7:.VB72])" office:value-type="float" office:value="9.5" calcext:value-type="float">
            <text:p>9.5</text:p>
          </table:table-cell>
          <table:table-cell table:style-name="ce65" table:formula="of:=SUM([.VC7:.VC72])" office:value-type="float" office:value="8.5" calcext:value-type="float">
            <text:p>8.5</text:p>
          </table:table-cell>
          <table:table-cell table:style-name="ce65" table:formula="of:=SUM([.VD7:.VD72])" office:value-type="float" office:value="8" calcext:value-type="float">
            <text:p>8.0</text:p>
          </table:table-cell>
          <table:table-cell table:style-name="ce65" table:formula="of:=SUM([.VE7:.VE72])" office:value-type="float" office:value="3" calcext:value-type="float">
            <text:p>3.0</text:p>
          </table:table-cell>
          <table:table-cell table:style-name="ce65" table:formula="of:=SUM([.VF7:.VF72])" office:value-type="float" office:value="0" calcext:value-type="float">
            <text:p>0.0</text:p>
          </table:table-cell>
          <table:table-cell table:style-name="ce65" table:formula="of:=SUM([.VG7:.VG72])" office:value-type="float" office:value="12" calcext:value-type="float">
            <text:p>12.0</text:p>
          </table:table-cell>
          <table:table-cell table:style-name="ce65" table:formula="of:=SUM([.VH7:.VH72])" office:value-type="float" office:value="0" calcext:value-type="float">
            <text:p>0.0</text:p>
          </table:table-cell>
          <table:table-cell table:style-name="ce65" table:formula="of:=SUM([.VI7:.VI72])" office:value-type="float" office:value="9" calcext:value-type="float">
            <text:p>9.0</text:p>
          </table:table-cell>
          <table:table-cell table:style-name="ce65" table:formula="of:=SUM([.VJ7:.VJ72])" office:value-type="float" office:value="9.5" calcext:value-type="float">
            <text:p>9.5</text:p>
          </table:table-cell>
          <table:table-cell table:style-name="ce65" table:formula="of:=SUM([.VK7:.VK72])" office:value-type="float" office:value="10" calcext:value-type="float">
            <text:p>10.0</text:p>
          </table:table-cell>
          <table:table-cell table:style-name="ce65" table:formula="of:=SUM([.VL7:.VL72])" office:value-type="float" office:value="5" calcext:value-type="float">
            <text:p>5.0</text:p>
          </table:table-cell>
          <table:table-cell table:style-name="ce65" table:formula="of:=SUM([.VM7:.VM72])" office:value-type="float" office:value="5" calcext:value-type="float">
            <text:p>5.0</text:p>
          </table:table-cell>
          <table:table-cell table:style-name="ce65" table:formula="of:=SUM([.VN7:.VN72])" office:value-type="float" office:value="8" calcext:value-type="float">
            <text:p>8.0</text:p>
          </table:table-cell>
          <table:table-cell table:style-name="ce65" table:formula="of:=SUM([.VO7:.VO72])" office:value-type="float" office:value="9" calcext:value-type="float">
            <text:p>9.0</text:p>
          </table:table-cell>
          <table:table-cell table:style-name="ce65" table:formula="of:=SUM([.VP7:.VP72])" office:value-type="float" office:value="7" calcext:value-type="float">
            <text:p>7.0</text:p>
          </table:table-cell>
          <table:table-cell table:style-name="ce65" table:formula="of:=SUM([.VQ7:.VQ72])" office:value-type="float" office:value="8" calcext:value-type="float">
            <text:p>8.0</text:p>
          </table:table-cell>
          <table:table-cell table:style-name="ce65" table:formula="of:=SUM([.VR7:.VR72])" office:value-type="float" office:value="9" calcext:value-type="float">
            <text:p>9.0</text:p>
          </table:table-cell>
          <table:table-cell table:style-name="ce65" table:formula="of:=SUM([.VS7:.VS72])" office:value-type="float" office:value="0" calcext:value-type="float">
            <text:p>0.0</text:p>
          </table:table-cell>
          <table:table-cell table:style-name="ce65" table:formula="of:=SUM([.VT7:.VT72])" office:value-type="float" office:value="0" calcext:value-type="float">
            <text:p>0.0</text:p>
          </table:table-cell>
          <table:table-cell table:style-name="ce65" table:formula="of:=SUM([.VU7:.VU72])" office:value-type="float" office:value="7.5" calcext:value-type="float">
            <text:p>7.5</text:p>
          </table:table-cell>
          <table:table-cell table:style-name="ce65" table:formula="of:=SUM([.VV7:.VV72])" office:value-type="float" office:value="6.5" calcext:value-type="float">
            <text:p>6.5</text:p>
          </table:table-cell>
          <table:table-cell table:style-name="ce65" table:formula="of:=SUM([.VW7:.VW72])" office:value-type="float" office:value="8.5" calcext:value-type="float">
            <text:p>8.5</text:p>
          </table:table-cell>
          <table:table-cell table:style-name="ce65" table:formula="of:=SUM([.VX7:.VX72])" office:value-type="float" office:value="9" calcext:value-type="float">
            <text:p>9.0</text:p>
          </table:table-cell>
          <table:table-cell table:style-name="ce65" table:formula="of:=SUM([.VY7:.VY72])" office:value-type="float" office:value="8" calcext:value-type="float">
            <text:p>8.0</text:p>
          </table:table-cell>
          <table:table-cell table:style-name="ce65" table:formula="of:=SUM([.VZ7:.VZ72])" office:value-type="float" office:value="0" calcext:value-type="float">
            <text:p>0.0</text:p>
          </table:table-cell>
          <table:table-cell table:style-name="ce65" table:formula="of:=SUM([.WA7:.WA72])" office:value-type="float" office:value="6.5" calcext:value-type="float">
            <text:p>6.5</text:p>
          </table:table-cell>
          <table:table-cell table:style-name="ce65" table:formula="of:=SUM([.WB7:.WB72])" office:value-type="float" office:value="0" calcext:value-type="float">
            <text:p>0.0</text:p>
          </table:table-cell>
          <table:table-cell table:style-name="ce65" table:formula="of:=SUM([.WC7:.WC72])" office:value-type="float" office:value="4.5" calcext:value-type="float">
            <text:p>4.5</text:p>
          </table:table-cell>
          <table:table-cell table:style-name="ce65" table:formula="of:=SUM([.WD7:.WD72])" office:value-type="float" office:value="9" calcext:value-type="float">
            <text:p>9.0</text:p>
          </table:table-cell>
          <table:table-cell table:style-name="ce65" table:formula="of:=SUM([.WE7:.WE72])" office:value-type="float" office:value="9" calcext:value-type="float">
            <text:p>9.0</text:p>
          </table:table-cell>
          <table:table-cell table:style-name="ce65" table:formula="of:=SUM([.WF7:.WF72])" office:value-type="float" office:value="8" calcext:value-type="float">
            <text:p>8.0</text:p>
          </table:table-cell>
          <table:table-cell table:style-name="ce65" table:formula="of:=SUM([.WG7:.WG72])" office:value-type="float" office:value="0" calcext:value-type="float">
            <text:p>0.0</text:p>
          </table:table-cell>
          <table:table-cell table:style-name="ce65" table:formula="of:=SUM([.WH7:.WH72])" office:value-type="float" office:value="0" calcext:value-type="float">
            <text:p>0.0</text:p>
          </table:table-cell>
          <table:table-cell table:style-name="ce65" table:formula="of:=SUM([.WI7:.WI72])" office:value-type="float" office:value="5.5" calcext:value-type="float">
            <text:p>5.5</text:p>
          </table:table-cell>
          <table:table-cell table:style-name="ce65" table:formula="of:=SUM([.WJ7:.WJ72])" office:value-type="float" office:value="8.5" calcext:value-type="float">
            <text:p>8.5</text:p>
          </table:table-cell>
          <table:table-cell table:style-name="ce65" table:formula="of:=SUM([.WK7:.WK72])" office:value-type="float" office:value="8" calcext:value-type="float">
            <text:p>8.0</text:p>
          </table:table-cell>
          <table:table-cell table:style-name="ce65" table:formula="of:=SUM([.WL7:.WL72])" office:value-type="float" office:value="8" calcext:value-type="float">
            <text:p>8.0</text:p>
          </table:table-cell>
          <table:table-cell table:style-name="ce65" table:formula="of:=SUM([.WM7:.WM72])" office:value-type="float" office:value="8" calcext:value-type="float">
            <text:p>8.0</text:p>
          </table:table-cell>
          <table:table-cell table:style-name="ce65" table:formula="of:=SUM([.WN7:.WN72])" office:value-type="float" office:value="0" calcext:value-type="float">
            <text:p>0.0</text:p>
          </table:table-cell>
          <table:table-cell table:style-name="ce65" table:formula="of:=SUM([.WO7:.WO72])" office:value-type="float" office:value="0" calcext:value-type="float">
            <text:p>0.0</text:p>
          </table:table-cell>
          <table:table-cell table:style-name="ce65" table:formula="of:=SUM([.WP7:.WP72])" office:value-type="float" office:value="3" calcext:value-type="float">
            <text:p>3.0</text:p>
          </table:table-cell>
          <table:table-cell table:style-name="ce65" table:formula="of:=SUM([.WQ7:.WQ72])" office:value-type="float" office:value="8.5" calcext:value-type="float">
            <text:p>8.5</text:p>
          </table:table-cell>
          <table:table-cell table:style-name="ce65" table:formula="of:=SUM([.WR7:.WR72])" office:value-type="float" office:value="8" calcext:value-type="float">
            <text:p>8.0</text:p>
          </table:table-cell>
          <table:table-cell table:style-name="ce65" table:formula="of:=SUM([.WS7:.WS72])" office:value-type="float" office:value="9.5" calcext:value-type="float">
            <text:p>9.5</text:p>
          </table:table-cell>
          <table:table-cell table:style-name="ce65" table:formula="of:=SUM([.WT7:.WT72])" office:value-type="float" office:value="4.5" calcext:value-type="float">
            <text:p>4.5</text:p>
          </table:table-cell>
          <table:table-cell table:style-name="ce65" table:formula="of:=SUM([.WU7:.WU72])" office:value-type="float" office:value="0" calcext:value-type="float">
            <text:p>0.0</text:p>
          </table:table-cell>
          <table:table-cell table:style-name="ce65" table:formula="of:=SUM([.WV7:.WV72])" office:value-type="float" office:value="0.5" calcext:value-type="float">
            <text:p>0.5</text:p>
          </table:table-cell>
          <table:table-cell table:style-name="ce65" table:formula="of:=SUM([.WW7:.WW72])" office:value-type="float" office:value="4" calcext:value-type="float">
            <text:p>4.0</text:p>
          </table:table-cell>
          <table:table-cell table:style-name="ce65" table:formula="of:=SUM([.WX7:.WX72])" office:value-type="float" office:value="0" calcext:value-type="float">
            <text:p>0.0</text:p>
          </table:table-cell>
          <table:table-cell table:style-name="ce65" table:formula="of:=SUM([.WY7:.WY72])" office:value-type="float" office:value="0.5" calcext:value-type="float">
            <text:p>0.5</text:p>
          </table:table-cell>
          <table:table-cell table:style-name="ce65" table:formula="of:=SUM([.WZ7:.WZ72])" office:value-type="float" office:value="7.5" calcext:value-type="float">
            <text:p>7.5</text:p>
          </table:table-cell>
          <table:table-cell table:style-name="ce65" table:formula="of:=SUM([.XA7:.XA72])" office:value-type="float" office:value="8.5" calcext:value-type="float">
            <text:p>8.5</text:p>
          </table:table-cell>
          <table:table-cell table:style-name="ce65" table:formula="of:=SUM([.XB7:.XB72])" office:value-type="float" office:value="2.5" calcext:value-type="float">
            <text:p>2.5</text:p>
          </table:table-cell>
          <table:table-cell table:style-name="ce65" table:formula="of:=SUM([.XC7:.XC72])" office:value-type="float" office:value="1.5" calcext:value-type="float">
            <text:p>1.5</text:p>
          </table:table-cell>
          <table:table-cell table:style-name="ce65" table:formula="of:=SUM([.XD7:.XD72])" office:value-type="float" office:value="7.5" calcext:value-type="float">
            <text:p>7.5</text:p>
          </table:table-cell>
          <table:table-cell table:style-name="ce65" table:formula="of:=SUM([.XE7:.XE72])" office:value-type="float" office:value="3" calcext:value-type="float">
            <text:p>3.0</text:p>
          </table:table-cell>
          <table:table-cell table:style-name="ce65" table:formula="of:=SUM([.XF7:.XF72])" office:value-type="float" office:value="7" calcext:value-type="float">
            <text:p>7.0</text:p>
          </table:table-cell>
          <table:table-cell table:style-name="ce65" table:formula="of:=SUM([.XG7:.XG72])" office:value-type="float" office:value="10" calcext:value-type="float">
            <text:p>10.0</text:p>
          </table:table-cell>
          <table:table-cell table:style-name="ce65" table:formula="of:=SUM([.XH7:.XH72])" office:value-type="float" office:value="8" calcext:value-type="float">
            <text:p>8.0</text:p>
          </table:table-cell>
          <table:table-cell table:style-name="ce65" table:formula="of:=SUM([.XI7:.XI72])" office:value-type="float" office:value="0" calcext:value-type="float">
            <text:p>0.0</text:p>
          </table:table-cell>
          <table:table-cell table:style-name="ce65" table:formula="of:=SUM([.XJ7:.XJ72])" office:value-type="float" office:value="2" calcext:value-type="float">
            <text:p>2.0</text:p>
          </table:table-cell>
          <table:table-cell table:style-name="ce65" table:formula="of:=SUM([.XK7:.XK72])" office:value-type="float" office:value="7" calcext:value-type="float">
            <text:p>7.0</text:p>
          </table:table-cell>
          <table:table-cell table:style-name="ce65" table:formula="of:=SUM([.XL7:.XL72])" office:value-type="float" office:value="7.5" calcext:value-type="float">
            <text:p>7.5</text:p>
          </table:table-cell>
          <table:table-cell table:style-name="ce65" table:formula="of:=SUM([.XM7:.XM72])" office:value-type="float" office:value="4.5" calcext:value-type="float">
            <text:p>4.5</text:p>
          </table:table-cell>
          <table:table-cell table:style-name="ce65" table:formula="of:=SUM([.XN7:.XN72])" office:value-type="float" office:value="15" calcext:value-type="float">
            <text:p>15.0</text:p>
          </table:table-cell>
          <table:table-cell table:style-name="ce65" table:formula="of:=SUM([.XO7:.XO72])" office:value-type="float" office:value="11" calcext:value-type="float">
            <text:p>11.0</text:p>
          </table:table-cell>
          <table:table-cell table:style-name="ce65" table:formula="of:=SUM([.XP7:.XP72])" office:value-type="float" office:value="0" calcext:value-type="float">
            <text:p>0.0</text:p>
          </table:table-cell>
          <table:table-cell table:style-name="ce65" table:formula="of:=SUM([.XQ7:.XQ72])" office:value-type="float" office:value="0" calcext:value-type="float">
            <text:p>0.0</text:p>
          </table:table-cell>
          <table:table-cell table:style-name="ce65" table:formula="of:=SUM([.XR7:.XR72])" office:value-type="float" office:value="11" calcext:value-type="float">
            <text:p>11.0</text:p>
          </table:table-cell>
          <table:table-cell table:style-name="ce65" table:formula="of:=SUM([.XS7:.XS72])" office:value-type="float" office:value="8.5" calcext:value-type="float">
            <text:p>8.5</text:p>
          </table:table-cell>
          <table:table-cell table:style-name="ce65" table:formula="of:=SUM([.XT7:.XT72])" office:value-type="float" office:value="10" calcext:value-type="float">
            <text:p>10.0</text:p>
          </table:table-cell>
          <table:table-cell table:style-name="ce65" table:formula="of:=SUM([.XU7:.XU72])" office:value-type="float" office:value="7.5" calcext:value-type="float">
            <text:p>7.5</text:p>
          </table:table-cell>
          <table:table-cell table:style-name="ce65" table:formula="of:=SUM([.XV7:.XV72])" office:value-type="float" office:value="4" calcext:value-type="float">
            <text:p>4.0</text:p>
          </table:table-cell>
          <table:table-cell table:style-name="ce65" table:formula="of:=SUM([.XW7:.XW72])" office:value-type="float" office:value="0" calcext:value-type="float">
            <text:p>0.0</text:p>
          </table:table-cell>
          <table:table-cell table:style-name="ce65" table:formula="of:=SUM([.XX7:.XX72])" office:value-type="float" office:value="3.5" calcext:value-type="float">
            <text:p>3.5</text:p>
          </table:table-cell>
          <table:table-cell table:style-name="ce65" table:formula="of:=SUM([.XY7:.XY72])" office:value-type="float" office:value="8" calcext:value-type="float">
            <text:p>8.0</text:p>
          </table:table-cell>
          <table:table-cell table:style-name="ce65" table:formula="of:=SUM([.XZ7:.XZ72])" office:value-type="float" office:value="7" calcext:value-type="float">
            <text:p>7.0</text:p>
          </table:table-cell>
          <table:table-cell table:style-name="ce65" table:formula="of:=SUM([.YA7:.YA72])" office:value-type="float" office:value="10" calcext:value-type="float">
            <text:p>10.0</text:p>
          </table:table-cell>
          <table:table-cell table:style-name="ce65" table:formula="of:=SUM([.YB7:.YB72])" office:value-type="float" office:value="9.5" calcext:value-type="float">
            <text:p>9.5</text:p>
          </table:table-cell>
          <table:table-cell table:style-name="ce65" table:formula="of:=SUM([.YC7:.YC72])" office:value-type="float" office:value="7.5" calcext:value-type="float">
            <text:p>7.5</text:p>
          </table:table-cell>
          <table:table-cell table:style-name="ce65" table:formula="of:=SUM([.YD7:.YD72])" office:value-type="float" office:value="0" calcext:value-type="float">
            <text:p>0.0</text:p>
          </table:table-cell>
          <table:table-cell table:style-name="ce65" table:formula="of:=SUM([.YE7:.YE72])" office:value-type="float" office:value="1" calcext:value-type="float">
            <text:p>1.0</text:p>
          </table:table-cell>
          <table:table-cell table:style-name="ce65" table:formula="of:=SUM([.YF7:.YF72])" office:value-type="float" office:value="8.5" calcext:value-type="float">
            <text:p>8.5</text:p>
          </table:table-cell>
          <table:table-cell table:style-name="ce65" table:formula="of:=SUM([.YG7:.YG72])" office:value-type="float" office:value="5" calcext:value-type="float">
            <text:p>5.0</text:p>
          </table:table-cell>
          <table:table-cell table:style-name="ce65" table:formula="of:=SUM([.YH7:.YH72])" office:value-type="float" office:value="6.5" calcext:value-type="float">
            <text:p>6.5</text:p>
          </table:table-cell>
          <table:table-cell table:style-name="ce65" table:formula="of:=SUM([.YI7:.YI72])" office:value-type="float" office:value="7.5" calcext:value-type="float">
            <text:p>7.5</text:p>
          </table:table-cell>
          <table:table-cell table:style-name="ce65" table:formula="of:=SUM([.YJ7:.YJ72])" office:value-type="float" office:value="8.5" calcext:value-type="float">
            <text:p>8.5</text:p>
          </table:table-cell>
          <table:table-cell table:style-name="ce65" table:formula="of:=SUM([.YK7:.YK72])" office:value-type="float" office:value="3.5" calcext:value-type="float">
            <text:p>3.5</text:p>
          </table:table-cell>
          <table:table-cell table:style-name="ce65" table:formula="of:=SUM([.YL7:.YL72])" office:value-type="float" office:value="4" calcext:value-type="float">
            <text:p>4.0</text:p>
          </table:table-cell>
          <table:table-cell table:style-name="ce65" table:formula="of:=SUM([.YM7:.YM72])" office:value-type="float" office:value="8.5" calcext:value-type="float">
            <text:p>8.5</text:p>
          </table:table-cell>
          <table:table-cell table:style-name="ce65" table:formula="of:=SUM([.YN7:.YN72])" office:value-type="float" office:value="6" calcext:value-type="float">
            <text:p>6.0</text:p>
          </table:table-cell>
          <table:table-cell table:style-name="ce65" table:formula="of:=SUM([.YO7:.YO72])" office:value-type="float" office:value="9.5" calcext:value-type="float">
            <text:p>9.5</text:p>
          </table:table-cell>
          <table:table-cell table:style-name="ce65" table:formula="of:=SUM([.YP7:.YP72])" office:value-type="float" office:value="7.5" calcext:value-type="float">
            <text:p>7.5</text:p>
          </table:table-cell>
          <table:table-cell table:style-name="ce65" table:formula="of:=SUM([.YQ7:.YQ72])" office:value-type="float" office:value="9" calcext:value-type="float">
            <text:p>9.0</text:p>
          </table:table-cell>
          <table:table-cell table:style-name="ce65" table:formula="of:=SUM([.YR7:.YR72])" office:value-type="float" office:value="0.5" calcext:value-type="float">
            <text:p>0.5</text:p>
          </table:table-cell>
          <table:table-cell table:style-name="ce65" table:formula="of:=SUM([.YS7:.YS72])" office:value-type="float" office:value="2" calcext:value-type="float">
            <text:p>2.0</text:p>
          </table:table-cell>
          <table:table-cell table:style-name="ce65" table:formula="of:=SUM([.YT7:.YT72])" office:value-type="float" office:value="6.5" calcext:value-type="float">
            <text:p>6.5</text:p>
          </table:table-cell>
          <table:table-cell table:style-name="ce65" table:formula="of:=SUM([.YU7:.YU72])" office:value-type="float" office:value="9.5" calcext:value-type="float">
            <text:p>9.5</text:p>
          </table:table-cell>
          <table:table-cell table:style-name="ce65" table:formula="of:=SUM([.YV7:.YV72])" office:value-type="float" office:value="12" calcext:value-type="float">
            <text:p>12.0</text:p>
          </table:table-cell>
          <table:table-cell table:style-name="ce65" table:formula="of:=SUM([.YW7:.YW72])" office:value-type="float" office:value="6" calcext:value-type="float">
            <text:p>6.0</text:p>
          </table:table-cell>
          <table:table-cell table:style-name="ce65" table:formula="of:=SUM([.YX7:.YX72])" office:value-type="float" office:value="9.5" calcext:value-type="float">
            <text:p>9.5</text:p>
          </table:table-cell>
          <table:table-cell table:style-name="ce65" table:formula="of:=SUM([.YY7:.YY72])" office:value-type="float" office:value="4" calcext:value-type="float">
            <text:p>4.0</text:p>
          </table:table-cell>
          <table:table-cell table:style-name="ce65" table:formula="of:=SUM([.YZ7:.YZ72])" office:value-type="float" office:value="1" calcext:value-type="float">
            <text:p>1.0</text:p>
          </table:table-cell>
          <table:table-cell table:style-name="ce65" table:formula="of:=SUM([.ZA7:.ZA72])" office:value-type="float" office:value="8.5" calcext:value-type="float">
            <text:p>8.5</text:p>
          </table:table-cell>
          <table:table-cell table:style-name="ce65" table:formula="of:=SUM([.ZB7:.ZB72])" office:value-type="float" office:value="0" calcext:value-type="float">
            <text:p>0.0</text:p>
          </table:table-cell>
          <table:table-cell table:style-name="ce65" table:formula="of:=SUM([.ZC7:.ZC72])" office:value-type="float" office:value="9" calcext:value-type="float">
            <text:p>9.0</text:p>
          </table:table-cell>
          <table:table-cell table:style-name="ce65" table:formula="of:=SUM([.ZD7:.ZD72])" office:value-type="float" office:value="11" calcext:value-type="float">
            <text:p>11.0</text:p>
          </table:table-cell>
          <table:table-cell table:style-name="ce65" table:formula="of:=SUM([.ZE7:.ZE72])" office:value-type="float" office:value="10.5" calcext:value-type="float">
            <text:p>10.5</text:p>
          </table:table-cell>
          <table:table-cell table:style-name="ce65" table:formula="of:=SUM([.ZF7:.ZF72])" office:value-type="float" office:value="3.5" calcext:value-type="float">
            <text:p>3.5</text:p>
          </table:table-cell>
          <table:table-cell table:style-name="ce65" table:formula="of:=SUM([.ZG7:.ZG72])" office:value-type="float" office:value="3.5" calcext:value-type="float">
            <text:p>3.5</text:p>
          </table:table-cell>
          <table:table-cell table:style-name="ce65" table:formula="of:=SUM([.ZH7:.ZH72])" office:value-type="float" office:value="4" calcext:value-type="float">
            <text:p>4.0</text:p>
          </table:table-cell>
          <table:table-cell table:style-name="ce65" table:formula="of:=SUM([.ZI7:.ZI72])" office:value-type="float" office:value="5.5" calcext:value-type="float">
            <text:p>5.5</text:p>
          </table:table-cell>
          <table:table-cell table:style-name="ce65" table:formula="of:=SUM([.ZJ7:.ZJ72])" office:value-type="float" office:value="6.5" calcext:value-type="float">
            <text:p>6.5</text:p>
          </table:table-cell>
          <table:table-cell table:style-name="ce65" table:formula="of:=SUM([.ZK7:.ZK72])" office:value-type="float" office:value="8.5" calcext:value-type="float">
            <text:p>8.5</text:p>
          </table:table-cell>
          <table:table-cell table:style-name="ce65" table:formula="of:=SUM([.ZL7:.ZL72])" office:value-type="float" office:value="5.5" calcext:value-type="float">
            <text:p>5.5</text:p>
          </table:table-cell>
          <table:table-cell table:style-name="ce65" table:formula="of:=SUM([.ZM7:.ZM72])" office:value-type="float" office:value="1.5" calcext:value-type="float">
            <text:p>1.5</text:p>
          </table:table-cell>
          <table:table-cell table:style-name="ce65" table:formula="of:=SUM([.ZN7:.ZN72])" office:value-type="float" office:value="0" calcext:value-type="float">
            <text:p>0.0</text:p>
          </table:table-cell>
          <table:table-cell table:style-name="ce65" table:formula="of:=SUM([.ZO7:.ZO72])" office:value-type="float" office:value="7.5" calcext:value-type="float">
            <text:p>7.5</text:p>
          </table:table-cell>
          <table:table-cell table:style-name="ce65" table:formula="of:=SUM([.ZP7:.ZP72])" office:value-type="float" office:value="11" calcext:value-type="float">
            <text:p>11.0</text:p>
          </table:table-cell>
          <table:table-cell table:style-name="ce65" table:formula="of:=SUM([.ZQ7:.ZQ72])" office:value-type="float" office:value="10.5" calcext:value-type="float">
            <text:p>10.5</text:p>
          </table:table-cell>
          <table:table-cell table:style-name="ce65" table:formula="of:=SUM([.ZR7:.ZR72])" office:value-type="float" office:value="10" calcext:value-type="float">
            <text:p>10.0</text:p>
          </table:table-cell>
          <table:table-cell table:style-name="ce65" table:formula="of:=SUM([.ZS7:.ZS72])" office:value-type="float" office:value="11.5" calcext:value-type="float">
            <text:p>11.5</text:p>
          </table:table-cell>
          <table:table-cell table:style-name="ce65" table:formula="of:=SUM([.ZT7:.ZT72])" office:value-type="float" office:value="4" calcext:value-type="float">
            <text:p>4.0</text:p>
          </table:table-cell>
          <table:table-cell table:style-name="ce65" table:formula="of:=SUM([.ZU7:.ZU72])" office:value-type="float" office:value="2" calcext:value-type="float">
            <text:p>2.0</text:p>
          </table:table-cell>
          <table:table-cell table:style-name="ce65" table:formula="of:=SUM([.ZV7:.ZV72])" office:value-type="float" office:value="8" calcext:value-type="float">
            <text:p>8.0</text:p>
          </table:table-cell>
          <table:table-cell table:style-name="ce65" table:formula="of:=SUM([.ZW7:.ZW72])" office:value-type="float" office:value="7.5" calcext:value-type="float">
            <text:p>7.5</text:p>
          </table:table-cell>
          <table:table-cell table:style-name="ce65" table:formula="of:=SUM([.ZX7:.ZX72])" office:value-type="float" office:value="11" calcext:value-type="float">
            <text:p>11.0</text:p>
          </table:table-cell>
          <table:table-cell table:style-name="ce65" table:formula="of:=SUM([.ZY7:.ZY72])" office:value-type="float" office:value="8.5" calcext:value-type="float">
            <text:p>8.5</text:p>
          </table:table-cell>
          <table:table-cell table:style-name="ce65" table:formula="of:=SUM([.ZZ7:.ZZ72])" office:value-type="float" office:value="10" calcext:value-type="float">
            <text:p>10.0</text:p>
          </table:table-cell>
          <table:table-cell table:style-name="ce65" table:formula="of:=SUM([.AAA7:.AAA72])" office:value-type="float" office:value="0.5" calcext:value-type="float">
            <text:p>0.5</text:p>
          </table:table-cell>
          <table:table-cell table:style-name="ce65" table:formula="of:=SUM([.AAB7:.AAB72])" office:value-type="float" office:value="0" calcext:value-type="float">
            <text:p>0.0</text:p>
          </table:table-cell>
          <table:table-cell table:style-name="ce65" table:formula="of:=SUM([.AAC7:.AAC72])" office:value-type="float" office:value="1.5" calcext:value-type="float">
            <text:p>1.5</text:p>
          </table:table-cell>
          <table:table-cell table:style-name="ce65" table:formula="of:=SUM([.AAD7:.AAD72])" office:value-type="float" office:value="4.5" calcext:value-type="float">
            <text:p>4.5</text:p>
          </table:table-cell>
          <table:table-cell table:style-name="ce65" table:formula="of:=SUM([.AAE7:.AAE72])" office:value-type="float" office:value="6.5" calcext:value-type="float">
            <text:p>6.5</text:p>
          </table:table-cell>
          <table:table-cell table:style-name="ce65" table:formula="of:=SUM([.AAF7:.AAF72])" office:value-type="float" office:value="8" calcext:value-type="float">
            <text:p>8.0</text:p>
          </table:table-cell>
          <table:table-cell table:style-name="ce65" table:formula="of:=SUM([.AAG7:.AAG72])" office:value-type="float" office:value="0.5" calcext:value-type="float">
            <text:p>0.5</text:p>
          </table:table-cell>
          <table:table-cell table:style-name="ce65" table:formula="of:=SUM([.AAH7:.AAH72])" office:value-type="float" office:value="1" calcext:value-type="float">
            <text:p>1.0</text:p>
          </table:table-cell>
          <table:table-cell table:style-name="ce65" table:formula="of:=SUM([.AAI7:.AAI72])" office:value-type="float" office:value="2.5" calcext:value-type="float">
            <text:p>2.5</text:p>
          </table:table-cell>
          <table:table-cell table:style-name="ce65" table:formula="of:=SUM([.AAJ7:.AAJ72])" office:value-type="float" office:value="0" calcext:value-type="float">
            <text:p>0.0</text:p>
          </table:table-cell>
          <table:table-cell table:style-name="ce65" table:formula="of:=SUM([.AAK7:.AAK72])" office:value-type="float" office:value="5" calcext:value-type="float">
            <text:p>5.0</text:p>
          </table:table-cell>
          <table:table-cell table:style-name="ce65" table:formula="of:=SUM([.AAL7:.AAL72])" office:value-type="float" office:value="5.5" calcext:value-type="float">
            <text:p>5.5</text:p>
          </table:table-cell>
          <table:table-cell table:style-name="ce65" table:formula="of:=SUM([.AAM7:.AAM72])" office:value-type="float" office:value="8.5" calcext:value-type="float">
            <text:p>8.5</text:p>
          </table:table-cell>
          <table:table-cell table:style-name="ce65" table:formula="of:=SUM([.AAN7:.AAN72])" office:value-type="float" office:value="9" calcext:value-type="float">
            <text:p>9.0</text:p>
          </table:table-cell>
          <table:table-cell table:style-name="ce65" table:formula="of:=SUM([.AAO7:.AAO72])" office:value-type="float" office:value="0" calcext:value-type="float">
            <text:p>0.0</text:p>
          </table:table-cell>
          <table:table-cell table:style-name="ce65" table:formula="of:=SUM([.AAP7:.AAP72])" office:value-type="float" office:value="0" calcext:value-type="float">
            <text:p>0.0</text:p>
          </table:table-cell>
          <table:table-cell table:style-name="ce65" table:formula="of:=SUM([.AAQ7:.AAQ72])" office:value-type="float" office:value="5.5" calcext:value-type="float">
            <text:p>5.5</text:p>
          </table:table-cell>
          <table:table-cell table:style-name="ce65" table:formula="of:=SUM([.AAR7:.AAR72])" office:value-type="float" office:value="9.5" calcext:value-type="float">
            <text:p>9.5</text:p>
          </table:table-cell>
          <table:table-cell table:style-name="ce65" table:formula="of:=SUM([.AAS7:.AAS72])" office:value-type="float" office:value="10.5" calcext:value-type="float">
            <text:p>10.5</text:p>
          </table:table-cell>
          <table:table-cell table:style-name="ce65" table:formula="of:=SUM([.AAT7:.AAT72])" office:value-type="float" office:value="8" calcext:value-type="float">
            <text:p>8.0</text:p>
          </table:table-cell>
          <table:table-cell table:style-name="ce65" table:formula="of:=SUM([.AAU7:.AAU72])" office:value-type="float" office:value="6" calcext:value-type="float">
            <text:p>6.0</text:p>
          </table:table-cell>
          <table:table-cell table:style-name="ce65" table:formula="of:=SUM([.AAV7:.AAV72])" office:value-type="float" office:value="1" calcext:value-type="float">
            <text:p>1.0</text:p>
          </table:table-cell>
          <table:table-cell table:style-name="ce65" table:formula="of:=SUM([.AAW7:.AAW72])" office:value-type="float" office:value="8" calcext:value-type="float">
            <text:p>8.0</text:p>
          </table:table-cell>
          <table:table-cell table:style-name="ce65" table:formula="of:=SUM([.AAX7:.AAX72])" office:value-type="float" office:value="6" calcext:value-type="float">
            <text:p>6.0</text:p>
          </table:table-cell>
          <table:table-cell table:style-name="ce65" table:formula="of:=SUM([.AAY7:.AAY72])" office:value-type="float" office:value="9.5" calcext:value-type="float">
            <text:p>9.5</text:p>
          </table:table-cell>
          <table:table-cell table:style-name="ce65" table:formula="of:=SUM([.AAZ7:.AAZ72])" office:value-type="float" office:value="6.5" calcext:value-type="float">
            <text:p>6.5</text:p>
          </table:table-cell>
          <table:table-cell table:style-name="ce65" table:formula="of:=SUM([.ABA7:.ABA72])" office:value-type="float" office:value="9" calcext:value-type="float">
            <text:p>9.0</text:p>
          </table:table-cell>
          <table:table-cell table:style-name="ce65" table:formula="of:=SUM([.ABB7:.ABB72])" office:value-type="float" office:value="7.5" calcext:value-type="float">
            <text:p>7.5</text:p>
          </table:table-cell>
          <table:table-cell table:style-name="ce65" table:formula="of:=SUM([.ABC7:.ABC72])" office:value-type="float" office:value="3" calcext:value-type="float">
            <text:p>3.0</text:p>
          </table:table-cell>
          <table:table-cell table:style-name="ce65" table:formula="of:=SUM([.ABD7:.ABD72])" office:value-type="float" office:value="0" calcext:value-type="float">
            <text:p>0.0</text:p>
          </table:table-cell>
          <table:table-cell table:style-name="ce65" table:formula="of:=SUM([.ABE7:.ABE72])" office:value-type="float" office:value="4.5" calcext:value-type="float">
            <text:p>4.5</text:p>
          </table:table-cell>
          <table:table-cell table:style-name="ce65" table:formula="of:=SUM([.ABF7:.ABF72])" office:value-type="float" office:value="10" calcext:value-type="float">
            <text:p>10.0</text:p>
          </table:table-cell>
          <table:table-cell table:style-name="ce65" table:formula="of:=SUM([.ABG7:.ABG72])" office:value-type="float" office:value="2" calcext:value-type="float">
            <text:p>2.0</text:p>
          </table:table-cell>
          <table:table-cell table:style-name="ce65" table:formula="of:=SUM([.ABH7:.ABH72])" office:value-type="float" office:value="9" calcext:value-type="float">
            <text:p>9.0</text:p>
          </table:table-cell>
          <table:table-cell table:style-name="ce65" table:formula="of:=SUM([.ABI7:.ABI72])" office:value-type="float" office:value="7.5" calcext:value-type="float">
            <text:p>7.5</text:p>
          </table:table-cell>
          <table:table-cell table:style-name="ce65" table:formula="of:=SUM([.ABJ7:.ABJ72])" office:value-type="float" office:value="1.5" calcext:value-type="float">
            <text:p>1.5</text:p>
          </table:table-cell>
          <table:table-cell table:style-name="ce65" table:formula="of:=SUM([.ABK7:.ABK72])" office:value-type="float" office:value="3" calcext:value-type="float">
            <text:p>3.0</text:p>
          </table:table-cell>
          <table:table-cell table:style-name="ce65" table:formula="of:=SUM([.ABL7:.ABL72])" office:value-type="float" office:value="9" calcext:value-type="float">
            <text:p>9.0</text:p>
          </table:table-cell>
          <table:table-cell table:style-name="ce65" table:formula="of:=SUM([.ABM7:.ABM72])" office:value-type="float" office:value="5.5" calcext:value-type="float">
            <text:p>5.5</text:p>
          </table:table-cell>
          <table:table-cell table:style-name="ce65" table:formula="of:=SUM([.ABN7:.ABN72])" office:value-type="float" office:value="10.5" calcext:value-type="float">
            <text:p>10.5</text:p>
          </table:table-cell>
          <table:table-cell table:style-name="ce65" table:formula="of:=SUM([.ABO7:.ABO72])" office:value-type="float" office:value="9.5" calcext:value-type="float">
            <text:p>9.5</text:p>
          </table:table-cell>
          <table:table-cell table:style-name="ce65" table:formula="of:=SUM([.ABP7:.ABP72])" office:value-type="float" office:value="5.5" calcext:value-type="float">
            <text:p>5.5</text:p>
          </table:table-cell>
          <table:table-cell table:style-name="ce65" table:formula="of:=SUM([.ABQ7:.ABQ72])" office:value-type="float" office:value="0.5" calcext:value-type="float">
            <text:p>0.5</text:p>
          </table:table-cell>
          <table:table-cell table:style-name="ce65" table:formula="of:=SUM([.ABR7:.ABR72])" office:value-type="float" office:value="0" calcext:value-type="float">
            <text:p>0.0</text:p>
          </table:table-cell>
          <table:table-cell table:style-name="ce65" table:formula="of:=SUM([.ABS7:.ABS72])" office:value-type="float" office:value="7" calcext:value-type="float">
            <text:p>7.0</text:p>
          </table:table-cell>
          <table:table-cell table:style-name="ce65" table:formula="of:=SUM([.ABT7:.ABT72])" office:value-type="float" office:value="6" calcext:value-type="float">
            <text:p>6.0</text:p>
          </table:table-cell>
          <table:table-cell table:style-name="ce65" table:formula="of:=SUM([.ABU7:.ABU72])" office:value-type="float" office:value="7.5" calcext:value-type="float">
            <text:p>7.5</text:p>
          </table:table-cell>
          <table:table-cell table:style-name="ce65" table:formula="of:=SUM([.ABV7:.ABV72])" office:value-type="float" office:value="12" calcext:value-type="float">
            <text:p>12.0</text:p>
          </table:table-cell>
          <table:table-cell table:style-name="ce65" table:formula="of:=SUM([.ABW7:.ABW72])" office:value-type="float" office:value="8.5" calcext:value-type="float">
            <text:p>8.5</text:p>
          </table:table-cell>
          <table:table-cell table:style-name="ce65" table:formula="of:=SUM([.ABX7:.ABX72])" office:value-type="float" office:value="1" calcext:value-type="float">
            <text:p>1.0</text:p>
          </table:table-cell>
          <table:table-cell table:style-name="ce65" table:formula="of:=SUM([.ABY7:.ABY72])" office:value-type="float" office:value="1" calcext:value-type="float">
            <text:p>1.0</text:p>
          </table:table-cell>
          <table:table-cell table:style-name="ce65" table:formula="of:=SUM([.ABZ7:.ABZ72])" office:value-type="float" office:value="7" calcext:value-type="float">
            <text:p>7.0</text:p>
          </table:table-cell>
          <table:table-cell table:style-name="ce65" table:formula="of:=SUM([.ACA7:.ACA72])" office:value-type="float" office:value="7" calcext:value-type="float">
            <text:p>7.0</text:p>
          </table:table-cell>
          <table:table-cell table:style-name="ce65" table:formula="of:=SUM([.ACB7:.ACB72])" office:value-type="float" office:value="2" calcext:value-type="float">
            <text:p>2.0</text:p>
          </table:table-cell>
          <table:table-cell table:style-name="ce65" table:formula="of:=SUM([.ACC7:.ACC72])" office:value-type="float" office:value="10" calcext:value-type="float">
            <text:p>10.0</text:p>
          </table:table-cell>
          <table:table-cell table:style-name="ce65" table:formula="of:=SUM([.ACD7:.ACD72])" office:value-type="float" office:value="9" calcext:value-type="float">
            <text:p>9.0</text:p>
          </table:table-cell>
          <table:table-cell table:style-name="ce65" table:formula="of:=SUM([.ACE7:.ACE72])" office:value-type="float" office:value="1" calcext:value-type="float">
            <text:p>1.0</text:p>
          </table:table-cell>
          <table:table-cell table:style-name="ce65" table:formula="of:=SUM([.ACF7:.ACF72])" office:value-type="float" office:value="2.5" calcext:value-type="float">
            <text:p>2.5</text:p>
          </table:table-cell>
          <table:table-cell table:style-name="ce65" table:formula="of:=SUM([.ACG7:.ACG72])" office:value-type="float" office:value="11" calcext:value-type="float">
            <text:p>11.0</text:p>
          </table:table-cell>
          <table:table-cell table:style-name="ce65" table:formula="of:=SUM([.ACH7:.ACH72])" office:value-type="float" office:value="8" calcext:value-type="float">
            <text:p>8.0</text:p>
          </table:table-cell>
          <table:table-cell table:style-name="ce65" table:formula="of:=SUM([.ACI7:.ACI72])" office:value-type="float" office:value="8.5" calcext:value-type="float">
            <text:p>8.5</text:p>
          </table:table-cell>
          <table:table-cell table:style-name="ce65" table:formula="of:=SUM([.ACJ7:.ACJ72])" office:value-type="float" office:value="9" calcext:value-type="float">
            <text:p>9.0</text:p>
          </table:table-cell>
          <table:table-cell table:style-name="ce65" table:formula="of:=SUM([.ACK7:.ACK72])" office:value-type="float" office:value="9.5" calcext:value-type="float">
            <text:p>9.5</text:p>
          </table:table-cell>
          <table:table-cell table:style-name="ce65" table:formula="of:=SUM([.ACL7:.ACL72])" office:value-type="float" office:value="2.5" calcext:value-type="float">
            <text:p>2.5</text:p>
          </table:table-cell>
          <table:table-cell table:style-name="ce65" table:formula="of:=SUM([.ACM7:.ACM72])" office:value-type="float" office:value="0" calcext:value-type="float">
            <text:p>0.0</text:p>
          </table:table-cell>
          <table:table-cell table:style-name="ce65" table:formula="of:=SUM([.ACN7:.ACN72])" office:value-type="float" office:value="8" calcext:value-type="float">
            <text:p>8.0</text:p>
          </table:table-cell>
          <table:table-cell table:style-name="ce65" table:formula="of:=SUM([.ACO7:.ACO72])" office:value-type="float" office:value="5" calcext:value-type="float">
            <text:p>5.0</text:p>
          </table:table-cell>
          <table:table-cell table:style-name="ce65" table:formula="of:=SUM([.ACP7:.ACP72])" office:value-type="float" office:value="8" calcext:value-type="float">
            <text:p>8.0</text:p>
          </table:table-cell>
          <table:table-cell table:style-name="ce65" table:formula="of:=SUM([.ACQ7:.ACQ72])" office:value-type="float" office:value="8" calcext:value-type="float">
            <text:p>8.0</text:p>
          </table:table-cell>
          <table:table-cell table:style-name="ce65" table:formula="of:=SUM([.ACR7:.ACR72])" office:value-type="float" office:value="7" calcext:value-type="float">
            <text:p>7.0</text:p>
          </table:table-cell>
          <table:table-cell table:style-name="ce65" table:formula="of:=SUM([.ACS7:.ACS72])" office:value-type="float" office:value="1" calcext:value-type="float">
            <text:p>1.0</text:p>
          </table:table-cell>
          <table:table-cell table:style-name="ce65" table:formula="of:=SUM([.ACT7:.ACT72])" office:value-type="float" office:value="0" calcext:value-type="float">
            <text:p>0.0</text:p>
          </table:table-cell>
          <table:table-cell table:style-name="ce65" table:formula="of:=SUM([.ACU7:.ACU72])" office:value-type="float" office:value="7.5" calcext:value-type="float">
            <text:p>7.5</text:p>
          </table:table-cell>
          <table:table-cell table:style-name="ce65" table:formula="of:=SUM([.ACV7:.ACV72])" office:value-type="float" office:value="8" calcext:value-type="float">
            <text:p>8.0</text:p>
          </table:table-cell>
          <table:table-cell table:style-name="ce65" table:formula="of:=SUM([.ACW7:.ACW72])" office:value-type="float" office:value="9" calcext:value-type="float">
            <text:p>9.0</text:p>
          </table:table-cell>
          <table:table-cell table:style-name="ce65" table:formula="of:=SUM([.ACX7:.ACX72])" office:value-type="float" office:value="9" calcext:value-type="float">
            <text:p>9.0</text:p>
          </table:table-cell>
          <table:table-cell table:style-name="ce65" table:formula="of:=SUM([.ACY7:.ACY72])" office:value-type="float" office:value="9.5" calcext:value-type="float">
            <text:p>9.5</text:p>
          </table:table-cell>
          <table:table-cell table:style-name="ce65" table:formula="of:=SUM([.ACZ7:.ACZ72])" office:value-type="float" office:value="1" calcext:value-type="float">
            <text:p>1.0</text:p>
          </table:table-cell>
          <table:table-cell table:style-name="ce65" table:formula="of:=SUM([.ADA7:.ADA72])" office:value-type="float" office:value="0" calcext:value-type="float">
            <text:p>0.0</text:p>
          </table:table-cell>
          <table:table-cell table:style-name="ce65" table:formula="of:=SUM([.ADB7:.ADB72])" office:value-type="float" office:value="7.5" calcext:value-type="float">
            <text:p>7.5</text:p>
          </table:table-cell>
          <table:table-cell table:style-name="ce65" table:formula="of:=SUM([.ADC7:.ADC72])" office:value-type="float" office:value="8.5" calcext:value-type="float">
            <text:p>8.5</text:p>
          </table:table-cell>
          <table:table-cell table:style-name="ce65" table:formula="of:=SUM([.ADD7:.ADD72])" office:value-type="float" office:value="8" calcext:value-type="float">
            <text:p>8.0</text:p>
          </table:table-cell>
          <table:table-cell table:style-name="ce65" table:formula="of:=SUM([.ADE7:.ADE72])" office:value-type="float" office:value="10" calcext:value-type="float">
            <text:p>10.0</text:p>
          </table:table-cell>
          <table:table-cell table:style-name="ce65" table:formula="of:=SUM([.ADF7:.ADF72])" office:value-type="float" office:value="8.5" calcext:value-type="float">
            <text:p>8.5</text:p>
          </table:table-cell>
          <table:table-cell table:style-name="ce65" table:formula="of:=SUM([.ADG7:.ADG72])" office:value-type="float" office:value="3.5" calcext:value-type="float">
            <text:p>3.5</text:p>
          </table:table-cell>
          <table:table-cell table:style-name="ce65" table:formula="of:=SUM([.ADH7:.ADH72])" office:value-type="float" office:value="0" calcext:value-type="float">
            <text:p>0.0</text:p>
          </table:table-cell>
          <table:table-cell table:style-name="ce65" table:formula="of:=SUM([.ADI7:.ADI72])" office:value-type="float" office:value="6.5" calcext:value-type="float">
            <text:p>6.5</text:p>
          </table:table-cell>
          <table:table-cell table:style-name="ce65" table:formula="of:=SUM([.ADJ7:.ADJ72])" office:value-type="float" office:value="10.5" calcext:value-type="float">
            <text:p>10.5</text:p>
          </table:table-cell>
          <table:table-cell table:style-name="ce65" table:formula="of:=SUM([.ADK7:.ADK72])" office:value-type="float" office:value="5" calcext:value-type="float">
            <text:p>5.0</text:p>
          </table:table-cell>
          <table:table-cell table:style-name="ce65" table:formula="of:=SUM([.ADL7:.ADL72])" office:value-type="float" office:value="9" calcext:value-type="float">
            <text:p>9.0</text:p>
          </table:table-cell>
          <table:table-cell table:style-name="ce65" table:formula="of:=SUM([.ADM7:.ADM72])" office:value-type="float" office:value="5" calcext:value-type="float">
            <text:p>5.0</text:p>
          </table:table-cell>
          <table:table-cell table:style-name="ce65" table:formula="of:=SUM([.ADN7:.ADN72])" office:value-type="float" office:value="0" calcext:value-type="float">
            <text:p>0.0</text:p>
          </table:table-cell>
          <table:table-cell table:style-name="ce65" table:formula="of:=SUM([.ADO7:.ADO72])" office:value-type="float" office:value="3.5" calcext:value-type="float">
            <text:p>3.5</text:p>
          </table:table-cell>
          <table:table-cell table:style-name="ce65" table:formula="of:=SUM([.ADP7:.ADP72])" office:value-type="float" office:value="7" calcext:value-type="float">
            <text:p>7.0</text:p>
          </table:table-cell>
          <table:table-cell table:style-name="ce65" table:formula="of:=SUM([.ADQ7:.ADQ72])" office:value-type="float" office:value="11" calcext:value-type="float">
            <text:p>11.0</text:p>
          </table:table-cell>
          <table:table-cell table:style-name="ce65" table:formula="of:=SUM([.ADR7:.ADR72])" office:value-type="float" office:value="9.5" calcext:value-type="float">
            <text:p>9.5</text:p>
          </table:table-cell>
          <table:table-cell table:style-name="ce65" table:formula="of:=SUM([.ADS7:.ADS72])" office:value-type="float" office:value="8.5" calcext:value-type="float">
            <text:p>8.5</text:p>
          </table:table-cell>
          <table:table-cell table:style-name="ce65" table:formula="of:=SUM([.ADT7:.ADT72])" office:value-type="float" office:value="7.5" calcext:value-type="float">
            <text:p>7.5</text:p>
          </table:table-cell>
          <table:table-cell table:style-name="ce65" table:formula="of:=SUM([.ADU7:.ADU72])" office:value-type="float" office:value="0" calcext:value-type="float">
            <text:p>0.0</text:p>
          </table:table-cell>
          <table:table-cell table:style-name="ce65" table:formula="of:=SUM([.ADV7:.ADV72])" office:value-type="float" office:value="0" calcext:value-type="float">
            <text:p>0.0</text:p>
          </table:table-cell>
          <table:table-cell table:style-name="ce65" table:formula="of:=SUM([.ADW7:.ADW72])" office:value-type="float" office:value="9" calcext:value-type="float">
            <text:p>9.0</text:p>
          </table:table-cell>
          <table:table-cell table:style-name="ce65" table:formula="of:=SUM([.ADX7:.ADX72])" office:value-type="float" office:value="10.5" calcext:value-type="float">
            <text:p>10.5</text:p>
          </table:table-cell>
          <table:table-cell table:style-name="ce65" table:formula="of:=SUM([.ADY7:.ADY72])" office:value-type="float" office:value="7.5" calcext:value-type="float">
            <text:p>7.5</text:p>
          </table:table-cell>
          <table:table-cell table:style-name="ce65" table:formula="of:=SUM([.ADZ7:.ADZ72])" office:value-type="float" office:value="10" calcext:value-type="float">
            <text:p>10.0</text:p>
          </table:table-cell>
          <table:table-cell table:style-name="ce65" table:formula="of:=SUM([.AEA7:.AEA72])" office:value-type="float" office:value="8.5" calcext:value-type="float">
            <text:p>8.5</text:p>
          </table:table-cell>
          <table:table-cell table:style-name="ce65" table:formula="of:=SUM([.AEB7:.AEB72])" office:value-type="float" office:value="0" calcext:value-type="float">
            <text:p>0.0</text:p>
          </table:table-cell>
          <table:table-cell table:style-name="ce65" table:formula="of:=SUM([.AEC7:.AEC72])" office:value-type="float" office:value="0.5" calcext:value-type="float">
            <text:p>0.5</text:p>
          </table:table-cell>
          <table:table-cell table:style-name="ce65" table:formula="of:=SUM([.AED7:.AED72])" office:value-type="float" office:value="7.5" calcext:value-type="float">
            <text:p>7.5</text:p>
          </table:table-cell>
          <table:table-cell table:style-name="ce65" table:formula="of:=SUM([.AEE7:.AEE72])" office:value-type="float" office:value="10" calcext:value-type="float">
            <text:p>10.0</text:p>
          </table:table-cell>
          <table:table-cell table:style-name="ce65" table:formula="of:=SUM([.AEF7:.AEF72])" office:value-type="float" office:value="10.5" calcext:value-type="float">
            <text:p>10.5</text:p>
          </table:table-cell>
          <table:table-cell table:style-name="ce65" table:formula="of:=SUM([.AEG7:.AEG72])" office:value-type="float" office:value="8.5" calcext:value-type="float">
            <text:p>8.5</text:p>
          </table:table-cell>
          <table:table-cell table:style-name="ce65" table:formula="of:=SUM([.AEH7:.AEH72])" office:value-type="float" office:value="7.5" calcext:value-type="float">
            <text:p>7.5</text:p>
          </table:table-cell>
          <table:table-cell table:style-name="ce65" table:formula="of:=SUM([.AEI7:.AEI72])" office:value-type="float" office:value="0" calcext:value-type="float">
            <text:p>0.0</text:p>
          </table:table-cell>
          <table:table-cell table:style-name="ce65" table:formula="of:=SUM([.AEJ7:.AEJ72])" office:value-type="float" office:value="0" calcext:value-type="float">
            <text:p>0.0</text:p>
          </table:table-cell>
          <table:table-cell table:style-name="ce65" table:formula="of:=SUM([.AEK7:.AEK72])" office:value-type="float" office:value="8.5" calcext:value-type="float">
            <text:p>8.5</text:p>
          </table:table-cell>
          <table:table-cell table:style-name="ce65" table:formula="of:=SUM([.AEL7:.AEL72])" office:value-type="float" office:value="7.5" calcext:value-type="float">
            <text:p>7.5</text:p>
          </table:table-cell>
          <table:table-cell table:style-name="ce65" table:formula="of:=SUM([.AEM7:.AEM72])" office:value-type="float" office:value="6.5" calcext:value-type="float">
            <text:p>6.5</text:p>
          </table:table-cell>
          <table:table-cell table:style-name="ce65" table:formula="of:=SUM([.AEN7:.AEN72])" office:value-type="float" office:value="2" calcext:value-type="float">
            <text:p>2.0</text:p>
          </table:table-cell>
          <table:table-cell table:style-name="ce65" table:formula="of:=SUM([.AEO7:.AEO72])" office:value-type="float" office:value="5.5" calcext:value-type="float">
            <text:p>5.5</text:p>
          </table:table-cell>
          <table:table-cell table:style-name="ce65" table:formula="of:=SUM([.AEP7:.AEP72])" office:value-type="float" office:value="13.5" calcext:value-type="float">
            <text:p>13.5</text:p>
          </table:table-cell>
          <table:table-cell table:style-name="ce65" table:formula="of:=SUM([.AEQ7:.AEQ72])" office:value-type="float" office:value="8.5" calcext:value-type="float">
            <text:p>8.5</text:p>
          </table:table-cell>
          <table:table-cell table:style-name="ce65" table:formula="of:=SUM([.AER7:.AER72])" office:value-type="float" office:value="9.5" calcext:value-type="float">
            <text:p>9.5</text:p>
          </table:table-cell>
          <table:table-cell table:style-name="ce65" table:formula="of:=SUM([.AES7:.AES72])" office:value-type="float" office:value="8.5" calcext:value-type="float">
            <text:p>8.5</text:p>
          </table:table-cell>
          <table:table-cell table:style-name="ce65" table:formula="of:=SUM([.AET7:.AET72])" office:value-type="float" office:value="9" calcext:value-type="float">
            <text:p>9.0</text:p>
          </table:table-cell>
          <table:table-cell table:style-name="ce65" table:formula="of:=SUM([.AEU7:.AEU72])" office:value-type="float" office:value="10.5" calcext:value-type="float">
            <text:p>10.5</text:p>
          </table:table-cell>
          <table:table-cell table:style-name="ce65" table:formula="of:=SUM([.AEV7:.AEV72])" office:value-type="float" office:value="3" calcext:value-type="float">
            <text:p>3.0</text:p>
          </table:table-cell>
          <table:table-cell table:style-name="ce65" table:formula="of:=SUM([.AEW7:.AEW72])" office:value-type="float" office:value="0" calcext:value-type="float">
            <text:p>0.0</text:p>
          </table:table-cell>
          <table:table-cell table:style-name="ce65" table:formula="of:=SUM([.AEX7:.AEX72])" office:value-type="float" office:value="0" calcext:value-type="float">
            <text:p>0.0</text:p>
          </table:table-cell>
          <table:table-cell table:style-name="ce65" table:formula="of:=SUM([.AEY7:.AEY72])" office:value-type="float" office:value="0" calcext:value-type="float">
            <text:p>0.0</text:p>
          </table:table-cell>
          <table:table-cell table:style-name="ce65" table:formula="of:=SUM([.AEZ7:.AEZ72])" office:value-type="float" office:value="0" calcext:value-type="float">
            <text:p>0.0</text:p>
          </table:table-cell>
          <table:table-cell table:style-name="ce65" table:formula="of:=SUM([.AFA7:.AFA72])" office:value-type="float" office:value="0" calcext:value-type="float">
            <text:p>0.0</text:p>
          </table:table-cell>
          <table:table-cell table:style-name="ce65" table:formula="of:=SUM([.AFB7:.AFB72])" office:value-type="float" office:value="0" calcext:value-type="float">
            <text:p>0.0</text:p>
          </table:table-cell>
          <table:table-cell table:style-name="ce65" table:formula="of:=SUM([.AFC7:.AFC72])" office:value-type="float" office:value="0" calcext:value-type="float">
            <text:p>0.0</text:p>
          </table:table-cell>
          <table:table-cell table:style-name="ce65" table:formula="of:=SUM([.AFD7:.AFD72])" office:value-type="float" office:value="0" calcext:value-type="float">
            <text:p>0.0</text:p>
          </table:table-cell>
          <table:table-cell table:style-name="ce65" table:formula="of:=SUM([.AFE7:.AFE72])" office:value-type="float" office:value="0" calcext:value-type="float">
            <text:p>0.0</text:p>
          </table:table-cell>
          <table:table-cell table:style-name="ce65" table:formula="of:=SUM([.AFF7:.AFF72])" office:value-type="float" office:value="0" calcext:value-type="float">
            <text:p>0.0</text:p>
          </table:table-cell>
          <table:table-cell table:style-name="ce65" table:formula="of:=SUM([.AFG7:.AFG72])" office:value-type="float" office:value="0" calcext:value-type="float">
            <text:p>0.0</text:p>
          </table:table-cell>
          <table:table-cell table:style-name="ce65" table:formula="of:=SUM([.AFH7:.AFH72])" office:value-type="float" office:value="0" calcext:value-type="float">
            <text:p>0.0</text:p>
          </table:table-cell>
          <table:table-cell table:style-name="ce65" table:formula="of:=SUM([.AFI7:.AFI72])" office:value-type="float" office:value="0" calcext:value-type="float">
            <text:p>0.0</text:p>
          </table:table-cell>
          <table:table-cell table:style-name="ce65" table:formula="of:=SUM([.AFJ7:.AFJ72])" office:value-type="float" office:value="0" calcext:value-type="float">
            <text:p>0.0</text:p>
          </table:table-cell>
          <table:table-cell table:style-name="ce65" table:formula="of:=SUM([.AFK7:.AFK72])" office:value-type="float" office:value="0.5" calcext:value-type="float">
            <text:p>0.5</text:p>
          </table:table-cell>
          <table:table-cell table:style-name="ce65" table:formula="of:=SUM([.AFL7:.AFL72])" office:value-type="float" office:value="0" calcext:value-type="float">
            <text:p>0.0</text:p>
          </table:table-cell>
          <table:table-cell table:style-name="ce65" table:formula="of:=SUM([.AFM7:.AFM72])" office:value-type="float" office:value="8" calcext:value-type="float">
            <text:p>8.0</text:p>
          </table:table-cell>
          <table:table-cell table:style-name="ce65" table:formula="of:=SUM([.AFN7:.AFN72])" office:value-type="float" office:value="0.5" calcext:value-type="float">
            <text:p>0.5</text:p>
          </table:table-cell>
          <table:table-cell table:style-name="ce65" table:formula="of:=SUM([.AFO7:.AFO72])" office:value-type="float" office:value="4.5" calcext:value-type="float">
            <text:p>4.5</text:p>
          </table:table-cell>
          <table:table-cell table:style-name="ce65" table:formula="of:=SUM([.AFP7:.AFP72])" office:value-type="float" office:value="10" calcext:value-type="float">
            <text:p>10.0</text:p>
          </table:table-cell>
          <table:table-cell table:style-name="ce65" table:formula="of:=SUM([.AFQ7:.AFQ72])" office:value-type="float" office:value="6.5" calcext:value-type="float">
            <text:p>6.5</text:p>
          </table:table-cell>
          <table:table-cell table:style-name="ce65" table:formula="of:=SUM([.AFR7:.AFR72])" office:value-type="float" office:value="0" calcext:value-type="float">
            <text:p>0.0</text:p>
          </table:table-cell>
          <table:table-cell table:style-name="ce65" table:formula="of:=SUM([.AFS7:.AFS72])" office:value-type="float" office:value="0" calcext:value-type="float">
            <text:p>0.0</text:p>
          </table:table-cell>
          <table:table-cell table:style-name="ce65" table:formula="of:=SUM([.AFT7:.AFT72])" office:value-type="float" office:value="8" calcext:value-type="float">
            <text:p>8.0</text:p>
          </table:table-cell>
          <table:table-cell table:style-name="ce65" table:formula="of:=SUM([.AFU7:.AFU72])" office:value-type="float" office:value="6" calcext:value-type="float">
            <text:p>6.0</text:p>
          </table:table-cell>
          <table:table-cell table:style-name="ce65" table:formula="of:=SUM([.AFV7:.AFV72])" office:value-type="float" office:value="11.5" calcext:value-type="float">
            <text:p>11.5</text:p>
          </table:table-cell>
          <table:table-cell table:style-name="ce65" table:formula="of:=SUM([.AFW7:.AFW72])" office:value-type="float" office:value="0" calcext:value-type="float">
            <text:p>0.0</text:p>
          </table:table-cell>
          <table:table-cell table:style-name="ce65" table:formula="of:=SUM([.AFX7:.AFX72])" office:value-type="float" office:value="0" calcext:value-type="float">
            <text:p>0.0</text:p>
          </table:table-cell>
          <table:table-cell table:style-name="ce65" table:formula="of:=SUM([.AFY7:.AFY72])" office:value-type="float" office:value="0" calcext:value-type="float">
            <text:p>0.0</text:p>
          </table:table-cell>
          <table:table-cell table:style-name="ce65" table:formula="of:=SUM([.AFZ7:.AFZ72])" office:value-type="float" office:value="0" calcext:value-type="float">
            <text:p>0.0</text:p>
          </table:table-cell>
          <table:table-cell table:style-name="ce65" table:formula="of:=SUM([.AGA7:.AGA72])" office:value-type="float" office:value="2" calcext:value-type="float">
            <text:p>2.0</text:p>
          </table:table-cell>
          <table:table-cell table:style-name="ce65" table:formula="of:=SUM([.AGB7:.AGB72])" office:value-type="float" office:value="8.5" calcext:value-type="float">
            <text:p>8.5</text:p>
          </table:table-cell>
          <table:table-cell table:style-name="ce65" table:formula="of:=SUM([.AGC7:.AGC72])" office:value-type="float" office:value="7.5" calcext:value-type="float">
            <text:p>7.5</text:p>
          </table:table-cell>
          <table:table-cell table:style-name="ce65" table:formula="of:=SUM([.AGD7:.AGD72])" office:value-type="float" office:value="6" calcext:value-type="float">
            <text:p>6.0</text:p>
          </table:table-cell>
          <table:table-cell table:style-name="ce65" table:formula="of:=SUM([.AGE7:.AGE72])" office:value-type="float" office:value="5" calcext:value-type="float">
            <text:p>5.0</text:p>
          </table:table-cell>
          <table:table-cell table:style-name="ce65" table:formula="of:=SUM([.AGF7:.AGF72])" office:value-type="float" office:value="0" calcext:value-type="float">
            <text:p>0.0</text:p>
          </table:table-cell>
          <table:table-cell table:style-name="ce65" table:formula="of:=SUM([.AGG7:.AGG72])" office:value-type="float" office:value="0" calcext:value-type="float">
            <text:p>0.0</text:p>
          </table:table-cell>
          <table:table-cell table:style-name="ce65" table:formula="of:=SUM([.AGH7:.AGH72])" office:value-type="float" office:value="5.5" calcext:value-type="float">
            <text:p>5.5</text:p>
          </table:table-cell>
          <table:table-cell table:style-name="ce65" table:formula="of:=SUM([.AGI7:.AGI72])" office:value-type="float" office:value="7" calcext:value-type="float">
            <text:p>7.0</text:p>
          </table:table-cell>
          <table:table-cell table:style-name="ce65" table:formula="of:=SUM([.AGJ7:.AGJ72])" office:value-type="float" office:value="0" calcext:value-type="float">
            <text:p>0.0</text:p>
          </table:table-cell>
          <table:table-cell table:style-name="ce65" table:formula="of:=SUM([.AGK7:.AGK72])" office:value-type="float" office:value="5.5" calcext:value-type="float">
            <text:p>5.5</text:p>
          </table:table-cell>
          <table:table-cell table:style-name="ce65" table:formula="of:=SUM([.AGL7:.AGL72])" office:value-type="float" office:value="6" calcext:value-type="float">
            <text:p>6.0</text:p>
          </table:table-cell>
          <table:table-cell table:style-name="ce65" table:formula="of:=SUM([.AGM7:.AGM72])" office:value-type="float" office:value="0" calcext:value-type="float">
            <text:p>0.0</text:p>
          </table:table-cell>
          <table:table-cell table:style-name="ce65" table:formula="of:=SUM([.AGN7:.AGN72])" office:value-type="float" office:value="0" calcext:value-type="float">
            <text:p>0.0</text:p>
          </table:table-cell>
          <table:table-cell table:style-name="ce65" table:formula="of:=SUM([.AGO7:.AGO72])" office:value-type="float" office:value="5.5" calcext:value-type="float">
            <text:p>5.5</text:p>
          </table:table-cell>
          <table:table-cell table:style-name="ce65" table:formula="of:=SUM([.AGP7:.AGP72])" office:value-type="float" office:value="6" calcext:value-type="float">
            <text:p>6.0</text:p>
          </table:table-cell>
          <table:table-cell table:style-name="ce65" table:formula="of:=SUM([.AGQ7:.AGQ72])" office:value-type="float" office:value="8.5" calcext:value-type="float">
            <text:p>8.5</text:p>
          </table:table-cell>
          <table:table-cell table:style-name="ce65" table:formula="of:=SUM([.AGR7:.AGR72])" office:value-type="float" office:value="2.5" calcext:value-type="float">
            <text:p>2.5</text:p>
          </table:table-cell>
          <table:table-cell table:style-name="ce65" table:formula="of:=SUM([.AGS7:.AGS72])" office:value-type="float" office:value="0" calcext:value-type="float">
            <text:p>0.0</text:p>
          </table:table-cell>
          <table:table-cell table:style-name="ce65" table:formula="of:=SUM([.AGT7:.AGT72])" office:value-type="float" office:value="0" calcext:value-type="float">
            <text:p>0.0</text:p>
          </table:table-cell>
          <table:table-cell table:style-name="ce65" table:formula="of:=SUM([.AGU7:.AGU72])" office:value-type="float" office:value="0" calcext:value-type="float">
            <text:p>0.0</text:p>
          </table:table-cell>
          <table:table-cell table:style-name="ce65" table:formula="of:=SUM([.AGV7:.AGV72])" office:value-type="float" office:value="3" calcext:value-type="float">
            <text:p>3.0</text:p>
          </table:table-cell>
          <table:table-cell table:style-name="ce65" table:formula="of:=SUM([.AGW7:.AGW72])" office:value-type="float" office:value="6.5" calcext:value-type="float">
            <text:p>6.5</text:p>
          </table:table-cell>
          <table:table-cell table:style-name="ce65" table:formula="of:=SUM([.AGX7:.AGX72])" office:value-type="float" office:value="6" calcext:value-type="float">
            <text:p>6.0</text:p>
          </table:table-cell>
          <table:table-cell table:style-name="ce65" table:formula="of:=SUM([.AGY7:.AGY72])" office:value-type="float" office:value="9.5" calcext:value-type="float">
            <text:p>9.5</text:p>
          </table:table-cell>
          <table:table-cell table:style-name="ce65" table:formula="of:=SUM([.AGZ7:.AGZ72])" office:value-type="float" office:value="6" calcext:value-type="float">
            <text:p>6.0</text:p>
          </table:table-cell>
          <table:table-cell table:style-name="ce65" table:formula="of:=SUM([.AHA7:.AHA72])" office:value-type="float" office:value="0" calcext:value-type="float">
            <text:p>0.0</text:p>
          </table:table-cell>
          <table:table-cell table:style-name="ce65" table:formula="of:=SUM([.AHB7:.AHB72])" office:value-type="float" office:value="0" calcext:value-type="float">
            <text:p>0.0</text:p>
          </table:table-cell>
          <table:table-cell table:style-name="ce65" table:formula="of:=SUM([.AHC7:.AHC72])" office:value-type="float" office:value="8.5" calcext:value-type="float">
            <text:p>8.5</text:p>
          </table:table-cell>
          <table:table-cell table:style-name="ce65" table:formula="of:=SUM([.AHD7:.AHD72])" office:value-type="float" office:value="8" calcext:value-type="float">
            <text:p>8.0</text:p>
          </table:table-cell>
          <table:table-cell table:style-name="ce65" table:formula="of:=SUM([.AHE7:.AHE72])" office:value-type="float" office:value="5" calcext:value-type="float">
            <text:p>5.0</text:p>
          </table:table-cell>
          <table:table-cell table:style-name="ce65" table:formula="of:=SUM([.AHF7:.AHF72])" office:value-type="float" office:value="8.5" calcext:value-type="float">
            <text:p>8.5</text:p>
          </table:table-cell>
          <table:table-cell table:style-name="ce65" table:formula="of:=SUM([.AHG7:.AHG72])" office:value-type="float" office:value="6" calcext:value-type="float">
            <text:p>6.0</text:p>
          </table:table-cell>
          <table:table-cell table:style-name="ce65" table:formula="of:=SUM([.AHH7:.AHH72])" office:value-type="float" office:value="0.5" calcext:value-type="float">
            <text:p>0.5</text:p>
          </table:table-cell>
          <table:table-cell table:style-name="ce65" table:formula="of:=SUM([.AHI7:.AHI72])" office:value-type="float" office:value="0" calcext:value-type="float">
            <text:p>0.0</text:p>
          </table:table-cell>
          <table:table-cell table:style-name="ce65" table:formula="of:=SUM([.AHJ7:.AHJ72])" office:value-type="float" office:value="6.5" calcext:value-type="float">
            <text:p>6.5</text:p>
          </table:table-cell>
          <table:table-cell table:style-name="ce65" table:formula="of:=SUM([.AHK7:.AHK72])" office:value-type="float" office:value="8" calcext:value-type="float">
            <text:p>8.0</text:p>
          </table:table-cell>
          <table:table-cell table:style-name="ce65" table:formula="of:=SUM([.AHL7:.AHL72])" office:value-type="float" office:value="4" calcext:value-type="float">
            <text:p>4.0</text:p>
          </table:table-cell>
          <table:table-cell table:style-name="ce65" table:formula="of:=SUM([.AHM7:.AHM72])" office:value-type="float" office:value="9" calcext:value-type="float">
            <text:p>9.0</text:p>
          </table:table-cell>
          <table:table-cell table:style-name="ce65" table:formula="of:=SUM([.AHN7:.AHN72])" office:value-type="float" office:value="8" calcext:value-type="float">
            <text:p>8.0</text:p>
          </table:table-cell>
          <table:table-cell table:style-name="ce65" table:formula="of:=SUM([.AHO7:.AHO72])" office:value-type="float" office:value="0" calcext:value-type="float">
            <text:p>0.0</text:p>
          </table:table-cell>
          <table:table-cell table:style-name="ce65" table:formula="of:=SUM([.AHP7:.AHP72])" office:value-type="float" office:value="0" calcext:value-type="float">
            <text:p>0.0</text:p>
          </table:table-cell>
          <table:table-cell table:style-name="ce65" table:formula="of:=SUM([.AHQ7:.AHQ72])" office:value-type="float" office:value="5.5" calcext:value-type="float">
            <text:p>5.5</text:p>
          </table:table-cell>
          <table:table-cell table:style-name="ce65" table:formula="of:=SUM([.AHR7:.AHR72])" office:value-type="float" office:value="7.5" calcext:value-type="float">
            <text:p>7.5</text:p>
          </table:table-cell>
          <table:table-cell table:style-name="ce65" table:formula="of:=SUM([.AHS7:.AHS72])" office:value-type="float" office:value="4" calcext:value-type="float">
            <text:p>4.0</text:p>
          </table:table-cell>
          <table:table-cell table:style-name="ce65" table:formula="of:=SUM([.AHT7:.AHT72])" office:value-type="float" office:value="10" calcext:value-type="float">
            <text:p>10.0</text:p>
          </table:table-cell>
          <table:table-cell table:style-name="ce65" table:formula="of:=SUM([.AHU7:.AHU72])" office:value-type="float" office:value="9" calcext:value-type="float">
            <text:p>9.0</text:p>
          </table:table-cell>
          <table:table-cell table:style-name="ce65" table:formula="of:=SUM([.AHV7:.AHV72])" office:value-type="float" office:value="0" calcext:value-type="float">
            <text:p>0.0</text:p>
          </table:table-cell>
          <table:table-cell table:style-name="ce65" table:formula="of:=SUM([.AHW7:.AHW72])" office:value-type="float" office:value="0" calcext:value-type="float">
            <text:p>0.0</text:p>
          </table:table-cell>
          <table:table-cell table:style-name="ce65" table:formula="of:=SUM([.AHX7:.AHX72])" office:value-type="float" office:value="5" calcext:value-type="float">
            <text:p>5.0</text:p>
          </table:table-cell>
          <table:table-cell table:style-name="ce65" table:formula="of:=SUM([.AHY7:.AHY72])" office:value-type="float" office:value="11" calcext:value-type="float">
            <text:p>11.0</text:p>
          </table:table-cell>
          <table:table-cell table:style-name="ce65" table:formula="of:=SUM([.AHZ7:.AHZ72])" office:value-type="float" office:value="10.5" calcext:value-type="float">
            <text:p>10.5</text:p>
          </table:table-cell>
          <table:table-cell table:style-name="ce65" table:formula="of:=SUM([.AIA7:.AIA72])" office:value-type="float" office:value="8" calcext:value-type="float">
            <text:p>8.0</text:p>
          </table:table-cell>
          <table:table-cell table:style-name="ce65" table:formula="of:=SUM([.AIB7:.AIB72])" office:value-type="float" office:value="10" calcext:value-type="float">
            <text:p>10.0</text:p>
          </table:table-cell>
          <table:table-cell table:style-name="ce65" table:formula="of:=SUM([.AIC7:.AIC72])" office:value-type="float" office:value="0" calcext:value-type="float">
            <text:p>0.0</text:p>
          </table:table-cell>
          <table:table-cell table:style-name="ce65" table:formula="of:=SUM([.AID7:.AID72])" office:value-type="float" office:value="0" calcext:value-type="float">
            <text:p>0.0</text:p>
          </table:table-cell>
          <table:table-cell table:style-name="ce65" table:formula="of:=SUM([.AIE7:.AIE72])" office:value-type="float" office:value="0" calcext:value-type="float">
            <text:p>0.0</text:p>
          </table:table-cell>
          <table:table-cell table:style-name="ce65" table:formula="of:=SUM([.AIF7:.AIF72])" office:value-type="float" office:value="9.5" calcext:value-type="float">
            <text:p>9.5</text:p>
          </table:table-cell>
          <table:table-cell table:style-name="ce65" table:formula="of:=SUM([.AIG7:.AIG72])" office:value-type="float" office:value="4.5" calcext:value-type="float">
            <text:p>4.5</text:p>
          </table:table-cell>
          <table:table-cell table:style-name="ce65" table:formula="of:=SUM([.AIH7:.AIH72])" office:value-type="float" office:value="9" calcext:value-type="float">
            <text:p>9.0</text:p>
          </table:table-cell>
          <table:table-cell table:style-name="ce65" table:formula="of:=SUM([.AII7:.AII72])" office:value-type="float" office:value="7" calcext:value-type="float">
            <text:p>7.0</text:p>
          </table:table-cell>
          <table:table-cell table:style-name="ce65" table:formula="of:=SUM([.AIJ7:.AIJ72])" office:value-type="float" office:value="0" calcext:value-type="float">
            <text:p>0.0</text:p>
          </table:table-cell>
          <table:table-cell table:style-name="ce65" table:formula="of:=SUM([.AIK7:.AIK72])" office:value-type="float" office:value="0" calcext:value-type="float">
            <text:p>0.0</text:p>
          </table:table-cell>
          <table:table-cell table:style-name="ce65" table:formula="of:=SUM([.AIL7:.AIL72])" office:value-type="float" office:value="6" calcext:value-type="float">
            <text:p>6.0</text:p>
          </table:table-cell>
          <table:table-cell table:style-name="ce65" table:formula="of:=SUM([.AIM7:.AIM72])" office:value-type="float" office:value="6.5" calcext:value-type="float">
            <text:p>6.5</text:p>
          </table:table-cell>
          <table:table-cell table:style-name="ce65" table:formula="of:=SUM([.AIN7:.AIN72])" office:value-type="float" office:value="5.5" calcext:value-type="float">
            <text:p>5.5</text:p>
          </table:table-cell>
          <table:table-cell table:style-name="ce65" table:formula="of:=SUM([.AIO7:.AIO72])" office:value-type="float" office:value="9" calcext:value-type="float">
            <text:p>9.0</text:p>
          </table:table-cell>
          <table:table-cell table:style-name="ce65" table:formula="of:=SUM([.AIP7:.AIP72])" office:value-type="float" office:value="8" calcext:value-type="float">
            <text:p>8.0</text:p>
          </table:table-cell>
          <table:table-cell table:style-name="ce65" table:formula="of:=SUM([.AIQ7:.AIQ72])" office:value-type="float" office:value="1.5" calcext:value-type="float">
            <text:p>1.5</text:p>
          </table:table-cell>
          <table:table-cell table:style-name="ce65" table:formula="of:=SUM([.AIR7:.AIR72])" office:value-type="float" office:value="3.5" calcext:value-type="float">
            <text:p>3.5</text:p>
          </table:table-cell>
          <table:table-cell table:style-name="ce65" table:formula="of:=SUM([.AIS7:.AIS72])" office:value-type="float" office:value="8.5" calcext:value-type="float">
            <text:p>8.5</text:p>
          </table:table-cell>
          <table:table-cell table:style-name="ce65" table:formula="of:=SUM([.AIT7:.AIT72])" office:value-type="float" office:value="5.5" calcext:value-type="float">
            <text:p>5.5</text:p>
          </table:table-cell>
          <table:table-cell table:style-name="ce65" table:formula="of:=SUM([.AIU7:.AIU72])" office:value-type="float" office:value="7" calcext:value-type="float">
            <text:p>7.0</text:p>
          </table:table-cell>
          <table:table-cell table:style-name="ce65" table:formula="of:=SUM([.AIV7:.AIV72])" office:value-type="float" office:value="7.5" calcext:value-type="float">
            <text:p>7.5</text:p>
          </table:table-cell>
          <table:table-cell table:style-name="ce65" table:formula="of:=SUM([.AIW7:.AIW72])" office:value-type="float" office:value="8" calcext:value-type="float">
            <text:p>8.0</text:p>
          </table:table-cell>
          <table:table-cell table:style-name="ce65" table:formula="of:=SUM([.AIX7:.AIX72])" office:value-type="float" office:value="0" calcext:value-type="float">
            <text:p>0.0</text:p>
          </table:table-cell>
          <table:table-cell table:style-name="ce65" table:formula="of:=SUM([.AIY7:.AIY72])" office:value-type="float" office:value="4.5" calcext:value-type="float">
            <text:p>4.5</text:p>
          </table:table-cell>
          <table:table-cell table:style-name="ce65" table:formula="of:=SUM([.AIZ7:.AIZ72])" office:value-type="float" office:value="6.5" calcext:value-type="float">
            <text:p>6.5</text:p>
          </table:table-cell>
          <table:table-cell table:style-name="ce65" table:formula="of:=SUM([.AJA7:.AJA72])" office:value-type="float" office:value="0" calcext:value-type="float">
            <text:p>0.0</text:p>
          </table:table-cell>
          <table:table-cell table:style-name="ce65" table:formula="of:=SUM([.AJB7:.AJB72])" office:value-type="float" office:value="8" calcext:value-type="float">
            <text:p>8.0</text:p>
          </table:table-cell>
          <table:table-cell table:style-name="ce65" table:formula="of:=SUM([.AJC7:.AJC72])" office:value-type="float" office:value="7" calcext:value-type="float">
            <text:p>7.0</text:p>
          </table:table-cell>
          <table:table-cell table:style-name="ce65" table:formula="of:=SUM([.AJD7:.AJD72])" office:value-type="float" office:value="2" calcext:value-type="float">
            <text:p>2.0</text:p>
          </table:table-cell>
          <table:table-cell table:style-name="ce65" table:formula="of:=SUM([.AJE7:.AJE72])" office:value-type="float" office:value="0" calcext:value-type="float">
            <text:p>0.0</text:p>
          </table:table-cell>
          <table:table-cell table:style-name="ce65" table:formula="of:=SUM([.AJF7:.AJF72])" office:value-type="float" office:value="0" calcext:value-type="float">
            <text:p>0.0</text:p>
          </table:table-cell>
          <table:table-cell table:style-name="ce65" table:formula="of:=SUM([.AJG7:.AJG72])" office:value-type="float" office:value="1.5" calcext:value-type="float">
            <text:p>1.5</text:p>
          </table:table-cell>
          <table:table-cell table:style-name="ce65" table:formula="of:=SUM([.AJH7:.AJH72])" office:value-type="float" office:value="6" calcext:value-type="float">
            <text:p>6.0</text:p>
          </table:table-cell>
          <table:table-cell table:style-name="ce65" table:formula="of:=SUM([.AJI7:.AJI72])" office:value-type="float" office:value="7.5" calcext:value-type="float">
            <text:p>7.5</text:p>
          </table:table-cell>
          <table:table-cell table:style-name="ce65" table:formula="of:=SUM([.AJJ7:.AJJ72])" office:value-type="float" office:value="9.5" calcext:value-type="float">
            <text:p>9.5</text:p>
          </table:table-cell>
          <table:table-cell table:style-name="ce65" table:formula="of:=SUM([.AJK7:.AJK72])" office:value-type="float" office:value="0" calcext:value-type="float">
            <text:p>0.0</text:p>
          </table:table-cell>
          <table:table-cell table:style-name="ce65" table:formula="of:=SUM([.AJL7:.AJL72])" office:value-type="float" office:value="3" calcext:value-type="float">
            <text:p>3.0</text:p>
          </table:table-cell>
          <table:table-cell table:style-name="ce65" table:formula="of:=SUM([.AJM7:.AJM72])" office:value-type="float" office:value="0" calcext:value-type="float">
            <text:p>0.0</text:p>
          </table:table-cell>
          <table:table-cell table:style-name="ce65" table:formula="of:=SUM([.AJN7:.AJN72])" office:value-type="float" office:value="1.5" calcext:value-type="float">
            <text:p>1.5</text:p>
          </table:table-cell>
          <table:table-cell table:style-name="ce65" table:formula="of:=SUM([.AJO7:.AJO72])" office:value-type="float" office:value="7.5" calcext:value-type="float">
            <text:p>7.5</text:p>
          </table:table-cell>
          <table:table-cell table:style-name="ce65" table:formula="of:=SUM([.AJP7:.AJP72])" office:value-type="float" office:value="9.5" calcext:value-type="float">
            <text:p>9.5</text:p>
          </table:table-cell>
          <table:table-cell table:style-name="ce65" table:formula="of:=SUM([.AJQ7:.AJQ72])" office:value-type="float" office:value="10" calcext:value-type="float">
            <text:p>10.0</text:p>
          </table:table-cell>
          <table:table-cell table:style-name="ce65" table:formula="of:=SUM([.AJR7:.AJR72])" office:value-type="float" office:value="9" calcext:value-type="float">
            <text:p>9.0</text:p>
          </table:table-cell>
          <table:table-cell table:style-name="ce65" table:formula="of:=SUM([.AJS7:.AJS72])" office:value-type="float" office:value="0" calcext:value-type="float">
            <text:p>0.0</text:p>
          </table:table-cell>
          <table:table-cell table:style-name="ce65" table:formula="of:=SUM([.AJT7:.AJT72])" office:value-type="float" office:value="1.5" calcext:value-type="float">
            <text:p>1.5</text:p>
          </table:table-cell>
          <table:table-cell table:style-name="ce65" table:formula="of:=SUM([.AJU7:.AJU72])" office:value-type="float" office:value="2" calcext:value-type="float">
            <text:p>2.0</text:p>
          </table:table-cell>
          <table:table-cell table:style-name="ce65" table:formula="of:=SUM([.AJV7:.AJV72])" office:value-type="float" office:value="7" calcext:value-type="float">
            <text:p>7.0</text:p>
          </table:table-cell>
          <table:table-cell table:style-name="ce65" table:formula="of:=SUM([.AJW7:.AJW72])" office:value-type="float" office:value="10" calcext:value-type="float">
            <text:p>10.0</text:p>
          </table:table-cell>
          <table:table-cell table:style-name="ce65" table:formula="of:=SUM([.AJX7:.AJX72])" office:value-type="float" office:value="9.5" calcext:value-type="float">
            <text:p>9.5</text:p>
          </table:table-cell>
          <table:table-cell table:style-name="ce65" table:formula="of:=SUM([.AJY7:.AJY72])" office:value-type="float" office:value="0" calcext:value-type="float">
            <text:p>0.0</text:p>
          </table:table-cell>
          <table:table-cell table:style-name="ce65" table:formula="of:=SUM([.AJZ7:.AJZ72])" office:value-type="float" office:value="0" calcext:value-type="float">
            <text:p>0.0</text:p>
          </table:table-cell>
          <table:table-cell table:style-name="ce65" table:formula="of:=SUM([.AKA7:.AKA72])" office:value-type="float" office:value="0" calcext:value-type="float">
            <text:p>0.0</text:p>
          </table:table-cell>
          <table:table-cell table:style-name="ce65" table:formula="of:=SUM([.AKB7:.AKB72])" office:value-type="float" office:value="11" calcext:value-type="float">
            <text:p>11.0</text:p>
          </table:table-cell>
          <table:table-cell table:style-name="ce65" table:formula="of:=SUM([.AKC7:.AKC72])" office:value-type="float" office:value="11" calcext:value-type="float">
            <text:p>11.0</text:p>
          </table:table-cell>
          <table:table-cell table:style-name="ce65" table:formula="of:=SUM([.AKD7:.AKD72])" office:value-type="float" office:value="8.5" calcext:value-type="float">
            <text:p>8.5</text:p>
          </table:table-cell>
          <table:table-cell table:style-name="ce65" table:formula="of:=SUM([.AKE7:.AKE72])" office:value-type="float" office:value="8.5" calcext:value-type="float">
            <text:p>8.5</text:p>
          </table:table-cell>
          <table:table-cell table:style-name="ce65" table:formula="of:=SUM([.AKF7:.AKF72])" office:value-type="float" office:value="5.5" calcext:value-type="float">
            <text:p>5.5</text:p>
          </table:table-cell>
          <table:table-cell table:style-name="ce65" table:formula="of:=SUM([.AKG7:.AKG72])" office:value-type="float" office:value="2" calcext:value-type="float">
            <text:p>2.0</text:p>
          </table:table-cell>
          <table:table-cell table:style-name="ce65" table:formula="of:=SUM([.AKH7:.AKH72])" office:value-type="float" office:value="0" calcext:value-type="float">
            <text:p>0.0</text:p>
          </table:table-cell>
          <table:table-cell table:style-name="ce65" table:formula="of:=SUM([.AKI7:.AKI72])" office:value-type="float" office:value="7" calcext:value-type="float">
            <text:p>7.0</text:p>
          </table:table-cell>
          <table:table-cell table:style-name="ce65" table:formula="of:=SUM([.AKJ7:.AKJ72])" office:value-type="float" office:value="8" calcext:value-type="float">
            <text:p>8.0</text:p>
          </table:table-cell>
          <table:table-cell table:style-name="ce65" table:formula="of:=SUM([.AKK7:.AKK72])" office:value-type="float" office:value="9" calcext:value-type="float">
            <text:p>9.0</text:p>
          </table:table-cell>
          <table:table-cell table:style-name="ce65" table:formula="of:=SUM([.AKL7:.AKL72])" office:value-type="float" office:value="8.5" calcext:value-type="float">
            <text:p>8.5</text:p>
          </table:table-cell>
          <table:table-cell table:style-name="ce65" table:formula="of:=SUM([.AKM7:.AKM72])" office:value-type="float" office:value="0" calcext:value-type="float">
            <text:p>0.0</text:p>
          </table:table-cell>
          <table:table-cell table:style-name="ce65" table:formula="of:=SUM([.AKN7:.AKN72])" office:value-type="float" office:value="0" calcext:value-type="float">
            <text:p>0.0</text:p>
          </table:table-cell>
          <table:table-cell table:style-name="ce65" table:formula="of:=SUM([.AKO7:.AKO72])" office:value-type="float" office:value="0" calcext:value-type="float">
            <text:p>0.0</text:p>
          </table:table-cell>
          <table:table-cell table:style-name="ce65" table:formula="of:=SUM([.AKP7:.AKP72])" office:value-type="float" office:value="7" calcext:value-type="float">
            <text:p>7.0</text:p>
          </table:table-cell>
          <table:table-cell table:style-name="ce65" table:formula="of:=SUM([.AKQ7:.AKQ72])" office:value-type="float" office:value="0" calcext:value-type="float">
            <text:p>0.0</text:p>
          </table:table-cell>
          <table:table-cell table:style-name="ce65" table:formula="of:=SUM([.AKR7:.AKR72])" office:value-type="float" office:value="7" calcext:value-type="float">
            <text:p>7.0</text:p>
          </table:table-cell>
          <table:table-cell table:style-name="ce65" table:formula="of:=SUM([.AKS7:.AKS72])" office:value-type="float" office:value="9.5" calcext:value-type="float">
            <text:p>9.5</text:p>
          </table:table-cell>
          <table:table-cell table:style-name="ce65" table:formula="of:=SUM([.AKT7:.AKT72])" office:value-type="float" office:value="9.5" calcext:value-type="float">
            <text:p>9.5</text:p>
          </table:table-cell>
          <table:table-cell table:style-name="ce65" table:formula="of:=SUM([.AKU7:.AKU72])" office:value-type="float" office:value="1" calcext:value-type="float">
            <text:p>1.0</text:p>
          </table:table-cell>
          <table:table-cell table:style-name="ce65" table:formula="of:=SUM([.AKV7:.AKV72])" office:value-type="float" office:value="0" calcext:value-type="float">
            <text:p>0.0</text:p>
          </table:table-cell>
          <table:table-cell table:style-name="ce65" table:formula="of:=SUM([.AKW7:.AKW72])" office:value-type="float" office:value="7.5" calcext:value-type="float">
            <text:p>7.5</text:p>
          </table:table-cell>
          <table:table-cell table:style-name="ce65" table:formula="of:=SUM([.AKX7:.AKX72])" office:value-type="float" office:value="9.5" calcext:value-type="float">
            <text:p>9.5</text:p>
          </table:table-cell>
          <table:table-cell table:style-name="ce65" table:formula="of:=SUM([.AKY7:.AKY72])" office:value-type="float" office:value="8" calcext:value-type="float">
            <text:p>8.0</text:p>
          </table:table-cell>
          <table:table-cell table:style-name="ce65" table:formula="of:=SUM([.AKZ7:.AKZ72])" office:value-type="float" office:value="8" calcext:value-type="float">
            <text:p>8.0</text:p>
          </table:table-cell>
          <table:table-cell table:style-name="ce65" table:formula="of:=SUM([.ALA7:.ALA72])" office:value-type="float" office:value="8" calcext:value-type="float">
            <text:p>8.0</text:p>
          </table:table-cell>
          <table:table-cell table:style-name="ce65" table:formula="of:=SUM([.ALB7:.ALB72])" office:value-type="float" office:value="0" calcext:value-type="float">
            <text:p>0.0</text:p>
          </table:table-cell>
          <table:table-cell table:style-name="ce65" table:formula="of:=SUM([.ALC7:.ALC72])" office:value-type="float" office:value="0" calcext:value-type="float">
            <text:p>0.0</text:p>
          </table:table-cell>
          <table:table-cell table:style-name="ce65" table:formula="of:=SUM([.ALD7:.ALD72])" office:value-type="float" office:value="0" calcext:value-type="float">
            <text:p>0.0</text:p>
          </table:table-cell>
          <table:table-cell table:style-name="ce65" table:formula="of:=SUM([.ALE7:.ALE72])" office:value-type="float" office:value="7" calcext:value-type="float">
            <text:p>7.0</text:p>
          </table:table-cell>
          <table:table-cell table:style-name="ce65" table:formula="of:=SUM([.ALF7:.ALF72])" office:value-type="float" office:value="8" calcext:value-type="float">
            <text:p>8.0</text:p>
          </table:table-cell>
          <table:table-cell table:style-name="ce65" table:formula="of:=SUM([.ALG7:.ALG72])" office:value-type="float" office:value="8" calcext:value-type="float">
            <text:p>8.0</text:p>
          </table:table-cell>
          <table:table-cell table:style-name="ce65" table:formula="of:=SUM([.ALH7:.ALH72])" office:value-type="float" office:value="8" calcext:value-type="float">
            <text:p>8.0</text:p>
          </table:table-cell>
          <table:table-cell table:style-name="ce65" table:formula="of:=SUM([.ALI7:.ALI72])" office:value-type="float" office:value="0" calcext:value-type="float">
            <text:p>0.0</text:p>
          </table:table-cell>
          <table:table-cell table:style-name="ce65" table:formula="of:=SUM([.ALJ7:.ALJ72])" office:value-type="float" office:value="0" calcext:value-type="float">
            <text:p>0.0</text:p>
          </table:table-cell>
          <table:table-cell table:style-name="ce65" table:formula="of:=SUM([.ALK7:.ALK72])" office:value-type="float" office:value="5" calcext:value-type="float">
            <text:p>5.0</text:p>
          </table:table-cell>
          <table:table-cell table:style-name="ce65" table:formula="of:=SUM([.ALL7:.ALL72])" office:value-type="float" office:value="8" calcext:value-type="float">
            <text:p>8.0</text:p>
          </table:table-cell>
          <table:table-cell table:style-name="ce65" table:formula="of:=SUM([.ALM7:.ALM72])" office:value-type="float" office:value="7" calcext:value-type="float">
            <text:p>7.0</text:p>
          </table:table-cell>
          <table:table-cell table:style-name="ce65" table:formula="of:=SUM([.ALN7:.ALN72])" office:value-type="float" office:value="8" calcext:value-type="float">
            <text:p>8.0</text:p>
          </table:table-cell>
          <table:table-cell table:style-name="ce65" table:formula="of:=SUM([.ALO7:.ALO72])" office:value-type="float" office:value="8" calcext:value-type="float">
            <text:p>8.0</text:p>
          </table:table-cell>
          <table:table-cell table:style-name="ce65" table:formula="of:=SUM([.ALP7:.ALP72])" office:value-type="float" office:value="0" calcext:value-type="float">
            <text:p>0.0</text:p>
          </table:table-cell>
          <table:table-cell table:style-name="ce65" table:formula="of:=SUM([.ALQ7:.ALQ72])" office:value-type="float" office:value="0" calcext:value-type="float">
            <text:p>0.0</text:p>
          </table:table-cell>
          <table:table-cell table:style-name="ce65" table:formula="of:=SUM([.ALR7:.ALR72])" office:value-type="float" office:value="8" calcext:value-type="float">
            <text:p>8.0</text:p>
          </table:table-cell>
          <table:table-cell table:style-name="ce65" table:formula="of:=SUM([.ALS7:.ALS72])" office:value-type="float" office:value="0" calcext:value-type="float">
            <text:p>0.0</text:p>
          </table:table-cell>
          <table:table-cell table:style-name="ce65" table:formula="of:=SUM([.ALT7:.ALT72])" office:value-type="float" office:value="9" calcext:value-type="float">
            <text:p>9.0</text:p>
          </table:table-cell>
          <table:table-cell table:style-name="ce65" table:formula="of:=SUM([.ALU7:.ALU72])" office:value-type="float" office:value="8" calcext:value-type="float">
            <text:p>8.0</text:p>
          </table:table-cell>
          <table:table-cell table:style-name="ce65" table:formula="of:=SUM([.ALV7:.ALV72])" office:value-type="float" office:value="7.5" calcext:value-type="float">
            <text:p>7.5</text:p>
          </table:table-cell>
          <table:table-cell table:style-name="ce65" table:formula="of:=SUM([.ALW7:.ALW72])" office:value-type="float" office:value="0" calcext:value-type="float">
            <text:p>0.0</text:p>
          </table:table-cell>
          <table:table-cell table:style-name="ce65" table:formula="of:=SUM([.ALX7:.ALX72])" office:value-type="float" office:value="0" calcext:value-type="float">
            <text:p>0.0</text:p>
          </table:table-cell>
          <table:table-cell table:style-name="ce65" table:formula="of:=SUM([.ALY7:.ALY72])" office:value-type="float" office:value="2" calcext:value-type="float">
            <text:p>2.0</text:p>
          </table:table-cell>
          <table:table-cell table:style-name="ce65" table:formula="of:=SUM([.ALZ7:.ALZ72])" office:value-type="float" office:value="7.5" calcext:value-type="float">
            <text:p>7.5</text:p>
          </table:table-cell>
          <table:table-cell table:style-name="ce65" table:formula="of:=SUM([.AMA7:.AMA72])" office:value-type="float" office:value="8" calcext:value-type="float">
            <text:p>8.0</text:p>
          </table:table-cell>
          <table:table-cell table:style-name="ce65" table:formula="of:=SUM([.AMB7:.AMB72])" office:value-type="float" office:value="8" calcext:value-type="float">
            <text:p>8.0</text:p>
          </table:table-cell>
          <table:table-cell table:style-name="ce65" table:formula="of:=SUM([.AMC7:.AMC72])" office:value-type="float" office:value="8.5" calcext:value-type="float">
            <text:p>8.5</text:p>
          </table:table-cell>
          <table:table-cell table:style-name="ce65" table:formula="of:=SUM([.AMD7:.AMD72])" office:value-type="float" office:value="0" calcext:value-type="float">
            <text:p>0.0</text:p>
          </table:table-cell>
          <table:table-cell table:style-name="ce65" table:formula="of:=SUM([.AME7:.AME72])" office:value-type="float" office:value="0" calcext:value-type="float">
            <text:p>0.0</text:p>
          </table:table-cell>
          <table:table-cell table:style-name="ce65" table:formula="of:=SUM([.AMF7:.AMF72])" office:value-type="float" office:value="7" calcext:value-type="float">
            <text:p>7.0</text:p>
          </table:table-cell>
          <table:table-cell table:style-name="ce65" table:formula="of:=SUM([.AMG7:.AMG72])" office:value-type="float" office:value="0" calcext:value-type="float">
            <text:p>0.0</text:p>
          </table:table-cell>
          <table:table-cell table:style-name="ce65" table:formula="of:=SUM([.AMH7:.AMH72])" office:value-type="float" office:value="5" calcext:value-type="float">
            <text:p>5.0</text:p>
          </table:table-cell>
          <table:table-cell table:style-name="ce65" table:formula="of:=SUM([.AMI7:.AMI72])" office:value-type="float" office:value="4" calcext:value-type="float">
            <text:p>4.0</text:p>
          </table:table-cell>
          <table:table-cell table:style-name="ce65" table:formula="of:=SUM([.AMJ7:.AMJ72])" office:value-type="float" office:value="4" calcext:value-type="float">
            <text:p>4.0</text:p>
          </table:table-cell>
        </table:table-row>
        <table:table-row table:style-name="ro8" table:visibility="collapse">
          <table:table-cell table:style-name="ce58"/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1021"/>
        </table:table-row>
        <table:table-row table:style-name="ro8">
          <table:table-cell table:style-name="ce58" office:value-type="string" calcext:value-type="string">
            <text:p>Reflexivity</text:p>
          </table:table-cell>
          <table:table-cell table:style-name="ce65" table:formula="of:=SUM([.C8:.AMJ8])" office:value-type="float" office:value="3.5" calcext:value-type="float">
            <text:p>3.5</text:p>
          </table:table-cell>
          <table:table-cell table:style-name="ce65" table:number-columns-repeated="6"/>
          <table:table-cell table:style-name="ce65" office:value-type="float" office:value="3.5" calcext:value-type="float">
            <text:p>3.5</text:p>
          </table:table-cell>
          <table:table-cell table:style-name="ce65" table:number-columns-repeated="1015"/>
        </table:table-row>
        <table:table-row table:style-name="ro8">
          <table:table-cell table:style-name="ce58" office:value-type="string" calcext:value-type="string">
            <text:p>InnovationDiffusion</text:p>
          </table:table-cell>
          <table:table-cell table:style-name="ce65" table:formula="of:=SUM([.C9:.AMJ9])" office:value-type="float" office:value="0.5" calcext:value-type="float">
            <text:p>0.5</text:p>
          </table:table-cell>
          <table:table-cell table:style-name="ce65" table:number-columns-repeated="60"/>
          <table:table-cell table:style-name="ce65" office:value-type="float" office:value="0.5" calcext:value-type="float">
            <text:p>0.5</text:p>
          </table:table-cell>
          <table:table-cell table:style-name="ce65" table:number-columns-repeated="961"/>
        </table:table-row>
        <table:table-row table:style-name="ro8">
          <table:table-cell table:style-name="ce58" office:value-type="string" calcext:value-type="string">
            <text:p>CaseStudies</text:p>
          </table:table-cell>
          <table:table-cell table:style-name="ce65" table:formula="of:=SUM([.C10:.AMJ10])" office:value-type="float" office:value="5.5" calcext:value-type="float">
            <text:p>5.5</text:p>
          </table:table-cell>
          <table:table-cell table:style-name="ce65" table:number-columns-repeated="117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903"/>
        </table:table-row>
        <table:table-row table:style-name="ro8">
          <table:table-cell table:style-name="ce58" office:value-type="string" calcext:value-type="string">
            <text:p>Modelography</text:p>
          </table:table-cell>
          <table:table-cell table:style-name="ce65" table:formula="of:=SUM([.C11:.AMJ11])" office:value-type="float" office:value="20" calcext:value-type="float">
            <text:p>20.0</text:p>
          </table:table-cell>
          <table:table-cell table:style-name="ce65" table:number-columns-repeated="124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894"/>
        </table:table-row>
        <table:table-row table:style-name="ro8">
          <table:table-cell table:style-name="ce58" office:value-type="string" calcext:value-type="string">
            <text:p>QuantEpistemology</text:p>
          </table:table-cell>
          <table:table-cell table:style-name="ce65" table:formula="of:=SUM([.C12:.AMJ12])" office:value-type="float" office:value="32" calcext:value-type="float">
            <text:p>32.0</text:p>
          </table:table-cell>
          <table:table-cell table:style-name="ce65" table:number-columns-repeated="86"/>
          <table:table-cell table:style-name="ce65" office:value-type="float" office:value="1" calcext:value-type="float">
            <text:p>1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9.5" calcext:value-type="float">
            <text:p>9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17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868"/>
        </table:table-row>
        <table:table-row table:style-name="ro8">
          <table:table-cell table:style-name="ce58" office:value-type="string" calcext:value-type="string">
            <text:p>EcoGeo</text:p>
          </table:table-cell>
          <table:table-cell table:style-name="ce65" table:formula="of:=SUM([.C13:.AMJ13])" office:value-type="float" office:value="9.5" calcext:value-type="float">
            <text:p>9.5</text:p>
          </table:table-cell>
          <table:table-cell table:style-name="ce65" table:number-columns-repeated="151"/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24"/>
          <table:table-cell table:style-name="ce65" office:value-type="float" office:value="2.5" calcext:value-type="float">
            <text:p>2.5</text:p>
          </table:table-cell>
          <table:table-cell table:style-name="ce65" table:number-columns-repeated="4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828"/>
        </table:table-row>
        <table:table-row table:style-name="ro8">
          <table:table-cell table:style-name="ce58" office:value-type="string" calcext:value-type="string">
            <text:p>MacroCoEvol</text:p>
          </table:table-cell>
          <table:table-cell table:style-name="ce65" table:formula="of:=SUM([.C14:.AMJ14])" office:value-type="float" office:value="72" calcext:value-type="float">
            <text:p>72.0</text:p>
          </table:table-cell>
          <table:table-cell table:style-name="ce65" table:number-columns-repeated="62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4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1.5" calcext:value-type="float">
            <text:p>1.5</text:p>
          </table:table-cell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table:number-columns-repeated="814"/>
        </table:table-row>
        <table:table-row table:style-name="ro8">
          <table:table-cell table:style-name="ce58" office:value-type="string" calcext:value-type="string">
            <text:p>SpatioTempCausality</text:p>
          </table:table-cell>
          <table:table-cell table:style-name="ce65" table:formula="of:=SUM([.C15:.AMJ15])" office:value-type="float" office:value="37.5" calcext:value-type="float">
            <text:p>37.5</text:p>
          </table:table-cell>
          <table:table-cell table:style-name="ce65" table:number-columns-repeated="123"/>
          <table:table-cell table:style-name="ce65" office:value-type="float" office:value="1" calcext:value-type="float">
            <text:p>1.0</text:p>
          </table:table-cell>
          <table:table-cell table:style-name="ce65" table:number-columns-repeated="36"/>
          <table:table-cell table:style-name="ce65" office:value-type="float" office:value="0.5" calcext:value-type="float">
            <text:p>0.5</text:p>
          </table:table-cell>
          <table:table-cell table:style-name="ce65" table:number-columns-repeated="30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6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Default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784"/>
        </table:table-row>
        <table:table-row table:style-name="ro8">
          <table:table-cell table:style-name="ce58" office:value-type="string" calcext:value-type="string">
            <text:p>Entretiens</text:p>
          </table:table-cell>
          <table:table-cell table:style-name="ce65" table:formula="of:=SUM([.C16:.AMJ16])" office:value-type="float" office:value="13" calcext:value-type="float">
            <text:p>13.0</text:p>
          </table:table-cell>
          <table:table-cell table:style-name="ce65" table:number-columns-repeated="212"/>
          <table:table-cell table:style-name="ce65" office:value-type="float" office:value="1" calcext:value-type="float">
            <text:p>1.0</text:p>
          </table:table-cell>
          <table:table-cell table:style-name="ce65" table:number-columns-repeated="14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5" office:value-type="float" office:value="3" calcext:value-type="float">
            <text:p>3.0</text:p>
          </table:table-cell>
          <table:table-cell table:style-name="ce65" table:number-columns-repeated="774"/>
        </table:table-row>
        <table:table-row table:style-name="ro8">
          <table:table-cell table:style-name="ce58" office:value-type="string" calcext:value-type="string">
            <text:p>OrgaUMR</text:p>
          </table:table-cell>
          <table:table-cell table:style-name="ce65" table:formula="of:=SUM([.C17:.AMJ17])" office:value-type="float" office:value="17" calcext:value-type="float">
            <text:p>17.0</text:p>
          </table:table-cell>
          <table:table-cell table:style-name="ce65" table:number-columns-repeated="208"/>
          <table:table-cell table:style-name="ce65" office:value-type="float" office:value="0.5" calcext:value-type="float">
            <text:p>0.5</text:p>
          </table:table-cell>
          <table:table-cell table:style-name="ce65" table:number-columns-repeated="47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9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746"/>
        </table:table-row>
        <table:table-row table:style-name="ro8">
          <table:table-cell table:style-name="ce58" office:value-type="string" calcext:value-type="string">
            <text:p>MesoCoEvol</text:p>
          </table:table-cell>
          <table:table-cell table:style-name="ce65" table:formula="of:=SUM([.C18:.AMJ18])" office:value-type="float" office:value="60.5" calcext:value-type="float">
            <text:p>60.5</text:p>
          </table:table-cell>
          <table:table-cell table:style-name="ce65" table:number-columns-repeated="77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0"/>
          <table:table-cell table:number-columns-repeated="2"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3.5" calcext:value-type="float">
            <text:p>3.5</text:p>
          </table:table-cell>
          <table:table-cell table:style-name="ce65" table:number-columns-repeated="139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745"/>
        </table:table-row>
        <table:table-row table:style-name="ro8">
          <table:table-cell table:style-name="ce58" office:value-type="string" calcext:value-type="string">
            <text:p>Fieldwork</text:p>
          </table:table-cell>
          <table:table-cell table:style-name="ce65" table:formula="of:=SUM([.C19:.AMJ19])" office:value-type="float" office:value="27.5" calcext:value-type="float">
            <text:p>27.5</text:p>
          </table:table-cell>
          <table:table-cell table:style-name="ce65" table:number-columns-repeated="65"/>
          <table:table-cell table:style-name="ce65" office:value-type="float" office:value="3" calcext:value-type="float">
            <text:p>3.0</text:p>
          </table:table-cell>
          <table:table-cell table:style-name="ce65" table:number-columns-repeated="38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17"/>
          <table:table-cell table:style-name="ce65" office:value-type="float" office:value="7" calcext:value-type="float">
            <text:p>7.0</text:p>
          </table:table-cell>
          <table:table-cell table:style-name="ce65" table:number-columns-repeated="132"/>
          <table:table-cell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7" calcext:value-type="float">
            <text:p>7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97"/>
        </table:table-row>
        <table:table-row table:style-name="ro8">
          <table:table-cell table:style-name="ce58" office:value-type="string" calcext:value-type="string">
            <text:p>MigrationDynamics</text:p>
          </table:table-cell>
          <table:table-cell table:style-name="ce65" table:formula="of:=SUM([.C20:.AMJ20])" office:value-type="float" office:value="82" calcext:value-type="float">
            <text:p>82.0</text:p>
          </table:table-cell>
          <table:table-cell table:style-name="ce65" table:number-columns-repeated="16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4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number-columns-repeated="3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26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630"/>
        </table:table-row>
        <table:table-row table:style-name="ro8">
          <table:table-cell table:style-name="ce58" office:value-type="string" calcext:value-type="string">
            <text:p>Medium</text:p>
          </table:table-cell>
          <table:table-cell table:style-name="ce65" table:formula="of:=SUM([.C21:.AMJ21])" office:value-type="float" office:value="34.5" calcext:value-type="float">
            <text:p>34.5</text:p>
          </table:table-cell>
          <table:table-cell table:style-name="ce65" table:number-columns-repeated="55"/>
          <table:table-cell table:style-name="ce65" office:value-type="float" office:value="1.5" calcext:value-type="float">
            <text:p>1.5</text:p>
          </table:table-cell>
          <table:table-cell table:style-name="ce65" table:number-columns-repeated="34"/>
          <table:table-cell table:style-name="ce65" office:value-type="float" office:value="1" calcext:value-type="float">
            <text:p>1.0</text:p>
          </table:table-cell>
          <table:table-cell table:style-name="ce65" table:number-columns-repeated="19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58"/>
          <table:table-cell table:style-name="ce65" office:value-type="float" office:value="1" calcext:value-type="float">
            <text:p>1.0</text:p>
          </table:table-cell>
          <table:table-cell table:style-name="ce65" table:number-columns-repeated="17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12"/>
          <table:table-cell table:style-name="ce65" office:value-type="float" office:value="1.5" calcext:value-type="float">
            <text:p>1.5</text:p>
          </table:table-cell>
          <table:table-cell table:style-name="ce65" table:number-columns-repeated="14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5"/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4.5" calcext:value-type="float">
            <text:p>4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 table:number-columns-repeated="14"/>
          <table:table-cell table:style-name="ce65" office:value-type="float" office:value="1" calcext:value-type="float">
            <office:annotation office:display="true" draw:style-name="gr1" draw:text-style-name="P2" svg:width="28.99mm" svg:height="6.74mm" svg:x="9069.31mm" svg:y="126.03mm" draw:caption-point-x="25.5mm" draw:caption-point-y="-14.79mm">
              <dc:creator>JR</dc:creator>
              <dc:date>2016-10-31T00:00:00</dc:date>
              <text:p text:style-name="P1"><text:span text:style-name="T1">书霞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620"/>
        </table:table-row>
        <table:table-row table:style-name="ro8">
          <table:table-cell table:style-name="ce58" office:value-type="string" calcext:value-type="string">
            <text:p>EnergyPrice</text:p>
          </table:table-cell>
          <table:table-cell table:style-name="ce65" table:formula="of:=SUM([.C22:.AMJ22])" office:value-type="float" office:value="72.5" calcext:value-type="float">
            <text:p>72.5</text:p>
          </table:table-cell>
          <table:table-cell table:style-name="ce65" table:number-columns-repeated="89"/>
          <table:table-cell table:number-columns-repeated="3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8"/>
          <table:table-cell table:style-name="ce65" office:value-type="float" office:value="0.5" calcext:value-type="float">
            <text:p>0.5</text:p>
          </table:table-cell>
          <table:table-cell table:style-name="ce65" table:number-columns-repeated="23"/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7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4.5" calcext:value-type="float">
            <text:p>4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9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87"/>
        </table:table-row>
        <table:table-row table:style-name="ro8">
          <table:table-cell table:style-name="ce58" office:value-type="string" calcext:value-type="string">
            <text:p>NetworkMorphogenesis</text:p>
          </table:table-cell>
          <table:table-cell table:style-name="ce65" table:formula="of:=SUM([.C23:.AMJ23])" office:value-type="float" office:value="2" calcext:value-type="float">
            <text:p>2.0</text:p>
          </table:table-cell>
          <table:table-cell table:style-name="ce65" table:number-columns-repeated="450"/>
          <table:table-cell table:style-name="ce65" office:value-type="float" office:value="1" calcext:value-type="float">
            <text:p>1.0</text:p>
          </table:table-cell>
          <table:table-cell table:style-name="ce65" table:number-columns-repeated="30"/>
          <table:table-cell table:style-name="ce65" office:value-type="float" office:value="1" calcext:value-type="float">
            <text:p>1.0</text:p>
          </table:table-cell>
          <table:table-cell table:style-name="ce65" table:number-columns-repeated="540"/>
        </table:table-row>
        <table:table-row table:style-name="ro8">
          <table:table-cell table:style-name="ce58" office:value-type="string" calcext:value-type="string">
            <text:p>Territorialisation</text:p>
          </table:table-cell>
          <table:table-cell table:style-name="ce65" table:formula="of:=SUM([.C24:.AMJ24])" office:value-type="float" office:value="3" calcext:value-type="float">
            <text:p>3.0</text:p>
          </table:table-cell>
          <table:table-cell table:style-name="ce65" table:number-columns-repeated="445"/>
          <table:table-cell table:style-name="ce65" office:value-type="float" office:value="1" calcext:value-type="float">
            <text:p>1.0</text:p>
          </table:table-cell>
          <table:table-cell table:style-name="ce65" table:number-columns-repeated="26"/>
          <table:table-cell table:style-name="ce65" office:value-type="float" office:value="1" calcext:value-type="float">
            <text:p>1.0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539"/>
        </table:table-row>
        <table:table-row table:style-name="ro8">
          <table:table-cell table:style-name="ce58" office:value-type="string" calcext:value-type="string">
            <text:p>Reviewing</text:p>
          </table:table-cell>
          <table:table-cell table:style-name="ce65" table:formula="of:=SUM([.C25:.AMJ25])" office:value-type="float" office:value="47" calcext:value-type="float">
            <text:p>47.0</text:p>
          </table:table-cell>
          <table:table-cell table:style-name="ce65" table:number-columns-repeated="18"/>
          <table:table-cell table:style-name="ce65" office:value-type="float" office:value="1" calcext:value-type="float">
            <text:p>1.0</text:p>
          </table:table-cell>
          <table:table-cell table:style-name="ce65" table:number-columns-repeated="29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1"/>
          <table:table-cell table:style-name="ce65" office:value-type="float" office:value="0.5" calcext:value-type="float">
            <text:p>0.5</text:p>
          </table:table-cell>
          <table:table-cell table:style-name="ce65" table:number-columns-repeated="46"/>
          <table:table-cell table:style-name="ce65" office:value-type="float" office:value="0.5" calcext:value-type="float">
            <text:p>0.5</text:p>
          </table:table-cell>
          <table:table-cell table:style-name="ce65" table:number-columns-repeated="38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9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12"/>
          <table:table-cell table:style-name="ce65" office:value-type="float" office:value="2.5" calcext:value-type="float">
            <text:p>2.5</text:p>
          </table:table-cell>
          <table:table-cell table:style-name="ce65" table:number-columns-repeated="36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1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10"/>
          <table:table-cell table:style-name="ce65" office:value-type="float" office:value="1.5" calcext:value-type="float">
            <text:p>1.5</text:p>
          </table:table-cell>
          <table:table-cell table:style-name="ce65" table:number-columns-repeated="23"/>
          <table:table-cell table:style-name="ce65" office:value-type="float" office:value="1" calcext:value-type="float">
            <text:p>1.0</text:p>
          </table:table-cell>
          <table:table-cell table:style-name="ce65" table:number-columns-repeated="535"/>
        </table:table-row>
        <table:table-row table:style-name="ro8">
          <table:table-cell table:style-name="ce58" office:value-type="string" calcext:value-type="string">
            <text:p>LanguageABM</text:p>
          </table:table-cell>
          <table:table-cell table:style-name="ce65" table:formula="of:=SUM([.C26:.AMJ26])" office:value-type="float" office:value="50.5" calcext:value-type="float">
            <text:p>50.5</text:p>
          </table:table-cell>
          <table:table-cell table:style-name="ce65" table:number-columns-repeated="290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8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14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26"/>
          <table:table-cell table:style-name="ce65" office:value-type="float" office:value="2" calcext:value-type="float">
            <text:p>2.0</text:p>
          </table:table-cell>
          <table:table-cell table:style-name="ce65">
            <office:annotation office:display="true" draw:style-name="gr2" draw:text-style-name="P2" svg:width="28.99mm" svg:height="9.91mm" svg:x="11731.52mm" svg:y="178.48mm" draw:caption-point-x="37.87mm" draw:caption-point-y="-35.23m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492"/>
        </table:table-row>
        <table:table-row table:style-name="ro8">
          <table:table-cell table:style-name="ce58" office:value-type="string" calcext:value-type="string">
            <text:p>CircularEconomy</text:p>
          </table:table-cell>
          <table:table-cell table:style-name="ce65" table:formula="of:=SUM([.C27:.AMJ27])" office:value-type="float" office:value="48.25" calcext:value-type="float">
            <text:p>48.3</text:p>
          </table:table-cell>
          <table:table-cell table:style-name="ce65" table:number-columns-repeated="309"/>
          <table:table-cell table:number-columns-repeated="2" table:style-name="ce65" office:value-type="float" office:value="6" calcext:value-type="float">
            <text:p>6.0</text:p>
          </table:table-cell>
          <table:table-cell table:style-name="ce65" table:number-columns-repeated="20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21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47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38"/>
          <table:table-cell table:style-name="ce65" office:value-type="float" office:value="0.5" calcext:value-type="float">
            <text:p>0.5</text:p>
          </table:table-cell>
          <table:table-cell table:style-name="ce65" table:number-columns-repeated="39"/>
          <table:table-cell table:style-name="ce65" office:value-type="float" office:value="3.75" calcext:value-type="float">
            <text:p>3.8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89"/>
        </table:table-row>
        <table:table-row table:style-name="ro8">
          <table:table-cell table:style-name="ce58" office:value-type="string" calcext:value-type="string">
            <text:p>Morphogenesis</text:p>
          </table:table-cell>
          <table:table-cell table:style-name="ce65" table:formula="of:=SUM([.C28:.AMJ28])" office:value-type="float" office:value="24.25" calcext:value-type="float">
            <text:p>24.3</text:p>
          </table:table-cell>
          <table:table-cell table:style-name="ce65" table:number-columns-repeated="145"/>
          <table:table-cell table:style-name="ce65" office:value-type="float" office:value="2" calcext:value-type="float">
            <text:p>2.0</text:p>
          </table:table-cell>
          <table:table-cell table:style-name="ce65" table:number-columns-repeated="34"/>
          <table:table-cell table:style-name="ce65" office:value-type="float" office:value="2.5" calcext:value-type="float">
            <text:p>2.5</text:p>
          </table:table-cell>
          <table:table-cell table:style-name="ce65" table:number-columns-repeated="1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02"/>
          <table:table-cell table:style-name="ce65" office:value-type="float" office:value="0.5" calcext:value-type="float">
            <text:p>0.5</text:p>
          </table:table-cell>
          <table:table-cell table:style-name="ce65" table:number-columns-repeated="2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32"/>
          <table:table-cell table:style-name="ce65" office:value-type="float" office:value="0.5" calcext:value-type="float">
            <text:p>0.5</text:p>
          </table:table-cell>
          <table:table-cell table:style-name="ce65" table:number-columns-repeated="13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25" calcext:value-type="float">
            <text:p>1.3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486"/>
        </table:table-row>
        <table:table-row table:style-name="ro8">
          <table:table-cell table:style-name="ce58" office:value-type="string" calcext:value-type="string">
            <text:p>FilmsMining</text:p>
          </table:table-cell>
          <table:table-cell table:style-name="ce65" table:formula="of:=SUM([.C29:.AMJ29])" office:value-type="float" office:value="17.75" calcext:value-type="float">
            <text:p>17.8</text:p>
          </table:table-cell>
          <table:table-cell table:style-name="ce65" table:number-columns-repeated="334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72"/>
          <table:table-cell table:style-name="ce65" office:value-type="float" office:value="0.25" calcext:value-type="float">
            <text:p>0.3</text:p>
          </table:table-cell>
          <table:table-cell table:style-name="ce6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486"/>
        </table:table-row>
        <table:table-row table:style-name="ro8">
          <table:table-cell table:style-name="ce58" office:value-type="string" calcext:value-type="string">
            <text:p>SantaFe</text:p>
          </table:table-cell>
          <table:table-cell table:style-name="ce65" table:formula="of:=SUM([.C30:.AMJ30])" office:value-type="float" office:value="98.25" calcext:value-type="float">
            <text:p>98.3</text:p>
          </table:table-cell>
          <table:table-cell table:style-name="ce65" table:number-columns-repeated="514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3.75" calcext:value-type="float">
            <text:p>3.8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3.5" calcext:value-type="float">
            <text:p>3.5</text:p>
          </table:table-cell>
          <table:table-cell table:number-columns-repeated="2" table:style-name="ce65" office:value-type="float" office:value="7" calcext:value-type="float">
            <text:p>7.0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2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9"/>
          <table:table-cell table:style-name="ce65" office:value-type="float" office:value="3.5" calcext:value-type="float">
            <text:p>3.5</text:p>
          </table:table-cell>
          <table:table-cell table:style-name="ce65" table:number-columns-repeated="473"/>
        </table:table-row>
        <table:table-row table:style-name="ro8">
          <table:table-cell table:style-name="ce58" office:value-type="string" calcext:value-type="string">
            <text:p>NetworkNecessity</text:p>
          </table:table-cell>
          <table:table-cell table:style-name="ce65" table:formula="of:=SUM([.C31:.AMJ31])" office:value-type="float" office:value="158" calcext:value-type="float">
            <text:p>158.0</text:p>
          </table:table-cell>
          <table:table-cell table:style-name="ce65" table:number-columns-repeated="128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5" office:value-type="float" office:value="4.5" calcext:value-type="float">
            <text:p>4.5</text:p>
          </table:table-cell>
          <table:table-cell table:style-name="ce65" table:number-columns-repeated="14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7"/>
          <table:table-cell table:style-name="ce65" office:value-type="float" office:value="1.5" calcext:value-type="float">
            <text:p>1.5</text:p>
          </table:table-cell>
          <table:table-cell table:style-name="ce65" table:number-columns-repeated="91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office:annotation office:display="true" draw:style-name="gr3" draw:text-style-name="P2" svg:width="28.99mm" svg:height="6.69mm" svg:x="10557.29mm" svg:y="161.05mm" draw:caption-point-x="33.47mm" draw:caption-point-y="14.22mm">
              <dc:creator>JR</dc:creator>
              <dc:date>2016-08-26T00:00:00</dc:date>
              <text:p text:style-name="P1"><text:span text:style-name="T1">paper</text:span></text:p>
            </office:annotation>
            <text:p>1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office:annotation office:display="true" draw:style-name="gr3" draw:text-style-name="P2" svg:width="28.99mm" svg:height="6.69mm" svg:x="11257.31mm" svg:y="161.24mm" draw:caption-point-x="36.1mm" draw:caption-point-y="14.03mm">
              <dc:creator>JR</dc:creator>
              <dc:date>2016-07-26T00:00:00</dc:date>
              <text:p text:style-name="P1"><text:span text:style-name="T1">+15 oml</text:span></text:p>
            </office:annotation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4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Default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4.5" calcext:value-type="float">
            <office:annotation office:display="true" draw:style-name="gr3" draw:text-style-name="P2" svg:width="28.99mm" svg:height="6.69mm" svg:x="12542.56mm" svg:y="188.26mm" draw:caption-point-x="42.81mm" draw:caption-point-y="-12.99mm">
              <dc:creator>JR</dc:creator>
              <dc:date>2016-05-30T00:00:00</dc:date>
              <text:p text:style-name="P1"><text:span text:style-name="T1">gibrat</text:span></text:p>
            </office:annotation>
            <text:p>4.5</text:p>
          </table:table-cell>
          <table:table-cell table:style-name="ce65" table:number-columns-repeated="10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5" calcext:value-type="float">
            <office:annotation office:display="true" draw:style-name="gr3" draw:text-style-name="P2" svg:width="28.99mm" svg:height="6.69mm" svg:x="13301.91mm" svg:y="186.74mm" draw:caption-point-x="54.1mm" draw:caption-point-y="-11.47mm">
              <dc:creator>JR</dc:creator>
              <dc:date>2016-04-26T00:00:00</dc:date>
              <text:p text:style-name="P1"><text:span text:style-name="T1">Aic etc</text:span></text:p>
            </office:annotation>
            <text:p>5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420"/>
        </table:table-row>
        <table:table-row table:style-name="ro8">
          <table:table-cell table:style-name="ce58" office:value-type="string" calcext:value-type="string">
            <text:p>Chine</text:p>
          </table:table-cell>
          <table:table-cell table:style-name="ce65" table:formula="of:=SUM([.C32:.AMJ32])" office:value-type="float" office:value="240.5" calcext:value-type="float">
            <text:p>240.5</text:p>
          </table:table-cell>
          <table:table-cell table:style-name="ce65" table:number-columns-repeated="33"/>
          <table:table-cell table:style-name="ce65" office:value-type="float" office:value="0.5" calcext:value-type="float">
            <text:p>0.5</text:p>
          </table:table-cell>
          <table:table-cell table:style-name="ce65" table:number-columns-repeated="12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table:number-columns-repeated="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10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17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13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number-columns-repeated="3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table:number-columns-repeated="1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number-columns-repeated="4" table:style-name="ce65" office:value-type="float" office:value="1" calcext:value-type="float">
            <text:p>1.0</text:p>
          </table:table-cell>
          <table:table-cell table:style-name="ce65" table:number-columns-repeated="10"/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3.5" calcext:value-type="float">
            <text:p>3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number-columns-repeated="2" table:style-name="ce65" office:value-type="float" office:value="4.5" calcext:value-type="float">
            <text:p>4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table:number-columns-repeated="3"/>
          <table:table-cell table:number-columns-repeated="2"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number-columns-repeated="2" table:style-name="ce65" office:value-type="float" office:value="3" calcext:value-type="float">
            <text:p>3.0</text:p>
          </table:table-cell>
          <table:table-cell table:style-name="ce65" office:value-type="float" office:value="6" calcext:value-type="float">
            <office:annotation office:display="true" draw:style-name="gr2" draw:text-style-name="P2" svg:width="28.99mm" svg:height="9.91mm" svg:x="9348.59mm" svg:y="168.94mm" draw:caption-point-x="40.87mm" draw:caption-point-y="12.73mm">
              <dc:creator>JR</dc:creator>
              <dc:date>2016-10-19T00:00:00</dc:date>
              <text:p text:style-name="P1"><text:span text:style-name="T1">1,5 skype – 2 tuto + 20 ~</text:span></text:p>
            </office:annotation>
            <text:p>6.0</text:p>
          </table:table-cell>
          <table:table-cell table:style-name="ce65" office:value-type="float" office:value="4" calcext:value-type="float">
            <office:annotation office:display="true" draw:style-name="gr2" draw:text-style-name="P2" svg:width="28.99mm" svg:height="9.91mm" svg:x="9383.07mm" svg:y="166.97mm" draw:caption-point-x="29.06mm" draw:caption-point-y="14.7mm">
              <dc:creator>JR</dc:creator>
              <dc:date>2016-10-17T00:00:00</dc:date>
              <text:p text:style-name="P1"><text:span text:style-name="T1">3 Zhongwen ; 1 medium</text:span></text:p>
            </office:annotation>
            <text:p>4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22"/>
          <table:table-cell table:style-name="ce65" office:value-type="float" office:value="1" calcext:value-type="float">
            <text:p>1.0</text:p>
          </table:table-cell>
          <table:table-cell table:style-name="ce65" table:number-columns-repeated="2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>
            <office:annotation office:display="true" draw:style-name="gr3" draw:text-style-name="P2" svg:width="28.99mm" svg:height="6.69mm" svg:x="11031.5mm" svg:y="167.57mm" draw:caption-point-x="35.25mm" draw:caption-point-y="14.1m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57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Default"/>
          <table:table-cell table:style-name="ce65" table:number-columns-repeated="63"/>
          <table:table-cell table:style-name="ce65" office:value-type="float" office:value="3.5" calcext:value-type="float">
            <text:p>3.5</text:p>
          </table:table-cell>
          <table:table-cell table:style-name="ce65" table:number-columns-repeated="407"/>
        </table:table-row>
        <table:table-row table:style-name="ro8">
          <table:table-cell table:style-name="ce58" office:value-type="string" calcext:value-type="string">
            <text:p>Memoire</text:p>
          </table:table-cell>
          <table:table-cell table:style-name="ce65" table:formula="of:=SUM([.C33:.AMJ33])" office:value-type="float" office:value="489.5" calcext:value-type="float">
            <text:p>489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6" calcext:value-type="float">
            <text:p>6.0</text:p>
          </table:table-cell>
          <table:table-cell table:style-name="ce65" table:number-columns-repeated="3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9.5" calcext:value-type="float">
            <text:p>9.5</text:p>
          </table:table-cell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9" calcext:value-type="float">
            <text:p>9.0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6" calcext:value-type="float">
            <text:p>6.0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3.5" calcext:value-type="float">
            <text:p>3.5</text:p>
          </table:table-cell>
          <table:table-cell table:style-name="ce65" table:number-columns-repeated="17"/>
          <table:table-cell table:style-name="ce65" office:value-type="float" office:value="3.5" calcext:value-type="float">
            <text:p>3.5</text:p>
          </table:table-cell>
          <table:table-cell table:style-name="ce65" table:number-columns-repeated="6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9" calcext:value-type="float">
            <text:p>9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0" calcext:value-type="float">
            <text:p>10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86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style-name="ce65" office:value-type="float" office:value="3" calcext:value-type="float">
            <text:p>3.0</text:p>
          </table:table-cell>
          <table:table-cell table:style-name="ce65" table:number-columns-repeated="201"/>
          <table:table-cell table:style-name="Default"/>
          <table:table-cell table:style-name="ce65" table:number-columns-repeated="28"/>
          <table:table-cell table:style-name="ce65" office:value-type="float" office:value="0.5" calcext:value-type="float">
            <office:annotation office:display="true" draw:style-name="gr2" draw:text-style-name="P2" svg:width="28.99mm" svg:height="9.91mm" svg:x="13152.95mm" svg:y="190.73mm" draw:caption-point-x="44.4mm" draw:caption-point-y="-2.66mm">
              <dc:creator>JR</dc:creator>
              <dc:date>2016-05-03T00:00:00</dc:date>
              <text:p text:style-name="P1"><text:span text:style-name="T1">Lecture com Florent</text:span></text:p>
            </office:annotation>
            <text:p>0.5</text:p>
          </table:table-cell>
          <table:table-cell table:style-name="ce65" table:number-columns-repeated="4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5" calcext:value-type="float">
            <text:p>15.0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table:number-columns-repeated="2"/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office:annotation office:display="true" draw:style-name="gr2" draw:text-style-name="P2" svg:width="28.99mm" svg:height="9.91mm" svg:x="15003.83mm" svg:y="206.84mm" draw:caption-point-x="52.13mm" draw:caption-point-y="-18.77mm">
              <dc:creator>JR</dc:creator>
              <dc:date>2016-02-12T00:00:00</dc:date>
              <text:p text:style-name="P1"><text:span text:style-name="T1">0,5 correlations cafe</text:span></text:p>
            </office:annotation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53"/>
        </table:table-row>
        <table:table-row table:style-name="ro8">
          <table:table-cell table:style-name="ce58" office:value-type="string" calcext:value-type="string">
            <text:p>RecurrentNetwork</text:p>
          </table:table-cell>
          <table:table-cell table:style-name="ce65" table:formula="of:=SUM([.C34:.AMJ34])" office:value-type="float" office:value="1.5" calcext:value-type="float">
            <text:p>1.5</text:p>
          </table:table-cell>
          <table:table-cell table:style-name="ce65" table:number-columns-repeated="550"/>
          <table:table-cell table:style-name="Default"/>
          <table:table-cell table:style-name="ce65" table:number-columns-repeated="34"/>
          <table:table-cell table:style-name="Default" table:number-columns-repeated="2"/>
          <table:table-cell table:style-name="ce65" table:number-columns-repeated="90"/>
          <table:table-cell table:style-name="ce65" office:value-type="float" office:value="1.5" calcext:value-type="float">
            <text:p>1.5</text:p>
          </table:table-cell>
          <table:table-cell table:style-name="ce65" table:number-columns-repeated="344"/>
        </table:table-row>
        <table:table-row table:style-name="ro8">
          <table:table-cell table:style-name="ce58" office:value-type="string" calcext:value-type="string">
            <text:p>SpatialStatistics</text:p>
          </table:table-cell>
          <table:table-cell table:style-name="ce65" table:formula="of:=SUM([.C35:.AMJ35])" office:value-type="float" office:value="44" calcext:value-type="float">
            <text:p>44.0</text:p>
          </table:table-cell>
          <table:table-cell table:style-name="ce65" table:number-columns-repeated="46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4"/>
          <table:table-cell table:style-name="Default"/>
          <table:table-cell table:style-name="ce65" table:number-columns-repeated="160"/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Default"/>
          <table:table-cell table:style-name="ce65" table:number-columns-repeated="55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116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office:annotation office:display="true" draw:style-name="gr3" draw:text-style-name="P2" svg:width="28.99mm" svg:height="6.69mm" svg:x="9676.62mm" svg:y="186.19mm" draw:caption-point-x="30.17mm" draw:caption-point-y="14.69mm">
              <dc:creator>JR</dc:creator>
              <dc:date>2016-10-04T00:00:00</dc:date>
              <text:p text:style-name="P1"><text:span text:style-name="T1">GWR</text:span></text:p>
            </office:annotation>
            <text:p>1.5</text:p>
          </table:table-cell>
          <table:table-cell table:style-name="ce65" table:number-columns-repeated="118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" calcext:value-type="float">
            <text:p>4.0</text:p>
          </table:table-cell>
          <table:table-cell table:style-name="Default"/>
          <table:table-cell table:style-name="ce65" table:number-columns-repeated="118"/>
          <table:table-cell table:style-name="ce65" office:value-type="float" office:value="1" calcext:value-type="float">
            <office:annotation office:display="true" draw:style-name="gr3" draw:text-style-name="P2" svg:width="28.99mm" svg:height="6.69mm" svg:x="15181.7mm" svg:y="212.57mm" draw:caption-point-x="55.58mm" draw:caption-point-y="-11.69mm">
              <dc:creator>JR</dc:creator>
              <dc:date>2016-02-03T00:00:00</dc:date>
              <text:p text:style-name="P1"><text:span text:style-name="T1">IV</text:span></text:p>
            </office:annotation>
            <text:p>1.0</text:p>
          </table:table-cell>
          <table:table-cell table:style-name="ce65" table:number-columns-repeated="8"/>
          <table:table-cell table:style-name="ce65" office:value-type="float" office:value="3.5" calcext:value-type="float">
            <text:p>3.5</text:p>
          </table:table-cell>
          <table:table-cell table:style-name="ce65" table:number-columns-repeated="343"/>
        </table:table-row>
        <table:table-row table:style-name="ro8">
          <table:table-cell table:style-name="ce58" office:value-type="string" calcext:value-type="string">
            <text:p>BPCaseStudy</text:p>
          </table:table-cell>
          <table:table-cell table:style-name="ce65" table:formula="of:=SUM([.C36:.AMJ36])" office:value-type="float" office:value="12" calcext:value-type="float">
            <text:p>12.0</text:p>
          </table:table-cell>
          <table:table-cell table:style-name="ce65" table:number-columns-repeated="272"/>
          <table:table-cell table:style-name="ce65" office:value-type="float" office:value="5" calcext:value-type="float">
            <office:annotation office:display="true" draw:style-name="gr3" draw:text-style-name="P2" svg:width="28.99mm" svg:height="6.69mm" svg:x="6221.68mm" svg:y="191.63mm" draw:caption-point-x="17.21mm" draw:caption-point-y="15.65mm">
              <dc:creator>JR</dc:creator>
              <dc:date>2017-03-08T00:00:00</dc:date>
              <text:p text:style-name="P1"><text:span text:style-name="T1">Nw import</text:span></text:p>
            </office:annotation>
            <text:p>5.0</text:p>
          </table:table-cell>
          <table:table-cell table:style-name="ce65" table:number-columns-repeated="156"/>
          <table:table-cell table:style-name="ce65" office:value-type="float" office:value="0.5" calcext:value-type="float">
            <text:p>0.5</text:p>
          </table:table-cell>
          <table:table-cell table:style-name="ce65" table:number-columns-repeated="258"/>
          <table:table-cell table:style-name="ce65" office:value-type="float" office:value="6.5" calcext:value-type="float">
            <text:p>6.5</text:p>
          </table:table-cell>
          <table:table-cell table:style-name="ce65" table:number-columns-repeated="333"/>
        </table:table-row>
        <table:table-row table:style-name="ro8">
          <table:table-cell table:style-name="ce58" office:value-type="string" calcext:value-type="string">
            <text:p>Perspectivism</text:p>
          </table:table-cell>
          <table:table-cell table:style-name="ce65" table:formula="of:=SUM([.C37:.AMJ37])" office:value-type="float" office:value="8.5" calcext:value-type="float">
            <text:p>8.5</text:p>
          </table:table-cell>
          <table:table-cell table:style-name="ce65" table:number-columns-repeated="78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616"/>
          <table:table-cell table:style-name="ce65" office:value-type="float" office:value="0.5" calcext:value-type="float">
            <text:p>0.5</text:p>
          </table:table-cell>
          <table:table-cell table:style-name="ce65" table:number-columns-repeated="321"/>
        </table:table-row>
        <table:table-row table:style-name="ro8">
          <table:table-cell table:style-name="ce58" office:value-type="string" calcext:value-type="string">
            <text:p>ABMDynSys</text:p>
          </table:table-cell>
          <table:table-cell table:style-name="ce65" table:formula="of:=SUM([.C38:.AMJ38])" office:value-type="float" office:value="2.5" calcext:value-type="float">
            <text:p>2.5</text:p>
          </table:table-cell>
          <table:table-cell table:style-name="ce65" table:number-columns-repeated="697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318"/>
        </table:table-row>
        <table:table-row table:style-name="ro8">
          <table:table-cell table:style-name="ce58" office:value-type="string" calcext:value-type="string">
            <text:p>RealEstate</text:p>
          </table:table-cell>
          <table:table-cell table:style-name="ce65" table:formula="of:=SUM([.C39:.AMJ39])" office:value-type="float" office:value="18" calcext:value-type="float">
            <text:p>18.0</text:p>
          </table:table-cell>
          <table:table-cell table:style-name="ce65" table:number-columns-repeated="181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.5" calcext:value-type="float">
            <text:p>1.5</text:p>
          </table:table-cell>
          <table:table-cell table:style-name="ce65" table:number-columns-repeated="21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441"/>
          <table:table-cell table:style-name="ce65" office:value-type="float" office:value="2" calcext:value-type="float">
            <text:p>2.0</text:p>
          </table:table-cell>
          <table:table-cell table:style-name="ce65" table:number-columns-repeated="46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Default"/>
          <table:table-cell table:style-name="ce65" table:number-columns-repeated="296"/>
        </table:table-row>
        <table:table-row table:style-name="ro8">
          <table:table-cell table:style-name="ce58" office:value-type="string" calcext:value-type="string">
            <text:p>Theory</text:p>
          </table:table-cell>
          <table:table-cell table:style-name="ce65" table:formula="of:=SUM([.C40:.AMJ40])" office:value-type="float" office:value="136" calcext:value-type="float">
            <text:p>136.0</text:p>
          </table:table-cell>
          <table:table-cell table:style-name="ce65" table:number-columns-repeated="24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10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63"/>
          <table:table-cell table:style-name="ce65" office:value-type="float" office:value="2.5" calcext:value-type="float">
            <text:p>2.5</text:p>
          </table:table-cell>
          <table:table-cell table:style-name="ce65" table:number-columns-repeated="31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3850.65mm" svg:y="217mm" draw:caption-point-x="8.32mm" draw:caption-point-y="15.89mm">
              <dc:creator>JR</dc:creator>
              <dc:date>2017-06-20T00:00:00</dc:date>
              <text:p text:style-name="P1"><text:span text:style-name="T1">postdoc</text:span></text:p>
            </office:annotation>
            <text:p>1.0</text:p>
          </table:table-cell>
          <table:table-cell table:style-name="ce65" table:number-columns-repeated="26"/>
          <table:table-cell table:style-name="ce65" office:value-type="float" office:value="1.5" calcext:value-type="float">
            <text:p>1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12"/>
          <table:table-cell table:style-name="ce65" office:value-type="float" office:value="0.5" calcext:value-type="float">
            <text:p>0.5</text:p>
          </table:table-cell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18"/>
          <table:table-cell table:style-name="ce65" office:value-type="float" office:value="1" calcext:value-type="float">
            <text:p>1.0</text:p>
          </table:table-cell>
          <table:table-cell table:style-name="ce65" table:number-columns-repeated="15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19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9"/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number-columns-repeated="2" table:style-name="ce65" office:value-type="float" office:value="1" calcext:value-type="float">
            <text:p>1.0</text:p>
          </table:table-cell>
          <table:table-cell table:style-name="ce65">
            <office:annotation office:display="true" draw:style-name="gr3" draw:text-style-name="P2" svg:width="28.99mm" svg:height="6.69mm" svg:x="9021.76mm" svg:y="217.89mm" draw:caption-point-x="27.71mm" draw:caption-point-y="15m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65" office:value-type="float" office:value="2" calcext:value-type="float">
            <text:p>2.0</text:p>
          </table:table-cell>
          <table:table-cell table:style-name="Default"/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150"/>
          <table:table-cell table:style-name="ce65" office:value-type="float" office:value="0.5" calcext:value-type="float">
            <office:annotation office:display="true" draw:style-name="gr2" draw:text-style-name="P2" svg:width="28.99mm" svg:height="9.91mm" svg:x="12792.84mm" svg:y="219.03mm" draw:caption-point-x="41.85mm" draw:caption-point-y="13.86mm">
              <dc:creator>JR</dc:creator>
              <dc:date>2016-05-19T00:00:00</dc:date>
              <text:p text:style-name="P1"><text:span text:style-name="T1">Article J Laterasse</text:span></text:p>
            </office:annotation>
            <text:p>0.5</text:p>
          </table:table-cell>
          <table:table-cell table:style-name="ce65" table:number-columns-repeated="7"/>
          <table:table-cell table:style-name="ce65" office:value-type="float" office:value="1" calcext:value-type="float">
            <office:annotation office:display="true" draw:style-name="gr3" draw:text-style-name="P2" svg:width="28.99mm" svg:height="6.69mm" svg:x="12973.49mm" svg:y="219.09mm" draw:caption-point-x="42.53mm" draw:caption-point-y="13.8mm">
              <dc:creator>JR</dc:creator>
              <dc:date>2016-05-11T00:00:00</dc:date>
              <text:p text:style-name="P1"><text:span text:style-name="T1">Bib openshaw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2" draw:text-style-name="P2" svg:width="28.99mm" svg:height="9.91mm" svg:x="13041.23mm" svg:y="219.13mm" draw:caption-point-x="42.79mm" draw:caption-point-y="13.76mm">
              <dc:creator>JR</dc:creator>
              <dc:date>2016-05-08T00:00:00</dc:date>
              <text:p text:style-name="P1"><text:span text:style-name="T1">Paper scaling prevalence</text:span></text:p>
            </office:annotation>
            <text:p>0.5</text:p>
          </table:table-cell>
          <table:table-cell table:style-name="ce65" table:number-columns-repeated="17"/>
          <table:table-cell table:style-name="ce65" office:value-type="float" office:value="0.5" calcext:value-type="float">
            <office:annotation office:display="true" draw:style-name="gr3" draw:text-style-name="P2" svg:width="28.99mm" svg:height="6.69mm" svg:x="13439.78mm" svg:y="216.1mm" draw:caption-point-x="52.22mm" draw:caption-point-y="16.79mm">
              <dc:creator>JR</dc:creator>
              <dc:date>2016-04-20T00:00:00</dc:date>
              <text:p text:style-name="P1"><text:span text:style-name="T1">morpho</text:span></text:p>
            </office:annotation>
            <text:p>0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13470.28mm" svg:y="219.28mm" draw:caption-point-x="44.39mm" draw:caption-point-y="13.61mm">
              <dc:creator>JR</dc:creator>
              <dc:date>2016-04-19T00:00:00</dc:date>
              <text:p text:style-name="P1"><text:span text:style-name="T1">Bib from Rail Japon</text:span></text:p>
            </office:annotation>
            <text:p>0.5</text:p>
          </table:table-cell>
          <table:table-cell table:style-name="ce65" table:number-columns-repeated="10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1" calcext:value-type="float">
            <office:annotation office:display="true" draw:style-name="gr3" draw:text-style-name="P2" svg:width="28.99mm" svg:height="6.69mm" svg:x="14177.43mm" svg:y="219.54mm" draw:caption-point-x="62.55mm" draw:caption-point-y="13.35mm">
              <dc:creator>JR</dc:creator>
              <dc:date>2016-03-18T00:00:00</dc:date>
              <text:p text:style-name="P1"><text:span text:style-name="T1">Skeleton papers</text:span></text:p>
            </office:annotation>
            <text:p>1.0</text:p>
          </table:table-cell>
          <table:table-cell table:style-name="ce65"/>
          <table:table-cell table:style-name="ce65" office:value-type="float" office:value="1" calcext:value-type="float">
            <office:annotation office:display="true" draw:style-name="gr3" draw:text-style-name="P2" svg:width="28.99mm" svg:height="6.69mm" svg:x="14238.04mm" svg:y="219.56mm" draw:caption-point-x="47.27mm" draw:caption-point-y="13.33mm">
              <dc:creator>JR</dc:creator>
              <dc:date>2016-03-16T00:00:00</dc:date>
              <text:p text:style-name="P1"><text:span text:style-name="T1">morphogenesis</text:span></text:p>
            </office:annotation>
            <text:p>1.0</text:p>
          </table:table-cell>
          <table:table-cell table:style-name="ce65" table:number-columns-repeated="8"/>
          <table:table-cell table:style-name="ce65" office:value-type="float" office:value="1" calcext:value-type="float">
            <office:annotation office:display="true" draw:style-name="gr2" draw:text-style-name="P2" svg:width="28.99mm" svg:height="9.91mm" svg:x="14441.28mm" svg:y="219.62mm" draw:caption-point-x="48.03mm" draw:caption-point-y="13.27mm">
              <dc:creator>JR</dc:creator>
              <dc:date>2016-03-07T00:00:00</dc:date>
              <text:p text:style-name="P1"><text:span text:style-name="T1">Disc morphogenesis</text:span></text:p>
            </office:annotation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office:annotation office:display="true" draw:style-name="gr3" draw:text-style-name="P2" svg:width="28.99mm" svg:height="6.69mm" svg:x="14530.8mm" svg:y="240.23mm" draw:caption-point-x="49.17mm" draw:caption-point-y="-7.34mm">
              <dc:creator>JR</dc:creator>
              <dc:date>2016-03-03T00:00:00</dc:date>
              <text:p text:style-name="P1"><text:span text:style-name="T1">Disc Ryma</text:span></text:p>
            </office:annotation>
            <text:p>1.0</text:p>
          </table:table-cell>
          <table:table-cell table:style-name="ce65" table:number-columns-repeated="52"/>
          <table:table-cell table:style-name="ce65" office:value-type="float" office:value="3.5" calcext:value-type="float">
            <office:annotation office:display="true" draw:style-name="gr3" draw:text-style-name="P2" svg:width="28.99mm" svg:height="6.69mm" svg:x="15708.2mm" svg:y="221.86mm" draw:caption-point-x="73.07mm" draw:caption-point-y="11.03mm">
              <dc:creator>JR</dc:creator>
              <dc:date>2016-01-11T00:00:00</dc:date>
              <text:p text:style-name="P1"><text:span text:style-name="T1">Abstract jig</text:span></text:p>
            </office:annotation>
            <text:p>3.5</text:p>
          </table:table-cell>
          <table:table-cell table:style-name="ce65" table:number-columns-repeated="30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16438.83mm" svg:y="251mm" draw:caption-point-x="67.75mm" draw:caption-point-y="-18.11mm">
              <dc:creator>JR</dc:creator>
              <dc:date>2015-12-09T00:00:00</dc:date>
              <text:p text:style-name="P1"><text:span text:style-name="T1">Bouquins hist/Seb</text:span></text:p>
            </office:annotation>
            <text:p>1.0</text:p>
          </table:table-cell>
          <table:table-cell table:style-name="ce65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"/>
          <table:table-cell table:style-name="ce65" office:value-type="float" office:value="5" calcext:value-type="float">
            <text:p>5.0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75"/>
        </table:table-row>
        <table:table-row table:style-name="ro8">
          <table:table-cell table:style-name="ce58" office:value-type="string" calcext:value-type="string">
            <text:p>ExperimentalModeling</text:p>
          </table:table-cell>
          <table:table-cell table:style-name="ce65" table:formula="of:=SUM([.C41:.AMJ41])" office:value-type="float" office:value="12.5" calcext:value-type="float">
            <text:p>12.5</text:p>
          </table:table-cell>
          <table:table-cell table:style-name="ce65" table:number-columns-repeated="717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275"/>
        </table:table-row>
        <table:table-row table:style-name="ro8">
          <table:table-cell table:style-name="ce58" office:value-type="string" calcext:value-type="string">
            <text:p>CorrelatedSyntheticData</text:p>
          </table:table-cell>
          <table:table-cell table:style-name="ce65" table:formula="of:=SUM([.C42:.AMJ42])" office:value-type="float" office:value="128" calcext:value-type="float">
            <text:p>128.0</text:p>
          </table:table-cell>
          <table:table-cell table:style-name="ce65" table:number-columns-repeated="305"/>
          <table:table-cell table:style-name="ce65" office:value-type="float" office:value="0.5" calcext:value-type="float">
            <office:annotation office:display="true" draw:style-name="gr3" draw:text-style-name="P2" svg:width="28.99mm" svg:height="6.69mm" svg:x="6965.38mm" svg:y="242.04mm" draw:caption-point-x="21.49mm" draw:caption-point-y="3.66mm">
              <dc:creator>JR</dc:creator>
              <dc:date>2017-02-02T00:00:00</dc:date>
              <text:p text:style-name="P1"><text:span text:style-name="T1">Check paper sub</text:span></text:p>
            </office:annotation>
            <text:p>0.5</text:p>
          </table:table-cell>
          <table:table-cell table:style-name="ce65" table:number-columns-repeated="362"/>
          <table:table-cell table:style-name="ce65" office:value-type="float" office:value="2" calcext:value-type="float">
            <office:annotation office:display="true" draw:style-name="gr3" draw:text-style-name="P2" svg:width="28.99mm" svg:height="6.69mm" svg:x="15163.88mm" svg:y="232.68mm" draw:caption-point-x="50.74mm" draw:caption-point-y="13.02mm">
              <dc:creator>JR</dc:creator>
              <dc:date>2016-02-04T00:00:00</dc:date>
              <text:p text:style-name="P1"><text:span text:style-name="T1">0,5 train</text:span></text:p>
            </office:annotation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11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1" calcext:value-type="float">
            <text:p>11.0</text:p>
          </table:table-cell>
          <table:table-cell table:style-name="ce65" office:value-type="float" office:value="9.5" calcext:value-type="float">
            <text:p>9.5</text:p>
          </table:table-cell>
          <table:table-cell table:style-name="ce65" office:value-type="float" office:value="9" calcext:value-type="float">
            <text:p>9.0</text:p>
          </table:table-cell>
          <table:table-cell table:style-name="ce65" office:value-type="float" office:value="11" calcext:value-type="float">
            <text:p>1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10" calcext:value-type="float">
            <text:p>10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4"/>
          <table:table-cell table:style-name="ce65" office:value-type="float" office:value="2.5" calcext:value-type="float">
            <office:annotation office:display="true" draw:style-name="gr3" draw:text-style-name="P2" svg:width="28.99mm" svg:height="6.69mm" svg:x="15952.14mm" svg:y="256.3mm" draw:caption-point-x="55.79mm" draw:caption-point-y="-10.6mm">
              <dc:creator>JR</dc:creator>
              <dc:date>2015-12-31T00:00:00</dc:date>
              <text:p text:style-name="P1"><text:span text:style-name="T1">Bug nl/oml</text:span></text:p>
            </office:annotation>
            <text:p>2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7"/>
          <table:table-cell table:style-name="ce65" office:value-type="float" office:value="3.5" calcext:value-type="float">
            <text:p>3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9"/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  <table:table-cell table:style-name="ce65" office:value-type="float" office:value="4" calcext:value-type="float">
            <text:p>4.0</text:p>
          </table:table-cell>
          <table:table-cell table:style-name="ce65" table:number-columns-repeated="269"/>
        </table:table-row>
        <table:table-row table:style-name="ro8">
          <table:table-cell table:style-name="ce58" office:value-type="string" calcext:value-type="string">
            <text:p>MediationEcotox</text:p>
          </table:table-cell>
          <table:table-cell table:style-name="ce65" table:formula="of:=SUM([.C43:.AMJ43])" office:value-type="float" office:value="59" calcext:value-type="float">
            <text:p>59.0</text:p>
          </table:table-cell>
          <table:table-cell table:style-name="ce65" table:number-columns-repeated="557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8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18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41"/>
          <table:table-cell table:style-name="ce65" office:value-type="float" office:value="2" calcext:value-type="float">
            <text:p>2.0</text:p>
          </table:table-cell>
          <table:table-cell table:style-name="ce65" table:number-columns-repeated="39"/>
          <table:table-cell table:style-name="Default"/>
          <table:table-cell table:style-name="ce65" table:number-columns-repeated="3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62"/>
        </table:table-row>
        <table:table-row table:style-name="ro8">
          <table:table-cell table:style-name="ce58" office:value-type="string" calcext:value-type="string">
            <text:p>Plan</text:p>
          </table:table-cell>
          <table:table-cell table:style-name="ce65" table:formula="of:=SUM([.C44:.AMJ44])" office:value-type="float" office:value="16" calcext:value-type="float">
            <text:p>16.0</text:p>
          </table:table-cell>
          <table:table-cell table:style-name="ce65" table:number-columns-repeated="751"/>
          <table:table-cell table:style-name="ce65" office:value-type="float" office:value="2" calcext:value-type="float">
            <office:annotation office:display="true" draw:style-name="gr3" draw:text-style-name="P2" svg:width="28.99mm" svg:height="6.69mm" svg:x="17020.93mm" svg:y="269.41mm" draw:caption-point-x="74.96mm" draw:caption-point-y="-10.91mm">
              <dc:creator>JR</dc:creator>
              <dc:date>2015-11-13T00:00:00</dc:date>
              <text:p text:style-name="P1"><text:span text:style-name="T1">Theory/paper SR</text:span></text:p>
            </office:annotation>
            <text:p>2.0</text:p>
          </table:table-cell>
          <table:table-cell table:style-name="ce65" table:number-columns-repeated="13"/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3" calcext:value-type="float">
            <office:annotation office:display="true" draw:style-name="gr2" draw:text-style-name="P2" svg:width="28.99mm" svg:height="9.91mm" svg:x="17441.56mm" svg:y="267.56mm" draw:caption-point-x="62.32mm" draw:caption-point-y="-9.06mm">
              <dc:creator>JR</dc:creator>
              <dc:date>2015-10-26T00:00:00</dc:date>
              <text:p text:style-name="P1"><text:span text:style-name="T1">Theory construction</text:span></text:p>
            </office:annotation>
            <text:p>3.0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11"/>
          <table:table-cell table:style-name="ce65" office:value-type="float" office:value="3.5" calcext:value-type="float">
            <office:annotation office:display="true" draw:style-name="gr3" draw:text-style-name="P2" svg:width="28.99mm" svg:height="6.69mm" svg:x="17764mm" svg:y="274.11mm" draw:caption-point-x="79.87mm" draw:caption-point-y="-15.61mm">
              <dc:creator>JR</dc:creator>
              <dc:date>2015-10-11T00:00:00</dc:date>
              <text:p text:style-name="P1"><text:span text:style-name="T1">Thematic paper</text:span></text:p>
            </office:annotation>
            <text:p>3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235"/>
        </table:table-row>
        <table:table-row table:style-name="ro8">
          <table:table-cell table:style-name="ce58" office:value-type="string" calcext:value-type="string">
            <text:p>DensityGeneration</text:p>
          </table:table-cell>
          <table:table-cell table:style-name="ce65" table:formula="of:=SUM([.C45:.AMJ45])" office:value-type="float" office:value="84.5" calcext:value-type="float">
            <text:p>84.5</text:p>
          </table:table-cell>
          <table:table-cell table:style-name="ce65" table:number-columns-repeated="134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Default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table:number-columns-repeated="58"/>
          <table:table-cell table:style-name="ce65" office:value-type="float" office:value="0.5" calcext:value-type="float">
            <text:p>0.5</text:p>
          </table:table-cell>
          <table:table-cell table:style-name="ce65" table:number-columns-repeated="134"/>
          <table:table-cell table:style-name="ce65" office:value-type="float" office:value="0.5" calcext:value-type="float">
            <text:p>0.5</text:p>
          </table:table-cell>
          <table:table-cell table:style-name="ce65" table:number-columns-repeated="274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5" calcext:value-type="float">
            <text:p>5.0</text:p>
          </table:table-cell>
          <table:table-cell table:style-name="ce65" table:number-columns-repeated="6"/>
          <table:table-cell table:style-name="ce65" office:value-type="float" office:value="1" calcext:value-type="float">
            <office:annotation office:display="true" draw:style-name="gr3" draw:text-style-name="P2" svg:width="28.99mm" svg:height="6.69mm" svg:x="14260.62mm" svg:y="251.47mm" draw:caption-point-x="47.36mm" draw:caption-point-y="13.44mm">
              <dc:creator>JR</dc:creator>
              <dc:date>2016-03-15T00:00:00</dc:date>
              <text:p text:style-name="P1"><text:span text:style-name="T1">krugman</text:span></text:p>
            </office:annotation>
            <text:p>1.0</text:p>
          </table:table-cell>
          <table:table-cell table:style-name="ce65" table:number-columns-repeated="3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3" calcext:value-type="float">
            <office:annotation office:display="true" draw:style-name="gr2" draw:text-style-name="P2" svg:width="28.99mm" svg:height="9.91mm" svg:x="14373.53mm" svg:y="251.5mm" draw:caption-point-x="47.78mm" draw:caption-point-y="13.41mm">
              <dc:creator>JR</dc:creator>
              <dc:date>2016-03-10T00:00:00</dc:date>
              <text:p text:style-name="P1"><text:span text:style-name="T1">Krugman monocentric</text:span></text:p>
            </office:annotation>
            <text:p>3.0</text:p>
          </table:table-cell>
          <table:table-cell table:style-name="ce65" table:number-columns-repeated="100"/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office:annotation office:display="true" draw:style-name="gr3" draw:text-style-name="P2" svg:width="28.99mm" svg:height="6.69mm" svg:x="16900.29mm" svg:y="272.4mm" draw:caption-point-x="82.27mm" draw:caption-point-y="-7.49mm">
              <dc:creator>JR</dc:creator>
              <dc:date>2015-11-18T00:00:00</dc:date>
              <text:p text:style-name="P1"><text:span text:style-name="T1">Mail romain</text:span></text:p>
            </office:annotation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style-name="ce65" office:value-type="float" office:value="2.5" calcext:value-type="float">
            <office:annotation office:display="true" draw:style-name="gr3" draw:text-style-name="P2" svg:width="28.99mm" svg:height="6.69mm" svg:x="17103.18mm" svg:y="263.14mm" draw:caption-point-x="60.71mm" draw:caption-point-y="1.77mm">
              <dc:creator>JR</dc:creator>
              <dc:date>2015-11-10T00:00:00</dc:date>
              <text:p text:style-name="P1"><text:span text:style-name="T1">Script algo gen</text:span></text:p>
            </office:annotation>
            <text:p>2.5</text:p>
          </table:table-cell>
          <table:table-cell table:style-name="ce65" table:number-columns-repeated="4"/>
          <table:table-cell table:style-name="ce65" office:value-type="float" office:value="5.5" calcext:value-type="float">
            <office:annotation office:display="true" draw:style-name="gr3" draw:text-style-name="P2" svg:width="28.99mm" svg:height="6.69mm" svg:x="17189.45mm" svg:y="274.17mm" draw:caption-point-x="87.77mm" draw:caption-point-y="-9.26mm">
              <dc:creator>JR</dc:creator>
              <dc:date>2015-11-05T00:00:00</dc:date>
              <text:p text:style-name="P1"><text:span text:style-name="T1">OM script</text:span></text:p>
            </office:annotation>
            <text:p>5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7236.98mm" svg:y="277.17mm" draw:caption-point-x="62.91mm" draw:caption-point-y="-12.26mm">
              <dc:creator>JR</dc:creator>
              <dc:date>2015-11-04T00:00:00</dc:date>
              <text:p text:style-name="P1"><text:span text:style-name="T1">Launch grid</text:span></text:p>
            </office:annotation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5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5" office:value-type="float" office:value="2" calcext:value-type="float">
            <office:annotation office:display="true" draw:style-name="gr3" draw:text-style-name="P2" svg:width="28.99mm" svg:height="6.69mm" svg:x="18139.56mm" svg:y="272.83mm" draw:caption-point-x="66.97mm" draw:caption-point-y="-7.92mm">
              <dc:creator>JR</dc:creator>
              <dc:date>2015-09-25T00:00:00</dc:date>
              <text:p text:style-name="P1"><text:span text:style-name="T1">Paper skeleton</text:span></text:p>
            </office:annotation>
            <text:p>2.0</text:p>
          </table:table-cell>
          <table:table-cell table:style-name="ce65" table:number-columns-repeated="221"/>
        </table:table-row>
        <table:table-row table:style-name="ro8">
          <table:table-cell table:style-name="ce58" office:value-type="string" calcext:value-type="string">
            <text:p>SpatialInequalities</text:p>
          </table:table-cell>
          <table:table-cell table:style-name="ce65" table:formula="of:=SUM([.C46:.AMJ46])" office:value-type="float" office:value="1" calcext:value-type="float">
            <text:p>1.0</text:p>
          </table:table-cell>
          <table:table-cell table:style-name="ce65" table:number-columns-repeated="800"/>
          <table:table-cell table:style-name="ce65" office:value-type="float" office:value="1" calcext:value-type="float">
            <text:p>1.0</text:p>
          </table:table-cell>
          <table:table-cell table:style-name="ce65" table:number-columns-repeated="221"/>
        </table:table-row>
        <table:table-row table:style-name="ro8">
          <table:table-cell table:style-name="ce58" office:value-type="string" calcext:value-type="string">
            <text:p>PatentsMining</text:p>
          </table:table-cell>
          <table:table-cell table:style-name="ce65" table:formula="of:=SUM([.C47:.AMJ47])" office:value-type="float" office:value="349.5" calcext:value-type="float">
            <text:p>349.5</text:p>
          </table:table-cell>
          <table:table-cell table:style-name="ce65" table:number-columns-repeated="235"/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11"/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3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2" calcext:value-type="float">
            <office:annotation office:display="true" draw:style-name="gr2" draw:text-style-name="P2" svg:width="28.99mm" svg:height="9.91mm" svg:x="8232.61mm" svg:y="260.86mm" draw:caption-point-x="46.22mm" draw:caption-point-y="16.85mm">
              <dc:creator>JR</dc:creator>
              <dc:date>2016-12-07T00:00:00</dc:date>
              <text:p text:style-name="P1"><text:span text:style-name="T1">1 avion/15+45soir</text:span></text:p>
            </office:annotation>
            <text:p>2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8276.58mm" svg:y="262.31mm" draw:caption-point-x="24.92mm" draw:caption-point-y="15.4mm">
              <dc:creator>JR</dc:creator>
              <dc:date>2016-12-06T00:00:00</dc:date>
              <text:p text:style-name="P1"><text:span text:style-name="T1">+ 15 ~</text:span></text:p>
            </office:annotation>
            <text:p>1.0</text:p>
          </table:table-cell>
          <table:table-cell table:style-name="ce65" table:number-columns-repeated="6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number-columns-repeated="4"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9" calcext:value-type="float">
            <text:p>9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6" calcext:value-type="float">
            <text:p>6.0</text:p>
          </table:table-cell>
          <table:table-cell table:number-columns-repeated="2" table:style-name="ce65" office:value-type="float" office:value="7" calcext:value-type="float">
            <text:p>7.0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office:annotation office:display="true" draw:style-name="gr2" draw:text-style-name="P2" svg:width="28.99mm" svg:height="9.91mm" svg:x="9978.65mm" svg:y="265.78mm" draw:caption-point-x="22.79mm" draw:caption-point-y="11.93mm">
              <dc:creator>JR</dc:creator>
              <dc:date>2016-09-21T00:00:00</dc:date>
              <text:p text:style-name="P1"><text:span text:style-name="T1">+~ 20-25 + 15 : ok</text:span></text:p>
            </office:annotation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2" calcext:value-type="float">
            <office:annotation office:display="true" draw:style-name="gr2" draw:text-style-name="P2" svg:width="28.99mm" svg:height="9.91mm" svg:x="10195.99mm" svg:y="262.97mm" draw:caption-point-x="32.11mm" draw:caption-point-y="14.74mm">
              <dc:creator>JR</dc:creator>
              <dc:date>2016-09-11T00:00:00</dc:date>
              <text:p text:style-name="P1"><text:span text:style-name="T1">+15 IntGib/Patents</text:span></text:p>
            </office:annotation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number-columns-repeated="3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22"/>
          <table:table-cell table:style-name="ce65" office:value-type="float" office:value="0.5" calcext:value-type="float">
            <text:p>0.5</text:p>
          </table:table-cell>
          <table:table-cell table:style-name="ce65" table:number-columns-repeated="39"/>
          <table:table-cell table:style-name="ce65" office:value-type="float" office:value="0.5" calcext:value-type="float">
            <text:p>0.5</text:p>
          </table:table-cell>
          <table:table-cell table:style-name="ce65" table:number-columns-repeated="16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6"/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3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office:annotation office:display="true" draw:style-name="gr2" draw:text-style-name="P2" svg:width="28.99mm" svg:height="9.91mm" svg:x="13912.8mm" svg:y="263.7mm" draw:caption-point-x="77.86mm" draw:caption-point-y="14.01mm">
              <dc:creator>JR</dc:creator>
              <dc:date>2016-03-30T00:00:00</dc:date>
              <text:p text:style-name="P1"><text:span text:style-name="T1">+1 soir json2mongo</text:span></text:p>
            </office:annotation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0.5" calcext:value-type="float">
            <office:annotation office:display="true" draw:style-name="gr3" draw:text-style-name="P2" svg:width="28.99mm" svg:height="6.69mm" svg:x="14012.23mm" svg:y="264.11mm" draw:caption-point-x="46.42mm" draw:caption-point-y="13.6mm">
              <dc:creator>JR</dc:creator>
              <dc:date>2016-03-28T00:00:00</dc:date>
              <text:p text:style-name="P1"><text:span text:style-name="T1">Mongo broken</text:span></text:p>
            </office:annotation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.5" calcext:value-type="float">
            <office:annotation office:display="true" draw:style-name="gr3" draw:text-style-name="P2" svg:width="28.99mm" svg:height="6.69mm" svg:x="14283.21mm" svg:y="264.24mm" draw:caption-point-x="47.44mm" draw:caption-point-y="13.47mm">
              <dc:creator>JR</dc:creator>
              <dc:date>2016-03-14T00:00:00</dc:date>
              <text:p text:style-name="P1"><text:span text:style-name="T1">Mongo zeb etc</text:span></text:p>
            </office:annotation>
            <text:p>1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" calcext:value-type="float">
            <office:annotation office:display="true" draw:style-name="gr2" draw:text-style-name="P2" svg:width="28.99mm" svg:height="9.91mm" svg:x="15254.2mm" svg:y="264.62mm" draw:caption-point-x="51.08mm" draw:caption-point-y="13.09mm">
              <dc:creator>JR</dc:creator>
              <dc:date>2016-01-31T00:00:00</dc:date>
              <text:p text:style-name="P1"><text:span text:style-name="T1">Skype / refactor code train</text:span></text:p>
            </office:annotation>
            <text:p>2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office:annotation office:display="true" draw:style-name="gr3" draw:text-style-name="P2" svg:width="28.99mm" svg:height="6.69mm" svg:x="15498.44mm" svg:y="267.33mm" draw:caption-point-x="56.17mm" draw:caption-point-y="10.38mm">
              <dc:creator>JR</dc:creator>
              <dc:date>2016-01-21T00:00:00</dc:date>
              <text:p text:style-name="P1"><text:span text:style-name="T1">bootstrap</text:span></text:p>
            </office:annotation>
            <text:p>1.0</text:p>
          </table:table-cell>
          <table:table-cell table:style-name="ce65" table:number-columns-repeated="37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12"/>
          <table:table-cell table:style-name="ce65" office:value-type="float" office:value="2.5" calcext:value-type="float">
            <text:p>2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211"/>
        </table:table-row>
        <table:table-row table:style-name="ro8">
          <table:table-cell table:style-name="ce58" office:value-type="string" calcext:value-type="string">
            <text:p>MetaZipf</text:p>
          </table:table-cell>
          <table:table-cell table:style-name="ce65" table:formula="of:=SUM([.C48:.AMJ48])" office:value-type="float" office:value="16.5" calcext:value-type="float">
            <text:p>16.5</text:p>
          </table:table-cell>
          <table:table-cell table:style-name="ce65" table:number-columns-repeated="543"/>
          <table:table-cell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190"/>
          <table:table-cell table:style-name="ce65" office:value-type="float" office:value="3" calcext:value-type="float">
            <text:p>3.0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14"/>
          <table:table-cell table:number-columns-repeated="3"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5"/>
          <table:table-cell table:style-name="ce65" office:value-type="float" office:value="1" calcext:value-type="float">
            <text:p>1.0</text:p>
          </table:table-cell>
          <table:table-cell table:style-name="ce65" table:number-columns-repeated="210"/>
        </table:table-row>
        <table:table-row table:style-name="ro8">
          <table:table-cell table:style-name="ce58" office:value-type="string" calcext:value-type="string">
            <text:p>Monitorat</text:p>
          </table:table-cell>
          <table:table-cell table:style-name="ce65" table:formula="of:=SUM([.C49:.AMJ49])" office:value-type="float" office:value="429" calcext:value-type="float">
            <text:p>429.0</text:p>
          </table:table-cell>
          <table:table-cell table:style-name="ce65" table:number-columns-repeated="181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5" calcext:value-type="float">
            <text:p>5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number-columns-repeated="2"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33"/>
          <table:table-cell table:style-name="ce65" office:value-type="float" office:value="0.5" calcext:value-type="float">
            <text:p>0.5</text:p>
          </table:table-cell>
          <table:table-cell table:style-name="ce65" table:number-columns-repeated="91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215"/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17"/>
          <table:table-cell table:style-name="ce65" office:value-type="float" office:value="3.5" calcext:value-type="float">
            <text:p>3.5</text:p>
          </table:table-cell>
          <table:table-cell table:style-name="ce65" table:number-columns-repeated="1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3" calcext:value-type="float">
            <text:p>3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3" draw:text-style-name="P2" svg:width="28.99mm" svg:height="6.69mm" svg:x="17056.65mm" svg:y="301.3mm" draw:caption-point-x="61.91mm" draw:caption-point-y="-10.78mm">
              <dc:creator>JR</dc:creator>
              <dc:date>2015-11-12T00:00:00</dc:date>
              <text:p text:style-name="P1"><text:span text:style-name="T1">copie</text:span></text:p>
            </office:annotation>
            <text:p>0.5</text:p>
          </table:table-cell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7" calcext:value-type="float">
            <office:annotation office:display="true" draw:style-name="gr3" draw:text-style-name="P2" svg:width="28.99mm" svg:height="6.69mm" svg:x="17125.76mm" svg:y="302.99mm" draw:caption-point-x="60.8mm" draw:caption-point-y="-12.47mm">
              <dc:creator>JR</dc:creator>
              <dc:date>2015-11-09T00:00:00</dc:date>
              <text:p text:style-name="P1"><text:span text:style-name="T1">Dm 0,5 / td3 6,5</text:span></text:p>
            </office:annotation>
            <text:p>7.0</text:p>
          </table:table-cell>
          <table:table-cell table:style-name="ce65" table:number-columns-repeated="2"/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6" calcext:value-type="float">
            <office:annotation office:display="true" draw:style-name="gr4" draw:text-style-name="P2" svg:width="28.99mm" svg:height="13.86mm" svg:x="17588.7mm" svg:y="304.16mm" draw:caption-point-x="73.84mm" draw:caption-point-y="-13.64m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.0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" calcext:value-type="float">
            <office:annotation office:display="true" draw:style-name="gr3" draw:text-style-name="P2" svg:width="28.99mm" svg:height="6.69mm" svg:x="18054.28mm" svg:y="278.32mm" draw:caption-point-x="61.58mm" draw:caption-point-y="12.2mm">
              <dc:creator>JR</dc:creator>
              <dc:date>2015-09-29T00:00:00</dc:date>
              <text:p text:style-name="P1"><text:span text:style-name="T1">0,5 RER</text:span></text:p>
            </office:annotation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05"/>
        </table:table-row>
        <table:table-row table:style-name="ro8">
          <table:table-cell table:style-name="ce58" office:value-type="string" calcext:value-type="string">
            <text:p>CyberGeo</text:p>
          </table:table-cell>
          <table:table-cell table:style-name="ce65" table:formula="of:=SUM([.C50:.AMJ50])" office:value-type="float" office:value="332" calcext:value-type="float">
            <text:p>332.0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9" calcext:value-type="float">
            <text:p>9.0</text:p>
          </table:table-cell>
          <table:table-cell table:style-name="ce65" table:number-columns-repeated="58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94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9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69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2" calcext:value-type="float">
            <text:p>2.0</text:p>
          </table:table-cell>
          <table:table-cell table:style-name="ce65" table:number-columns-repeated="29"/>
          <table:table-cell table:style-name="ce65" office:value-type="float" office:value="0.5" calcext:value-type="float">
            <text:p>0.5</text:p>
          </table:table-cell>
          <table:table-cell table:style-name="ce65" table:number-columns-repeated="17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11"/>
          <table:table-cell table:style-name="ce65" office:value-type="float" office:value="4.5" calcext:value-type="float">
            <text:p>4.5</text:p>
          </table:table-cell>
          <table:table-cell table:style-name="ce65" table:number-columns-repeated="21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5"/>
          <table:table-cell table:style-name="ce65" office:value-type="float" office:value="1" calcext:value-type="float">
            <text:p>1.0</text:p>
          </table:table-cell>
          <table:table-cell table:style-name="ce65" table:number-columns-repeated="42"/>
          <table:table-cell table:number-columns-repeated="3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13.5" calcext:value-type="float">
            <office:annotation office:display="true" draw:style-name="gr3" draw:text-style-name="P2" svg:width="28.99mm" svg:height="6.69mm" svg:x="12679.93mm" svg:y="282.79mm" draw:caption-point-x="41.43mm" draw:caption-point-y="14.13mm">
              <dc:creator>JR</dc:creator>
              <dc:date>2016-05-25T00:00:00</dc:date>
              <text:p text:style-name="P1"><text:span text:style-name="T1">+1.5 selenium</text:span></text:p>
            </office:annotation>
            <text:p>13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table:number-columns-repeated="4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10"/>
          <table:table-cell table:style-name="ce65" office:value-type="float" office:value="2" calcext:value-type="float">
            <office:annotation office:display="true" draw:style-name="gr2" draw:text-style-name="P2" svg:width="28.99mm" svg:height="9.91mm" svg:x="13086.4mm" svg:y="282.93mm" draw:caption-point-x="42.95mm" draw:caption-point-y="13.99mm">
              <dc:creator>JR</dc:creator>
              <dc:date>2016-05-06T00:00:00</dc:date>
              <text:p text:style-name="P1"><text:span text:style-name="T1">-10 (+20 trasport.)</text:span></text:p>
            </office:annotation>
            <text:p>2.0</text:p>
          </table:table-cell>
          <table:table-cell table:style-name="ce65"/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3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11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" calcext:value-type="float">
            <office:annotation office:display="true" draw:style-name="gr3" draw:text-style-name="P2" svg:width="28.99mm" svg:height="6.69mm" svg:x="14325.99mm" svg:y="304.75mm" draw:caption-point-x="49.99mm" draw:caption-point-y="-7.83mm">
              <dc:creator>JR</dc:creator>
              <dc:date>2016-03-12T00:00:00</dc:date>
              <text:p text:style-name="P1"><text:span text:style-name="T1">mongo</text:span></text:p>
            </office:annotation>
            <text:p>2.0</text:p>
          </table:table-cell>
          <table:table-cell table:style-name="ce65" table:number-columns-repeated="4"/>
          <table:table-cell table:style-name="ce65" office:value-type="float" office:value="0.5" calcext:value-type="float">
            <office:annotation office:display="true" draw:style-name="gr3" draw:text-style-name="P2" svg:width="28.99mm" svg:height="6.69mm" svg:x="14441.28mm" svg:y="283.41mm" draw:caption-point-x="48.03mm" draw:caption-point-y="13.51mm">
              <dc:creator>JR</dc:creator>
              <dc:date>2016-03-07T00:00:00</dc:date>
              <text:p text:style-name="P1"><text:span text:style-name="T1">Hadri kws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3.5" calcext:value-type="float">
            <text:p>3.5</text:p>
          </table:table-cell>
          <table:table-cell table:number-columns-repeated="2"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6" calcext:value-type="float">
            <office:annotation office:display="true" draw:style-name="gr3" draw:text-style-name="P2" svg:width="28.99mm" svg:height="6.69mm" svg:x="15157.54mm" svg:y="307.43mm" draw:caption-point-x="57.08mm" draw:caption-point-y="-10.51mm">
              <dc:creator>JR</dc:creator>
              <dc:date>2016-02-04T00:00:00</dc:date>
              <text:p text:style-name="P1"><text:span text:style-name="T1">2 CI IF / 4 data</text:span></text:p>
            </office:annotation>
            <text:p>6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office:annotation office:display="true" draw:style-name="gr3" draw:text-style-name="P2" svg:width="28.99mm" svg:height="6.69mm" svg:x="15660.66mm" svg:y="288.53mm" draw:caption-point-x="52.61mm" draw:caption-point-y="8.39mm">
              <dc:creator>JR</dc:creator>
              <dc:date>2016-01-13T00:00:00</dc:date>
              <text:p text:style-name="P1"><text:span text:style-name="T1">IF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9.5" calcext:value-type="float">
            <text:p>9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4.5" calcext:value-type="float">
            <text:p>4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10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0.5" calcext:value-type="float">
            <office:annotation office:display="true" draw:style-name="gr4" draw:text-style-name="P2" svg:width="28.99mm" svg:height="13.86mm" svg:x="16738.5mm" svg:y="307.58mm" draw:caption-point-x="62.74mm" draw:caption-point-y="-10.66m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office:annotation office:display="true" draw:style-name="gr3" draw:text-style-name="P2" svg:width="28.99mm" svg:height="6.69mm" svg:x="17351.23mm" svg:y="308.43mm" draw:caption-point-x="61.99mm" draw:caption-point-y="-11.51mm">
              <dc:creator>JR</dc:creator>
              <dc:date>2015-10-30T00:00:00</dc:date>
              <text:p text:style-name="P1"><text:span text:style-name="T1">Scholar blocked</text:span></text:p>
            </office:annotation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8"/>
          <table:table-cell table:style-name="ce65" office:value-type="float" office:value="2" calcext:value-type="float">
            <office:annotation office:display="true" draw:style-name="gr3" draw:text-style-name="P2" svg:width="28.99mm" svg:height="6.69mm" svg:x="18020.58mm" svg:y="309.01mm" draw:caption-point-x="72.62mm" draw:caption-point-y="-12.09mm">
              <dc:creator>JR</dc:creator>
              <dc:date>2015-09-30T00:00:00</dc:date>
              <text:p text:style-name="P1"><text:span text:style-name="T1">nltk</text:span></text:p>
            </office:annotation>
            <text:p>2.0</text:p>
          </table:table-cell>
          <table:table-cell table:style-name="ce65" table:number-columns-repeated="6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7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office:annotation office:display="true" draw:style-name="gr4" draw:text-style-name="P2" svg:width="28.99mm" svg:height="13.86mm" svg:x="19590.28mm" svg:y="314.01mm" draw:caption-point-x="66.87mm" draw:caption-point-y="-17.09mm">
              <dc:creator>JR</dc:creator>
              <dc:date>2015-07-23T00:00:00</dc:date>
              <text:p text:style-name="P1"><text:span text:style-name="T1">Clean base/authors/mysql port</text:span></text:p>
            </office:annotation>
            <text:p>3.0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5" calcext:value-type="float">
            <office:annotation office:display="true" draw:style-name="gr3" draw:text-style-name="P2" svg:width="28.99mm" svg:height="6.69mm" svg:x="19636.61mm" svg:y="308.87mm" draw:caption-point-x="88.54mm" draw:caption-point-y="-11.95mm">
              <dc:creator>JR</dc:creator>
              <dc:date>2015-07-20T00:00:00</dc:date>
              <text:p text:style-name="P1"><text:span text:style-name="T1">Pool TorThreads</text:span></text:p>
            </office:annotation>
            <text:p>5.0</text:p>
          </table:table-cell>
          <table:table-cell table:style-name="ce65" table:number-columns-repeated="2"/>
          <table:table-cell table:style-name="ce65" office:value-type="float" office:value="5" calcext:value-type="float">
            <text:p>5.0</text:p>
          </table:table-cell>
          <table:table-cell table:style-name="ce65" table:number-columns-repeated="7"/>
          <table:table-cell table:style-name="ce65" office:value-type="float" office:value="3" calcext:value-type="float">
            <text:p>3.0</text:p>
          </table:table-cell>
          <table:table-cell table:style-name="ce65" table:number-columns-repeated="143"/>
        </table:table-row>
        <table:table-row table:style-name="ro8">
          <table:table-cell table:style-name="ce58" office:value-type="string" calcext:value-type="string">
            <text:p>SpaceMatters</text:p>
          </table:table-cell>
          <table:table-cell table:style-name="ce65" table:formula="of:=SUM([.C51:.AMJ51])" office:value-type="float" office:value="100.5" calcext:value-type="float">
            <text:p>100.5</text:p>
          </table:table-cell>
          <table:table-cell table:style-name="ce65" table:number-columns-repeated="24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3.5" calcext:value-type="float">
            <text:p>3.5</text:p>
          </table:table-cell>
          <table:table-cell table:style-name="ce65" table:number-columns-repeated="24"/>
          <table:table-cell table:style-name="ce65" office:value-type="float" office:value="1" calcext:value-type="float">
            <text:p>1.0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table:number-columns-repeated="28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5.5" calcext:value-type="float">
            <text:p>5.5</text:p>
          </table:table-cell>
          <table:table-cell table:style-name="ce65" table:number-columns-repeated="27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14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3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3"/>
          <table:table-cell table:style-name="ce65" office:value-type="float" office:value="0.5" calcext:value-type="float">
            <text:p>0.5</text:p>
          </table:table-cell>
          <table:table-cell table:style-name="ce65" table:number-columns-repeated="297"/>
          <table:table-cell table:style-name="ce65" office:value-type="float" office:value="0.5" calcext:value-type="float">
            <text:p>0.5</text:p>
          </table:table-cell>
          <table:table-cell table:style-name="ce65" table:number-columns-repeated="88"/>
          <table:table-cell table:style-name="ce65" office:value-type="float" office:value="1" calcext:value-type="float">
            <text:p>1.0</text:p>
          </table:table-cell>
          <table:table-cell table:style-name="ce65" table:number-columns-repeated="27"/>
          <table:table-cell table:style-name="ce65" office:value-type="float" office:value="0.5" calcext:value-type="float">
            <office:annotation office:display="true" draw:style-name="gr3" draw:text-style-name="P2" svg:width="28.99mm" svg:height="6.69mm" svg:x="15658.58mm" svg:y="312.41mm" draw:caption-point-x="54.69mm" draw:caption-point-y="-9.08mm">
              <dc:creator>JR</dc:creator>
              <dc:date>2016-01-13T00:00:00</dc:date>
              <text:p text:style-name="P1"><text:span text:style-name="T1">Bib phase diag</text:span></text:p>
            </office:annotation>
            <text:p>0.5</text:p>
          </table:table-cell>
          <table:table-cell table:style-name="ce65" table:number-columns-repeated="109"/>
          <table:table-cell table:style-name="ce65" office:value-type="float" office:value="3" calcext:value-type="float">
            <office:annotation office:display="true" draw:style-name="gr4" draw:text-style-name="P2" svg:width="28.99mm" svg:height="13.86mm" svg:x="18135.18mm" svg:y="316.44mm" draw:caption-point-x="71.35mm" draw:caption-point-y="-13.11m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.0</text:p>
          </table:table-cell>
          <table:table-cell table:style-name="ce65" table:number-columns-repeated="6"/>
          <table:table-cell table:style-name="ce65" office:value-type="float" office:value="3.5" calcext:value-type="float">
            <office:annotation office:display="true" draw:style-name="gr2" draw:text-style-name="P2" svg:width="28.99mm" svg:height="9.91mm" svg:x="18278.75mm" svg:y="314.87mm" draw:caption-point-x="86.44mm" draw:caption-point-y="-11.54mm">
              <dc:creator>JR</dc:creator>
              <dc:date>2015-09-18T00:00:00</dc:date>
              <text:p text:style-name="P1"><text:span text:style-name="T1">Comp analyt. inequalities</text:span></text:p>
            </office:annotation>
            <text:p>3.5</text:p>
          </table:table-cell>
          <table:table-cell table:style-name="ce65" office:value-type="float" office:value="3.5" calcext:value-type="float">
            <office:annotation office:display="true" draw:style-name="gr2" draw:text-style-name="P2" svg:width="28.99mm" svg:height="9.91mm" svg:x="18320.21mm" svg:y="319.87mm" draw:caption-point-x="67.64mm" draw:caption-point-y="-16.54mm">
              <dc:creator>JR</dc:creator>
              <dc:date>2015-09-17T00:00:00</dc:date>
              <text:p text:style-name="P1"><text:span text:style-name="T1">Try pmfg Rcpp dirty...</text:span></text:p>
            </office:annotation>
            <text:p>3.5</text:p>
          </table:table-cell>
          <table:table-cell table:style-name="ce65" table:number-columns-repeated="1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.5" calcext:value-type="float">
            <office:annotation office:display="true" draw:style-name="gr3" draw:text-style-name="P2" svg:width="28.99mm" svg:height="6.69mm" svg:x="18683.89mm" svg:y="309.2mm" draw:caption-point-x="66.62mm" draw:caption-point-y="-5.87mm">
              <dc:creator>JR</dc:creator>
              <dc:date>2015-09-01T00:00:00</dc:date>
              <text:p text:style-name="P1"><text:span text:style-name="T1">meeting</text:span></text:p>
            </office:annotation>
            <text:p>2.5</text:p>
          </table:table-cell>
          <table:table-cell table:style-name="ce65" table:number-columns-repeated="17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9" calcext:value-type="float">
            <text:p>9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office:annotation office:display="true" draw:style-name="gr4" draw:text-style-name="P2" svg:width="28.99mm" svg:height="13.86mm" svg:x="19570.52mm" svg:y="333.76mm" draw:caption-point-x="86.63mm" draw:caption-point-y="-30.43m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.5</text:p>
          </table:table-cell>
          <table:table-cell table:style-name="ce65" table:number-columns-repeated="5"/>
          <table:table-cell table:style-name="ce65" office:value-type="float" office:value="0.5" calcext:value-type="float">
            <office:annotation office:display="true" draw:style-name="gr3" draw:text-style-name="P2" svg:width="28.99mm" svg:height="6.69mm" svg:x="19702.95mm" svg:y="316.41mm" draw:caption-point-x="90.19mm" draw:caption-point-y="-13.08mm">
              <dc:creator>JR</dc:creator>
              <dc:date>2015-07-20T00:00:00</dc:date>
              <text:p text:style-name="P1"><text:span text:style-name="T1">Proba algo anal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5.5" calcext:value-type="float">
            <text:p>5.5</text:p>
          </table:table-cell>
          <table:table-cell table:style-name="ce65"/>
          <table:table-cell table:style-name="ce65" office:value-type="float" office:value="4.5" calcext:value-type="float">
            <office:annotation office:display="true" draw:style-name="gr2" draw:text-style-name="P2" svg:width="28.99mm" svg:height="9.91mm" svg:x="20257.84mm" svg:y="317.98mm" draw:caption-point-x="79.29mm" draw:caption-point-y="-14.65mm">
              <dc:creator>JR</dc:creator>
              <dc:date>2015-06-23T00:00:00</dc:date>
              <text:p text:style-name="P1"><text:span text:style-name="T1">Impl container + correc</text:span></text:p>
            </office:annotation>
            <text:p>4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122"/>
        </table:table-row>
        <table:table-row table:style-name="ro8">
          <table:table-cell table:style-name="ce58" office:value-type="string" calcext:value-type="string">
            <text:p>Network-Density Statistics</text:p>
          </table:table-cell>
          <table:table-cell table:style-name="ce65" table:formula="of:=SUM([.C52:.AMJ52])" office:value-type="float" office:value="176.5" calcext:value-type="float">
            <text:p>176.5</text:p>
          </table:table-cell>
          <table:table-cell table:style-name="ce65" table:number-columns-repeated="70"/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" calcext:value-type="float">
            <text:p>1.0</text:p>
          </table:table-cell>
          <table:table-cell table:style-name="ce65" table:number-columns-repeated="3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5"/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Default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Default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71"/>
          <table:table-cell table:style-name="ce65" office:value-type="float" office:value="1" calcext:value-type="float">
            <office:annotation office:display="true" draw:style-name="gr3" draw:text-style-name="P2" svg:width="28.99mm" svg:height="6.69mm" svg:x="9677.09mm" svg:y="312.61mm" draw:caption-point-x="29.7mm" draw:caption-point-y="-2.88mm">
              <dc:creator>JR</dc:creator>
              <dc:date>2016-10-04T00:00:00</dc:date>
              <text:p text:style-name="P1"><text:span text:style-name="T1">rbd</text:span></text:p>
            </office:annotation>
            <text:p>1.0</text:p>
          </table:table-cell>
          <table:table-cell table:style-name="ce65" table:number-columns-repeated="19"/>
          <table:table-cell table:style-name="ce65" office:value-type="float" office:value="1" calcext:value-type="float">
            <office:annotation office:display="true" draw:style-name="gr3" draw:text-style-name="P2" svg:width="28.99mm" svg:height="6.69mm" svg:x="10128.25mm" svg:y="294.81mm" draw:caption-point-x="31.86mm" draw:caption-point-y="14.92mm">
              <dc:creator>JR</dc:creator>
              <dc:date>2016-09-14T00:00:00</dc:date>
              <text:p text:style-name="P1"><text:span text:style-name="T1">autoroute</text:span></text:p>
            </office:annotation>
            <text:p>1.0</text:p>
          </table:table-cell>
          <table:table-cell table:style-name="ce65" table:number-columns-repeated="1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number-columns-repeated="3"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office:annotation office:display="true" draw:style-name="gr2" draw:text-style-name="P2" svg:width="28.99mm" svg:height="9.91mm" svg:x="10737.94mm" svg:y="295.07mm" draw:caption-point-x="34.15mm" draw:caption-point-y="14.66mm">
              <dc:creator>JR</dc:creator>
              <dc:date>2016-08-18T00:00:00</dc:date>
              <text:p text:style-name="P1"><text:span text:style-name="T1">Incl s-t cov, tableau</text:span></text:p>
            </office:annotation>
            <text:p>5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style-name="ce65" office:value-type="float" office:value="0" calcext:value-type="float">
            <office:annotation office:display="true" draw:style-name="gr3" draw:text-style-name="P2" svg:width="28.99mm" svg:height="6.69mm" svg:x="11275.66mm" svg:y="323.87mm" draw:caption-point-x="40.41mm" draw:caption-point-y="-14.14mm">
              <dc:creator>JR</dc:creator>
              <dc:date>2016-07-25T00:00:00</dc:date>
              <text:p text:style-name="P1"><text:span text:style-name="T1">15min</text:span></text:p>
            </office:annotation>
            <text:p>0.0</text:p>
          </table:table-cell>
          <table:table-cell table:style-name="ce65" office:value-type="float" office:value="0" calcext:value-type="float">
            <office:annotation office:display="true" draw:style-name="gr2" draw:text-style-name="P2" svg:width="28.99mm" svg:height="9.91mm" svg:x="11302.48mm" svg:y="295.21mm" draw:caption-point-x="36.26mm" draw:caption-point-y="14.52m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.0</text:p>
          </table:table-cell>
          <table:table-cell table:style-name="ce65" table:number-columns-repeated="46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14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1" calcext:value-type="float">
            <text:p>1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Default"/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2" draw:text-style-name="P2" svg:width="28.99mm" svg:height="9.91mm" svg:x="14034.81mm" svg:y="296.02mm" draw:caption-point-x="46.51mm" draw:caption-point-y="13.71mm">
              <dc:creator>JR</dc:creator>
              <dc:date>2016-03-25T00:00:00</dc:date>
              <text:p text:style-name="P1"><text:span text:style-name="T1">Nw paper / nw run grid / pse</text:span></text:p>
            </office:annotation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2.5" calcext:value-type="float">
            <text:p>2.5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office:annotation office:display="true" draw:style-name="gr3" draw:text-style-name="P2" svg:width="28.99mm" svg:height="6.69mm" svg:x="14981.24mm" svg:y="319.71mm" draw:caption-point-x="52.05mm" draw:caption-point-y="-9.98mm">
              <dc:creator>JR</dc:creator>
              <dc:date>2016-02-12T00:00:00</dc:date>
              <text:p text:style-name="P1"><text:span text:style-name="T1">RGS proposal</text:span></text:p>
            </office:annotation>
            <text:p>1.5</text:p>
          </table:table-cell>
          <table:table-cell table:style-name="ce65" table:number-columns-repeated="112"/>
          <table:table-cell table:style-name="ce65" office:value-type="float" office:value="5" calcext:value-type="float">
            <text:p>5.0</text:p>
          </table:table-cell>
          <table:table-cell table:style-name="ce65" table:number-columns-repeated="77"/>
          <table:table-cell table:style-name="ce65" office:value-type="float" office:value="1" calcext:value-type="float">
            <text:p>1.0</text:p>
          </table:table-cell>
          <table:table-cell table:style-name="ce65" table:number-columns-repeated="3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20240.67mm" svg:y="327.4mm" draw:caption-point-x="96.46mm" draw:caption-point-y="-17.67mm">
              <dc:creator>JR</dc:creator>
              <dc:date>2015-06-23T00:00:00</dc:date>
              <text:p text:style-name="P1"><text:span text:style-name="T1">Correc bug eu + Data</text:span></text:p>
            </office:annotation>
            <text:p>1.0</text:p>
          </table:table-cell>
          <table:table-cell table:style-name="ce65" table:number-columns-repeated="6"/>
          <table:table-cell table:style-name="ce65" office:value-type="float" office:value="3.5" calcext:value-type="float">
            <office:annotation office:display="true" draw:style-name="gr2" draw:text-style-name="P2" svg:width="24.17mm" svg:height="9.91mm" svg:x="20396.63mm" svg:y="320.61mm" draw:caption-point-x="99.16mm" draw:caption-point-y="-10.88mm">
              <dc:creator>JR</dc:creator>
              <dc:date>2015-06-16T00:00:00</dc:date>
              <text:p text:style-name="P1"><text:span text:style-name="T1">Calib/prcomp real data</text:span></text:p>
            </office:annotation>
            <text:p>3.5</text:p>
          </table:table-cell>
          <table:table-cell table:style-name="ce65" table:number-columns-repeated="120"/>
        </table:table-row>
        <table:table-row table:style-name="ro8">
          <table:table-cell table:style-name="ce58" office:value-type="string" calcext:value-type="string">
            <text:p>City Bikes (Side Project)</text:p>
          </table:table-cell>
          <table:table-cell table:style-name="ce65" table:formula="of:=SUM([.C53:.AMJ53])" office:value-type="float" office:value="23" calcext:value-type="float">
            <text:p>23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89"/>
          <table:table-cell table:style-name="ce65" office:value-type="float" office:value="0.5" calcext:value-type="float">
            <text:p>0.5</text:p>
          </table:table-cell>
          <table:table-cell table:style-name="ce65" table:number-columns-repeated="313"/>
          <table:table-cell table:style-name="ce65" office:value-type="float" office:value="2" calcext:value-type="float">
            <office:annotation office:display="true" draw:style-name="gr3" draw:text-style-name="P2" svg:width="28.99mm" svg:height="6.69mm" svg:x="14192.09mm" svg:y="323.05mm" draw:caption-point-x="47.89mm" draw:caption-point-y="-6.92mm">
              <dc:creator>JR</dc:creator>
              <dc:date>2016-03-18T00:00:00</dc:date>
              <text:p text:style-name="P1"><text:span text:style-name="T1">shiny</text:span></text:p>
            </office:annotation>
            <text:p>2.0</text:p>
          </table:table-cell>
          <table:table-cell table:style-name="ce65" table:number-columns-repeated="279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106"/>
        </table:table-row>
        <table:table-row table:style-name="ro8">
          <table:table-cell table:style-name="ce58" office:value-type="string" calcext:value-type="string">
            <text:p>NetLogo Utils</text:p>
          </table:table-cell>
          <table:table-cell table:style-name="ce65" table:formula="of:=SUM([.C54:.AMJ54])" office:value-type="float" office:value="10" calcext:value-type="float">
            <text:p>10.0</text:p>
          </table:table-cell>
          <table:table-cell table:style-name="ce65" table:number-columns-repeated="930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85"/>
        </table:table-row>
        <table:table-row table:style-name="ro8">
          <table:table-cell table:style-name="ce58" office:value-type="string" calcext:value-type="string">
            <text:p>Networking</text:p>
          </table:table-cell>
          <table:table-cell table:style-name="ce65" table:formula="of:=SUM([.C55:.AMJ55])" office:value-type="float" office:value="5" calcext:value-type="float">
            <text:p>5.0</text:p>
          </table:table-cell>
          <table:table-cell table:style-name="ce65" table:number-columns-repeated="885"/>
          <table:table-cell table:style-name="ce65" office:value-type="float" office:value="1.5" calcext:value-type="float">
            <office:annotation office:display="true" draw:style-name="gr2" draw:text-style-name="P2" svg:width="28.99mm" svg:height="9.91mm" svg:x="20040.26mm" svg:y="340.63mm" draw:caption-point-x="92.87mm" draw:caption-point-y="-11.69mm">
              <dc:creator>JR</dc:creator>
              <dc:date>2015-07-02T00:00:00</dc:date>
              <text:p text:style-name="P1"><text:span text:style-name="T1">Papers academia/RG</text:span></text:p>
            </office:annotation>
            <text:p>1.5</text:p>
          </table:table-cell>
          <table:table-cell table:style-name="ce65" table:number-columns-repeated="15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41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</table:table-row>
        <table:table-row table:style-name="ro9">
          <table:table-cell table:style-name="ce58" office:value-type="string" calcext:value-type="string">
            <text:p>Stochastic Urban Growth</text:p>
          </table:table-cell>
          <table:table-cell table:style-name="ce65" table:formula="of:=SUM([.C56:.AMJ56])" office:value-type="float" office:value="13" calcext:value-type="float">
            <text:p>13.0</text:p>
          </table:table-cell>
          <table:table-cell table:style-name="ce65" table:number-columns-repeated="949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table:number-columns-repeated="71"/>
        </table:table-row>
        <table:table-row table:style-name="ro10">
          <table:table-cell table:style-name="ce58" office:value-type="string" calcext:value-type="string">
            <text:p>TransportationEquilibrium (Side Project)</text:p>
          </table:table-cell>
          <table:table-cell table:style-name="ce65" table:formula="of:=SUM([.C57:.AMJ57])" office:value-type="float" office:value="56.5" calcext:value-type="float">
            <text:p>56.5</text:p>
          </table:table-cell>
          <table:table-cell table:style-name="ce65" table:number-columns-repeated="349"/>
          <table:table-cell table:style-name="ce65" office:value-type="float" office:value="3" calcext:value-type="float">
            <text:p>3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8073.35mm" svg:y="326.93mm" draw:caption-point-x="24.15mm" draw:caption-point-y="15.73mm">
              <dc:creator>JR</dc:creator>
              <dc:date>2016-12-15T00:00:00</dc:date>
              <text:p text:style-name="P1"><text:span text:style-name="T1">translation</text:span></text:p>
            </office:annotation>
            <text:p>0.5</text:p>
          </table:table-cell>
          <table:table-cell table:style-name="ce65" table:number-columns-repeated="99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57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11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4"/>
          <table:table-cell table:style-name="ce65" office:value-type="float" office:value="7" calcext:value-type="float">
            <text:p>7.0</text:p>
          </table:table-cell>
          <table:table-cell table:style-name="ce65" table:number-columns-repeated="3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5"/>
          <table:table-cell table:style-name="ce65" office:value-type="float" office:value="2" calcext:value-type="float">
            <text:p>2.0</text:p>
          </table:table-cell>
          <table:table-cell table:style-name="ce65" table:number-columns-repeated="48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12"/>
          <table:table-cell table:style-name="ce65" office:value-type="float" office:value="5" calcext:value-type="float">
            <text:p>5.0</text:p>
          </table:table-cell>
          <table:table-cell table:style-name="ce65" table:number-columns-repeated="278"/>
          <table:table-cell table:style-name="ce65" office:value-type="float" office:value="3.5" calcext:value-type="float">
            <text:p>3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67"/>
        </table:table-row>
        <table:table-row table:style-name="ro8">
          <table:table-cell table:style-name="ce58" office:value-type="string" calcext:value-type="string">
            <text:p>Biological NW Generation</text:p>
          </table:table-cell>
          <table:table-cell table:style-name="ce65" table:formula="of:=SUM([.C58:.AMJ58])" office:value-type="float" office:value="5" calcext:value-type="float">
            <text:p>5.0</text:p>
          </table:table-cell>
          <table:table-cell table:style-name="ce65" table:number-columns-repeated="956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64"/>
        </table:table-row>
        <table:table-row table:style-name="ro6">
          <table:table-cell table:style-name="ce58" office:value-type="string" calcext:value-type="string">
            <text:p>Discrepancy (Side Project)</text:p>
          </table:table-cell>
          <table:table-cell table:style-name="ce65" table:formula="of:=SUM([.C59:.AMJ59])" office:value-type="float" office:value="54" calcext:value-type="float">
            <text:p>54.0</text:p>
          </table:table-cell>
          <table:table-cell table:style-name="ce65" table:number-columns-repeated="320"/>
          <table:table-cell table:style-name="ce65" office:value-type="float" office:value="1.5" calcext:value-type="float">
            <text:p>1.5</text:p>
          </table:table-cell>
          <table:table-cell table:style-name="ce65" table:number-columns-repeated="26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56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78"/>
          <table:table-cell table:style-name="ce65" office:value-type="float" office:value="5" calcext:value-type="float">
            <text:p>5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4" calcext:value-type="float">
            <text:p>4.0</text:p>
          </table:table-cell>
          <table:table-cell table:style-name="ce65" table:number-columns-repeated="334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0.5" calcext:value-type="float">
            <text:p>10.5</text:p>
          </table:table-cell>
          <table:table-cell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2.5" calcext:value-type="float">
            <text:p>2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8"/>
          <table:table-cell table:style-name="ce67"/>
          <table:table-cell table:style-name="ce65" table:number-columns-repeated="2"/>
          <table:table-cell table:style-name="ce67"/>
          <table:table-cell table:style-name="ce65" table:number-columns-repeated="43"/>
        </table:table-row>
        <table:table-row table:style-name="ro6">
          <table:table-cell table:style-name="ce58" office:value-type="string" calcext:value-type="string">
            <text:p>Scaling</text:p>
          </table:table-cell>
          <table:table-cell table:style-name="ce65" table:formula="of:=SUM([.C60:.AMJ60])" office:value-type="float" office:value="37" calcext:value-type="float">
            <text:p>37.0</text:p>
          </table:table-cell>
          <table:table-cell table:style-name="ce65" table:number-columns-repeated="552"/>
          <table:table-cell table:style-name="ce65" office:value-type="float" office:value="1" calcext:value-type="float">
            <text:p>1.0</text:p>
          </table:table-cell>
          <table:table-cell table:style-name="ce65" table:number-columns-repeated="360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number-columns-repeated="3" table:style-name="ce65" office:value-type="float" office:value="3.5" calcext:value-type="float">
            <text:p>3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12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1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7" office:value-type="float" office:value="4" calcext:value-type="float">
            <text:p>4.0</text:p>
          </table:table-cell>
          <table:table-cell table:style-name="ce65" table:number-columns-repeated="6"/>
          <table:table-cell table:style-name="ce67"/>
          <table:table-cell table:style-name="ce65" table:number-columns-repeated="2"/>
          <table:table-cell table:style-name="ce67"/>
          <table:table-cell table:style-name="ce65" table:number-columns-repeated="43"/>
        </table:table-row>
        <table:table-row table:style-name="ro6">
          <table:table-cell table:style-name="ce58" office:value-type="string" calcext:value-type="string">
            <text:p>Governance</text:p>
          </table:table-cell>
          <table:table-cell table:style-name="ce65" table:formula="of:=SUM([.C61:.AMJ61])" office:value-type="float" office:value="228" calcext:value-type="float">
            <text:p>228.0</text:p>
          </table:table-cell>
          <table:table-cell table:style-name="ce65" table:number-columns-repeated="180"/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9" calcext:value-type="float">
            <text:p>9.0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number-columns-repeated="2" table:style-name="ce65" office:value-type="float" office:value="4" calcext:value-type="float">
            <text:p>4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5"/>
          <table:table-cell table:style-name="ce65" office:value-type="float" office:value="2.5" calcext:value-type="float">
            <text:p>2.5</text:p>
          </table:table-cell>
          <table:table-cell table:style-name="ce65" table:number-columns-repeated="46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table:number-columns-repeated="28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26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8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9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70"/>
          <table:table-cell table:style-name="ce65" office:value-type="float" office:value="2" calcext:value-type="float">
            <text:p>2.0</text:p>
          </table:table-cell>
          <table:table-cell table:style-name="ce65" table:number-columns-repeated="237"/>
          <table:table-cell table:style-name="ce65" office:value-type="float" office:value="1" calcext:value-type="float">
            <text:p>1.0</text:p>
          </table:table-cell>
          <table:table-cell table:style-name="ce65" table:number-columns-repeated="9"/>
          <table:table-cell table:style-name="ce65" office:value-type="float" office:value="0.5" calcext:value-type="float">
            <office:annotation office:display="true" draw:style-name="gr3" draw:text-style-name="P2" svg:width="28.99mm" svg:height="6.69mm" svg:x="18604.9mm" svg:y="364.57mm" draw:caption-point-x="77.61mm" draw:caption-point-y="9.66mm">
              <dc:creator>JR</dc:creator>
              <dc:date>2015-09-04T00:00:00</dc:date>
              <text:p text:style-name="P1"><text:span text:style-name="T1">Fin Pres</text:span></text:p>
            </office:annotation>
            <text:p>0.5</text:p>
          </table:table-cell>
          <table:table-cell table:style-name="ce65" office:value-type="float" office:value="8" calcext:value-type="float">
            <office:annotation office:display="true" draw:style-name="gr2" draw:text-style-name="P2" svg:width="28.99mm" svg:height="9.91mm" svg:x="18641.4mm" svg:y="361.99mm" draw:caption-point-x="63.78mm" draw:caption-point-y="12.24mm">
              <dc:creator>JR</dc:creator>
              <dc:date>2015-09-04T00:00:00</dc:date>
              <text:p text:style-name="P1"><text:span text:style-name="T1">Pres, regressions</text:span></text:p>
            </office:annotation>
            <text:p>8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table:number-columns-repeated="2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4.5" calcext:value-type="float">
            <text:p>4.5</text:p>
          </table:table-cell>
          <table:table-cell table:style-name="ce65" table:number-columns-repeated="6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office:annotation office:display="true" draw:style-name="gr3" draw:text-style-name="P2" svg:width="28.99mm" svg:height="6.69mm" svg:x="20045.44mm" svg:y="369.32mm" draw:caption-point-x="87.69mm" draw:caption-point-y="4.91mm">
              <dc:creator>JR</dc:creator>
              <dc:date>2015-07-02T00:00:00</dc:date>
              <text:p text:style-name="P1"><text:span text:style-name="T1">graphs+debug</text:span></text:p>
            </office:annotation>
            <text:p>3.5</text:p>
          </table:table-cell>
          <table:table-cell table:style-name="ce65" office:value-type="float" office:value="3" calcext:value-type="float">
            <office:annotation office:display="true" draw:style-name="gr3" draw:text-style-name="P2" svg:width="28.99mm" svg:height="6.69mm" svg:x="20057.9mm" svg:y="387.16mm" draw:caption-point-x="97.9mm" draw:caption-point-y="-12.93mm">
              <dc:creator>JR</dc:creator>
              <dc:date>2015-07-02T00:00:00</dc:date>
              <text:p text:style-name="P1"><text:span text:style-name="T1">Headless/explo</text:span></text:p>
            </office:annotation>
            <text:p>3.0</text:p>
          </table:table-cell>
          <table:table-cell table:style-name="ce65" office:value-type="float" office:value="4.5" calcext:value-type="float">
            <office:annotation office:display="true" draw:style-name="gr3" draw:text-style-name="P2" svg:width="28.99mm" svg:height="6.69mm" svg:x="20109.18mm" svg:y="362.31mm" draw:caption-point-x="69.29mm" draw:caption-point-y="11.92mm">
              <dc:creator>JR</dc:creator>
              <dc:date>2015-06-30T00:00:00</dc:date>
              <text:p text:style-name="P1"><text:span text:style-name="T1">Gs wrapper</text:span></text:p>
            </office:annotation>
            <text:p>4.5</text:p>
          </table:table-cell>
          <table:table-cell table:style-name="ce65" table:number-columns-repeated="11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13"/>
          <table:table-cell table:style-name="ce65" office:value-type="float" office:value="5.5" calcext:value-type="float">
            <text:p>5.5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5" office:value-type="float" office:value="5" calcext:value-type="float">
            <text:p>5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5" calcext:value-type="float">
            <text:p>5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34"/>
          <table:table-cell table:style-name="ce67" table:number-columns-repeated="2"/>
          <table:table-cell table:style-name="ce65" table:number-columns-repeated="3"/>
          <table:table-cell table:style-name="ce67" office:value-type="float" office:value="3.5" calcext:value-type="float">
            <text:p>3.5</text:p>
          </table:table-cell>
          <table:table-cell table:style-name="ce65" table:number-columns-repeated="2"/>
          <table:table-cell table:style-name="ce67" office:value-type="float" office:value="5" calcext:value-type="float">
            <text:p>5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7" office:value-type="float" office:value="5" calcext:value-type="float">
            <text:p>5.0</text:p>
          </table:table-cell>
          <table:table-cell table:style-name="ce67" office:value-type="float" office:value="1" calcext:value-type="float">
            <text:p>1.0</text:p>
          </table:table-cell>
          <table:table-cell table:style-name="ce65" table:number-columns-repeated="38"/>
        </table:table-row>
        <table:table-row table:style-name="ro6">
          <table:table-cell table:style-name="ce61" office:value-type="string" calcext:value-type="string">
            <text:p>Synthetic Data Control</text:p>
          </table:table-cell>
          <table:table-cell table:style-name="ce65" table:formula="of:=SUM([.C62:.AMJ62])" office:value-type="float" office:value="99" calcext:value-type="float">
            <text:p>99.0</text:p>
          </table:table-cell>
          <table:table-cell table:style-name="ce67" table:number-columns-repeated="759"/>
          <table:table-cell table:style-name="ce67" office:value-type="float" office:value="1" calcext:value-type="float">
            <text:p>1.0</text:p>
          </table:table-cell>
          <table:table-cell table:style-name="ce67" office:value-type="float" office:value="2" calcext:value-type="float">
            <text:p>2.0</text:p>
          </table:table-cell>
          <table:table-cell table:style-name="ce67" table:number-columns-repeated="13"/>
          <table:table-cell table:style-name="ce67" office:value-type="float" office:value="1.5" calcext:value-type="float">
            <text:p>1.5</text:p>
          </table:table-cell>
          <table:table-cell table:style-name="ce67" office:value-type="float" office:value="1" calcext:value-type="float">
            <text:p>1.0</text:p>
          </table:table-cell>
          <table:table-cell table:style-name="ce67" table:number-columns-repeated="3"/>
          <table:table-cell table:style-name="ce67" office:value-type="float" office:value="0.5" calcext:value-type="float">
            <text:p>0.5</text:p>
          </table:table-cell>
          <table:table-cell table:style-name="ce67" office:value-type="float" office:value="3" calcext:value-type="float">
            <text:p>3.0</text:p>
          </table:table-cell>
          <table:table-cell table:style-name="ce67" office:value-type="float" office:value="2.5" calcext:value-type="float">
            <office:annotation office:display="true" draw:style-name="gr3" draw:text-style-name="P2" svg:width="28.99mm" svg:height="6.69mm" svg:x="17715.56mm" svg:y="369.81mm" draw:caption-point-x="60.31mm" draw:caption-point-y="12.66mm">
              <dc:creator>JR</dc:creator>
              <dc:date>2015-10-16T00:00:00</dc:date>
              <text:p text:style-name="P1"><text:span text:style-name="T1">rochebrune</text:span></text:p>
            </office:annotation>
            <text:p>2.5</text:p>
          </table:table-cell>
          <table:table-cell table:style-name="ce67" table:number-columns-repeated="19"/>
          <table:table-cell table:style-name="ce67" office:value-type="float" office:value="1.5" calcext:value-type="float">
            <text:p>1.5</text:p>
          </table:table-cell>
          <table:table-cell table:style-name="ce67" table:number-columns-repeated="2"/>
          <table:table-cell table:style-name="ce67" office:value-type="float" office:value="1.5" calcext:value-type="float">
            <office:annotation office:display="true" draw:style-name="gr3" draw:text-style-name="P2" svg:width="28.99mm" svg:height="6.69mm" svg:x="18234.93mm" svg:y="370.05mm" draw:caption-point-x="62.26mm" draw:caption-point-y="12.42mm">
              <dc:creator>JR</dc:creator>
              <dc:date>2015-09-21T00:00:00</dc:date>
              <text:p text:style-name="P1"><text:span text:style-name="T1">Synth nw</text:span></text:p>
            </office:annotation>
            <text:p>1.5</text:p>
          </table:table-cell>
          <table:table-cell table:style-name="ce67" table:number-columns-repeated="39"/>
          <table:table-cell table:style-name="ce67" office:value-type="float" office:value="1.5" calcext:value-type="float">
            <text:p>1.5</text:p>
          </table:table-cell>
          <table:table-cell table:style-name="ce67"/>
          <table:table-cell table:style-name="ce67" office:value-type="float" office:value="0.5" calcext:value-type="float">
            <text:p>0.5</text:p>
          </table:table-cell>
          <table:table-cell table:style-name="ce67" table:number-columns-repeated="16"/>
          <table:table-cell table:style-name="ce67" office:value-type="float" office:value="3.5" calcext:value-type="float">
            <text:p>3.5</text:p>
          </table:table-cell>
          <table:table-cell table:style-name="ce67" table:number-columns-repeated="2"/>
          <table:table-cell table:style-name="ce67" office:value-type="float" office:value="0.5" calcext:value-type="float">
            <text:p>0.5</text:p>
          </table:table-cell>
          <table:table-cell table:style-name="ce67" office:value-type="float" office:value="1" calcext:value-type="float">
            <text:p>1.0</text:p>
          </table:table-cell>
          <table:table-cell table:style-name="ce67" table:number-columns-repeated="4"/>
          <table:table-cell table:style-name="ce67" office:value-type="float" office:value="6" calcext:value-type="float">
            <office:annotation office:display="true" draw:style-name="gr3" draw:text-style-name="P2" svg:width="28.99mm" svg:height="6.69mm" svg:x="19770.46mm" svg:y="370.43mm" draw:caption-point-x="68.02mm" draw:caption-point-y="12.04mm">
              <dc:creator>JR</dc:creator>
              <dc:date>2015-07-15T00:00:00</dc:date>
              <text:p text:style-name="P1"><text:span text:style-name="T1">Impl FFT</text:span></text:p>
            </office:annotation>
            <text:p>6.0</text:p>
          </table:table-cell>
          <table:table-cell table:style-name="ce67" table:number-columns-repeated="6"/>
          <table:table-cell table:style-name="ce67" office:value-type="float" office:value="4.5" calcext:value-type="float">
            <text:p>4.5</text:p>
          </table:table-cell>
          <table:table-cell table:style-name="ce67" office:value-type="float" office:value="9" calcext:value-type="float">
            <office:annotation office:display="true" draw:style-name="gr3" draw:text-style-name="P2" svg:width="28.99mm" svg:height="6.69mm" svg:x="19926.88mm" svg:y="395.79mm" draw:caption-point-x="92.92mm" draw:caption-point-y="-13.32mm">
              <dc:creator>JR</dc:creator>
              <dc:date>2015-07-07T00:00:00</dc:date>
              <text:p text:style-name="P1"><text:span text:style-name="T1">Oml plugin</text:span></text:p>
            </office:annotation>
            <text:p>9.0</text:p>
          </table:table-cell>
          <table:table-cell table:style-name="ce67" office:value-type="float" office:value="2" calcext:value-type="float">
            <text:p>2.0</text:p>
          </table:table-cell>
          <table:table-cell table:style-name="ce67" table:number-columns-repeated="6"/>
          <table:table-cell table:style-name="ce67" office:value-type="float" office:value="1.5" calcext:value-type="float">
            <text:p>1.5</text:p>
          </table:table-cell>
          <table:table-cell table:style-name="ce67" table:number-columns-repeated="2"/>
          <table:table-cell table:style-name="ce67" office:value-type="float" office:value="2.5" calcext:value-type="float">
            <text:p>2.5</text:p>
          </table:table-cell>
          <table:table-cell table:style-name="ce67"/>
          <table:table-cell table:style-name="ce67" office:value-type="float" office:value="1" calcext:value-type="float">
            <text:p>1.0</text:p>
          </table:table-cell>
          <table:table-cell table:style-name="ce67" office:value-type="float" office:value="1.5" calcext:value-type="float">
            <office:annotation office:display="true" draw:style-name="gr2" draw:text-style-name="P2" svg:width="28.99mm" svg:height="9.91mm" svg:x="20248.2mm" svg:y="369.6mm" draw:caption-point-x="88.93mm" draw:caption-point-y="12.87mm">
              <dc:creator>JR</dc:creator>
              <dc:date>2015-06-23T00:00:00</dc:date>
              <text:p text:style-name="P1"><text:span text:style-name="T1">Model nl (bug) // impl scala</text:span></text:p>
            </office:annotation>
            <text:p>1.5</text:p>
          </table:table-cell>
          <table:table-cell table:style-name="ce67" office:value-type="float" office:value="4.5" calcext:value-type="float">
            <text:p>4.5</text:p>
          </table:table-cell>
          <table:table-cell table:style-name="ce67" table:number-columns-repeated="9"/>
          <table:table-cell table:style-name="ce67" office:value-type="float" office:value="1" calcext:value-type="float">
            <text:p>1.0</text:p>
          </table:table-cell>
          <table:table-cell table:style-name="ce67" table:number-columns-repeated="2"/>
          <table:table-cell table:style-name="ce67" office:value-type="float" office:value="0.5" calcext:value-type="float">
            <office:annotation office:display="true" draw:style-name="gr4" draw:text-style-name="P2" svg:width="16.88mm" svg:height="13.86mm" svg:x="20559.16mm" svg:y="393.61mm" draw:caption-point-x="95.29mm" draw:caption-point-y="-11.14mm">
              <dc:creator>JR</dc:creator>
              <dc:date>2015-06-09T00:00:00</dc:date>
              <text:p text:style-name="P1"><text:span text:style-name="T1">Code schelling (scala)</text:span></text:p>
            </office:annotation>
            <text:p>0.5</text:p>
          </table:table-cell>
          <table:table-cell table:style-name="ce67" table:number-columns-repeated="4"/>
          <table:table-cell table:style-name="ce67" office:value-type="float" office:value="1" calcext:value-type="float">
            <text:p>1.0</text:p>
          </table:table-cell>
          <table:table-cell table:style-name="ce67" table:number-columns-repeated="8"/>
          <table:table-cell table:style-name="ce67" office:value-type="float" office:value="1" calcext:value-type="float">
            <text:p>1.0</text:p>
          </table:table-cell>
          <table:table-cell table:style-name="ce67" table:number-columns-repeated="28"/>
          <table:table-cell table:style-name="ce67" office:value-type="float" office:value="7.5" calcext:value-type="float">
            <text:p>7.5</text:p>
          </table:table-cell>
          <table:table-cell table:style-name="ce67"/>
          <table:table-cell table:style-name="ce67" office:value-type="float" office:value="1.5" calcext:value-type="float">
            <text:p>1.5</text:p>
          </table:table-cell>
          <table:table-cell table:style-name="ce67" office:value-type="float" office:value="1" calcext:value-type="float">
            <text:p>1.0</text:p>
          </table:table-cell>
          <table:table-cell table:style-name="ce67" office:value-type="float" office:value="5.5" calcext:value-type="float">
            <text:p>5.5</text:p>
          </table:table-cell>
          <table:table-cell table:style-name="ce67" office:value-type="float" office:value="3.5" calcext:value-type="float">
            <text:p>3.5</text:p>
          </table:table-cell>
          <table:table-cell table:style-name="ce67" table:number-columns-repeated="8"/>
          <table:table-cell table:style-name="ce65" table:number-columns-repeated="2"/>
          <table:table-cell table:style-name="ce67" table:number-columns-repeated="3"/>
          <table:table-cell table:style-name="ce67" office:value-type="float" office:value="8" calcext:value-type="float">
            <text:p>8.0</text:p>
          </table:table-cell>
          <table:table-cell table:style-name="ce67" office:value-type="float" office:value="5" calcext:value-type="float">
            <text:p>5.0</text:p>
          </table:table-cell>
          <table:table-cell table:style-name="ce67" table:number-columns-repeated="7"/>
          <table:table-cell table:style-name="ce65"/>
          <table:table-cell table:style-name="ce67" table:number-columns-repeated="2"/>
          <table:table-cell table:style-name="ce67" office:value-type="float" office:value="1" calcext:value-type="float">
            <text:p>1.0</text:p>
          </table:table-cell>
          <table:table-cell table:style-name="ce67" office:value-type="float" office:value="1.5" calcext:value-type="float">
            <text:p>1.5</text:p>
          </table:table-cell>
          <table:table-cell table:style-name="ce67" office:value-type="float" office:value="4" calcext:value-type="float">
            <text:p>4.0</text:p>
          </table:table-cell>
          <table:table-cell table:style-name="ce67" office:value-type="float" office:value="3" calcext:value-type="float">
            <text:p>3.0</text:p>
          </table:table-cell>
          <table:table-cell table:style-name="ce67" table:number-columns-repeated="36"/>
        </table:table-row>
        <table:table-row table:style-name="ro6">
          <table:table-cell table:style-name="ce62" office:value-type="string" calcext:value-type="string">
            <text:p>Theoretical Model Coupling</text:p>
          </table:table-cell>
          <table:table-cell table:style-name="ce65" table:formula="of:=SUM([.C63:.AMJ63])" office:value-type="float" office:value="4" calcext:value-type="float">
            <text:p>4.0</text:p>
          </table:table-cell>
          <table:table-cell table:style-name="ce65" table:number-columns-repeated="816"/>
          <table:table-cell table:style-name="ce65" office:value-type="float" office:value="1.5" calcext:value-type="float">
            <office:annotation office:display="true" draw:style-name="gr4" draw:text-style-name="P2" svg:width="28.99mm" svg:height="13.86mm" svg:x="18505.91mm" svg:y="378.38mm" draw:caption-point-x="63.27mm" draw:caption-point-y="12.33mm">
              <dc:creator>JR</dc:creator>
              <dc:date>2015-09-09T00:00:00</dc:date>
              <text:p text:style-name="P1"><text:span text:style-name="T1">Reflexions marius/simpopNet</text:span></text:p>
            </office:annotation>
            <text:p>1.5</text:p>
          </table:table-cell>
          <table:table-cell table:style-name="ce65" table:number-columns-repeated="197"/>
          <table:table-cell table:style-name="ce65" office:value-type="float" office:value="2.5" calcext:value-type="float">
            <text:p>2.5</text:p>
          </table:table-cell>
          <table:table-cell table:style-name="ce65" table:number-columns-repeated="7"/>
        </table:table-row>
        <table:table-row table:style-name="ro11">
          <table:table-cell office:value-type="string" calcext:value-type="string">
            <text:p>Existing Models Reproduction and Extension</text:p>
          </table:table-cell>
          <table:table-cell table:style-name="ce65" table:formula="of:=SUM([.C64:.AMJ64])" office:value-type="float" office:value="46" calcext:value-type="float">
            <text:p>46.0</text:p>
          </table:table-cell>
          <table:table-cell table:style-name="ce65" table:number-columns-repeated="66"/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128"/>
          <table:table-cell table:style-name="ce65" office:value-type="float" office:value="1" calcext:value-type="float">
            <text:p>1.0</text:p>
          </table:table-cell>
          <table:table-cell table:style-name="ce65" table:number-columns-repeated="157"/>
          <table:table-cell table:style-name="ce65" office:value-type="float" office:value="5" calcext:value-type="float">
            <office:annotation office:display="true" draw:style-name="gr3" draw:text-style-name="P2" svg:width="28.99mm" svg:height="6.69mm" svg:x="9157.25mm" svg:y="383.36mm" draw:caption-point-x="28.22mm" draw:caption-point-y="15.59mm">
              <dc:creator>JR</dc:creator>
              <dc:date>2016-10-27T00:00:00</dc:date>
              <text:p text:style-name="P1"><text:span text:style-name="T1">rbd</text:span></text:p>
            </office:annotation>
            <text:p>5.0</text:p>
          </table:table-cell>
          <table:table-cell table:style-name="ce65" table:number-columns-repeated="405"/>
          <table:table-cell table:style-name="ce65" office:value-type="float" office:value="1" calcext:value-type="float">
            <office:annotation office:display="true" draw:style-name="gr2" draw:text-style-name="P2" svg:width="28.99mm" svg:height="9.91mm" svg:x="18305.04mm" svg:y="385.51mm" draw:caption-point-x="82.81mm" draw:caption-point-y="13.44mm">
              <dc:creator>JR</dc:creator>
              <dc:date>2015-09-17T00:00:00</dc:date>
              <text:p text:style-name="P1"><text:span text:style-name="T1">Simpopnet factorization</text:span></text:p>
            </office:annotation>
            <text:p>1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8347.84mm" svg:y="386.51mm" draw:caption-point-x="62.68mm" draw:caption-point-y="12.44mm">
              <dc:creator>JR</dc:creator>
              <dc:date>2015-09-16T00:00:00</dc:date>
              <text:p text:style-name="P1"><text:span text:style-name="T1">simpopNet</text:span></text:p>
            </office:annotation>
            <text:p>1.0</text:p>
          </table:table-cell>
          <table:table-cell table:style-name="ce65" table:number-columns-repeated="176"/>
          <table:table-cell table:style-name="ce65" office:value-type="float" office:value="2" calcext:value-type="float">
            <text:p>2.0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number-columns-repeated="2"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5" calcext:value-type="float">
            <text:p>5.0</text:p>
          </table:table-cell>
          <table:table-cell table:style-name="ce65" table:number-columns-repeated="4"/>
          <table:table-cell table:number-columns-repeated="2" table:style-name="ce65" office:value-type="float" office:value="4" calcext:value-type="float">
            <text:p>4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</table:table-row>
        <table:table-row table:style-name="ro6">
          <table:table-cell table:style-name="ce58" office:value-type="string" calcext:value-type="string">
            <text:p>Algorithmic Systematic Review</text:p>
          </table:table-cell>
          <table:table-cell table:style-name="ce65" table:formula="of:=SUM([.C65:.AMJ65])" office:value-type="float" office:value="75.5" calcext:value-type="float">
            <text:p>75.5</text:p>
          </table:table-cell>
          <table:table-cell table:style-name="ce65" table:number-columns-repeated="311"/>
          <table:table-cell table:style-name="ce65" office:value-type="float" office:value="3" calcext:value-type="float">
            <text:p>3.0</text:p>
          </table:table-cell>
          <table:table-cell table:style-name="ce65" table:number-columns-repeated="240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112"/>
          <table:table-cell table:style-name="ce65" office:value-type="float" office:value="2" calcext:value-type="float">
            <text:p>2.0</text:p>
          </table:table-cell>
          <table:table-cell table:style-name="Default"/>
          <table:table-cell table:style-name="ce65" office:value-type="float" office:value="1" calcext:value-type="float">
            <text:p>1.0</text:p>
          </table:table-cell>
          <table:table-cell table:style-name="ce65" table:number-columns-repeated="140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8596.23mm" svg:y="399.59mm" draw:caption-point-x="63.62mm" draw:caption-point-y="12.41mm">
              <dc:creator>JR</dc:creator>
              <dc:date>2015-09-07T00:00:00</dc:date>
              <text:p text:style-name="P1"><text:span text:style-name="T1">Reopen algo</text:span></text:p>
            </office:annotation>
            <text:p>0.5</text:p>
          </table:table-cell>
          <table:table-cell table:style-name="ce65" table:number-columns-repeated="13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6" calcext:value-type="float">
            <text:p>6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35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</table:table-row>
        <table:table-row table:style-name="ro6">
          <table:table-cell table:style-name="ce58" office:value-type="string" calcext:value-type="string">
            <text:p>Technical Tools</text:p>
          </table:table-cell>
          <table:table-cell table:style-name="ce65" table:formula="of:=SUM([.C66:.AMJ66])" office:value-type="float" office:value="137" calcext:value-type="float">
            <text:p>137.0</text:p>
          </table:table-cell>
          <table:table-cell table:style-name="ce65" table:number-columns-repeated="58"/>
          <table:table-cell table:style-name="ce65" office:value-type="float" office:value="1" calcext:value-type="float">
            <text:p>1.0</text:p>
          </table:table-cell>
          <table:table-cell table:style-name="ce65" table:number-columns-repeated="23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78"/>
          <table:table-cell table:style-name="ce65" office:value-type="float" office:value="0.5" calcext:value-type="float">
            <text:p>0.5</text:p>
          </table:table-cell>
          <table:table-cell table:style-name="ce65" table:number-columns-repeated="49"/>
          <table:table-cell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21"/>
          <table:table-cell table:style-name="ce65" office:value-type="float" office:value="2.5" calcext:value-type="float">
            <office:annotation office:display="true" draw:style-name="gr2" draw:text-style-name="P2" svg:width="28.99mm" svg:height="9.91mm" svg:x="5679.73mm" svg:y="403.74mm" draw:caption-point-x="15.18mm" draw:caption-point-y="16.5mm">
              <dc:creator>JR</dc:creator>
              <dc:date>2017-04-03T00:00:00</dc:date>
              <text:p text:style-name="P1"><text:span text:style-name="T1">Correc bug magrit</text:span></text:p>
            </office:annotation>
            <text:p>2.5</text:p>
          </table:table-cell>
          <table:table-cell table:style-name="ce65" table:number-columns-repeated="50"/>
          <table:table-cell table:style-name="ce65" office:value-type="float" office:value="1" calcext:value-type="float">
            <text:p>1.0</text:p>
          </table:table-cell>
          <table:table-cell table:style-name="ce65" table:number-columns-repeated="27"/>
          <table:table-cell table:style-name="ce65" office:value-type="float" office:value="2" calcext:value-type="float">
            <office:annotation office:display="true" draw:style-name="gr3" draw:text-style-name="P2" svg:width="28.99mm" svg:height="6.69mm" svg:x="7463.66mm" svg:y="404.06mm" draw:caption-point-x="21.86mm" draw:caption-point-y="16.18mm">
              <dc:creator>JR</dc:creator>
              <dc:date>2017-01-10T00:00:00</dc:date>
              <text:p text:style-name="P1"><text:span text:style-name="T1">Blocage github</text:span></text:p>
            </office:annotation>
            <text:p>2.0</text:p>
          </table:table-cell>
          <table:table-cell table:style-name="ce65" table:number-columns-repeated="61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office:annotation office:display="true" draw:style-name="gr3" draw:text-style-name="P2" svg:width="28.99mm" svg:height="6.69mm" svg:x="8873.47mm" svg:y="404.49mm" draw:caption-point-x="40.01mm" draw:caption-point-y="15.75mm">
              <dc:creator>JR</dc:creator>
              <dc:date>2016-11-08T00:00:00</dc:date>
              <text:p text:style-name="P1"><text:span text:style-name="T1">qgis</text:span></text:p>
            </office:annotation>
            <text:p>2.0</text:p>
          </table:table-cell>
          <table:table-cell table:style-name="ce65" office:value-type="float" office:value="1.5" calcext:value-type="float">
            <office:annotation office:display="true" draw:style-name="gr2" draw:text-style-name="P2" svg:width="28.99mm" svg:height="9.91mm" svg:x="8908.86mm" svg:y="404.5mm" draw:caption-point-x="27.28mm" draw:caption-point-y="15.74mm">
              <dc:creator>JR</dc:creator>
              <dc:date>2016-11-08T00:00:00</dc:date>
              <text:p text:style-name="P1"><text:span text:style-name="T1">Baiduditu openlayers</text:span></text:p>
            </office:annotation>
            <text:p>1.5</text:p>
          </table:table-cell>
          <table:table-cell table:style-name="ce65" table:number-columns-repeated="4"/>
          <table:table-cell table:style-name="ce65" office:value-type="float" office:value="1" calcext:value-type="float">
            <office:annotation office:display="true" draw:style-name="gr4" draw:text-style-name="P2" svg:width="28.99mm" svg:height="13.86mm" svg:x="9021.76mm" svg:y="404.54mm" draw:caption-point-x="27.71mm" draw:caption-point-y="15.7mm">
              <dc:creator>JR</dc:creator>
              <dc:date>2016-11-02T00:00:00</dc:date>
              <text:p text:style-name="P1"><text:span text:style-name="T1">Galere socks/thunderbird</text:span></text:p>
            </office:annotation>
            <text:p>1.0</text:p>
          </table:table-cell>
          <table:table-cell table:style-name="ce65" table:number-columns-repeated="4"/>
          <table:table-cell table:style-name="ce65" office:value-type="float" office:value="1.5" calcext:value-type="float">
            <office:annotation office:display="true" draw:style-name="gr3" draw:text-style-name="P2" svg:width="28.99mm" svg:height="6.69mm" svg:x="9114.46mm" svg:y="410.11mm" draw:caption-point-x="48.34mm" draw:caption-point-y="10.13mm">
              <dc:creator>JR</dc:creator>
              <dc:date>2016-10-28T00:00:00</dc:date>
              <text:p text:style-name="P1"><text:span text:style-name="T1">vpn</text:span></text:p>
            </office:annotation>
            <text:p>1.5</text:p>
          </table:table-cell>
          <table:table-cell table:style-name="ce65" table:number-columns-repeated="12"/>
          <table:table-cell table:style-name="ce65" office:value-type="float" office:value="0.5" calcext:value-type="float">
            <text:p>0.5</text:p>
          </table:table-cell>
          <table:table-cell table:style-name="ce65" table:number-columns-repeated="16"/>
          <table:table-cell table:style-name="ce65" office:value-type="float" office:value="1" calcext:value-type="float">
            <office:annotation office:display="true" draw:style-name="gr3" draw:text-style-name="P2" svg:width="28.99mm" svg:height="6.69mm" svg:x="9812.11mm" svg:y="404.78mm" draw:caption-point-x="30.67mm" draw:caption-point-y="15.46mm">
              <dc:creator>JR</dc:creator>
              <dc:date>2016-09-28T00:00:00</dc:date>
              <text:p text:style-name="P1"><text:span text:style-name="T1">Spatial Position</text:span></text:p>
            </office:annotation>
            <text:p>1.0</text:p>
          </table:table-cell>
          <table:table-cell table:style-name="ce65" table:number-columns-repeated="29"/>
          <table:table-cell table:style-name="ce65" office:value-type="float" office:value="1.5" calcext:value-type="float">
            <office:annotation office:display="true" draw:style-name="gr3" draw:text-style-name="P2" svg:width="28.99mm" svg:height="6.69mm" svg:x="10489.55mm" svg:y="405.08mm" draw:caption-point-x="33.21mm" draw:caption-point-y="15.16mm">
              <dc:creator>JR</dc:creator>
              <dc:date>2016-08-29T00:00:00</dc:date>
              <text:p text:style-name="P1"><text:span text:style-name="T1">thib</text:span></text:p>
            </office:annotation>
            <text:p>1.5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3" calcext:value-type="float">
            <office:annotation office:display="true" draw:style-name="gr3" draw:text-style-name="P2" svg:width="28.99mm" svg:height="6.69mm" svg:x="10760.52mm" svg:y="405.17mm" draw:caption-point-x="34.23mm" draw:caption-point-y="15.07mm">
              <dc:creator>JR</dc:creator>
              <dc:date>2016-08-17T00:00:00</dc:date>
              <text:p text:style-name="P1"><text:span text:style-name="T1">inverseKernel</text:span></text:p>
            </office:annotation>
            <text:p>3.0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office:annotation office:display="true" draw:style-name="gr2" draw:text-style-name="P2" svg:width="28.99mm" svg:height="9.91mm" svg:x="11054.08mm" svg:y="405.26mm" draw:caption-point-x="35.33mm" draw:caption-point-y="14.98mm">
              <dc:creator>JR</dc:creator>
              <dc:date>2016-08-04T00:00:00</dc:date>
              <text:p text:style-name="P1"><text:span text:style-name="T1">Gaussian mixtures Thibault</text:span></text:p>
            </office:annotation>
            <text:p>0.5</text:p>
          </table:table-cell>
          <table:table-cell table:style-name="ce65" table:number-columns-repeated="86"/>
          <table:table-cell table:style-name="ce65" office:value-type="float" office:value="1" calcext:value-type="float">
            <office:annotation office:display="true" draw:style-name="gr3" draw:text-style-name="P2" svg:width="28.99mm" svg:height="6.69mm" svg:x="13018.65mm" svg:y="405.76mm" draw:caption-point-x="42.7mm" draw:caption-point-y="14.48mm">
              <dc:creator>JR</dc:creator>
              <dc:date>2016-05-09T00:00:00</dc:date>
              <text:p text:style-name="P1"><text:span text:style-name="T1">Nl web</text:span></text:p>
            </office:annotation>
            <text:p>1.0</text:p>
          </table:table-cell>
          <table:table-cell table:style-name="ce65" table:number-columns-repeated="17"/>
          <table:table-cell table:style-name="ce65" office:value-type="float" office:value="0.5" calcext:value-type="float">
            <office:annotation office:display="true" draw:style-name="gr2" draw:text-style-name="P2" svg:width="28.99mm" svg:height="9.91mm" svg:x="13425.12mm" svg:y="405.91mm" draw:caption-point-x="44.22mm" draw:caption-point-y="14.33mm">
              <dc:creator>JR</dc:creator>
              <dc:date>2016-04-21T00:00:00</dc:date>
              <text:p text:style-name="P1"><text:span text:style-name="T1">Stanford CoreNLP</text:span></text:p>
            </office:annotation>
            <text:p>0.5</text:p>
          </table:table-cell>
          <table:table-cell table:style-name="ce65" table:number-columns-repeated="8"/>
          <table:table-cell table:style-name="ce65" office:value-type="float" office:value="1.5" calcext:value-type="float">
            <office:annotation office:display="true" draw:style-name="gr3" draw:text-style-name="P2" svg:width="28.99mm" svg:height="6.69mm" svg:x="13628.35mm" svg:y="405.99mm" draw:caption-point-x="44.98mm" draw:caption-point-y="14.25mm">
              <dc:creator>JR</dc:creator>
              <dc:date>2016-04-12T00:00:00</dc:date>
              <text:p text:style-name="P1"><text:span text:style-name="T1">Bug NL OML</text:span></text:p>
            </office:annotation>
            <text:p>1.5</text:p>
          </table:table-cell>
          <table:table-cell table:style-name="ce65" table:number-columns-repeated="18"/>
          <table:table-cell table:style-name="ce65">
            <office:annotation office:display="true" draw:style-name="gr3" draw:text-style-name="P2" svg:width="28.99mm" svg:height="6.69mm" svg:x="14057.39mm" svg:y="406.11mm" draw:caption-point-x="46.6mm" draw:caption-point-y="14.13m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65" table:number-columns-repeated="2"/>
          <table:table-cell table:style-name="ce65" office:value-type="float" office:value="1" calcext:value-type="float">
            <office:annotation office:display="true" draw:style-name="gr3" draw:text-style-name="P2" svg:width="28.99mm" svg:height="6.69mm" svg:x="14125.14mm" svg:y="406.15mm" draw:caption-point-x="46.84mm" draw:caption-point-y="14.09mm">
              <dc:creator>JR</dc:creator>
              <dc:date>2016-03-21T00:00:00</dc:date>
              <text:p text:style-name="P1"><text:span text:style-name="T1">Shiny server fail</text:span></text:p>
            </office:annotation>
            <text:p>1.0</text:p>
          </table:table-cell>
          <table:table-cell table:style-name="ce65" table:number-columns-repeated="3"/>
          <table:table-cell table:style-name="ce65" office:value-type="float" office:value="3" calcext:value-type="float">
            <office:annotation office:display="true" draw:style-name="gr3" draw:text-style-name="P2" svg:width="28.99mm" svg:height="6.69mm" svg:x="14215.46mm" svg:y="406.2mm" draw:caption-point-x="47.19mm" draw:caption-point-y="14.04mm">
              <dc:creator>JR</dc:creator>
              <dc:date>2016-03-17T00:00:00</dc:date>
              <text:p text:style-name="P1"><text:span text:style-name="T1">Postgis zeb</text:span></text:p>
            </office:annotation>
            <text:p>3.0</text:p>
          </table:table-cell>
          <table:table-cell table:style-name="ce65" table:number-columns-repeated="12"/>
          <table:table-cell table:style-name="ce65" office:value-type="float" office:value="0.5" calcext:value-type="float">
            <office:annotation office:display="true" draw:style-name="gr3" draw:text-style-name="P2" svg:width="28.99mm" svg:height="6.69mm" svg:x="14509.02mm" svg:y="406.29mm" draw:caption-point-x="48.29mm" draw:caption-point-y="13.95mm">
              <dc:creator>JR</dc:creator>
              <dc:date>2016-03-04T00:00:00</dc:date>
              <text:p text:style-name="P1"><text:span text:style-name="T1">codelines</text:span></text:p>
            </office:annotation>
            <text:p>0.5</text:p>
          </table:table-cell>
          <table:table-cell table:style-name="ce65" table:number-columns-repeated="19"/>
          <table:table-cell table:style-name="ce65" office:value-type="float" office:value="2.5" calcext:value-type="float">
            <office:annotation office:display="true" draw:style-name="gr3" draw:text-style-name="P2" svg:width="28.99mm" svg:height="6.69mm" svg:x="14960.64mm" svg:y="406.46mm" draw:caption-point-x="49.98mm" draw:caption-point-y="13.78mm">
              <dc:creator>JR</dc:creator>
              <dc:date>2016-02-13T00:00:00</dc:date>
              <text:p text:style-name="P1"><text:span text:style-name="T1">git-data</text:span></text:p>
            </office:annotation>
            <text:p>2.5</text:p>
          </table:table-cell>
          <table:table-cell table:style-name="ce65" table:number-columns-repeated="9"/>
          <table:table-cell table:style-name="ce65" office:value-type="float" office:value="1" calcext:value-type="float">
            <office:annotation office:display="true" draw:style-name="gr3" draw:text-style-name="P2" svg:width="28.99mm" svg:height="6.69mm" svg:x="15186.46mm" svg:y="406.58mm" draw:caption-point-x="50.82mm" draw:caption-point-y="13.66mm">
              <dc:creator>JR</dc:creator>
              <dc:date>2016-02-03T00:00:00</dc:date>
              <text:p text:style-name="P1"><text:span text:style-name="T1">metadata</text:span></text:p>
            </office:annotation>
            <text:p>1.0</text:p>
          </table:table-cell>
          <table:table-cell table:style-name="ce65" table:number-columns-repeated="3"/>
          <table:table-cell table:style-name="Default"/>
          <table:table-cell table:style-name="ce65" table:number-columns-repeated="24"/>
          <table:table-cell table:style-name="ce65" office:value-type="float" office:value="2.5" calcext:value-type="float">
            <office:annotation office:display="true" draw:style-name="gr3" draw:text-style-name="P2" svg:width="28.99mm" svg:height="6.69mm" svg:x="15841.32mm" svg:y="406.8mm" draw:caption-point-x="53.28mm" draw:caption-point-y="13.44mm">
              <dc:creator>JR</dc:creator>
              <dc:date>2016-01-05T00:00:00</dc:date>
              <text:p text:style-name="P1"><text:span text:style-name="T1">NL bug</text:span></text:p>
            </office:annotation>
            <text:p>2.5</text:p>
          </table:table-cell>
          <table:table-cell table:style-name="ce65" table:number-columns-repeated="26"/>
          <table:table-cell table:style-name="ce65" office:value-type="float" office:value="1" calcext:value-type="float">
            <office:annotation office:display="true" draw:style-name="gr3" draw:text-style-name="P2" svg:width="28.99mm" svg:height="6.69mm" svg:x="16446.26mm" svg:y="398.83mm" draw:caption-point-x="60.32mm" draw:caption-point-y="21.41mm">
              <dc:creator>JR</dc:creator>
              <dc:date>2015-12-09T00:00:00</dc:date>
              <text:p text:style-name="P1"><text:span text:style-name="T1">Scan/pdfocr</text:span></text:p>
            </office:annotation>
            <text:p>1.0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6721.99mm" svg:y="407.08mm" draw:caption-point-x="56.58mm" draw:caption-point-y="13.16mm">
              <dc:creator>JR</dc:creator>
              <dc:date>2015-11-27T00:00:00</dc:date>
              <text:p text:style-name="P1"><text:span text:style-name="T1">Nl web</text:span></text:p>
            </office:annotation>
            <text:p>0.5</text:p>
          </table:table-cell>
          <table:table-cell table:style-name="ce65" table:number-columns-repeated="16"/>
          <table:table-cell table:style-name="ce65" office:value-type="float" office:value="2" calcext:value-type="float">
            <office:annotation office:display="true" draw:style-name="gr3" draw:text-style-name="P2" svg:width="28.99mm" svg:height="6.69mm" svg:x="17105.87mm" svg:y="407.23mm" draw:caption-point-x="58.02mm" draw:caption-point-y="13.01mm">
              <dc:creator>JR</dc:creator>
              <dc:date>2015-11-10T00:00:00</dc:date>
              <text:p text:style-name="P1"><text:span text:style-name="T1">Translation oml</text:span></text:p>
            </office:annotation>
            <text:p>2.0</text:p>
          </table:table-cell>
          <table:table-cell table:style-name="ce65" table:number-columns-repeated="7"/>
          <table:table-cell table:style-name="ce65" office:value-type="float" office:value="0.5" calcext:value-type="float">
            <office:annotation office:display="true" draw:style-name="gr3" draw:text-style-name="P2" svg:width="28.99mm" svg:height="6.69mm" svg:x="17286.52mm" svg:y="407.3mm" draw:caption-point-x="58.7mm" draw:caption-point-y="12.94mm">
              <dc:creator>JR</dc:creator>
              <dc:date>2015-11-02T00:00:00</dc:date>
              <text:p text:style-name="P1"><text:span text:style-name="T1">Cron twMonitor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6" calcext:value-type="float">
            <office:annotation office:display="true" draw:style-name="gr3" draw:text-style-name="P2" svg:width="28.99mm" svg:height="6.69mm" svg:x="17354.26mm" svg:y="407.31mm" draw:caption-point-x="58.96mm" draw:caption-point-y="12.93mm">
              <dc:creator>JR</dc:creator>
              <dc:date>2015-10-30T00:00:00</dc:date>
              <text:p text:style-name="P1"><text:span text:style-name="T1">twMonitor</text:span></text:p>
            </office:annotation>
            <text:p>6.0</text:p>
          </table:table-cell>
          <table:table-cell table:style-name="ce65" table:number-columns-repeated="3"/>
          <table:table-cell table:style-name="ce65" office:value-type="float" office:value="2" calcext:value-type="float">
            <office:annotation office:display="true" draw:style-name="gr3" draw:text-style-name="P2" svg:width="28.99mm" svg:height="6.69mm" svg:x="17444.59mm" svg:y="407.36mm" draw:caption-point-x="59.29mm" draw:caption-point-y="12.88mm">
              <dc:creator>JR</dc:creator>
              <dc:date>2015-10-26T00:00:00</dc:date>
              <text:p text:style-name="P1"><text:span text:style-name="T1">Zebulon oml</text:span></text:p>
            </office:annotation>
            <text:p>2.0</text:p>
          </table:table-cell>
          <table:table-cell table:style-name="ce65" table:number-columns-repeated="3"/>
          <table:table-cell table:style-name="ce65" office:value-type="float" office:value="0.5" calcext:value-type="float">
            <office:annotation office:display="true" draw:style-name="gr3" draw:text-style-name="P2" svg:width="28.99mm" svg:height="6.69mm" svg:x="17514.35mm" svg:y="409.71mm" draw:caption-point-x="80.2mm" draw:caption-point-y="10.53mm">
              <dc:creator>JR</dc:creator>
              <dc:date>2015-10-22T00:00:00</dc:date>
              <text:p text:style-name="P1"><text:span text:style-name="T1">Git rm-all</text:span></text:p>
            </office:annotation>
            <text:p>0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7557.49mm" svg:y="407.38mm" draw:caption-point-x="59.72mm" draw:caption-point-y="12.86mm">
              <dc:creator>JR</dc:creator>
              <dc:date>2015-10-21T00:00:00</dc:date>
              <text:p text:style-name="P1"><text:span text:style-name="T1">ABC</text:span></text:p>
            </office:annotation>
            <text:p>1.0</text:p>
          </table:table-cell>
          <table:table-cell table:style-name="ce65" table:number-columns-repeated="4"/>
          <table:table-cell table:style-name="ce65" office:value-type="float" office:value="0.5" calcext:value-type="float">
            <office:annotation office:display="true" draw:style-name="gr3" draw:text-style-name="P2" svg:width="28.99mm" svg:height="6.69mm" svg:x="17649.61mm" svg:y="433.13mm" draw:caption-point-x="80.93mm" draw:caption-point-y="-12.89mm">
              <dc:creator>JR</dc:creator>
              <dc:date>2015-10-16T00:00:00</dc:date>
              <text:p text:style-name="P1"><text:span text:style-name="T1">geoportail</text:span></text:p>
            </office:annotation>
            <text:p>0.5</text:p>
          </table:table-cell>
          <table:table-cell table:style-name="ce65"/>
          <table:table-cell table:style-name="ce65" office:value-type="float" office:value="1" calcext:value-type="float">
            <office:annotation office:display="true" draw:style-name="gr2" draw:text-style-name="P2" svg:width="28.99mm" svg:height="9.91mm" svg:x="17692.69mm" svg:y="408.3mm" draw:caption-point-x="83.18mm" draw:caption-point-y="11.94m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7738.14mm" svg:y="407.46mm" draw:caption-point-x="60.4mm" draw:caption-point-y="12.78mm">
              <dc:creator>JR</dc:creator>
              <dc:date>2015-10-13T00:00:00</dc:date>
              <text:p text:style-name="P1"><text:span text:style-name="T1">Help Natalia</text:span></text:p>
            </office:annotation>
            <text:p>1.0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office:annotation office:display="true" draw:style-name="gr3" draw:text-style-name="P2" svg:width="28.99mm" svg:height="6.69mm" svg:x="17918.79mm" svg:y="407.53mm" draw:caption-point-x="61.08mm" draw:caption-point-y="12.71mm">
              <dc:creator>JR</dc:creator>
              <dc:date>2015-10-05T00:00:00</dc:date>
              <text:p text:style-name="P1"><text:span text:style-name="T1">External torpool</text:span></text:p>
            </office:annotation>
            <text:p>2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.5" calcext:value-type="float">
            <office:annotation office:display="true" draw:style-name="gr3" draw:text-style-name="P2" svg:width="28.99mm" svg:height="6.69mm" svg:x="17997.99mm" svg:y="406.2mm" draw:caption-point-x="72.54mm" draw:caption-point-y="14.04mm">
              <dc:creator>JR</dc:creator>
              <dc:date>2015-10-01T00:00:00</dc:date>
              <text:p text:style-name="P1"><text:span text:style-name="T1">Still oml</text:span></text:p>
            </office:annotation>
            <text:p>2.5</text:p>
          </table:table-cell>
          <table:table-cell table:style-name="ce65" office:value-type="float" office:value="3" calcext:value-type="float">
            <office:annotation office:display="true" draw:style-name="gr4" draw:text-style-name="P2" svg:width="28.99mm" svg:height="13.86mm" svg:x="18031.7mm" svg:y="407.56mm" draw:caption-point-x="61.5mm" draw:caption-point-y="12.68mm">
              <dc:creator>JR</dc:creator>
              <dc:date>2015-09-30T00:00:00</dc:date>
              <text:p text:style-name="P1"><text:span text:style-name="T1">Galère openmole / ide python</text:span></text:p>
            </office:annotation>
            <text:p>3.0</text:p>
          </table:table-cell>
          <table:table-cell table:style-name="ce65" table:number-columns-repeated="7"/>
          <table:table-cell table:style-name="ce65" office:value-type="float" office:value="3.5" calcext:value-type="float">
            <office:annotation office:display="true" draw:style-name="gr3" draw:text-style-name="P2" svg:width="28.99mm" svg:height="6.69mm" svg:x="18208.43mm" svg:y="408mm" draw:caption-point-x="66.09mm" draw:caption-point-y="12.24mm">
              <dc:creator>JR</dc:creator>
              <dc:date>2015-09-22T00:00:00</dc:date>
              <text:p text:style-name="P1"><text:span text:style-name="T1">OML 5 / grid</text:span></text:p>
            </office:annotation>
            <text:p>3.5</text:p>
          </table:table-cell>
          <table:table-cell table:style-name="ce65" table:number-columns-repeated="5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20"/>
          <table:table-cell table:style-name="ce65" office:value-type="float" office:value="1.5" calcext:value-type="float">
            <office:annotation office:display="true" draw:style-name="gr2" draw:text-style-name="P2" svg:width="28.99mm" svg:height="9.91mm" svg:x="19973.69mm" svg:y="408.11mm" draw:caption-point-x="68.78mm" draw:caption-point-y="12.13mm">
              <dc:creator>JR</dc:creator>
              <dc:date>2015-07-06T00:00:00</dc:date>
              <text:p text:style-name="P1"><text:span text:style-name="T1">R2e install + env vars</text:span></text:p>
            </office:annotation>
            <text:p>1.5</text:p>
          </table:table-cell>
          <table:table-cell table:style-name="ce65" table:number-columns-repeated="5"/>
          <table:table-cell table:style-name="ce65" office:value-type="float" office:value="0.5" calcext:value-type="float">
            <office:annotation office:display="true" draw:style-name="gr3" draw:text-style-name="P2" svg:width="28.99mm" svg:height="6.69mm" svg:x="20091.54mm" svg:y="414.23mm" draw:caption-point-x="86.93mm" draw:caption-point-y="6.01mm">
              <dc:creator>JR</dc:creator>
              <dc:date>2015-06-30T00:00:00</dc:date>
              <text:p text:style-name="P1"><text:span text:style-name="T1">Orga command</text:span></text:p>
            </office:annotation>
            <text:p>0.5</text:p>
          </table:table-cell>
          <table:table-cell table:style-name="ce65" table:number-columns-repeated="17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3" draw:text-style-name="P2" svg:width="28.99mm" svg:height="6.69mm" svg:x="20565.04mm" svg:y="415.53mm" draw:caption-point-x="89.41mm" draw:caption-point-y="4.71mm">
              <dc:creator>JR</dc:creator>
              <dc:date>2015-06-09T00:00:00</dc:date>
              <text:p text:style-name="P1"><text:span text:style-name="T1">Conso biblio</text:span></text:p>
            </office:annotation>
            <text:p>0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" calcext:value-type="float">
            <text:p>5.0</text:p>
          </table:table-cell>
          <table:table-cell table:style-name="ce67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</table:table-row>
        <table:table-row table:style-name="ro6">
          <table:table-cell table:style-name="ce58" office:value-type="string" calcext:value-type="string">
            <text:p>Organisation/Workflow</text:p>
          </table:table-cell>
          <table:table-cell table:style-name="ce65" table:formula="of:=SUM([.C67:.AMJ67])" office:value-type="float" office:value="411" calcext:value-type="float">
            <text:p>41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number-columns-repeated="3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Default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3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3" draw:text-style-name="P2" svg:width="28.99mm" svg:height="6.69mm" svg:x="5644.07mm" svg:y="435.33mm" draw:caption-point-x="28.17mm" draw:caption-point-y="-6.86mm">
              <dc:creator>JR</dc:creator>
              <dc:date>2017-04-03T00:00:00</dc:date>
              <text:p text:style-name="P1"><text:span text:style-name="T1">Abstract ectqg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5905.55mm" svg:y="411.96mm" draw:caption-point-x="16.02mm" draw:caption-point-y="16.51mm">
              <dc:creator>JR</dc:creator>
              <dc:date>2017-03-27T00:00:00</dc:date>
              <text:p text:style-name="P1"><text:span text:style-name="T1">Help Nat.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5995.87mm" svg:y="411.97mm" draw:caption-point-x="16.36mm" draw:caption-point-y="16.5mm">
              <dc:creator>JR</dc:creator>
              <dc:date>2017-03-17T00:00:00</dc:date>
              <text:p text:style-name="P1"><text:span text:style-name="T1">Quest Mario</text:span></text:p>
            </office:annotation>
            <text:p>1.0</text:p>
          </table:table-cell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.5" calcext:value-type="float">
            <office:annotation office:display="true" draw:style-name="gr3" draw:text-style-name="P2" svg:width="28.99mm" svg:height="6.69mm" svg:x="6131.36mm" svg:y="411.98mm" draw:caption-point-x="16.87mm" draw:caption-point-y="16.49mm">
              <dc:creator>JR</dc:creator>
              <dc:date>2017-03-13T00:00:00</dc:date>
              <text:p text:style-name="P1"><text:span text:style-name="T1">Abstract Thib.</text:span></text:p>
            </office:annotation>
            <text:p>1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6135.32mm" svg:y="437.37mm" draw:caption-point-x="35.58mm" draw:caption-point-y="-8.9mm">
              <dc:creator>JR</dc:creator>
              <dc:date>2017-03-13T00:00:00</dc:date>
              <text:p text:style-name="P1"><text:span text:style-name="T1">Help Nat.</text:span></text:p>
            </office:annotation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office:annotation office:display="true" draw:style-name="gr3" draw:text-style-name="P2" svg:width="28.99mm" svg:height="6.69mm" svg:x="6221.68mm" svg:y="411.99mm" draw:caption-point-x="17.21mm" draw:caption-point-y="16.48mm">
              <dc:creator>JR</dc:creator>
              <dc:date>2017-03-08T00:00:00</dc:date>
              <text:p text:style-name="P1"><text:span text:style-name="T1">Session ectqg</text:span></text:p>
            </office:annotation>
            <text:p>1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office:annotation office:display="true" draw:style-name="gr3" draw:text-style-name="P2" svg:width="28.99mm" svg:height="6.69mm" svg:x="6312.01mm" svg:y="412mm" draw:caption-point-x="17.55mm" draw:caption-point-y="16.47mm">
              <dc:creator>JR</dc:creator>
              <dc:date>2017-03-06T00:00:00</dc:date>
              <text:p text:style-name="P1"><text:span text:style-name="T1">Reunion plan</text:span></text:p>
            </office:annotation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4" calcext:value-type="float">
            <office:annotation office:display="true" draw:style-name="gr3" draw:text-style-name="P2" svg:width="28.99mm" svg:height="6.69mm" svg:x="6447.5mm" svg:y="412.04mm" draw:caption-point-x="18.05mm" draw:caption-point-y="16.43mm">
              <dc:creator>JR</dc:creator>
              <dc:date>2017-02-25T00:00:00</dc:date>
              <text:p text:style-name="P1"><text:span text:style-name="T1">Reunion equipe</text:span></text:p>
            </office:annotation>
            <text:p>4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office:annotation office:display="true" draw:style-name="gr2" draw:text-style-name="P2" svg:width="28.99mm" svg:height="9.91mm" svg:x="6515.24mm" svg:y="412.07mm" draw:caption-point-x="18.31mm" draw:caption-point-y="16.4mm">
              <dc:creator>JR</dc:creator>
              <dc:date>2017-02-22T00:00:00</dc:date>
              <text:p text:style-name="P1"><text:span text:style-name="T1">Reunion orga umr</text:span></text:p>
            </office:annotation>
            <text:p>2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office:annotation office:display="true" draw:style-name="gr3" draw:text-style-name="P2" svg:width="28.99mm" svg:height="6.69mm" svg:x="6741.05mm" svg:y="412.11mm" draw:caption-point-x="19.16mm" draw:caption-point-y="16.36mm">
              <dc:creator>JR</dc:creator>
              <dc:date>2017-02-14T00:00:00</dc:date>
              <text:p text:style-name="P1"><text:span text:style-name="T1">Incl. 15 13/02</text:span></text:p>
            </office:annotation>
            <text:p>0.5</text:p>
          </table:table-cell>
          <table:table-cell table:number-columns-repeated="3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office:annotation office:display="true" draw:style-name="gr3" draw:text-style-name="P2" svg:width="28.99mm" svg:height="6.69mm" svg:x="6978.16mm" svg:y="411.61mm" draw:caption-point-x="31.38mm" draw:caption-point-y="16.86mm">
              <dc:creator>JR</dc:creator>
              <dc:date>2017-01-31T00:00:00</dc:date>
              <text:p text:style-name="P1"><text:span text:style-name="T1">Rgt ; incl bib</text:span></text:p>
            </office:annotation>
            <text:p>1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7012.03mm" svg:y="412.2mm" draw:caption-point-x="20.17mm" draw:caption-point-y="16.27mm">
              <dc:creator>JR</dc:creator>
              <dc:date>2017-01-31T00:00:00</dc:date>
              <text:p text:style-name="P1"><text:span text:style-name="T1">certificate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7124.94mm" svg:y="412.22mm" draw:caption-point-x="20.59mm" draw:caption-point-y="16.25mm">
              <dc:creator>JR</dc:creator>
              <dc:date>2017-01-26T00:00:00</dc:date>
              <text:p text:style-name="P1"><text:span text:style-name="T1">Incl. C. Nat. ; bib.</text:span></text:p>
            </office:annotation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office:annotation office:display="true" draw:style-name="gr4" draw:text-style-name="P2" svg:width="28.99mm" svg:height="13.86mm" svg:x="7171.29mm" svg:y="413.09mm" draw:caption-point-x="19.57mm" draw:caption-point-y="15.38m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7779.79mm" svg:y="412.32mm" draw:caption-point-x="23.06mm" draw:caption-point-y="16.15mm">
              <dc:creator>JR</dc:creator>
              <dc:date>2016-12-28T00:00:00</dc:date>
              <text:p text:style-name="P1"><text:span text:style-name="T1">Depot arxiv UrbMorph</text:span></text:p>
            </office:annotation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7976.97mm" svg:y="413.07mm" draw:caption-point-x="29.87mm" draw:caption-point-y="15.4mm">
              <dc:creator>JR</dc:creator>
              <dc:date>2016-12-19T00:00:00</dc:date>
              <text:p text:style-name="P1"><text:span text:style-name="T1">Mail patent-cours-clem/bib</text:span></text:p>
            </office:annotation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8073.35mm" svg:y="412.42mm" draw:caption-point-x="24.15mm" draw:caption-point-y="16.05mm">
              <dc:creator>JR</dc:creator>
              <dc:date>2016-12-15T00:00:00</dc:date>
              <text:p text:style-name="P1"><text:span text:style-name="T1">(incl rev slides)</text:span></text:p>
            </office:annotation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8187.45mm" svg:y="413.93mm" draw:caption-point-x="46.05mm" draw:caption-point-y="14.54mm">
              <dc:creator>JR</dc:creator>
              <dc:date>2016-12-08T00:00:00</dc:date>
              <text:p text:style-name="P1"><text:span text:style-name="T1">Mail/inscr fac</text:span></text:p>
            </office:annotation>
            <text:p>0.5</text:p>
          </table:table-cell>
          <table:table-cell table:style-name="Default"/>
          <table:table-cell table:style-name="ce65" office:value-type="float" office:value="0.5" calcext:value-type="float">
            <office:annotation office:display="true" draw:style-name="gr2" draw:text-style-name="P2" svg:width="28.99mm" svg:height="9.91mm" svg:x="8239.14mm" svg:y="410.75mm" draw:caption-point-x="39.69mm" draw:caption-point-y="17.72mm">
              <dc:creator>JR</dc:creator>
              <dc:date>2016-12-07T00:00:00</dc:date>
              <text:p text:style-name="P1"><text:span text:style-name="T1">Mail patent/loc hostel</text:span></text:p>
            </office:annotation>
            <text:p>0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8276.58mm" svg:y="412.51mm" draw:caption-point-x="24.92mm" draw:caption-point-y="15.96m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8352.08mm" svg:y="411.88mm" draw:caption-point-x="40.08mm" draw:caption-point-y="16.59mm">
              <dc:creator>JR</dc:creator>
              <dc:date>2016-12-02T00:00:00</dc:date>
              <text:p text:style-name="P1"><text:span text:style-name="T1">Slides C</text:span></text:p>
            </office:annotation>
            <text:p>0.5</text:p>
          </table:table-cell>
          <table:table-cell table:style-name="ce65" office:value-type="float" office:value="0.5" calcext:value-type="float">
            <office:annotation office:display="true" draw:style-name="gr4" draw:text-style-name="P2" svg:width="28.99mm" svg:height="13.86mm" svg:x="8389.49mm" svg:y="412.57mm" draw:caption-point-x="25.34mm" draw:caption-point-y="15.9m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8571.15mm" svg:y="410.96mm" draw:caption-point-x="25mm" draw:caption-point-y="17.51mm">
              <dc:creator>JR</dc:creator>
              <dc:date>2016-11-23T00:00:00</dc:date>
              <text:p text:style-name="P1"><text:span text:style-name="T1">+15min morpho etc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office:annotation office:display="true" draw:style-name="gr2" draw:text-style-name="P2" svg:width="28.99mm" svg:height="9.91mm" svg:x="8728.21mm" svg:y="412.67mm" draw:caption-point-x="26.61mm" draw:caption-point-y="15.8mm">
              <dc:creator>JR</dc:creator>
              <dc:date>2016-11-16T00:00:00</dc:date>
              <text:p text:style-name="P1"><text:span text:style-name="T1">20min ksb ; 10soir</text:span></text:p>
            </office:annotation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office:annotation office:display="true" draw:style-name="gr3" draw:text-style-name="P2" svg:width="28.99mm" svg:height="6.69mm" svg:x="8822.58mm" svg:y="410.34mm" draw:caption-point-x="45.57mm" draw:caption-point-y="18.13mm">
              <dc:creator>JR</dc:creator>
              <dc:date>2016-11-10T00:00:00</dc:date>
              <text:p text:style-name="P1"><text:span text:style-name="T1">Abstract C.</text:span></text:p>
            </office:annotation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office:annotation office:display="true" draw:style-name="gr3" draw:text-style-name="P2" svg:width="28.99mm" svg:height="6.69mm" svg:x="9142.19mm" svg:y="413.56mm" draw:caption-point-x="43.28mm" draw:caption-point-y="14.91mm">
              <dc:creator>JR</dc:creator>
              <dc:date>2016-10-27T00:00:00</dc:date>
              <text:p text:style-name="P1"><text:span text:style-name="T1">Hal, dacas</text:span></text:p>
            </office:annotation>
            <text:p>1.0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9179.83mm" svg:y="412.79mm" draw:caption-point-x="28.31mm" draw:caption-point-y="15.68mm">
              <dc:creator>JR</dc:creator>
              <dc:date>2016-10-26T00:00:00</dc:date>
              <text:p text:style-name="P1"><text:span text:style-name="T1">Bibmidi/mail soir</text:span></text:p>
            </office:annotation>
            <text:p>0.5</text:p>
          </table:table-cell>
          <table:table-cell table:style-name="ce65" office:value-type="float" office:value="2" calcext:value-type="float">
            <office:annotation office:display="true" draw:style-name="gr2" draw:text-style-name="P2" svg:width="28.99mm" svg:height="9.91mm" svg:x="9206.38mm" svg:y="413.2mm" draw:caption-point-x="24.42mm" draw:caption-point-y="15.27mm">
              <dc:creator>JR</dc:creator>
              <dc:date>2016-10-26T00:00:00</dc:date>
              <text:p text:style-name="P1"><text:span text:style-name="T1">Profil medium (15min tuto)</text:span></text:p>
            </office:annotation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office:annotation office:display="true" draw:style-name="gr3" draw:text-style-name="P2" svg:width="28.99mm" svg:height="6.69mm" svg:x="9383.07mm" svg:y="412.84mm" draw:caption-point-x="29.06mm" draw:caption-point-y="15.63mm">
              <dc:creator>JR</dc:creator>
              <dc:date>2016-10-17T00:00:00</dc:date>
              <text:p text:style-name="P1"><text:span text:style-name="T1">Hlp qgis etc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2" draw:text-style-name="P2" svg:width="28.99mm" svg:height="9.91mm" svg:x="9450.81mm" svg:y="412.88mm" draw:caption-point-x="29.32mm" draw:caption-point-y="15.59mm">
              <dc:creator>JR</dc:creator>
              <dc:date>2016-10-14T00:00:00</dc:date>
              <text:p text:style-name="P1"><text:span text:style-name="T1">Notes + connexion</text:span></text:p>
            </office:annotation>
            <text:p>0.5</text:p>
          </table:table-cell>
          <table:table-cell table:style-name="ce65"/>
          <table:table-cell table:style-name="ce65" office:value-type="float" office:value="1" calcext:value-type="float">
            <office:annotation office:display="true" draw:style-name="gr3" draw:text-style-name="P2" svg:width="28.99mm" svg:height="6.69mm" svg:x="9495.97mm" svg:y="412.88mm" draw:caption-point-x="29.49mm" draw:caption-point-y="15.59mm">
              <dc:creator>JR</dc:creator>
              <dc:date>2016-10-12T00:00:00</dc:date>
              <text:p text:style-name="P1"><text:span text:style-name="T1">cv</text:span></text:p>
            </office:annotation>
            <text:p>1.0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.5" calcext:value-type="float">
            <office:annotation office:display="true" draw:style-name="gr3" draw:text-style-name="P2" svg:width="28.99mm" svg:height="6.69mm" svg:x="9668.63mm" svg:y="411.94mm" draw:caption-point-x="38.16mm" draw:caption-point-y="16.53mm">
              <dc:creator>JR</dc:creator>
              <dc:date>2016-10-04T00:00:00</dc:date>
              <text:p text:style-name="P1"><text:span text:style-name="T1">3 reunion</text:span></text:p>
            </office:annotation>
            <text:p>3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9699.2mm" svg:y="412.94mm" draw:caption-point-x="30.25mm" draw:caption-point-y="15.53mm">
              <dc:creator>JR</dc:creator>
              <dc:date>2016-10-03T00:00:00</dc:date>
              <text:p text:style-name="P1"><text:span text:style-name="T1">Bib/scirep circeco/confs etc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3" draw:text-style-name="P2" svg:width="28.99mm" svg:height="6.69mm" svg:x="9766.95mm" svg:y="412.95mm" draw:caption-point-x="30.5mm" draw:caption-point-y="15.52mm">
              <dc:creator>JR</dc:creator>
              <dc:date>2016-09-30T00:00:00</dc:date>
              <text:p text:style-name="P1"><text:span text:style-name="T1">&amp; bib</text:span></text:p>
            </office:annotation>
            <text:p>0.5</text:p>
          </table:table-cell>
          <table:table-cell table:style-name="ce65" office:value-type="float" office:value="2.5" calcext:value-type="float">
            <office:annotation office:display="true" draw:style-name="gr2" draw:text-style-name="P2" svg:width="28.99mm" svg:height="9.91mm" svg:x="9786.24mm" svg:y="438.73mm" draw:caption-point-x="33.88mm" draw:caption-point-y="-10.26mm">
              <dc:creator>JR</dc:creator>
              <dc:date>2016-09-29T00:00:00</dc:date>
              <text:p text:style-name="P1"><text:span text:style-name="T1">Meeting/slides/plan</text:span></text:p>
            </office:annotation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0173.41mm" svg:y="413.13mm" draw:caption-point-x="32.03mm" draw:caption-point-y="15.34mm">
              <dc:creator>JR</dc:creator>
              <dc:date>2016-09-12T00:00:00</dc:date>
              <text:p text:style-name="P1"><text:span text:style-name="T1">Mail <text:s/>soir</text:span></text:p>
            </office:annotation>
            <text:p>0.5</text:p>
          </table:table-cell>
          <table:table-cell table:style-name="ce65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0263.74mm" svg:y="413.21mm" draw:caption-point-x="32.36mm" draw:caption-point-y="15.26mm">
              <dc:creator>JR</dc:creator>
              <dc:date>2016-09-08T00:00:00</dc:date>
              <text:p text:style-name="P1"><text:span text:style-name="T1">Clean grid/biblio</text:span></text:p>
            </office:annotation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0512.13mm" svg:y="413.29mm" draw:caption-point-x="33.3mm" draw:caption-point-y="15.18mm">
              <dc:creator>JR</dc:creator>
              <dc:date>2016-08-29T00:00:00</dc:date>
              <text:p text:style-name="P1"><text:span text:style-name="T1">Incl bib/OML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.5" calcext:value-type="float">
            <office:annotation office:display="true" draw:style-name="gr3" draw:text-style-name="P2" svg:width="28.99mm" svg:height="6.69mm" svg:x="10625.04mm" svg:y="413.33mm" draw:caption-point-x="33.72mm" draw:caption-point-y="15.14mm">
              <dc:creator>JR</dc:creator>
              <dc:date>2016-08-23T00:00:00</dc:date>
              <text:p text:style-name="P1"><text:span text:style-name="T1">visa</text:span></text:p>
            </office:annotation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7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2047.66mm" svg:y="413.65mm" draw:caption-point-x="39.05mm" draw:caption-point-y="14.82mm">
              <dc:creator>JR</dc:creator>
              <dc:date>2016-06-22T00:00:00</dc:date>
              <text:p text:style-name="P1"><text:span text:style-name="T1">Git tuto/tisean</text:span></text:p>
            </office:annotation>
            <text:p>1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2" draw:text-style-name="P2" svg:width="28.99mm" svg:height="9.91mm" svg:x="12160.56mm" svg:y="413.68mm" draw:caption-point-x="39.48mm" draw:caption-point-y="14.79mm">
              <dc:creator>JR</dc:creator>
              <dc:date>2016-06-17T00:00:00</dc:date>
              <text:p text:style-name="P1"><text:span text:style-name="T1">Rtisean ; openmole tuto</text:span></text:p>
            </office:annotation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office:annotation office:display="true" draw:style-name="gr3" draw:text-style-name="P2" svg:width="28.99mm" svg:height="6.69mm" svg:x="12273.47mm" svg:y="413.73mm" draw:caption-point-x="39.9mm" draw:caption-point-y="14.74mm">
              <dc:creator>JR</dc:creator>
              <dc:date>2016-06-11T00:00:00</dc:date>
              <text:p text:style-name="P1"><text:span text:style-name="T1">Hal/patents</text:span></text:p>
            </office:annotation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12386.38mm" svg:y="413.78mm" draw:caption-point-x="40.32mm" draw:caption-point-y="14.69mm">
              <dc:creator>JR</dc:creator>
              <dc:date>2016-06-06T00:00:00</dc:date>
              <text:p text:style-name="P1"><text:span text:style-name="T1">Chine (Florent) / cours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office:annotation office:display="true" draw:style-name="gr3" draw:text-style-name="P2" svg:width="28.99mm" svg:height="6.69mm" svg:x="12574.56mm" svg:y="442.47mm" draw:caption-point-x="56.14mm" draw:caption-point-y="-14mm">
              <dc:creator>JR</dc:creator>
              <dc:date>2016-05-28T00:00:00</dc:date>
              <text:p text:style-name="P1"><text:span text:style-name="T1">Arxiv + SFICSSS</text:span></text:p>
            </office:annotation>
            <text:p>1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2601.84mm" svg:y="419.18mm" draw:caption-point-x="51.52mm" draw:caption-point-y="9.29mm">
              <dc:creator>JR</dc:creator>
              <dc:date>2016-05-27T00:00:00</dc:date>
              <text:p text:style-name="P1"><text:span text:style-name="T1">Depots hal</text:span></text:p>
            </office:annotation>
            <text:p>0.5</text:p>
          </table:table-cell>
          <table:table-cell table:style-name="ce65"/>
          <table:table-cell table:style-name="ce65">
            <office:annotation office:display="true" draw:style-name="gr2" draw:text-style-name="P2" svg:width="28.99mm" svg:height="9.91mm" svg:x="12632.42mm" svg:y="410.94mm" draw:caption-point-x="66.28mm" draw:caption-point-y="17.53m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office:annotation office:display="true" draw:style-name="gr2" draw:text-style-name="P2" svg:width="28.99mm" svg:height="9.91mm" svg:x="12966.91mm" svg:y="413.96mm" draw:caption-point-x="71.78mm" draw:caption-point-y="14.51mm">
              <dc:creator>JR</dc:creator>
              <dc:date>2016-05-10T00:00:00</dc:date>
              <text:p text:style-name="P1"><text:span text:style-name="T1">Admin/donnees train</text:span></text:p>
            </office:annotation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office:annotation office:display="true" draw:style-name="gr2" draw:text-style-name="P2" svg:width="28.99mm" svg:height="9.91mm" svg:x="13131.56mm" svg:y="414mm" draw:caption-point-x="43.12mm" draw:caption-point-y="14.47mm">
              <dc:creator>JR</dc:creator>
              <dc:date>2016-05-04T00:00:00</dc:date>
              <text:p text:style-name="P1"><text:span text:style-name="T1">Admin, local moran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office:annotation office:display="true" draw:style-name="gr3" draw:text-style-name="P2" svg:width="28.99mm" svg:height="6.69mm" svg:x="13267.05mm" svg:y="414.05mm" draw:caption-point-x="43.63mm" draw:caption-point-y="14.42mm">
              <dc:creator>JR</dc:creator>
              <dc:date>2016-04-28T00:00:00</dc:date>
              <text:p text:style-name="P1"><text:span text:style-name="T1">Ptit dej</text:span></text:p>
            </office:annotation>
            <text:p>1.0</text:p>
          </table:table-cell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office:annotation office:display="true" draw:style-name="gr3" draw:text-style-name="P2" svg:width="28.99mm" svg:height="6.69mm" svg:x="13583.19mm" svg:y="412.99mm" draw:caption-point-x="67.48mm" draw:caption-point-y="15.48mm">
              <dc:creator>JR</dc:creator>
              <dc:date>2016-04-13T00:00:00</dc:date>
              <text:p text:style-name="P1"><text:span text:style-name="T1">Reunion Denise</text:span></text:p>
            </office:annotation>
            <text:p>1.0</text:p>
          </table:table-cell>
          <table:table-cell table:style-name="ce65" office:value-type="float" office:value="1" calcext:value-type="float">
            <office:annotation office:display="true" draw:style-name="gr4" draw:text-style-name="P2" svg:width="28.99mm" svg:height="13.86mm" svg:x="13628.35mm" svg:y="414.19mm" draw:caption-point-x="44.98mm" draw:caption-point-y="14.28m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13741.25mm" svg:y="414.22mm" draw:caption-point-x="45.41mm" draw:caption-point-y="14.25mm">
              <dc:creator>JR</dc:creator>
              <dc:date>2016-04-07T00:00:00</dc:date>
              <text:p text:style-name="P1"><text:span text:style-name="T1">Reunion medium + mails 0,5</text:span></text:p>
            </office:annotation>
            <text:p>1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table:number-columns-repeated="5"/>
          <table:table-cell table:style-name="ce65" office:value-type="float" office:value="0.5" calcext:value-type="float">
            <office:annotation office:display="true" draw:style-name="gr3" draw:text-style-name="P2" svg:width="28.99mm" svg:height="6.69mm" svg:x="13921.91mm" svg:y="414.28mm" draw:caption-point-x="46.08mm" draw:caption-point-y="14.19mm">
              <dc:creator>JR</dc:creator>
              <dc:date>2016-03-30T00:00:00</dc:date>
              <text:p text:style-name="P1"><text:span text:style-name="T1">Mail ptit dej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3967.07mm" svg:y="414.3mm" draw:caption-point-x="46.25mm" draw:caption-point-y="14.17mm">
              <dc:creator>JR</dc:creator>
              <dc:date>2016-03-28T00:00:00</dc:date>
              <text:p text:style-name="P1"><text:span text:style-name="T1">Book morphogen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0.5" calcext:value-type="float">
            <office:annotation office:display="true" draw:style-name="gr3" draw:text-style-name="P2" svg:width="28.99mm" svg:height="6.69mm" svg:x="14218.23mm" svg:y="416.79mm" draw:caption-point-x="67.08mm" draw:caption-point-y="11.68mm">
              <dc:creator>JR</dc:creator>
              <dc:date>2016-03-16T00:00:00</dc:date>
              <text:p text:style-name="P1"><text:span text:style-name="T1">CR meeting</text:span></text:p>
            </office:annotation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4260.62mm" svg:y="414.41mm" draw:caption-point-x="47.36mm" draw:caption-point-y="14.06mm">
              <dc:creator>JR</dc:creator>
              <dc:date>2016-03-15T00:00:00</dc:date>
              <text:p text:style-name="P1"><text:span text:style-name="T1">SFI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" calcext:value-type="float">
            <office:annotation office:display="true" draw:style-name="gr2" draw:text-style-name="P2" svg:width="28.99mm" svg:height="9.91mm" svg:x="14306.58mm" svg:y="412.85mm" draw:caption-point-x="69.4mm" draw:caption-point-y="15.62mm">
              <dc:creator>JR</dc:creator>
              <dc:date>2016-03-12T00:00:00</dc:date>
              <text:p text:style-name="P1"><text:span text:style-name="T1">Reliure Memoire 15min</text:span></text:p>
            </office:annotation>
            <text:p>0.0</text:p>
          </table:table-cell>
          <table:table-cell table:style-name="ce65"/>
          <table:table-cell table:style-name="ce65" office:value-type="float" office:value="4" calcext:value-type="float">
            <office:annotation office:display="true" draw:style-name="gr2" draw:text-style-name="P2" svg:width="28.99mm" svg:height="9.91mm" svg:x="14354.12mm" svg:y="412.08mm" draw:caption-point-x="67.19mm" draw:caption-point-y="16.39mm">
              <dc:creator>JR</dc:creator>
              <dc:date>2016-03-10T00:00:00</dc:date>
              <text:p text:style-name="P1"><text:span text:style-name="T1">1,5 slides + 2.5 reu</text:span></text:p>
            </office:annotation>
            <text:p>4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4396.11mm" svg:y="414.46mm" draw:caption-point-x="47.87mm" draw:caption-point-y="14.01mm">
              <dc:creator>JR</dc:creator>
              <dc:date>2016-03-09T00:00:00</dc:date>
              <text:p text:style-name="P1"><text:span text:style-name="T1">slides</text:span></text:p>
            </office:annotation>
            <text:p>1.0</text:p>
          </table:table-cell>
          <table:table-cell table:style-name="ce65"/>
          <table:table-cell table:style-name="ce65" office:value-type="float" office:value="1" calcext:value-type="float">
            <office:annotation office:display="true" draw:style-name="gr3" draw:text-style-name="P2" svg:width="28.99mm" svg:height="6.69mm" svg:x="14441.28mm" svg:y="414.47mm" draw:caption-point-x="48.03mm" draw:caption-point-y="14mm">
              <dc:creator>JR</dc:creator>
              <dc:date>2016-03-07T00:00:00</dc:date>
              <text:p text:style-name="P1"><text:span text:style-name="T1">Avion Santa Fé</text:span></text:p>
            </office:annotation>
            <text:p>1.0</text:p>
          </table:table-cell>
          <table:table-cell table:style-name="ce65" table:number-columns-repeated="9"/>
          <table:table-cell table:style-name="ce65" office:value-type="float" office:value="0.5" calcext:value-type="float">
            <office:annotation office:display="true" draw:style-name="gr3" draw:text-style-name="P2" svg:width="28.99mm" svg:height="6.69mm" svg:x="14667.09mm" svg:y="414.55mm" draw:caption-point-x="48.88mm" draw:caption-point-y="13.92mm">
              <dc:creator>JR</dc:creator>
              <dc:date>2016-02-26T00:00:00</dc:date>
              <text:p text:style-name="P1"><text:span text:style-name="T1">tulip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3" draw:text-style-name="P2" svg:width="28.99mm" svg:height="6.69mm" svg:x="14734.83mm" svg:y="414.58mm" draw:caption-point-x="49.14mm" draw:caption-point-y="13.89mm">
              <dc:creator>JR</dc:creator>
              <dc:date>2016-02-23T00:00:00</dc:date>
              <text:p text:style-name="P1"><text:span text:style-name="T1">Memory pb</text:span></text:p>
            </office:annotation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office:annotation office:display="true" draw:style-name="gr2" draw:text-style-name="P2" svg:width="28.99mm" svg:height="9.91mm" svg:x="14825.16mm" svg:y="414.61mm" draw:caption-point-x="49.47mm" draw:caption-point-y="13.86mm">
              <dc:creator>JR</dc:creator>
              <dc:date>2016-02-19T00:00:00</dc:date>
              <text:p text:style-name="P1"><text:span text:style-name="T1">Bib/mail Patents/torpool</text:span></text:p>
            </office:annotation>
            <text:p>0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3.5" calcext:value-type="float">
            <office:annotation office:display="true" draw:style-name="gr2" draw:text-style-name="P2" svg:width="28.99mm" svg:height="9.91mm" svg:x="15131mm" svg:y="410.8mm" draw:caption-point-x="60.95mm" draw:caption-point-y="17.67mm">
              <dc:creator>JR</dc:creator>
              <dc:date>2016-02-05T00:00:00</dc:date>
              <text:p text:style-name="P1"><text:span text:style-name="T1">Ptit dej/reu Solene</text:span></text:p>
            </office:annotation>
            <text:p>3.5</text:p>
          </table:table-cell>
          <table:table-cell table:style-name="ce65"/>
          <table:table-cell table:style-name="ce65" office:value-type="float" office:value="0.5" calcext:value-type="float">
            <office:annotation office:display="true" draw:style-name="gr3" draw:text-style-name="P2" svg:width="28.99mm" svg:height="6.69mm" svg:x="15186.46mm" svg:y="414.79mm" draw:caption-point-x="50.82mm" draw:caption-point-y="13.68mm">
              <dc:creator>JR</dc:creator>
              <dc:date>2016-02-03T00:00:00</dc:date>
              <text:p text:style-name="P1"><text:span text:style-name="T1">Data vps</text:span></text:p>
            </office:annotation>
            <text:p>0.5</text:p>
          </table:table-cell>
          <table:table-cell table:style-name="ce65" table:number-columns-repeated="3"/>
          <table:table-cell table:style-name="Default"/>
          <table:table-cell table:style-name="ce65" table:number-columns-repeated="3"/>
          <table:table-cell table:style-name="ce65" office:value-type="float" office:value="3" calcext:value-type="float">
            <office:annotation office:display="true" draw:style-name="gr3" draw:text-style-name="P2" svg:width="28.99mm" svg:height="6.69mm" svg:x="15359.19mm" svg:y="415.25mm" draw:caption-point-x="59.42mm" draw:caption-point-y="13.22mm">
              <dc:creator>JR</dc:creator>
              <dc:date>2016-01-26T00:00:00</dc:date>
              <text:p text:style-name="P1"><text:span text:style-name="T1">slides+meeting</text:span></text:p>
            </office:annotation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office:annotation office:display="true" draw:style-name="gr3" draw:text-style-name="P2" svg:width="28.99mm" svg:height="6.69mm" svg:x="15434.85mm" svg:y="414.87mm" draw:caption-point-x="51.76mm" draw:caption-point-y="13.6mm">
              <dc:creator>JR</dc:creator>
              <dc:date>2016-01-24T00:00:00</dc:date>
              <text:p text:style-name="P1"><text:span text:style-name="T1">sficsss</text:span></text:p>
            </office:annotation>
            <text:p>1.0</text:p>
          </table:table-cell>
          <table:table-cell table:style-name="ce65" table:number-columns-repeated="3"/>
          <table:table-cell table:style-name="ce65" office:value-type="float" office:value="2" calcext:value-type="float">
            <office:annotation office:display="true" draw:style-name="gr3" draw:text-style-name="P2" svg:width="28.99mm" svg:height="6.69mm" svg:x="15525.18mm" svg:y="414.88mm" draw:caption-point-x="52.09mm" draw:caption-point-y="13.59mm">
              <dc:creator>JR</dc:creator>
              <dc:date>2016-01-20T00:00:00</dc:date>
              <text:p text:style-name="P1"><text:span text:style-name="T1">sop</text:span></text:p>
            </office:annotation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16"/>
          <table:table-cell table:style-name="ce65" office:value-type="float" office:value="5" calcext:value-type="float">
            <office:annotation office:display="true" draw:style-name="gr4" draw:text-style-name="P2" svg:width="28.99mm" svg:height="13.86mm" svg:x="16221.14mm" svg:y="410.15mm" draw:caption-point-x="81.45mm" draw:caption-point-y="18.32mm">
              <dc:creator>JR</dc:creator>
              <dc:date>2015-12-20T00:00:00</dc:date>
              <text:p text:style-name="P1"><text:span text:style-name="T1">Reu space matters et equipe</text:span></text:p>
            </office:annotation>
            <text:p>5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6253.72mm" svg:y="419.2mm" draw:caption-point-x="71.53mm" draw:caption-point-y="9.27mm">
              <dc:creator>JR</dc:creator>
              <dc:date>2015-12-17T00:00:00</dc:date>
              <text:p text:style-name="P1"><text:span text:style-name="T1">Biblio Paul</text:span></text:p>
            </office:annotation>
            <text:p>1.0</text:p>
          </table:table-cell>
          <table:table-cell table:style-name="ce65" office:value-type="float" office:value="3" calcext:value-type="float">
            <office:annotation office:display="true" draw:style-name="gr3" draw:text-style-name="P2" svg:width="28.99mm" svg:height="6.69mm" svg:x="16292.94mm" svg:y="415.15mm" draw:caption-point-x="54.98mm" draw:caption-point-y="13.32mm">
              <dc:creator>JR</dc:creator>
              <dc:date>2015-12-16T00:00:00</dc:date>
              <text:p text:style-name="P1"><text:span text:style-name="T1">Reunion 2,5</text:span></text:p>
            </office:annotation>
            <text:p>3.0</text:p>
          </table:table-cell>
          <table:table-cell table:style-name="ce65"/>
          <table:table-cell table:style-name="ce65" office:value-type="float" office:value="1.5" calcext:value-type="float">
            <office:annotation office:display="true" draw:style-name="gr2" draw:text-style-name="P2" svg:width="28.99mm" svg:height="9.91mm" svg:x="16338.1mm" svg:y="415.16mm" draw:caption-point-x="55.15mm" draw:caption-point-y="13.31mm">
              <dc:creator>JR</dc:creator>
              <dc:date>2015-12-14T00:00:00</dc:date>
              <text:p text:style-name="P1"><text:span text:style-name="T1">Compte rendu reu</text:span></text:p>
            </office:annotation>
            <text:p>1.5</text:p>
          </table:table-cell>
          <table:table-cell table:style-name="ce65" table:number-columns-repeated="2"/>
          <table:table-cell table:style-name="ce65" office:value-type="float" office:value="1.5" calcext:value-type="float">
            <office:annotation office:display="true" draw:style-name="gr3" draw:text-style-name="P2" svg:width="28.99mm" svg:height="6.69mm" svg:x="16405.85mm" svg:y="415.18mm" draw:caption-point-x="55.4mm" draw:caption-point-y="13.29mm">
              <dc:creator>JR</dc:creator>
              <dc:date>2015-12-11T00:00:00</dc:date>
              <text:p text:style-name="P1"><text:span text:style-name="T1">Reu Florent</text:span></text:p>
            </office:annotation>
            <text:p>1.5</text:p>
          </table:table-cell>
          <table:table-cell table:style-name="ce65"/>
          <table:table-cell table:style-name="ce65" office:value-type="float" office:value="2" calcext:value-type="float">
            <office:annotation office:display="true" draw:style-name="gr3" draw:text-style-name="P2" svg:width="28.99mm" svg:height="6.69mm" svg:x="16440.31mm" svg:y="407.61mm" draw:caption-point-x="66.27mm" draw:caption-point-y="20.86mm">
              <dc:creator>JR</dc:creator>
              <dc:date>2015-12-09T00:00:00</dc:date>
              <text:p text:style-name="P1"><text:span text:style-name="T1">Reunion Arnaud</text:span></text:p>
            </office:annotation>
            <text:p>2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6459.92mm" svg:y="416.09mm" draw:caption-point-x="69.32mm" draw:caption-point-y="12.38mm">
              <dc:creator>JR</dc:creator>
              <dc:date>2015-12-08T00:00:00</dc:date>
              <text:p text:style-name="P1"><text:span text:style-name="T1">slides</text:span></text:p>
            </office:annotation>
            <text:p>1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6496.17mm" svg:y="415.23mm" draw:caption-point-x="55.74mm" draw:caption-point-y="13.24mm">
              <dc:creator>JR</dc:creator>
              <dc:date>2015-12-07T00:00:00</dc:date>
              <text:p text:style-name="P1"><text:span text:style-name="T1">0.5 slides</text:span></text:p>
            </office:annotation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office:annotation office:display="true" draw:style-name="gr3" draw:text-style-name="P2" svg:width="28.99mm" svg:height="6.69mm" svg:x="16631.66mm" svg:y="415.26mm" draw:caption-point-x="56.25mm" draw:caption-point-y="13.21mm">
              <dc:creator>JR</dc:creator>
              <dc:date>2015-12-01T00:00:00</dc:date>
              <text:p text:style-name="P1"><text:span text:style-name="T1">Ptit dej</text:span></text:p>
            </office:annotation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3" calcext:value-type="float">
            <office:annotation office:display="true" draw:style-name="gr3" draw:text-style-name="P2" svg:width="28.99mm" svg:height="6.69mm" svg:x="16767.15mm" svg:y="415.29mm" draw:caption-point-x="56.75mm" draw:caption-point-y="13.18mm">
              <dc:creator>JR</dc:creator>
              <dc:date>2015-11-26T00:00:00</dc:date>
              <text:p text:style-name="P1"><text:span text:style-name="T1">Reu Benjamin</text:span></text:p>
            </office:annotation>
            <text:p>3.0</text:p>
          </table:table-cell>
          <table:table-cell table:style-name="ce65" table:number-columns-repeated="4"/>
          <table:table-cell table:style-name="ce65" office:value-type="float" office:value="3" calcext:value-type="float">
            <office:annotation office:display="true" draw:style-name="gr3" draw:text-style-name="P2" svg:width="28.99mm" svg:height="6.69mm" svg:x="16880.05mm" svg:y="415.33mm" draw:caption-point-x="57.18mm" draw:caption-point-y="13.14mm">
              <dc:creator>JR</dc:creator>
              <dc:date>2015-11-20T00:00:00</dc:date>
              <text:p text:style-name="P1"><text:span text:style-name="T1">Reunion equipe</text:span></text:p>
            </office:annotation>
            <text:p>3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office:annotation office:display="true" draw:style-name="gr2" draw:text-style-name="P2" svg:width="28.99mm" svg:height="9.91mm" svg:x="17128.45mm" svg:y="415.45mm" draw:caption-point-x="58.11mm" draw:caption-point-y="13.02mm">
              <dc:creator>JR</dc:creator>
              <dc:date>2015-11-09T00:00:00</dc:date>
              <text:p text:style-name="P1"><text:span text:style-name="T1">Regression dispo</text:span></text:p>
            </office:annotation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.5" calcext:value-type="float">
            <office:annotation office:display="true" draw:style-name="gr3" draw:text-style-name="P2" svg:width="28.99mm" svg:height="6.69mm" svg:x="17286.52mm" svg:y="415.49mm" draw:caption-point-x="58.7mm" draw:caption-point-y="12.98mm">
              <dc:creator>JR</dc:creator>
              <dc:date>2015-11-02T00:00:00</dc:date>
              <text:p text:style-name="P1"><text:span text:style-name="T1">Meeting cyb</text:span></text:p>
            </office:annotation>
            <text:p>2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17444.59mm" svg:y="415.55mm" draw:caption-point-x="59.29mm" draw:caption-point-y="12.92mm">
              <dc:creator>JR</dc:creator>
              <dc:date>2015-10-26T00:00:00</dc:date>
              <text:p text:style-name="P1"><text:span text:style-name="T1">Dissemin/zenodo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3.5" calcext:value-type="float">
            <office:annotation office:display="true" draw:style-name="gr2" draw:text-style-name="P2" svg:width="28.99mm" svg:height="9.91mm" svg:x="17483.34mm" svg:y="441.88mm" draw:caption-point-x="88.54mm" draw:caption-point-y="-13.41mm">
              <dc:creator>JR</dc:creator>
              <dc:date>2015-10-23T00:00:00</dc:date>
              <text:p text:style-name="P1"><text:span text:style-name="T1">Meeting + reu equipe</text:span></text:p>
            </office:annotation>
            <text:p>3.5</text:p>
          </table:table-cell>
          <table:table-cell table:style-name="ce65" office:value-type="float" office:value="1.5" calcext:value-type="float">
            <office:annotation office:display="true" draw:style-name="gr4" draw:text-style-name="P2" svg:width="28.99mm" svg:height="13.86mm" svg:x="17515.7mm" svg:y="443.55mm" draw:caption-point-x="78.85mm" draw:caption-point-y="-15.08mm">
              <dc:creator>JR</dc:creator>
              <dc:date>2015-10-22T00:00:00</dc:date>
              <text:p text:style-name="P1"><text:span text:style-name="T1">Disc cah/clustering, eq anto</text:span></text:p>
            </office:annotation>
            <text:p>1.5</text:p>
          </table:table-cell>
          <table:table-cell table:style-name="ce65" office:value-type="float" office:value="2" calcext:value-type="float">
            <office:annotation office:display="true" draw:style-name="gr3" draw:text-style-name="P2" svg:width="28.99mm" svg:height="6.69mm" svg:x="17556.89mm" svg:y="416.17mm" draw:caption-point-x="60.32mm" draw:caption-point-y="12.3mm">
              <dc:creator>JR</dc:creator>
              <dc:date>2015-10-21T00:00:00</dc:date>
              <text:p text:style-name="P1"><text:span text:style-name="T1">Reunion ISC</text:span></text:p>
            </office:annotation>
            <text:p>2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1" calcext:value-type="float">
            <office:annotation office:display="true" draw:style-name="gr2" draw:text-style-name="P2" svg:width="28.99mm" svg:height="9.91mm" svg:x="17687.93mm" svg:y="443.66mm" draw:caption-point-x="87.94mm" draw:caption-point-y="-15.19mm">
              <dc:creator>JR</dc:creator>
              <dc:date>2015-10-16T00:00:00</dc:date>
              <text:p text:style-name="P1"><text:span text:style-name="T1">Reu Arnaud improv/mails</text:span></text:p>
            </office:annotation>
            <text:p>1.0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7842.38mm" svg:y="415.19mm" draw:caption-point-x="69.49mm" draw:caption-point-y="13.28mm">
              <dc:creator>JR</dc:creator>
              <dc:date>2015-10-08T00:00:00</dc:date>
              <text:p text:style-name="P1"><text:span text:style-name="T1">Arxiv etc</text:span></text:p>
            </office:annotation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office:annotation office:display="true" draw:style-name="gr2" draw:text-style-name="P2" svg:width="28.99mm" svg:height="9.91mm" svg:x="17902.95mm" svg:y="438.7mm" draw:caption-point-x="76.92mm" draw:caption-point-y="-10.23mm">
              <dc:creator>JR</dc:creator>
              <dc:date>2015-10-05T00:00:00</dc:date>
              <text:p text:style-name="P1"><text:span text:style-name="T1">1 meeting Florent</text:span></text:p>
            </office:annotation>
            <text:p>2.0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office:annotation office:display="true" draw:style-name="gr2" draw:text-style-name="P2" svg:width="28.99mm" svg:height="9.91mm" svg:x="18133.15mm" svg:y="441.11mm" draw:caption-point-x="73.38mm" draw:caption-point-y="-12.64mm">
              <dc:creator>JR</dc:creator>
              <dc:date>2015-09-25T00:00:00</dc:date>
              <text:p text:style-name="P1"><text:span text:style-name="T1">Mail modèle concurrence</text:span></text:p>
            </office:annotation>
            <text:p>0.5</text:p>
          </table:table-cell>
          <table:table-cell table:style-name="ce65" office:value-type="float" office:value="2" calcext:value-type="float">
            <office:annotation office:display="true" draw:style-name="gr4" draw:text-style-name="P2" svg:width="28.99mm" svg:height="13.86mm" svg:x="18147.64mm" svg:y="412.15mm" draw:caption-point-x="81.55mm" draw:caption-point-y="16.32m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office:annotation office:display="true" draw:style-name="gr2" draw:text-style-name="P2" svg:width="28.99mm" svg:height="9.91mm" svg:x="18234.93mm" svg:y="415.88mm" draw:caption-point-x="62.26mm" draw:caption-point-y="12.59mm">
              <dc:creator>JR</dc:creator>
              <dc:date>2015-09-21T00:00:00</dc:date>
              <text:p text:style-name="P1"><text:span text:style-name="T1">+ reu midi Ptits dejs</text:span></text:p>
            </office:annotation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2" calcext:value-type="float">
            <office:annotation office:display="true" draw:style-name="gr2" draw:text-style-name="P2" svg:width="28.99mm" svg:height="9.91mm" svg:x="18477.39mm" svg:y="418.73mm" draw:caption-point-x="69.13mm" draw:caption-point-y="9.74mm">
              <dc:creator>JR</dc:creator>
              <dc:date>2015-09-10T00:00:00</dc:date>
              <text:p text:style-name="P1"><text:span text:style-name="T1">Reu Arnaud + mails</text:span></text:p>
            </office:annotation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1.5" calcext:value-type="float">
            <office:annotation office:display="true" draw:style-name="gr3" draw:text-style-name="P2" svg:width="28.99mm" svg:height="6.69mm" svg:x="18646.16mm" svg:y="415.74mm" draw:caption-point-x="81.68mm" draw:caption-point-y="12.73mm">
              <dc:creator>JR</dc:creator>
              <dc:date>2015-09-02T00:00:00</dc:date>
              <text:p text:style-name="P1"><text:span text:style-name="T1">Meeting cours</text:span></text:p>
            </office:annotation>
            <text:p>1.5</text:p>
          </table:table-cell>
          <table:table-cell table:style-name="ce65" office:value-type="float" office:value="3" calcext:value-type="float">
            <office:annotation office:display="true" draw:style-name="gr2" draw:text-style-name="P2" svg:width="28.99mm" svg:height="9.91mm" svg:x="18686.56mm" svg:y="416.04mm" draw:caption-point-x="63.95mm" draw:caption-point-y="12.43mm">
              <dc:creator>JR</dc:creator>
              <dc:date>2015-09-01T00:00:00</dc:date>
              <text:p text:style-name="P1"><text:span text:style-name="T1">Meeting cours / mails</text:span></text:p>
            </office:annotation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9273.67mm" svg:y="416.14mm" draw:caption-point-x="66.16mm" draw:caption-point-y="12.33mm">
              <dc:creator>JR</dc:creator>
              <dc:date>2015-08-06T00:00:00</dc:date>
              <text:p text:style-name="P1"><text:span text:style-name="T1">Notes frais iccss</text:span></text:p>
            </office:annotation>
            <text:p>0.5</text:p>
          </table:table-cell>
          <table:table-cell table:style-name="ce65" table:number-columns-repeated="6"/>
          <table:table-cell table:style-name="ce65" office:value-type="float" office:value="2" calcext:value-type="float">
            <text:p>2.0</text:p>
          </table:table-cell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office:annotation office:display="true" draw:style-name="gr3" draw:text-style-name="P2" svg:width="28.99mm" svg:height="6.69mm" svg:x="19582.99mm" svg:y="416.68mm" draw:caption-point-x="74.16mm" draw:caption-point-y="11.79mm">
              <dc:creator>JR</dc:creator>
              <dc:date>2015-07-23T00:00:00</dc:date>
              <text:p text:style-name="P1"><text:span text:style-name="T1">R fun Thib</text:span></text:p>
            </office:annotation>
            <text:p>2.5</text:p>
          </table:table-cell>
          <table:table-cell table:style-name="ce65" table:number-columns-repeated="6"/>
          <table:table-cell table:style-name="ce65" office:value-type="float" office:value="1" calcext:value-type="float">
            <office:annotation office:display="true" draw:style-name="gr2" draw:text-style-name="P2" svg:width="28.99mm" svg:height="9.91mm" svg:x="19726.71mm" svg:y="416.71mm" draw:caption-point-x="89.1mm" draw:caption-point-y="11.76mm">
              <dc:creator>JR</dc:creator>
              <dc:date>2015-07-16T00:00:00</dc:date>
              <text:p text:style-name="P1"><text:span text:style-name="T1">Meeting metropolsim</text:span></text:p>
            </office:annotation>
            <text:p>1.0</text:p>
          </table:table-cell>
          <table:table-cell table:style-name="ce65" office:value-type="float" office:value="2.5" calcext:value-type="float">
            <office:annotation office:display="true" draw:style-name="gr2" draw:text-style-name="P2" svg:width="28.99mm" svg:height="9.91mm" svg:x="19770.46mm" svg:y="416.26mm" draw:caption-point-x="68.02mm" draw:caption-point-y="12.21mm">
              <dc:creator>JR</dc:creator>
              <dc:date>2015-07-15T00:00:00</dc:date>
              <text:p text:style-name="P1"><text:span text:style-name="T1">Meeting spaceMatters</text:span></text:p>
            </office:annotation>
            <text:p>2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9933.47mm" svg:y="442.09mm" draw:caption-point-x="86.33mm" draw:caption-point-y="-13.62mm">
              <dc:creator>JR</dc:creator>
              <dc:date>2015-07-07T00:00:00</dc:date>
              <text:p text:style-name="P1"><text:span text:style-name="T1">Transport ectqg</text:span></text:p>
            </office:annotation>
            <text:p>0.5</text:p>
          </table:table-cell>
          <table:table-cell table:style-name="ce65" table:number-columns-repeated="3"/>
          <table:table-cell table:style-name="ce65" office:value-type="float" office:value="4" calcext:value-type="float">
            <office:annotation office:display="true" draw:style-name="gr5" draw:text-style-name="P2" svg:width="28.99mm" svg:height="17.81mm" svg:x="20013.22mm" svg:y="411.14mm" draw:caption-point-x="97.25mm" draw:caption-point-y="17.33m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.0</text:p>
          </table:table-cell>
          <table:table-cell table:style-name="ce65" office:value-type="float" office:value="3" calcext:value-type="float">
            <office:annotation office:display="true" draw:style-name="gr2" draw:text-style-name="P2" svg:width="28.99mm" svg:height="9.91mm" svg:x="20046.37mm" svg:y="418.19mm" draw:caption-point-x="86.76mm" draw:caption-point-y="10.28mm">
              <dc:creator>JR</dc:creator>
              <dc:date>2015-07-02T00:00:00</dc:date>
              <text:p text:style-name="P1"><text:span text:style-name="T1">slides+2h meeting</text:span></text:p>
            </office:annotation>
            <text:p>3.0</text:p>
          </table:table-cell>
          <table:table-cell table:style-name="ce65" office:value-type="float" office:value="2" calcext:value-type="float">
            <office:annotation office:display="true" draw:style-name="gr4" draw:text-style-name="P2" svg:width="28.99mm" svg:height="13.86mm" svg:x="20052.96mm" svg:y="441.66mm" draw:caption-point-x="102.84mm" draw:caption-point-y="-13.19mm">
              <dc:creator>JR</dc:creator>
              <dc:date>2015-07-02T00:00:00</dc:date>
              <text:p text:style-name="P1"><text:span text:style-name="T1">Prepared Yosemite upgrade</text:span></text:p>
            </office:annotation>
            <text:p>2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20086.61mm" svg:y="441.43mm" draw:caption-point-x="91.86mm" draw:caption-point-y="-12.96mm">
              <dc:creator>JR</dc:creator>
              <dc:date>2015-06-30T00:00:00</dc:date>
              <text:p text:style-name="P1"><text:span text:style-name="T1">ORCID / EPJ</text:span></text:p>
            </office:annotation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" calcext:value-type="float">
            <office:annotation office:display="true" draw:style-name="gr2" draw:text-style-name="P2" svg:width="28.99mm" svg:height="9.91mm" svg:x="20242.32mm" svg:y="418.72mm" draw:caption-point-x="94.81mm" draw:caption-point-y="9.75mm">
              <dc:creator>JR</dc:creator>
              <dc:date>2015-06-23T00:00:00</dc:date>
              <text:p text:style-name="P1"><text:span text:style-name="T1">Disc coupling/control</text:span></text:p>
            </office:annotation>
            <text:p>1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1" calcext:value-type="float">
            <office:annotation office:display="true" draw:style-name="gr2" draw:text-style-name="P2" svg:width="21.58mm" svg:height="9.91mm" svg:x="20395.92mm" svg:y="421.58mm" draw:caption-point-x="99.87mm" draw:caption-point-y="6.89mm">
              <dc:creator>JR</dc:creator>
              <dc:date>2015-06-16T00:00:00</dc:date>
              <text:p text:style-name="P1"><text:span text:style-name="T1">Compte IGN</text:span></text:p>
            </office:annotation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20529.76mm" svg:y="422.07mm" draw:caption-point-x="102.03mm" draw:caption-point-y="6.4mm">
              <dc:creator>JR</dc:creator>
              <dc:date>2015-06-10T00:00:00</dc:date>
              <text:p text:style-name="P1"><text:span text:style-name="T1">Includes remote computations</text:span></text:p>
            </office:annotation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  <table:table-cell table:number-columns-repeated="2" table:style-name="ce65" office:value-type="float" office:value="1.5" calcext:value-type="float">
            <text:p>1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4" calcext:value-type="float">
            <office:annotation office:display="true" draw:style-name="gr5" draw:text-style-name="P2" svg:width="17.12mm" svg:height="17.81mm" svg:x="21474.64mm" svg:y="429.29mm" draw:caption-point-x="86.45mm" draw:caption-point-y="-0.82m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7"/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6" calcext:value-type="float">
            <text:p>6.0</text:p>
          </table:table-cell>
          <table:table-cell table:style-name="ce65" table:number-columns-repeated="7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number-columns-repeated="3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</table:table-row>
        <table:table-row table:style-name="ro6">
          <table:table-cell table:style-name="ce58" office:value-type="string" calcext:value-type="string">
            <text:p>Seminar/Conference/Course</text:p>
          </table:table-cell>
          <table:table-cell table:style-name="ce65" table:formula="of:=SUM([.C68:.AMJ68])" office:value-type="float" office:value="548" calcext:value-type="float">
            <text:p>548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.5" calcext:value-type="float">
            <text:p>2.5</text:p>
          </table:table-cell>
          <table:table-cell table:style-name="ce65" table:number-columns-repeated="3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3" calcext:value-type="float">
            <text:p>3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5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19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6" calcext:value-type="float">
            <text:p>6.0</text:p>
          </table:table-cell>
          <table:table-cell table:style-name="ce65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47"/>
          <table:table-cell table:style-name="ce65" office:value-type="float" office:value="0.5" calcext:value-type="float">
            <text:p>0.5</text:p>
          </table:table-cell>
          <table:table-cell table:style-name="ce65" table:number-columns-repeated="29"/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2.5" calcext:value-type="float">
            <text:p>2.5</text:p>
          </table:table-cell>
          <table:table-cell table:style-name="ce65" table:number-columns-repeated="9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table:number-columns-repeated="10"/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13"/>
          <table:table-cell table:style-name="ce65" office:value-type="float" office:value="2" calcext:value-type="float">
            <text:p>2.0</text:p>
          </table:table-cell>
          <table:table-cell table:style-name="ce65" table:number-columns-repeated="1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12"/>
          <table:table-cell table:style-name="ce65" office:value-type="float" office:value="1" calcext:value-type="float">
            <office:annotation office:display="true" draw:style-name="gr3" draw:text-style-name="P2" svg:width="28.99mm" svg:height="6.69mm" svg:x="5815.22mm" svg:y="420.17mm" draw:caption-point-x="15.69mm" draw:caption-point-y="16.54mm">
              <dc:creator>JR</dc:creator>
              <dc:date>2017-03-27T00:00:00</dc:date>
              <text:p text:style-name="P1"><text:span text:style-name="T1">Reunion Eq</text:span></text:p>
            </office:annotation>
            <text:p>1.0</text:p>
          </table:table-cell>
          <table:table-cell table:style-name="ce65" office:value-type="float" office:value="7" calcext:value-type="float">
            <office:annotation office:display="true" draw:style-name="gr3" draw:text-style-name="P2" svg:width="28.99mm" svg:height="6.69mm" svg:x="5837.01mm" svg:y="444.35mm" draw:caption-point-x="16.56mm" draw:caption-point-y="-7.64mm">
              <dc:creator>JR</dc:creator>
              <dc:date>2017-03-27T00:00:00</dc:date>
              <text:p text:style-name="P1"><text:span text:style-name="T1">AG Labo</text:span></text:p>
            </office:annotation>
            <text:p>7.0</text:p>
          </table:table-cell>
          <table:table-cell table:style-name="ce65" table:number-columns-repeated="19"/>
          <table:table-cell table:style-name="ce65" office:value-type="float" office:value="2" calcext:value-type="float">
            <text:p>2.0</text:p>
          </table:table-cell>
          <table:table-cell table:style-name="ce65" table:number-columns-repeated="7"/>
          <table:table-cell table:style-name="ce65" office:value-type="float" office:value="0.5" calcext:value-type="float">
            <office:annotation office:display="true" draw:style-name="gr3" draw:text-style-name="P2" svg:width="28.99mm" svg:height="6.69mm" svg:x="6462.15mm" svg:y="451.57mm" draw:caption-point-x="26.07mm" draw:caption-point-y="-14.86mm">
              <dc:creator>JR</dc:creator>
              <dc:date>2017-02-24T00:00:00</dc:date>
              <text:p text:style-name="P1"><text:span text:style-name="T1">idem</text:span></text:p>
            </office:annotation>
            <text:p>0.5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6492.26mm" svg:y="444.84mm" draw:caption-point-x="18.63mm" draw:caption-point-y="-8.13mm">
              <dc:creator>JR</dc:creator>
              <dc:date>2017-02-24T00:00:00</dc:date>
              <text:p text:style-name="P1"><text:span text:style-name="T1">Prep session ectqg</text:span></text:p>
            </office:annotation>
            <text:p>0.5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 table:number-columns-repeated="57"/>
          <table:table-cell table:style-name="ce65" office:value-type="float" office:value="4.5" calcext:value-type="float">
            <text:p>4.5</text:p>
          </table:table-cell>
          <table:table-cell table:style-name="ce65" table:number-columns-repeated="4"/>
          <table:table-cell table:style-name="ce65" office:value-type="float" office:value="2.5" calcext:value-type="float">
            <office:annotation office:display="true" draw:style-name="gr3" draw:text-style-name="P2" svg:width="28.99mm" svg:height="6.69mm" svg:x="8028.19mm" svg:y="420.61mm" draw:caption-point-x="23.98mm" draw:caption-point-y="16.1mm">
              <dc:creator>JR</dc:creator>
              <dc:date>2016-12-19T00:00:00</dc:date>
              <text:p text:style-name="P1"><text:span text:style-name="T1">Reunion equipe</text:span></text:p>
            </office:annotation>
            <text:p>2.5</text:p>
          </table:table-cell>
          <table:table-cell table:style-name="ce65"/>
          <table:table-cell table:style-name="ce65" office:value-type="float" office:value="7.5" calcext:value-type="float">
            <office:annotation office:display="true" draw:style-name="gr6" draw:text-style-name="P2" svg:width="28.99mm" svg:height="21.76mm" svg:x="8069.29mm" svg:y="452.39mm" draw:caption-point-x="28.21mm" draw:caption-point-y="-15.68m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table:number-columns-repeated="4"/>
          <table:table-cell table:style-name="ce65" office:value-type="float" office:value="5.5" calcext:value-type="float">
            <office:annotation office:display="true" draw:style-name="gr4" draw:text-style-name="P2" svg:width="28.99mm" svg:height="13.86mm" svg:x="8208.84mm" svg:y="439.63mm" draw:caption-point-x="24.66mm" draw:caption-point-y="-2.92mm">
              <dc:creator>JR</dc:creator>
              <dc:date>2016-12-08T00:00:00</dc:date>
              <text:p text:style-name="P1"><text:span text:style-name="T1">9-12h20 - pause / 14h45-17h20</text:span></text:p>
            </office:annotation>
            <text:p>5.5</text:p>
          </table:table-cell>
          <table:table-cell table:style-name="Default"/>
          <table:table-cell table:style-name="ce65" table:number-columns-repeated="2"/>
          <table:table-cell table:style-name="ce65" office:value-type="float" office:value="6.5" calcext:value-type="float">
            <office:annotation office:display="true" draw:style-name="gr2" draw:text-style-name="P2" svg:width="28.99mm" svg:height="9.91mm" svg:x="8280.96mm" svg:y="421.04mm" draw:caption-point-x="43.2mm" draw:caption-point-y="15.67mm">
              <dc:creator>JR</dc:creator>
              <dc:date>2016-12-06T00:00:00</dc:date>
              <text:p text:style-name="P1"><text:span text:style-name="T1">9-13 ; 14h50-17h30</text:span></text:p>
            </office:annotation>
            <text:p>6.5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table:number-columns-repeated="56"/>
          <table:table-cell table:style-name="ce65" office:value-type="float" office:value="2" calcext:value-type="float">
            <text:p>2.0</text:p>
          </table:table-cell>
          <table:table-cell table:style-name="ce65" table:number-columns-repeated="14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2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7" calcext:value-type="float">
            <text:p>7.0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0464.99mm" svg:y="440.89mm" draw:caption-point-x="35.11mm" draw:caption-point-y="-4.18mm">
              <dc:creator>JR</dc:creator>
              <dc:date>2016-08-31T00:00:00</dc:date>
              <text:p text:style-name="P1"><text:span text:style-name="T1">+ 15 (incl slides)</text:span></text:p>
            </office:annotation>
            <text:p>1.0</text:p>
          </table:table-cell>
          <table:table-cell table:style-name="ce65" table:number-columns-repeated="61"/>
          <table:table-cell table:style-name="ce65" office:value-type="float" office:value="1" calcext:value-type="float">
            <office:annotation office:display="true" draw:style-name="gr3" draw:text-style-name="P2" svg:width="28.99mm" svg:height="6.69mm" svg:x="11867.01mm" svg:y="421.8mm" draw:caption-point-x="38.38mm" draw:caption-point-y="14.91mm">
              <dc:creator>JR</dc:creator>
              <dc:date>2016-06-30T00:00:00</dc:date>
              <text:p text:style-name="P1"><text:span text:style-name="T1">interdisc</text:span></text:p>
            </office:annotation>
            <text:p>1.0</text:p>
          </table:table-cell>
          <table:table-cell table:style-name="ce65" office:value-type="float" office:value="1.5" calcext:value-type="float">
            <office:annotation office:display="true" draw:style-name="gr3" draw:text-style-name="P2" svg:width="28.99mm" svg:height="6.69mm" svg:x="11887.24mm" svg:y="448.05mm" draw:caption-point-x="40.81mm" draw:caption-point-y="-11.34mm">
              <dc:creator>JR</dc:creator>
              <dc:date>2016-06-29T00:00:00</dc:date>
              <text:p text:style-name="P1"><text:span text:style-name="T1">tuto</text:span></text:p>
            </office:annotation>
            <text:p>1.5</text:p>
          </table:table-cell>
          <table:table-cell table:style-name="ce65" table:number-columns-repeated="17"/>
          <table:table-cell table:style-name="ce65" office:value-type="float" office:value="2" calcext:value-type="float">
            <text:p>2.0</text:p>
          </table:table-cell>
          <table:table-cell table:style-name="ce65" table:number-columns-repeated="14"/>
          <table:table-cell table:style-name="ce65" office:value-type="float" office:value="6" calcext:value-type="float">
            <text:p>6.0</text:p>
          </table:table-cell>
          <table:table-cell table:style-name="ce65" table:number-columns-repeated="6"/>
          <table:table-cell table:style-name="ce65" office:value-type="float" office:value="0.5" calcext:value-type="float">
            <office:annotation office:display="true" draw:style-name="gr3" draw:text-style-name="P2" svg:width="28.99mm" svg:height="6.69mm" svg:x="12792.84mm" svg:y="442.48mm" draw:caption-point-x="41.85mm" draw:caption-point-y="-5.77mm">
              <dc:creator>JR</dc:creator>
              <dc:date>2016-05-19T00:00:00</dc:date>
              <text:p text:style-name="P1"><text:span text:style-name="T1">mooc</text:span></text:p>
            </office:annotation>
            <text:p>0.5</text:p>
          </table:table-cell>
          <table:table-cell table:style-name="ce65" table:number-columns-repeated="12"/>
          <table:table-cell table:style-name="ce65" office:value-type="float" office:value="3" calcext:value-type="float">
            <office:annotation office:display="true" draw:style-name="gr3" draw:text-style-name="P2" svg:width="28.99mm" svg:height="6.69mm" svg:x="13086.4mm" svg:y="422.19mm" draw:caption-point-x="42.95mm" draw:caption-point-y="14.52mm">
              <dc:creator>JR</dc:creator>
              <dc:date>2016-05-06T00:00:00</dc:date>
              <text:p text:style-name="P1"><text:span text:style-name="T1">Ptit dej</text:span></text:p>
            </office:annotation>
            <text:p>3.0</text:p>
          </table:table-cell>
          <table:table-cell table:style-name="ce65" table:number-columns-repeated="2"/>
          <table:table-cell table:style-name="ce65" office:value-type="float" office:value="2" calcext:value-type="float">
            <office:annotation office:display="true" draw:style-name="gr3" draw:text-style-name="P2" svg:width="28.99mm" svg:height="6.69mm" svg:x="13154.14mm" svg:y="422.21mm" draw:caption-point-x="43.21mm" draw:caption-point-y="14.5mm">
              <dc:creator>JR</dc:creator>
              <dc:date>2016-05-03T00:00:00</dc:date>
              <text:p text:style-name="P1"><text:span text:style-name="T1">meeting</text:span></text:p>
            </office:annotation>
            <text:p>2.0</text:p>
          </table:table-cell>
          <table:table-cell table:style-name="ce65" table:number-columns-repeated="31"/>
          <table:table-cell table:style-name="ce65" office:value-type="float" office:value="3" calcext:value-type="float">
            <text:p>3.0</text:p>
          </table:table-cell>
          <table:table-cell table:style-name="ce65" table:number-columns-repeated="13"/>
          <table:table-cell table:style-name="ce65" office:value-type="float" office:value="2.5" calcext:value-type="float">
            <office:annotation office:display="true" draw:style-name="gr3" draw:text-style-name="P2" svg:width="28.99mm" svg:height="6.69mm" svg:x="14189.71mm" svg:y="448.71mm" draw:caption-point-x="50.27mm" draw:caption-point-y="-12mm">
              <dc:creator>JR</dc:creator>
              <dc:date>2016-03-18T00:00:00</dc:date>
              <text:p text:style-name="P1"><text:span text:style-name="T1">Reunion equipe</text:span></text:p>
            </office:annotation>
            <text:p>2.5</text:p>
          </table:table-cell>
          <table:table-cell table:style-name="ce65" table:number-columns-repeated="6"/>
          <table:table-cell table:style-name="ce65" office:value-type="float" office:value="2" calcext:value-type="float">
            <office:annotation office:display="true" draw:style-name="gr3" draw:text-style-name="P2" svg:width="19.02mm" svg:height="6.69mm" svg:x="14327.63mm" svg:y="422.65mm" draw:caption-point-x="71.01mm" draw:caption-point-y="14.06mm">
              <dc:creator>JR</dc:creator>
              <dc:date>2016-03-11T00:00:00</dc:date>
              <text:p text:style-name="P1"><text:span text:style-name="T1">Ptit dej</text:span></text:p>
            </office:annotation>
            <text:p>2.0</text:p>
          </table:table-cell>
          <table:table-cell table:style-name="ce65" table:number-columns-repeated="9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2.5" calcext:value-type="float">
            <office:annotation office:display="true" draw:style-name="gr3" draw:text-style-name="P2" svg:width="28.99mm" svg:height="6.69mm" svg:x="14678.58mm" svg:y="422.37mm" draw:caption-point-x="60.05mm" draw:caption-point-y="14.34mm">
              <dc:creator>JR</dc:creator>
              <dc:date>2016-02-25T00:00:00</dc:date>
              <text:p text:style-name="P1"><text:span text:style-name="T1">Atelier english</text:span></text:p>
            </office:annotation>
            <text:p>2.5</text:p>
          </table:table-cell>
          <table:table-cell table:style-name="ce65" table:number-columns-repeated="6"/>
          <table:table-cell table:number-columns-repeated="3" table:style-name="ce65" office:value-type="float" office:value="3" calcext:value-type="float">
            <text:p>3.0</text:p>
          </table:table-cell>
          <table:table-cell table:style-name="ce65" table:number-columns-repeated="16"/>
          <table:table-cell table:style-name="Default"/>
          <table:table-cell table:style-name="ce65" office:value-type="float" office:value="6.5" calcext:value-type="float">
            <office:annotation office:display="true" draw:style-name="gr3" draw:text-style-name="P2" svg:width="28.99mm" svg:height="6.69mm" svg:x="15298.17mm" svg:y="427.78mm" draw:caption-point-x="52.44mm" draw:caption-point-y="8.93mm">
              <dc:creator>JR</dc:creator>
              <dc:date>2016-01-30T00:00:00</dc:date>
              <text:p text:style-name="P1"><text:span text:style-name="T1">Ag labo</text:span></text:p>
            </office:annotation>
            <text:p>6.5</text:p>
          </table:table-cell>
          <table:table-cell table:style-name="ce65" table:number-columns-repeated="6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.5" calcext:value-type="float">
            <office:annotation office:display="true" draw:style-name="gr3" draw:text-style-name="P2" svg:width="28.99mm" svg:height="6.69mm" svg:x="15470.5mm" svg:y="453.15mm" draw:caption-point-x="61.44mm" draw:caption-point-y="-16.44mm">
              <dc:creator>JR</dc:creator>
              <dc:date>2016-01-24T00:00:00</dc:date>
              <text:p text:style-name="P1"><text:span text:style-name="T1">conf+disc Paul</text:span></text:p>
            </office:annotation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9"/>
          <table:table-cell table:style-name="ce65" office:value-type="float" office:value="2" calcext:value-type="float">
            <text:p>2.0</text:p>
          </table:table-cell>
          <table:table-cell table:style-name="ce65" table:number-columns-repeated="34"/>
          <table:table-cell table:style-name="ce65" office:value-type="float" office:value="2.5" calcext:value-type="float">
            <office:annotation office:display="true" draw:style-name="gr3" draw:text-style-name="P2" svg:width="28.99mm" svg:height="6.69mm" svg:x="16560.05mm" svg:y="426.94mm" draw:caption-point-x="59.86mm" draw:caption-point-y="9.77mm">
              <dc:creator>JR</dc:creator>
              <dc:date>2015-12-07T00:00:00</dc:date>
              <text:p text:style-name="P1"><text:span text:style-name="T1">Ptit Dej</text:span></text:p>
            </office:annotation>
            <text:p>2.5</text:p>
          </table:table-cell>
          <table:table-cell table:style-name="ce65" table:number-columns-repeated="27"/>
          <table:table-cell table:style-name="ce65" office:value-type="float" office:value="2" calcext:value-type="float">
            <office:annotation office:display="true" draw:style-name="gr3" draw:text-style-name="P2" svg:width="28.99mm" svg:height="6.69mm" svg:x="17193.5mm" svg:y="448.65mm" draw:caption-point-x="61.06mm" draw:caption-point-y="-11.94mm">
              <dc:creator>JR</dc:creator>
              <dc:date>2015-11-06T00:00:00</dc:date>
              <text:p text:style-name="P1"><text:span text:style-name="T1">Ptit Dej</text:span></text:p>
            </office:annotation>
            <text:p>2.0</text:p>
          </table:table-cell>
          <table:table-cell table:style-name="ce65" table:number-columns-repeated="7"/>
          <table:table-cell table:style-name="ce65" office:value-type="float" office:value="1.5" calcext:value-type="float">
            <office:annotation office:display="true" draw:style-name="gr3" draw:text-style-name="P2" svg:width="28.99mm" svg:height="6.69mm" svg:x="17364.37mm" svg:y="424.72mm" draw:caption-point-x="71.51mm" draw:caption-point-y="11.99mm">
              <dc:creator>JR</dc:creator>
              <dc:date>2015-10-29T00:00:00</dc:date>
              <text:p text:style-name="P1"><text:span text:style-name="T1">jedi</text:span></text:p>
            </office:annotation>
            <text:p>1.5</text:p>
          </table:table-cell>
          <table:table-cell table:style-name="ce65" table:number-columns-repeated="8"/>
          <table:table-cell table:style-name="ce65" office:value-type="float" office:value="4.5" calcext:value-type="float">
            <text:p>4.5</text:p>
          </table:table-cell>
          <table:table-cell table:style-name="ce65" table:number-columns-repeated="6"/>
          <table:table-cell table:style-name="ce65" office:value-type="float" office:value="3" calcext:value-type="float">
            <office:annotation office:display="true" draw:style-name="gr3" draw:text-style-name="P2" svg:width="28.99mm" svg:height="6.69mm" svg:x="17719.43mm" svg:y="447.82mm" draw:caption-point-x="79.11mm" draw:caption-point-y="-11.11mm">
              <dc:creator>JR</dc:creator>
              <dc:date>2015-10-13T00:00:00</dc:date>
              <text:p text:style-name="P1"><text:span text:style-name="T1">These seb</text:span></text:p>
            </office:annotation>
            <text:p>3.0</text:p>
          </table:table-cell>
          <table:table-cell table:style-name="ce65" office:value-type="float" office:value="4" calcext:value-type="float">
            <office:annotation office:display="true" draw:style-name="gr3" draw:text-style-name="P2" svg:width="28.99mm" svg:height="6.69mm" svg:x="17760.73mm" svg:y="423.88mm" draw:caption-point-x="60.48mm" draw:caption-point-y="12.83mm">
              <dc:creator>JR</dc:creator>
              <dc:date>2015-10-13T00:00:00</dc:date>
              <text:p text:style-name="P1"><text:span text:style-name="T1">Seminaire predit</text:span></text:p>
            </office:annotation>
            <text:p>4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6"/>
          <table:table-cell table:style-name="ce65" office:value-type="float" office:value="2" calcext:value-type="float">
            <office:annotation office:display="true" draw:style-name="gr3" draw:text-style-name="P2" svg:width="28.99mm" svg:height="6.69mm" svg:x="17956.88mm" svg:y="450.59mm" draw:caption-point-x="90.99mm" draw:caption-point-y="-13.88mm">
              <dc:creator>JR</dc:creator>
              <dc:date>2015-10-02T00:00:00</dc:date>
              <text:p text:style-name="P1"><text:span text:style-name="T1">Ptit dej</text:span></text:p>
            </office:annotation>
            <text:p>2.0</text:p>
          </table:table-cell>
          <table:table-cell table:style-name="ce65" office:value-type="float" office:value="1" calcext:value-type="float">
            <office:annotation office:display="true" draw:style-name="gr3" draw:text-style-name="P2" svg:width="28.99mm" svg:height="6.69mm" svg:x="18009.12mm" svg:y="442.93mm" draw:caption-point-x="61.41mm" draw:caption-point-y="-6.22mm">
              <dc:creator>JR</dc:creator>
              <dc:date>2015-10-01T00:00:00</dc:date>
              <text:p text:style-name="P1"><text:span text:style-name="T1">Inaug Aghion</text:span></text:p>
            </office:annotation>
            <text:p>1.0</text:p>
          </table:table-cell>
          <table:table-cell table:style-name="ce65" table:number-columns-repeated="12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29"/>
          <table:table-cell table:style-name="ce65" office:value-type="float" office:value="1" calcext:value-type="float">
            <office:annotation office:display="true" draw:style-name="gr2" draw:text-style-name="P2" svg:width="28.99mm" svg:height="9.91mm" svg:x="19296.25mm" svg:y="424.35mm" draw:caption-point-x="66.24mm" draw:caption-point-y="12.36mm">
              <dc:creator>JR</dc:creator>
              <dc:date>2015-08-05T00:00:00</dc:date>
              <text:p text:style-name="P1"><text:span text:style-name="T1">Shitty mooc resilience</text:span></text:p>
            </office:annotation>
            <text:p>1.0</text:p>
          </table:table-cell>
          <table:table-cell table:style-name="ce65" table:number-columns-repeated="25"/>
          <table:table-cell table:style-name="ce65" office:value-type="float" office:value="2.5" calcext:value-type="float">
            <text:p>2.5</text:p>
          </table:table-cell>
          <table:table-cell table:style-name="ce65" table:number-columns-repeated="6"/>
          <table:table-cell table:style-name="ce65" office:value-type="float" office:value="2" calcext:value-type="float">
            <office:annotation office:display="true" draw:style-name="gr3" draw:text-style-name="P2" svg:width="28.99mm" svg:height="6.69mm" svg:x="20020.98mm" svg:y="450.55mm" draw:caption-point-x="89.49mm" draw:caption-point-y="-13.84mm">
              <dc:creator>JR</dc:creator>
              <dc:date>2015-07-03T00:00:00</dc:date>
              <text:p text:style-name="P1"><text:span text:style-name="T1">Ptit dej</text:span></text:p>
            </office:annotation>
            <text:p>2.0</text:p>
          </table:table-cell>
          <table:table-cell table:style-name="ce65" table:number-columns-repeated="9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5" office:value-type="float" office:value="2" calcext:value-type="float">
            <office:annotation office:display="true" draw:style-name="gr3" draw:text-style-name="P2" svg:width="18.76mm" svg:height="6.69mm" svg:x="20399.68mm" svg:y="449.69mm" draw:caption-point-x="96.11mm" draw:caption-point-y="-12.98mm">
              <dc:creator>JR</dc:creator>
              <dc:date>2015-06-16T00:00:00</dc:date>
              <text:p text:style-name="P1"><text:span text:style-name="T1">Innov shs</text:span></text:p>
            </office:annotation>
            <text:p>2.0</text:p>
          </table:table-cell>
          <table:table-cell table:style-name="ce65" table:number-columns-repeated="4"/>
          <table:table-cell table:style-name="ce65" office:value-type="float" office:value="7.5" calcext:value-type="float">
            <text:p>7.5</text:p>
          </table:table-cell>
          <table:table-cell table:style-name="ce65" office:value-type="float" office:value="7" calcext:value-type="float">
            <office:annotation office:display="true" draw:style-name="gr3" draw:text-style-name="P2" svg:width="28.99mm" svg:height="6.69mm" svg:x="20531.4mm" svg:y="448.1mm" draw:caption-point-x="100.39mm" draw:caption-point-y="-11.39mm">
              <dc:creator>JR</dc:creator>
              <dc:date>2015-06-10T00:00:00</dc:date>
              <text:p text:style-name="P1"><text:span text:style-name="T1">Includes poster</text:span></text:p>
            </office:annotation>
            <text:p>7.0</text:p>
          </table:table-cell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 table:number-columns-repeated="18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6.5" calcext:value-type="float">
            <text:p>6.5</text:p>
          </table:table-cell>
          <table:table-cell table:style-name="ce65" table:number-columns-repeated="19"/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7" calcext:value-type="float">
            <text:p>7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6" calcext:value-type="float">
            <text:p>6.0</text:p>
          </table:table-cell>
          <table:table-cell table:style-name="ce65" table:number-columns-repeated="19"/>
          <table:table-cell table:style-name="ce65" office:value-type="float" office:value="6" calcext:value-type="float">
            <text:p>6.0</text:p>
          </table:table-cell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table:number-columns-repeated="11"/>
          <table:table-cell table:style-name="ce65" office:value-type="float" office:value="2" calcext:value-type="float">
            <text:p>2.0</text:p>
          </table:table-cell>
          <table:table-cell table:style-name="ce65" table:number-columns-repeated="4"/>
        </table:table-row>
        <table:table-row table:style-name="ro6">
          <table:table-cell table:style-name="ce61" office:value-type="string" calcext:value-type="string">
            <text:p>Reading Record</text:p>
          </table:table-cell>
          <table:table-cell table:style-name="ce65" table:formula="of:=SUM([.C69:.AMJ69])" office:value-type="float" office:value="54" calcext:value-type="float">
            <text:p>54.0</text:p>
          </table:table-cell>
          <table:table-cell table:style-name="ce65" table:number-columns-repeated="361"/>
          <table:table-cell table:style-name="Default"/>
          <table:table-cell table:style-name="ce65" table:number-columns-repeated="83"/>
          <table:table-cell table:style-name="ce65" office:value-type="float" office:value="1" calcext:value-type="float">
            <text:p>1.0</text:p>
          </table:table-cell>
          <table:table-cell table:style-name="ce65" table:number-columns-repeated="18"/>
          <table:table-cell table:style-name="ce65" office:value-type="float" office:value="1" calcext:value-type="float">
            <office:annotation office:display="true" draw:style-name="gr3" draw:text-style-name="P2" svg:width="28.99mm" svg:height="6.69mm" svg:x="10555.71mm" svg:y="437.25mm" draw:caption-point-x="35.05mm" draw:caption-point-y="7.7mm">
              <dc:creator>JR</dc:creator>
              <dc:date>2016-08-26T00:00:00</dc:date>
              <text:p text:style-name="P1"><text:span text:style-name="T1">review</text:span></text:p>
            </office:annotation>
            <text:p>1.0</text:p>
          </table:table-cell>
          <table:table-cell table:number-columns-repeated="3"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office:annotation office:display="true" draw:style-name="gr3" draw:text-style-name="P2" svg:width="28.99mm" svg:height="6.69mm" svg:x="10647.62mm" svg:y="429.77mm" draw:caption-point-x="33.8mm" draw:caption-point-y="15.18mm">
              <dc:creator>JR</dc:creator>
              <dc:date>2016-08-22T00:00:00</dc:date>
              <text:p text:style-name="P1"><text:span text:style-name="T1">review</text:span></text:p>
            </office:annotation>
            <text:p>0.5</text:p>
          </table:table-cell>
          <table:table-cell table:style-name="ce65" table:number-columns-repeated="11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8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table:number-columns-repeated="96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6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" calcext:value-type="float">
            <office:annotation office:display="true" draw:style-name="gr3" draw:text-style-name="P2" svg:width="28.99mm" svg:height="6.69mm" svg:x="14486.44mm" svg:y="430.89mm" draw:caption-point-x="48.2mm" draw:caption-point-y="14.06mm">
              <dc:creator>JR</dc:creator>
              <dc:date>2016-03-07T00:00:00</dc:date>
              <text:p text:style-name="P1"><text:span text:style-name="T1">try</text:span></text:p>
            </office:annotation>
            <text:p>0.0</text:p>
          </table:table-cell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2"/>
          <table:table-cell table:number-columns-repeated="2" table:style-name="ce65" office:value-type="float" office:value="4" calcext:value-type="float">
            <text:p>4.0</text:p>
          </table:table-cell>
          <table:table-cell table:style-name="ce65" table:number-columns-repeated="73"/>
          <table:table-cell table:style-name="ce65" office:value-type="float" office:value="1.5" calcext:value-type="float">
            <office:annotation office:display="true" draw:style-name="gr3" draw:text-style-name="P2" svg:width="28.99mm" svg:height="6.69mm" svg:x="17850mm" svg:y="449.06mm" draw:caption-point-x="61.87mm" draw:caption-point-y="-4.11mm">
              <dc:creator>JR</dc:creator>
              <dc:date>2015-10-08T00:00:00</dc:date>
              <text:p text:style-name="P1"><text:span text:style-name="T1">krugman</text:span></text:p>
            </office:annotation>
            <text:p>1.5</text:p>
          </table:table-cell>
          <table:table-cell table:style-name="ce65" table:number-columns-repeated="6"/>
          <table:table-cell table:style-name="ce65" office:value-type="float" office:value="2" calcext:value-type="float">
            <office:annotation office:display="true" draw:style-name="gr3" draw:text-style-name="P2" svg:width="28.99mm" svg:height="6.69mm" svg:x="17998.34mm" svg:y="456.49mm" draw:caption-point-x="72.19mm" draw:caption-point-y="-11.54mm">
              <dc:creator>JR</dc:creator>
              <dc:date>2015-10-01T00:00:00</dc:date>
              <text:p text:style-name="P1"><text:span text:style-name="T1">Fiche ptit dej</text:span></text:p>
            </office:annotation>
            <text:p>2.0</text:p>
          </table:table-cell>
          <table:table-cell table:style-name="ce65" table:number-columns-repeated="49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.5" calcext:value-type="float">
            <office:annotation office:display="true" draw:style-name="gr3" draw:text-style-name="P2" svg:width="28.99mm" svg:height="6.69mm" svg:x="19158.1mm" svg:y="443.05mm" draw:caption-point-x="68.4mm" draw:caption-point-y="1.9mm">
              <dc:creator>JR</dc:creator>
              <dc:date>2015-08-11T00:00:00</dc:date>
              <text:p text:style-name="P1"><text:span text:style-name="T1">HDR Bretagnolle</text:span></text:p>
            </office:annotation>
            <text:p>4.5</text:p>
          </table:table-cell>
          <table:table-cell table:style-name="ce65" table:number-columns-repeated="152"/>
          <table:table-cell table:style-name="ce65" office:value-type="float" office:value="4" calcext:value-type="float">
            <text:p>4.0</text:p>
          </table:table-cell>
          <table:table-cell table:style-name="ce65" table:number-columns-repeated="23"/>
        </table:table-row>
        <table:table-row table:style-name="ro12">
          <table:table-cell table:style-name="ce61" office:value-type="string" calcext:value-type="string">
            <text:p>Reading/Culture</text:p>
          </table:table-cell>
          <table:table-cell table:style-name="ce65" table:formula="of:=SUM([.C70:.AMJ70])" office:value-type="float" office:value="20" calcext:value-type="float">
            <text:p>20.0</text:p>
          </table:table-cell>
          <table:table-cell table:style-name="ce65" table:number-columns-repeated="361"/>
          <table:table-cell table:style-name="Default"/>
          <table:table-cell table:style-name="ce65" table:number-columns-repeated="103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office:annotation office:display="true" draw:style-name="gr2" draw:text-style-name="P2" svg:width="28.99mm" svg:height="9.91mm" svg:x="10600.88mm" svg:y="452.21mm" draw:caption-point-x="35.21mm" draw:caption-point-y="0.98mm">
              <dc:creator>JR</dc:creator>
              <dc:date>2016-08-24T00:00:00</dc:date>
              <text:p text:style-name="P1"><text:span text:style-name="T1">Bourbaki 15/bib astrobio</text:span></text:p>
            </office:annotation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office:annotation office:display="true" draw:style-name="gr3" draw:text-style-name="P2" svg:width="28.99mm" svg:height="6.69mm" svg:x="10725.66mm" svg:y="438.77mm" draw:caption-point-x="46.43mm" draw:caption-point-y="14.42mm">
              <dc:creator>JR</dc:creator>
              <dc:date>2016-08-18T00:00:00</dc:date>
              <text:p text:style-name="P1"><text:span text:style-name="T1">Incl reading rec</text:span></text:p>
            </office:annotation>
            <text:p>0.5</text:p>
          </table:table-cell>
          <table:table-cell table:style-name="ce65" office:value-type="float" office:value="1.5" calcext:value-type="float">
            <office:annotation office:display="true" draw:style-name="gr3" draw:text-style-name="P2" svg:width="28.99mm" svg:height="6.69mm" svg:x="10760.52mm" svg:y="437.99mm" draw:caption-point-x="34.23mm" draw:caption-point-y="15.2mm">
              <dc:creator>JR</dc:creator>
              <dc:date>2016-08-17T00:00:00</dc:date>
              <text:p text:style-name="P1"><text:span text:style-name="T1">bourbaki</text:span></text:p>
            </office:annotation>
            <text:p>1.5</text:p>
          </table:table-cell>
          <table:table-cell table:style-name="ce65" table:number-columns-repeated="453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5" office:value-type="float" office:value="1.5" calcext:value-type="float">
            <office:annotation office:display="true" draw:style-name="gr3" draw:text-style-name="P2" svg:width="28.99mm" svg:height="6.69mm" svg:x="21428.3mm" svg:y="467.04mm" draw:caption-point-x="110.12mm" draw:caption-point-y="-13.85mm">
              <dc:creator>JR</dc:creator>
              <dc:date>2015-05-05T00:00:00</dc:date>
              <text:p text:style-name="P1"><text:span text:style-name="T1">Draft essay</text:span></text:p>
            </office:annotation>
            <text:p>1.5</text:p>
          </table:table-cell>
          <table:table-cell table:style-name="ce65" table:number-columns-repeated="29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43"/>
        </table:table-row>
        <table:table-row table:style-name="ro6">
          <table:table-cell office:value-type="string" calcext:value-type="string">
            <text:p>General Bibliography</text:p>
          </table:table-cell>
          <table:table-cell table:style-name="ce65" table:formula="of:=SUM([.C71:.AMJ71])" office:value-type="float" office:value="238" calcext:value-type="float">
            <text:p>238.0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number-columns-repeated="5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Default"/>
          <table:table-cell table:number-columns-repeated="4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8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number-columns-repeated="3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10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Default"/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office:annotation office:display="true" draw:style-name="gr2" draw:text-style-name="P2" svg:width="28.99mm" svg:height="9.91mm" svg:x="10173.41mm" svg:y="446.88mm" draw:caption-point-x="32.03mm" draw:caption-point-y="15.46m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.5" calcext:value-type="float">
            <office:annotation office:display="true" draw:style-name="gr5" draw:text-style-name="P2" svg:width="28.99mm" svg:height="17.81mm" svg:x="10257.01mm" svg:y="478.64mm" draw:caption-point-x="39.09mm" draw:caption-point-y="-16.3m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3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7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13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" calcext:value-type="float">
            <office:annotation office:display="true" draw:style-name="gr2" draw:text-style-name="P2" svg:width="28.99mm" svg:height="9.91mm" svg:x="14188.52mm" svg:y="475.41mm" draw:caption-point-x="51.46mm" draw:caption-point-y="-13.07mm">
              <dc:creator>JR</dc:creator>
              <dc:date>2016-03-18T00:00:00</dc:date>
              <text:p text:style-name="P1"><text:span text:style-name="T1">0.25 + orga mail SFI</text:span></text:p>
            </office:annotation>
            <text:p>0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.5" calcext:value-type="float">
            <office:annotation office:display="true" draw:style-name="gr3" draw:text-style-name="P2" svg:width="28.99mm" svg:height="6.69mm" svg:x="14279.25mm" svg:y="449.74mm" draw:caption-point-x="51.4mm" draw:caption-point-y="12.6mm">
              <dc:creator>JR</dc:creator>
              <dc:date>2016-03-14T00:00:00</dc:date>
              <text:p text:style-name="P1"><text:span text:style-name="T1">General sorting</text:span></text:p>
            </office:annotation>
            <text:p>4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style-name="ce65" office:value-type="float" office:value="1" calcext:value-type="float">
            <office:annotation office:display="true" draw:style-name="gr2" draw:text-style-name="P2" svg:width="28.99mm" svg:height="9.91mm" svg:x="14757.41mm" svg:y="448.32mm" draw:caption-point-x="49.22mm" draw:caption-point-y="14.02mm">
              <dc:creator>JR</dc:creator>
              <dc:date>2016-02-23T00:00:00</dc:date>
              <text:p text:style-name="P1"><text:span text:style-name="T1">+0,5 train paper resilience</text:span></text:p>
            </office:annotation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4" table:style-name="ce65" office:value-type="float" office:value="0.5" calcext:value-type="float">
            <text:p>0.5</text:p>
          </table:table-cell>
          <table:table-cell table:style-name="ce65" table:number-columns-repeated="20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>
            <office:annotation office:display="true" draw:style-name="gr3" draw:text-style-name="P2" svg:width="28.99mm" svg:height="6.69mm" svg:x="15954.22mm" svg:y="448.78mm" draw:caption-point-x="53.71mm" draw:caption-point-y="13.56m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Default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12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number-columns-repeated="3"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9"/>
          <table:table-cell table:number-columns-repeated="4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office:annotation office:display="true" draw:style-name="gr2" draw:text-style-name="P2" svg:width="28.99mm" svg:height="9.91mm" svg:x="18325.26mm" svg:y="449.65mm" draw:caption-point-x="62.59mm" draw:caption-point-y="12.69mm">
              <dc:creator>JR</dc:creator>
              <dc:date>2015-09-17T00:00:00</dc:date>
              <text:p text:style-name="P1"><text:span text:style-name="T1">Sort papers / FDD</text:span></text:p>
            </office:annotation>
            <text:p>1.5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19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2.5" calcext:value-type="float">
            <text:p>2.5</text:p>
          </table:table-cell>
          <table:table-cell table:style-name="ce65" table:number-columns-repeated="4"/>
          <table:table-cell table:number-columns-repeated="2"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.5" calcext:value-type="float">
            <text:p>2.5</text:p>
          </table:table-cell>
          <table:table-cell table:number-columns-repeated="2"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6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number-columns-repeated="2" table:style-name="ce65" office:value-type="float" office:value="2" calcext:value-type="float">
            <text:p>2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2" calcext:value-type="float">
            <text:p>2.0</text:p>
          </table:table-cell>
          <table:table-cell table:style-name="ce65"/>
          <table:table-cell table:number-columns-repeated="2"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</table:table-row>
        <table:table-row table:style-name="ro6">
          <table:table-cell table:style-name="ce64" office:value-type="string" calcext:value-type="string">
            <text:p>CarPooling (side project)</text:p>
          </table:table-cell>
          <table:table-cell table:style-name="ce65" table:formula="of:=SUM([.C72:.AMJ72])" office:value-type="float" office:value="3.5" calcext:value-type="float">
            <text:p>3.5</text:p>
          </table:table-cell>
          <table:table-cell table:style-name="ce65" table:number-columns-repeated="723"/>
          <table:table-cell table:style-name="ce65" office:value-type="float" office:value="0" calcext:value-type="float">
            <office:annotation office:display="true" draw:style-name="gr2" draw:text-style-name="P2" svg:width="28.99mm" svg:height="9.91mm" svg:x="16407.42mm" svg:y="478.56mm" draw:caption-point-x="53.83mm" draw:caption-point-y="-7.98mm">
              <dc:creator>JR</dc:creator>
              <dc:date>2016-01-25T00:00:00</dc:date>
              <text:p text:style-name="P1"><text:span text:style-name="T1">Mistake ? -&gt; biblio</text:span></text:p>
            </office:annotation>
            <text:p>0.0</text:p>
          </table:table-cell>
          <table:table-cell table:style-name="ce65" table:number-columns-repeated="244"/>
          <table:table-cell table:style-name="ce67"/>
          <table:table-cell table:style-name="ce67" office:value-type="float" office:value="1" calcext:value-type="float">
            <text:p>1.0</text:p>
          </table:table-cell>
          <table:table-cell table:style-name="ce67"/>
          <table:table-cell table:style-name="ce67" office:value-type="float" office:value="2.5" calcext:value-type="float">
            <text:p>2.5</text:p>
          </table:table-cell>
          <table:table-cell table:style-name="ce65" table:number-columns-repeated="3"/>
          <table:table-cell table:style-name="ce67"/>
          <table:table-cell table:style-name="ce65" table:number-columns-repeated="2"/>
          <table:table-cell table:style-name="ce67"/>
          <table:table-cell table:style-name="ce65" table:number-columns-repeated="43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5">
          <table:table-cell/>
        </table:table-row>
        <table:table-row table:style-name="ro13">
          <table:table-cell office:value-type="string" calcext:value-type="string">
            <text:p>Create a general dynamic todo list ?</text:p>
          </table:table-cell>
        </table:table-row>
        <table:table-row table:style-name="ro13">
          <table:table-cell office:value-type="string" calcext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28"/>
        <table:table-column table:style-name="co3" table:default-cell-style-name="Default"/>
        <table:table-column table:style-name="co25" table:default-cell-style-name="ce31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4">
          <table:table-cell table:style-name="ce27" office:value-type="string" calcext:value-type="string">
            <text:p>Project</text:p>
          </table:table-cell>
          <table:table-cell table:style-name="ce29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29" office:value-type="string" calcext:value-type="string">
            <text:p>Details</text:p>
          </table:table-cell>
          <table:table-cell table:style-name="ce29" office:value-type="string" calcext:value-type="string">
            <text:p>Working Papers</text:p>
          </table:table-cell>
          <table:table-cell table:style-name="ce29" office:value-type="string" calcext:value-type="string">
            <text:p>Organization</text:p>
          </table:table-cell>
        </table:table-row>
        <table:table-row table:style-name="ro21">
          <table:table-cell table:number-columns-repeated="6"/>
        </table:table-row>
        <table:table-row table:style-name="ro9">
          <table:table-cell table:formula="of:=['TimeLog201502-201712'.A56]" office:value-type="string" office:string-value="Stochastic Urban Growth" calcext:value-type="string">
            <text:p>Stochastic Urban Growth</text:p>
          </table:table-cell>
          <table:table-cell table:style-name="ce67" table:formula="of:=['TimeLog201502-201712'.B56]" office:value-type="float" office:value="13" calcext:value-type="float">
            <text:p>13.0</text:p>
          </table:table-cell>
          <table:table-cell table:number-columns-repeated="4"/>
        </table:table-row>
        <table:table-row table:style-name="ro22">
          <table:table-cell table:formula="of:=['TimeLog201502-201712'.A57]" office:value-type="string" office:string-value="TransportationEquilibrium (Side Project)" calcext:value-type="string">
            <text:p>TransportationEquilibrium (Side Project)</text:p>
          </table:table-cell>
          <table:table-cell table:style-name="ce67" table:formula="of:=['TimeLog201502-201712'.B57]" office:value-type="float" office:value="56.5" calcext:value-type="float">
            <text:p>56.5</text:p>
          </table:table-cell>
          <table:table-cell table:number-columns-repeated="4"/>
        </table:table-row>
        <table:table-row table:style-name="ro23">
          <table:table-cell table:formula="of:=['TimeLog201502-201712'.A58]" office:value-type="string" office:string-value="Biological NW Generation" calcext:value-type="string">
            <text:p>Biological NW Generation</text:p>
          </table:table-cell>
          <table:table-cell table:style-name="ce67" table:formula="of:=['TimeLog201502-201712'.B58]" office:value-type="float" office:value="5" calcext:value-type="float">
            <text:p>5.0</text:p>
          </table:table-cell>
          <table:table-cell table:number-columns-repeated="4"/>
        </table:table-row>
        <table:table-row table:style-name="ro18">
          <table:table-cell table:formula="of:=['TimeLog201502-201712'.A59]" office:value-type="string" office:string-value="Discrepancy (Side Project)" calcext:value-type="string">
            <text:p>Discrepancy (Side Project)</text:p>
          </table:table-cell>
          <table:table-cell table:style-name="ce67" table:formula="of:=['TimeLog201502-201712'.B59]" office:value-type="float" office:value="54" calcext:value-type="float">
            <text:p>54.0</text:p>
          </table:table-cell>
          <table:table-cell office:value-type="string" calcext:value-type="string">
            <text:p>Paper for CSDM 2015 : Discrepancy-based Framework</text:p>
          </table:table-cell>
          <table:table-cell table:number-columns-repeated="3"/>
        </table:table-row>
        <table:table-row table:style-name="ro24">
          <table:table-cell table:formula="of:=['TimeLog201502-201712'.A60]" office:value-type="string" office:string-value="Scaling" calcext:value-type="string">
            <text:p>Scaling</text:p>
          </table:table-cell>
          <table:table-cell table:style-name="ce67" table:formula="of:=['TimeLog201502-201712'.B60]" office:value-type="float" office:value="37" calcext:value-type="float">
            <text:p>37.0</text:p>
          </table:table-cell>
          <table:table-cell office:value-type="string" calcext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3">
          <table:table-cell table:formula="of:=['TimeLog201502-201712'.A61]" office:value-type="string" office:string-value="Governance" calcext:value-type="string">
            <text:p>Governance</text:p>
          </table:table-cell>
          <table:table-cell table:style-name="ce67" table:formula="of:=['TimeLog201502-201712'.B61]" office:value-type="float" office:value="228" calcext:value-type="float">
            <text:p>228.0</text:p>
          </table:table-cell>
          <table:table-cell table:number-columns-repeated="4"/>
        </table:table-row>
        <table:table-row table:style-name="ro23">
          <table:table-cell table:formula="of:=['TimeLog201502-201712'.A62]" office:value-type="string" office:string-value="Synthetic Data Control" calcext:value-type="string">
            <text:p>Synthetic Data Control</text:p>
          </table:table-cell>
          <table:table-cell table:style-name="ce67" table:formula="of:=['TimeLog201502-201712'.B62]" office:value-type="float" office:value="99" calcext:value-type="float">
            <text:p>99.0</text:p>
          </table:table-cell>
          <table:table-cell table:number-columns-repeated="4"/>
        </table:table-row>
        <table:table-row table:style-name="ro23">
          <table:table-cell table:formula="of:=['TimeLog201502-201712'.A63]" office:value-type="string" office:string-value="Theoretical Model Coupling" calcext:value-type="string">
            <text:p>Theoretical Model Coupling</text:p>
          </table:table-cell>
          <table:table-cell table:style-name="ce67" table:formula="of:=['TimeLog201502-201712'.B63]" office:value-type="float" office:value="4" calcext:value-type="float">
            <text:p>4.0</text:p>
          </table:table-cell>
          <table:table-cell table:number-columns-repeated="4"/>
        </table:table-row>
        <table:table-row table:style-name="ro23">
          <table:table-cell table:formula="of:=['TimeLog201502-201712'.A64]" office:value-type="string" office:string-value="Existing Models Reproduction and Extension" calcext:value-type="string">
            <text:p>Existing Models Reproduction and Extension</text:p>
          </table:table-cell>
          <table:table-cell table:style-name="ce67" table:formula="of:=['TimeLog201502-201712'.B64]" office:value-type="float" office:value="46" calcext:value-type="float">
            <text:p>46.0</text:p>
          </table:table-cell>
          <table:table-cell table:number-columns-repeated="4"/>
        </table:table-row>
        <table:table-row table:style-name="ro29">
          <table:table-cell table:formula="of:=['TimeLog201502-201712'.A65]" office:value-type="string" office:string-value="Algorithmic Systematic Review" calcext:value-type="string">
            <text:p>Algorithmic Systematic Review</text:p>
          </table:table-cell>
          <table:table-cell table:style-name="ce67" table:formula="of:=['TimeLog201502-201712'.B65]" office:value-type="float" office:value="75.5" calcext:value-type="float">
            <text:p>75.5</text:p>
          </table:table-cell>
          <table:table-cell table:number-columns-repeated="4"/>
        </table:table-row>
        <table:table-row table:style-name="ro18">
          <table:table-cell table:formula="of:=['TimeLog201502-201712'.A66]" office:value-type="string" office:string-value="Technical Tools" calcext:value-type="string">
            <text:p>Technical Tools</text:p>
          </table:table-cell>
          <table:table-cell table:style-name="ce67" table:formula="of:=['TimeLog201502-201712'.B66]" office:value-type="float" office:value="137" calcext:value-type="float">
            <text:p>137.0</text:p>
          </table:table-cell>
          <table:table-cell office:value-type="string" calcext:value-type="string">
            <text:p>Developement of Tools/Softwares – Learning new tools</text:p>
          </table:table-cell>
          <table:table-cell table:number-columns-repeated="3"/>
        </table:table-row>
        <table:table-row table:style-name="ro14">
          <table:table-cell table:formula="of:=['TimeLog201502-201712'.A67]" office:value-type="string" office:string-value="Organisation/Workflow" calcext:value-type="string">
            <text:p>Organisation/Workflow</text:p>
          </table:table-cell>
          <table:table-cell table:style-name="ce67" table:formula="of:=['TimeLog201502-201712'.B67]" office:value-type="float" office:value="411" calcext:value-type="float">
            <text:p>411.0</text:p>
          </table:table-cell>
          <table:table-cell office:value-type="string" calcext:value-type="string">
            <text:p>Mails / Administrative</text:p>
          </table:table-cell>
          <table:table-cell table:number-columns-repeated="3"/>
        </table:table-row>
        <table:table-row table:style-name="ro30">
          <table:table-cell table:formula="of:=['TimeLog201502-201712'.A68]" office:value-type="string" office:string-value="Seminar/Conference/Course" calcext:value-type="string">
            <text:p>Seminar/Conference/Course</text:p>
          </table:table-cell>
          <table:table-cell table:style-name="ce67" table:formula="of:=['TimeLog201502-201712'.B68]" office:value-type="float" office:value="548" calcext:value-type="float">
            <text:p>548.0</text:p>
          </table:table-cell>
          <table:table-cell table:number-columns-repeated="4"/>
        </table:table-row>
        <table:table-row table:style-name="ro14">
          <table:table-cell table:formula="of:=['TimeLog201502-201712'.A69]" office:value-type="string" office:string-value="Reading Record" calcext:value-type="string">
            <text:p>Reading Record</text:p>
          </table:table-cell>
          <table:table-cell table:style-name="ce67" table:formula="of:=['TimeLog201502-201712'.B69]" office:value-type="float" office:value="54" calcext:value-type="float">
            <text:p>54.0</text:p>
          </table:table-cell>
          <table:table-cell office:value-type="string" calcext:value-type="string">
            <text:p>Books Reading Record</text:p>
          </table:table-cell>
          <table:table-cell table:number-columns-repeated="3"/>
        </table:table-row>
        <table:table-row table:style-name="ro31">
          <table:table-cell table:formula="of:=['TimeLog201502-201712'.A70]" office:value-type="string" office:string-value="Reading/Culture" calcext:value-type="string">
            <text:p>Reading/Culture</text:p>
          </table:table-cell>
          <table:table-cell table:style-name="ce67" table:formula="of:=['TimeLog201502-201712'.B70]" office:value-type="float" office:value="20" calcext:value-type="float">
            <text:p>20.0</text:p>
          </table:table-cell>
          <table:table-cell office:value-type="string" calcext:value-type="string">
            <text:p>Books Reading / Thematic General Culture</text:p>
          </table:table-cell>
          <table:table-cell table:number-columns-repeated="3"/>
        </table:table-row>
        <table:table-row table:style-name="ro32">
          <table:table-cell table:formula="of:=['TimeLog201502-201712'.A71]" office:value-type="string" office:string-value="General Bibliography" calcext:value-type="string">
            <text:p>General Bibliography</text:p>
          </table:table-cell>
          <table:table-cell table:style-name="ce67" table:formula="of:=['TimeLog201502-201712'.B71]" office:value-type="float" office:value="238" calcext:value-type="float">
            <text:p>238.0</text:p>
          </table:table-cell>
          <table:table-cell office:value-type="string" calcext:value-type="string">
            <text:p>Litterature collection and reading for general purposes</text:p>
          </table:table-cell>
          <table:table-cell table:number-columns-repeated="3"/>
        </table:table-row>
        <table:table-row table:style-name="ro33">
          <table:table-cell table:formula="of:=['TimeLog201502-201712'.A72]" office:value-type="string" office:string-value="CarPooling (side project)" calcext:value-type="string">
            <text:p>CarPooling (side project)</text:p>
          </table:table-cell>
          <table:table-cell table:style-name="ce67" table:formula="of:=['TimeLog201502-201712'.B72]" office:value-type="float" office:value="3.5" calcext:value-type="float">
            <text:p>3.5</text:p>
          </table:table-cell>
          <table:table-cell office:value-type="string" calcext:value-type="string">
            <text:p>ANR CarPooling Project, indicative bibliography</text:p>
          </table:table-cell>
          <table:table-cell table:number-columns-repeated="3"/>
        </table:table-row>
        <table:table-row table:style-name="ro23">
          <table:table-cell table:formula="of:=['TimeLog201502-201712'.A73]" office:value-type="float" office:value="0" calcext:value-type="float">
            <text:p>0</text:p>
          </table:table-cell>
          <table:table-cell table:formula="of:=['TimeLog201502-201712'.B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4]" office:value-type="float" office:value="0" calcext:value-type="float">
            <text:p>0</text:p>
          </table:table-cell>
          <table:table-cell table:formula="of:=['TimeLog201502-201712'.B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5]" office:value-type="float" office:value="0" calcext:value-type="float">
            <text:p>0</text:p>
          </table:table-cell>
          <table:table-cell table:formula="of:=['TimeLog201502-201712'.B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6]" office:value-type="float" office:value="0" calcext:value-type="float">
            <text:p>0</text:p>
          </table:table-cell>
          <table:table-cell table:formula="of:=['TimeLog201502-201712'.B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7]" office:value-type="float" office:value="0" calcext:value-type="float">
            <text:p>0</text:p>
          </table:table-cell>
          <table:table-cell table:formula="of:=['TimeLog201502-201712'.B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8]" office:value-type="float" office:value="0" calcext:value-type="float">
            <text:p>0</text:p>
          </table:table-cell>
          <table:table-cell table:formula="of:=['TimeLog201502-201712'.B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9]" office:value-type="float" office:value="0" calcext:value-type="float">
            <text:p>0</text:p>
          </table:table-cell>
          <table:table-cell table:formula="of:=['TimeLog201502-201712'.B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0]" office:value-type="float" office:value="0" calcext:value-type="float">
            <text:p>0</text:p>
          </table:table-cell>
          <table:table-cell table:formula="of:=['TimeLog201502-201712'.B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1]" office:value-type="float" office:value="0" calcext:value-type="float">
            <text:p>0</text:p>
          </table:table-cell>
          <table:table-cell table:formula="of:=['TimeLog201502-201712'.B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2]" office:value-type="float" office:value="0" calcext:value-type="float">
            <text:p>0</text:p>
          </table:table-cell>
          <table:table-cell table:formula="of:=['TimeLog201502-201712'.B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3]" office:value-type="float" office:value="0" calcext:value-type="float">
            <text:p>0</text:p>
          </table:table-cell>
          <table:table-cell table:formula="of:=['TimeLog201502-201712'.B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4]" office:value-type="float" office:value="0" calcext:value-type="float">
            <text:p>0</text:p>
          </table:table-cell>
          <table:table-cell table:formula="of:=['TimeLog201502-201712'.B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5]" office:value-type="float" office:value="0" calcext:value-type="float">
            <text:p>0</text:p>
          </table:table-cell>
          <table:table-cell table:formula="of:=['TimeLog201502-201712'.B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6]" office:value-type="float" office:value="0" calcext:value-type="float">
            <text:p>0</text:p>
          </table:table-cell>
          <table:table-cell table:formula="of:=['TimeLog201502-201712'.B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7]" office:value-type="float" office:value="0" calcext:value-type="float">
            <text:p>0</text:p>
          </table:table-cell>
          <table:table-cell table:formula="of:=['TimeLog201502-201712'.B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8]" office:value-type="float" office:value="0" calcext:value-type="float">
            <text:p>0</text:p>
          </table:table-cell>
          <table:table-cell table:formula="of:=['TimeLog201502-201712'.B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9]" office:value-type="float" office:value="0" calcext:value-type="float">
            <text:p>0</text:p>
          </table:table-cell>
          <table:table-cell table:formula="of:=['TimeLog201502-201712'.B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0]" office:value-type="float" office:value="0" calcext:value-type="float">
            <text:p>0</text:p>
          </table:table-cell>
          <table:table-cell table:formula="of:=['TimeLog201502-201712'.B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1]" office:value-type="float" office:value="0" calcext:value-type="float">
            <text:p>0</text:p>
          </table:table-cell>
          <table:table-cell table:formula="of:=['TimeLog201502-201712'.B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2]" office:value-type="float" office:value="0" calcext:value-type="float">
            <text:p>0</text:p>
          </table:table-cell>
          <table:table-cell table:formula="of:=['TimeLog201502-201712'.B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3]" office:value-type="float" office:value="0" calcext:value-type="float">
            <text:p>0</text:p>
          </table:table-cell>
          <table:table-cell table:formula="of:=['TimeLog201502-201712'.B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4]" office:value-type="float" office:value="0" calcext:value-type="float">
            <text:p>0</text:p>
          </table:table-cell>
          <table:table-cell table:formula="of:=['TimeLog201502-201712'.B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5]" office:value-type="float" office:value="0" calcext:value-type="float">
            <text:p>0</text:p>
          </table:table-cell>
          <table:table-cell table:formula="of:=['TimeLog201502-201712'.B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6]" office:value-type="float" office:value="0" calcext:value-type="float">
            <text:p>0</text:p>
          </table:table-cell>
          <table:table-cell table:formula="of:=['TimeLog201502-201712'.B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7]" office:value-type="float" office:value="0" calcext:value-type="float">
            <text:p>0</text:p>
          </table:table-cell>
          <table:table-cell table:formula="of:=['TimeLog201502-201712'.B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8]" office:value-type="float" office:value="0" calcext:value-type="float">
            <text:p>0</text:p>
          </table:table-cell>
          <table:table-cell table:formula="of:=['TimeLog201502-201712'.B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9]" office:value-type="float" office:value="0" calcext:value-type="float">
            <text:p>0</text:p>
          </table:table-cell>
          <table:table-cell table:formula="of:=['TimeLog201502-201712'.B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0]" office:value-type="float" office:value="0" calcext:value-type="float">
            <text:p>0</text:p>
          </table:table-cell>
          <table:table-cell table:formula="of:=['TimeLog201502-201712'.B1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1]" office:value-type="float" office:value="0" calcext:value-type="float">
            <text:p>0</text:p>
          </table:table-cell>
          <table:table-cell table:formula="of:=['TimeLog201502-201712'.B1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2]" office:value-type="float" office:value="0" calcext:value-type="float">
            <text:p>0</text:p>
          </table:table-cell>
          <table:table-cell table:formula="of:=['TimeLog201502-201712'.B1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3]" office:value-type="float" office:value="0" calcext:value-type="float">
            <text:p>0</text:p>
          </table:table-cell>
          <table:table-cell table:formula="of:=['TimeLog201502-201712'.B1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4]" office:value-type="float" office:value="0" calcext:value-type="float">
            <text:p>0</text:p>
          </table:table-cell>
          <table:table-cell table:formula="of:=['TimeLog201502-201712'.B1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5]" office:value-type="float" office:value="0" calcext:value-type="float">
            <text:p>0</text:p>
          </table:table-cell>
          <table:table-cell table:formula="of:=['TimeLog201502-201712'.B1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6]" office:value-type="float" office:value="0" calcext:value-type="float">
            <text:p>0</text:p>
          </table:table-cell>
          <table:table-cell table:formula="of:=['TimeLog201502-201712'.B1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7]" office:value-type="float" office:value="0" calcext:value-type="float">
            <text:p>0</text:p>
          </table:table-cell>
          <table:table-cell table:formula="of:=['TimeLog201502-201712'.B1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8]" office:value-type="float" office:value="0" calcext:value-type="float">
            <text:p>0</text:p>
          </table:table-cell>
          <table:table-cell table:formula="of:=['TimeLog201502-201712'.B1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9]" office:value-type="float" office:value="0" calcext:value-type="float">
            <text:p>0</text:p>
          </table:table-cell>
          <table:table-cell table:formula="of:=['TimeLog201502-201712'.B1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0]" office:value-type="float" office:value="0" calcext:value-type="float">
            <text:p>0</text:p>
          </table:table-cell>
          <table:table-cell table:formula="of:=['TimeLog201502-201712'.B1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1]" office:value-type="float" office:value="0" calcext:value-type="float">
            <text:p>0</text:p>
          </table:table-cell>
          <table:table-cell table:formula="of:=['TimeLog201502-201712'.B1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2]" office:value-type="float" office:value="0" calcext:value-type="float">
            <text:p>0</text:p>
          </table:table-cell>
          <table:table-cell table:formula="of:=['TimeLog201502-201712'.B1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3]" office:value-type="float" office:value="0" calcext:value-type="float">
            <text:p>0</text:p>
          </table:table-cell>
          <table:table-cell table:formula="of:=['TimeLog201502-201712'.B1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4]" office:value-type="float" office:value="0" calcext:value-type="float">
            <text:p>0</text:p>
          </table:table-cell>
          <table:table-cell table:formula="of:=['TimeLog201502-201712'.B1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5]" office:value-type="float" office:value="0" calcext:value-type="float">
            <text:p>0</text:p>
          </table:table-cell>
          <table:table-cell table:formula="of:=['TimeLog201502-201712'.B1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6]" office:value-type="float" office:value="0" calcext:value-type="float">
            <text:p>0</text:p>
          </table:table-cell>
          <table:table-cell table:formula="of:=['TimeLog201502-201712'.B1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7]" office:value-type="float" office:value="0" calcext:value-type="float">
            <text:p>0</text:p>
          </table:table-cell>
          <table:table-cell table:formula="of:=['TimeLog201502-201712'.B1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8]" office:value-type="float" office:value="0" calcext:value-type="float">
            <text:p>0</text:p>
          </table:table-cell>
          <table:table-cell table:formula="of:=['TimeLog201502-201712'.B1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9]" office:value-type="float" office:value="0" calcext:value-type="float">
            <text:p>0</text:p>
          </table:table-cell>
          <table:table-cell table:formula="of:=['TimeLog201502-201712'.B1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0]" office:value-type="float" office:value="0" calcext:value-type="float">
            <text:p>0</text:p>
          </table:table-cell>
          <table:table-cell table:formula="of:=['TimeLog201502-201712'.B1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1]" office:value-type="float" office:value="0" calcext:value-type="float">
            <text:p>0</text:p>
          </table:table-cell>
          <table:table-cell table:formula="of:=['TimeLog201502-201712'.B1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2]" office:value-type="float" office:value="0" calcext:value-type="float">
            <text:p>0</text:p>
          </table:table-cell>
          <table:table-cell table:formula="of:=['TimeLog201502-201712'.B1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3]" office:value-type="float" office:value="0" calcext:value-type="float">
            <text:p>0</text:p>
          </table:table-cell>
          <table:table-cell table:formula="of:=['TimeLog201502-201712'.B1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4]" office:value-type="float" office:value="0" calcext:value-type="float">
            <text:p>0</text:p>
          </table:table-cell>
          <table:table-cell table:formula="of:=['TimeLog201502-201712'.B1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5]" office:value-type="float" office:value="0" calcext:value-type="float">
            <text:p>0</text:p>
          </table:table-cell>
          <table:table-cell table:formula="of:=['TimeLog201502-201712'.B1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6]" office:value-type="float" office:value="0" calcext:value-type="float">
            <text:p>0</text:p>
          </table:table-cell>
          <table:table-cell table:formula="of:=['TimeLog201502-201712'.B1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7]" office:value-type="float" office:value="0" calcext:value-type="float">
            <text:p>0</text:p>
          </table:table-cell>
          <table:table-cell table:formula="of:=['TimeLog201502-201712'.B1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8]" office:value-type="float" office:value="0" calcext:value-type="float">
            <text:p>0</text:p>
          </table:table-cell>
          <table:table-cell table:formula="of:=['TimeLog201502-201712'.B1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9]" office:value-type="float" office:value="0" calcext:value-type="float">
            <text:p>0</text:p>
          </table:table-cell>
          <table:table-cell table:formula="of:=['TimeLog201502-201712'.B1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0]" office:value-type="float" office:value="0" calcext:value-type="float">
            <text:p>0</text:p>
          </table:table-cell>
          <table:table-cell table:formula="of:=['TimeLog201502-201712'.B1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1]" office:value-type="float" office:value="0" calcext:value-type="float">
            <text:p>0</text:p>
          </table:table-cell>
          <table:table-cell table:formula="of:=['TimeLog201502-201712'.B1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2]" office:value-type="float" office:value="0" calcext:value-type="float">
            <text:p>0</text:p>
          </table:table-cell>
          <table:table-cell table:formula="of:=['TimeLog201502-201712'.B1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3]" office:value-type="float" office:value="0" calcext:value-type="float">
            <text:p>0</text:p>
          </table:table-cell>
          <table:table-cell table:formula="of:=['TimeLog201502-201712'.B1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4]" office:value-type="float" office:value="0" calcext:value-type="float">
            <text:p>0</text:p>
          </table:table-cell>
          <table:table-cell table:formula="of:=['TimeLog201502-201712'.B1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5]" office:value-type="float" office:value="0" calcext:value-type="float">
            <text:p>0</text:p>
          </table:table-cell>
          <table:table-cell table:formula="of:=['TimeLog201502-201712'.B1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6]" office:value-type="float" office:value="0" calcext:value-type="float">
            <text:p>0</text:p>
          </table:table-cell>
          <table:table-cell table:formula="of:=['TimeLog201502-201712'.B1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7]" office:value-type="float" office:value="0" calcext:value-type="float">
            <text:p>0</text:p>
          </table:table-cell>
          <table:table-cell table:formula="of:=['TimeLog201502-201712'.B1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8]" office:value-type="float" office:value="0" calcext:value-type="float">
            <text:p>0</text:p>
          </table:table-cell>
          <table:table-cell table:formula="of:=['TimeLog201502-201712'.B1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9]" office:value-type="float" office:value="0" calcext:value-type="float">
            <text:p>0</text:p>
          </table:table-cell>
          <table:table-cell table:formula="of:=['TimeLog201502-201712'.B1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0]" office:value-type="float" office:value="0" calcext:value-type="float">
            <text:p>0</text:p>
          </table:table-cell>
          <table:table-cell table:formula="of:=['TimeLog201502-201712'.B1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1]" office:value-type="float" office:value="0" calcext:value-type="float">
            <text:p>0</text:p>
          </table:table-cell>
          <table:table-cell table:formula="of:=['TimeLog201502-201712'.B1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2]" office:value-type="float" office:value="0" calcext:value-type="float">
            <text:p>0</text:p>
          </table:table-cell>
          <table:table-cell table:formula="of:=['TimeLog201502-201712'.B1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3]" office:value-type="float" office:value="0" calcext:value-type="float">
            <text:p>0</text:p>
          </table:table-cell>
          <table:table-cell table:formula="of:=['TimeLog201502-201712'.B1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4]" office:value-type="float" office:value="0" calcext:value-type="float">
            <text:p>0</text:p>
          </table:table-cell>
          <table:table-cell table:formula="of:=['TimeLog201502-201712'.B1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5]" office:value-type="float" office:value="0" calcext:value-type="float">
            <text:p>0</text:p>
          </table:table-cell>
          <table:table-cell table:formula="of:=['TimeLog201502-201712'.B1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6]" office:value-type="float" office:value="0" calcext:value-type="float">
            <text:p>0</text:p>
          </table:table-cell>
          <table:table-cell table:formula="of:=['TimeLog201502-201712'.B1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7]" office:value-type="float" office:value="0" calcext:value-type="float">
            <text:p>0</text:p>
          </table:table-cell>
          <table:table-cell table:formula="of:=['TimeLog201502-201712'.B1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8]" office:value-type="float" office:value="0" calcext:value-type="float">
            <text:p>0</text:p>
          </table:table-cell>
          <table:table-cell table:formula="of:=['TimeLog201502-201712'.B1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9]" office:value-type="float" office:value="0" calcext:value-type="float">
            <text:p>0</text:p>
          </table:table-cell>
          <table:table-cell table:formula="of:=['TimeLog201502-201712'.B1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0]" office:value-type="float" office:value="0" calcext:value-type="float">
            <text:p>0</text:p>
          </table:table-cell>
          <table:table-cell table:formula="of:=['TimeLog201502-201712'.B1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1]" office:value-type="float" office:value="0" calcext:value-type="float">
            <text:p>0</text:p>
          </table:table-cell>
          <table:table-cell table:formula="of:=['TimeLog201502-201712'.B1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2]" office:value-type="float" office:value="0" calcext:value-type="float">
            <text:p>0</text:p>
          </table:table-cell>
          <table:table-cell table:formula="of:=['TimeLog201502-201712'.B1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3]" office:value-type="float" office:value="0" calcext:value-type="float">
            <text:p>0</text:p>
          </table:table-cell>
          <table:table-cell table:formula="of:=['TimeLog201502-201712'.B1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4]" office:value-type="float" office:value="0" calcext:value-type="float">
            <text:p>0</text:p>
          </table:table-cell>
          <table:table-cell table:formula="of:=['TimeLog201502-201712'.B1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5]" office:value-type="float" office:value="0" calcext:value-type="float">
            <text:p>0</text:p>
          </table:table-cell>
          <table:table-cell table:formula="of:=['TimeLog201502-201712'.B1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6]" office:value-type="float" office:value="0" calcext:value-type="float">
            <text:p>0</text:p>
          </table:table-cell>
          <table:table-cell table:formula="of:=['TimeLog201502-201712'.B1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7]" office:value-type="float" office:value="0" calcext:value-type="float">
            <text:p>0</text:p>
          </table:table-cell>
          <table:table-cell table:formula="of:=['TimeLog201502-201712'.B1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8]" office:value-type="float" office:value="0" calcext:value-type="float">
            <text:p>0</text:p>
          </table:table-cell>
          <table:table-cell table:formula="of:=['TimeLog201502-201712'.B1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9]" office:value-type="float" office:value="0" calcext:value-type="float">
            <text:p>0</text:p>
          </table:table-cell>
          <table:table-cell table:formula="of:=['TimeLog201502-201712'.B1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0]" office:value-type="float" office:value="0" calcext:value-type="float">
            <text:p>0</text:p>
          </table:table-cell>
          <table:table-cell table:formula="of:=['TimeLog201502-201712'.B1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1]" office:value-type="float" office:value="0" calcext:value-type="float">
            <text:p>0</text:p>
          </table:table-cell>
          <table:table-cell table:formula="of:=['TimeLog201502-201712'.B1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2]" office:value-type="float" office:value="0" calcext:value-type="float">
            <text:p>0</text:p>
          </table:table-cell>
          <table:table-cell table:formula="of:=['TimeLog201502-201712'.B1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3]" office:value-type="float" office:value="0" calcext:value-type="float">
            <text:p>0</text:p>
          </table:table-cell>
          <table:table-cell table:formula="of:=['TimeLog201502-201712'.B1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4]" office:value-type="float" office:value="0" calcext:value-type="float">
            <text:p>0</text:p>
          </table:table-cell>
          <table:table-cell table:formula="of:=['TimeLog201502-201712'.B1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5]" office:value-type="float" office:value="0" calcext:value-type="float">
            <text:p>0</text:p>
          </table:table-cell>
          <table:table-cell table:formula="of:=['TimeLog201502-201712'.B1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6]" office:value-type="float" office:value="0" calcext:value-type="float">
            <text:p>0</text:p>
          </table:table-cell>
          <table:table-cell table:formula="of:=['TimeLog201502-201712'.B1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7]" office:value-type="float" office:value="0" calcext:value-type="float">
            <text:p>0</text:p>
          </table:table-cell>
          <table:table-cell table:formula="of:=['TimeLog201502-201712'.B1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8]" office:value-type="float" office:value="0" calcext:value-type="float">
            <text:p>0</text:p>
          </table:table-cell>
          <table:table-cell table:formula="of:=['TimeLog201502-201712'.B1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9]" office:value-type="float" office:value="0" calcext:value-type="float">
            <text:p>0</text:p>
          </table:table-cell>
          <table:table-cell table:formula="of:=['TimeLog201502-201712'.B1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0]" office:value-type="float" office:value="0" calcext:value-type="float">
            <text:p>0</text:p>
          </table:table-cell>
          <table:table-cell table:formula="of:=['TimeLog201502-201712'.B1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1]" office:value-type="float" office:value="0" calcext:value-type="float">
            <text:p>0</text:p>
          </table:table-cell>
          <table:table-cell table:formula="of:=['TimeLog201502-201712'.B1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2]" office:value-type="float" office:value="0" calcext:value-type="float">
            <text:p>0</text:p>
          </table:table-cell>
          <table:table-cell table:formula="of:=['TimeLog201502-201712'.B1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3]" office:value-type="float" office:value="0" calcext:value-type="float">
            <text:p>0</text:p>
          </table:table-cell>
          <table:table-cell table:formula="of:=['TimeLog201502-201712'.B1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4]" office:value-type="float" office:value="0" calcext:value-type="float">
            <text:p>0</text:p>
          </table:table-cell>
          <table:table-cell table:formula="of:=['TimeLog201502-201712'.B1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5]" office:value-type="float" office:value="0" calcext:value-type="float">
            <text:p>0</text:p>
          </table:table-cell>
          <table:table-cell table:formula="of:=['TimeLog201502-201712'.B1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6]" office:value-type="float" office:value="0" calcext:value-type="float">
            <text:p>0</text:p>
          </table:table-cell>
          <table:table-cell table:formula="of:=['TimeLog201502-201712'.B1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7]" office:value-type="float" office:value="0" calcext:value-type="float">
            <text:p>0</text:p>
          </table:table-cell>
          <table:table-cell table:formula="of:=['TimeLog201502-201712'.B1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8]" office:value-type="float" office:value="0" calcext:value-type="float">
            <text:p>0</text:p>
          </table:table-cell>
          <table:table-cell table:formula="of:=['TimeLog201502-201712'.B1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9]" office:value-type="float" office:value="0" calcext:value-type="float">
            <text:p>0</text:p>
          </table:table-cell>
          <table:table-cell table:formula="of:=['TimeLog201502-201712'.B1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0]" office:value-type="float" office:value="0" calcext:value-type="float">
            <text:p>0</text:p>
          </table:table-cell>
          <table:table-cell table:formula="of:=['TimeLog201502-201712'.B1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1]" office:value-type="float" office:value="0" calcext:value-type="float">
            <text:p>0</text:p>
          </table:table-cell>
          <table:table-cell table:formula="of:=['TimeLog201502-201712'.B1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2]" office:value-type="float" office:value="0" calcext:value-type="float">
            <text:p>0</text:p>
          </table:table-cell>
          <table:table-cell table:formula="of:=['TimeLog201502-201712'.B1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3]" office:value-type="float" office:value="0" calcext:value-type="float">
            <text:p>0</text:p>
          </table:table-cell>
          <table:table-cell table:formula="of:=['TimeLog201502-201712'.B1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4]" office:value-type="float" office:value="0" calcext:value-type="float">
            <text:p>0</text:p>
          </table:table-cell>
          <table:table-cell table:formula="of:=['TimeLog201502-201712'.B1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5]" office:value-type="float" office:value="0" calcext:value-type="float">
            <text:p>0</text:p>
          </table:table-cell>
          <table:table-cell table:formula="of:=['TimeLog201502-201712'.B1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6]" office:value-type="float" office:value="0" calcext:value-type="float">
            <text:p>0</text:p>
          </table:table-cell>
          <table:table-cell table:formula="of:=['TimeLog201502-201712'.B1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7]" office:value-type="float" office:value="0" calcext:value-type="float">
            <text:p>0</text:p>
          </table:table-cell>
          <table:table-cell table:formula="of:=['TimeLog201502-201712'.B1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8]" office:value-type="float" office:value="0" calcext:value-type="float">
            <text:p>0</text:p>
          </table:table-cell>
          <table:table-cell table:formula="of:=['TimeLog201502-201712'.B1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9]" office:value-type="float" office:value="0" calcext:value-type="float">
            <text:p>0</text:p>
          </table:table-cell>
          <table:table-cell table:formula="of:=['TimeLog201502-201712'.B1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0]" office:value-type="float" office:value="0" calcext:value-type="float">
            <text:p>0</text:p>
          </table:table-cell>
          <table:table-cell table:formula="of:=['TimeLog201502-201712'.B1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1]" office:value-type="float" office:value="0" calcext:value-type="float">
            <text:p>0</text:p>
          </table:table-cell>
          <table:table-cell table:formula="of:=['TimeLog201502-201712'.B1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2]" office:value-type="float" office:value="0" calcext:value-type="float">
            <text:p>0</text:p>
          </table:table-cell>
          <table:table-cell table:formula="of:=['TimeLog201502-201712'.B1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3]" office:value-type="float" office:value="0" calcext:value-type="float">
            <text:p>0</text:p>
          </table:table-cell>
          <table:table-cell table:formula="of:=['TimeLog201502-201712'.B1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4]" office:value-type="float" office:value="0" calcext:value-type="float">
            <text:p>0</text:p>
          </table:table-cell>
          <table:table-cell table:formula="of:=['TimeLog201502-201712'.B1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5]" office:value-type="float" office:value="0" calcext:value-type="float">
            <text:p>0</text:p>
          </table:table-cell>
          <table:table-cell table:formula="of:=['TimeLog201502-201712'.B1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6]" office:value-type="float" office:value="0" calcext:value-type="float">
            <text:p>0</text:p>
          </table:table-cell>
          <table:table-cell table:formula="of:=['TimeLog201502-201712'.B1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7]" office:value-type="float" office:value="0" calcext:value-type="float">
            <text:p>0</text:p>
          </table:table-cell>
          <table:table-cell table:formula="of:=['TimeLog201502-201712'.B1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8]" office:value-type="float" office:value="0" calcext:value-type="float">
            <text:p>0</text:p>
          </table:table-cell>
          <table:table-cell table:formula="of:=['TimeLog201502-201712'.B1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9]" office:value-type="float" office:value="0" calcext:value-type="float">
            <text:p>0</text:p>
          </table:table-cell>
          <table:table-cell table:formula="of:=['TimeLog201502-201712'.B1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0]" office:value-type="float" office:value="0" calcext:value-type="float">
            <text:p>0</text:p>
          </table:table-cell>
          <table:table-cell table:formula="of:=['TimeLog201502-201712'.B2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1]" office:value-type="float" office:value="0" calcext:value-type="float">
            <text:p>0</text:p>
          </table:table-cell>
          <table:table-cell table:formula="of:=['TimeLog201502-201712'.B2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2]" office:value-type="float" office:value="0" calcext:value-type="float">
            <text:p>0</text:p>
          </table:table-cell>
          <table:table-cell table:formula="of:=['TimeLog201502-201712'.B2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3]" office:value-type="float" office:value="0" calcext:value-type="float">
            <text:p>0</text:p>
          </table:table-cell>
          <table:table-cell table:formula="of:=['TimeLog201502-201712'.B2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4]" office:value-type="float" office:value="0" calcext:value-type="float">
            <text:p>0</text:p>
          </table:table-cell>
          <table:table-cell table:formula="of:=['TimeLog201502-201712'.B2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5]" office:value-type="float" office:value="0" calcext:value-type="float">
            <text:p>0</text:p>
          </table:table-cell>
          <table:table-cell table:formula="of:=['TimeLog201502-201712'.B2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6]" office:value-type="float" office:value="0" calcext:value-type="float">
            <text:p>0</text:p>
          </table:table-cell>
          <table:table-cell table:formula="of:=['TimeLog201502-201712'.B2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7]" office:value-type="float" office:value="0" calcext:value-type="float">
            <text:p>0</text:p>
          </table:table-cell>
          <table:table-cell table:formula="of:=['TimeLog201502-201712'.B2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8]" office:value-type="float" office:value="0" calcext:value-type="float">
            <text:p>0</text:p>
          </table:table-cell>
          <table:table-cell table:formula="of:=['TimeLog201502-201712'.B2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9]" office:value-type="float" office:value="0" calcext:value-type="float">
            <text:p>0</text:p>
          </table:table-cell>
          <table:table-cell table:formula="of:=['TimeLog201502-201712'.B2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0]" office:value-type="float" office:value="0" calcext:value-type="float">
            <text:p>0</text:p>
          </table:table-cell>
          <table:table-cell table:formula="of:=['TimeLog201502-201712'.B2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1]" office:value-type="float" office:value="0" calcext:value-type="float">
            <text:p>0</text:p>
          </table:table-cell>
          <table:table-cell table:formula="of:=['TimeLog201502-201712'.B2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2]" office:value-type="float" office:value="0" calcext:value-type="float">
            <text:p>0</text:p>
          </table:table-cell>
          <table:table-cell table:formula="of:=['TimeLog201502-201712'.B2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3]" office:value-type="float" office:value="0" calcext:value-type="float">
            <text:p>0</text:p>
          </table:table-cell>
          <table:table-cell table:formula="of:=['TimeLog201502-201712'.B2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4]" office:value-type="float" office:value="0" calcext:value-type="float">
            <text:p>0</text:p>
          </table:table-cell>
          <table:table-cell table:formula="of:=['TimeLog201502-201712'.B2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5]" office:value-type="float" office:value="0" calcext:value-type="float">
            <text:p>0</text:p>
          </table:table-cell>
          <table:table-cell table:formula="of:=['TimeLog201502-201712'.B2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6]" office:value-type="float" office:value="0" calcext:value-type="float">
            <text:p>0</text:p>
          </table:table-cell>
          <table:table-cell table:formula="of:=['TimeLog201502-201712'.B2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7]" office:value-type="float" office:value="0" calcext:value-type="float">
            <text:p>0</text:p>
          </table:table-cell>
          <table:table-cell table:formula="of:=['TimeLog201502-201712'.B2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8]" office:value-type="float" office:value="0" calcext:value-type="float">
            <text:p>0</text:p>
          </table:table-cell>
          <table:table-cell table:formula="of:=['TimeLog201502-201712'.B2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9]" office:value-type="float" office:value="0" calcext:value-type="float">
            <text:p>0</text:p>
          </table:table-cell>
          <table:table-cell table:formula="of:=['TimeLog201502-201712'.B2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0]" office:value-type="float" office:value="0" calcext:value-type="float">
            <text:p>0</text:p>
          </table:table-cell>
          <table:table-cell table:formula="of:=['TimeLog201502-201712'.B2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1]" office:value-type="float" office:value="0" calcext:value-type="float">
            <text:p>0</text:p>
          </table:table-cell>
          <table:table-cell table:formula="of:=['TimeLog201502-201712'.B2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2]" office:value-type="float" office:value="0" calcext:value-type="float">
            <text:p>0</text:p>
          </table:table-cell>
          <table:table-cell table:formula="of:=['TimeLog201502-201712'.B2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3]" office:value-type="float" office:value="0" calcext:value-type="float">
            <text:p>0</text:p>
          </table:table-cell>
          <table:table-cell table:formula="of:=['TimeLog201502-201712'.B2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4]" office:value-type="float" office:value="0" calcext:value-type="float">
            <text:p>0</text:p>
          </table:table-cell>
          <table:table-cell table:formula="of:=['TimeLog201502-201712'.B2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5]" office:value-type="float" office:value="0" calcext:value-type="float">
            <text:p>0</text:p>
          </table:table-cell>
          <table:table-cell table:formula="of:=['TimeLog201502-201712'.B2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6]" office:value-type="float" office:value="0" calcext:value-type="float">
            <text:p>0</text:p>
          </table:table-cell>
          <table:table-cell table:formula="of:=['TimeLog201502-201712'.B2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7]" office:value-type="float" office:value="0" calcext:value-type="float">
            <text:p>0</text:p>
          </table:table-cell>
          <table:table-cell table:formula="of:=['TimeLog201502-201712'.B2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8]" office:value-type="float" office:value="0" calcext:value-type="float">
            <text:p>0</text:p>
          </table:table-cell>
          <table:table-cell table:formula="of:=['TimeLog201502-201712'.B2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9]" office:value-type="float" office:value="0" calcext:value-type="float">
            <text:p>0</text:p>
          </table:table-cell>
          <table:table-cell table:formula="of:=['TimeLog201502-201712'.B2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0]" office:value-type="float" office:value="0" calcext:value-type="float">
            <text:p>0</text:p>
          </table:table-cell>
          <table:table-cell table:formula="of:=['TimeLog201502-201712'.B2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1]" office:value-type="float" office:value="0" calcext:value-type="float">
            <text:p>0</text:p>
          </table:table-cell>
          <table:table-cell table:formula="of:=['TimeLog201502-201712'.B2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2]" office:value-type="float" office:value="0" calcext:value-type="float">
            <text:p>0</text:p>
          </table:table-cell>
          <table:table-cell table:formula="of:=['TimeLog201502-201712'.B2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3]" office:value-type="float" office:value="0" calcext:value-type="float">
            <text:p>0</text:p>
          </table:table-cell>
          <table:table-cell table:formula="of:=['TimeLog201502-201712'.B2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4]" office:value-type="float" office:value="0" calcext:value-type="float">
            <text:p>0</text:p>
          </table:table-cell>
          <table:table-cell table:formula="of:=['TimeLog201502-201712'.B2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5]" office:value-type="float" office:value="0" calcext:value-type="float">
            <text:p>0</text:p>
          </table:table-cell>
          <table:table-cell table:formula="of:=['TimeLog201502-201712'.B2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6]" office:value-type="float" office:value="0" calcext:value-type="float">
            <text:p>0</text:p>
          </table:table-cell>
          <table:table-cell table:formula="of:=['TimeLog201502-201712'.B2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7]" office:value-type="float" office:value="0" calcext:value-type="float">
            <text:p>0</text:p>
          </table:table-cell>
          <table:table-cell table:formula="of:=['TimeLog201502-201712'.B2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8]" office:value-type="float" office:value="0" calcext:value-type="float">
            <text:p>0</text:p>
          </table:table-cell>
          <table:table-cell table:formula="of:=['TimeLog201502-201712'.B2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9]" office:value-type="float" office:value="0" calcext:value-type="float">
            <text:p>0</text:p>
          </table:table-cell>
          <table:table-cell table:formula="of:=['TimeLog201502-201712'.B2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0]" office:value-type="float" office:value="0" calcext:value-type="float">
            <text:p>0</text:p>
          </table:table-cell>
          <table:table-cell table:formula="of:=['TimeLog201502-201712'.B2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1]" office:value-type="float" office:value="0" calcext:value-type="float">
            <text:p>0</text:p>
          </table:table-cell>
          <table:table-cell table:formula="of:=['TimeLog201502-201712'.B2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2]" office:value-type="float" office:value="0" calcext:value-type="float">
            <text:p>0</text:p>
          </table:table-cell>
          <table:table-cell table:formula="of:=['TimeLog201502-201712'.B2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3]" office:value-type="float" office:value="0" calcext:value-type="float">
            <text:p>0</text:p>
          </table:table-cell>
          <table:table-cell table:formula="of:=['TimeLog201502-201712'.B2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4]" office:value-type="float" office:value="0" calcext:value-type="float">
            <text:p>0</text:p>
          </table:table-cell>
          <table:table-cell table:formula="of:=['TimeLog201502-201712'.B2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5]" office:value-type="float" office:value="0" calcext:value-type="float">
            <text:p>0</text:p>
          </table:table-cell>
          <table:table-cell table:formula="of:=['TimeLog201502-201712'.B2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6]" office:value-type="float" office:value="0" calcext:value-type="float">
            <text:p>0</text:p>
          </table:table-cell>
          <table:table-cell table:formula="of:=['TimeLog201502-201712'.B2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7]" office:value-type="float" office:value="0" calcext:value-type="float">
            <text:p>0</text:p>
          </table:table-cell>
          <table:table-cell table:formula="of:=['TimeLog201502-201712'.B2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8]" office:value-type="float" office:value="0" calcext:value-type="float">
            <text:p>0</text:p>
          </table:table-cell>
          <table:table-cell table:formula="of:=['TimeLog201502-201712'.B2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9]" office:value-type="float" office:value="0" calcext:value-type="float">
            <text:p>0</text:p>
          </table:table-cell>
          <table:table-cell table:formula="of:=['TimeLog201502-201712'.B2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0]" office:value-type="float" office:value="0" calcext:value-type="float">
            <text:p>0</text:p>
          </table:table-cell>
          <table:table-cell table:formula="of:=['TimeLog201502-201712'.B2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1]" office:value-type="float" office:value="0" calcext:value-type="float">
            <text:p>0</text:p>
          </table:table-cell>
          <table:table-cell table:formula="of:=['TimeLog201502-201712'.B2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2]" office:value-type="float" office:value="0" calcext:value-type="float">
            <text:p>0</text:p>
          </table:table-cell>
          <table:table-cell table:formula="of:=['TimeLog201502-201712'.B2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3]" office:value-type="float" office:value="0" calcext:value-type="float">
            <text:p>0</text:p>
          </table:table-cell>
          <table:table-cell table:formula="of:=['TimeLog201502-201712'.B2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4]" office:value-type="float" office:value="0" calcext:value-type="float">
            <text:p>0</text:p>
          </table:table-cell>
          <table:table-cell table:formula="of:=['TimeLog201502-201712'.B2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5]" office:value-type="float" office:value="0" calcext:value-type="float">
            <text:p>0</text:p>
          </table:table-cell>
          <table:table-cell table:formula="of:=['TimeLog201502-201712'.B2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6]" office:value-type="float" office:value="0" calcext:value-type="float">
            <text:p>0</text:p>
          </table:table-cell>
          <table:table-cell table:formula="of:=['TimeLog201502-201712'.B2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7]" office:value-type="float" office:value="0" calcext:value-type="float">
            <text:p>0</text:p>
          </table:table-cell>
          <table:table-cell table:formula="of:=['TimeLog201502-201712'.B2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8]" office:value-type="float" office:value="0" calcext:value-type="float">
            <text:p>0</text:p>
          </table:table-cell>
          <table:table-cell table:formula="of:=['TimeLog201502-201712'.B2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9]" office:value-type="float" office:value="0" calcext:value-type="float">
            <text:p>0</text:p>
          </table:table-cell>
          <table:table-cell table:formula="of:=['TimeLog201502-201712'.B2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0]" office:value-type="float" office:value="0" calcext:value-type="float">
            <text:p>0</text:p>
          </table:table-cell>
          <table:table-cell table:formula="of:=['TimeLog201502-201712'.B2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1]" office:value-type="float" office:value="0" calcext:value-type="float">
            <text:p>0</text:p>
          </table:table-cell>
          <table:table-cell table:formula="of:=['TimeLog201502-201712'.B2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2]" office:value-type="float" office:value="0" calcext:value-type="float">
            <text:p>0</text:p>
          </table:table-cell>
          <table:table-cell table:formula="of:=['TimeLog201502-201712'.B2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3]" office:value-type="float" office:value="0" calcext:value-type="float">
            <text:p>0</text:p>
          </table:table-cell>
          <table:table-cell table:formula="of:=['TimeLog201502-201712'.B2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4]" office:value-type="float" office:value="0" calcext:value-type="float">
            <text:p>0</text:p>
          </table:table-cell>
          <table:table-cell table:formula="of:=['TimeLog201502-201712'.B2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5]" office:value-type="float" office:value="0" calcext:value-type="float">
            <text:p>0</text:p>
          </table:table-cell>
          <table:table-cell table:formula="of:=['TimeLog201502-201712'.B2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6]" office:value-type="float" office:value="0" calcext:value-type="float">
            <text:p>0</text:p>
          </table:table-cell>
          <table:table-cell table:formula="of:=['TimeLog201502-201712'.B2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7]" office:value-type="float" office:value="0" calcext:value-type="float">
            <text:p>0</text:p>
          </table:table-cell>
          <table:table-cell table:formula="of:=['TimeLog201502-201712'.B2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8]" office:value-type="float" office:value="0" calcext:value-type="float">
            <text:p>0</text:p>
          </table:table-cell>
          <table:table-cell table:formula="of:=['TimeLog201502-201712'.B2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9]" office:value-type="float" office:value="0" calcext:value-type="float">
            <text:p>0</text:p>
          </table:table-cell>
          <table:table-cell table:formula="of:=['TimeLog201502-201712'.B2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0]" office:value-type="float" office:value="0" calcext:value-type="float">
            <text:p>0</text:p>
          </table:table-cell>
          <table:table-cell table:formula="of:=['TimeLog201502-201712'.B2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1]" office:value-type="float" office:value="0" calcext:value-type="float">
            <text:p>0</text:p>
          </table:table-cell>
          <table:table-cell table:formula="of:=['TimeLog201502-201712'.B2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2]" office:value-type="float" office:value="0" calcext:value-type="float">
            <text:p>0</text:p>
          </table:table-cell>
          <table:table-cell table:formula="of:=['TimeLog201502-201712'.B2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3]" office:value-type="float" office:value="0" calcext:value-type="float">
            <text:p>0</text:p>
          </table:table-cell>
          <table:table-cell table:formula="of:=['TimeLog201502-201712'.B2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4]" office:value-type="float" office:value="0" calcext:value-type="float">
            <text:p>0</text:p>
          </table:table-cell>
          <table:table-cell table:formula="of:=['TimeLog201502-201712'.B2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5]" office:value-type="float" office:value="0" calcext:value-type="float">
            <text:p>0</text:p>
          </table:table-cell>
          <table:table-cell table:formula="of:=['TimeLog201502-201712'.B2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6]" office:value-type="float" office:value="0" calcext:value-type="float">
            <text:p>0</text:p>
          </table:table-cell>
          <table:table-cell table:formula="of:=['TimeLog201502-201712'.B2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7]" office:value-type="float" office:value="0" calcext:value-type="float">
            <text:p>0</text:p>
          </table:table-cell>
          <table:table-cell table:formula="of:=['TimeLog201502-201712'.B2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8]" office:value-type="float" office:value="0" calcext:value-type="float">
            <text:p>0</text:p>
          </table:table-cell>
          <table:table-cell table:formula="of:=['TimeLog201502-201712'.B2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9]" office:value-type="float" office:value="0" calcext:value-type="float">
            <text:p>0</text:p>
          </table:table-cell>
          <table:table-cell table:formula="of:=['TimeLog201502-201712'.B2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0]" office:value-type="float" office:value="0" calcext:value-type="float">
            <text:p>0</text:p>
          </table:table-cell>
          <table:table-cell table:formula="of:=['TimeLog201502-201712'.B2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1]" office:value-type="float" office:value="0" calcext:value-type="float">
            <text:p>0</text:p>
          </table:table-cell>
          <table:table-cell table:formula="of:=['TimeLog201502-201712'.B2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2]" office:value-type="float" office:value="0" calcext:value-type="float">
            <text:p>0</text:p>
          </table:table-cell>
          <table:table-cell table:formula="of:=['TimeLog201502-201712'.B2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3]" office:value-type="float" office:value="0" calcext:value-type="float">
            <text:p>0</text:p>
          </table:table-cell>
          <table:table-cell table:formula="of:=['TimeLog201502-201712'.B2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4]" office:value-type="float" office:value="0" calcext:value-type="float">
            <text:p>0</text:p>
          </table:table-cell>
          <table:table-cell table:formula="of:=['TimeLog201502-201712'.B2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5]" office:value-type="float" office:value="0" calcext:value-type="float">
            <text:p>0</text:p>
          </table:table-cell>
          <table:table-cell table:formula="of:=['TimeLog201502-201712'.B2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6]" office:value-type="float" office:value="0" calcext:value-type="float">
            <text:p>0</text:p>
          </table:table-cell>
          <table:table-cell table:formula="of:=['TimeLog201502-201712'.B2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7]" office:value-type="float" office:value="0" calcext:value-type="float">
            <text:p>0</text:p>
          </table:table-cell>
          <table:table-cell table:formula="of:=['TimeLog201502-201712'.B2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8]" office:value-type="float" office:value="0" calcext:value-type="float">
            <text:p>0</text:p>
          </table:table-cell>
          <table:table-cell table:formula="of:=['TimeLog201502-201712'.B2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9]" office:value-type="float" office:value="0" calcext:value-type="float">
            <text:p>0</text:p>
          </table:table-cell>
          <table:table-cell table:formula="of:=['TimeLog201502-201712'.B2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0]" office:value-type="float" office:value="0" calcext:value-type="float">
            <text:p>0</text:p>
          </table:table-cell>
          <table:table-cell table:formula="of:=['TimeLog201502-201712'.B2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1]" office:value-type="float" office:value="0" calcext:value-type="float">
            <text:p>0</text:p>
          </table:table-cell>
          <table:table-cell table:formula="of:=['TimeLog201502-201712'.B2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2]" office:value-type="float" office:value="0" calcext:value-type="float">
            <text:p>0</text:p>
          </table:table-cell>
          <table:table-cell table:formula="of:=['TimeLog201502-201712'.B2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3]" office:value-type="float" office:value="0" calcext:value-type="float">
            <text:p>0</text:p>
          </table:table-cell>
          <table:table-cell table:formula="of:=['TimeLog201502-201712'.B2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4]" office:value-type="float" office:value="0" calcext:value-type="float">
            <text:p>0</text:p>
          </table:table-cell>
          <table:table-cell table:formula="of:=['TimeLog201502-201712'.B2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5]" office:value-type="float" office:value="0" calcext:value-type="float">
            <text:p>0</text:p>
          </table:table-cell>
          <table:table-cell table:formula="of:=['TimeLog201502-201712'.B2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6]" office:value-type="float" office:value="0" calcext:value-type="float">
            <text:p>0</text:p>
          </table:table-cell>
          <table:table-cell table:formula="of:=['TimeLog201502-201712'.B2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7]" office:value-type="float" office:value="0" calcext:value-type="float">
            <text:p>0</text:p>
          </table:table-cell>
          <table:table-cell table:formula="of:=['TimeLog201502-201712'.B2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8]" office:value-type="float" office:value="0" calcext:value-type="float">
            <text:p>0</text:p>
          </table:table-cell>
          <table:table-cell table:formula="of:=['TimeLog201502-201712'.B2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9]" office:value-type="float" office:value="0" calcext:value-type="float">
            <text:p>0</text:p>
          </table:table-cell>
          <table:table-cell table:formula="of:=['TimeLog201502-201712'.B2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0]" office:value-type="float" office:value="0" calcext:value-type="float">
            <text:p>0</text:p>
          </table:table-cell>
          <table:table-cell table:formula="of:=['TimeLog201502-201712'.B3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1]" office:value-type="float" office:value="0" calcext:value-type="float">
            <text:p>0</text:p>
          </table:table-cell>
          <table:table-cell table:formula="of:=['TimeLog201502-201712'.B3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2]" office:value-type="float" office:value="0" calcext:value-type="float">
            <text:p>0</text:p>
          </table:table-cell>
          <table:table-cell table:formula="of:=['TimeLog201502-201712'.B3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3]" office:value-type="float" office:value="0" calcext:value-type="float">
            <text:p>0</text:p>
          </table:table-cell>
          <table:table-cell table:formula="of:=['TimeLog201502-201712'.B3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4]" office:value-type="float" office:value="0" calcext:value-type="float">
            <text:p>0</text:p>
          </table:table-cell>
          <table:table-cell table:formula="of:=['TimeLog201502-201712'.B3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5]" office:value-type="float" office:value="0" calcext:value-type="float">
            <text:p>0</text:p>
          </table:table-cell>
          <table:table-cell table:formula="of:=['TimeLog201502-201712'.B3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6]" office:value-type="float" office:value="0" calcext:value-type="float">
            <text:p>0</text:p>
          </table:table-cell>
          <table:table-cell table:formula="of:=['TimeLog201502-201712'.B3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7]" office:value-type="float" office:value="0" calcext:value-type="float">
            <text:p>0</text:p>
          </table:table-cell>
          <table:table-cell table:formula="of:=['TimeLog201502-201712'.B3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8]" office:value-type="float" office:value="0" calcext:value-type="float">
            <text:p>0</text:p>
          </table:table-cell>
          <table:table-cell table:formula="of:=['TimeLog201502-201712'.B3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9]" office:value-type="float" office:value="0" calcext:value-type="float">
            <text:p>0</text:p>
          </table:table-cell>
          <table:table-cell table:formula="of:=['TimeLog201502-201712'.B3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0]" office:value-type="float" office:value="0" calcext:value-type="float">
            <text:p>0</text:p>
          </table:table-cell>
          <table:table-cell table:formula="of:=['TimeLog201502-201712'.B3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1]" office:value-type="float" office:value="0" calcext:value-type="float">
            <text:p>0</text:p>
          </table:table-cell>
          <table:table-cell table:formula="of:=['TimeLog201502-201712'.B3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2]" office:value-type="float" office:value="0" calcext:value-type="float">
            <text:p>0</text:p>
          </table:table-cell>
          <table:table-cell table:formula="of:=['TimeLog201502-201712'.B3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3]" office:value-type="float" office:value="0" calcext:value-type="float">
            <text:p>0</text:p>
          </table:table-cell>
          <table:table-cell table:formula="of:=['TimeLog201502-201712'.B3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4]" office:value-type="float" office:value="0" calcext:value-type="float">
            <text:p>0</text:p>
          </table:table-cell>
          <table:table-cell table:formula="of:=['TimeLog201502-201712'.B3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5]" office:value-type="float" office:value="0" calcext:value-type="float">
            <text:p>0</text:p>
          </table:table-cell>
          <table:table-cell table:formula="of:=['TimeLog201502-201712'.B3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6]" office:value-type="float" office:value="0" calcext:value-type="float">
            <text:p>0</text:p>
          </table:table-cell>
          <table:table-cell table:formula="of:=['TimeLog201502-201712'.B3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7]" office:value-type="float" office:value="0" calcext:value-type="float">
            <text:p>0</text:p>
          </table:table-cell>
          <table:table-cell table:formula="of:=['TimeLog201502-201712'.B3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8]" office:value-type="float" office:value="0" calcext:value-type="float">
            <text:p>0</text:p>
          </table:table-cell>
          <table:table-cell table:formula="of:=['TimeLog201502-201712'.B3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9]" office:value-type="float" office:value="0" calcext:value-type="float">
            <text:p>0</text:p>
          </table:table-cell>
          <table:table-cell table:formula="of:=['TimeLog201502-201712'.B3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0]" office:value-type="float" office:value="0" calcext:value-type="float">
            <text:p>0</text:p>
          </table:table-cell>
          <table:table-cell table:formula="of:=['TimeLog201502-201712'.B3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1]" office:value-type="float" office:value="0" calcext:value-type="float">
            <text:p>0</text:p>
          </table:table-cell>
          <table:table-cell table:formula="of:=['TimeLog201502-201712'.B3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2]" office:value-type="float" office:value="0" calcext:value-type="float">
            <text:p>0</text:p>
          </table:table-cell>
          <table:table-cell table:formula="of:=['TimeLog201502-201712'.B3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3]" office:value-type="float" office:value="0" calcext:value-type="float">
            <text:p>0</text:p>
          </table:table-cell>
          <table:table-cell table:formula="of:=['TimeLog201502-201712'.B3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4]" office:value-type="float" office:value="0" calcext:value-type="float">
            <text:p>0</text:p>
          </table:table-cell>
          <table:table-cell table:formula="of:=['TimeLog201502-201712'.B3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5]" office:value-type="float" office:value="0" calcext:value-type="float">
            <text:p>0</text:p>
          </table:table-cell>
          <table:table-cell table:formula="of:=['TimeLog201502-201712'.B3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6]" office:value-type="float" office:value="0" calcext:value-type="float">
            <text:p>0</text:p>
          </table:table-cell>
          <table:table-cell table:formula="of:=['TimeLog201502-201712'.B3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7]" office:value-type="float" office:value="0" calcext:value-type="float">
            <text:p>0</text:p>
          </table:table-cell>
          <table:table-cell table:formula="of:=['TimeLog201502-201712'.B3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8]" office:value-type="float" office:value="0" calcext:value-type="float">
            <text:p>0</text:p>
          </table:table-cell>
          <table:table-cell table:formula="of:=['TimeLog201502-201712'.B3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9]" office:value-type="float" office:value="0" calcext:value-type="float">
            <text:p>0</text:p>
          </table:table-cell>
          <table:table-cell table:formula="of:=['TimeLog201502-201712'.B3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0]" office:value-type="float" office:value="0" calcext:value-type="float">
            <text:p>0</text:p>
          </table:table-cell>
          <table:table-cell table:formula="of:=['TimeLog201502-201712'.B3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1]" office:value-type="float" office:value="0" calcext:value-type="float">
            <text:p>0</text:p>
          </table:table-cell>
          <table:table-cell table:formula="of:=['TimeLog201502-201712'.B3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2]" office:value-type="float" office:value="0" calcext:value-type="float">
            <text:p>0</text:p>
          </table:table-cell>
          <table:table-cell table:formula="of:=['TimeLog201502-201712'.B3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3]" office:value-type="float" office:value="0" calcext:value-type="float">
            <text:p>0</text:p>
          </table:table-cell>
          <table:table-cell table:formula="of:=['TimeLog201502-201712'.B3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4]" office:value-type="float" office:value="0" calcext:value-type="float">
            <text:p>0</text:p>
          </table:table-cell>
          <table:table-cell table:formula="of:=['TimeLog201502-201712'.B3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5]" office:value-type="float" office:value="0" calcext:value-type="float">
            <text:p>0</text:p>
          </table:table-cell>
          <table:table-cell table:formula="of:=['TimeLog201502-201712'.B3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6]" office:value-type="float" office:value="0" calcext:value-type="float">
            <text:p>0</text:p>
          </table:table-cell>
          <table:table-cell table:formula="of:=['TimeLog201502-201712'.B3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7]" office:value-type="float" office:value="0" calcext:value-type="float">
            <text:p>0</text:p>
          </table:table-cell>
          <table:table-cell table:formula="of:=['TimeLog201502-201712'.B3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8]" office:value-type="float" office:value="0" calcext:value-type="float">
            <text:p>0</text:p>
          </table:table-cell>
          <table:table-cell table:formula="of:=['TimeLog201502-201712'.B3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9]" office:value-type="float" office:value="0" calcext:value-type="float">
            <text:p>0</text:p>
          </table:table-cell>
          <table:table-cell table:formula="of:=['TimeLog201502-201712'.B3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0]" office:value-type="float" office:value="0" calcext:value-type="float">
            <text:p>0</text:p>
          </table:table-cell>
          <table:table-cell table:formula="of:=['TimeLog201502-201712'.B3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1]" office:value-type="float" office:value="0" calcext:value-type="float">
            <text:p>0</text:p>
          </table:table-cell>
          <table:table-cell table:formula="of:=['TimeLog201502-201712'.B3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2]" office:value-type="float" office:value="0" calcext:value-type="float">
            <text:p>0</text:p>
          </table:table-cell>
          <table:table-cell table:formula="of:=['TimeLog201502-201712'.B3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3]" office:value-type="float" office:value="0" calcext:value-type="float">
            <text:p>0</text:p>
          </table:table-cell>
          <table:table-cell table:formula="of:=['TimeLog201502-201712'.B3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4]" office:value-type="float" office:value="0" calcext:value-type="float">
            <text:p>0</text:p>
          </table:table-cell>
          <table:table-cell table:formula="of:=['TimeLog201502-201712'.B3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5]" office:value-type="float" office:value="0" calcext:value-type="float">
            <text:p>0</text:p>
          </table:table-cell>
          <table:table-cell table:formula="of:=['TimeLog201502-201712'.B3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6]" office:value-type="float" office:value="0" calcext:value-type="float">
            <text:p>0</text:p>
          </table:table-cell>
          <table:table-cell table:formula="of:=['TimeLog201502-201712'.B3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7]" office:value-type="float" office:value="0" calcext:value-type="float">
            <text:p>0</text:p>
          </table:table-cell>
          <table:table-cell table:formula="of:=['TimeLog201502-201712'.B3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8]" office:value-type="float" office:value="0" calcext:value-type="float">
            <text:p>0</text:p>
          </table:table-cell>
          <table:table-cell table:formula="of:=['TimeLog201502-201712'.B3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9]" office:value-type="float" office:value="0" calcext:value-type="float">
            <text:p>0</text:p>
          </table:table-cell>
          <table:table-cell table:formula="of:=['TimeLog201502-201712'.B3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0]" office:value-type="float" office:value="0" calcext:value-type="float">
            <text:p>0</text:p>
          </table:table-cell>
          <table:table-cell table:formula="of:=['TimeLog201502-201712'.B3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1]" office:value-type="float" office:value="0" calcext:value-type="float">
            <text:p>0</text:p>
          </table:table-cell>
          <table:table-cell table:formula="of:=['TimeLog201502-201712'.B3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2]" office:value-type="float" office:value="0" calcext:value-type="float">
            <text:p>0</text:p>
          </table:table-cell>
          <table:table-cell table:formula="of:=['TimeLog201502-201712'.B3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3]" office:value-type="float" office:value="0" calcext:value-type="float">
            <text:p>0</text:p>
          </table:table-cell>
          <table:table-cell table:formula="of:=['TimeLog201502-201712'.B3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4]" office:value-type="float" office:value="0" calcext:value-type="float">
            <text:p>0</text:p>
          </table:table-cell>
          <table:table-cell table:formula="of:=['TimeLog201502-201712'.B3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5]" office:value-type="float" office:value="0" calcext:value-type="float">
            <text:p>0</text:p>
          </table:table-cell>
          <table:table-cell table:formula="of:=['TimeLog201502-201712'.B3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6]" office:value-type="float" office:value="0" calcext:value-type="float">
            <text:p>0</text:p>
          </table:table-cell>
          <table:table-cell table:formula="of:=['TimeLog201502-201712'.B3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7]" office:value-type="float" office:value="0" calcext:value-type="float">
            <text:p>0</text:p>
          </table:table-cell>
          <table:table-cell table:formula="of:=['TimeLog201502-201712'.B3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8]" office:value-type="float" office:value="0" calcext:value-type="float">
            <text:p>0</text:p>
          </table:table-cell>
          <table:table-cell table:formula="of:=['TimeLog201502-201712'.B3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9]" office:value-type="float" office:value="0" calcext:value-type="float">
            <text:p>0</text:p>
          </table:table-cell>
          <table:table-cell table:formula="of:=['TimeLog201502-201712'.B3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0]" office:value-type="float" office:value="0" calcext:value-type="float">
            <text:p>0</text:p>
          </table:table-cell>
          <table:table-cell table:formula="of:=['TimeLog201502-201712'.B3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1]" office:value-type="float" office:value="0" calcext:value-type="float">
            <text:p>0</text:p>
          </table:table-cell>
          <table:table-cell table:formula="of:=['TimeLog201502-201712'.B3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2]" office:value-type="float" office:value="0" calcext:value-type="float">
            <text:p>0</text:p>
          </table:table-cell>
          <table:table-cell table:formula="of:=['TimeLog201502-201712'.B3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3]" office:value-type="float" office:value="0" calcext:value-type="float">
            <text:p>0</text:p>
          </table:table-cell>
          <table:table-cell table:formula="of:=['TimeLog201502-201712'.B3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4]" office:value-type="float" office:value="0" calcext:value-type="float">
            <text:p>0</text:p>
          </table:table-cell>
          <table:table-cell table:formula="of:=['TimeLog201502-201712'.B3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5]" office:value-type="float" office:value="0" calcext:value-type="float">
            <text:p>0</text:p>
          </table:table-cell>
          <table:table-cell table:formula="of:=['TimeLog201502-201712'.B3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6]" office:value-type="float" office:value="0" calcext:value-type="float">
            <text:p>0</text:p>
          </table:table-cell>
          <table:table-cell table:formula="of:=['TimeLog201502-201712'.B3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7]" office:value-type="float" office:value="0" calcext:value-type="float">
            <text:p>0</text:p>
          </table:table-cell>
          <table:table-cell table:formula="of:=['TimeLog201502-201712'.B3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8]" office:value-type="float" office:value="0" calcext:value-type="float">
            <text:p>0</text:p>
          </table:table-cell>
          <table:table-cell table:formula="of:=['TimeLog201502-201712'.B3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9]" office:value-type="float" office:value="0" calcext:value-type="float">
            <text:p>0</text:p>
          </table:table-cell>
          <table:table-cell table:formula="of:=['TimeLog201502-201712'.B3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0]" office:value-type="float" office:value="0" calcext:value-type="float">
            <text:p>0</text:p>
          </table:table-cell>
          <table:table-cell table:formula="of:=['TimeLog201502-201712'.B3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1]" office:value-type="float" office:value="0" calcext:value-type="float">
            <text:p>0</text:p>
          </table:table-cell>
          <table:table-cell table:formula="of:=['TimeLog201502-201712'.B3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2]" office:value-type="float" office:value="0" calcext:value-type="float">
            <text:p>0</text:p>
          </table:table-cell>
          <table:table-cell table:formula="of:=['TimeLog201502-201712'.B3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3]" office:value-type="float" office:value="0" calcext:value-type="float">
            <text:p>0</text:p>
          </table:table-cell>
          <table:table-cell table:formula="of:=['TimeLog201502-201712'.B3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4]" office:value-type="float" office:value="0" calcext:value-type="float">
            <text:p>0</text:p>
          </table:table-cell>
          <table:table-cell table:formula="of:=['TimeLog201502-201712'.B3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5]" office:value-type="float" office:value="0" calcext:value-type="float">
            <text:p>0</text:p>
          </table:table-cell>
          <table:table-cell table:formula="of:=['TimeLog201502-201712'.B3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6]" office:value-type="float" office:value="0" calcext:value-type="float">
            <text:p>0</text:p>
          </table:table-cell>
          <table:table-cell table:formula="of:=['TimeLog201502-201712'.B3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7]" office:value-type="float" office:value="0" calcext:value-type="float">
            <text:p>0</text:p>
          </table:table-cell>
          <table:table-cell table:formula="of:=['TimeLog201502-201712'.B3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8]" office:value-type="float" office:value="0" calcext:value-type="float">
            <text:p>0</text:p>
          </table:table-cell>
          <table:table-cell table:formula="of:=['TimeLog201502-201712'.B3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9]" office:value-type="float" office:value="0" calcext:value-type="float">
            <text:p>0</text:p>
          </table:table-cell>
          <table:table-cell table:formula="of:=['TimeLog201502-201712'.B3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0]" office:value-type="float" office:value="0" calcext:value-type="float">
            <text:p>0</text:p>
          </table:table-cell>
          <table:table-cell table:formula="of:=['TimeLog201502-201712'.B3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1]" office:value-type="float" office:value="0" calcext:value-type="float">
            <text:p>0</text:p>
          </table:table-cell>
          <table:table-cell table:formula="of:=['TimeLog201502-201712'.B3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2]" office:value-type="float" office:value="0" calcext:value-type="float">
            <text:p>0</text:p>
          </table:table-cell>
          <table:table-cell table:formula="of:=['TimeLog201502-201712'.B3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3]" office:value-type="float" office:value="0" calcext:value-type="float">
            <text:p>0</text:p>
          </table:table-cell>
          <table:table-cell table:formula="of:=['TimeLog201502-201712'.B3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4]" office:value-type="float" office:value="0" calcext:value-type="float">
            <text:p>0</text:p>
          </table:table-cell>
          <table:table-cell table:formula="of:=['TimeLog201502-201712'.B3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5]" office:value-type="float" office:value="0" calcext:value-type="float">
            <text:p>0</text:p>
          </table:table-cell>
          <table:table-cell table:formula="of:=['TimeLog201502-201712'.B3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6]" office:value-type="float" office:value="0" calcext:value-type="float">
            <text:p>0</text:p>
          </table:table-cell>
          <table:table-cell table:formula="of:=['TimeLog201502-201712'.B3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7]" office:value-type="float" office:value="0" calcext:value-type="float">
            <text:p>0</text:p>
          </table:table-cell>
          <table:table-cell table:formula="of:=['TimeLog201502-201712'.B3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8]" office:value-type="float" office:value="0" calcext:value-type="float">
            <text:p>0</text:p>
          </table:table-cell>
          <table:table-cell table:formula="of:=['TimeLog201502-201712'.B3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9]" office:value-type="float" office:value="0" calcext:value-type="float">
            <text:p>0</text:p>
          </table:table-cell>
          <table:table-cell table:formula="of:=['TimeLog201502-201712'.B3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0]" office:value-type="float" office:value="0" calcext:value-type="float">
            <text:p>0</text:p>
          </table:table-cell>
          <table:table-cell table:formula="of:=['TimeLog201502-201712'.B3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1]" office:value-type="float" office:value="0" calcext:value-type="float">
            <text:p>0</text:p>
          </table:table-cell>
          <table:table-cell table:formula="of:=['TimeLog201502-201712'.B3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2]" office:value-type="float" office:value="0" calcext:value-type="float">
            <text:p>0</text:p>
          </table:table-cell>
          <table:table-cell table:formula="of:=['TimeLog201502-201712'.B3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3]" office:value-type="float" office:value="0" calcext:value-type="float">
            <text:p>0</text:p>
          </table:table-cell>
          <table:table-cell table:formula="of:=['TimeLog201502-201712'.B3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4]" office:value-type="float" office:value="0" calcext:value-type="float">
            <text:p>0</text:p>
          </table:table-cell>
          <table:table-cell table:formula="of:=['TimeLog201502-201712'.B3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5]" office:value-type="float" office:value="0" calcext:value-type="float">
            <text:p>0</text:p>
          </table:table-cell>
          <table:table-cell table:formula="of:=['TimeLog201502-201712'.B3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6]" office:value-type="float" office:value="0" calcext:value-type="float">
            <text:p>0</text:p>
          </table:table-cell>
          <table:table-cell table:formula="of:=['TimeLog201502-201712'.B3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7]" office:value-type="float" office:value="0" calcext:value-type="float">
            <text:p>0</text:p>
          </table:table-cell>
          <table:table-cell table:formula="of:=['TimeLog201502-201712'.B3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8]" office:value-type="float" office:value="0" calcext:value-type="float">
            <text:p>0</text:p>
          </table:table-cell>
          <table:table-cell table:formula="of:=['TimeLog201502-201712'.B3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9]" office:value-type="float" office:value="0" calcext:value-type="float">
            <text:p>0</text:p>
          </table:table-cell>
          <table:table-cell table:formula="of:=['TimeLog201502-201712'.B3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0]" office:value-type="float" office:value="0" calcext:value-type="float">
            <text:p>0</text:p>
          </table:table-cell>
          <table:table-cell table:formula="of:=['TimeLog201502-201712'.B4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1]" office:value-type="float" office:value="0" calcext:value-type="float">
            <text:p>0</text:p>
          </table:table-cell>
          <table:table-cell table:formula="of:=['TimeLog201502-201712'.B4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2]" office:value-type="float" office:value="0" calcext:value-type="float">
            <text:p>0</text:p>
          </table:table-cell>
          <table:table-cell table:formula="of:=['TimeLog201502-201712'.B4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3]" office:value-type="float" office:value="0" calcext:value-type="float">
            <text:p>0</text:p>
          </table:table-cell>
          <table:table-cell table:formula="of:=['TimeLog201502-201712'.B4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4]" office:value-type="float" office:value="0" calcext:value-type="float">
            <text:p>0</text:p>
          </table:table-cell>
          <table:table-cell table:formula="of:=['TimeLog201502-201712'.B4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5]" office:value-type="float" office:value="0" calcext:value-type="float">
            <text:p>0</text:p>
          </table:table-cell>
          <table:table-cell table:formula="of:=['TimeLog201502-201712'.B4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6]" office:value-type="float" office:value="0" calcext:value-type="float">
            <text:p>0</text:p>
          </table:table-cell>
          <table:table-cell table:formula="of:=['TimeLog201502-201712'.B4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7]" office:value-type="float" office:value="0" calcext:value-type="float">
            <text:p>0</text:p>
          </table:table-cell>
          <table:table-cell table:formula="of:=['TimeLog201502-201712'.B4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8]" office:value-type="float" office:value="0" calcext:value-type="float">
            <text:p>0</text:p>
          </table:table-cell>
          <table:table-cell table:formula="of:=['TimeLog201502-201712'.B4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9]" office:value-type="float" office:value="0" calcext:value-type="float">
            <text:p>0</text:p>
          </table:table-cell>
          <table:table-cell table:formula="of:=['TimeLog201502-201712'.B4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0]" office:value-type="float" office:value="0" calcext:value-type="float">
            <text:p>0</text:p>
          </table:table-cell>
          <table:table-cell table:formula="of:=['TimeLog201502-201712'.B4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1]" office:value-type="float" office:value="0" calcext:value-type="float">
            <text:p>0</text:p>
          </table:table-cell>
          <table:table-cell table:formula="of:=['TimeLog201502-201712'.B4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2]" office:value-type="float" office:value="0" calcext:value-type="float">
            <text:p>0</text:p>
          </table:table-cell>
          <table:table-cell table:formula="of:=['TimeLog201502-201712'.B4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3]" office:value-type="float" office:value="0" calcext:value-type="float">
            <text:p>0</text:p>
          </table:table-cell>
          <table:table-cell table:formula="of:=['TimeLog201502-201712'.B4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4]" office:value-type="float" office:value="0" calcext:value-type="float">
            <text:p>0</text:p>
          </table:table-cell>
          <table:table-cell table:formula="of:=['TimeLog201502-201712'.B4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5]" office:value-type="float" office:value="0" calcext:value-type="float">
            <text:p>0</text:p>
          </table:table-cell>
          <table:table-cell table:formula="of:=['TimeLog201502-201712'.B4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6]" office:value-type="float" office:value="0" calcext:value-type="float">
            <text:p>0</text:p>
          </table:table-cell>
          <table:table-cell table:formula="of:=['TimeLog201502-201712'.B4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7]" office:value-type="float" office:value="0" calcext:value-type="float">
            <text:p>0</text:p>
          </table:table-cell>
          <table:table-cell table:formula="of:=['TimeLog201502-201712'.B4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8]" office:value-type="float" office:value="0" calcext:value-type="float">
            <text:p>0</text:p>
          </table:table-cell>
          <table:table-cell table:formula="of:=['TimeLog201502-201712'.B4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9]" office:value-type="float" office:value="0" calcext:value-type="float">
            <text:p>0</text:p>
          </table:table-cell>
          <table:table-cell table:formula="of:=['TimeLog201502-201712'.B4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0]" office:value-type="float" office:value="0" calcext:value-type="float">
            <text:p>0</text:p>
          </table:table-cell>
          <table:table-cell table:formula="of:=['TimeLog201502-201712'.B4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1]" office:value-type="float" office:value="0" calcext:value-type="float">
            <text:p>0</text:p>
          </table:table-cell>
          <table:table-cell table:formula="of:=['TimeLog201502-201712'.B4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2]" office:value-type="float" office:value="0" calcext:value-type="float">
            <text:p>0</text:p>
          </table:table-cell>
          <table:table-cell table:formula="of:=['TimeLog201502-201712'.B4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3]" office:value-type="float" office:value="0" calcext:value-type="float">
            <text:p>0</text:p>
          </table:table-cell>
          <table:table-cell table:formula="of:=['TimeLog201502-201712'.B4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4]" office:value-type="float" office:value="0" calcext:value-type="float">
            <text:p>0</text:p>
          </table:table-cell>
          <table:table-cell table:formula="of:=['TimeLog201502-201712'.B4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5]" office:value-type="float" office:value="0" calcext:value-type="float">
            <text:p>0</text:p>
          </table:table-cell>
          <table:table-cell table:formula="of:=['TimeLog201502-201712'.B4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6]" office:value-type="float" office:value="0" calcext:value-type="float">
            <text:p>0</text:p>
          </table:table-cell>
          <table:table-cell table:formula="of:=['TimeLog201502-201712'.B4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7]" office:value-type="float" office:value="0" calcext:value-type="float">
            <text:p>0</text:p>
          </table:table-cell>
          <table:table-cell table:formula="of:=['TimeLog201502-201712'.B4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8]" office:value-type="float" office:value="0" calcext:value-type="float">
            <text:p>0</text:p>
          </table:table-cell>
          <table:table-cell table:formula="of:=['TimeLog201502-201712'.B4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9]" office:value-type="float" office:value="0" calcext:value-type="float">
            <text:p>0</text:p>
          </table:table-cell>
          <table:table-cell table:formula="of:=['TimeLog201502-201712'.B4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0]" office:value-type="float" office:value="0" calcext:value-type="float">
            <text:p>0</text:p>
          </table:table-cell>
          <table:table-cell table:formula="of:=['TimeLog201502-201712'.B4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1]" office:value-type="float" office:value="0" calcext:value-type="float">
            <text:p>0</text:p>
          </table:table-cell>
          <table:table-cell table:formula="of:=['TimeLog201502-201712'.B4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2]" office:value-type="float" office:value="0" calcext:value-type="float">
            <text:p>0</text:p>
          </table:table-cell>
          <table:table-cell table:formula="of:=['TimeLog201502-201712'.B4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3]" office:value-type="float" office:value="0" calcext:value-type="float">
            <text:p>0</text:p>
          </table:table-cell>
          <table:table-cell table:formula="of:=['TimeLog201502-201712'.B4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4]" office:value-type="float" office:value="0" calcext:value-type="float">
            <text:p>0</text:p>
          </table:table-cell>
          <table:table-cell table:formula="of:=['TimeLog201502-201712'.B4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5]" office:value-type="float" office:value="0" calcext:value-type="float">
            <text:p>0</text:p>
          </table:table-cell>
          <table:table-cell table:formula="of:=['TimeLog201502-201712'.B4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6]" office:value-type="float" office:value="0" calcext:value-type="float">
            <text:p>0</text:p>
          </table:table-cell>
          <table:table-cell table:formula="of:=['TimeLog201502-201712'.B4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7]" office:value-type="float" office:value="0" calcext:value-type="float">
            <text:p>0</text:p>
          </table:table-cell>
          <table:table-cell table:formula="of:=['TimeLog201502-201712'.B4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8]" office:value-type="float" office:value="0" calcext:value-type="float">
            <text:p>0</text:p>
          </table:table-cell>
          <table:table-cell table:formula="of:=['TimeLog201502-201712'.B4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9]" office:value-type="float" office:value="0" calcext:value-type="float">
            <text:p>0</text:p>
          </table:table-cell>
          <table:table-cell table:formula="of:=['TimeLog201502-201712'.B4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0]" office:value-type="float" office:value="0" calcext:value-type="float">
            <text:p>0</text:p>
          </table:table-cell>
          <table:table-cell table:formula="of:=['TimeLog201502-201712'.B4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1]" office:value-type="float" office:value="0" calcext:value-type="float">
            <text:p>0</text:p>
          </table:table-cell>
          <table:table-cell table:formula="of:=['TimeLog201502-201712'.B4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2]" office:value-type="float" office:value="0" calcext:value-type="float">
            <text:p>0</text:p>
          </table:table-cell>
          <table:table-cell table:formula="of:=['TimeLog201502-201712'.B4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3]" office:value-type="float" office:value="0" calcext:value-type="float">
            <text:p>0</text:p>
          </table:table-cell>
          <table:table-cell table:formula="of:=['TimeLog201502-201712'.B4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4]" office:value-type="float" office:value="0" calcext:value-type="float">
            <text:p>0</text:p>
          </table:table-cell>
          <table:table-cell table:formula="of:=['TimeLog201502-201712'.B4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5]" office:value-type="float" office:value="0" calcext:value-type="float">
            <text:p>0</text:p>
          </table:table-cell>
          <table:table-cell table:formula="of:=['TimeLog201502-201712'.B4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6]" office:value-type="float" office:value="0" calcext:value-type="float">
            <text:p>0</text:p>
          </table:table-cell>
          <table:table-cell table:formula="of:=['TimeLog201502-201712'.B4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7]" office:value-type="float" office:value="0" calcext:value-type="float">
            <text:p>0</text:p>
          </table:table-cell>
          <table:table-cell table:formula="of:=['TimeLog201502-201712'.B4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8]" office:value-type="float" office:value="0" calcext:value-type="float">
            <text:p>0</text:p>
          </table:table-cell>
          <table:table-cell table:formula="of:=['TimeLog201502-201712'.B4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9]" office:value-type="float" office:value="0" calcext:value-type="float">
            <text:p>0</text:p>
          </table:table-cell>
          <table:table-cell table:formula="of:=['TimeLog201502-201712'.B4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0]" office:value-type="float" office:value="0" calcext:value-type="float">
            <text:p>0</text:p>
          </table:table-cell>
          <table:table-cell table:formula="of:=['TimeLog201502-201712'.B4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1]" office:value-type="float" office:value="0" calcext:value-type="float">
            <text:p>0</text:p>
          </table:table-cell>
          <table:table-cell table:formula="of:=['TimeLog201502-201712'.B4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2]" office:value-type="float" office:value="0" calcext:value-type="float">
            <text:p>0</text:p>
          </table:table-cell>
          <table:table-cell table:formula="of:=['TimeLog201502-201712'.B4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3]" office:value-type="float" office:value="0" calcext:value-type="float">
            <text:p>0</text:p>
          </table:table-cell>
          <table:table-cell table:formula="of:=['TimeLog201502-201712'.B4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4]" office:value-type="float" office:value="0" calcext:value-type="float">
            <text:p>0</text:p>
          </table:table-cell>
          <table:table-cell table:formula="of:=['TimeLog201502-201712'.B4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5]" office:value-type="float" office:value="0" calcext:value-type="float">
            <text:p>0</text:p>
          </table:table-cell>
          <table:table-cell table:formula="of:=['TimeLog201502-201712'.B4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6]" office:value-type="float" office:value="0" calcext:value-type="float">
            <text:p>0</text:p>
          </table:table-cell>
          <table:table-cell table:formula="of:=['TimeLog201502-201712'.B4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7]" office:value-type="float" office:value="0" calcext:value-type="float">
            <text:p>0</text:p>
          </table:table-cell>
          <table:table-cell table:formula="of:=['TimeLog201502-201712'.B4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8]" office:value-type="float" office:value="0" calcext:value-type="float">
            <text:p>0</text:p>
          </table:table-cell>
          <table:table-cell table:formula="of:=['TimeLog201502-201712'.B4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9]" office:value-type="float" office:value="0" calcext:value-type="float">
            <text:p>0</text:p>
          </table:table-cell>
          <table:table-cell table:formula="of:=['TimeLog201502-201712'.B4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0]" office:value-type="float" office:value="0" calcext:value-type="float">
            <text:p>0</text:p>
          </table:table-cell>
          <table:table-cell table:formula="of:=['TimeLog201502-201712'.B4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1]" office:value-type="float" office:value="0" calcext:value-type="float">
            <text:p>0</text:p>
          </table:table-cell>
          <table:table-cell table:formula="of:=['TimeLog201502-201712'.B4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2]" office:value-type="float" office:value="0" calcext:value-type="float">
            <text:p>0</text:p>
          </table:table-cell>
          <table:table-cell table:formula="of:=['TimeLog201502-201712'.B4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3]" office:value-type="float" office:value="0" calcext:value-type="float">
            <text:p>0</text:p>
          </table:table-cell>
          <table:table-cell table:formula="of:=['TimeLog201502-201712'.B4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4]" office:value-type="float" office:value="0" calcext:value-type="float">
            <text:p>0</text:p>
          </table:table-cell>
          <table:table-cell table:formula="of:=['TimeLog201502-201712'.B4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5]" office:value-type="float" office:value="0" calcext:value-type="float">
            <text:p>0</text:p>
          </table:table-cell>
          <table:table-cell table:formula="of:=['TimeLog201502-201712'.B4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6]" office:value-type="float" office:value="0" calcext:value-type="float">
            <text:p>0</text:p>
          </table:table-cell>
          <table:table-cell table:formula="of:=['TimeLog201502-201712'.B4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7]" office:value-type="float" office:value="0" calcext:value-type="float">
            <text:p>0</text:p>
          </table:table-cell>
          <table:table-cell table:formula="of:=['TimeLog201502-201712'.B4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8]" office:value-type="float" office:value="0" calcext:value-type="float">
            <text:p>0</text:p>
          </table:table-cell>
          <table:table-cell table:formula="of:=['TimeLog201502-201712'.B4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9]" office:value-type="float" office:value="0" calcext:value-type="float">
            <text:p>0</text:p>
          </table:table-cell>
          <table:table-cell table:formula="of:=['TimeLog201502-201712'.B4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0]" office:value-type="float" office:value="0" calcext:value-type="float">
            <text:p>0</text:p>
          </table:table-cell>
          <table:table-cell table:formula="of:=['TimeLog201502-201712'.B4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1]" office:value-type="float" office:value="0" calcext:value-type="float">
            <text:p>0</text:p>
          </table:table-cell>
          <table:table-cell table:formula="of:=['TimeLog201502-201712'.B4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2]" office:value-type="float" office:value="0" calcext:value-type="float">
            <text:p>0</text:p>
          </table:table-cell>
          <table:table-cell table:formula="of:=['TimeLog201502-201712'.B4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3]" office:value-type="float" office:value="0" calcext:value-type="float">
            <text:p>0</text:p>
          </table:table-cell>
          <table:table-cell table:formula="of:=['TimeLog201502-201712'.B4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4]" office:value-type="float" office:value="0" calcext:value-type="float">
            <text:p>0</text:p>
          </table:table-cell>
          <table:table-cell table:formula="of:=['TimeLog201502-201712'.B4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5]" office:value-type="float" office:value="0" calcext:value-type="float">
            <text:p>0</text:p>
          </table:table-cell>
          <table:table-cell table:formula="of:=['TimeLog201502-201712'.B4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6]" office:value-type="float" office:value="0" calcext:value-type="float">
            <text:p>0</text:p>
          </table:table-cell>
          <table:table-cell table:formula="of:=['TimeLog201502-201712'.B4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7]" office:value-type="float" office:value="0" calcext:value-type="float">
            <text:p>0</text:p>
          </table:table-cell>
          <table:table-cell table:formula="of:=['TimeLog201502-201712'.B4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8]" office:value-type="float" office:value="0" calcext:value-type="float">
            <text:p>0</text:p>
          </table:table-cell>
          <table:table-cell table:formula="of:=['TimeLog201502-201712'.B4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9]" office:value-type="float" office:value="0" calcext:value-type="float">
            <text:p>0</text:p>
          </table:table-cell>
          <table:table-cell table:formula="of:=['TimeLog201502-201712'.B4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0]" office:value-type="float" office:value="0" calcext:value-type="float">
            <text:p>0</text:p>
          </table:table-cell>
          <table:table-cell table:formula="of:=['TimeLog201502-201712'.B4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1]" office:value-type="float" office:value="0" calcext:value-type="float">
            <text:p>0</text:p>
          </table:table-cell>
          <table:table-cell table:formula="of:=['TimeLog201502-201712'.B4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2]" office:value-type="float" office:value="0" calcext:value-type="float">
            <text:p>0</text:p>
          </table:table-cell>
          <table:table-cell table:formula="of:=['TimeLog201502-201712'.B4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3]" office:value-type="float" office:value="0" calcext:value-type="float">
            <text:p>0</text:p>
          </table:table-cell>
          <table:table-cell table:formula="of:=['TimeLog201502-201712'.B4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4]" office:value-type="float" office:value="0" calcext:value-type="float">
            <text:p>0</text:p>
          </table:table-cell>
          <table:table-cell table:formula="of:=['TimeLog201502-201712'.B4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5]" office:value-type="float" office:value="0" calcext:value-type="float">
            <text:p>0</text:p>
          </table:table-cell>
          <table:table-cell table:formula="of:=['TimeLog201502-201712'.B4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6]" office:value-type="float" office:value="0" calcext:value-type="float">
            <text:p>0</text:p>
          </table:table-cell>
          <table:table-cell table:formula="of:=['TimeLog201502-201712'.B4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7]" office:value-type="float" office:value="0" calcext:value-type="float">
            <text:p>0</text:p>
          </table:table-cell>
          <table:table-cell table:formula="of:=['TimeLog201502-201712'.B4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8]" office:value-type="float" office:value="0" calcext:value-type="float">
            <text:p>0</text:p>
          </table:table-cell>
          <table:table-cell table:formula="of:=['TimeLog201502-201712'.B4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9]" office:value-type="float" office:value="0" calcext:value-type="float">
            <text:p>0</text:p>
          </table:table-cell>
          <table:table-cell table:formula="of:=['TimeLog201502-201712'.B4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0]" office:value-type="float" office:value="0" calcext:value-type="float">
            <text:p>0</text:p>
          </table:table-cell>
          <table:table-cell table:formula="of:=['TimeLog201502-201712'.B4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1]" office:value-type="float" office:value="0" calcext:value-type="float">
            <text:p>0</text:p>
          </table:table-cell>
          <table:table-cell table:formula="of:=['TimeLog201502-201712'.B4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2]" office:value-type="float" office:value="0" calcext:value-type="float">
            <text:p>0</text:p>
          </table:table-cell>
          <table:table-cell table:formula="of:=['TimeLog201502-201712'.B4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3]" office:value-type="float" office:value="0" calcext:value-type="float">
            <text:p>0</text:p>
          </table:table-cell>
          <table:table-cell table:formula="of:=['TimeLog201502-201712'.B4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4]" office:value-type="float" office:value="0" calcext:value-type="float">
            <text:p>0</text:p>
          </table:table-cell>
          <table:table-cell table:formula="of:=['TimeLog201502-201712'.B4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5]" office:value-type="float" office:value="0" calcext:value-type="float">
            <text:p>0</text:p>
          </table:table-cell>
          <table:table-cell table:formula="of:=['TimeLog201502-201712'.B4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6]" office:value-type="float" office:value="0" calcext:value-type="float">
            <text:p>0</text:p>
          </table:table-cell>
          <table:table-cell table:formula="of:=['TimeLog201502-201712'.B4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7]" office:value-type="float" office:value="0" calcext:value-type="float">
            <text:p>0</text:p>
          </table:table-cell>
          <table:table-cell table:formula="of:=['TimeLog201502-201712'.B4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8]" office:value-type="float" office:value="0" calcext:value-type="float">
            <text:p>0</text:p>
          </table:table-cell>
          <table:table-cell table:formula="of:=['TimeLog201502-201712'.B4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9]" office:value-type="float" office:value="0" calcext:value-type="float">
            <text:p>0</text:p>
          </table:table-cell>
          <table:table-cell table:formula="of:=['TimeLog201502-201712'.B4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0]" office:value-type="float" office:value="0" calcext:value-type="float">
            <text:p>0</text:p>
          </table:table-cell>
          <table:table-cell table:formula="of:=['TimeLog201502-201712'.B5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1]" office:value-type="float" office:value="0" calcext:value-type="float">
            <text:p>0</text:p>
          </table:table-cell>
          <table:table-cell table:formula="of:=['TimeLog201502-201712'.B5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2]" office:value-type="float" office:value="0" calcext:value-type="float">
            <text:p>0</text:p>
          </table:table-cell>
          <table:table-cell table:formula="of:=['TimeLog201502-201712'.B5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3]" office:value-type="float" office:value="0" calcext:value-type="float">
            <text:p>0</text:p>
          </table:table-cell>
          <table:table-cell table:formula="of:=['TimeLog201502-201712'.B5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4]" office:value-type="float" office:value="0" calcext:value-type="float">
            <text:p>0</text:p>
          </table:table-cell>
          <table:table-cell table:formula="of:=['TimeLog201502-201712'.B5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5]" office:value-type="float" office:value="0" calcext:value-type="float">
            <text:p>0</text:p>
          </table:table-cell>
          <table:table-cell table:formula="of:=['TimeLog201502-201712'.B5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6]" office:value-type="float" office:value="0" calcext:value-type="float">
            <text:p>0</text:p>
          </table:table-cell>
          <table:table-cell table:formula="of:=['TimeLog201502-201712'.B5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7]" office:value-type="float" office:value="0" calcext:value-type="float">
            <text:p>0</text:p>
          </table:table-cell>
          <table:table-cell table:formula="of:=['TimeLog201502-201712'.B5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8]" office:value-type="float" office:value="0" calcext:value-type="float">
            <text:p>0</text:p>
          </table:table-cell>
          <table:table-cell table:formula="of:=['TimeLog201502-201712'.B5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9]" office:value-type="float" office:value="0" calcext:value-type="float">
            <text:p>0</text:p>
          </table:table-cell>
          <table:table-cell table:formula="of:=['TimeLog201502-201712'.B5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0]" office:value-type="float" office:value="0" calcext:value-type="float">
            <text:p>0</text:p>
          </table:table-cell>
          <table:table-cell table:formula="of:=['TimeLog201502-201712'.B5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1]" office:value-type="float" office:value="0" calcext:value-type="float">
            <text:p>0</text:p>
          </table:table-cell>
          <table:table-cell table:formula="of:=['TimeLog201502-201712'.B5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2]" office:value-type="float" office:value="0" calcext:value-type="float">
            <text:p>0</text:p>
          </table:table-cell>
          <table:table-cell table:formula="of:=['TimeLog201502-201712'.B5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3]" office:value-type="float" office:value="0" calcext:value-type="float">
            <text:p>0</text:p>
          </table:table-cell>
          <table:table-cell table:formula="of:=['TimeLog201502-201712'.B5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4]" office:value-type="float" office:value="0" calcext:value-type="float">
            <text:p>0</text:p>
          </table:table-cell>
          <table:table-cell table:formula="of:=['TimeLog201502-201712'.B5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5]" office:value-type="float" office:value="0" calcext:value-type="float">
            <text:p>0</text:p>
          </table:table-cell>
          <table:table-cell table:formula="of:=['TimeLog201502-201712'.B5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6]" office:value-type="float" office:value="0" calcext:value-type="float">
            <text:p>0</text:p>
          </table:table-cell>
          <table:table-cell table:formula="of:=['TimeLog201502-201712'.B5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7]" office:value-type="float" office:value="0" calcext:value-type="float">
            <text:p>0</text:p>
          </table:table-cell>
          <table:table-cell table:formula="of:=['TimeLog201502-201712'.B5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8]" office:value-type="float" office:value="0" calcext:value-type="float">
            <text:p>0</text:p>
          </table:table-cell>
          <table:table-cell table:formula="of:=['TimeLog201502-201712'.B5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9]" office:value-type="float" office:value="0" calcext:value-type="float">
            <text:p>0</text:p>
          </table:table-cell>
          <table:table-cell table:formula="of:=['TimeLog201502-201712'.B5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0]" office:value-type="float" office:value="0" calcext:value-type="float">
            <text:p>0</text:p>
          </table:table-cell>
          <table:table-cell table:formula="of:=['TimeLog201502-201712'.B5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1]" office:value-type="float" office:value="0" calcext:value-type="float">
            <text:p>0</text:p>
          </table:table-cell>
          <table:table-cell table:formula="of:=['TimeLog201502-201712'.B5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2]" office:value-type="float" office:value="0" calcext:value-type="float">
            <text:p>0</text:p>
          </table:table-cell>
          <table:table-cell table:formula="of:=['TimeLog201502-201712'.B5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3]" office:value-type="float" office:value="0" calcext:value-type="float">
            <text:p>0</text:p>
          </table:table-cell>
          <table:table-cell table:formula="of:=['TimeLog201502-201712'.B5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4]" office:value-type="float" office:value="0" calcext:value-type="float">
            <text:p>0</text:p>
          </table:table-cell>
          <table:table-cell table:formula="of:=['TimeLog201502-201712'.B5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5]" office:value-type="float" office:value="0" calcext:value-type="float">
            <text:p>0</text:p>
          </table:table-cell>
          <table:table-cell table:formula="of:=['TimeLog201502-201712'.B5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6]" office:value-type="float" office:value="0" calcext:value-type="float">
            <text:p>0</text:p>
          </table:table-cell>
          <table:table-cell table:formula="of:=['TimeLog201502-201712'.B5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7]" office:value-type="float" office:value="0" calcext:value-type="float">
            <text:p>0</text:p>
          </table:table-cell>
          <table:table-cell table:formula="of:=['TimeLog201502-201712'.B5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8]" office:value-type="float" office:value="0" calcext:value-type="float">
            <text:p>0</text:p>
          </table:table-cell>
          <table:table-cell table:formula="of:=['TimeLog201502-201712'.B5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9]" office:value-type="float" office:value="0" calcext:value-type="float">
            <text:p>0</text:p>
          </table:table-cell>
          <table:table-cell table:formula="of:=['TimeLog201502-201712'.B5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0]" office:value-type="float" office:value="0" calcext:value-type="float">
            <text:p>0</text:p>
          </table:table-cell>
          <table:table-cell table:formula="of:=['TimeLog201502-201712'.B5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1]" office:value-type="float" office:value="0" calcext:value-type="float">
            <text:p>0</text:p>
          </table:table-cell>
          <table:table-cell table:formula="of:=['TimeLog201502-201712'.B5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2]" office:value-type="float" office:value="0" calcext:value-type="float">
            <text:p>0</text:p>
          </table:table-cell>
          <table:table-cell table:formula="of:=['TimeLog201502-201712'.B5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3]" office:value-type="float" office:value="0" calcext:value-type="float">
            <text:p>0</text:p>
          </table:table-cell>
          <table:table-cell table:formula="of:=['TimeLog201502-201712'.B5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4]" office:value-type="float" office:value="0" calcext:value-type="float">
            <text:p>0</text:p>
          </table:table-cell>
          <table:table-cell table:formula="of:=['TimeLog201502-201712'.B5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5]" office:value-type="float" office:value="0" calcext:value-type="float">
            <text:p>0</text:p>
          </table:table-cell>
          <table:table-cell table:formula="of:=['TimeLog201502-201712'.B5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6]" office:value-type="float" office:value="0" calcext:value-type="float">
            <text:p>0</text:p>
          </table:table-cell>
          <table:table-cell table:formula="of:=['TimeLog201502-201712'.B5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7]" office:value-type="float" office:value="0" calcext:value-type="float">
            <text:p>0</text:p>
          </table:table-cell>
          <table:table-cell table:formula="of:=['TimeLog201502-201712'.B5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8]" office:value-type="float" office:value="0" calcext:value-type="float">
            <text:p>0</text:p>
          </table:table-cell>
          <table:table-cell table:formula="of:=['TimeLog201502-201712'.B5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9]" office:value-type="float" office:value="0" calcext:value-type="float">
            <text:p>0</text:p>
          </table:table-cell>
          <table:table-cell table:formula="of:=['TimeLog201502-201712'.B5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0]" office:value-type="float" office:value="0" calcext:value-type="float">
            <text:p>0</text:p>
          </table:table-cell>
          <table:table-cell table:formula="of:=['TimeLog201502-201712'.B5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1]" office:value-type="float" office:value="0" calcext:value-type="float">
            <text:p>0</text:p>
          </table:table-cell>
          <table:table-cell table:formula="of:=['TimeLog201502-201712'.B5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2]" office:value-type="float" office:value="0" calcext:value-type="float">
            <text:p>0</text:p>
          </table:table-cell>
          <table:table-cell table:formula="of:=['TimeLog201502-201712'.B5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3]" office:value-type="float" office:value="0" calcext:value-type="float">
            <text:p>0</text:p>
          </table:table-cell>
          <table:table-cell table:formula="of:=['TimeLog201502-201712'.B5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4]" office:value-type="float" office:value="0" calcext:value-type="float">
            <text:p>0</text:p>
          </table:table-cell>
          <table:table-cell table:formula="of:=['TimeLog201502-201712'.B5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5]" office:value-type="float" office:value="0" calcext:value-type="float">
            <text:p>0</text:p>
          </table:table-cell>
          <table:table-cell table:formula="of:=['TimeLog201502-201712'.B5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6]" office:value-type="float" office:value="0" calcext:value-type="float">
            <text:p>0</text:p>
          </table:table-cell>
          <table:table-cell table:formula="of:=['TimeLog201502-201712'.B5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7]" office:value-type="float" office:value="0" calcext:value-type="float">
            <text:p>0</text:p>
          </table:table-cell>
          <table:table-cell table:formula="of:=['TimeLog201502-201712'.B5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8]" office:value-type="float" office:value="0" calcext:value-type="float">
            <text:p>0</text:p>
          </table:table-cell>
          <table:table-cell table:formula="of:=['TimeLog201502-201712'.B5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9]" office:value-type="float" office:value="0" calcext:value-type="float">
            <text:p>0</text:p>
          </table:table-cell>
          <table:table-cell table:formula="of:=['TimeLog201502-201712'.B5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0]" office:value-type="float" office:value="0" calcext:value-type="float">
            <text:p>0</text:p>
          </table:table-cell>
          <table:table-cell table:formula="of:=['TimeLog201502-201712'.B5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1]" office:value-type="float" office:value="0" calcext:value-type="float">
            <text:p>0</text:p>
          </table:table-cell>
          <table:table-cell table:formula="of:=['TimeLog201502-201712'.B5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2]" office:value-type="float" office:value="0" calcext:value-type="float">
            <text:p>0</text:p>
          </table:table-cell>
          <table:table-cell table:formula="of:=['TimeLog201502-201712'.B5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3]" office:value-type="float" office:value="0" calcext:value-type="float">
            <text:p>0</text:p>
          </table:table-cell>
          <table:table-cell table:formula="of:=['TimeLog201502-201712'.B5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4]" office:value-type="float" office:value="0" calcext:value-type="float">
            <text:p>0</text:p>
          </table:table-cell>
          <table:table-cell table:formula="of:=['TimeLog201502-201712'.B5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5]" office:value-type="float" office:value="0" calcext:value-type="float">
            <text:p>0</text:p>
          </table:table-cell>
          <table:table-cell table:formula="of:=['TimeLog201502-201712'.B5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6]" office:value-type="float" office:value="0" calcext:value-type="float">
            <text:p>0</text:p>
          </table:table-cell>
          <table:table-cell table:formula="of:=['TimeLog201502-201712'.B5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7]" office:value-type="float" office:value="0" calcext:value-type="float">
            <text:p>0</text:p>
          </table:table-cell>
          <table:table-cell table:formula="of:=['TimeLog201502-201712'.B5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8]" office:value-type="float" office:value="0" calcext:value-type="float">
            <text:p>0</text:p>
          </table:table-cell>
          <table:table-cell table:formula="of:=['TimeLog201502-201712'.B5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9]" office:value-type="float" office:value="0" calcext:value-type="float">
            <text:p>0</text:p>
          </table:table-cell>
          <table:table-cell table:formula="of:=['TimeLog201502-201712'.B5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0]" office:value-type="float" office:value="0" calcext:value-type="float">
            <text:p>0</text:p>
          </table:table-cell>
          <table:table-cell table:formula="of:=['TimeLog201502-201712'.B5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1]" office:value-type="float" office:value="0" calcext:value-type="float">
            <text:p>0</text:p>
          </table:table-cell>
          <table:table-cell table:formula="of:=['TimeLog201502-201712'.B5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2]" office:value-type="float" office:value="0" calcext:value-type="float">
            <text:p>0</text:p>
          </table:table-cell>
          <table:table-cell table:formula="of:=['TimeLog201502-201712'.B5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3]" office:value-type="float" office:value="0" calcext:value-type="float">
            <text:p>0</text:p>
          </table:table-cell>
          <table:table-cell table:formula="of:=['TimeLog201502-201712'.B5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4]" office:value-type="float" office:value="0" calcext:value-type="float">
            <text:p>0</text:p>
          </table:table-cell>
          <table:table-cell table:formula="of:=['TimeLog201502-201712'.B5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5]" office:value-type="float" office:value="0" calcext:value-type="float">
            <text:p>0</text:p>
          </table:table-cell>
          <table:table-cell table:formula="of:=['TimeLog201502-201712'.B5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6]" office:value-type="float" office:value="0" calcext:value-type="float">
            <text:p>0</text:p>
          </table:table-cell>
          <table:table-cell table:formula="of:=['TimeLog201502-201712'.B5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7]" office:value-type="float" office:value="0" calcext:value-type="float">
            <text:p>0</text:p>
          </table:table-cell>
          <table:table-cell table:formula="of:=['TimeLog201502-201712'.B5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8]" office:value-type="float" office:value="0" calcext:value-type="float">
            <text:p>0</text:p>
          </table:table-cell>
          <table:table-cell table:formula="of:=['TimeLog201502-201712'.B5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9]" office:value-type="float" office:value="0" calcext:value-type="float">
            <text:p>0</text:p>
          </table:table-cell>
          <table:table-cell table:formula="of:=['TimeLog201502-201712'.B5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0]" office:value-type="float" office:value="0" calcext:value-type="float">
            <text:p>0</text:p>
          </table:table-cell>
          <table:table-cell table:formula="of:=['TimeLog201502-201712'.B5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1]" office:value-type="float" office:value="0" calcext:value-type="float">
            <text:p>0</text:p>
          </table:table-cell>
          <table:table-cell table:formula="of:=['TimeLog201502-201712'.B5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2]" office:value-type="float" office:value="0" calcext:value-type="float">
            <text:p>0</text:p>
          </table:table-cell>
          <table:table-cell table:formula="of:=['TimeLog201502-201712'.B5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3]" office:value-type="float" office:value="0" calcext:value-type="float">
            <text:p>0</text:p>
          </table:table-cell>
          <table:table-cell table:formula="of:=['TimeLog201502-201712'.B5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4]" office:value-type="float" office:value="0" calcext:value-type="float">
            <text:p>0</text:p>
          </table:table-cell>
          <table:table-cell table:formula="of:=['TimeLog201502-201712'.B5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5]" office:value-type="float" office:value="0" calcext:value-type="float">
            <text:p>0</text:p>
          </table:table-cell>
          <table:table-cell table:formula="of:=['TimeLog201502-201712'.B5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6]" office:value-type="float" office:value="0" calcext:value-type="float">
            <text:p>0</text:p>
          </table:table-cell>
          <table:table-cell table:formula="of:=['TimeLog201502-201712'.B5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7]" office:value-type="float" office:value="0" calcext:value-type="float">
            <text:p>0</text:p>
          </table:table-cell>
          <table:table-cell table:formula="of:=['TimeLog201502-201712'.B5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8]" office:value-type="float" office:value="0" calcext:value-type="float">
            <text:p>0</text:p>
          </table:table-cell>
          <table:table-cell table:formula="of:=['TimeLog201502-201712'.B5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9]" office:value-type="float" office:value="0" calcext:value-type="float">
            <text:p>0</text:p>
          </table:table-cell>
          <table:table-cell table:formula="of:=['TimeLog201502-201712'.B5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0]" office:value-type="float" office:value="0" calcext:value-type="float">
            <text:p>0</text:p>
          </table:table-cell>
          <table:table-cell table:formula="of:=['TimeLog201502-201712'.B5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1]" office:value-type="float" office:value="0" calcext:value-type="float">
            <text:p>0</text:p>
          </table:table-cell>
          <table:table-cell table:formula="of:=['TimeLog201502-201712'.B5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2]" office:value-type="float" office:value="0" calcext:value-type="float">
            <text:p>0</text:p>
          </table:table-cell>
          <table:table-cell table:formula="of:=['TimeLog201502-201712'.B5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3]" office:value-type="float" office:value="0" calcext:value-type="float">
            <text:p>0</text:p>
          </table:table-cell>
          <table:table-cell table:formula="of:=['TimeLog201502-201712'.B5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4]" office:value-type="float" office:value="0" calcext:value-type="float">
            <text:p>0</text:p>
          </table:table-cell>
          <table:table-cell table:formula="of:=['TimeLog201502-201712'.B5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5]" office:value-type="float" office:value="0" calcext:value-type="float">
            <text:p>0</text:p>
          </table:table-cell>
          <table:table-cell table:formula="of:=['TimeLog201502-201712'.B5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6]" office:value-type="float" office:value="0" calcext:value-type="float">
            <text:p>0</text:p>
          </table:table-cell>
          <table:table-cell table:formula="of:=['TimeLog201502-201712'.B5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7]" office:value-type="float" office:value="0" calcext:value-type="float">
            <text:p>0</text:p>
          </table:table-cell>
          <table:table-cell table:formula="of:=['TimeLog201502-201712'.B5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8]" office:value-type="float" office:value="0" calcext:value-type="float">
            <text:p>0</text:p>
          </table:table-cell>
          <table:table-cell table:formula="of:=['TimeLog201502-201712'.B5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9]" office:value-type="float" office:value="0" calcext:value-type="float">
            <text:p>0</text:p>
          </table:table-cell>
          <table:table-cell table:formula="of:=['TimeLog201502-201712'.B5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0]" office:value-type="float" office:value="0" calcext:value-type="float">
            <text:p>0</text:p>
          </table:table-cell>
          <table:table-cell table:formula="of:=['TimeLog201502-201712'.B5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1]" office:value-type="float" office:value="0" calcext:value-type="float">
            <text:p>0</text:p>
          </table:table-cell>
          <table:table-cell table:formula="of:=['TimeLog201502-201712'.B5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2]" office:value-type="float" office:value="0" calcext:value-type="float">
            <text:p>0</text:p>
          </table:table-cell>
          <table:table-cell table:formula="of:=['TimeLog201502-201712'.B5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3]" office:value-type="float" office:value="0" calcext:value-type="float">
            <text:p>0</text:p>
          </table:table-cell>
          <table:table-cell table:formula="of:=['TimeLog201502-201712'.B5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4]" office:value-type="float" office:value="0" calcext:value-type="float">
            <text:p>0</text:p>
          </table:table-cell>
          <table:table-cell table:formula="of:=['TimeLog201502-201712'.B5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5]" office:value-type="float" office:value="0" calcext:value-type="float">
            <text:p>0</text:p>
          </table:table-cell>
          <table:table-cell table:formula="of:=['TimeLog201502-201712'.B5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6]" office:value-type="float" office:value="0" calcext:value-type="float">
            <text:p>0</text:p>
          </table:table-cell>
          <table:table-cell table:formula="of:=['TimeLog201502-201712'.B5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7]" office:value-type="float" office:value="0" calcext:value-type="float">
            <text:p>0</text:p>
          </table:table-cell>
          <table:table-cell table:formula="of:=['TimeLog201502-201712'.B5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8]" office:value-type="float" office:value="0" calcext:value-type="float">
            <text:p>0</text:p>
          </table:table-cell>
          <table:table-cell table:formula="of:=['TimeLog201502-201712'.B5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9]" office:value-type="float" office:value="0" calcext:value-type="float">
            <text:p>0</text:p>
          </table:table-cell>
          <table:table-cell table:formula="of:=['TimeLog201502-201712'.B5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0]" office:value-type="float" office:value="0" calcext:value-type="float">
            <text:p>0</text:p>
          </table:table-cell>
          <table:table-cell table:formula="of:=['TimeLog201502-201712'.B6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1]" office:value-type="float" office:value="0" calcext:value-type="float">
            <text:p>0</text:p>
          </table:table-cell>
          <table:table-cell table:formula="of:=['TimeLog201502-201712'.B6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2]" office:value-type="float" office:value="0" calcext:value-type="float">
            <text:p>0</text:p>
          </table:table-cell>
          <table:table-cell table:formula="of:=['TimeLog201502-201712'.B6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3]" office:value-type="float" office:value="0" calcext:value-type="float">
            <text:p>0</text:p>
          </table:table-cell>
          <table:table-cell table:formula="of:=['TimeLog201502-201712'.B6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4]" office:value-type="float" office:value="0" calcext:value-type="float">
            <text:p>0</text:p>
          </table:table-cell>
          <table:table-cell table:formula="of:=['TimeLog201502-201712'.B6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5]" office:value-type="float" office:value="0" calcext:value-type="float">
            <text:p>0</text:p>
          </table:table-cell>
          <table:table-cell table:formula="of:=['TimeLog201502-201712'.B6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6]" office:value-type="float" office:value="0" calcext:value-type="float">
            <text:p>0</text:p>
          </table:table-cell>
          <table:table-cell table:formula="of:=['TimeLog201502-201712'.B6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7]" office:value-type="float" office:value="0" calcext:value-type="float">
            <text:p>0</text:p>
          </table:table-cell>
          <table:table-cell table:formula="of:=['TimeLog201502-201712'.B6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8]" office:value-type="float" office:value="0" calcext:value-type="float">
            <text:p>0</text:p>
          </table:table-cell>
          <table:table-cell table:formula="of:=['TimeLog201502-201712'.B6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9]" office:value-type="float" office:value="0" calcext:value-type="float">
            <text:p>0</text:p>
          </table:table-cell>
          <table:table-cell table:formula="of:=['TimeLog201502-201712'.B6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0]" office:value-type="float" office:value="0" calcext:value-type="float">
            <text:p>0</text:p>
          </table:table-cell>
          <table:table-cell table:formula="of:=['TimeLog201502-201712'.B6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1]" office:value-type="float" office:value="0" calcext:value-type="float">
            <text:p>0</text:p>
          </table:table-cell>
          <table:table-cell table:formula="of:=['TimeLog201502-201712'.B6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2]" office:value-type="float" office:value="0" calcext:value-type="float">
            <text:p>0</text:p>
          </table:table-cell>
          <table:table-cell table:formula="of:=['TimeLog201502-201712'.B6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3]" office:value-type="float" office:value="0" calcext:value-type="float">
            <text:p>0</text:p>
          </table:table-cell>
          <table:table-cell table:formula="of:=['TimeLog201502-201712'.B6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4]" office:value-type="float" office:value="0" calcext:value-type="float">
            <text:p>0</text:p>
          </table:table-cell>
          <table:table-cell table:formula="of:=['TimeLog201502-201712'.B6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5]" office:value-type="float" office:value="0" calcext:value-type="float">
            <text:p>0</text:p>
          </table:table-cell>
          <table:table-cell table:formula="of:=['TimeLog201502-201712'.B6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6]" office:value-type="float" office:value="0" calcext:value-type="float">
            <text:p>0</text:p>
          </table:table-cell>
          <table:table-cell table:formula="of:=['TimeLog201502-201712'.B6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7]" office:value-type="float" office:value="0" calcext:value-type="float">
            <text:p>0</text:p>
          </table:table-cell>
          <table:table-cell table:formula="of:=['TimeLog201502-201712'.B6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8]" office:value-type="float" office:value="0" calcext:value-type="float">
            <text:p>0</text:p>
          </table:table-cell>
          <table:table-cell table:formula="of:=['TimeLog201502-201712'.B6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9]" office:value-type="float" office:value="0" calcext:value-type="float">
            <text:p>0</text:p>
          </table:table-cell>
          <table:table-cell table:formula="of:=['TimeLog201502-201712'.B6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0]" office:value-type="float" office:value="0" calcext:value-type="float">
            <text:p>0</text:p>
          </table:table-cell>
          <table:table-cell table:formula="of:=['TimeLog201502-201712'.B6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1]" office:value-type="float" office:value="0" calcext:value-type="float">
            <text:p>0</text:p>
          </table:table-cell>
          <table:table-cell table:formula="of:=['TimeLog201502-201712'.B6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2]" office:value-type="float" office:value="0" calcext:value-type="float">
            <text:p>0</text:p>
          </table:table-cell>
          <table:table-cell table:formula="of:=['TimeLog201502-201712'.B6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3]" office:value-type="float" office:value="0" calcext:value-type="float">
            <text:p>0</text:p>
          </table:table-cell>
          <table:table-cell table:formula="of:=['TimeLog201502-201712'.B6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4]" office:value-type="float" office:value="0" calcext:value-type="float">
            <text:p>0</text:p>
          </table:table-cell>
          <table:table-cell table:formula="of:=['TimeLog201502-201712'.B6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5]" office:value-type="float" office:value="0" calcext:value-type="float">
            <text:p>0</text:p>
          </table:table-cell>
          <table:table-cell table:formula="of:=['TimeLog201502-201712'.B6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6]" office:value-type="float" office:value="0" calcext:value-type="float">
            <text:p>0</text:p>
          </table:table-cell>
          <table:table-cell table:formula="of:=['TimeLog201502-201712'.B6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7]" office:value-type="float" office:value="0" calcext:value-type="float">
            <text:p>0</text:p>
          </table:table-cell>
          <table:table-cell table:formula="of:=['TimeLog201502-201712'.B6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8]" office:value-type="float" office:value="0" calcext:value-type="float">
            <text:p>0</text:p>
          </table:table-cell>
          <table:table-cell table:formula="of:=['TimeLog201502-201712'.B6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9]" office:value-type="float" office:value="0" calcext:value-type="float">
            <text:p>0</text:p>
          </table:table-cell>
          <table:table-cell table:formula="of:=['TimeLog201502-201712'.B6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0]" office:value-type="float" office:value="0" calcext:value-type="float">
            <text:p>0</text:p>
          </table:table-cell>
          <table:table-cell table:formula="of:=['TimeLog201502-201712'.B6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1]" office:value-type="float" office:value="0" calcext:value-type="float">
            <text:p>0</text:p>
          </table:table-cell>
          <table:table-cell table:formula="of:=['TimeLog201502-201712'.B6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2]" office:value-type="float" office:value="0" calcext:value-type="float">
            <text:p>0</text:p>
          </table:table-cell>
          <table:table-cell table:formula="of:=['TimeLog201502-201712'.B6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3]" office:value-type="float" office:value="0" calcext:value-type="float">
            <text:p>0</text:p>
          </table:table-cell>
          <table:table-cell table:formula="of:=['TimeLog201502-201712'.B6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4]" office:value-type="float" office:value="0" calcext:value-type="float">
            <text:p>0</text:p>
          </table:table-cell>
          <table:table-cell table:formula="of:=['TimeLog201502-201712'.B6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5]" office:value-type="float" office:value="0" calcext:value-type="float">
            <text:p>0</text:p>
          </table:table-cell>
          <table:table-cell table:formula="of:=['TimeLog201502-201712'.B6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6]" office:value-type="float" office:value="0" calcext:value-type="float">
            <text:p>0</text:p>
          </table:table-cell>
          <table:table-cell table:formula="of:=['TimeLog201502-201712'.B6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7]" office:value-type="float" office:value="0" calcext:value-type="float">
            <text:p>0</text:p>
          </table:table-cell>
          <table:table-cell table:formula="of:=['TimeLog201502-201712'.B6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8]" office:value-type="float" office:value="0" calcext:value-type="float">
            <text:p>0</text:p>
          </table:table-cell>
          <table:table-cell table:formula="of:=['TimeLog201502-201712'.B6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9]" office:value-type="float" office:value="0" calcext:value-type="float">
            <text:p>0</text:p>
          </table:table-cell>
          <table:table-cell table:formula="of:=['TimeLog201502-201712'.B6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0]" office:value-type="float" office:value="0" calcext:value-type="float">
            <text:p>0</text:p>
          </table:table-cell>
          <table:table-cell table:formula="of:=['TimeLog201502-201712'.B6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1]" office:value-type="float" office:value="0" calcext:value-type="float">
            <text:p>0</text:p>
          </table:table-cell>
          <table:table-cell table:formula="of:=['TimeLog201502-201712'.B6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2]" office:value-type="float" office:value="0" calcext:value-type="float">
            <text:p>0</text:p>
          </table:table-cell>
          <table:table-cell table:formula="of:=['TimeLog201502-201712'.B6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3]" office:value-type="float" office:value="0" calcext:value-type="float">
            <text:p>0</text:p>
          </table:table-cell>
          <table:table-cell table:formula="of:=['TimeLog201502-201712'.B6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4]" office:value-type="float" office:value="0" calcext:value-type="float">
            <text:p>0</text:p>
          </table:table-cell>
          <table:table-cell table:formula="of:=['TimeLog201502-201712'.B6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5]" office:value-type="float" office:value="0" calcext:value-type="float">
            <text:p>0</text:p>
          </table:table-cell>
          <table:table-cell table:formula="of:=['TimeLog201502-201712'.B6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6]" office:value-type="float" office:value="0" calcext:value-type="float">
            <text:p>0</text:p>
          </table:table-cell>
          <table:table-cell table:formula="of:=['TimeLog201502-201712'.B6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7]" office:value-type="float" office:value="0" calcext:value-type="float">
            <text:p>0</text:p>
          </table:table-cell>
          <table:table-cell table:formula="of:=['TimeLog201502-201712'.B6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8]" office:value-type="float" office:value="0" calcext:value-type="float">
            <text:p>0</text:p>
          </table:table-cell>
          <table:table-cell table:formula="of:=['TimeLog201502-201712'.B6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9]" office:value-type="float" office:value="0" calcext:value-type="float">
            <text:p>0</text:p>
          </table:table-cell>
          <table:table-cell table:formula="of:=['TimeLog201502-201712'.B6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0]" office:value-type="float" office:value="0" calcext:value-type="float">
            <text:p>0</text:p>
          </table:table-cell>
          <table:table-cell table:formula="of:=['TimeLog201502-201712'.B6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1]" office:value-type="float" office:value="0" calcext:value-type="float">
            <text:p>0</text:p>
          </table:table-cell>
          <table:table-cell table:formula="of:=['TimeLog201502-201712'.B6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2]" office:value-type="float" office:value="0" calcext:value-type="float">
            <text:p>0</text:p>
          </table:table-cell>
          <table:table-cell table:formula="of:=['TimeLog201502-201712'.B6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3]" office:value-type="float" office:value="0" calcext:value-type="float">
            <text:p>0</text:p>
          </table:table-cell>
          <table:table-cell table:formula="of:=['TimeLog201502-201712'.B6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4]" office:value-type="float" office:value="0" calcext:value-type="float">
            <text:p>0</text:p>
          </table:table-cell>
          <table:table-cell table:formula="of:=['TimeLog201502-201712'.B6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5]" office:value-type="float" office:value="0" calcext:value-type="float">
            <text:p>0</text:p>
          </table:table-cell>
          <table:table-cell table:formula="of:=['TimeLog201502-201712'.B6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6]" office:value-type="float" office:value="0" calcext:value-type="float">
            <text:p>0</text:p>
          </table:table-cell>
          <table:table-cell table:formula="of:=['TimeLog201502-201712'.B6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7]" office:value-type="float" office:value="0" calcext:value-type="float">
            <text:p>0</text:p>
          </table:table-cell>
          <table:table-cell table:formula="of:=['TimeLog201502-201712'.B6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8]" office:value-type="float" office:value="0" calcext:value-type="float">
            <text:p>0</text:p>
          </table:table-cell>
          <table:table-cell table:formula="of:=['TimeLog201502-201712'.B6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9]" office:value-type="float" office:value="0" calcext:value-type="float">
            <text:p>0</text:p>
          </table:table-cell>
          <table:table-cell table:formula="of:=['TimeLog201502-201712'.B6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0]" office:value-type="float" office:value="0" calcext:value-type="float">
            <text:p>0</text:p>
          </table:table-cell>
          <table:table-cell table:formula="of:=['TimeLog201502-201712'.B6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1]" office:value-type="float" office:value="0" calcext:value-type="float">
            <text:p>0</text:p>
          </table:table-cell>
          <table:table-cell table:formula="of:=['TimeLog201502-201712'.B6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2]" office:value-type="float" office:value="0" calcext:value-type="float">
            <text:p>0</text:p>
          </table:table-cell>
          <table:table-cell table:formula="of:=['TimeLog201502-201712'.B6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3]" office:value-type="float" office:value="0" calcext:value-type="float">
            <text:p>0</text:p>
          </table:table-cell>
          <table:table-cell table:formula="of:=['TimeLog201502-201712'.B6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4]" office:value-type="float" office:value="0" calcext:value-type="float">
            <text:p>0</text:p>
          </table:table-cell>
          <table:table-cell table:formula="of:=['TimeLog201502-201712'.B6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5]" office:value-type="float" office:value="0" calcext:value-type="float">
            <text:p>0</text:p>
          </table:table-cell>
          <table:table-cell table:formula="of:=['TimeLog201502-201712'.B6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6]" office:value-type="float" office:value="0" calcext:value-type="float">
            <text:p>0</text:p>
          </table:table-cell>
          <table:table-cell table:formula="of:=['TimeLog201502-201712'.B6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7]" office:value-type="float" office:value="0" calcext:value-type="float">
            <text:p>0</text:p>
          </table:table-cell>
          <table:table-cell table:formula="of:=['TimeLog201502-201712'.B6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8]" office:value-type="float" office:value="0" calcext:value-type="float">
            <text:p>0</text:p>
          </table:table-cell>
          <table:table-cell table:formula="of:=['TimeLog201502-201712'.B6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9]" office:value-type="float" office:value="0" calcext:value-type="float">
            <text:p>0</text:p>
          </table:table-cell>
          <table:table-cell table:formula="of:=['TimeLog201502-201712'.B6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0]" office:value-type="float" office:value="0" calcext:value-type="float">
            <text:p>0</text:p>
          </table:table-cell>
          <table:table-cell table:formula="of:=['TimeLog201502-201712'.B6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1]" office:value-type="float" office:value="0" calcext:value-type="float">
            <text:p>0</text:p>
          </table:table-cell>
          <table:table-cell table:formula="of:=['TimeLog201502-201712'.B6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2]" office:value-type="float" office:value="0" calcext:value-type="float">
            <text:p>0</text:p>
          </table:table-cell>
          <table:table-cell table:formula="of:=['TimeLog201502-201712'.B6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3]" office:value-type="float" office:value="0" calcext:value-type="float">
            <text:p>0</text:p>
          </table:table-cell>
          <table:table-cell table:formula="of:=['TimeLog201502-201712'.B6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4]" office:value-type="float" office:value="0" calcext:value-type="float">
            <text:p>0</text:p>
          </table:table-cell>
          <table:table-cell table:formula="of:=['TimeLog201502-201712'.B6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5]" office:value-type="float" office:value="0" calcext:value-type="float">
            <text:p>0</text:p>
          </table:table-cell>
          <table:table-cell table:formula="of:=['TimeLog201502-201712'.B6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6]" office:value-type="float" office:value="0" calcext:value-type="float">
            <text:p>0</text:p>
          </table:table-cell>
          <table:table-cell table:formula="of:=['TimeLog201502-201712'.B6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7]" office:value-type="float" office:value="0" calcext:value-type="float">
            <text:p>0</text:p>
          </table:table-cell>
          <table:table-cell table:formula="of:=['TimeLog201502-201712'.B6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8]" office:value-type="float" office:value="0" calcext:value-type="float">
            <text:p>0</text:p>
          </table:table-cell>
          <table:table-cell table:formula="of:=['TimeLog201502-201712'.B6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9]" office:value-type="float" office:value="0" calcext:value-type="float">
            <text:p>0</text:p>
          </table:table-cell>
          <table:table-cell table:formula="of:=['TimeLog201502-201712'.B6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0]" office:value-type="float" office:value="0" calcext:value-type="float">
            <text:p>0</text:p>
          </table:table-cell>
          <table:table-cell table:formula="of:=['TimeLog201502-201712'.B6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1]" office:value-type="float" office:value="0" calcext:value-type="float">
            <text:p>0</text:p>
          </table:table-cell>
          <table:table-cell table:formula="of:=['TimeLog201502-201712'.B6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2]" office:value-type="float" office:value="0" calcext:value-type="float">
            <text:p>0</text:p>
          </table:table-cell>
          <table:table-cell table:formula="of:=['TimeLog201502-201712'.B6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3]" office:value-type="float" office:value="0" calcext:value-type="float">
            <text:p>0</text:p>
          </table:table-cell>
          <table:table-cell table:formula="of:=['TimeLog201502-201712'.B6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4]" office:value-type="float" office:value="0" calcext:value-type="float">
            <text:p>0</text:p>
          </table:table-cell>
          <table:table-cell table:formula="of:=['TimeLog201502-201712'.B6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5]" office:value-type="float" office:value="0" calcext:value-type="float">
            <text:p>0</text:p>
          </table:table-cell>
          <table:table-cell table:formula="of:=['TimeLog201502-201712'.B6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6]" office:value-type="float" office:value="0" calcext:value-type="float">
            <text:p>0</text:p>
          </table:table-cell>
          <table:table-cell table:formula="of:=['TimeLog201502-201712'.B6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7]" office:value-type="float" office:value="0" calcext:value-type="float">
            <text:p>0</text:p>
          </table:table-cell>
          <table:table-cell table:formula="of:=['TimeLog201502-201712'.B6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8]" office:value-type="float" office:value="0" calcext:value-type="float">
            <text:p>0</text:p>
          </table:table-cell>
          <table:table-cell table:formula="of:=['TimeLog201502-201712'.B6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9]" office:value-type="float" office:value="0" calcext:value-type="float">
            <text:p>0</text:p>
          </table:table-cell>
          <table:table-cell table:formula="of:=['TimeLog201502-201712'.B6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0]" office:value-type="float" office:value="0" calcext:value-type="float">
            <text:p>0</text:p>
          </table:table-cell>
          <table:table-cell table:formula="of:=['TimeLog201502-201712'.B6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1]" office:value-type="float" office:value="0" calcext:value-type="float">
            <text:p>0</text:p>
          </table:table-cell>
          <table:table-cell table:formula="of:=['TimeLog201502-201712'.B6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2]" office:value-type="float" office:value="0" calcext:value-type="float">
            <text:p>0</text:p>
          </table:table-cell>
          <table:table-cell table:formula="of:=['TimeLog201502-201712'.B6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3]" office:value-type="float" office:value="0" calcext:value-type="float">
            <text:p>0</text:p>
          </table:table-cell>
          <table:table-cell table:formula="of:=['TimeLog201502-201712'.B6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4]" office:value-type="float" office:value="0" calcext:value-type="float">
            <text:p>0</text:p>
          </table:table-cell>
          <table:table-cell table:formula="of:=['TimeLog201502-201712'.B6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5]" office:value-type="float" office:value="0" calcext:value-type="float">
            <text:p>0</text:p>
          </table:table-cell>
          <table:table-cell table:formula="of:=['TimeLog201502-201712'.B6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6]" office:value-type="float" office:value="0" calcext:value-type="float">
            <text:p>0</text:p>
          </table:table-cell>
          <table:table-cell table:formula="of:=['TimeLog201502-201712'.B6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7]" office:value-type="float" office:value="0" calcext:value-type="float">
            <text:p>0</text:p>
          </table:table-cell>
          <table:table-cell table:formula="of:=['TimeLog201502-201712'.B6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8]" office:value-type="float" office:value="0" calcext:value-type="float">
            <text:p>0</text:p>
          </table:table-cell>
          <table:table-cell table:formula="of:=['TimeLog201502-201712'.B6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9]" office:value-type="float" office:value="0" calcext:value-type="float">
            <text:p>0</text:p>
          </table:table-cell>
          <table:table-cell table:formula="of:=['TimeLog201502-201712'.B6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0]" office:value-type="float" office:value="0" calcext:value-type="float">
            <text:p>0</text:p>
          </table:table-cell>
          <table:table-cell table:formula="of:=['TimeLog201502-201712'.B7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1]" office:value-type="float" office:value="0" calcext:value-type="float">
            <text:p>0</text:p>
          </table:table-cell>
          <table:table-cell table:formula="of:=['TimeLog201502-201712'.B7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2]" office:value-type="float" office:value="0" calcext:value-type="float">
            <text:p>0</text:p>
          </table:table-cell>
          <table:table-cell table:formula="of:=['TimeLog201502-201712'.B7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3]" office:value-type="float" office:value="0" calcext:value-type="float">
            <text:p>0</text:p>
          </table:table-cell>
          <table:table-cell table:formula="of:=['TimeLog201502-201712'.B7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4]" office:value-type="float" office:value="0" calcext:value-type="float">
            <text:p>0</text:p>
          </table:table-cell>
          <table:table-cell table:formula="of:=['TimeLog201502-201712'.B7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5]" office:value-type="float" office:value="0" calcext:value-type="float">
            <text:p>0</text:p>
          </table:table-cell>
          <table:table-cell table:formula="of:=['TimeLog201502-201712'.B7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6]" office:value-type="float" office:value="0" calcext:value-type="float">
            <text:p>0</text:p>
          </table:table-cell>
          <table:table-cell table:formula="of:=['TimeLog201502-201712'.B7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7]" office:value-type="float" office:value="0" calcext:value-type="float">
            <text:p>0</text:p>
          </table:table-cell>
          <table:table-cell table:formula="of:=['TimeLog201502-201712'.B7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8]" office:value-type="float" office:value="0" calcext:value-type="float">
            <text:p>0</text:p>
          </table:table-cell>
          <table:table-cell table:formula="of:=['TimeLog201502-201712'.B7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9]" office:value-type="float" office:value="0" calcext:value-type="float">
            <text:p>0</text:p>
          </table:table-cell>
          <table:table-cell table:formula="of:=['TimeLog201502-201712'.B7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10]" office:value-type="float" office:value="0" calcext:value-type="float">
            <text:p>0</text:p>
          </table:table-cell>
          <table:table-cell table:formula="of:=['TimeLog201502-201712'.B7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11]" office:value-type="float" office:value="0" calcext:value-type="float">
            <text:p>0</text:p>
          </table:table-cell>
          <table:table-cell table:formula="of:=['TimeLog201502-201712'.B711]" office:value-type="float" office:value="0" calcext:value-type="float">
            <text:p>0</text:p>
          </table:table-cell>
          <table:table-cell table:number-columns-repeated="4"/>
        </table:table-row>
        <table:table-row table:style-name="ro23" table:number-rows-repeated="1047917">
          <table:table-cell table:number-columns-repeated="6"/>
        </table:table-row>
        <table:table-row table:style-name="ro23">
          <table:table-cell table:number-columns-repeated="6"/>
        </table:table-row>
      </table:table>
      <table:table table:name="Papers" table:style-name="ta1" table:print="false">
        <table:table-column table:style-name="co10" table:default-cell-style-name="ce74"/>
        <table:table-column table:style-name="co11" table:default-cell-style-name="ce74"/>
        <table:table-column table:style-name="co3" table:number-columns-repeated="2" table:default-cell-style-name="ce74"/>
        <table:table-column table:style-name="co12" table:default-cell-style-name="ce74"/>
        <table:table-column table:style-name="co13" table:number-columns-repeated="2" table:default-cell-style-name="ce74"/>
        <table:table-column table:style-name="co14" table:default-cell-style-name="ce74"/>
        <table:table-column table:style-name="co3" table:number-columns-repeated="1016" table:default-cell-style-name="ce74"/>
        <table:table-row table:style-name="ro5">
          <table:table-cell table:number-columns-repeated="1024"/>
        </table:table-row>
        <table:table-row table:style-name="ro14">
          <table:table-cell table:style-name="ce75" office:value-type="string" calcext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4"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Start_Date</text:p>
          </table:table-cell>
          <table:table-cell table:style-name="ce76" office:value-type="string" calcext:value-type="string">
            <text:p>End_Date</text:p>
          </table:table-cell>
          <table:table-cell table:style-name="ce76" office:value-type="string" calcext:value-type="string">
            <text:p>Submission_Date</text:p>
          </table:table-cell>
          <table:table-cell table:style-name="ce76" office:value-type="string" calcext:value-type="string">
            <text:p>Journal/Conf</text:p>
          </table:table-cell>
          <table:table-cell table:style-name="ce76" office:value-type="string" calcext:value-type="string">
            <text:p>Project</text:p>
          </table:table-cell>
          <table:table-cell table:style-name="ce76" office:value-type="string" calcext:value-type="string">
            <text:p>Purpose</text:p>
          </table:table-cell>
          <table:table-cell table:style-name="ce76" office:value-type="string" calcext:value-type="string">
            <text:p>Keywords</text:p>
          </table:table-cell>
          <table:table-cell table:style-name="ce76" office:value-type="string" calcext:value-type="string">
            <text:p>Abstract</text:p>
          </table:table-cell>
          <table:table-cell table:style-name="ce76" office:value-type="string" calcext:value-type="string">
            <text:p>Path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Reproducibility in Practice : Loosing your Balance on the Shoulder of Giants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3-09" calcext:value-type="date">
            <text:p>09/03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Aggregating Multiple Source NetLogo Models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3-23" calcext:value-type="date">
            <text:p>23/03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A Structured Documentation Generator for NetLogo Models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3-23" calcext:value-type="date">
            <text:p>23/03/15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Using Synthetic Data to Control on Meta-Parameters for a Model of Simulation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3-25" calcext:value-type="date">
            <text:p>25/03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A Unified Framework for Stichastic Models of Urban Growth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4-28" calcext:value-type="date">
            <text:p>28/04/15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We are the frontier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5-07" calcext:value-type="date">
            <text:p>07/05/15</text:p>
          </table:table-cell>
          <table:table-cell table:number-columns-repeated="4"/>
          <table:table-cell office:value-type="string" calcext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Reflexions on Context and Scales of Models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5-07" calcext:value-type="date">
            <text:p>07/05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Sensibility of Urban Scaling Exponents to City Definition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5-19" calcext:value-type="date">
            <text:p>19/05/15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French High-Speed Network : Pragmatized State Top-Down Transportation Planning</text:p>
          </table:table-cell>
          <table:table-cell office:value-type="string" calcext:value-type="string">
            <text:p>IN_PROGRESS</text:p>
          </table:table-cell>
          <table:table-cell table:style-name="ce78" office:value-type="date" office:date-value="2015-05-22" calcext:value-type="date">
            <text:p>22/05/15</text:p>
          </table:table-cell>
          <table:table-cell table:number-columns-repeated="1021"/>
        </table:table-row>
        <table:table-row table:style-name="ro26">
          <table:table-cell table:style-name="ce77" office:value-type="string" calcext:value-type="string">
            <text:p>Game-theory Based Behavioral Rules for Governing Agents in a Hybrid Land-Use Transportation Model</text:p>
          </table:table-cell>
          <table:table-cell office:value-type="string" calcext:value-type="string">
            <text:p>NEED_REVIEW</text:p>
          </table:table-cell>
          <table:table-cell table:style-name="ce78" office:value-type="date" office:date-value="2015-03-27" calcext:value-type="date">
            <text:p>27/03/15</text:p>
          </table:table-cell>
          <table:table-cell table:number-columns-repeated="3"/>
          <table:table-cell office:value-type="string" calcext:value-type="string">
            <text:p>Governance</text:p>
          </table:table-cell>
          <table:table-cell office:value-type="string" calcext:value-type="string">
            <text:p>Game-Theoretic extension for Governance Model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Models Coupling Urban Growth and Transportation Network Growth : An Algorithmic Systematic Approach</text:p>
          </table:table-cell>
          <table:table-cell office:value-type="string" calcext:value-type="string">
            <text:p>SUBMITTED</text:p>
          </table:table-cell>
          <table:table-cell table:style-name="ce78" office:value-type="date" office:date-value="2015-02-26" calcext:value-type="date">
            <text:p>26/02/15</text:p>
          </table:table-cell>
          <table:table-cell/>
          <table:table-cell table:style-name="ce78" office:value-type="date" office:date-value="2015-04-17" calcext:value-type="date">
            <text:p>17/04/15</text:p>
          </table:table-cell>
          <table:table-cell table:style-name="ce78" office:value-type="string" calcext:value-type="string">
            <text:p>ECTQG 2015</text:p>
          </table:table-cell>
          <table:table-cell table:number-columns-repeated="1018"/>
        </table:table-row>
        <table:table-row table:style-name="ro25" table:number-rows-repeated="104855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79"/>
        <table:table-column table:style-name="co15" table:number-columns-repeated="2" table:default-cell-style-name="ce79"/>
        <table:table-column table:style-name="co3" table:number-columns-repeated="1021" table:default-cell-style-name="ce79"/>
        <table:table-row table:style-name="ro14">
          <table:table-cell office:value-type="string" calcext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4">
          <table:table-cell office:value-type="string" calcext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4">
          <table:table-cell table:style-name="ce80" office:value-type="string" calcext:value-type="string">
            <text:p>Date</text:p>
          </table:table-cell>
          <table:table-cell table:style-name="ce80" office:value-type="string" calcext:value-type="string">
            <text:p>Type</text:p>
          </table:table-cell>
          <table:table-cell table:style-name="ce80" office:value-type="string" calcext:value-type="string">
            <text:p>Object</text:p>
          </table:table-cell>
          <table:table-cell table:style-name="ce80" office:value-type="string" calcext:value-type="string">
            <text:p>Themes</text:p>
          </table:table-cell>
          <table:table-cell table:number-columns-repeated="1020"/>
        </table:table-row>
        <table:table-row table:style-name="ro14">
          <table:table-cell table:style-name="ce81" office:value-type="date" office:date-value="2015-02-13" calcext:value-type="date">
            <text:p>13/02/15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Pre-meeting / administrative</text:p>
          </table:table-cell>
          <table:table-cell table:number-columns-repeated="1021"/>
        </table:table-row>
        <table:table-row table:style-name="ro14">
          <table:table-cell table:style-name="ce81" office:value-type="date" office:date-value="2015-03-10" calcext:value-type="date">
            <text:p>10/03/15</text:p>
          </table:table-cell>
          <table:table-cell office:value-type="string" calcext:value-type="string">
            <text:p>Mensual</text:p>
          </table:table-cell>
          <table:table-cell table:number-columns-repeated="1022"/>
        </table:table-row>
        <table:table-row table:style-name="ro14">
          <table:table-cell table:style-name="ce81" office:value-type="date" office:date-value="2015-04-17" calcext:value-type="date">
            <text:p>17/04/15</text:p>
          </table:table-cell>
          <table:table-cell table:style-name="ce81" office:value-type="string" calcext:value-type="string">
            <text:p>Mensual</text:p>
          </table:table-cell>
          <table:table-cell table:number-columns-repeated="1022"/>
        </table:table-row>
        <table:table-row table:style-name="ro18">
          <table:table-cell table:style-name="ce81" office:value-type="date" office:date-value="2015-04-30" calcext:value-type="date">
            <text:p>30/04/15</text:p>
          </table:table-cell>
          <table:table-cell office:value-type="string" calcext:value-type="string">
            <text:p>Informal</text:p>
          </table:table-cell>
          <table:table-cell office:value-type="string" calcext:value-type="string">
            <text:p>Morphology/Synthetic/etc update with Florent</text:p>
          </table:table-cell>
          <table:table-cell table:number-columns-repeated="1021"/>
        </table:table-row>
        <table:table-row table:style-name="ro14">
          <table:table-cell table:style-name="ce81" office:value-type="date" office:date-value="2015-05-26" calcext:value-type="date">
            <text:p>26/05/15</text:p>
          </table:table-cell>
          <table:table-cell office:value-type="string" calcext:value-type="string">
            <text:p>Mensual</text:p>
          </table:table-cell>
          <table:table-cell table:number-columns-repeated="1022"/>
        </table:table-row>
        <table:table-row table:style-name="ro14" table:number-rows-repeated="104856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5" table:number-rows-repeated="2">
          <table:table-cell table:number-columns-repeated="5"/>
        </table:table-row>
        <table:table-row table:style-name="ro27">
          <table:table-cell table:style-name="ce82" office:value-type="string" calcext:value-type="string">
            <text:p>Priority</text:p>
          </table:table-cell>
          <table:table-cell table:style-name="ce82" office:value-type="string" calcext:value-type="string">
            <text:p>Theme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Project</text:p>
          </table:table-cell>
          <table:table-cell table:style-name="ce82" office:value-type="string" calcext:value-type="string">
            <text:p>Origin</text:p>
          </table:table-cell>
        </table:table-row>
        <table:table-row table:style-name="ro28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Paper repos :</text:p>
          </table:table-cell>
          <table:table-cell table:number-columns-repeated="2"/>
          <table:table-cell office:value-type="string" calcext:value-type="string">
            <text:p>Openness :</text:p>
          </table:table-cell>
        </table:table-row>
        <table:table-row table:style-name="ro5">
          <table:table-cell office:value-type="string" calcext:value-type="string">
            <text:p>https://zenodo.org</text:p>
          </table:table-cell>
          <table:table-cell table:number-columns-repeated="2"/>
          <table:table-cell office:value-type="string" calcext:value-type="string">
            <text:p>http://public.dissem.in/</text:p>
          </table:table-cell>
        </table:table-row>
        <table:table-row table:style-name="ro5">
          <table:table-cell office:value-type="string" calcext:value-type="string">
            <text:p>arxiv.or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al</text:p>
          </table:table-cell>
          <table:table-cell table:number-columns-repeated="3"/>
        </table:table-row>
        <table:table-row table:style-name="ro5">
          <table:table-cell table:number-columns-repeated="4"/>
        </table:table-row>
        <table:table-row table:style-name="ro5">
          <table:table-cell office:value-type="string" calcext:value-type="string">
            <text:p>projects repos :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<text:a xlink:href="https://github.com/JusteRaimbault/CityNetwork" xlink:type="simple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" table:number-columns-repeated="3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5" table:default-cell-style-name="ce31"/>
        <table:table-column table:style-name="co32" table:default-cell-style-name="ce31"/>
        <table:table-column table:style-name="co30" table:default-cell-style-name="ce31"/>
        <table:table-column table:style-name="co3" table:default-cell-style-name="ce31"/>
        <table:table-column table:style-name="co33" table:default-cell-style-name="ce31"/>
        <table:table-column table:style-name="co3" table:number-columns-repeated="2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41" table:default-cell-style-name="ce31"/>
        <table:table-column table:style-name="co3" table:default-cell-style-name="ce31"/>
        <table:table-column table:style-name="co42" table:default-cell-style-name="ce31"/>
        <table:table-column table:style-name="co3" table:number-columns-repeated="2" table:default-cell-style-name="ce31"/>
        <table:table-column table:style-name="co43" table:default-cell-style-name="ce31"/>
        <table:table-column table:style-name="co3" table:number-columns-repeated="2" table:default-cell-style-name="ce31"/>
        <table:table-column table:style-name="co44" table:default-cell-style-name="ce31"/>
        <table:table-column table:style-name="co3" table:number-columns-repeated="2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3" table:number-columns-repeated="980" table:default-cell-style-name="ce31"/>
        <table:table-row table:style-name="ro13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9mm" draw:z-index="0" draw:style-name="gr7" draw:text-style-name="P4" svg:width="351.16mm" svg:height="72.55mm" svg:x="8.12mm" svg:y="0mm">
              <draw:object draw:notify-on-update-of-ranges="'TimeLog201502-201712'.C6:'TimeLog201502-201712'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3">
          <table:table-cell table:style-name="ce32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3">
          <table:table-cell table:formula="of:=35*DAYS(TODAY();DATE(2015;2;16))/7-(7*[.A26])" office:value-type="float" office:value="8202" calcext:value-type="float">
            <text:p>8202</text:p>
          </table:table-cell>
          <table:table-cell table:style-name="ce59" table:formula="of:=[TimeLog.B6]" office:value-type="float" office:value="5692.5" calcext:value-type="float">
            <text:p>5692.5</text:p>
          </table:table-cell>
          <table:table-cell table:formula="of:=[.B3]/[.A3]" office:value-type="float" office:value="0.69403803950256" calcext:value-type="float">
            <text:p>0.69403803950256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3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13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office:value-type="string" calcext:value-type="string">
            <text:p>29/08.2017</text:p>
          </table:table-cell>
          <table:table-cell office:value-type="string" calcext:value-type="string">
            <text:p>28/08/2017</text:p>
          </table:table-cell>
          <table:table-cell office:value-type="string" calcext:value-type="string">
            <text:p>25/08/2017</text:p>
          </table:table-cell>
          <table:table-cell office:value-type="string" calcext:value-type="string">
            <text:p>24/08/2017</text:p>
          </table:table-cell>
          <table:table-cell table:style-name="ce34" office:value-type="date" office:date-value="2017-01-09" calcext:value-type="date">
            <text:p>09/01/17</text:p>
          </table:table-cell>
          <table:table-cell table:style-name="ce34" office:value-type="date" office:date-value="2016-12-07" calcext:value-type="date">
            <text:p>07/12/16</text:p>
          </table:table-cell>
          <table:table-cell table:style-name="ce34" office:value-type="date" office:date-value="2016-10-10" calcext:value-type="date">
            <text:p>10/10/16</text:p>
          </table:table-cell>
          <table:table-cell table:style-name="ce34" office:value-type="date" office:date-value="2016-08-12" calcext:value-type="date">
            <text:p>12/08/16</text:p>
          </table:table-cell>
          <table:table-cell table:style-name="ce34" office:value-type="date" office:date-value="2016-08-11" calcext:value-type="date">
            <text:p>11/08/16</text:p>
          </table:table-cell>
          <table:table-cell table:style-name="ce34" office:value-type="date" office:date-value="2016-08-01" calcext:value-type="date">
            <text:p>01/08/16</text:p>
          </table:table-cell>
          <table:table-cell table:style-name="ce34" office:value-type="date" office:date-value="2016-07-29" calcext:value-type="date">
            <text:p>29/07/16</text:p>
          </table:table-cell>
          <table:table-cell table:style-name="ce34" office:value-type="date" office:date-value="2016-07-28" calcext:value-type="date">
            <text:p>28/07/16</text:p>
          </table:table-cell>
          <table:table-cell table:style-name="ce34" office:value-type="date" office:date-value="2016-07-22" calcext:value-type="date">
            <text:p>22/07/16</text:p>
          </table:table-cell>
          <table:table-cell table:style-name="ce34" office:value-type="date" office:date-value="2016-07-21" calcext:value-type="date">
            <text:p>21/07/16</text:p>
          </table:table-cell>
          <table:table-cell table:style-name="ce34" office:value-type="date" office:date-value="2016-07-20" calcext:value-type="date">
            <text:p>20/07/16</text:p>
          </table:table-cell>
          <table:table-cell table:style-name="ce34" office:value-type="date" office:date-value="2016-07-19" calcext:value-type="date">
            <text:p>19/07/16</text:p>
          </table:table-cell>
          <table:table-cell table:style-name="ce34" office:value-type="date" office:date-value="2016-07-18" calcext:value-type="date">
            <text:p>18/07/16</text:p>
          </table:table-cell>
          <table:table-cell table:style-name="ce34" office:value-type="date" office:date-value="2016-07-15" calcext:value-type="date">
            <text:p>15/07/16</text:p>
          </table:table-cell>
          <table:table-cell table:style-name="ce34" office:value-type="date" office:date-value="2016-07-14" calcext:value-type="date">
            <text:p>14/07/16</text:p>
          </table:table-cell>
          <table:table-cell table:style-name="ce34" office:value-type="date" office:date-value="2016-07-13" calcext:value-type="date">
            <text:p>13/07/16</text:p>
          </table:table-cell>
          <table:table-cell table:style-name="ce36" office:value-type="date" office:date-value="2016-07-12" calcext:value-type="date">
            <text:p>12/07/16</text:p>
          </table:table-cell>
          <table:table-cell table:style-name="ce34" office:value-type="date" office:date-value="2016-07-11" calcext:value-type="date">
            <text:p>11/07/16</text:p>
          </table:table-cell>
          <table:table-cell table:style-name="ce34" office:value-type="date" office:date-value="2016-06-01" calcext:value-type="date">
            <text:p>01/06/16</text:p>
          </table:table-cell>
          <table:table-cell table:style-name="ce34" office:value-type="date" office:date-value="2016-05-20" calcext:value-type="date">
            <text:p>20/05/16</text:p>
          </table:table-cell>
          <table:table-cell table:style-name="ce34" office:value-type="date" office:date-value="2015-12-28" calcext:value-type="date">
            <text:p>28/12/15</text:p>
          </table:table-cell>
          <table:table-cell table:style-name="ce34" office:value-type="date" office:date-value="2015-10-26" calcext:value-type="date">
            <text:p>26/10/15</text:p>
          </table:table-cell>
          <table:table-cell table:style-name="ce36" office:value-type="date" office:date-value="2015-08-28" calcext:value-type="date">
            <text:p>28/08/15</text:p>
          </table:table-cell>
          <table:table-cell table:style-name="ce36" office:value-type="date" office:date-value="2015-08-27" calcext:value-type="date">
            <text:p>27/08/15</text:p>
          </table:table-cell>
          <table:table-cell table:style-name="ce36" office:value-type="date" office:date-value="2015-08-26" calcext:value-type="date">
            <text:p>26/08/15</text:p>
          </table:table-cell>
          <table:table-cell table:style-name="ce36" office:value-type="date" office:date-value="2015-08-25" calcext:value-type="date">
            <text:p>25/08/15</text:p>
          </table:table-cell>
          <table:table-cell table:style-name="ce36" office:value-type="date" office:date-value="2015-08-24" calcext:value-type="date">
            <text:p>24/08/15</text:p>
          </table:table-cell>
          <table:table-cell table:style-name="ce34" office:value-type="date" office:date-value="2015-08-21" calcext:value-type="date">
            <text:p>21/08/15</text:p>
          </table:table-cell>
          <table:table-cell table:style-name="ce34" office:value-type="date" office:date-value="2015-08-20" calcext:value-type="date">
            <text:p>20/08/15</text:p>
          </table:table-cell>
          <table:table-cell table:style-name="ce34" office:value-type="date" office:date-value="2015-08-19" calcext:value-type="date">
            <text:p>19/08/15</text:p>
          </table:table-cell>
          <table:table-cell table:style-name="ce34" office:value-type="date" office:date-value="2015-08-18" calcext:value-type="date">
            <text:p>18/08/15</text:p>
          </table:table-cell>
          <table:table-cell table:style-name="ce34" office:value-type="date" office:date-value="2015-08-17" calcext:value-type="date">
            <text:p>17/08/15</text:p>
          </table:table-cell>
          <table:table-cell table:style-name="ce36" office:value-type="date" office:date-value="2015-07-31" calcext:value-type="date">
            <text:p>31/07/15</text:p>
          </table:table-cell>
          <table:table-cell table:style-name="ce34" office:value-type="date" office:date-value="2015-07-13" calcext:value-type="date">
            <text:p>13/07/15</text:p>
          </table:table-cell>
          <table:table-cell table:style-name="ce34" office:value-type="date" office:date-value="2015-06-05" calcext:value-type="date">
            <text:p>05/06/15</text:p>
          </table:table-cell>
          <table:table-cell table:style-name="ce34" office:value-type="date" office:date-value="2015-05-11" calcext:value-type="date">
            <text:p>11/05/15</text:p>
          </table:table-cell>
          <table:table-cell table:number-columns-repeated="981"/>
        </table:table-row>
        <table:table-row table:style-name="ro13">
          <table:table-cell table:formula="of:=SUM([.C26:.IK26])" office:value-type="float" office:value="39" calcext:value-type="float">
            <text:p>39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5" table:number-rows-repeated="4">
          <table:table-cell table:number-columns-repeated="1024"/>
        </table:table-row>
        <table:table-row table:style-name="ro2">
          <table:table-cell table:style-name="ce30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5"/>
          <table:table-cell office:value-type="string" calcext:value-type="string">
            <text:p>AT 07/12/2015</text:p>
          </table:table-cell>
          <table:table-cell table:formula="of:=([.M33]-[.M36]-[.M38]-[.M41]-[.M42])/6" office:value-type="float" office:value="35.4166666666667" calcext:value-type="float">
            <text:p>35.4166666666667</text:p>
          </table:table-cell>
          <table:table-cell table:number-columns-repeated="4"/>
          <table:table-cell office:value-type="string" calcext:value-type="string">
            <text:p>AT 25/01/2016</text:p>
          </table:table-cell>
          <table:table-cell table:number-columns-repeated="5"/>
          <table:table-cell office:value-type="string" calcext:value-type="string">
            <text:p>AT 09/03/2016</text:p>
          </table:table-cell>
          <table:table-cell table:number-columns-repeated="5"/>
          <table:table-cell office:value-type="string" calcext:value-type="string">
            <text:p>AT 02/05/2016</text:p>
          </table:table-cell>
          <table:table-cell table:number-columns-repeated="5"/>
          <table:table-cell office:value-type="string" calcext:value-type="string">
            <text:p>AT 09/06/2016</text:p>
          </table:table-cell>
          <table:table-cell table:number-columns-repeated="5"/>
          <table:table-cell office:value-type="string" calcext:value-type="string">
            <text:p>AT 29/09/2016</text:p>
          </table:table-cell>
          <table:table-cell table:number-columns-repeated="982"/>
        </table:table-row>
        <table:table-row table:style-name="ro29">
          <table:table-cell table:number-columns-repeated="8"/>
          <table:table-cell table:formula="of:=[.I33]/13" office:value-type="float" office:value="40.4615384615385" calcext:value-type="float">
            <text:p>40.4615384615385</text:p>
          </table:table-cell>
          <table:table-cell table:number-columns-repeated="3"/>
          <table:table-cell table:formula="of:=[.M33]/6" office:value-type="float" office:value="42.5833333333333" calcext:value-type="float">
            <text:p>42.5833333333333</text:p>
          </table:table-cell>
          <table:table-cell table:number-columns-repeated="12"/>
          <table:table-cell table:formula="of:=[.Y33]/6" office:value-type="float" office:value="46.9166666666667" calcext:value-type="float">
            <text:p>46.9166666666667</text:p>
          </table:table-cell>
          <table:table-cell/>
          <table:table-cell office:value-type="string" calcext:value-type="string">
            <text:p>(6 exp)</text:p>
          </table:table-cell>
          <table:table-cell table:number-columns-repeated="5"/>
          <table:table-cell office:value-type="string" calcext:value-type="string">
            <text:p>(7,4exp)</text:p>
          </table:table-cell>
          <table:table-cell table:number-columns-repeated="5"/>
          <table:table-cell office:value-type="string" calcext:value-type="string">
            <text:p>(5,5exp)</text:p>
          </table:table-cell>
          <table:table-cell table:number-columns-repeated="4"/>
          <table:table-cell office:value-type="string" calcext:value-type="string">
            <text:p>(15,5exp)</text:p>
          </table:table-cell>
          <table:table-cell table:number-columns-repeated="979"/>
        </table:table-row>
        <table:table-row table:style-name="ro34">
          <table:table-cell table:formula="of:=['TimeLog201502-201712'.A6]" office:value-type="string" office:string-value="Total" calcext:value-type="string">
            <text:p>Total</text:p>
          </table:table-cell>
          <table:table-cell table:formula="of:=SUM([.B34:.B56])" office:value-type="float" office:value="201" calcext:value-type="float">
            <text:p>201</text:p>
          </table:table-cell>
          <table:table-cell table:formula="of:=[.B33]/5" office:value-type="float" office:value="40.2" calcext:value-type="float">
            <text:p>40.2</text:p>
          </table:table-cell>
          <table:table-cell table:number-columns-repeated="2"/>
          <table:table-cell table:style-name="ce58" office:value-type="string" calcext:value-type="string">
            <text:p>Total</text:p>
          </table:table-cell>
          <table:table-cell table:number-columns-repeated="2"/>
          <table:table-cell table:formula="of:=SUM(['TimeLog201502-201712'.ACU6:.AHC6])" office:value-type="float" office:value="526" calcext:value-type="float">
            <text:p>526</text:p>
          </table:table-cell>
          <table:table-cell table:style-name="Default" table:formula="of:=[.I33]/35" office:value-type="float" office:value="15.0285714285714" calcext:value-type="float">
            <text:p>15.0285714285714</text:p>
          </table:table-cell>
          <table:table-cell/>
          <table:table-cell table:style-name="ce58" office:value-type="string" calcext:value-type="string">
            <text:p>Total</text:p>
          </table:table-cell>
          <table:table-cell table:formula="of:=SUM(['TimeLog201502-201712'.ABB6:.ACT6])" office:value-type="float" office:value="255.5" calcext:value-type="float">
            <text:p>255.5</text:p>
          </table:table-cell>
          <table:table-cell table:formula="of:=[.M33]/35" office:value-type="float" office:value="7.3" calcext:value-type="float">
            <text:p>7.3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/>
          <table:table-cell table:style-name="ce58" office:value-type="string" calcext:value-type="string">
            <text:p>Total</text:p>
          </table:table-cell>
          <table:table-cell table:formula="of:=SUM(['TimeLog201502-201712'.ZE6:.ABA6])" office:value-type="float" office:value="283" calcext:value-type="float">
            <text:p>283</text:p>
          </table:table-cell>
          <table:table-cell table:formula="of:=[.S33]/35" office:value-type="float" office:value="8.08571428571429" calcext:value-type="float">
            <text:p>8.08571428571429</text:p>
          </table:table-cell>
          <table:table-cell/>
          <table:table-cell table:formula="of:=SUM([.V35:.V42])" office:value-type="float" office:value="7.4" calcext:value-type="float">
            <text:p>7.4</text:p>
          </table:table-cell>
          <table:table-cell/>
          <table:table-cell table:style-name="ce58" office:value-type="string" calcext:value-type="string">
            <text:p>Total</text:p>
          </table:table-cell>
          <table:table-cell table:formula="of:=SUM(['TimeLog201502-201712'.XM6:.ZD6])" office:value-type="float" office:value="281.5" calcext:value-type="float">
            <text:p>281.5</text:p>
          </table:table-cell>
          <table:table-cell table:formula="of:=[.Y33]/35" office:value-type="float" office:value="8.04285714285714" calcext:value-type="float">
            <text:p>8.04285714285714</text:p>
          </table:table-cell>
          <table:table-cell/>
          <table:table-cell table:formula="of:=SUM([.AB35:.AB39])" office:value-type="float" office:value="6.5" calcext:value-type="float">
            <text:p>6.5</text:p>
          </table:table-cell>
          <table:table-cell/>
          <table:table-cell table:style-name="ce58" office:value-type="string" calcext:value-type="string">
            <text:p>Total</text:p>
          </table:table-cell>
          <table:table-cell table:formula="of:=SUM(['TimeLog201502-201712'.VK6:.XL6])" office:value-type="float" office:value="286" calcext:value-type="float">
            <text:p>286</text:p>
          </table:table-cell>
          <table:table-cell table:style-name="ce37" table:formula="of:=[.AE33]/35" office:value-type="float" office:value="8.17142857142857" calcext:value-type="float">
            <text:p>8.17</text:p>
          </table:table-cell>
          <table:table-cell/>
          <table:table-cell table:formula="of:=SUM([.AH35:.AH46])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Total</text:p>
          </table:table-cell>
          <table:table-cell table:formula="of:=SUM(['TimeLog201502-201712'.TY6:.VJ6])" office:value-type="float" office:value="225.5" calcext:value-type="float">
            <text:p>225.5</text:p>
          </table:table-cell>
          <table:table-cell table:style-name="ce37" table:formula="of:=[.AK33]/35" office:value-type="float" office:value="6.44285714285714" calcext:value-type="float">
            <text:p>6.44</text:p>
          </table:table-cell>
          <table:table-cell/>
          <table:table-cell table:formula="of:=SUM([.AN35:.AN42])" office:value-type="float" office:value="5.5" calcext:value-type="float">
            <text:p>5.5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65" table:formula="of:=SUM(['TimeLog201502-201712'.PQ6:'TimeLog201502-201712'.TW6])" office:value-type="float" office:value="524" calcext:value-type="float">
            <text:p>524.0</text:p>
          </table:table-cell>
          <table:table-cell/>
          <table:table-cell table:formula="of:=SUM([.AS35:.AS44])" office:value-type="float" office:value="15.2" calcext:value-type="float">
            <text:p>15.2</text:p>
          </table:table-cell>
          <table:table-cell table:number-columns-repeated="979"/>
        </table:table-row>
        <table:table-row table:style-name="ro13">
          <table:table-cell table:formula="of:=['TimeLog201502-201712'.A51]" office:value-type="string" office:string-value="SpaceMatters" calcext:value-type="string">
            <text:p>SpaceMatters</text:p>
          </table:table-cell>
          <table:table-cell table:style-name="ce33" table:formula="of:=SUM(['TimeLog201502-201712'.AHD51:.AIO51])" office:value-type="float" office:value="16.5" calcext:value-type="float">
            <text:p>16.5</text:p>
          </table:table-cell>
          <table:table-cell table:number-columns-repeated="3"/>
          <table:table-cell table:style-name="ce58"/>
          <table:table-cell table:number-columns-repeated="2"/>
          <table:table-cell table:formula="of:=SUM(['TimeLog201502-201712'.ACU7:.AHC7])" office:value-type="float" office:value="0" calcext:value-type="float">
            <text:p>0</text:p>
          </table:table-cell>
          <table:table-cell table:style-name="Default" table:formula="of:=[.I34]/35" office:value-type="float" office:value="0" calcext:value-type="float">
            <text:p>0</text:p>
          </table:table-cell>
          <table:table-cell/>
          <table:table-cell table:style-name="ce58"/>
          <table:table-cell table:formula="of:=SUM(['TimeLog201502-201712'.ABB7:.ACT7])" office:value-type="float" office:value="0" calcext:value-type="float">
            <text:p>0</text:p>
          </table:table-cell>
          <table:table-cell table:formula="of:=[.M34]/35" office:value-type="float" office:value="0" calcext:value-type="float">
            <text:p>0</text:p>
          </table:table-cell>
          <table:table-cell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/>
          <table:table-cell table:formula="of:=SUM(['TimeLog201502-201712'.ZE7:.ABA7])" office:value-type="float" office:value="0" calcext:value-type="float">
            <text:p>0</text:p>
          </table:table-cell>
          <table:table-cell table:formula="of:=[.S34]/35" office:value-type="float" office:value="0" calcext:value-type="float">
            <text:p>0</text:p>
          </table:table-cell>
          <table:table-cell table:number-columns-repeated="3"/>
          <table:table-cell table:style-name="ce58"/>
          <table:table-cell table:formula="of:=SUM(['TimeLog201502-201712'.XM7:.ZD7])" office:value-type="float" office:value="0" calcext:value-type="float">
            <text:p>0</text:p>
          </table:table-cell>
          <table:table-cell table:formula="of:=[.Y34]/35" office:value-type="float" office:value="0" calcext:value-type="float">
            <text:p>0</text:p>
          </table:table-cell>
          <table:table-cell table:number-columns-repeated="3"/>
          <table:table-cell table:style-name="ce58"/>
          <table:table-cell table:number-columns-repeated="5"/>
          <table:table-cell table:style-name="ce58"/>
          <table:table-cell/>
          <table:table-cell table:style-name="ce37" table:formula="of:=[.AK34]/35" office:value-type="float" office:value="0" calcext:value-type="float">
            <text:p>0.00</text:p>
          </table:table-cell>
          <table:table-cell table:number-columns-repeated="3"/>
          <table:table-cell table:style-name="ce58"/>
          <table:table-cell table:style-name="ce65" table:formula="of:=SUM(['TimeLog201502-201712'.PQ7:'TimeLog201502-201712'.TW7])" office:value-type="float" office:value="0" calcext:value-type="float">
            <text:p>0.0</text:p>
          </table:table-cell>
          <table:table-cell table:number-columns-repeated="981"/>
        </table:table-row>
        <table:table-row table:style-name="ro2">
          <table:table-cell table:formula="of:=['TimeLog201502-201712'.A52]" office:value-type="string" office:string-value="Network-Density Statistics" calcext:value-type="string">
            <text:p>Network-Density Statistics</text:p>
          </table:table-cell>
          <table:table-cell table:style-name="ce33" table:formula="of:=SUM(['TimeLog201502-201712'.AHD52:.AIO52])" office:value-type="float" office:value="19" calcext:value-type="float">
            <text:p>19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Plan</text:p>
          </table:table-cell>
          <table:covered-table-cell table:number-columns-repeated="2"/>
          <table:table-cell table:formula="of:=SUM(['TimeLog201502-201712'.ACU44:.AHC44])" office:value-type="float" office:value="9" calcext:value-type="float">
            <text:p>9</text:p>
          </table:table-cell>
          <table:table-cell table:style-name="Default" table:formula="of:=[.I35]/35" office:value-type="float" office:value="0.257142857142857" calcext:value-type="float">
            <text:p>0.257142857142857</text:p>
          </table:table-cell>
          <table:table-cell/>
          <table:table-cell table:style-name="ce58" office:value-type="string" calcext:value-type="string">
            <text:p>Theory</text:p>
          </table:table-cell>
          <table:table-cell table:formula="of:=SUM(['TimeLog201502-201712'.ABB40:.ACT40])" office:value-type="float" office:value="17" calcext:value-type="float">
            <text:p>17</text:p>
          </table:table-cell>
          <table:table-cell table:formula="of:=[.M35]/35" office:value-type="float" office:value="0.485714285714286" calcext:value-type="float">
            <text:p>0.485714285714286</text:p>
          </table:table-cell>
          <table:table-cell office:value-type="string" calcext:value-type="string">
            <text:p>CorrSynthData</text:p>
          </table:table-cell>
          <table:table-cell office:value-type="string" calcext:value-type="string">
            <text:p>0.5</text:p>
          </table:table-cell>
          <table:table-cell/>
          <table:table-cell table:style-name="ce58" office:value-type="string" calcext:value-type="string">
            <text:p>SpatialEconometrics</text:p>
          </table:table-cell>
          <table:table-cell table:formula="of:=SUM(['TimeLog201502-201712'.ZE35:.ABA35])" office:value-type="float" office:value="3.5" calcext:value-type="float">
            <text:p>3.5</text:p>
          </table:table-cell>
          <table:table-cell table:formula="of:=[.S35]/35" office:value-type="float" office:value="0.1" calcext:value-type="float">
            <text:p>0.1</text:p>
          </table:table-cell>
          <table:table-cell table:style-name="ce58" office:value-type="string" calcext:value-type="string">
            <text:p>BPCaseStudy/SpatialEconometrics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58" office:value-type="string" calcext:value-type="string">
            <text:p>Memoire</text:p>
          </table:table-cell>
          <table:table-cell table:formula="of:=SUM(['TimeLog201502-201712'.XM33:.ZD33])" office:value-type="float" office:value="64" calcext:value-type="float">
            <text:p>64</text:p>
          </table:table-cell>
          <table:table-cell table:formula="of:=[.Y35]/35" office:value-type="float" office:value="1.82857142857143" calcext:value-type="float">
            <text:p>1.82857142857143</text:p>
          </table:table-cell>
          <table:table-cell table:style-name="ce58" office:value-type="string" calcext:value-type="string">
            <text:p>Memoire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58" office:value-type="string" calcext:value-type="string">
            <text:p>NetworkNecessity</text:p>
          </table:table-cell>
          <table:table-cell table:formula="of:=SUM(['TimeLog201502-201712'.VK31:.XL31])" office:value-type="float" office:value="24.5" calcext:value-type="float">
            <text:p>24.5</text:p>
          </table:table-cell>
          <table:table-cell table:style-name="ce37" table:formula="of:=[.AE35]/35" office:value-type="float" office:value="0.7" calcext:value-type="float">
            <text:p>0.70</text:p>
          </table:table-cell>
          <table:table-cell table:style-name="ce58"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 office:value-type="string" calcext:value-type="string">
            <text:p>SantaFe</text:p>
          </table:table-cell>
          <table:table-cell table:formula="of:=SUM(['TimeLog201502-201712'.TY30:.VJ30])" office:value-type="float" office:value="3.5" calcext:value-type="float">
            <text:p>3.5</text:p>
          </table:table-cell>
          <table:table-cell table:style-name="ce37" table:formula="of:=[.AK35]/35" office:value-type="float" office:value="0.1" calcext:value-type="float">
            <text:p>0.10</text:p>
          </table:table-cell>
          <table:table-cell office:value-type="string" calcext:value-type="string">
            <text:p>NetworkNecessity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58" office:value-type="string" calcext:value-type="string">
            <text:p>EnergyPrice</text:p>
          </table:table-cell>
          <table:table-cell table:style-name="ce65" table:formula="of:=SUM(['TimeLog201502-201712'.PQ22:'TimeLog201502-201712'.TW22])" office:value-type="float" office:value="2.5" calcext:value-type="float">
            <text:p>2.5</text:p>
          </table:table-cell>
          <table:table-cell office:value-type="string" calcext:value-type="string">
            <text:p>Bib/reading</text:p>
          </table:table-cell>
          <table:table-cell office:value-type="float" office:value="1.2" calcext:value-type="float">
            <text:p>1.2</text:p>
          </table:table-cell>
          <table:table-cell table:number-columns-repeated="979"/>
        </table:table-row>
        <table:table-row table:style-name="ro13">
          <table:table-cell table:formula="of:=['TimeLog201502-201712'.A53]" office:value-type="string" office:string-value="City Bikes (Side Project)" calcext:value-type="string">
            <text:p>City Bikes (Side Project)</text:p>
          </table:table-cell>
          <table:table-cell table:style-name="ce33" table:formula="of:=SUM(['TimeLog201502-201712'.AHD53:.AIO53])" office:value-type="float" office:value="14.5" calcext:value-type="float">
            <text:p>14.5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'TimeLog201502-201712'.ACU45:.AHC45])" office:value-type="float" office:value="13" calcext:value-type="float">
            <text:p>13</text:p>
          </table:table-cell>
          <table:table-cell table:style-name="Default" table:formula="of:=[.I36]/35" office:value-type="float" office:value="0.371428571428571" calcext:value-type="float">
            <text:p>0.371428571428571</text:p>
          </table:table-cell>
          <table:table-cell/>
          <table:table-cell table:style-name="ce58" office:value-type="string" calcext:value-type="string">
            <text:p>ExperimentalModeling</text:p>
          </table:table-cell>
          <table:table-cell table:formula="of:=SUM(['TimeLog201502-201712'.ABB41:.ACT41])" office:value-type="float" office:value="8" calcext:value-type="float">
            <text:p>8</text:p>
          </table:table-cell>
          <table:table-cell table:formula="of:=[.M36]/35" office:value-type="float" office:value="0.228571428571429" calcext:value-type="float">
            <text:p>0.228571428571429</text:p>
          </table:table-cell>
          <table:table-cell office:value-type="string" calcext:value-type="string">
            <text:p>monitorat</text:p>
          </table:table-cell>
          <table:table-cell table:style-name="ce35" office:value-type="float" office:value="2.4" calcext:value-type="float">
            <text:p>2.4</text:p>
          </table:table-cell>
          <table:table-cell/>
          <table:table-cell table:style-name="ce58" office:value-type="string" calcext:value-type="string">
            <text:p>BPCaseStudy</text:p>
          </table:table-cell>
          <table:table-cell table:formula="of:=SUM(['TimeLog201502-201712'.ZE36:.ABA36])" office:value-type="float" office:value="6.5" calcext:value-type="float">
            <text:p>6.5</text:p>
          </table:table-cell>
          <table:table-cell table:formula="of:=[.S36]/35" office:value-type="float" office:value="0.185714285714286" calcext:value-type="float">
            <text:p>0.185714285714286</text:p>
          </table:table-cell>
          <table:table-cell office:value-type="string" calcext:value-type="string">
            <text:p>Theory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8" office:value-type="string" calcext:value-type="string">
            <text:p>RecurrentNetwork</text:p>
          </table:table-cell>
          <table:table-cell table:formula="of:=SUM(['TimeLog201502-201712'.XM34:.ZD34])" office:value-type="float" office:value="1.5" calcext:value-type="float">
            <text:p>1.5</text:p>
          </table:table-cell>
          <table:table-cell table:formula="of:=[.Y36]/35" office:value-type="float" office:value="0.0428571428571429" calcext:value-type="float">
            <text:p>0.042857142857143</text:p>
          </table:table-cell>
          <table:table-cell office:value-type="string" calcext:value-type="string">
            <text:p>Cybergeo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58" office:value-type="string" calcext:value-type="string">
            <text:p>Chine</text:p>
          </table:table-cell>
          <table:table-cell table:formula="of:=SUM(['TimeLog201502-201712'.VK32:.XL32])" office:value-type="float" office:value="3.5" calcext:value-type="float">
            <text:p>3.5</text:p>
          </table:table-cell>
          <table:table-cell table:style-name="ce37" table:formula="of:=[.AE36]/35" office:value-type="float" office:value="0.1" calcext:value-type="float">
            <text:p>0.10</text:p>
          </table:table-cell>
          <table:table-cell table:style-name="ce58" office:value-type="string" calcext:value-type="string">
            <text:p>MediationEcotox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 office:value-type="string" calcext:value-type="string">
            <text:p>NetworkNecessity</text:p>
          </table:table-cell>
          <table:table-cell table:formula="of:=SUM(['TimeLog201502-201712'.TY31:.VJ31])" office:value-type="float" office:value="59.5" calcext:value-type="float">
            <text:p>59.5</text:p>
          </table:table-cell>
          <table:table-cell table:style-name="ce37" table:formula="of:=[.AK36]/35" office:value-type="float" office:value="1.7" calcext:value-type="float">
            <text:p>1.70</text:p>
          </table:table-cell>
          <table:table-cell office:value-type="string" calcext:value-type="string">
            <text:p>Cybergeo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58" office:value-type="string" calcext:value-type="string">
            <text:p>NetworkMorphogenesis</text:p>
          </table:table-cell>
          <table:table-cell table:style-name="ce65" table:formula="of:=SUM(['TimeLog201502-201712'.PQ23:'TimeLog201502-201712'.TW23])" office:value-type="float" office:value="2" calcext:value-type="float">
            <text:p>2.0</text:p>
          </table:table-cell>
          <table:table-cell office:value-type="string" calcext:value-type="string">
            <text:p>Conference</text:p>
          </table:table-cell>
          <table:table-cell office:value-type="float" office:value="1.9" calcext:value-type="float">
            <text:p>1.9</text:p>
          </table:table-cell>
          <table:table-cell table:number-columns-repeated="979"/>
        </table:table-row>
        <table:table-row table:style-name="ro35">
          <table:table-cell table:formula="of:=['TimeLog201502-201712'.A54]" office:value-type="string" office:string-value="NetLogo Utils" calcext:value-type="string">
            <text:p>NetLogo Utils</text:p>
          </table:table-cell>
          <table:table-cell table:style-name="ce33" table:formula="of:=SUM(['TimeLog201502-201712'.AHD54:.AIO54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'TimeLog201502-201712'.ACU46:.AHC46])" office:value-type="float" office:value="1" calcext:value-type="float">
            <text:p>1</text:p>
          </table:table-cell>
          <table:table-cell table:style-name="Default" table:formula="of:=[.I37]/35" office:value-type="float" office:value="0.0285714285714286" calcext:value-type="float">
            <text:p>0.028571428571429</text:p>
          </table:table-cell>
          <table:table-cell/>
          <table:table-cell table:style-name="ce58" office:value-type="string" calcext:value-type="string">
            <text:p>CorrelatedSyntheticData</text:p>
          </table:table-cell>
          <table:table-cell table:formula="of:=SUM(['TimeLog201502-201712'.ABB42:.ACT42])" office:value-type="float" office:value="11.5" calcext:value-type="float">
            <text:p>11.5</text:p>
          </table:table-cell>
          <table:table-cell table:formula="of:=[.M37]/35" office:value-type="float" office:value="0.328571428571429" calcext:value-type="float">
            <text:p>0.328571428571429</text:p>
          </table:table-cell>
          <table:table-cell office:value-type="string" calcext:value-type="string">
            <text:p>technical (oml)</text:p>
          </table:table-cell>
          <table:table-cell office:value-type="string" calcext:value-type="string">
            <text:p>0.4</text:p>
          </table:table-cell>
          <table:table-cell/>
          <table:table-cell table:style-name="ce58" office:value-type="string" calcext:value-type="string">
            <text:p>Perspectivism</text:p>
          </table:table-cell>
          <table:table-cell table:formula="of:=SUM(['TimeLog201502-201712'.ZE37:.ABA37])" office:value-type="float" office:value="0.5" calcext:value-type="float">
            <text:p>0.5</text:p>
          </table:table-cell>
          <table:table-cell table:formula="of:=[.S37]/35" office:value-type="float" office:value="0.0142857142857143" calcext:value-type="float">
            <text:p>0.014285714285714</text:p>
          </table:table-cell>
          <table:table-cell table:style-name="ce58" office:value-type="string" calcext:value-type="string">
            <text:p>CorrelatedSyntheticData</text:p>
          </table:table-cell>
          <table:table-cell office:value-type="float" office:value="3" calcext:value-type="float">
            <text:p>3</text:p>
          </table:table-cell>
          <table:table-cell/>
          <table:table-cell table:style-name="ce58" office:value-type="string" calcext:value-type="string">
            <text:p>SpatialStatistics</text:p>
          </table:table-cell>
          <table:table-cell table:formula="of:=SUM(['TimeLog201502-201712'.XM35:.ZD35])" office:value-type="float" office:value="1" calcext:value-type="float">
            <text:p>1</text:p>
          </table:table-cell>
          <table:table-cell table:formula="of:=[.Y37]/35" office:value-type="float" office:value="0.0285714285714286" calcext:value-type="float">
            <text:p>0.028571428571429</text:p>
          </table:table-cell>
          <table:table-cell table:style-name="ce58" office:value-type="string" calcext:value-type="string">
            <text:p>Network-Density Statistics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8" office:value-type="string" calcext:value-type="string">
            <text:p>Memoire</text:p>
          </table:table-cell>
          <table:table-cell table:formula="of:=SUM(['TimeLog201502-201712'.VK33:.XL33])" office:value-type="float" office:value="2" calcext:value-type="float">
            <text:p>2</text:p>
          </table:table-cell>
          <table:table-cell table:style-name="ce37" table:formula="of:=[.AE37]/35" office:value-type="float" office:value="0.0571428571428571" calcext:value-type="float">
            <text:p>0.06</text:p>
          </table:table-cell>
          <table:table-cell table:style-name="ce58" office:value-type="string" calcext:value-type="string">
            <text:p>PatentsMini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58" office:value-type="string" calcext:value-type="string">
            <text:p>Chine</text:p>
          </table:table-cell>
          <table:table-cell table:formula="of:=SUM(['TimeLog201502-201712'.TY32:.VJ32])" office:value-type="float" office:value="0.5" calcext:value-type="float">
            <text:p>0.5</text:p>
          </table:table-cell>
          <table:table-cell table:style-name="ce37" table:formula="of:=[.AK37]/35" office:value-type="float" office:value="0.0142857142857143" calcext:value-type="float">
            <text:p>0.01</text:p>
          </table:table-cell>
          <table:table-cell office:value-type="string" calcext:value-type="string">
            <text:p>Misc (AlgoSR, Scaling, Zipf, Gov, Tech, Chine, SFI prep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Territorialisation</text:p>
          </table:table-cell>
          <table:table-cell table:style-name="ce65" table:formula="of:=SUM(['TimeLog201502-201712'.PQ24:'TimeLog201502-201712'.TW24])" office:value-type="float" office:value="3" calcext:value-type="float">
            <text:p>3.0</text:p>
          </table:table-cell>
          <table:table-cell office:value-type="string" calcext:value-type="string">
            <text:p>Misc : orga, tools, discpr, cyb, monitorat, territ, NW, Energy</text:p>
          </table:table-cell>
          <table:table-cell office:value-type="float" office:value="1.4" calcext:value-type="float">
            <text:p>1.4</text:p>
          </table:table-cell>
          <table:table-cell table:number-columns-repeated="979"/>
        </table:table-row>
        <table:table-row table:style-name="ro13">
          <table:table-cell table:formula="of:=['TimeLog201502-201712'.A55]" office:value-type="string" office:string-value="Networking" calcext:value-type="string">
            <text:p>Networking</text:p>
          </table:table-cell>
          <table:table-cell table:style-name="ce33" table:formula="of:=SUM(['TimeLog201502-201712'.AHD55:.AIO55])" office:value-type="float" office:value="3" calcext:value-type="float">
            <text:p>3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'TimeLog201502-201712'.ACU47:.AHC47])" office:value-type="float" office:value="11" calcext:value-type="float">
            <text:p>11</text:p>
          </table:table-cell>
          <table:table-cell table:style-name="Default" table:formula="of:=[.I38]/35" office:value-type="float" office:value="0.314285714285714" calcext:value-type="float">
            <text:p>0.314285714285714</text:p>
          </table:table-cell>
          <table:table-cell/>
          <table:table-cell table:style-name="ce58" office:value-type="string" calcext:value-type="string">
            <text:p>MediationEcotox</text:p>
          </table:table-cell>
          <table:table-cell table:formula="of:=SUM(['TimeLog201502-201712'.ABB43:.ACT43])" office:value-type="float" office:value="9" calcext:value-type="float">
            <text:p>9</text:p>
          </table:table-cell>
          <table:table-cell table:formula="of:=[.M38]/35" office:value-type="float" office:value="0.257142857142857" calcext:value-type="float">
            <text:p>0.257142857142857</text:p>
          </table:table-cell>
          <table:table-cell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 office:value-type="string" calcext:value-type="string">
            <text:p>ABMDynSys</text:p>
          </table:table-cell>
          <table:table-cell table:formula="of:=SUM(['TimeLog201502-201712'.ZE38:.ABA38])" office:value-type="float" office:value="2.5" calcext:value-type="float">
            <text:p>2.5</text:p>
          </table:table-cell>
          <table:table-cell table:formula="of:=[.S38]/35" office:value-type="float" office:value="0.0714285714285714" calcext:value-type="float">
            <text:p>0.071428571428572</text:p>
          </table:table-cell>
          <table:table-cell office:value-type="string" calcext:value-type="string">
            <text:p>Monitorat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58" office:value-type="string" calcext:value-type="string">
            <text:p>RealEstate</text:p>
          </table:table-cell>
          <table:table-cell table:formula="of:=SUM(['TimeLog201502-201712'.XM39:.ZD39])" office:value-type="float" office:value="2" calcext:value-type="float">
            <text:p>2</text:p>
          </table:table-cell>
          <table:table-cell table:formula="of:=[.Y38]/35" office:value-type="float" office:value="0.0571428571428571" calcext:value-type="float">
            <text:p>0.057142857142857</text:p>
          </table:table-cell>
          <table:table-cell office:value-type="string" calcext:value-type="string">
            <text:p>Misc. Inc.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Theory</text:p>
          </table:table-cell>
          <table:table-cell table:formula="of:=SUM(['TimeLog201502-201712'.VK40:.XL40])" office:value-type="float" office:value="7.5" calcext:value-type="float">
            <text:p>7.5</text:p>
          </table:table-cell>
          <table:table-cell table:style-name="ce37" table:formula="of:=[.AE38]/35" office:value-type="float" office:value="0.214285714285714" calcext:value-type="float">
            <text:p>0.21</text:p>
          </table:table-cell>
          <table:table-cell table:style-name="ce58"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 office:value-type="string" calcext:value-type="string">
            <text:p>Memoire</text:p>
          </table:table-cell>
          <table:table-cell table:formula="of:=SUM(['TimeLog201502-201712'.TY33:.VJ33])" office:value-type="float" office:value="0.5" calcext:value-type="float">
            <text:p>0.5</text:p>
          </table:table-cell>
          <table:table-cell table:style-name="ce37" table:formula="of:=[.AK38]/35" office:value-type="float" office:value="0.0142857142857143" calcext:value-type="float">
            <text:p>0.01</text:p>
          </table:table-cell>
          <table:table-cell office:value-type="string" calcext:value-type="string">
            <text:p>Spatial Stats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Reviewing</text:p>
          </table:table-cell>
          <table:table-cell table:style-name="ce65" table:formula="of:=SUM(['TimeLog201502-201712'.PQ25:'TimeLog201502-201712'.TW25])" office:value-type="float" office:value="11" calcext:value-type="float">
            <text:p>11.0</text:p>
          </table:table-cell>
          <table:table-cell office:value-type="string" calcext:value-type="string">
            <text:p>Reviewing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2">
          <table:table-cell table:formula="of:=['TimeLog201502-201712'.A56]" office:value-type="string" office:string-value="Stochastic Urban Growth" calcext:value-type="string">
            <text:p>Stochastic Urban Growth</text:p>
          </table:table-cell>
          <table:table-cell table:style-name="ce33" table:formula="of:=SUM(['TimeLog201502-201712'.AHD56:.AIO56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MetaZipf</text:p>
          </table:table-cell>
          <table:covered-table-cell table:number-columns-repeated="2"/>
          <table:table-cell table:formula="of:=SUM(['TimeLog201502-201712'.ACU48:.AHC48])" office:value-type="float" office:value="7.5" calcext:value-type="float">
            <text:p>7.5</text:p>
          </table:table-cell>
          <table:table-cell table:style-name="Default" table:formula="of:=[.I39]/35" office:value-type="float" office:value="0.214285714285714" calcext:value-type="float">
            <text:p>0.214285714285714</text:p>
          </table:table-cell>
          <table:table-cell/>
          <table:table-cell table:style-name="ce58" office:value-type="string" calcext:value-type="string">
            <text:p>Plan</text:p>
          </table:table-cell>
          <table:table-cell table:formula="of:=SUM(['TimeLog201502-201712'.ABB44:.ACT44])" office:value-type="float" office:value="7" calcext:value-type="float">
            <text:p>7</text:p>
          </table:table-cell>
          <table:table-cell table:formula="of:=[.M39]/35" office:value-type="float" office:value="0.2" calcext:value-type="float">
            <text:p>0.2</text:p>
          </table:table-cell>
          <table:table-cell office:value-type="string" calcext:value-type="string">
            <text:p>Misc inc.</text:p>
          </table:table-cell>
          <table:table-cell office:value-type="string" calcext:value-type="string">
            <text:p>0.5</text:p>
          </table:table-cell>
          <table:table-cell/>
          <table:table-cell table:style-name="ce58" office:value-type="string" calcext:value-type="string">
            <text:p>RealEstate</text:p>
          </table:table-cell>
          <table:table-cell table:formula="of:=SUM(['TimeLog201502-201712'.ZE39:.ABA39])" office:value-type="float" office:value="4" calcext:value-type="float">
            <text:p>4</text:p>
          </table:table-cell>
          <table:table-cell table:formula="of:=[.S39]/35" office:value-type="float" office:value="0.114285714285714" calcext:value-type="float">
            <text:p>0.114285714285714</text:p>
          </table:table-cell>
          <table:table-cell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 office:value-type="string" calcext:value-type="string">
            <text:p>Theory</text:p>
          </table:table-cell>
          <table:table-cell table:formula="of:=SUM(['TimeLog201502-201712'.XM40:.ZD40])" office:value-type="float" office:value="2" calcext:value-type="float">
            <text:p>2</text:p>
          </table:table-cell>
          <table:table-cell table:formula="of:=[.Y39]/35" office:value-type="float" office:value="0.0571428571428571" calcext:value-type="float">
            <text:p>0.057142857142857</text:p>
          </table:table-cell>
          <table:table-cell office:value-type="string" calcext:value-type="string">
            <text:p>Seminars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58" office:value-type="string" calcext:value-type="string">
            <text:p>MediationEcotox</text:p>
          </table:table-cell>
          <table:table-cell table:formula="of:=SUM(['TimeLog201502-201712'.VK43:.XL43])" office:value-type="float" office:value="37.5" calcext:value-type="float">
            <text:p>37.5</text:p>
          </table:table-cell>
          <table:table-cell table:style-name="ce37" table:formula="of:=[.AE39]/35" office:value-type="float" office:value="1.07142857142857" calcext:value-type="float">
            <text:p>1.07</text:p>
          </table:table-cell>
          <table:table-cell table:style-name="ce58" office:value-type="string" calcext:value-type="string">
            <text:p>DensityGeneration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58" office:value-type="string" calcext:value-type="string">
            <text:p>SpatialStatistics</text:p>
          </table:table-cell>
          <table:table-cell table:formula="of:=SUM(['TimeLog201502-201712'.TY35:.VJ35])" office:value-type="float" office:value="7" calcext:value-type="float">
            <text:p>7</text:p>
          </table:table-cell>
          <table:table-cell table:style-name="ce37" table:formula="of:=[.AK39]/35" office:value-type="float" office:value="0.2" calcext:value-type="float">
            <text:p>0.20</text:p>
          </table:table-cell>
          <table:table-cell office:value-type="string" calcext:value-type="string">
            <text:p>Side (Transportation&amp;Ecotox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LanguageABM</text:p>
          </table:table-cell>
          <table:table-cell table:style-name="ce65" table:formula="of:=SUM(['TimeLog201502-201712'.PQ26:'TimeLog201502-201712'.TW26])" office:value-type="float" office:value="15.5" calcext:value-type="float">
            <text:p>15.5</text:p>
          </table:table-cell>
          <table:table-cell office:value-type="string" calcext:value-type="string">
            <text:p>SFICSSS</text:p>
          </table:table-cell>
          <table:table-cell office:value-type="float" office:value="4.7" calcext:value-type="float">
            <text:p>4.7</text:p>
          </table:table-cell>
          <table:table-cell table:number-columns-repeated="979"/>
        </table:table-row>
        <table:table-row table:style-name="ro35">
          <table:table-cell table:formula="of:=['TimeLog201502-201712'.A57]" office:value-type="string" office:string-value="TransportationEquilibrium (Side Project)" calcext:value-type="string">
            <text:p>TransportationEquilibrium (Side Project)</text:p>
          </table:table-cell>
          <table:table-cell table:style-name="ce33" table:formula="of:=SUM(['TimeLog201502-201712'.AHD57:.AIO57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Monitorat</text:p>
          </table:table-cell>
          <table:covered-table-cell table:number-columns-repeated="2"/>
          <table:table-cell table:formula="of:=SUM(['TimeLog201502-201712'.ACU49:.AHC49])" office:value-type="float" office:value="97.5" calcext:value-type="float">
            <text:p>97.5</text:p>
          </table:table-cell>
          <table:table-cell table:style-name="Default" table:formula="of:=[.I40]/35" office:value-type="float" office:value="2.78571428571429" calcext:value-type="float">
            <text:p>2.78571428571429</text:p>
          </table:table-cell>
          <table:table-cell/>
          <table:table-cell table:style-name="ce58" office:value-type="string" calcext:value-type="string">
            <text:p>DensityGeneration</text:p>
          </table:table-cell>
          <table:table-cell table:formula="of:=SUM(['TimeLog201502-201712'.ABB45:.ACT45])" office:value-type="float" office:value="14.5" calcext:value-type="float">
            <text:p>14.5</text:p>
          </table:table-cell>
          <table:table-cell table:formula="of:=[.M40]/35" office:value-type="float" office:value="0.414285714285714" calcext:value-type="float">
            <text:p>0.414285714285714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0.2</text:p>
          </table:table-cell>
          <table:table-cell/>
          <table:table-cell table:style-name="ce58" office:value-type="string" calcext:value-type="string">
            <text:p>Theory</text:p>
          </table:table-cell>
          <table:table-cell table:formula="of:=SUM(['TimeLog201502-201712'.ZE40:.ABA40])" office:value-type="float" office:value="6.5" calcext:value-type="float">
            <text:p>6.5</text:p>
          </table:table-cell>
          <table:table-cell table:formula="of:=[.S40]/35" office:value-type="float" office:value="0.185714285714286" calcext:value-type="float">
            <text:p>0.185714285714286</text:p>
          </table:table-cell>
          <table:table-cell office:value-type="string" calcext:value-type="string">
            <text:p>Misc inc.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8" office:value-type="string" calcext:value-type="string">
            <text:p>CorrelatedSyntheticData</text:p>
          </table:table-cell>
          <table:table-cell table:formula="of:=SUM(['TimeLog201502-201712'.XM42:.ZD42])" office:value-type="float" office:value="8" calcext:value-type="float">
            <text:p>8</text:p>
          </table:table-cell>
          <table:table-cell table:formula="of:=[.Y40]/35" office:value-type="float" office:value="0.228571428571429" calcext:value-type="float">
            <text:p>0.228571428571429</text:p>
          </table:table-cell>
          <table:table-cell table:number-columns-repeated="3"/>
          <table:table-cell table:style-name="ce58" office:value-type="string" calcext:value-type="string">
            <text:p>DensityGeneration</text:p>
          </table:table-cell>
          <table:table-cell table:formula="of:=SUM(['TimeLog201502-201712'.VK45:.XL45])" office:value-type="float" office:value="13.5" calcext:value-type="float">
            <text:p>13.5</text:p>
          </table:table-cell>
          <table:table-cell table:style-name="ce37" table:formula="of:=[.AE40]/35" office:value-type="float" office:value="0.385714285714286" calcext:value-type="float">
            <text:p>0.39</text:p>
          </table:table-cell>
          <table:table-cell table:style-name="ce58" office:value-type="string" calcext:value-type="string">
            <text:p>TransportationEquilibrium (Side Project)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58" office:value-type="string" calcext:value-type="string">
            <text:p>Theory</text:p>
          </table:table-cell>
          <table:table-cell table:formula="of:=SUM(['TimeLog201502-201712'.TY40:.VJ40])" office:value-type="float" office:value="2" calcext:value-type="float">
            <text:p>2</text:p>
          </table:table-cell>
          <table:table-cell table:style-name="ce37" table:formula="of:=[.AK40]/35" office:value-type="float" office:value="0.0571428571428571" calcext:value-type="float">
            <text:p>0.06</text:p>
          </table:table-cell>
          <table:table-cell table:style-name="ce58" office:value-type="string" calcext:value-type="string">
            <text:p>Organisation/Workflow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58" office:value-type="string" calcext:value-type="string">
            <text:p>CircularEconomy</text:p>
          </table:table-cell>
          <table:table-cell table:style-name="ce65" table:formula="of:=SUM(['TimeLog201502-201712'.PQ27:'TimeLog201502-201712'.TW27])" office:value-type="float" office:value="29.75" calcext:value-type="float">
            <text:p>29.8</text:p>
          </table:table-cell>
          <table:table-cell office:value-type="string" calcext:value-type="string">
            <text:p>TransportationEquilibrium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2">
          <table:table-cell table:formula="of:=['TimeLog201502-201712'.A58]" office:value-type="string" office:string-value="Biological NW Generation" calcext:value-type="string">
            <text:p>Biological NW Generation</text:p>
          </table:table-cell>
          <table:table-cell table:style-name="ce33" table:formula="of:=SUM(['TimeLog201502-201712'.AHD58:.AIO58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CyberGeo</text:p>
          </table:table-cell>
          <table:covered-table-cell table:number-columns-repeated="2"/>
          <table:table-cell table:formula="of:=SUM(['TimeLog201502-201712'.ACU50:.AHC50])" office:value-type="float" office:value="50" calcext:value-type="float">
            <text:p>50</text:p>
          </table:table-cell>
          <table:table-cell table:style-name="Default" table:formula="of:=[.I41]/35" office:value-type="float" office:value="1.42857142857143" calcext:value-type="float">
            <text:p>1.42857142857143</text:p>
          </table:table-cell>
          <table:table-cell/>
          <table:table-cell table:style-name="ce58" office:value-type="string" calcext:value-type="string">
            <text:p>PatentsMining</text:p>
          </table:table-cell>
          <table:table-cell table:formula="of:=SUM(['TimeLog201502-201712'.ABB47:.ACT47])" office:value-type="float" office:value="19" calcext:value-type="float">
            <text:p>19</text:p>
          </table:table-cell>
          <table:table-cell table:formula="of:=[.M41]/35" office:value-type="float" office:value="0.542857142857143" calcext:value-type="float">
            <text:p>0.542857142857143</text:p>
          </table:table-cell>
          <table:table-cell table:number-columns-repeated="3"/>
          <table:table-cell table:style-name="ce58" office:value-type="string" calcext:value-type="string">
            <text:p>ExperimentalModeling</text:p>
          </table:table-cell>
          <table:table-cell table:formula="of:=SUM(['TimeLog201502-201712'.ZE41:.ABA41])" office:value-type="float" office:value="4.5" calcext:value-type="float">
            <text:p>4.5</text:p>
          </table:table-cell>
          <table:table-cell table:formula="of:=[.S41]/35" office:value-type="float" office:value="0.128571428571429" calcext:value-type="float">
            <text:p>0.128571428571429</text:p>
          </table:table-cell>
          <table:table-cell office:value-type="string" calcext:value-type="string">
            <text:p>Reading recor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8" office:value-type="string" calcext:value-type="string">
            <text:p>MediationEcotox</text:p>
          </table:table-cell>
          <table:table-cell table:formula="of:=SUM(['TimeLog201502-201712'.XM43:.ZD43])" office:value-type="float" office:value="2" calcext:value-type="float">
            <text:p>2</text:p>
          </table:table-cell>
          <table:table-cell table:formula="of:=[.Y41]/35" office:value-type="float" office:value="0.0571428571428571" calcext:value-type="float">
            <text:p>0.057142857142857</text:p>
          </table:table-cell>
          <table:table-cell table:number-columns-repeated="3"/>
          <table:table-cell table:style-name="ce58" office:value-type="string" calcext:value-type="string">
            <text:p>PatentsMining</text:p>
          </table:table-cell>
          <table:table-cell table:formula="of:=SUM(['TimeLog201502-201712'.VK47:.XL47])" office:value-type="float" office:value="68.5" calcext:value-type="float">
            <text:p>68.5</text:p>
          </table:table-cell>
          <table:table-cell table:style-name="ce37" table:formula="of:=[.AE41]/35" office:value-type="float" office:value="1.95714285714286" calcext:value-type="float">
            <text:p>1.96</text:p>
          </table:table-cell>
          <table:table-cell table:style-name="ce58" office:value-type="string" calcext:value-type="string">
            <text:p>Discrepancy (Side Project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MediationEcotox</text:p>
          </table:table-cell>
          <table:table-cell table:formula="of:=SUM(['TimeLog201502-201712'.TY43:.VJ43])" office:value-type="float" office:value="10.5" calcext:value-type="float">
            <text:p>10.5</text:p>
          </table:table-cell>
          <table:table-cell table:style-name="ce37" table:formula="of:=[.AK41]/35" office:value-type="float" office:value="0.3" calcext:value-type="float">
            <text:p>0.30</text:p>
          </table:table-cell>
          <table:table-cell table:style-name="ce58" office:value-type="string" calcext:value-type="string">
            <text:p>Seminar/Conference/Course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58" office:value-type="string" calcext:value-type="string">
            <text:p>Morphogenesis</text:p>
          </table:table-cell>
          <table:table-cell table:style-name="ce65" table:formula="of:=SUM(['TimeLog201502-201712'.PQ28:'TimeLog201502-201712'.TW28])" office:value-type="float" office:value="10.75" calcext:value-type="float">
            <text:p>10.8</text:p>
          </table:table-cell>
          <table:table-cell office:value-type="string" calcext:value-type="string">
            <text:p>NwDensity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2">
          <table:table-cell table:formula="of:=['TimeLog201502-201712'.A59]" office:value-type="string" office:string-value="Discrepancy (Side Project)" calcext:value-type="string">
            <text:p>Discrepancy (Side Project)</text:p>
          </table:table-cell>
          <table:table-cell table:style-name="ce33" table:formula="of:=SUM(['TimeLog201502-201712'.AHD59:.AIO59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'TimeLog201502-201712'.ACU51:.AHC51])" office:value-type="float" office:value="38" calcext:value-type="float">
            <text:p>38</text:p>
          </table:table-cell>
          <table:table-cell table:style-name="Default" table:formula="of:=[.I42]/35" office:value-type="float" office:value="1.08571428571429" calcext:value-type="float">
            <text:p>1.08571428571429</text:p>
          </table:table-cell>
          <table:table-cell/>
          <table:table-cell table:style-name="ce58" office:value-type="string" calcext:value-type="string">
            <text:p>MetaZipf</text:p>
          </table:table-cell>
          <table:table-cell table:formula="of:=SUM(['TimeLog201502-201712'.ABB48:.ACT48])" office:value-type="float" office:value="7" calcext:value-type="float">
            <text:p>7</text:p>
          </table:table-cell>
          <table:table-cell table:formula="of:=[.M42]/35" office:value-type="float" office:value="0.2" calcext:value-type="float">
            <text:p>0.2</text:p>
          </table:table-cell>
          <table:table-cell table:number-columns-repeated="3"/>
          <table:table-cell table:style-name="ce58" office:value-type="string" calcext:value-type="string">
            <text:p>CorrelatedSyntheticData</text:p>
          </table:table-cell>
          <table:table-cell table:formula="of:=SUM(['TimeLog201502-201712'.ZE42:.ABA42])" office:value-type="float" office:value="108" calcext:value-type="float">
            <text:p>108</text:p>
          </table:table-cell>
          <table:table-cell table:formula="of:=[.S42]/35" office:value-type="float" office:value="3.08571428571429" calcext:value-type="float">
            <text:p>3.08571428571429</text:p>
          </table:table-cell>
          <table:table-cell office:value-type="string" calcext:value-type="string">
            <text:p>Conference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8" office:value-type="string" calcext:value-type="string">
            <text:p>PatentsMining</text:p>
          </table:table-cell>
          <table:table-cell table:formula="of:=SUM(['TimeLog201502-201712'.XM47:.ZD47])" office:value-type="float" office:value="22" calcext:value-type="float">
            <text:p>22</text:p>
          </table:table-cell>
          <table:table-cell table:formula="of:=[.Y42]/35" office:value-type="float" office:value="0.628571428571429" calcext:value-type="float">
            <text:p>0.628571428571429</text:p>
          </table:table-cell>
          <table:table-cell table:number-columns-repeated="3"/>
          <table:table-cell table:style-name="ce58" office:value-type="string" calcext:value-type="string">
            <text:p>CyberGeo</text:p>
          </table:table-cell>
          <table:table-cell table:formula="of:=SUM(['TimeLog201502-201712'.VK50:.XL50])" office:value-type="float" office:value="35" calcext:value-type="float">
            <text:p>35</text:p>
          </table:table-cell>
          <table:table-cell table:style-name="ce37" table:formula="of:=[.AE42]/35" office:value-type="float" office:value="1" calcext:value-type="float">
            <text:p>1.00</text:p>
          </table:table-cell>
          <table:table-cell table:style-name="ce58" office:value-type="string" calcext:value-type="string">
            <text:p>Technical Tools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8" office:value-type="string" calcext:value-type="string">
            <text:p>PatentsMining</text:p>
          </table:table-cell>
          <table:table-cell table:formula="of:=SUM(['TimeLog201502-201712'.TY47:.VJ47])" office:value-type="float" office:value="25" calcext:value-type="float">
            <text:p>25</text:p>
          </table:table-cell>
          <table:table-cell table:style-name="ce37" table:formula="of:=[.AK42]/35" office:value-type="float" office:value="0.714285714285714" calcext:value-type="float">
            <text:p>0.71</text:p>
          </table:table-cell>
          <table:table-cell table:style-name="ce56" office:value-type="string" calcext:value-type="string">
            <text:p>General Bibliography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58" office:value-type="string" calcext:value-type="string">
            <text:p>FilmsMining</text:p>
          </table:table-cell>
          <table:table-cell table:style-name="ce65" table:formula="of:=SUM(['TimeLog201502-201712'.PQ29:'TimeLog201502-201712'.TW29])" office:value-type="float" office:value="16.25" calcext:value-type="float">
            <text:p>16.3</text:p>
          </table:table-cell>
          <table:table-cell office:value-type="string" calcext:value-type="string">
            <text:p>Chine</text:p>
          </table:table-cell>
          <table:table-cell office:value-type="float" office:value="0.2" calcext:value-type="float">
            <text:p>0.2</text:p>
          </table:table-cell>
          <table:table-cell table:number-columns-repeated="979"/>
        </table:table-row>
        <table:table-row table:style-name="ro2">
          <table:table-cell table:formula="of:=['TimeLog201502-201712'.A60]" office:value-type="string" office:string-value="Scaling" calcext:value-type="string">
            <text:p>Scaling</text:p>
          </table:table-cell>
          <table:table-cell table:style-name="ce33" table:formula="of:=SUM(['TimeLog201502-201712'.AHD60:.AIO60])" office:value-type="float" office:value="5.5" calcext:value-type="float">
            <text:p>5.5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'TimeLog201502-201712'.ACU52:.AHC52])" office:value-type="float" office:value="6" calcext:value-type="float">
            <text:p>6</text:p>
          </table:table-cell>
          <table:table-cell table:style-name="Default" table:formula="of:=[.I43]/35" office:value-type="float" office:value="0.171428571428571" calcext:value-type="float">
            <text:p>0.171428571428571</text:p>
          </table:table-cell>
          <table:table-cell/>
          <table:table-cell table:style-name="ce58" office:value-type="string" calcext:value-type="string">
            <text:p>Monitorat</text:p>
          </table:table-cell>
          <table:table-cell table:formula="of:=SUM(['TimeLog201502-201712'.ABB49:.ACT49])" office:value-type="float" office:value="79.5" calcext:value-type="float">
            <text:p>79.5</text:p>
          </table:table-cell>
          <table:table-cell table:formula="of:=[.M43]/35" office:value-type="float" office:value="2.27142857142857" calcext:value-type="float">
            <text:p>2.27142857142857</text:p>
          </table:table-cell>
          <table:table-cell table:number-columns-repeated="3"/>
          <table:table-cell table:style-name="ce58" office:value-type="string" calcext:value-type="string">
            <text:p>PatentsMining</text:p>
          </table:table-cell>
          <table:table-cell table:formula="of:=SUM(['TimeLog201502-201712'.ZE47:.ABA47])" office:value-type="float" office:value="5" calcext:value-type="float">
            <text:p>5</text:p>
          </table:table-cell>
          <table:table-cell table:formula="of:=[.S43]/35" office:value-type="float" office:value="0.142857142857143" calcext:value-type="float">
            <text:p>0.142857142857143</text:p>
          </table:table-cell>
          <table:table-cell table:number-columns-repeated="3"/>
          <table:table-cell table:style-name="ce58" office:value-type="string" calcext:value-type="string">
            <text:p>Monitorat</text:p>
          </table:table-cell>
          <table:table-cell table:formula="of:=SUM(['TimeLog201502-201712'.XM49:.ZD49])" office:value-type="float" office:value="2" calcext:value-type="float">
            <text:p>2</text:p>
          </table:table-cell>
          <table:table-cell table:formula="of:=[.Y43]/35" office:value-type="float" office:value="0.0571428571428571" calcext:value-type="float">
            <text:p>0.057142857142857</text:p>
          </table:table-cell>
          <table:table-cell table:number-columns-repeated="3"/>
          <table:table-cell table:style-name="ce58" office:value-type="string" calcext:value-type="string">
            <text:p>Network-Density Statistics</text:p>
          </table:table-cell>
          <table:table-cell table:formula="of:=SUM(['TimeLog201502-201712'.VK52:.XL52])" office:value-type="float" office:value="2.5" calcext:value-type="float">
            <text:p>2.5</text:p>
          </table:table-cell>
          <table:table-cell table:style-name="ce37" table:formula="of:=[.AE43]/35" office:value-type="float" office:value="0.0714285714285714" calcext:value-type="float">
            <text:p>0.07</text:p>
          </table:table-cell>
          <table:table-cell table:style-name="ce58" office:value-type="string" calcext:value-type="string">
            <text:p>Organisation/Workflow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MetaZipf</text:p>
          </table:table-cell>
          <table:table-cell table:formula="of:=SUM(['TimeLog201502-201712'.TY48:.VJ48])" office:value-type="float" office:value="2" calcext:value-type="float">
            <text:p>2</text:p>
          </table:table-cell>
          <table:table-cell table:style-name="ce37" table:formula="of:=[.AK43]/35" office:value-type="float" office:value="0.0571428571428571" calcext:value-type="float">
            <text:p>0.06</text:p>
          </table:table-cell>
          <table:table-cell table:style-name="Default" table:number-columns-repeated="2"/>
          <table:table-cell/>
          <table:table-cell table:style-name="ce58" office:value-type="string" calcext:value-type="string">
            <text:p>SantaFe</text:p>
          </table:table-cell>
          <table:table-cell table:style-name="ce65" table:formula="of:=SUM(['TimeLog201502-201712'.PQ30:'TimeLog201502-201712'.TW30])" office:value-type="float" office:value="94.75" calcext:value-type="float">
            <text:p>94.8</text:p>
          </table:table-cell>
          <table:table-cell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2">
          <table:table-cell table:formula="of:=['TimeLog201502-201712'.A61]" office:value-type="string" office:string-value="Governance" calcext:value-type="string">
            <text:p>Governance</text:p>
          </table:table-cell>
          <table:table-cell table:style-name="ce33" table:formula="of:=SUM(['TimeLog201502-201712'.AHD61:.AIO61])" office:value-type="float" office:value="40.5" calcext:value-type="float">
            <text:p>40.5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'TimeLog201502-201712'.ACU53:.AHC53])" office:value-type="float" office:value="0" calcext:value-type="float">
            <text:p>0</text:p>
          </table:table-cell>
          <table:table-cell table:style-name="Default" table:formula="of:=[.I44]/35"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CyberGeo</text:p>
          </table:table-cell>
          <table:table-cell table:formula="of:=SUM(['TimeLog201502-201712'.ABB50:.ACT50])" office:value-type="float" office:value="39.5" calcext:value-type="float">
            <text:p>39.5</text:p>
          </table:table-cell>
          <table:table-cell table:formula="of:=[.M44]/35" office:value-type="float" office:value="1.12857142857143" calcext:value-type="float">
            <text:p>1.12857142857143</text:p>
          </table:table-cell>
          <table:table-cell table:number-columns-repeated="3"/>
          <table:table-cell table:style-name="ce58" office:value-type="string" calcext:value-type="string">
            <text:p>Monitorat</text:p>
          </table:table-cell>
          <table:table-cell table:formula="of:=SUM(['TimeLog201502-201712'.ZE49:.ABA49])" office:value-type="float" office:value="46.5" calcext:value-type="float">
            <text:p>46.5</text:p>
          </table:table-cell>
          <table:table-cell table:formula="of:=[.S44]/35" office:value-type="float" office:value="1.32857142857143" calcext:value-type="float">
            <text:p>1.32857142857143</text:p>
          </table:table-cell>
          <table:table-cell table:number-columns-repeated="3"/>
          <table:table-cell table:style-name="ce58" office:value-type="string" calcext:value-type="string">
            <text:p>CyberGeo</text:p>
          </table:table-cell>
          <table:table-cell table:formula="of:=SUM(['TimeLog201502-201712'.XM50:.ZD50])" office:value-type="float" office:value="63" calcext:value-type="float">
            <text:p>63</text:p>
          </table:table-cell>
          <table:table-cell table:formula="of:=[.Y44]/35" office:value-type="float" office:value="1.8" calcext:value-type="float">
            <text:p>1.8</text:p>
          </table:table-cell>
          <table:table-cell table:number-columns-repeated="3"/>
          <table:table-cell table:style-name="ce58" office:value-type="string" calcext:value-type="string">
            <text:p>City Bikes (Side Project)</text:p>
          </table:table-cell>
          <table:table-cell table:formula="of:=SUM(['TimeLog201502-201712'.VK53:.XL53])" office:value-type="float" office:value="2" calcext:value-type="float">
            <text:p>2</text:p>
          </table:table-cell>
          <table:table-cell table:style-name="ce37" table:formula="of:=[.AE44]/35" office:value-type="float" office:value="0.0571428571428571" calcext:value-type="float">
            <text:p>0.06</text:p>
          </table:table-cell>
          <table:table-cell table:style-name="ce58" office:value-type="string" calcext:value-type="string">
            <text:p>Seminar/Conference/Course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8" office:value-type="string" calcext:value-type="string">
            <text:p>CyberGeo</text:p>
          </table:table-cell>
          <table:table-cell table:formula="of:=SUM(['TimeLog201502-201712'.TY50:.VJ50])" office:value-type="float" office:value="56" calcext:value-type="float">
            <text:p>56</text:p>
          </table:table-cell>
          <table:table-cell table:style-name="ce37" table:formula="of:=[.AK44]/35" office:value-type="float" office:value="1.6" calcext:value-type="float">
            <text:p>1.60</text:p>
          </table:table-cell>
          <table:table-cell table:style-name="Default" table:number-columns-repeated="2"/>
          <table:table-cell/>
          <table:table-cell table:style-name="ce58" office:value-type="string" calcext:value-type="string">
            <text:p>NetworkNecessity</text:p>
          </table:table-cell>
          <table:table-cell table:style-name="ce65" table:formula="of:=SUM(['TimeLog201502-201712'.PQ31:'TimeLog201502-201712'.TW31])" office:value-type="float" office:value="36" calcext:value-type="float">
            <text:p>36.0</text:p>
          </table:table-cell>
          <table:table-cell office:value-type="string" calcext:value-type="string">
            <text:p>Holidays</text:p>
          </table:table-cell>
          <table:table-cell office:value-type="float" office:value="2.5" calcext:value-type="float">
            <text:p>2.5</text:p>
          </table:table-cell>
          <table:table-cell table:number-columns-repeated="979"/>
        </table:table-row>
        <table:table-row table:style-name="ro2">
          <table:table-cell table:formula="of:=['TimeLog201502-201712'.A62]" office:value-type="string" office:string-value="Synthetic Data Control" calcext:value-type="string">
            <text:p>Synthetic Data Control</text:p>
          </table:table-cell>
          <table:table-cell table:style-name="ce33" table:formula="of:=SUM(['TimeLog201502-201712'.AHD62:.AIO62])" office:value-type="float" office:value="14.5" calcext:value-type="float">
            <text:p>14.5</text:p>
          </table:table-cell>
          <table:table-cell table:number-columns-repeated="3"/>
          <table:table-cell table:style-name="ce58" office:value-type="string" calcext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'TimeLog201502-201712'.ACU54:.AHC54])" office:value-type="float" office:value="0" calcext:value-type="float">
            <text:p>0</text:p>
          </table:table-cell>
          <table:table-cell table:style-name="Default" table:formula="of:=[.I45]/35" office:value-type="float" office:value="0" calcext:value-type="float">
            <text:p>0</text:p>
          </table:table-cell>
          <table:table-cell/>
          <table:table-cell table:style-name="ce61" office:value-type="string" calcext:value-type="string">
            <text:p>Synthetic Data Control</text:p>
          </table:table-cell>
          <table:table-cell table:formula="of:=SUM(['TimeLog201502-201712'.ABB62:.ACT62])" office:value-type="float" office:value="3" calcext:value-type="float">
            <text:p>3</text:p>
          </table:table-cell>
          <table:table-cell table:formula="of:=[.M45]/35" office:value-type="float" office:value="0.0857142857142857" calcext:value-type="float">
            <text:p>0.085714285714286</text:p>
          </table:table-cell>
          <table:table-cell table:number-columns-repeated="3"/>
          <table:table-cell table:style-name="ce58" office:value-type="string" calcext:value-type="string">
            <text:p>CyberGeo</text:p>
          </table:table-cell>
          <table:table-cell table:formula="of:=SUM(['TimeLog201502-201712'.ZE50:.ABA50])" office:value-type="float" office:value="31.5" calcext:value-type="float">
            <text:p>31.5</text:p>
          </table:table-cell>
          <table:table-cell table:formula="of:=[.S45]/35" office:value-type="float" office:value="0.9" calcext:value-type="float">
            <text:p>0.9</text:p>
          </table:table-cell>
          <table:table-cell table:number-columns-repeated="3"/>
          <table:table-cell table:style-name="ce58" office:value-type="string" calcext:value-type="string">
            <text:p>SpaceMatters</text:p>
          </table:table-cell>
          <table:table-cell table:formula="of:=SUM(['TimeLog201502-201712'.XM51:.ZD51])" office:value-type="float" office:value="1" calcext:value-type="float">
            <text:p>1</text:p>
          </table:table-cell>
          <table:table-cell table:formula="of:=[.Y45]/35" office:value-type="float" office:value="0.0285714285714286" calcext:value-type="float">
            <text:p>0.028571428571429</text:p>
          </table:table-cell>
          <table:table-cell table:number-columns-repeated="3"/>
          <table:table-cell table:style-name="ce58" office:value-type="string" calcext:value-type="string">
            <text:p>TransportationEquilibrium (Side Project)</text:p>
          </table:table-cell>
          <table:table-cell table:formula="of:=SUM(['TimeLog201502-201712'.VK57:.XL57])" office:value-type="float" office:value="14" calcext:value-type="float">
            <text:p>14</text:p>
          </table:table-cell>
          <table:table-cell table:style-name="ce37" table:formula="of:=[.AE45]/35" office:value-type="float" office:value="0.4" calcext:value-type="float">
            <text:p>0.40</text:p>
          </table:table-cell>
          <table:table-cell table:style-name="ce61" office:value-type="string" calcext:value-type="string">
            <text:p>Reading Recor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58" office:value-type="string" calcext:value-type="string">
            <text:p>SpaceMatters</text:p>
          </table:table-cell>
          <table:table-cell table:formula="of:=SUM(['TimeLog201502-201712'.TY51:.VJ51])" office:value-type="float" office:value="0.5" calcext:value-type="float">
            <text:p>0.5</text:p>
          </table:table-cell>
          <table:table-cell table:style-name="ce37" table:formula="of:=[.AK45]/35" office:value-type="float" office:value="0.0142857142857143" calcext:value-type="float">
            <text:p>0.01</text:p>
          </table:table-cell>
          <table:table-cell table:style-name="Default" table:number-columns-repeated="2"/>
          <table:table-cell/>
          <table:table-cell table:style-name="ce58" office:value-type="string" calcext:value-type="string">
            <text:p>Chine</text:p>
          </table:table-cell>
          <table:table-cell table:style-name="ce65" table:formula="of:=SUM(['TimeLog201502-201712'.PQ32:'TimeLog201502-201712'.TW32])" office:value-type="float" office:value="6" calcext:value-type="float">
            <text:p>6.0</text:p>
          </table:table-cell>
          <table:table-cell table:number-columns-repeated="981"/>
        </table:table-row>
        <table:table-row table:style-name="ro2">
          <table:table-cell table:formula="of:=['TimeLog201502-201712'.A63]" office:value-type="string" office:string-value="Theoretical Model Coupling" calcext:value-type="string">
            <text:p>Theoretical Model Coupling</text:p>
          </table:table-cell>
          <table:table-cell table:style-name="ce33" table:formula="of:=SUM(['TimeLog201502-201712'.AHD63:.AIO63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Networking</text:p>
          </table:table-cell>
          <table:table-cell table:number-columns-repeated="2"/>
          <table:table-cell table:formula="of:=SUM(['TimeLog201502-201712'.ACU55:.AHC55])" office:value-type="float" office:value="0" calcext:value-type="float">
            <text:p>0</text:p>
          </table:table-cell>
          <table:table-cell table:style-name="Default" table:formula="of:=[.I46]/35"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Technical Tools</text:p>
          </table:table-cell>
          <table:table-cell table:formula="of:=SUM(['TimeLog201502-201712'.ABB66:.ACT66])" office:value-type="float" office:value="12" calcext:value-type="float">
            <text:p>12</text:p>
          </table:table-cell>
          <table:table-cell table:formula="of:=[.M46]/35" office:value-type="float" office:value="0.342857142857143" calcext:value-type="float">
            <text:p>0.342857142857143</text:p>
          </table:table-cell>
          <table:table-cell table:number-columns-repeated="3"/>
          <table:table-cell table:style-name="ce58" office:value-type="string" calcext:value-type="string">
            <text:p>SpaceMatters</text:p>
          </table:table-cell>
          <table:table-cell table:formula="of:=SUM(['TimeLog201502-201712'.ZE51:.ABA51])" office:value-type="float" office:value="0.5" calcext:value-type="float">
            <text:p>0.5</text:p>
          </table:table-cell>
          <table:table-cell table:formula="of:=[.S46]/35" office:value-type="float" office:value="0.0142857142857143" calcext:value-type="float">
            <text:p>0.014285714285714</text:p>
          </table:table-cell>
          <table:table-cell table:number-columns-repeated="3"/>
          <table:table-cell table:style-name="ce58" office:value-type="string" calcext:value-type="string">
            <text:p>Network-Density Statistics</text:p>
          </table:table-cell>
          <table:table-cell table:formula="of:=SUM(['TimeLog201502-201712'.XM52:.ZD52])" office:value-type="float" office:value="42.5" calcext:value-type="float">
            <text:p>42.5</text:p>
          </table:table-cell>
          <table:table-cell table:formula="of:=[.Y46]/35" office:value-type="float" office:value="1.21428571428571" calcext:value-type="float">
            <text:p>1.21428571428571</text:p>
          </table:table-cell>
          <table:table-cell table:number-columns-repeated="3"/>
          <table:table-cell table:style-name="ce58" office:value-type="string" calcext:value-type="string">
            <text:p>Discrepancy (Side Project)</text:p>
          </table:table-cell>
          <table:table-cell table:formula="of:=SUM(['TimeLog201502-201712'.VK59:.XL59])" office:value-type="float" office:value="16" calcext:value-type="float">
            <text:p>16</text:p>
          </table:table-cell>
          <table:table-cell table:style-name="ce37" table:formula="of:=[.AE46]/35" office:value-type="float" office:value="0.457142857142857" calcext:value-type="float">
            <text:p>0.46</text:p>
          </table:table-cell>
          <table:table-cell table:style-name="ce56" office:value-type="string" calcext:value-type="string">
            <text:p>General Bibliography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8" office:value-type="string" calcext:value-type="string">
            <text:p>Network-Density Statistics</text:p>
          </table:table-cell>
          <table:table-cell table:formula="of:=SUM(['TimeLog201502-201712'.TY52:.VJ52])" office:value-type="float" office:value="11" calcext:value-type="float">
            <text:p>11</text:p>
          </table:table-cell>
          <table:table-cell table:style-name="ce37" table:formula="of:=[.AK46]/35" office:value-type="float" office:value="0.314285714285714" calcext:value-type="float">
            <text:p>0.31</text:p>
          </table:table-cell>
          <table:table-cell table:style-name="Default" table:number-columns-repeated="2"/>
          <table:table-cell/>
          <table:table-cell table:style-name="ce58" office:value-type="string" calcext:value-type="string">
            <text:p>PatentsMining</text:p>
          </table:table-cell>
          <table:table-cell table:style-name="ce65" table:formula="of:=SUM(['TimeLog201502-201712'.PQ47:'TimeLog201502-201712'.TW47])" office:value-type="float" office:value="65.5" calcext:value-type="float">
            <text:p>65.5</text:p>
          </table:table-cell>
          <table:table-cell office:value-type="string" calcext:value-type="string">
            <text:p>Patents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35">
          <table:table-cell table:formula="of:=['TimeLog201502-201712'.A64]" office:value-type="string" office:string-value="Existing Models Reproduction and Extension" calcext:value-type="string">
            <text:p>Existing Models Reproduction and Extension</text:p>
          </table:table-cell>
          <table:table-cell table:style-name="ce33" table:formula="of:=SUM(['TimeLog201502-201712'.AHD64:.AIO64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Stochastic Urban Growth</text:p>
          </table:table-cell>
          <table:table-cell table:number-columns-repeated="2"/>
          <table:table-cell table:formula="of:=SUM(['TimeLog201502-201712'.ACU56:.AHC56])" office:value-type="float" office:value="0" calcext:value-type="float">
            <text:p>0</text:p>
          </table:table-cell>
          <table:table-cell table:style-name="Default" table:formula="of:=[.I47]/35"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Organisation/Workflow</text:p>
          </table:table-cell>
          <table:table-cell table:formula="of:=SUM(['TimeLog201502-201712'.ABB67:.ACT67])" office:value-type="float" office:value="16" calcext:value-type="float">
            <text:p>16</text:p>
          </table:table-cell>
          <table:table-cell table:formula="of:=[.M47]/35" office:value-type="float" office:value="0.457142857142857" calcext:value-type="float">
            <text:p>0.457142857142857</text:p>
          </table:table-cell>
          <table:table-cell table:number-columns-repeated="3"/>
          <table:table-cell table:style-name="ce58" office:value-type="string" calcext:value-type="string">
            <text:p>Technical Tools</text:p>
          </table:table-cell>
          <table:table-cell table:formula="of:=SUM(['TimeLog201502-201712'.ZE66:.ABA66])" office:value-type="float" office:value="3.5" calcext:value-type="float">
            <text:p>3.5</text:p>
          </table:table-cell>
          <table:table-cell table:formula="of:=[.S47]/35" office:value-type="float" office:value="0.1" calcext:value-type="float">
            <text:p>0.1</text:p>
          </table:table-cell>
          <table:table-cell table:number-columns-repeated="3"/>
          <table:table-cell table:style-name="ce58" office:value-type="string" calcext:value-type="string">
            <text:p>TransportationEquilibrium (Side Project)</text:p>
          </table:table-cell>
          <table:table-cell table:formula="of:=SUM(['TimeLog201502-201712'.XM57:.ZD57])" office:value-type="float" office:value="16" calcext:value-type="float">
            <text:p>16</text:p>
          </table:table-cell>
          <table:table-cell table:formula="of:=[.Y47]/35" office:value-type="float" office:value="0.457142857142857" calcext:value-type="float">
            <text:p>0.457142857142857</text:p>
          </table:table-cell>
          <table:table-cell table:number-columns-repeated="3"/>
          <table:table-cell table:style-name="ce58" office:value-type="string" calcext:value-type="string">
            <text:p>Technical Tools</text:p>
          </table:table-cell>
          <table:table-cell table:formula="of:=SUM(['TimeLog201502-201712'.VK66:.XL66])" office:value-type="float" office:value="6" calcext:value-type="float">
            <text:p>6</text:p>
          </table:table-cell>
          <table:table-cell table:style-name="ce37" table:formula="of:=[.AE47]/35" office:value-type="float" office:value="0.171428571428571" calcext:value-type="float">
            <text:p>0.17</text:p>
          </table:table-cell>
          <table:table-cell table:number-columns-repeated="3"/>
          <table:table-cell table:style-name="ce58" office:value-type="string" calcext:value-type="string">
            <text:p>TransportationEquilibrium (Side Project)</text:p>
          </table:table-cell>
          <table:table-cell table:formula="of:=SUM(['TimeLog201502-201712'.TY57:.VJ57])" office:value-type="float" office:value="7" calcext:value-type="float">
            <text:p>7</text:p>
          </table:table-cell>
          <table:table-cell table:style-name="ce37" table:formula="of:=[.AK47]/35" office:value-type="float" office:value="0.2" calcext:value-type="float">
            <text:p>0.20</text:p>
          </table:table-cell>
          <table:table-cell table:number-columns-repeated="3"/>
          <table:table-cell table:style-name="ce58" office:value-type="string" calcext:value-type="string">
            <text:p>Monitorat</text:p>
          </table:table-cell>
          <table:table-cell table:style-name="ce65" table:formula="of:=SUM(['TimeLog201502-201712'.PQ49:'TimeLog201502-201712'.TW49])" office:value-type="float" office:value="2" calcext:value-type="float">
            <text:p>2.0</text:p>
          </table:table-cell>
          <table:table-cell table:number-columns-repeated="981"/>
        </table:table-row>
        <table:table-row table:style-name="ro35">
          <table:table-cell table:formula="of:=['TimeLog201502-201712'.A65]" office:value-type="string" office:string-value="Algorithmic Systematic Review" calcext:value-type="string">
            <text:p>Algorithmic Systematic Review</text:p>
          </table:table-cell>
          <table:table-cell table:style-name="ce33" table:formula="of:=SUM(['TimeLog201502-201712'.AHD65:.AIO65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TransportationEquilibrium (Side Project)</text:p>
          </table:table-cell>
          <table:table-cell table:number-columns-repeated="2"/>
          <table:table-cell table:formula="of:=SUM(['TimeLog201502-201712'.ACU57:.AHC57])" office:value-type="float" office:value="0" calcext:value-type="float">
            <text:p>0</text:p>
          </table:table-cell>
          <table:table-cell table:style-name="Default" table:formula="of:=[.I48]/35"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eminar/Conference/Course</text:p>
          </table:table-cell>
          <table:table-cell table:formula="of:=SUM(['TimeLog201502-201712'.ABB68:.ACT68])" office:value-type="float" office:value="6" calcext:value-type="float">
            <text:p>6</text:p>
          </table:table-cell>
          <table:table-cell table:formula="of:=[.M48]/35" office:value-type="float" office:value="0.171428571428571" calcext:value-type="float">
            <text:p>0.171428571428571</text:p>
          </table:table-cell>
          <table:table-cell table:number-columns-repeated="3"/>
          <table:table-cell table:style-name="ce58" office:value-type="string" calcext:value-type="string">
            <text:p>Organisation/Workflow</text:p>
          </table:table-cell>
          <table:table-cell table:formula="of:=SUM(['TimeLog201502-201712'.ZE67:.ABA67])" office:value-type="float" office:value="22.5" calcext:value-type="float">
            <text:p>22.5</text:p>
          </table:table-cell>
          <table:table-cell table:formula="of:=[.S48]/35" office:value-type="float" office:value="0.642857142857143" calcext:value-type="float">
            <text:p>0.642857142857143</text:p>
          </table:table-cell>
          <table:table-cell table:number-columns-repeated="3"/>
          <table:table-cell table:style-name="ce58" office:value-type="string" calcext:value-type="string">
            <text:p>Algorithmic Systematic Review</text:p>
          </table:table-cell>
          <table:table-cell table:formula="of:=SUM(['TimeLog201502-201712'.XM65:.ZD65])" office:value-type="float" office:value="3" calcext:value-type="float">
            <text:p>3</text:p>
          </table:table-cell>
          <table:table-cell table:formula="of:=[.Y48]/35" office:value-type="float" office:value="0.0857142857142857" calcext:value-type="float">
            <text:p>0.085714285714286</text:p>
          </table:table-cell>
          <table:table-cell table:number-columns-repeated="3"/>
          <table:table-cell table:style-name="ce58" office:value-type="string" calcext:value-type="string">
            <text:p>Organisation/Workflow</text:p>
          </table:table-cell>
          <table:table-cell table:formula="of:=SUM(['TimeLog201502-201712'.VK67:.XL67])" office:value-type="float" office:value="16" calcext:value-type="float">
            <text:p>16</text:p>
          </table:table-cell>
          <table:table-cell table:style-name="ce37" table:formula="of:=[.AE48]/35" office:value-type="float" office:value="0.457142857142857" calcext:value-type="float">
            <text:p>0.46</text:p>
          </table:table-cell>
          <table:table-cell table:number-columns-repeated="3"/>
          <table:table-cell table:style-name="ce58" office:value-type="string" calcext:value-type="string">
            <text:p>Scaling</text:p>
          </table:table-cell>
          <table:table-cell table:formula="of:=SUM(['TimeLog201502-201712'.TY60:.VJ60])" office:value-type="float" office:value="1" calcext:value-type="float">
            <text:p>1</text:p>
          </table:table-cell>
          <table:table-cell table:style-name="ce37" table:formula="of:=[.AK48]/35" office:value-type="float" office:value="0.0285714285714286" calcext:value-type="float">
            <text:p>0.03</text:p>
          </table:table-cell>
          <table:table-cell table:number-columns-repeated="3"/>
          <table:table-cell table:style-name="ce58" office:value-type="string" calcext:value-type="string">
            <text:p>CyberGeo</text:p>
          </table:table-cell>
          <table:table-cell table:style-name="ce65" table:formula="of:=SUM(['TimeLog201502-201712'.PQ50:'TimeLog201502-201712'.TW50])" office:value-type="float" office:value="4" calcext:value-type="float">
            <text:p>4.0</text:p>
          </table:table-cell>
          <table:table-cell table:number-columns-repeated="981"/>
        </table:table-row>
        <table:table-row table:style-name="ro35">
          <table:table-cell table:formula="of:=['TimeLog201502-201712'.A66]" office:value-type="string" office:string-value="Technical Tools" calcext:value-type="string">
            <text:p>Technical Tools</text:p>
          </table:table-cell>
          <table:table-cell table:style-name="ce33" table:formula="of:=SUM(['TimeLog201502-201712'.AHD66:.AIO66])" office:value-type="float" office:value="4" calcext:value-type="float">
            <text:p>4</text:p>
          </table:table-cell>
          <table:table-cell table:number-columns-repeated="3"/>
          <table:table-cell table:style-name="ce58" office:value-type="string" calcext:value-type="string">
            <text:p>Biological NW Generation</text:p>
          </table:table-cell>
          <table:table-cell table:number-columns-repeated="2"/>
          <table:table-cell table:formula="of:=SUM(['TimeLog201502-201712'.ACU58:.AHC58])" office:value-type="float" office:value="0" calcext:value-type="float">
            <text:p>0</text:p>
          </table:table-cell>
          <table:table-cell table:style-name="Default" table:formula="of:=[.I49]/35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General Bibliography</text:p>
          </table:table-cell>
          <table:table-cell table:formula="of:=SUM(['TimeLog201502-201712'.ABB71:.ACT71])" office:value-type="float" office:value="6.5" calcext:value-type="float">
            <text:p>6.5</text:p>
          </table:table-cell>
          <table:table-cell table:formula="of:=[.M49]/35" office:value-type="float" office:value="0.185714285714286" calcext:value-type="float">
            <text:p>0.185714285714286</text:p>
          </table:table-cell>
          <table:table-cell table:number-columns-repeated="3"/>
          <table:table-cell table:style-name="ce58" office:value-type="string" calcext:value-type="string">
            <text:p>Seminar/Conference/Course</text:p>
          </table:table-cell>
          <table:table-cell table:formula="of:=SUM(['TimeLog201502-201712'.ZE68:.ABA68])" office:value-type="float" office:value="24.5" calcext:value-type="float">
            <text:p>24.5</text:p>
          </table:table-cell>
          <table:table-cell table:formula="of:=[.S49]/35" office:value-type="float" office:value="0.7" calcext:value-type="float">
            <text:p>0.7</text:p>
          </table:table-cell>
          <table:table-cell table:number-columns-repeated="3"/>
          <table:table-cell table:style-name="ce58" office:value-type="string" calcext:value-type="string">
            <text:p>Technical Tools</text:p>
          </table:table-cell>
          <table:table-cell table:formula="of:=SUM(['TimeLog201502-201712'.XM66:.ZD66])" office:value-type="float" office:value="4" calcext:value-type="float">
            <text:p>4</text:p>
          </table:table-cell>
          <table:table-cell table:formula="of:=[.Y49]/35" office:value-type="float" office:value="0.114285714285714" calcext:value-type="float">
            <text:p>0.114285714285714</text:p>
          </table:table-cell>
          <table:table-cell table:number-columns-repeated="3"/>
          <table:table-cell table:style-name="ce58" office:value-type="string" calcext:value-type="string">
            <text:p>Seminar/Conference/Course</text:p>
          </table:table-cell>
          <table:table-cell table:formula="of:=SUM(['TimeLog201502-201712'.VK68:.XL68])" office:value-type="float" office:value="7.5" calcext:value-type="float">
            <text:p>7.5</text:p>
          </table:table-cell>
          <table:table-cell table:style-name="ce37" table:formula="of:=[.AE49]/35" office:value-type="float" office:value="0.214285714285714" calcext:value-type="float">
            <text:p>0.21</text:p>
          </table:table-cell>
          <table:table-cell table:number-columns-repeated="3"/>
          <table:table-cell table:style-name="ce58" office:value-type="string" calcext:value-type="string">
            <text:p>Governance</text:p>
          </table:table-cell>
          <table:table-cell table:formula="of:=SUM(['TimeLog201502-201712'.TY61:.VJ61])" office:value-type="float" office:value="2" calcext:value-type="float">
            <text:p>2</text:p>
          </table:table-cell>
          <table:table-cell table:style-name="ce37" table:formula="of:=[.AK49]/35" office:value-type="float" office:value="0.0571428571428571" calcext:value-type="float">
            <text:p>0.06</text:p>
          </table:table-cell>
          <table:table-cell table:number-columns-repeated="3"/>
          <table:table-cell table:style-name="ce58" office:value-type="string" calcext:value-type="string">
            <text:p>Network-Density Statistics</text:p>
          </table:table-cell>
          <table:table-cell table:style-name="ce65" table:formula="of:=SUM(['TimeLog201502-201712'.PQ52:'TimeLog201502-201712'.TW52])" office:value-type="float" office:value="60.5" calcext:value-type="float">
            <text:p>60.5</text:p>
          </table:table-cell>
          <table:table-cell table:number-columns-repeated="981"/>
        </table:table-row>
        <table:table-row table:style-name="ro2">
          <table:table-cell table:formula="of:=['TimeLog201502-201712'.A67]" office:value-type="string" office:string-value="Organisation/Workflow" calcext:value-type="string">
            <text:p>Organisation/Workflow</text:p>
          </table:table-cell>
          <table:table-cell table:style-name="ce33" table:formula="of:=SUM(['TimeLog201502-201712'.AHD67:.AIO67])" office:value-type="float" office:value="26.5" calcext:value-type="float">
            <text:p>26.5</text:p>
          </table:table-cell>
          <table:table-cell table:number-columns-repeated="3"/>
          <table:table-cell table:style-name="ce58" office:value-type="string" calcext:value-type="string">
            <text:p>Discrepancy (Side Project)</text:p>
          </table:table-cell>
          <table:table-cell table:number-columns-repeated="2"/>
          <table:table-cell table:formula="of:=SUM(['TimeLog201502-201712'.ACU59:.AHC59])" office:value-type="float" office:value="0" calcext:value-type="float">
            <text:p>0</text:p>
          </table:table-cell>
          <table:table-cell table:style-name="Default" table:formula="of:=[.I50]/3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61" office:value-type="string" calcext:value-type="string">
            <text:p>Reading Record</text:p>
          </table:table-cell>
          <table:table-cell table:formula="of:=SUM(['TimeLog201502-201712'.ZE69:.ABA69])" office:value-type="float" office:value="8" calcext:value-type="float">
            <text:p>8</text:p>
          </table:table-cell>
          <table:table-cell table:formula="of:=[.S50]/35" office:value-type="float" office:value="0.228571428571429" calcext:value-type="float">
            <text:p>0.228571428571429</text:p>
          </table:table-cell>
          <table:table-cell table:number-columns-repeated="3"/>
          <table:table-cell table:style-name="ce58" office:value-type="string" calcext:value-type="string">
            <text:p>Organisation/Workflow</text:p>
          </table:table-cell>
          <table:table-cell table:formula="of:=SUM(['TimeLog201502-201712'.XM67:.ZD67])" office:value-type="float" office:value="11" calcext:value-type="float">
            <text:p>11</text:p>
          </table:table-cell>
          <table:table-cell table:formula="of:=[.Y50]/35" office:value-type="float" office:value="0.314285714285714" calcext:value-type="float">
            <text:p>0.314285714285714</text:p>
          </table:table-cell>
          <table:table-cell table:number-columns-repeated="3"/>
          <table:table-cell table:style-name="ce61" office:value-type="string" calcext:value-type="string">
            <text:p>Reading Record</text:p>
          </table:table-cell>
          <table:table-cell table:formula="of:=SUM(['TimeLog201502-201712'.VK69:.XL69])" office:value-type="float" office:value="11.5" calcext:value-type="float">
            <text:p>11.5</text:p>
          </table:table-cell>
          <table:table-cell table:style-name="ce37" table:formula="of:=[.AE50]/35" office:value-type="float" office:value="0.328571428571429" calcext:value-type="float">
            <text:p>0.33</text:p>
          </table:table-cell>
          <table:table-cell table:number-columns-repeated="3"/>
          <table:table-cell table:style-name="ce58" office:value-type="string" calcext:value-type="string">
            <text:p>Algorithmic Systematic Review</text:p>
          </table:table-cell>
          <table:table-cell table:formula="of:=SUM(['TimeLog201502-201712'.TY65:.VJ65])" office:value-type="float" office:value="7.5" calcext:value-type="float">
            <text:p>7.5</text:p>
          </table:table-cell>
          <table:table-cell table:style-name="ce37" table:formula="of:=[.AK50]/35" office:value-type="float" office:value="0.214285714285714" calcext:value-type="float">
            <text:p>0.21</text:p>
          </table:table-cell>
          <table:table-cell table:number-columns-repeated="3"/>
          <table:table-cell table:style-name="ce58" office:value-type="string" calcext:value-type="string">
            <text:p>TransportationEquilibrium (Side Project)</text:p>
          </table:table-cell>
          <table:table-cell table:style-name="ce65" table:formula="of:=SUM(['TimeLog201502-201712'.PQ57:'TimeLog201502-201712'.TW57])" office:value-type="float" office:value="11" calcext:value-type="float">
            <text:p>11.0</text:p>
          </table:table-cell>
          <table:table-cell table:number-columns-repeated="981"/>
        </table:table-row>
        <table:table-row table:style-name="ro2">
          <table:table-cell table:formula="of:=['TimeLog201502-201712'.A68]" office:value-type="string" office:string-value="Seminar/Conference/Course" calcext:value-type="string">
            <text:p>Seminar/Conference/Course</text:p>
          </table:table-cell>
          <table:table-cell table:style-name="ce33" table:formula="of:=SUM(['TimeLog201502-201712'.AHD68:.AIO68])" office:value-type="float" office:value="37" calcext:value-type="float">
            <text:p>37</text:p>
          </table:table-cell>
          <table:table-cell table:number-columns-repeated="3"/>
          <table:table-cell table:style-name="ce58" office:value-type="string" calcext:value-type="string">
            <text:p>Scaling</text:p>
          </table:table-cell>
          <table:table-cell table:number-columns-repeated="2"/>
          <table:table-cell table:formula="of:=SUM(['TimeLog201502-201712'.ACU60:.AHC60])" office:value-type="float" office:value="0" calcext:value-type="float">
            <text:p>0</text:p>
          </table:table-cell>
          <table:table-cell table:style-name="Default" table:formula="of:=[.I51]/35" office:value-type="float" office:value="0" calcext:value-type="float">
            <text:p>0</text:p>
          </table:table-cell>
          <table:table-cell/>
          <table:table-cell table:style-name="ce58"/>
          <table:table-cell table:number-columns-repeated="5"/>
          <table:table-cell table:style-name="ce56" office:value-type="string" calcext:value-type="string">
            <text:p>General Bibliography</text:p>
          </table:table-cell>
          <table:table-cell table:formula="of:=SUM(['TimeLog201502-201712'.ZE71:.ABA71])" office:value-type="float" office:value="5" calcext:value-type="float">
            <text:p>5</text:p>
          </table:table-cell>
          <table:table-cell table:formula="of:=[.S51]/35" office:value-type="float" office:value="0.142857142857143" calcext:value-type="float">
            <text:p>0.142857142857143</text:p>
          </table:table-cell>
          <table:table-cell table:number-columns-repeated="3"/>
          <table:table-cell table:style-name="ce58" office:value-type="string" calcext:value-type="string">
            <text:p>Seminar/Conference/Course</text:p>
          </table:table-cell>
          <table:table-cell table:formula="of:=SUM(['TimeLog201502-201712'.XM68:.ZD68])" office:value-type="float" office:value="26" calcext:value-type="float">
            <text:p>26</text:p>
          </table:table-cell>
          <table:table-cell table:formula="of:=[.Y51]/35" office:value-type="float" office:value="0.742857142857143" calcext:value-type="float">
            <text:p>0.742857142857143</text:p>
          </table:table-cell>
          <table:table-cell table:number-columns-repeated="3"/>
          <table:table-cell table:style-name="ce56" office:value-type="string" calcext:value-type="string">
            <text:p>General Bibliography</text:p>
          </table:table-cell>
          <table:table-cell table:formula="of:=SUM(['TimeLog201502-201712'.VK71:.XL71])" office:value-type="float" office:value="18.5" calcext:value-type="float">
            <text:p>18.5</text:p>
          </table:table-cell>
          <table:table-cell table:style-name="ce37" table:formula="of:=[.AE51]/35" office:value-type="float" office:value="0.528571428571429" calcext:value-type="float">
            <text:p>0.53</text:p>
          </table:table-cell>
          <table:table-cell table:number-columns-repeated="3"/>
          <table:table-cell table:style-name="ce58" office:value-type="string" calcext:value-type="string">
            <text:p>Technical Tools</text:p>
          </table:table-cell>
          <table:table-cell table:formula="of:=SUM(['TimeLog201502-201712'.TY66:.VJ66])" office:value-type="float" office:value="1" calcext:value-type="float">
            <text:p>1</text:p>
          </table:table-cell>
          <table:table-cell table:style-name="ce37" table:formula="of:=[.AK51]/35" office:value-type="float" office:value="0.0285714285714286" calcext:value-type="float">
            <text:p>0.03</text:p>
          </table:table-cell>
          <table:table-cell table:number-columns-repeated="3"/>
          <table:table-cell table:style-name="ce58" office:value-type="string" calcext:value-type="string">
            <text:p>Discrepancy (Side Project)</text:p>
          </table:table-cell>
          <table:table-cell table:style-name="ce65" table:formula="of:=SUM(['TimeLog201502-201712'.PQ59:'TimeLog201502-201712'.TW59])" office:value-type="float" office:value="3.5" calcext:value-type="float">
            <text:p>3.5</text:p>
          </table:table-cell>
          <table:table-cell table:number-columns-repeated="981"/>
        </table:table-row>
        <table:table-row table:style-name="ro13">
          <table:table-cell table:formula="of:=['TimeLog201502-201712'.A69]" office:value-type="string" office:string-value="Reading Record" calcext:value-type="string">
            <text:p>Reading Record</text:p>
          </table:table-cell>
          <table:table-cell table:style-name="ce33" table:formula="of:=SUM(['TimeLog201502-201712'.AHD69:.AIO69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Governance</text:p>
          </table:table-cell>
          <table:table-cell table:number-columns-repeated="2"/>
          <table:table-cell table:formula="of:=SUM(['TimeLog201502-201712'.ACU61:.AHC61])" office:value-type="float" office:value="72.5" calcext:value-type="float">
            <text:p>72.5</text:p>
          </table:table-cell>
          <table:table-cell table:style-name="Default" table:formula="of:=[.I52]/35" office:value-type="float" office:value="2.07142857142857" calcext:value-type="float">
            <text:p>2.07142857142857</text:p>
          </table:table-cell>
          <table:table-cell/>
          <table:table-cell table:style-name="ce58"/>
          <table:table-cell table:number-columns-repeated="5"/>
          <table:table-cell table:style-name="ce64"/>
          <table:table-cell table:number-columns-repeated="5"/>
          <table:table-cell table:style-name="ce61" office:value-type="string" calcext:value-type="string">
            <text:p>Reading Record</text:p>
          </table:table-cell>
          <table:table-cell table:formula="of:=SUM(['TimeLog201502-201712'.XM69:.ZD69])" office:value-type="float" office:value="2.5" calcext:value-type="float">
            <text:p>2.5</text:p>
          </table:table-cell>
          <table:table-cell table:formula="of:=[.Y52]/35" office:value-type="float" office:value="0.0714285714285714" calcext:value-type="float">
            <text:p>0.071428571428572</text:p>
          </table:table-cell>
          <table:table-cell table:number-columns-repeated="9"/>
          <table:table-cell table:style-name="ce58" office:value-type="string" calcext:value-type="string">
            <text:p>Organisation/Workflow</text:p>
          </table:table-cell>
          <table:table-cell table:formula="of:=SUM(['TimeLog201502-201712'.TY67:.VJ67])" office:value-type="float" office:value="13" calcext:value-type="float">
            <text:p>13</text:p>
          </table:table-cell>
          <table:table-cell table:style-name="ce37" table:formula="of:=[.AK52]/35" office:value-type="float" office:value="0.371428571428571" calcext:value-type="float">
            <text:p>0.37</text:p>
          </table:table-cell>
          <table:table-cell table:number-columns-repeated="3"/>
          <table:table-cell table:style-name="ce58" office:value-type="string" calcext:value-type="string">
            <text:p>Technical Tools</text:p>
          </table:table-cell>
          <table:table-cell table:style-name="ce65" table:formula="of:=SUM(['TimeLog201502-201712'.PQ66:'TimeLog201502-201712'.TW66])" office:value-type="float" office:value="7.5" calcext:value-type="float">
            <text:p>7.5</text:p>
          </table:table-cell>
          <table:table-cell table:number-columns-repeated="981"/>
        </table:table-row>
        <table:table-row table:style-name="ro13">
          <table:table-cell table:formula="of:=['TimeLog201502-201712'.A70]" office:value-type="string" office:string-value="Reading/Culture" calcext:value-type="string">
            <text:p>Reading/Culture</text:p>
          </table:table-cell>
          <table:table-cell table:style-name="ce33" table:formula="of:=SUM(['TimeLog201502-201712'.AHD70:.AIO70])" office:value-type="float" office:value="0" calcext:value-type="float">
            <text:p>0</text:p>
          </table:table-cell>
          <table:table-cell table:number-columns-repeated="3"/>
          <table:table-cell table:style-name="ce61" office:value-type="string" calcext:value-type="string">
            <text:p>Synthetic Data Control</text:p>
          </table:table-cell>
          <table:table-cell table:number-columns-repeated="2"/>
          <table:table-cell table:formula="of:=SUM(['TimeLog201502-201712'.ACU62:.AHC62])" office:value-type="float" office:value="40" calcext:value-type="float">
            <text:p>40</text:p>
          </table:table-cell>
          <table:table-cell table:style-name="Default" table:formula="of:=[.I53]/35" office:value-type="float" office:value="1.14285714285714" calcext:value-type="float">
            <text:p>1.14285714285714</text:p>
          </table:table-cell>
          <table:table-cell/>
          <table:table-cell table:style-name="ce58"/>
          <table:table-cell table:number-columns-repeated="11"/>
          <table:table-cell table:style-name="ce56" office:value-type="string" calcext:value-type="string">
            <text:p>General Bibliography</text:p>
          </table:table-cell>
          <table:table-cell table:formula="of:=SUM(['TimeLog201502-201712'.XM71:.ZD71])" office:value-type="float" office:value="8" calcext:value-type="float">
            <text:p>8</text:p>
          </table:table-cell>
          <table:table-cell table:formula="of:=[.Y53]/35" office:value-type="float" office:value="0.228571428571429" calcext:value-type="float">
            <text:p>0.228571428571429</text:p>
          </table:table-cell>
          <table:table-cell table:number-columns-repeated="9"/>
          <table:table-cell table:style-name="ce58" office:value-type="string" calcext:value-type="string">
            <text:p>Seminar/Conference/Course</text:p>
          </table:table-cell>
          <table:table-cell table:formula="of:=SUM(['TimeLog201502-201712'.TY68:.VJ68])" office:value-type="float" office:value="11.5" calcext:value-type="float">
            <text:p>11.5</text:p>
          </table:table-cell>
          <table:table-cell table:style-name="ce37" table:formula="of:=[.AK53]/35" office:value-type="float" office:value="0.328571428571429" calcext:value-type="float">
            <text:p>0.33</text:p>
          </table:table-cell>
          <table:table-cell table:number-columns-repeated="3"/>
          <table:table-cell table:style-name="ce58" office:value-type="string" calcext:value-type="string">
            <text:p>Organisation/Workflow</text:p>
          </table:table-cell>
          <table:table-cell table:style-name="ce65" table:formula="of:=SUM(['TimeLog201502-201712'.PQ67:'TimeLog201502-201712'.TW67])" office:value-type="float" office:value="30.5" calcext:value-type="float">
            <text:p>30.5</text:p>
          </table:table-cell>
          <table:table-cell table:number-columns-repeated="981"/>
        </table:table-row>
        <table:table-row table:style-name="ro35">
          <table:table-cell table:formula="of:=['TimeLog201502-201712'.A71]" office:value-type="string" office:string-value="General Bibliography" calcext:value-type="string">
            <text:p>General Bibliography</text:p>
          </table:table-cell>
          <table:table-cell table:style-name="ce33" table:formula="of:=SUM(['TimeLog201502-201712'.AHD71:.AIO71])" office:value-type="float" office:value="20" calcext:value-type="float">
            <text:p>20</text:p>
          </table:table-cell>
          <table:table-cell table:number-columns-repeated="3"/>
          <table:table-cell table:style-name="ce62" office:value-type="string" calcext:value-type="string">
            <text:p>Theoretical Model Coupling</text:p>
          </table:table-cell>
          <table:table-cell table:number-columns-repeated="2"/>
          <table:table-cell table:formula="of:=SUM(['TimeLog201502-201712'.ACU63:.AHC63])" office:value-type="float" office:value="1.5" calcext:value-type="float">
            <text:p>1.5</text:p>
          </table:table-cell>
          <table:table-cell table:style-name="Default" table:formula="of:=[.I54]/35" office:value-type="float" office:value="0.0428571428571429" calcext:value-type="float">
            <text:p>0.042857142857143</text:p>
          </table:table-cell>
          <table:table-cell/>
          <table:table-cell table:style-name="ce58"/>
          <table:table-cell table:number-columns-repeated="11"/>
          <table:table-cell table:style-name="ce64"/>
          <table:table-cell table:number-columns-repeated="11"/>
          <table:table-cell table:style-name="ce56" office:value-type="string" calcext:value-type="string">
            <text:p>General Bibliography</text:p>
          </table:table-cell>
          <table:table-cell table:formula="of:=SUM(['TimeLog201502-201712'.TY71:.VJ71])" office:value-type="float" office:value="4.5" calcext:value-type="float">
            <text:p>4.5</text:p>
          </table:table-cell>
          <table:table-cell table:style-name="ce37" table:formula="of:=[.AK54]/35" office:value-type="float" office:value="0.128571428571429" calcext:value-type="float">
            <text:p>0.13</text:p>
          </table:table-cell>
          <table:table-cell table:number-columns-repeated="3"/>
          <table:table-cell table:style-name="ce58" office:value-type="string" calcext:value-type="string">
            <text:p>Seminar/Conference/Course</text:p>
          </table:table-cell>
          <table:table-cell table:style-name="ce65" table:formula="of:=SUM(['TimeLog201502-201712'.PQ68:'TimeLog201502-201712'.TW68])" office:value-type="float" office:value="66.5" calcext:value-type="float">
            <text:p>66.5</text:p>
          </table:table-cell>
          <table:table-cell table:number-columns-repeated="981"/>
        </table:table-row>
        <table:table-row table:style-name="ro36">
          <table:table-cell table:formula="of:=['TimeLog201502-201712'.A72]" office:value-type="string" office:string-value="CarPooling (side project)" calcext:value-type="string">
            <text:p>CarPooling (side project)</text:p>
          </table:table-cell>
          <table:table-cell table:style-name="ce33" table:formula="of:=SUM(['TimeLog201502-201712'.AHD72:.AIO72])" office:value-type="float" office:value="0" calcext:value-type="float">
            <text:p>0</text:p>
          </table:table-cell>
          <table:table-cell table:number-columns-repeated="3"/>
          <table:table-cell table:style-name="ce56" office:value-type="string" calcext:value-type="string">
            <text:p>Existing Models Reproduction and Extension</text:p>
          </table:table-cell>
          <table:table-cell table:number-columns-repeated="2"/>
          <table:table-cell table:formula="of:=SUM(['TimeLog201502-201712'.ACU64:.AHC64])" office:value-type="float" office:value="2" calcext:value-type="float">
            <text:p>2</text:p>
          </table:table-cell>
          <table:table-cell table:style-name="Default" table:formula="of:=[.I55]/35" office:value-type="float" office:value="0.0571428571428571" calcext:value-type="float">
            <text:p>0.057142857142857</text:p>
          </table:table-cell>
          <table:table-cell/>
          <table:table-cell table:style-name="ce58"/>
          <table:table-cell table:number-columns-repeated="29"/>
          <table:table-cell table:style-name="ce61" office:value-type="string" calcext:value-type="string">
            <text:p>Reading Record</text:p>
          </table:table-cell>
          <table:table-cell table:style-name="ce65" table:formula="of:=SUM(['TimeLog201502-201712'.PQ69:'TimeLog201502-201712'.TW69])" office:value-type="float" office:value="17" calcext:value-type="float">
            <text:p>17.0</text:p>
          </table:table-cell>
          <table:table-cell table:number-columns-repeated="981"/>
        </table:table-row>
        <table:table-row table:style-name="ro35">
          <table:table-cell table:formula="of:=['TimeLog201502-201712'.A73]" office:value-type="float" office:value="0" calcext:value-type="float">
            <text:p>0</text:p>
          </table:table-cell>
          <table:table-cell table:style-name="ce33" table:formula="of:=SUM(['TimeLog201502-201712'.AHD73:.AIO73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Algorithmic Systematic Review</text:p>
          </table:table-cell>
          <table:table-cell table:number-columns-repeated="2"/>
          <table:table-cell table:formula="of:=SUM(['TimeLog201502-201712'.ACU65:.AHC65])" office:value-type="float" office:value="10.5" calcext:value-type="float">
            <text:p>10.5</text:p>
          </table:table-cell>
          <table:table-cell table:style-name="Default" table:formula="of:=[.I56]/35" office:value-type="float" office:value="0.3" calcext:value-type="float">
            <text:p>0.3</text:p>
          </table:table-cell>
          <table:table-cell/>
          <table:table-cell table:style-name="ce58"/>
          <table:table-cell table:number-columns-repeated="29"/>
          <table:table-cell table:style-name="ce61" office:value-type="string" calcext:value-type="string">
            <text:p>Reading/Culture</text:p>
          </table:table-cell>
          <table:table-cell table:style-name="ce65" table:formula="of:=SUM(['TimeLog201502-201712'.PQ70:'TimeLog201502-201712'.TW70])" office:value-type="float" office:value="3.5" calcext:value-type="float">
            <text:p>3.5</text:p>
          </table:table-cell>
          <table:table-cell table:number-columns-repeated="981"/>
        </table:table-row>
        <table:table-row table:style-name="ro2">
          <table:table-cell table:formula="of:=['TimeLog201502-201712'.A74]" office:value-type="float" office:value="0" calcext:value-type="float">
            <text:p>0</text:p>
          </table:table-cell>
          <table:table-cell table:style-name="ce33" table:formula="of:=SUM(['TimeLog201502-201712'.AHD74:.AIO74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Technical Tools</text:p>
          </table:table-cell>
          <table:table-cell table:number-columns-repeated="2"/>
          <table:table-cell table:formula="of:=SUM(['TimeLog201502-201712'.ACU66:.AHC66])" office:value-type="float" office:value="24.5" calcext:value-type="float">
            <text:p>24.5</text:p>
          </table:table-cell>
          <table:table-cell table:style-name="Default" table:formula="of:=[.I57]/35" office:value-type="float" office:value="0.7" calcext:value-type="float">
            <text:p>0.7</text:p>
          </table:table-cell>
          <table:table-cell/>
          <table:table-cell table:style-name="Default" table:number-columns-repeated="2"/>
          <table:table-cell table:number-columns-repeated="28"/>
          <table:table-cell table:style-name="ce56" office:value-type="string" calcext:value-type="string">
            <text:p>General Bibliography</text:p>
          </table:table-cell>
          <table:table-cell table:style-name="ce65" table:formula="of:=SUM(['TimeLog201502-201712'.PQ71:'TimeLog201502-201712'.TW71])" office:value-type="float" office:value="25" calcext:value-type="float">
            <text:p>25.0</text:p>
          </table:table-cell>
          <table:table-cell table:number-columns-repeated="981"/>
        </table:table-row>
        <table:table-row table:style-name="ro2">
          <table:table-cell table:formula="of:=['TimeLog201502-201712'.A75]" office:value-type="float" office:value="0" calcext:value-type="float">
            <text:p>0</text:p>
          </table:table-cell>
          <table:table-cell table:style-name="ce33" table:formula="of:=SUM(['TimeLog201502-201712'.AHD75:.AIO75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Organisation/Workflow</text:p>
          </table:table-cell>
          <table:table-cell table:number-columns-repeated="2"/>
          <table:table-cell table:formula="of:=SUM(['TimeLog201502-201712'.ACU67:.AHC67])" office:value-type="float" office:value="52" calcext:value-type="float">
            <text:p>52</text:p>
          </table:table-cell>
          <table:table-cell table:style-name="Default" table:formula="of:=[.I58]/35" office:value-type="float" office:value="1.48571428571429" calcext:value-type="float">
            <text:p>1.4857142857142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5">
          <table:table-cell table:formula="of:=['TimeLog201502-201712'.A76]" office:value-type="float" office:value="0" calcext:value-type="float">
            <text:p>0</text:p>
          </table:table-cell>
          <table:table-cell table:style-name="ce33" table:formula="of:=SUM(['TimeLog201502-201712'.AHD76:.AIO76])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>
            <text:p>Seminar/Conference/Course</text:p>
          </table:table-cell>
          <table:table-cell table:number-columns-repeated="2"/>
          <table:table-cell table:formula="of:=SUM(['TimeLog201502-201712'.ACU68:.AHC68])" office:value-type="float" office:value="52" calcext:value-type="float">
            <text:p>52</text:p>
          </table:table-cell>
          <table:table-cell table:style-name="Default" table:formula="of:=[.I59]/35" office:value-type="float" office:value="1.48571428571429" calcext:value-type="float">
            <text:p>1.4857142857142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77]" office:value-type="float" office:value="0" calcext:value-type="float">
            <text:p>0</text:p>
          </table:table-cell>
          <table:table-cell table:number-columns-repeated="4"/>
          <table:table-cell table:style-name="ce61" office:value-type="string" calcext:value-type="string">
            <text:p>Reading Record</text:p>
          </table:table-cell>
          <table:table-cell table:number-columns-repeated="2"/>
          <table:table-cell table:formula="of:=SUM(['TimeLog201502-201712'.ACU69:.AHC69])" office:value-type="float" office:value="11" calcext:value-type="float">
            <text:p>11</text:p>
          </table:table-cell>
          <table:table-cell table:style-name="Default" table:formula="of:=[.I60]/35" office:value-type="float" office:value="0.314285714285714" calcext:value-type="float">
            <text:p>0.314285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78]" office:value-type="float" office:value="0" calcext:value-type="float">
            <text:p>0</text:p>
          </table:table-cell>
          <table:table-cell table:number-columns-repeated="4"/>
          <table:table-cell table:style-name="ce61" office:value-type="string" calcext:value-type="string">
            <text:p>Reading/Culture</text:p>
          </table:table-cell>
          <table:table-cell table:number-columns-repeated="2"/>
          <table:table-cell table:formula="of:=SUM(['TimeLog201502-201712'.ACU70:.AHC70])" office:value-type="float" office:value="0" calcext:value-type="float">
            <text:p>0</text:p>
          </table:table-cell>
          <table:table-cell table:style-name="Default" table:formula="of:=[.I61]/3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['TimeLog201502-201712'.A79]" office:value-type="float" office:value="0" calcext:value-type="float">
            <text:p>0</text:p>
          </table:table-cell>
          <table:table-cell table:number-columns-repeated="4"/>
          <table:table-cell table:style-name="ce56" office:value-type="string" calcext:value-type="string">
            <text:p>General Bibliography</text:p>
          </table:table-cell>
          <table:table-cell table:number-columns-repeated="2"/>
          <table:table-cell table:formula="of:=SUM(['TimeLog201502-201712'.ACU71:.AHC71])" office:value-type="float" office:value="27" calcext:value-type="float">
            <text:p>27</text:p>
          </table:table-cell>
          <table:table-cell table:style-name="Default" table:formula="of:=[.I62]/35" office:value-type="float" office:value="0.771428571428571" calcext:value-type="float">
            <text:p>0.77142857142857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['TimeLog201502-201712'.A80]" office:value-type="float" office:value="0" calcext:value-type="float">
            <text:p>0</text:p>
          </table:table-cell>
          <table:table-cell table:number-columns-repeated="4"/>
          <table:table-cell table:style-name="ce64" office:value-type="string" calcext:value-type="string">
            <text:p>CarPooling (side project)</text:p>
          </table:table-cell>
          <table:table-cell table:number-columns-repeated="2"/>
          <table:table-cell table:formula="of:=SUM(['TimeLog201502-201712'.ACU72:.AHC72])" office:value-type="float" office:value="0" calcext:value-type="float">
            <text:p>0</text:p>
          </table:table-cell>
          <table:table-cell table:style-name="Default" table:formula="of:=[.I63]/3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81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82]" office:value-type="float" office:value="0" calcext:value-type="float">
            <text:p>0</text:p>
          </table:table-cell>
          <table:table-cell table:number-columns-repeated="10"/>
          <table:table-cell table:style-name="ce61"/>
          <table:table-cell table:number-columns-repeated="1012"/>
        </table:table-row>
        <table:table-row table:style-name="ro13">
          <table:table-cell table:formula="of:=['TimeLog201502-201712'.A83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84]" office:value-type="float" office:value="0" calcext:value-type="float">
            <text:p>0</text:p>
          </table:table-cell>
          <table:table-cell table:number-columns-repeated="10"/>
          <table:table-cell table:style-name="ce64"/>
          <table:table-cell table:number-columns-repeated="1012"/>
        </table:table-row>
        <table:table-row table:style-name="ro13">
          <table:table-cell table:formula="of:=['TimeLog201502-201712'.A85]" office:value-type="float" office:value="0" calcext:value-type="float">
            <text:p>0</text:p>
          </table:table-cell>
          <table:table-cell table:number-columns-repeated="1023"/>
        </table:table-row>
        <table:table-row table:style-name="ro13">
          <table:table-cell table:formula="of:=['TimeLog201502-201712'.A86]" office:value-type="float" office:value="0" calcext:value-type="float">
            <text:p>0</text:p>
          </table:table-cell>
          <table:table-cell table:number-columns-repeated="1023"/>
        </table:table-row>
        <table:table-row table:style-name="ro13">
          <table:table-cell table:formula="of:=['TimeLog201502-201712'.A87]" office:value-type="float" office:value="0" calcext:value-type="float">
            <text:p>0</text:p>
          </table:table-cell>
          <table:table-cell table:number-columns-repeated="1023"/>
        </table:table-row>
        <table:table-row table:style-name="ro13" table:number-rows-repeated="104850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rams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3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5">
          <table:table-cell office:value-type="string" calcext:value-type="string">
            <text:p>SAMPLE</text:p>
          </table:table-cell>
          <table:table-cell table:style-name="ce90" office:value-type="float" office:value="10" calcext:value-type="float">
            <text:p>10</text:p>
          </table:table-cell>
          <table:table-cell/>
        </table:table-row>
        <table:table-row table:style-name="ro5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5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3">
          <table:table-cell office:value-type="string" calcext:value-type="string">
            <text:p>TIMELOG_LASTCOLUMN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3">
          <table:table-cell office:value-type="string" calcext:value-type="string">
            <text:p>TIMELOG_LAST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arting at 0</text:p>
          </table:table-cell>
        </table:table-row>
        <table:table-row table:style-name="ro5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4"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5:28:49.4841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10-08T05:28:59.735884000</dc:date>
    <meta:editing-duration>P22DT1H57M45S</meta:editing-duration>
    <meta:editing-cycles>1251</meta:editing-cycles>
    <meta:generator>LibreOffice/5.4.6.2$MacOSX_X86_64 LibreOffice_project/4014ce260a04f1026ba855d3b8d91541c224eab8</meta:generator>
    <meta:document-statistic meta:table-count="10" meta:cell-count="76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'TimeLog201502-201712'.C6:'TimeLog201502-201712'.AMJ6" svg:x="1.941cm" svg:y="0.556cm" svg:width="30.982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imeLog201502-201712'.C6:'TimeLog201502-201712'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TimeLog201502-201712'.C6:'TimeLog201502-201712'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10.5">
                <text:p>1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